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in"/>
    </style:style>
    <style:style style:name="co2" style:family="table-column">
      <style:table-column-properties fo:break-before="auto" style:column-width="22.8335in"/>
    </style:style>
    <style:style style:name="co3" style:family="table-column">
      <style:table-column-properties fo:break-before="auto" style:column-width="1.3756in"/>
    </style:style>
    <style:style style:name="co4" style:family="table-column">
      <style:table-column-properties fo:break-before="auto" style:column-width="14.0693in"/>
    </style:style>
    <style:style style:name="co5" style:family="table-column">
      <style:table-column-properties fo:break-before="auto" style:column-width="0.889in"/>
    </style:style>
    <style:style style:name="co6" style:family="table-column">
      <style:table-column-properties fo:break-before="auto" style:column-width="1.8528in"/>
    </style:style>
    <style:style style:name="co7" style:family="table-column">
      <style:table-column-properties fo:break-before="auto" style:column-width="1.5071in"/>
    </style:style>
    <style:style style:name="co8" style:family="table-column">
      <style:table-column-properties fo:break-before="auto" style:column-width="1.57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666666"/>
    </style:style>
    <style:style style:name="ce3" style:family="table-cell" style:parent-style-name="Default">
      <style:table-cell-properties fo:background-color="#ff8000"/>
    </style:style>
    <style:style style:name="ce4" style:family="table-cell" style:parent-style-name="Default">
      <style:table-cell-properties fo:background-color="#ff8000"/>
      <style:text-properties fo:color="#000000"/>
    </style:style>
    <style:style style:name="ce5" style:family="table-cell" style:parent-style-name="Default">
      <style:table-cell-properties style:text-align-source="fix" style:repeat-content="true"/>
      <style:paragraph-properties fo:text-align="start"/>
      <style:text-properties fo:font-weight="bold" style:font-weight-asian="bold" style:font-weight-complex="bold"/>
    </style:style>
    <style:style style:name="ce6" style:family="table-cell" style:parent-style-name="Default">
      <style:table-cell-properties fo:background-color="#666666" style:text-align-source="fix" style:repeat-content="true"/>
      <style:paragraph-properties fo:text-align="start"/>
    </style:style>
    <style:style style:name="ce7" style:family="table-cell" style:parent-style-name="Default">
      <style:table-cell-properties style:text-align-source="fix" style:repeat-content="true"/>
      <style:paragraph-properties fo:text-align="start"/>
    </style:style>
    <style:style style:name="ce8" style:family="table-cell" style:parent-style-name="Default">
      <style:table-cell-properties fo:background-color="#ff8000" style:text-align-source="fix" style:repeat-content="true"/>
      <style:paragraph-properties fo:text-align="start"/>
    </style:style>
    <style:style style:name="ce9" style:family="table-cell" style:parent-style-name="Default">
      <style:table-cell-properties fo:background-color="#ff8000" style:text-align-source="fix" style:repeat-content="true"/>
      <style:paragraph-properties fo:text-align="start"/>
      <style:text-properties fo:color="#000000"/>
    </style:style>
    <style:style style:name="ce10" style:family="table-cell" style:parent-style-name="Default">
      <style:table-cell-properties style:text-align-source="value-type" style:repeat-content="false"/>
      <style:text-properties fo:font-weight="bold" style:font-weight-asian="bold" style:font-weight-complex="bold"/>
    </style:style>
    <style:style style:name="ce11" style:family="table-cell" style:parent-style-name="Default">
      <style:table-cell-properties fo:background-color="#666666" style:text-align-source="value-type" style:repeat-content="false"/>
    </style:style>
    <style:style style:name="ce12" style:family="table-cell" style:parent-style-name="Default">
      <style:table-cell-properties style:text-align-source="value-type" style:repeat-content="false"/>
    </style:style>
    <style:style style:name="ce13" style:family="table-cell" style:parent-style-name="Default">
      <style:table-cell-properties fo:background-color="#ff8000" style:text-align-source="value-type" style:repeat-content="false"/>
    </style:style>
    <style:style style:name="ce14" style:family="table-cell" style:parent-style-name="Default">
      <style:table-cell-properties fo:background-color="#ff8000" style:text-align-source="value-type" style:repeat-content="false"/>
      <style:text-properties fo:color="#000000"/>
    </style:style>
    <style:style style:name="ce15" style:family="table-cell" style:parent-style-name="Default">
      <style:table-cell-properties fo:background-color="#ff4000" style:text-align-source="value-type" style:repeat-content="false"/>
    </style:style>
  </office:automatic-styles>
  <office:body>
    <office:spreadsheet>
      <table:calculation-settings table:automatic-find-labels="false" table:use-regular-expressions="false" table:use-wildcards="true"/>
      <table:table table:name="Original"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table-cell table:style-name="ce1" office:value-type="string" calcext:value-type="string">
            <text:p>lang</text:p>
          </table:table-cell>
          <table:table-cell table:style-name="ce1" office:value-type="string" calcext:value-type="string">
            <text:p>left_context</text:p>
          </table:table-cell>
          <table:table-cell table:style-name="ce1" office:value-type="string" calcext:value-type="string">
            <text:p>center</text:p>
          </table:table-cell>
          <table:table-cell table:style-name="ce1" office:value-type="string" calcext:value-type="string">
            <text:p>right_context</text:p>
          </table:table-cell>
          <table:table-cell table:style-name="ce1" office:value-type="string" calcext:value-type="string">
            <text:p>title</text:p>
          </table:table-cell>
        </table:table-row>
        <table:table-row table:style-name="ro1">
          <table:table-cell office:value-type="string" calcext:value-type="string">
            <text:p>rus</text:p>
          </table:table-cell>
          <table:table-cell office:value-type="string" calcext:value-type="string">
            <text:p><text:s/>Они ее подхватили когда она</text:p>
          </table:table-cell>
          <table:table-cell office:value-type="string" calcext:value-type="string">
            <text:p>долетела</text:p>
          </table:table-cell>
          <table:table-cell office:value-type="string" calcext:value-type="string">
            <text:p><text:s/>до второго этажа</text:p>
          </table:table-cell>
          <table:table-cell office:value-type="string" calcext:value-type="string">
            <text:p>[Зура Итсмиолорд. Бумажные ангелы (2009) | Зура Ітсміолорд. Паперові янголи (Галина Пагутяк, 2009)]</text:p>
          </table:table-cell>
        </table:table-row>
        <table:table-row table:style-name="ro1">
          <table:table-cell office:value-type="string" calcext:value-type="string">
            <text:p>ukr</text:p>
          </table:table-cell>
          <table:table-cell office:value-type="string" calcext:value-type="string">
            <text:p><text:s/>Вони підхопили її коли вона долетіла до другого поверху</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row>
        <table:table-row table:style-name="ro1">
          <table:table-cell office:value-type="string" calcext:value-type="string">
            <text:p>rus</text:p>
          </table:table-cell>
          <table:table-cell office:value-type="string" calcext:value-type="string">
            <text:p><text:s/>Сажи никак и не может понять как малышка открыла дверь и вышла Таус молча вернулась</text:p>
          </table:table-cell>
          <table:table-cell office:value-type="string" calcext:value-type="string">
            <text:p>домой</text:p>
          </table:table-cell>
          <table:table-cell office:value-type="string" calcext:value-type="string">
            <text:p><text:s/>Вечером в 21 00 по московскому времени в доме Таус Заремы и Сажи все часы показывали 20 50</text:p>
          </table:table-cell>
          <table:table-cell office:value-type="string" calcext:value-type="string">
            <text:p>[Зура Итсмиолорд. Бумажные ангелы (2009) | Зура Ітсміолорд. Паперові янголи (Галина Пагутяк, 2009)]</text:p>
          </table:table-cell>
        </table:table-row>
        <table:table-row table:style-name="ro1">
          <table:table-cell office:value-type="string" calcext:value-type="string">
            <text:p>ukr</text:p>
          </table:table-cell>
          <table:table-cell office:value-type="string" calcext:value-type="string">
            <text:p><text:s/>Сажі ніяк не може второпати як мала відчинила двері й вийшла Таус мовчки повернулась додому Увечері в 21 00 за московським часом в домі Таус Зареми та Сажі всі годинники показували 20 50</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row>
        <table:table-row table:style-name="ro1">
          <table:table-cell office:value-type="string" calcext:value-type="string">
            <text:p>rus</text:p>
          </table:table-cell>
          <table:table-cell office:value-type="string" calcext:value-type="string">
            <text:p><text:s/>Когда вспыхнул первый из нас вокруг него еще была толпа почти сотня человек</text:p>
          </table:table-cell>
          <table:table-cell office:value-type="string" calcext:value-type="string">
            <text:p>добралась</text:p>
          </table:table-cell>
          <table:table-cell office:value-type="string" calcext:value-type="string">
            <text:p><text:s/>до кают-компании прежде чем крышка захлопнулась</text:p>
          </table:table-cell>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ukr</text:p>
          </table:table-cell>
          <table:table-cell office:value-type="string" calcext:value-type="string">
            <text:p><text:s/>Коли спалахнув перший з нас навколо ще була юрба майже сотня людей дісталася до кают-компанії перш ніж накривка опустилася</text:p>
          </table:table-cell>
          <table:table-cell table:number-columns-repeated="2"/>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rus</text:p>
          </table:table-cell>
          <table:table-cell office:value-type="string" calcext:value-type="string">
            <text:p><text:s/>Когда до нас</text:p>
          </table:table-cell>
          <table:table-cell office:value-type="string" calcext:value-type="string">
            <text:p>дошло</text:p>
          </table:table-cell>
          <table:table-cell office:value-type="string" calcext:value-type="string">
            <text:p><text:s/>что он сказал Янка дернулась ящеркой в сторону к стене</text:p>
          </table:table-cell>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ukr</text:p>
          </table:table-cell>
          <table:table-cell office:value-type="string" calcext:value-type="string">
            <text:p><text:s/>Коли до нас дійшло ЩО він сказав Янка смикнулася ящіркою вбік до стіни</text:p>
          </table:table-cell>
          <table:table-cell table:number-columns-repeated="2"/>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rus</text:p>
          </table:table-cell>
          <table:table-cell office:value-type="string" calcext:value-type="string">
            <text:p><text:s/>Банка наполнилась сдавленными смешками все тут же представили Владову ходьбу лёжа Сгинь</text:p>
          </table:table-cell>
          <table:table-cell office:value-type="string" calcext:value-type="string">
            <text:p>дозволил</text:p>
          </table:table-cell>
          <table:table-cell office:value-type="string" calcext:value-type="string">
            <text:p><text:s/>тиран Остальным имеющим уши слушать сюда</text:p>
          </table:table-cell>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ukr</text:p>
          </table:table-cell>
          <table:table-cell office:value-type="string" calcext:value-type="string">
            <text:p><text:s/>Банка наповнилася задушеними смішками усі вмить уявили Владову ходьбу лежачи Згинь дозволив тиран Іншим що мають вуха слухати сюди</text:p>
          </table:table-cell>
          <table:table-cell table:number-columns-repeated="2"/>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rus</text:p>
          </table:table-cell>
          <table:table-cell office:value-type="string" calcext:value-type="string">
            <text:p><text:s/>Тоска размазывает душу на тысячи световых</text:p>
          </table:table-cell>
          <table:table-cell office:value-type="string" calcext:value-type="string">
            <text:p>дотянуться</text:p>
          </table:table-cell>
          <table:table-cell office:value-type="string" calcext:value-type="string">
            <text:p><text:s/>бы пробежать по траве босиком</text:p>
          </table:table-cell>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ukr</text:p>
          </table:table-cell>
          <table:table-cell office:value-type="string" calcext:value-type="string">
            <text:p><text:s/>Туга розмазує душу на тисячі світлових дотягнутися б пробігтися б по траві босоніж</text:p>
          </table:table-cell>
          <table:table-cell table:number-columns-repeated="2"/>
          <table:table-cell office:value-type="string" calcext:value-type="string">
            <text:p>[Наталья Метелева. Ярь (2008) | Н. Метелева. Ярь (Наталія Дев'ятко, 2008)]</text:p>
          </table:table-cell>
        </table:table-row>
        <table:table-row table:style-name="ro1">
          <table:table-cell office:value-type="string" calcext:value-type="string">
            <text:p>rus</text:p>
          </table:table-cell>
          <table:table-cell office:value-type="string" calcext:value-type="string">
            <text:p><text:s/>И то что все описанное для нас его потомков лишь повседневная несколько прискучившая реальность лишь</text:p>
          </table:table-cell>
          <table:table-cell office:value-type="string" calcext:value-type="string">
            <text:p>доказывает</text:p>
          </table:table-cell>
          <table:table-cell office:value-type="string" calcext:value-type="string">
            <text:p><text:s/>как он точно все предвидел</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І те що все описане для нас його нащадків лише повсякденна така що дещо надокучила реальність лише доводить як він точно все передбачав</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В научной фантастике порой</text:p>
          </table:table-cell>
          <table:table-cell office:value-type="string" calcext:value-type="string">
            <text:p>достигается</text:p>
          </table:table-cell>
          <table:table-cell office:value-type="string" calcext:value-type="string">
            <text:p><text:s/>парадоксальный результат то что книга безнадежно устаревает становится нечитаемой есть самый верный залог бессмертия ее автора</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У науковій фантастиці інколи досягається парадоксальний результат те що книга безнадійно застаріває стає нечитабельною є найвірнішою запорукою безсмертя її автора</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Набрал их полный подол и пошел</text:p>
          </table:table-cell>
          <table:table-cell office:value-type="string" calcext:value-type="string">
            <text:p>домой</text:p>
          </table:table-cell>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Набрав їх повний поділ та й пішов додому</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Может быть именно эта отстраненность от суеты цивилизации многократно усиленная глухотой и как следует из воспоминаний близких абсолютно несносным характером и дала возможность предельно сконцентрироваться на идеях которые в других условиях Циолковский вряд ли</text:p>
          </table:table-cell>
          <table:table-cell office:value-type="string" calcext:value-type="string">
            <text:p>довел</text:p>
          </table:table-cell>
          <table:table-cell office:value-type="string" calcext:value-type="string">
            <text:p><text:s/>бы до конца</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Можливо саме ця відстороненість від суєти цивілізації багато разів посилена глухотою і як випливає зі спогадів близьких абсолютно нестерпним характером і дала можливість гранично концентруватися на ідеях які в інших умовах Ціолковській навряд чи довів би до кінця</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Страстно запойно читать Циолковский начал с детства и читал все что можно было</text:p>
          </table:table-cell>
          <table:table-cell office:value-type="string" calcext:value-type="string">
            <text:p>достать</text:p>
          </table:table-cell>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Пристрасно запійне читати Ціолковській почав з дитинства і читав все що можна було дістати</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Конечно она ни к чему не повела если бы не встретила помощи науки Кажется</text:p>
          </table:table-cell>
          <table:table-cell office:value-type="string" calcext:value-type="string">
            <text:p>добавить</text:p>
          </table:table-cell>
          <table:table-cell office:value-type="string" calcext:value-type="string">
            <text:p><text:s/>нечего Не проекты и точные расчеты сообщает фантастика науке а когда и пытается то чаще всего попадает впросак но нечто более ценное</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Звичайно вона ні до чого не призвела якби не зустріла допомоги науки Здається додати нічого Не проекти та точні розрахунки повідомляє фантастика науці а коли й намагається то найчастіше втрапляє в халепу але щось цінніше</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Но как популяризировать научную дисциплину которую еще предстояло создать Циолковский привык до всего</text:p>
          </table:table-cell>
          <table:table-cell office:value-type="string" calcext:value-type="string">
            <text:p>доходить</text:p>
          </table:table-cell>
          <table:table-cell office:value-type="string" calcext:value-type="string">
            <text:p><text:s/>сам И он обращается к научной фантастике понимая ее конечно по-своему</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Але як популяризувати наукову дисципліну яку ще належало створити Ціолковській звик до всього доходити сам І він звертається до наукової фантастики розуміючи її звичайно по-своєму</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Ему казалось что только она позволит доходчиво и образно</text:p>
          </table:table-cell>
          <table:table-cell office:value-type="string" calcext:value-type="string">
            <text:p>довести</text:p>
          </table:table-cell>
          <table:table-cell office:value-type="string" calcext:value-type="string">
            <text:p><text:s/>до широкой аудитории мысли и идеи имевшие по его мнению всепланетное значение Фантастические рассказы на темы межпланетных рейсов несут новую мысль в массы</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Йому здавалося що тільки вона дозволить дохідливо й образно донести до широкої аудиторії думки та ідеї що мали на його думку всепланетне значення Фантастичні розповіді на теми міжпланетних рейсів несуть нову думку в маси</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Он до всего повторяю</text:p>
          </table:table-cell>
          <table:table-cell office:value-type="string" calcext:value-type="string">
            <text:p>доходил</text:p>
          </table:table-cell>
          <table:table-cell office:value-type="string" calcext:value-type="string">
            <text:p><text:s/>сам без подсказок</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Він до всього повторюю доходив сам без підказок</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В качестве широчайшего веера пионерских идей источника вдохновения для целых поколений писателей и читателей фантастики среди которых немало было и таких кому</text:p>
          </table:table-cell>
          <table:table-cell office:value-type="string" calcext:value-type="string">
            <text:p>довелось</text:p>
          </table:table-cell>
          <table:table-cell office:value-type="string" calcext:value-type="string">
            <text:p><text:s/>осуществить многие дерзкие проекты калужского мечтателя значение его фантазий трудно переоценить</text:p>
          </table:table-cell>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ukr</text:p>
          </table:table-cell>
          <table:table-cell office:value-type="string" calcext:value-type="string">
            <text:p><text:s/>В якості найширшого віяла піонерських ідей джерела натхнення для цілих поколінь письменників та читачів фантастики серед яких немало було й таких кому довелося здійснити багато зухвалих проектів калузького мрійника значення його фантазій важко переоцінити</text:p>
          </table:table-cell>
          <table:table-cell table:number-columns-repeated="2"/>
          <table:table-cell office:value-type="string" calcext:value-type="string">
            <text:p>[Вл. Гаков. Звездный сеятель (2007) | Вл. Гаков. Зоряний сіяч (2007-2010)]</text:p>
          </table:table-cell>
        </table:table-row>
        <table:table-row table:style-name="ro1">
          <table:table-cell office:value-type="string" calcext:value-type="string">
            <text:p>rus</text:p>
          </table:table-cell>
          <table:table-cell office:value-type="string" calcext:value-type="string">
            <text:p><text:s/>Взять к примеру ту же космическую оперу Так и хочется</text:p>
          </table:table-cell>
          <table:table-cell office:value-type="string" calcext:value-type="string">
            <text:p>добавить</text:p>
          </table:table-cell>
          <table:table-cell office:value-type="string" calcext:value-type="string">
            <text:p><text:s/>пресловутую Кто только в 1960 е годы не отметился в ритуальном вытирании ног о злосчастный жанр произведения коего хотя бы в порядке информации отечественного читателя о царящих у них литературных нравах наши издатели переводить не торопились</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ukr</text:p>
          </table:table-cell>
          <table:table-cell office:value-type="string" calcext:value-type="string">
            <text:p><text:s/>Взяти наприклад ту ж саму космічну оперу Так і хочеться додати горезвісну Хто тільки в 1960 і роки не відзначився в ритуальному витиранні ніг об злощасний жанр твори якого хоч б у порядку інформування вітчизняного читача про пануючі у них літературні вподобання наші видавці перекладати не поспішал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rus</text:p>
          </table:table-cell>
          <table:table-cell office:value-type="string" calcext:value-type="string">
            <text:p><text:s/>Признанных оперных солистов Эдварда Дока Смита Джека Уильямсона и Эдмонда Гамильтона печатать более или менее регулярно начали только в 1990 х [Хотя Звездных королей последнего в самиздате читали а отдельные строго</text:p>
          </table:table-cell>
          <table:table-cell office:value-type="string" calcext:value-type="string">
            <text:p>дозированные</text:p>
          </table:table-cell>
          <table:table-cell office:value-type="string" calcext:value-type="string">
            <text:p><text:s/>якобы положительные образцы раскритикованного жанра к примеру те же Саргассы в космосе мало кому в ту пору известной Андрэ Нортон разумеется еще больше запутывали истинную картину</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ukr</text:p>
          </table:table-cell>
          <table:table-cell office:value-type="string" calcext:value-type="string">
            <text:p><text:s/>Визнаних оперних солістів Едварда Дока Сміта Джека Вільямсона та Едмонда Гамільтона друкувати більш-менш регулярно почали тільки в 1990 х хоча Зоряних королів останнього в самвидаві читали а окремі строго дозовані нібито позитивні зразки розкритикованого жанру наприклад ті ж самі Саргасси в космосі мало кому в ту пору відомої Андре Нортон певним чином ще більше заплутували дійсну картину</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rus</text:p>
          </table:table-cell>
          <table:table-cell office:value-type="string" calcext:value-type="string">
            <text:p><text:s/>Роман назывался Робинзоны Космоса и в 60 е годы когда научную фантастику не покупали а</text:p>
          </table:table-cell>
          <table:table-cell office:value-type="string" calcext:value-type="string">
            <text:p>доставали</text:p>
          </table:table-cell>
          <table:table-cell office:value-type="string" calcext:value-type="string">
            <text:p><text:s/>и с немалым трудом книжку с красными стилизованными кентаврами на обложке можно было увидеть на любом развале</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ukr</text:p>
          </table:table-cell>
          <table:table-cell office:value-type="string" calcext:value-type="string">
            <text:p><text:s/>Роман називався Робінзони Космосу і в 60 і роки коли наукову фантастику не купували а діставали і з чималим трудом книжку з червоними стилізованими кентаврами на обкладинці можна було побачити на будь-якому розвалі</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rus</text:p>
          </table:table-cell>
          <table:table-cell office:value-type="string" calcext:value-type="string">
            <text:p><text:s/>Более того светлый пример француза Карсака как бы оттенял собой ту по мнению писавших беспардонную антигуманную насквозь упадническую пронизанную насилием и ксенофобией космическую оперу авторов естественно поголовно заокеанских которой стало быть мало еще</text:p>
          </table:table-cell>
          <table:table-cell office:value-type="string" calcext:value-type="string">
            <text:p>досталось</text:p>
          </table:table-cell>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ukr</text:p>
          </table:table-cell>
          <table:table-cell office:value-type="string" calcext:value-type="string">
            <text:p><text:s/>Більш того світлий приклад француза Карсака начебто відтіняв собою ту на думку тих що писали про нього безпардонну антигуманну наскрізь занепадницьку пронизану насильством та ксенофобією космічну оперу авторів природно поголовно заокеанських якій отже малувато ще й дісталося</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rus</text:p>
          </table:table-cell>
          <table:table-cell office:value-type="string" calcext:value-type="string">
            <text:p><text:s/>Он также переведен и издавался на русском языке не раз поэтому лишь напомню действие происходит в далеком будущем когда не</text:p>
          </table:table-cell>
          <table:table-cell office:value-type="string" calcext:value-type="string">
            <text:p>дожидаясь</text:p>
          </table:table-cell>
          <table:table-cell office:value-type="string" calcext:value-type="string">
            <text:p><text:s/>предсказанного учеными неизбежного взрыва Солнца в долгое звездное плавание отправляется совершенно уже необычный космический корабль весь земной шар снятый нашими далекими потомками с привычной орбиты</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ukr</text:p>
          </table:table-cell>
          <table:table-cell office:value-type="string" calcext:value-type="string">
            <text:p><text:s/>Він теж перекладений і видавався російською мовою не раз тому лише нагадаю дія відбувається в далекому майбутньому коли не чекаючи передбаченого науковцями неминучого вибуху Сонця в довге зоряне плавання відправляється абсолютно вже незвичайний космічний корабель уся земна куля знята нашими далекими нащадками зі звичної орбіт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row>
        <table:table-row table:style-name="ro1">
          <table:table-cell office:value-type="string" calcext:value-type="string">
            <text:p>rus</text:p>
          </table:table-cell>
          <table:table-cell office:value-type="string" calcext:value-type="string">
            <text:p><text:s/>Вордсворт</text:p>
          </table:table-cell>
          <table:table-cell office:value-type="string" calcext:value-type="string">
            <text:p>добавил</text:p>
          </table:table-cell>
          <table:table-cell office:value-type="string" calcext:value-type="string">
            <text:p><text:s/>несколько деталей в частности герой поэмы должен совершить какое-то преступление чтобы дальнейшее развитие сюжета воспринималось как расплата подсказал и само преступление убийство белого альбатроса</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ukr</text:p>
          </table:table-cell>
          <table:table-cell office:value-type="string" calcext:value-type="string">
            <text:p><text:s/>Вордсворт додав кілька деталей зокрема герой поеми мав вчинити якийсь злочин щоб подальший сюжет сприймався як розплата підказав і сам злочин убивство білого альбатроса</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rus</text:p>
          </table:table-cell>
          <table:table-cell office:value-type="string" calcext:value-type="string">
            <text:p><text:s/>Два поэта относились к совершенно разным типам поэтической и человеческой личности но этой разностью темпераментов и дарований прекрасно</text:p>
          </table:table-cell>
          <table:table-cell office:value-type="string" calcext:value-type="string">
            <text:p>дополняли</text:p>
          </table:table-cell>
          <table:table-cell office:value-type="string" calcext:value-type="string">
            <text:p><text:s/>друг друга что и делало их общение таким плодотворны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ukr</text:p>
          </table:table-cell>
          <table:table-cell office:value-type="string" calcext:value-type="string">
            <text:p><text:s/>Два поети належали до абсолютно різних типів поетичної та людської особистості але цією різницею темпераментів й обдарувань прекрасно доповнювали один одного що й робило їхнє спілкування таким плідн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rus</text:p>
          </table:table-cell>
          <table:table-cell office:value-type="string" calcext:value-type="string">
            <text:p><text:s/>В 1828 г он вместе с дочерью</text:p>
          </table:table-cell>
          <table:table-cell office:value-type="string" calcext:value-type="string">
            <text:p>Дорой</text:p>
          </table:table-cell>
          <table:table-cell office:value-type="string" calcext:value-type="string">
            <text:p><text:s/>и Кольриджем путешествовал по долине Рейна в Германии где их встретил английский путешественник Томас Граттон оставивший их описание Кольридж был ростом около пяти футов пяти дюймов полный и ленивый на вид но не толстый</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ukr</text:p>
          </table:table-cell>
          <table:table-cell office:value-type="string" calcext:value-type="string">
            <text:p><text:s/>У 1828 р він разом з дочкою Дорою та Кольріджем подорожував долиною Рейну в Німеччині де їх зустрів англійський мандрівник Томас Ґраттон що залишив такий опис Кольрідж був зросту близько п'яти футів п'яти дюймів гладкий і лінивий на вигляд але не товстий</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rus</text:p>
          </table:table-cell>
          <table:table-cell office:value-type="string" calcext:value-type="string">
            <text:p><text:s/>Но единственным его произведением официального характера стала Ода на введение его королевского высочества принца Альберта в должность канцлера Кембриджского университета 1847 г к тому же им не законченная и</text:p>
          </table:table-cell>
          <table:table-cell office:value-type="string" calcext:value-type="string">
            <text:p>дописанная</text:p>
          </table:table-cell>
          <table:table-cell office:value-type="string" calcext:value-type="string">
            <text:p><text:s/>его племянником епископом Линкольнски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ukr</text:p>
          </table:table-cell>
          <table:table-cell office:value-type="string" calcext:value-type="string">
            <text:p><text:s/>Але єдиним його твором офіційного характеру стала Ода на введення його королівської величності принца Альберта на посаду канцлера Кембриджського університету 1847 р до того ж ним не закінчена й дописана його племінником єпископом Лінкольнськ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row>
        <table:table-row table:style-name="ro1">
          <table:table-cell office:value-type="string" calcext:value-type="string">
            <text:p>rus</text:p>
          </table:table-cell>
          <table:table-cell office:value-type="string" calcext:value-type="string">
            <text:p><text:s/>Под покойника сволочь работает пожаловался он Знает чем</text:p>
          </table:table-cell>
          <table:table-cell office:value-type="string" calcext:value-type="string">
            <text:p>достать</text:p>
          </table:table-cell>
          <table:table-cell office:value-type="string" calcext:value-type="string">
            <text:p><text:s/>Я ж их покойников с детства боюсь</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row>
        <table:table-row table:style-name="ro1">
          <table:table-cell office:value-type="string" calcext:value-type="string">
            <text:p>rus</text:p>
          </table:table-cell>
          <table:table-cell office:value-type="string" calcext:value-type="string">
            <text:p><text:s/>А если так ты ему отдаешь эту хреновину Да нет ты погоди ты</text:p>
          </table:table-cell>
          <table:table-cell office:value-type="string" calcext:value-type="string">
            <text:p>дослушай</text:p>
          </table:table-cell>
          <table:table-cell office:value-type="string" calcext:value-type="string">
            <text:p><text:s/>А я тебе на заводе склепаю такую же</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row>
        <table:table-row table:style-name="ro1">
          <table:table-cell office:value-type="string" calcext:value-type="string">
            <text:p>ukr</text:p>
          </table:table-cell>
          <table:table-cell office:value-type="string" calcext:value-type="string">
            <text:p><text:s/>А якщо так ти йому вiддаєш цю трубу [...] А я тобi на заводi склепаю таку ж</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row>
        <table:table-row table:style-name="ro1">
          <table:table-cell office:value-type="string" calcext:value-type="string">
            <text:p>rus</text:p>
          </table:table-cell>
          <table:table-cell office:value-type="string" calcext:value-type="string">
            <text:p><text:s/>Лицо отчаянное труба на коленях До белой горячки ведь</text:p>
          </table:table-cell>
          <table:table-cell office:value-type="string" calcext:value-type="string">
            <text:p>допьешься</text:p>
          </table:table-cell>
          <table:table-cell office:value-type="string" calcext:value-type="string">
            <text:p><text:s/>сказал Леха Петро замычал раскачиваясь</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row>
        <table:table-row table:style-name="ro1">
          <table:table-cell office:value-type="string" calcext:value-type="string">
            <text:p>ukr</text:p>
          </table:table-cell>
          <table:table-cell office:value-type="string" calcext:value-type="string">
            <text:p><text:s/>Обличчя вiдчайдушне труба на колiнах [...] [...]</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row>
        <table:table-row table:style-name="ro1">
          <table:table-cell office:value-type="string" calcext:value-type="string">
            <text:p>rus</text:p>
          </table:table-cell>
          <table:table-cell office:value-type="string" calcext:value-type="string">
            <text:p><text:s/>А теперь</text:p>
          </table:table-cell>
          <table:table-cell office:value-type="string" calcext:value-type="string">
            <text:p>дознались</text:p>
          </table:table-cell>
          <table:table-cell office:value-type="string" calcext:value-type="string">
            <text:p><text:s/>кто их поест у того на всю жизнь в грудях хрипы и булькотня</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А зараз вже дізналися хто їх покуштує тому все життя у грудях хрипітиме булькотітиме</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table:table-cell office:value-type="string" calcext:value-type="string">
            <text:p>Домчит</text:p>
          </table:table-cell>
          <table:table-cell office:value-type="string" calcext:value-type="string">
            <text:p><text:s/>до рабочей избы и встанет как вкопанный на все четыре ноги только мохнатые бока ходуном ходят хы хы хы хы</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Домчить до Робочої Хати та й стане як укопаний на всі чотири ноги тільки волохаті боки ходором ходять хиии хи хиии хи</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Так моей старухе огнецов и не</text:p>
          </table:table-cell>
          <table:table-cell office:value-type="string" calcext:value-type="string">
            <text:p>досталось</text:p>
          </table:table-cell>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Так моя стара без каганців і залишилася</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Это теперь говорят бревно</text:p>
          </table:table-cell>
          <table:table-cell office:value-type="string" calcext:value-type="string">
            <text:p>долбят</text:p>
          </table:table-cell>
          <table:table-cell office:value-type="string" calcext:value-type="string">
            <text:p><text:s/>да на воду спускают</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Це вже зараз кажуть колоду довбають та на воду пускають</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Я голубушка в молодые то годы мог на одной ноге отсюда как вон до того пригорка</text:p>
          </table:table-cell>
          <table:table-cell office:value-type="string" calcext:value-type="string">
            <text:p>допрыгать</text:p>
          </table:table-cell>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Та я голубонько замолоду міг звідси та о о о он аж до того пагорба на одній нозі дострибати</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Рассказал еще чеченец про страсти лесные про то как тропинки различать которые всамделишные а которые морок один зеленый пар травяная кудель волшебство и наваждение все приметы</text:p>
          </table:table-cell>
          <table:table-cell office:value-type="string" calcext:value-type="string">
            <text:p>доложил</text:p>
          </table:table-cell>
          <table:table-cell office:value-type="string" calcext:value-type="string">
            <text:p><text:s/>про то как русалка на заре поет кулдычет водяные свои песни поначалу низко так глубоко возьмет ы ы ы ы ы потом выше забирает оуааа оуааа тогда держись гляди в оба не то в реку затянет а уж когда песня на визг пойдет ййих ййих тут уж беги мужик без памяти</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Розповів іще чеченець про страхіття лісові та як стежки розпізнавать які справдешні а які обмара зелена пара трав'яна куделя відьомська омана всі ознаки розписав про те як русалка на світанку співає кулдиче водяні свої пісні спочатку низенько так глибоко візьме и и и и и потім вище забирає оуааа оуааа ой дивися стережися бо ще затягне в річку а як уже на вереск перейде ййих ййих отоді вже дядьку ноги в руки та тікать</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Пришла</text:p>
          </table:table-cell>
          <table:table-cell office:value-type="string" calcext:value-type="string">
            <text:p>домой</text:p>
          </table:table-cell>
          <table:table-cell office:value-type="string" calcext:value-type="string">
            <text:p><text:s/>холстину отдернула батюшки-светы пера нету а вместо пера говешки</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Прийшли додому ряднинку підняли батюшки светы нема пір'ячка а замість пір'ячка гіменце</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А еще чтобы огнец не</text:p>
          </table:table-cell>
          <table:table-cell office:value-type="string" calcext:value-type="string">
            <text:p>догадался</text:p>
          </table:table-cell>
          <table:table-cell office:value-type="string" calcext:value-type="string">
            <text:p><text:s/>что это дескать люди</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А ще для того шоб каганець не здогадався шо то мовляв люди</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Бенедикт иной раз</text:p>
          </table:table-cell>
          <table:table-cell office:value-type="string" calcext:value-type="string">
            <text:p>допытывался</text:p>
          </table:table-cell>
          <table:table-cell office:value-type="string" calcext:value-type="string">
            <text:p><text:s/>у матушки отчего да отчего был Взрыв</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Бенедикт другим разом допитувався у матінки чого та чого був Взрив</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Будто люди играли и</text:p>
          </table:table-cell>
          <table:table-cell office:value-type="string" calcext:value-type="string">
            <text:p>доигрались</text:p>
          </table:table-cell>
          <table:table-cell office:value-type="string" calcext:value-type="string">
            <text:p><text:s/>с АРУЖЫЕМ</text:p>
          </table:table-cell>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ukr</text:p>
          </table:table-cell>
          <table:table-cell office:value-type="string" calcext:value-type="string">
            <text:p><text:s/>Мовляв люди гралися і догралися с АРУЖИЄМ</text:p>
          </table:table-cell>
          <table:table-cell table:number-columns-repeated="2"/>
          <table:table-cell office:value-type="string" calcext:value-type="string">
            <text:p>[Татьяна Толстая. Кысь (1986-2000) | Тетяна Толстая. Кись (Ноель Даат, 2000-2010)]</text:p>
          </table:table-cell>
        </table:table-row>
        <table:table-row table:style-name="ro1">
          <table:table-cell office:value-type="string" calcext:value-type="string">
            <text:p>rus</text:p>
          </table:table-cell>
          <table:table-cell office:value-type="string" calcext:value-type="string">
            <text:p><text:s/>На самом деле пятнадцать лет растянулись на всю жизнь Аполлинера Анжелика Костровицкая умерла спустя четыре месяца после кончины ее старшего сына и в старости</text:p>
          </table:table-cell>
          <table:table-cell office:value-type="string" calcext:value-type="string">
            <text:p>донимая</text:p>
          </table:table-cell>
          <table:table-cell office:value-type="string" calcext:value-type="string">
            <text:p><text:s/>его ревностью и капризами</text:p>
          </table:table-cell>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ukr</text:p>
          </table:table-cell>
          <table:table-cell office:value-type="string" calcext:value-type="string">
            <text:p><text:s/>Насправді п'ятнадцять років розтягнулися на все життя Аполлінера Анжеліка Костровицька померла через чотири місяці після кончини її старшого сина і в старості дошкуляючи йому ревнощами та забаганками</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rus</text:p>
          </table:table-cell>
          <table:table-cell office:value-type="string" calcext:value-type="string">
            <text:p><text:s/>И хотя премия Ересиарху не</text:p>
          </table:table-cell>
          <table:table-cell office:value-type="string" calcext:value-type="string">
            <text:p>досталась</text:p>
          </table:table-cell>
          <table:table-cell office:value-type="string" calcext:value-type="string">
            <text:p><text:s/>в этой книге Аполлинер заявил о себе как замечательный прозаик тонко улавливающий дух своего времени</text:p>
          </table:table-cell>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ukr</text:p>
          </table:table-cell>
          <table:table-cell office:value-type="string" calcext:value-type="string">
            <text:p><text:s/>І хоча премії Єресіарху не присудили в цій книзі Аполлінер заявив про себе як чудовий прозаїк що тонко відчував дух свого часу</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rus</text:p>
          </table:table-cell>
          <table:table-cell office:value-type="string" calcext:value-type="string">
            <text:p><text:s/>К концу своей недолгой жизни Аполлинер</text:p>
          </table:table-cell>
          <table:table-cell office:value-type="string" calcext:value-type="string">
            <text:p>добился</text:p>
          </table:table-cell>
          <table:table-cell office:value-type="string" calcext:value-type="string">
            <text:p><text:s/>не только признания казалось были удовлетворены и две его главные страсти он обрел наконец взаимную любовь что же до мистификации то даже с его смертью была сыграна достойная шутка</text:p>
          </table:table-cell>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ukr</text:p>
          </table:table-cell>
          <table:table-cell office:value-type="string" calcext:value-type="string">
            <text:p><text:s/>На кінець свого недовгого життя Аполлінер домігся не тільки визнання здавалося були задоволені й дві його головні пристрасті він знайшов нарешті взаємне кохання щодо містифікацій то навіть з його смертю було зіграно гідний поета жарт</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row>
        <table:table-row table:style-name="ro1">
          <table:table-cell office:value-type="string" calcext:value-type="string">
            <text:p>rus</text:p>
          </table:table-cell>
          <table:table-cell office:value-type="string" calcext:value-type="string">
            <text:p><text:s/>Видно от радости от упоения Открытием все мы несколько тронулись Иначе не могу объяснить те серьезнейшие нарушения основных инструкций которые были</text:p>
          </table:table-cell>
          <table:table-cell office:value-type="string" calcext:value-type="string">
            <text:p>допущены</text:p>
          </table:table-cell>
          <table:table-cell office:value-type="string" calcext:value-type="string">
            <text:p><text:s/>нами в первые же часы Странности начались с зондирования</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 [...] Складнощі почалися із зондування</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Если сейчас извне</text:p>
          </table:table-cell>
          <table:table-cell office:value-type="string" calcext:value-type="string">
            <text:p>донесется</text:p>
          </table:table-cell>
          <table:table-cell office:value-type="string" calcext:value-type="string">
            <text:p><text:s/>шипение свист обращающейся в пар морской воды значит мы в чужом океане при полном неведении погодных условий завал</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Якщо зараз іззовні долине сичання свист морської води що перетворюється в пару отже ми в чужому океані за повного незнання погодних умов завал</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Огня и то не</text:p>
          </table:table-cell>
          <table:table-cell office:value-type="string" calcext:value-type="string">
            <text:p>добудешь</text:p>
          </table:table-cell>
          <table:table-cell office:value-type="string" calcext:value-type="string">
            <text:p><text:s/>чтобы еду согреть не из чего и нечем</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Вогню навіть не добудеш аби їжу зігріти нема з чого і нічим</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Я кричал Сашка оправдывался оба осипли но ни до чего умного не</text:p>
          </table:table-cell>
          <table:table-cell office:value-type="string" calcext:value-type="string">
            <text:p>договорились</text:p>
          </table:table-cell>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Я кричав Сашко виправдовувався обидва охрипли та ні до чого розумного не добалакались</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Досконально знают наш язык раз</text:p>
          </table:table-cell>
          <table:table-cell office:value-type="string" calcext:value-type="string">
            <text:p>Добрались</text:p>
          </table:table-cell>
          <table:table-cell office:value-type="string" calcext:value-type="string">
            <text:p><text:s/>до информатория как два Разбираются в земных реалиях животный мир телефон одеколон Маршак наконец и прочее три</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Досконало володіють нашою мовою раз Дорвалися до інформаторів два Знаються на земних реаліях тваринний світ телефон одеколон Маршак нарешті тр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text:p>
          </table:table-cell>
          <table:table-cell office:value-type="string" calcext:value-type="string">
            <text:p>Допустим</text:p>
          </table:table-cell>
          <table:table-cell office:value-type="string" calcext:value-type="string">
            <text:p><text:s/>[...]</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Тьху Дві мацапури в ролі естрадного жюрі отак Схоже схоже Саме цю реакцію вони від нас і одержал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Откуда-то сверху до нашего слуха</text:p>
          </table:table-cell>
          <table:table-cell office:value-type="string" calcext:value-type="string">
            <text:p>донесся</text:p>
          </table:table-cell>
          <table:table-cell office:value-type="string" calcext:value-type="string">
            <text:p><text:s/>тихий свист</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Звідкись згори до нашого слуху донісся тихий свист</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office:value-type="string" calcext:value-type="string">
            <text:p><text:s/>[...] Ну что Саша пора</text:p>
          </table:table-cell>
          <table:table-cell office:value-type="string" calcext:value-type="string">
            <text:p>домой</text:p>
          </table:table-cell>
          <table:table-cell office:value-type="string" calcext:value-type="string">
            <text:p><text:s/>Пора Костя спокойно ответил Александр как-то странно глядя на меня</text:p>
          </table:table-cell>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ukr</text:p>
          </table:table-cell>
          <table:table-cell office:value-type="string" calcext:value-type="string">
            <text:p><text:s/>А я подивився на Олександра і зненацька мовив слова що їх зовсім і не прагнув говорити вони самохіть зірвалися з язика То що Сашо час додому Час Костю спокійно відповів він якось дивно позираючи на мене</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row>
        <table:table-row table:style-name="ro1">
          <table:table-cell office:value-type="string" calcext:value-type="string">
            <text:p>rus</text:p>
          </table:table-cell>
          <table:table-cell/>
          <table:table-cell office:value-type="string" calcext:value-type="string">
            <text:p>Догадывался</text:p>
          </table:table-cell>
          <table:table-cell office:value-type="string" calcext:value-type="string">
            <text:p><text:s/>почему стал космическим волком Макивчук почему прославленный капитан почти не бывает на Земле почти не уходит в отпуск да и тогда околачивается в Звездном фло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ukr</text:p>
          </table:table-cell>
          <table:table-cell office:value-type="string" calcext:value-type="string">
            <text:p><text:s/>Здогадувався чому став космічним вовком Маківчук чому прославлений капітан майже не буває на Землі майже не йде у відпустку та й тоді тиняється в Зоряному фло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rus</text:p>
          </table:table-cell>
          <table:table-cell office:value-type="string" calcext:value-type="string">
            <text:p><text:s/>Он не торопясь принялся</text:p>
          </table:table-cell>
          <table:table-cell office:value-type="string" calcext:value-type="string">
            <text:p>дозаряжать</text:p>
          </table:table-cell>
          <table:table-cell office:value-type="string" calcext:value-type="string">
            <text:p><text:s/>автомат отыскал в траве оружие курсанта</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ukr</text:p>
          </table:table-cell>
          <table:table-cell office:value-type="string" calcext:value-type="string">
            <text:p><text:s/>Він не поспішаючи почав дозаряджати автомат відшукав у траві зброю курсанта</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rus</text:p>
          </table:table-cell>
          <table:table-cell office:value-type="string" calcext:value-type="string">
            <text:p><text:s/>Встречался ответил Тролль коротко Женька</text:p>
          </table:table-cell>
          <table:table-cell office:value-type="string" calcext:value-type="string">
            <text:p>догнал</text:p>
          </table:table-cell>
          <table:table-cell office:value-type="string" calcext:value-type="string">
            <text:p><text:s/>заглянул в лицо космонавта Тролль шел потемневший глаза ушли под надбровные дуги лицо окаменело словно вспомнил и мгновенно пережил страшное время на другой куда более трудной и нещадной плане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ukr</text:p>
          </table:table-cell>
          <table:table-cell office:value-type="string" calcext:value-type="string">
            <text:p><text:s/>Зустрічався відповів Троль коротко Женька наздогнав його зазирнув у обличчя космонавта Троль йшов потемнілий очі сховалися під надбрівні дуги лице закам'яніло наче пригадав і миттєво пережив страшний час на іншій куди важчій і нещаднішій плане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row>
        <table:table-row table:style-name="ro1">
          <table:table-cell office:value-type="string" calcext:value-type="string">
            <text:p>rus</text:p>
          </table:table-cell>
          <table:table-cell office:value-type="string" calcext:value-type="string">
            <text:p><text:s/>И дальше Ужели род человеческий</text:p>
          </table:table-cell>
          <table:table-cell office:value-type="string" calcext:value-type="string">
            <text:p>доходил</text:p>
          </table:table-cell>
          <table:table-cell office:value-type="string" calcext:value-type="string">
            <text:p><text:s/>в наше время до крайней степени возможного просвещения и должен действием какого-нибудь чудного и тайного закона ниспадать с сей высоты чтобы снова погрузиться в варварство и снова мало-помалу выходить из оного подобно Сизифову камню который будучи взнесен на верх горы собственной тяжестью скатывается вниз и опять рукою вечного труженика на гору возносится</text:p>
          </table:table-cell>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row>
        <table:table-row table:style-name="ro1">
          <table:table-cell office:value-type="string" calcext:value-type="string">
            <text:p>ukr</text:p>
          </table:table-cell>
          <table:table-cell office:value-type="string" calcext:value-type="string">
            <text:p><text:s/>І далі Невже рід людський доходив у наш час до крайнього ступеня можливої просвіти й має дією якогось дивовижного й таємного закону падати з цієї вишини щоб знову поринути у варварство й знову помалу виходити з нього подібно Сизіфову каменю що будучи винесений на верх гори власною вагою скочується долі й знову рукою вічного трудівника на гору підноситься</text:p>
          </table:table-cell>
          <table:table-cell table:number-columns-repeated="2"/>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row>
        <table:table-row table:style-name="ro1">
          <table:table-cell office:value-type="string" calcext:value-type="string">
            <text:p>rus</text:p>
          </table:table-cell>
          <table:table-cell office:value-type="string" calcext:value-type="string">
            <text:p><text:s/>И Ёжик успокоенный пошёл</text:p>
          </table:table-cell>
          <table:table-cell office:value-type="string" calcext:value-type="string">
            <text:p>домой</text:p>
          </table:table-cell>
          <table:table-cell office:value-type="string" calcext:value-type="string">
            <text:p><text:s/>и по дороге представил себе заснежённую Кудыкину гору по которой ходит наверное сейчас Дед-Мороз и скрипит своими большими вален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І Їжачок заспокоєний пішов додому й по дорозі уявив собі засніжений Світ за очі по якому ходить напевно тепер Дід Мороз і скрипить своїми величезними валян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А Ёжик</text:p>
          </table:table-cell>
          <table:table-cell office:value-type="string" calcext:value-type="string">
            <text:p>достал</text:p>
          </table:table-cell>
          <table:table-cell office:value-type="string" calcext:value-type="string">
            <text:p><text:s/>из чулана скрипку позвал двух зайцев и сказал и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А Їжачок дістав із прикомірка скрипку покликав двох зайців і сказав їм</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И луна уже блестит на небе и звёзды садятся вокруг неё кружком и засыпает Заяц прячется в дупле Белка уходит к себе</text:p>
          </table:table-cell>
          <table:table-cell office:value-type="string" calcext:value-type="string">
            <text:p>домой</text:p>
          </table:table-cell>
          <table:table-cell office:value-type="string" calcext:value-type="string">
            <text:p><text:s/>Медвежонок бежит мимо Ёжика Ослик Волк зевает во всю свою волчью пасть да так и засыпает с разинутой пастью а Ёжик всё ходит по тропинке от ёлочки к ёлочке между двух сосен и ждёт рассвет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І місяць уже блищить на небі і зірки всідаються довкруж нього і засинає Заєць ховається в дуплі Білка іде до себе додому Ведмедик біжить повз Їжачка Ослик Вовк позіхає на всю свою вовчу пащу і так і засинає з роззявленою пащекою а Їжачок усе ходить по стежці від ялинки до ялинки між двох сосон і чекає світ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А я тебя</text:p>
          </table:table-cell>
          <table:table-cell office:value-type="string" calcext:value-type="string">
            <text:p>догоняю</text:p>
          </table:table-cell>
          <table:table-cell office:value-type="string" calcext:value-type="string">
            <text:p><text:s/>сказал Заяц и сел рядо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А я тебе доганяю мовив Заєць і сів поруч</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Видишь я тебя уже</text:p>
          </table:table-cell>
          <table:table-cell office:value-type="string" calcext:value-type="string">
            <text:p>догнал</text:p>
          </table:table-cell>
          <table:table-cell office:value-type="string" calcext:value-type="string">
            <text:p><text:s/>крикнул Заяц</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Бачиш я тебе вже наздогнав скрикнув Заєць</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Иди</text:p>
          </table:table-cell>
          <table:table-cell office:value-type="string" calcext:value-type="string">
            <text:p>домой</text:p>
          </table:table-cell>
          <table:table-cell office:value-type="string" calcext:value-type="string">
            <text:p><text:s/>сказал Ёжик спусти её с привязи и ложись спать</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Іди додому сказав Їжачок відпусти її з прив'язі й лягай спат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Ты прав сказал Медвежонок Вздохнул и отправился</text:p>
          </table:table-cell>
          <table:table-cell office:value-type="string" calcext:value-type="string">
            <text:p>домой</text:p>
          </table:table-cell>
          <table:table-cell office:value-type="string" calcext:value-type="string">
            <text:p><text:s/>В самое жаркое воскресенье которое было в лесу</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А й справді сказало Ведмедик Зітхнув і пішов додому Найспекотнішої неділі яка лиш була у лісі</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Мы мчимся прямо на Слоне подхватывал Медвежонок Туруру глухо</text:p>
          </table:table-cell>
          <table:table-cell office:value-type="string" calcext:value-type="string">
            <text:p>доносилось</text:p>
          </table:table-cell>
          <table:table-cell office:value-type="string" calcext:value-type="string">
            <text:p><text:s/>откуда-то снизу И так они веселились до самого утр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Мчимо ми просто на Слоні підхоплював Ведмедик Туруру глухо почулося звідкись ізнизу І так вони веселилися аж до р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Вместо струн на скрипке были натянуты травинки и засыпая Ёжик думал как завтра он натянет свежие струны и</text:p>
          </table:table-cell>
          <table:table-cell office:value-type="string" calcext:value-type="string">
            <text:p>добьётся</text:p>
          </table:table-cell>
          <table:table-cell office:value-type="string" calcext:value-type="string">
            <text:p><text:s/>всё-таки того чтобы скрипка шумела сосной дышала ветром и топотала падающими шиш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Замість струн на скрипці були натягнуті травинки і засинаючи Їжачок думав як завтра він натягне свіжі струни й таки доб'ється того щоб скрипка шуміла сосною дихала вітром і гупала падаючими шиш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Так прошептал Ёжик</text:p>
          </table:table-cell>
          <table:table-cell office:value-type="string" calcext:value-type="string">
            <text:p>доставая</text:p>
          </table:table-cell>
          <table:table-cell office:value-type="string" calcext:value-type="string">
            <text:p><text:s/>две новые горошины</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ukr</text:p>
          </table:table-cell>
          <table:table-cell office:value-type="string" calcext:value-type="string">
            <text:p><text:s/>Так прошептав Їжачок дістаючи дві нові горошин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row>
        <table:table-row table:style-name="ro1">
          <table:table-cell office:value-type="string" calcext:value-type="string">
            <text:p>rus</text:p>
          </table:table-cell>
          <table:table-cell office:value-type="string" calcext:value-type="string">
            <text:p><text:s/>Поэтому среди прочих моделей эти байдарки считаются долгожительницами они чаще других</text:p>
          </table:table-cell>
          <table:table-cell office:value-type="string" calcext:value-type="string">
            <text:p>доживают</text:p>
          </table:table-cell>
          <table:table-cell office:value-type="string" calcext:value-type="string">
            <text:p><text:s/>до пенсионного возраста и своего и хозяйского</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Тому ця байдарка вважається довгожителькою вона з-помiж iнших частiше доживає до пенсiйного вiку i свого i господар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Для этого оказывается вполне достаточно тех денег которые вы в течение зимы откладывали на выходной костюм Впрочем</text:p>
          </table:table-cell>
          <table:table-cell office:value-type="string" calcext:value-type="string">
            <text:p>домой</text:p>
          </table:table-cell>
          <table:table-cell office:value-type="string" calcext:value-type="string">
            <text:p><text:s/>что в момент когда эта книга попадется тебе на глаза дорогой читатель в магазинах появятся новые еще не известные автору модели байдарок Наконец байдарка с помощью друзей привезена 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Для цього виявляється цiлком достатньо тих грошей що ви протягом зими вiдкладали на парадний костюм [...] 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Наконец байдарка с помощью друзей привезена</text:p>
          </table:table-cell>
          <table:table-cell office:value-type="string" calcext:value-type="string">
            <text:p>домой</text:p>
          </table:table-cell>
          <table:table-cell office:value-type="string" calcext:value-type="string">
            <text:p><text:s/>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Однажды воскресным утром едва</text:p>
          </table:table-cell>
          <table:table-cell office:value-type="string" calcext:value-type="string">
            <text:p>дождавшись</text:p>
          </table:table-cell>
          <table:table-cell office:value-type="string" calcext:value-type="string">
            <text:p><text:s/>когда жена отправится в кругосветку по магазинам искать Завтрак туриста вы втаскиваете тюк с байдарочными деталями в комнату развязываете его и м м д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Наступного ранку в недiлю ви ледве дочекавшись коли дружина вирушить у навколосвiтню подорож по магазинах шукати Снiданок туриста не рибнокруп'яний а справжнiй затягаєте тюк з байдарочним причандаллям до кiмнати розв'язуєте його i м м мда</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Первой фразой которая вылетит из милых уст вашей супруги когда она возвратится</text:p>
          </table:table-cell>
          <table:table-cell office:value-type="string" calcext:value-type="string">
            <text:p>домой</text:p>
          </table:table-cell>
          <table:table-cell office:value-type="string" calcext:value-type="string">
            <text:p><text:s/>будет Я так и знала что этим кончитс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Першою фразою яка вилетить з милих вуст вашої дружини коли вона повернеться додому буде Я так i знала що цим скiнчитьс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Услышав что до этого еще не</text:p>
          </table:table-cell>
          <table:table-cell office:value-type="string" calcext:value-type="string">
            <text:p>дошло</text:p>
          </table:table-cell>
          <table:table-cell office:value-type="string" calcext:value-type="string">
            <text:p><text:s/>а также определив полную комплектность байдарки приятель облегченно закуривает и осведомляется зачем он был вызван</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Дiзнавшись що цього не трапилось а також визначивши повну комплектнiсть байдарки приятель з полегшенням запалює i цiкавиться навiщо його кликал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Безлюдье таежных рек непуганые лоси которые удостаивают проплывающую байдарку лишь кивком царственной головы медведь терпеливо</text:p>
          </table:table-cell>
          <table:table-cell office:value-type="string" calcext:value-type="string">
            <text:p>дожидающийся</text:p>
          </table:table-cell>
          <table:table-cell office:value-type="string" calcext:value-type="string">
            <text:p><text:s/>банки из-под сгущенки в кустах возле разбитого вами лагеря и комары заставляющие ретироваться с позором даже медвед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Безлюддя тайгових рiчок неполоханi лосi якi при зустрiчi з байдаркою вшановують її лише кивком гордої голови ведмiдь який терпляче очiкує банку з-пiд згущеного молока в кущах бiля стоянки комарi якi змушують ганебно вiдступати навiть ведмед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Тем более не</text:p>
          </table:table-cell>
          <table:table-cell office:value-type="string" calcext:value-type="string">
            <text:p>доверяйте</text:p>
          </table:table-cell>
          <table:table-cell office:value-type="string" calcext:value-type="string">
            <text:p><text:s/>Страбону и Геродоту</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Тим бiльше не довiряйтесь Страбону i Геродо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Спускать лодки удобно полуправда чтобы</text:p>
          </table:table-cell>
          <table:table-cell office:value-type="string" calcext:value-type="string">
            <text:p>добраться</text:p>
          </table:table-cell>
          <table:table-cell office:value-type="string" calcext:value-type="string">
            <text:p><text:s/>до удобного места мало совершить двухкилометровый бросок надо пробалансировать по ветхой доске на другую сторону реки</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Спускати човни зручно напiвправда щоб дiстатися до зручного трав'яного майданчика треба пробалансувати по трухлявiй дошцi на другий берег рiчк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Если вы</text:p>
          </table:table-cell>
          <table:table-cell office:value-type="string" calcext:value-type="string">
            <text:p>доверитесь</text:p>
          </table:table-cell>
          <table:table-cell office:value-type="string" calcext:value-type="string">
            <text:p><text:s/>только рассказам очевидцев то сами сможете продолжить список поразительных расхождений суровой действительности с самыми розовыми воспоминаниями о ней</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ukr</text:p>
          </table:table-cell>
          <table:table-cell office:value-type="string" calcext:value-type="string">
            <text:p><text:s/>Якщо ви довiритесь тiльки розповiдям очевидцiв то самi зможете продовжити список разючих розходжень суворої дiйсностi з рожевими спогадами про неї</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row>
        <table:table-row table:style-name="ro1">
          <table:table-cell office:value-type="string" calcext:value-type="string">
            <text:p>rus</text:p>
          </table:table-cell>
          <table:table-cell office:value-type="string" calcext:value-type="string">
            <text:p><text:s/>Но не</text:p>
          </table:table-cell>
          <table:table-cell office:value-type="string" calcext:value-type="string">
            <text:p>дожидаясь</text:p>
          </table:table-cell>
          <table:table-cell office:value-type="string" calcext:value-type="string">
            <text:p><text:s/>ответа одним прыжком он подскочил к волшебному циферблату уцепился за тяжелую стрелку и налегая всем телом крутанул ее назад</text:p>
          </table:table-cell>
          <table:table-cell office:value-type="string" calcext:value-type="string">
            <text:p>[Лидия Обухова. Улыбка птеродактиля (1979) | Л. О. Обухова. Посмішка птеродактіля (Nick, 2009)]</text:p>
          </table:table-cell>
        </table:table-row>
        <table:table-row table:style-name="ro1">
          <table:table-cell office:value-type="string" calcext:value-type="string">
            <text:p>ukr</text:p>
          </table:table-cell>
          <table:table-cell office:value-type="string" calcext:value-type="string">
            <text:p><text:s/>Але не чекаючи відповіді одним стрибком він підскочив до чарівного циферблата учепився за важку стрілку й налягаючи всім тілом крутонув її назад</text:p>
          </table:table-cell>
          <table:table-cell table:number-columns-repeated="2"/>
          <table:table-cell office:value-type="string" calcext:value-type="string">
            <text:p>[Лидия Обухова. Улыбка птеродактиля (1979) | Л. О. Обухова. Посмішка птеродактіля (Nick, 2009)]</text:p>
          </table:table-cell>
        </table:table-row>
        <table:table-row table:style-name="ro1">
          <table:table-cell office:value-type="string" calcext:value-type="string">
            <text:p>rus</text:p>
          </table:table-cell>
          <table:table-cell office:value-type="string" calcext:value-type="string">
            <text:p><text:s/>Это</text:p>
          </table:table-cell>
          <table:table-cell office:value-type="string" calcext:value-type="string">
            <text:p>добавляет</text:p>
          </table:table-cell>
          <table:table-cell office:value-type="string" calcext:value-type="string">
            <text:p><text:s/>к лаврам альсан альсаныча вероятно А А Петрова Агатова бывшего жителя 19 й еще кое-что</text:p>
          </table:table-cell>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row>
        <table:table-row table:style-name="ro1">
          <table:table-cell office:value-type="string" calcext:value-type="string">
            <text:p>ukr</text:p>
          </table:table-cell>
          <table:table-cell office:value-type="string" calcext:value-type="string">
            <text:p><text:s/>Це добавляє до лаврів Альсан Альсанича [правдоподібно А А Петрова Аґатова] колишнього мешканця 19 ї ще дещо</text:p>
          </table:table-cell>
          <table:table-cell table:number-columns-repeated="2"/>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row>
        <table:table-row table:style-name="ro1">
          <table:table-cell office:value-type="string" calcext:value-type="string">
            <text:p>rus</text:p>
          </table:table-cell>
          <table:table-cell office:value-type="string" calcext:value-type="string">
            <text:p><text:s/>Река шуршала камышами бурлила на перекатах и Ежик чувствовал что совсем промок и скоро утонет Вдруг кто-то</text:p>
          </table:table-cell>
          <table:table-cell office:value-type="string" calcext:value-type="string">
            <text:p>дотронулся</text:p>
          </table:table-cell>
          <table:table-cell office:value-type="string" calcext:value-type="string">
            <text:p><text:s/>до его задней лапы Извините беззвучно сказал кто-то кто вы и как сюда попали</text:p>
          </table:table-cell>
          <table:table-cell office:value-type="string" calcext:value-type="string">
            <text:p>[Сергей Козлов. Ёжик в тумане (1975) | С. Г. Козлов. Їжачок у тумані (І. Андрусяк, Наталя Рогаля, 2007)]</text:p>
          </table:table-cell>
        </table:table-row>
        <table:table-row table:style-name="ro1">
          <table:table-cell office:value-type="string" calcext:value-type="string">
            <text:p>ukr</text:p>
          </table:table-cell>
          <table:table-cell office:value-type="string" calcext:value-type="string">
            <text:p><text:s/>Ріка шаруділа очеретами вирувала на перекатах і Їжачок відчував що зовсім змок і скоро потоне Раптом хтось торкнувся його задньої лапи Перепрошую безгучно сказав хтось хто ви і як сюди потрапили</text:p>
          </table:table-cell>
          <table:table-cell table:number-columns-repeated="2"/>
          <table:table-cell office:value-type="string" calcext:value-type="string">
            <text:p>[Сергей Козлов. Ёжик в тумане (1975) | С. Г. Козлов. Їжачок у тумані (І. Андрусяк, Наталя Рогаля, 2007)]</text:p>
          </table:table-cell>
        </table:table-row>
        <table:table-row table:style-name="ro1">
          <table:table-cell office:value-type="string" calcext:value-type="string">
            <text:p>rus</text:p>
          </table:table-cell>
          <table:table-cell office:value-type="string" calcext:value-type="string">
            <text:p><text:s/>Не для баловства для жизни</text:p>
          </table:table-cell>
          <table:table-cell office:value-type="string" calcext:value-type="string">
            <text:p>добываем</text:p>
          </table:table-cell>
          <table:table-cell office:value-type="string" calcext:value-type="string">
            <text:p><text:s/>пропитание тяжким и опасным трудом</text:p>
          </table:table-cell>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ukr</text:p>
          </table:table-cell>
          <table:table-cell office:value-type="string" calcext:value-type="string">
            <text:p><text:s/>Не для пустощів для прожиття добуваємо харчі тяжкою і небезпечною працею</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rus</text:p>
          </table:table-cell>
          <table:table-cell office:value-type="string" calcext:value-type="string">
            <text:p><text:s/>Мария рявкнул Савелий Со двора</text:p>
          </table:table-cell>
          <table:table-cell office:value-type="string" calcext:value-type="string">
            <text:p>донеслось</text:p>
          </table:table-cell>
          <table:table-cell office:value-type="string" calcext:value-type="string">
            <text:p><text:s/>сердитое Чего тебе</text:p>
          </table:table-cell>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ukr</text:p>
          </table:table-cell>
          <table:table-cell office:value-type="string" calcext:value-type="string">
            <text:p><text:s/>Маріє гарикнув Савелій З двору долинуло сердите Чого тобі</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rus</text:p>
          </table:table-cell>
          <table:table-cell office:value-type="string" calcext:value-type="string">
            <text:p><text:s/>Господи сказал Савелий жалостливо до чего скотину</text:p>
          </table:table-cell>
          <table:table-cell office:value-type="string" calcext:value-type="string">
            <text:p>довели</text:p>
          </table:table-cell>
          <table:table-cell/>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ukr</text:p>
          </table:table-cell>
          <table:table-cell office:value-type="string" calcext:value-type="string">
            <text:p><text:s/>Лишенько мовив Савелій скрушно до чого худобу дове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rus</text:p>
          </table:table-cell>
          <table:table-cell office:value-type="string" calcext:value-type="string">
            <text:p><text:s/>Динокан стоял перед ним и смотрел с ожиданием Савелий</text:p>
          </table:table-cell>
          <table:table-cell office:value-type="string" calcext:value-type="string">
            <text:p>достал</text:p>
          </table:table-cell>
          <table:table-cell office:value-type="string" calcext:value-type="string">
            <text:p><text:s/>куриную лапку осторожно протянул зверю Динокан жадно втянул незнакомый запах ноздри затрепетали</text:p>
          </table:table-cell>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ukr</text:p>
          </table:table-cell>
          <table:table-cell office:value-type="string" calcext:value-type="string">
            <text:p><text:s/>Динокан стояв перед ним і очікувально дивився у вічі Савелій дістав курячу лапу простягнув звірюці Динокан жадібно втягнув спокусливий запах його ніздрі затріпоті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row>
        <table:table-row table:style-name="ro1">
          <table:table-cell office:value-type="string" calcext:value-type="string">
            <text:p>rus</text:p>
          </table:table-cell>
          <table:table-cell office:value-type="string" calcext:value-type="string">
            <text:p><text:s/>Но даже в этом состоянии он мог бы</text:p>
          </table:table-cell>
          <table:table-cell office:value-type="string" calcext:value-type="string">
            <text:p>довести</text:p>
          </table:table-cell>
          <table:table-cell office:value-type="string" calcext:value-type="string">
            <text:p><text:s/>геликоптер до корабля</text:p>
          </table:table-cell>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ukr</text:p>
          </table:table-cell>
          <table:table-cell office:value-type="string" calcext:value-type="string">
            <text:p><text:s/>Але навіть в цьому стані він міг би довести гелікоптер до корабля</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rus</text:p>
          </table:table-cell>
          <table:table-cell office:value-type="string" calcext:value-type="string">
            <text:p><text:s/>Очевидно уровень наносов в старом русле</text:p>
          </table:table-cell>
          <table:table-cell office:value-type="string" calcext:value-type="string">
            <text:p>достиг</text:p>
          </table:table-cell>
          <table:table-cell office:value-type="string" calcext:value-type="string">
            <text:p><text:s/>критической точки русло засорилось и вода только что начала искать новый более удобный путь</text:p>
          </table:table-cell>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ukr</text:p>
          </table:table-cell>
          <table:table-cell office:value-type="string" calcext:value-type="string">
            <text:p><text:s/>Очевидно рівень наносів в старому руслі досяг критичної межі русло засмітилося і вода щойно почала шукати новий зручніший шлях</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rus</text:p>
          </table:table-cell>
          <table:table-cell office:value-type="string" calcext:value-type="string">
            <text:p><text:s/>Женька не</text:p>
          </table:table-cell>
          <table:table-cell office:value-type="string" calcext:value-type="string">
            <text:p>дошел</text:p>
          </table:table-cell>
          <table:table-cell office:value-type="string" calcext:value-type="string">
            <text:p><text:s/>до геликоптера всего несколько шагов</text:p>
          </table:table-cell>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ukr</text:p>
          </table:table-cell>
          <table:table-cell office:value-type="string" calcext:value-type="string">
            <text:p><text:s/>Женька не дійшов до гелікоптера всього декілька кроків</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rus</text:p>
          </table:table-cell>
          <table:table-cell office:value-type="string" calcext:value-type="string">
            <text:p><text:s/>Макивчук</text:p>
          </table:table-cell>
          <table:table-cell office:value-type="string" calcext:value-type="string">
            <text:p>достал</text:p>
          </table:table-cell>
          <table:table-cell office:value-type="string" calcext:value-type="string">
            <text:p><text:s/>из шкафа три тонкостенных фужера из прозрачного стекла бережно разлил паленку</text:p>
          </table:table-cell>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ukr</text:p>
          </table:table-cell>
          <table:table-cell office:value-type="string" calcext:value-type="string">
            <text:p><text:s/>Маківчук дістав з шафи три тонкостінні фужери з прозорого скла дбайливо розлив паленку</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row>
        <table:table-row table:style-name="ro1">
          <table:table-cell office:value-type="string" calcext:value-type="string">
            <text:p>rus</text:p>
          </table:table-cell>
          <table:table-cell office:value-type="string" calcext:value-type="string">
            <text:p><text:s/>Над головой нависали тучи казалось до них можно</text:p>
          </table:table-cell>
          <table:table-cell office:value-type="string" calcext:value-type="string">
            <text:p>дотянуться</text:p>
          </table:table-cell>
          <table:table-cell office:value-type="string" calcext:value-type="string">
            <text:p><text:s/>рукой</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Над головою нависали хмари здавалося до них можна дотягнутися рукою</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Но только не всякий муравей</text:p>
          </table:table-cell>
          <table:table-cell office:value-type="string" calcext:value-type="string">
            <text:p>доносит</text:p>
          </table:table-cell>
          <table:table-cell office:value-type="string" calcext:value-type="string">
            <text:p><text:s/>добычу благополучно</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От тільки не кожна мураха доносить здобич щасливо</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Оба вели вглубь муравейника откуда</text:p>
          </table:table-cell>
          <table:table-cell office:value-type="string" calcext:value-type="string">
            <text:p>доносился</text:p>
          </table:table-cell>
          <table:table-cell office:value-type="string" calcext:value-type="string">
            <text:p><text:s/>приглушенный шорох множества ног</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Обидва вели углиб мурашника звідки долинав приглушений шерех безлічі ніг</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одно обнаружил трещинку бросил обратно и взял целое</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Він дістав одне виявив тріщину кинув назад і узяв ціле</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У него было изумленное и радостное лицо Элина</text:p>
          </table:table-cell>
          <table:table-cell office:value-type="string" calcext:value-type="string">
            <text:p>допей</text:p>
          </table:table-cell>
          <table:table-cell office:value-type="string" calcext:value-type="string">
            <text:p><text:s/>все Амброзия напиток богов</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У нього було здивоване і радісне обличчя Еліно допий усе Амброзія напій богів</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Как на баразе право слово Затем вы</text:p>
          </table:table-cell>
          <table:table-cell office:value-type="string" calcext:value-type="string">
            <text:p>доили</text:p>
          </table:table-cell>
          <table:table-cell office:value-type="string" calcext:value-type="string">
            <text:p><text:s/>еще что-то страшное Неужели и в самом деле пробовали ту жидкость</text:p>
          </table:table-cell>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ukr</text:p>
          </table:table-cell>
          <table:table-cell office:value-type="string" calcext:value-type="string">
            <text:p><text:s/>Як на базарі слово честі Потім ви доїли ще щось страшне Невже і справді куштували ту рідину</text:p>
          </table:table-cell>
          <table:table-cell table:number-columns-repeated="2"/>
          <table:table-cell office:value-type="string" calcext:value-type="string">
            <text:p>[Юрий Никитин. Муравьи (1973) | Ю. Нікітін. Мурахи (Віталій Геник, 1995-2010)]</text:p>
          </table:table-cell>
        </table:table-row>
        <table:table-row table:style-name="ro1">
          <table:table-cell office:value-type="string" calcext:value-type="string">
            <text:p>rus</text:p>
          </table:table-cell>
          <table:table-cell office:value-type="string" calcext:value-type="string">
            <text:p><text:s/>Ракета зонд</text:p>
          </table:table-cell>
          <table:table-cell office:value-type="string" calcext:value-type="string">
            <text:p>донесла</text:p>
          </table:table-cell>
          <table:table-cell office:value-type="string" calcext:value-type="string">
            <text:p><text:s/>о наличии разумных существ на четвертой планете Телекана</text:p>
          </table:table-cell>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ukr</text:p>
          </table:table-cell>
          <table:table-cell office:value-type="string" calcext:value-type="string">
            <text:p><text:s/>Ракета зонд повідомила про наявність розумних істот на четвертій планеті Телекан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rus</text:p>
          </table:table-cell>
          <table:table-cell office:value-type="string" calcext:value-type="string">
            <text:p><text:s/>И медленно до сознания</text:p>
          </table:table-cell>
          <table:table-cell office:value-type="string" calcext:value-type="string">
            <text:p>доходила</text:p>
          </table:table-cell>
          <table:table-cell office:value-type="string" calcext:value-type="string">
            <text:p><text:s/>простая и страшная истина несовместимость</text:p>
          </table:table-cell>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ukr</text:p>
          </table:table-cell>
          <table:table-cell office:value-type="string" calcext:value-type="string">
            <text:p><text:s/>І поволі до свідомості доходила проста і страшна істина несумісність</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rus</text:p>
          </table:table-cell>
          <table:table-cell office:value-type="string" calcext:value-type="string">
            <text:p><text:s/>Представляю сколько смельчаков должно погибнуть пока</text:p>
          </table:table-cell>
          <table:table-cell office:value-type="string" calcext:value-type="string">
            <text:p>достанут</text:p>
          </table:table-cell>
          <table:table-cell office:value-type="string" calcext:value-type="string">
            <text:p><text:s/>хоть один цветок прошептал Женька</text:p>
          </table:table-cell>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ukr</text:p>
          </table:table-cell>
          <table:table-cell office:value-type="string" calcext:value-type="string">
            <text:p><text:s/>Уявляю скільки сміливців мусить загинути поки добудуть хоч одну квітку прошепотів Женьк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row>
        <table:table-row table:style-name="ro1">
          <table:table-cell office:value-type="string" calcext:value-type="string">
            <text:p>rus</text:p>
          </table:table-cell>
          <table:table-cell office:value-type="string" calcext:value-type="string">
            <text:p><text:s/>Оставь нас послышался в наушниках тоскливый голос Женьки Ты еще успеешь</text:p>
          </table:table-cell>
          <table:table-cell office:value-type="string" calcext:value-type="string">
            <text:p>добежать</text:p>
          </table:table-cell>
          <table:table-cell office:value-type="string" calcext:value-type="string">
            <text:p><text:s/>до ракеты Я тебя прикрою огнем</text:p>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Покинь нас почувся в навушниках тужний голос Женьки Ти ще встигнеш добігти до ракети Я тебе прикрию вогне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В фокусе температура</text:p>
          </table:table-cell>
          <table:table-cell office:value-type="string" calcext:value-type="string">
            <text:p>достигает</text:p>
          </table:table-cell>
          <table:table-cell office:value-type="string" calcext:value-type="string">
            <text:p><text:s/>двух тысяч градусов</text:p>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У фокусі температура досягає двох тисяч градусі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Женька решил что пришло время и ему</text:p>
          </table:table-cell>
          <table:table-cell office:value-type="string" calcext:value-type="string">
            <text:p>дополнить</text:p>
          </table:table-cell>
          <table:table-cell office:value-type="string" calcext:value-type="string">
            <text:p><text:s/>рассказ о столкновении и бегстве</text:p>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Женька вирішив що прийшов час і йому доповнити розповідь про сутичку і втечу</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Ответь нам сказал Макивчук и чуть помедлив</text:p>
          </table:table-cell>
          <table:table-cell office:value-type="string" calcext:value-type="string">
            <text:p>добавил</text:p>
          </table:table-cell>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Дай нам відповідь сказав Маківчук і трохи зачекавши дода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Не знаю сказал Макивчук четко но знать хотел бы До Женьки наконец</text:p>
          </table:table-cell>
          <table:table-cell office:value-type="string" calcext:value-type="string">
            <text:p>дошло</text:p>
          </table:table-cell>
          <table:table-cell office:value-type="string" calcext:value-type="string">
            <text:p><text:s/>Не человек сказал он с тихим ужасом</text:p>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Не знаю сказав Маківчук чітко але знати хотів би До Женьки нарешті дійшло Не людина сказав він з тихим жахо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И что это за нить если на ней держится так много и почему человечество все еще</text:p>
          </table:table-cell>
          <table:table-cell office:value-type="string" calcext:value-type="string">
            <text:p>доверяет</text:p>
          </table:table-cell>
          <table:table-cell office:value-type="string" calcext:value-type="string">
            <text:p><text:s/>этой нити</text:p>
          </table:table-cell>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ukr</text:p>
          </table:table-cell>
          <table:table-cell office:value-type="string" calcext:value-type="string">
            <text:p><text:s/>І що це за нитка якщо на ній тримається так багато і чому людство все ще довіряє цій нитці</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row>
        <table:table-row table:style-name="ro1">
          <table:table-cell office:value-type="string" calcext:value-type="string">
            <text:p>rus</text:p>
          </table:table-cell>
          <table:table-cell office:value-type="string" calcext:value-type="string">
            <text:p><text:s/>Много мне радости от моих мальчишек рассердилась Евтихия Эй вы Марш</text:p>
          </table:table-cell>
          <table:table-cell office:value-type="string" calcext:value-type="string">
            <text:p>домой</text:p>
          </table:table-cell>
          <table:table-cell office:value-type="string" calcext:value-type="string">
            <text:p><text:s/>Или хотите чтобы суп пригорел</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Багато мені радості від моїх хлопчаків розгнівалась Євтихія Ей ви Гайда додому Чи хочете щоб суп пригорі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Вам надлежит</text:p>
          </table:table-cell>
          <table:table-cell office:value-type="string" calcext:value-type="string">
            <text:p>достигнуть</text:p>
          </table:table-cell>
          <table:table-cell office:value-type="string" calcext:value-type="string">
            <text:p><text:s/>гармонического совершенства души и тела</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Ви повинні досягнути гармонійної досконалості душі й тіл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А педотриб тут же</text:p>
          </table:table-cell>
          <table:table-cell office:value-type="string" calcext:value-type="string">
            <text:p>добавлял</text:p>
          </table:table-cell>
          <table:table-cell office:value-type="string" calcext:value-type="string">
            <text:p><text:s/>и своей палкой</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А педотриб тут таки добавляв ще й своєю палицею</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Увидев все великолепие Игр блеск и мощность атлетов он захочет стать таким как они чтобы тоже когда-нибудь</text:p>
          </table:table-cell>
          <table:table-cell office:value-type="string" calcext:value-type="string">
            <text:p>добиться</text:p>
          </table:table-cell>
          <table:table-cell office:value-type="string" calcext:value-type="string">
            <text:p><text:s/>звания олимпионика</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Побачивши всю чудову красу Ігор майстерність і могутність атлетів він захоче стати таким як вони щоб теж коли-небудь здобути звання олімпіонік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Но разве он не видит здесь в Афинах каких успехов</text:p>
          </table:table-cell>
          <table:table-cell office:value-type="string" calcext:value-type="string">
            <text:p>добиваются</text:p>
          </table:table-cell>
          <table:table-cell office:value-type="string" calcext:value-type="string">
            <text:p><text:s/>его сверстники</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А хіба він не бачить тут в Афінах яких успіхів досягають його ровесники</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Пусть увидит сам чего</text:p>
          </table:table-cell>
          <table:table-cell office:value-type="string" calcext:value-type="string">
            <text:p>достигает</text:p>
          </table:table-cell>
          <table:table-cell office:value-type="string" calcext:value-type="string">
            <text:p><text:s/>человек если он этого захочет</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Нехай побачить сам чого може досягти людина якщо вона цього захоче</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Повара рабы с бритыми головами спешили на рынок или возвращались</text:p>
          </table:table-cell>
          <table:table-cell office:value-type="string" calcext:value-type="string">
            <text:p>домой</text:p>
          </table:table-cell>
          <table:table-cell office:value-type="string" calcext:value-type="string">
            <text:p><text:s/>с корзинами полными рыбой кроликами грудами овощей фруктов и связками пряных трав</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Кухарі раби з поголеними головами поспішали на базар або поверталися додому з кошиками наповненими рибою кроликами овочами фруктами і жмутами пряних тра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Нам пора</text:p>
          </table:table-cell>
          <table:table-cell office:value-type="string" calcext:value-type="string">
            <text:p>домой</text:p>
          </table:table-cell>
          <table:table-cell office:value-type="string" calcext:value-type="string">
            <text:p><text:s/>иначе мы опоздаем к обеду</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Нам час додому інакше ми запізнимося на обід</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Правда Геро тихо ответила Эригона ведь ты знаешь что многое не</text:p>
          </table:table-cell>
          <table:table-cell office:value-type="string" calcext:value-type="string">
            <text:p>дозволено</text:p>
          </table:table-cell>
          <table:table-cell office:value-type="string" calcext:value-type="string">
            <text:p><text:s/>афинским женщинам</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Правда Геро тихо відповіла Еригона адже ти знаєш що багато чого не дозволено афінським жінкам</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Так и в путешествии ты погуляешь потом пообедаешь еще погуляешь поужинаешь поспишь а через пять шесть дней уже</text:p>
          </table:table-cell>
          <table:table-cell office:value-type="string" calcext:value-type="string">
            <text:p>дойдешь</text:p>
          </table:table-cell>
          <table:table-cell office:value-type="string" calcext:value-type="string">
            <text:p><text:s/>до Олимпии</text:p>
          </table:table-cell>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ukr</text:p>
          </table:table-cell>
          <table:table-cell office:value-type="string" calcext:value-type="string">
            <text:p><text:s/>Отак і в подорожі ти погуляєш потім пообідаєш ще погуляєш повечеряєш поспиш а через п'ять шість днів уже дійдеш до Олімпії</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row>
        <table:table-row table:style-name="ro1">
          <table:table-cell office:value-type="string" calcext:value-type="string">
            <text:p>rus</text:p>
          </table:table-cell>
          <table:table-cell office:value-type="string" calcext:value-type="string">
            <text:p><text:s/>В возрасте четырех месяцев когда Бим уже смог</text:p>
          </table:table-cell>
          <table:table-cell office:value-type="string" calcext:value-type="string">
            <text:p>дотянуться</text:p>
          </table:table-cell>
          <table:table-cell office:value-type="string" calcext:value-type="string">
            <text:p><text:s/>на задних лапках он сам вытащил брусочек и попытался его исследовать</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В чотири місяці Бім уже зміг ставши на задні лапки дотягнутися до стіни Він сам вийняв зубами брусочок і спробував його дослідит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Нельзя Нельзя</text:p>
          </table:table-cell>
          <table:table-cell office:value-type="string" calcext:value-type="string">
            <text:p>долбил</text:p>
          </table:table-cell>
          <table:table-cell office:value-type="string" calcext:value-type="string">
            <text:p><text:s/>тот нарочито и совал снова и снова книгу к носу но уже не наказывал</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Не можна Не можна товкмачив той навмисне і тицяв знову й знову книжку до носа та вже не карав</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Хозяин мог бы по этим анкетам не только</text:p>
          </table:table-cell>
          <table:table-cell office:value-type="string" calcext:value-type="string">
            <text:p>дойти</text:p>
          </table:table-cell>
          <table:table-cell office:value-type="string" calcext:value-type="string">
            <text:p><text:s/>до прадеда и пробабки Бима но и знать при желании прадедового прадеда и прабабушкину прабабушку</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Хазяїн міг би за цими анкетами дійти не тільки до Бімових прадіда й прабаби але й знати при бажанні прадідового прадіда й прабабину прабаб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Он перевернул все книги по охоте и собаководству чтобы хоть немного приблизиться к истине и</text:p>
          </table:table-cell>
          <table:table-cell office:value-type="string" calcext:value-type="string">
            <text:p>доказать</text:p>
          </table:table-cell>
          <table:table-cell office:value-type="string" calcext:value-type="string">
            <text:p><text:s/>со временем что Бим не виноват</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Він перегорнув усі книжки з полювання та собаківництва щоб хоч трохи наблизитися до істини й довести згодом що Бім не винен</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Да и в самом деле этак каждый может происхождение своей собаки</text:p>
          </table:table-cell>
          <table:table-cell office:value-type="string" calcext:value-type="string">
            <text:p>довести</text:p>
          </table:table-cell>
          <table:table-cell office:value-type="string" calcext:value-type="string">
            <text:p><text:s/>до собаки писателя а там и самому недалеко до Л Н Толстог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Та й справді отак кожен може походження свого собаки довести до собаки письменника а там і самому недалеко до Л М Толстого</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Тщательно и старательно шел Бим по лугу челноком разыскивая разбросанный сыр и вдруг среди разных запахов трав цветов самой земли и реки ворвалась струя воздуха необычная и волнующая пахло какой-то птицей вовсе не похожей на тех что знал Бим воробьев там разных веселых синиц трясогузок и всякой мелочи</text:p>
          </table:table-cell>
          <table:table-cell office:value-type="string" calcext:value-type="string">
            <text:p>догнать</text:p>
          </table:table-cell>
          <table:table-cell office:value-type="string" calcext:value-type="string">
            <text:p><text:s/>какую нечего и пытаться пробова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Пильно й старанно йшов Бім через луг човником вишукуючи розкиданий сир і раптом серед різних пахощів трав квітів самої землі та річки ввірвався струмінь повітря незвичний і хвилюючий пахло якимось птахом зовсім не схожим на тих яких знав Бім горобців там різних веселих синиць трясогузок і всілякої дрібноти яку нізащо не наздоженеш</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Бим опять ринулся было безрассудно</text:p>
          </table:table-cell>
          <table:table-cell office:value-type="string" calcext:value-type="string">
            <text:p>догонять</text:p>
          </table:table-cell>
          <table:table-cell office:value-type="string" calcext:value-type="string">
            <text:p><text:s/>птицу н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Бім знову нерозважливо кинувся був наздоганяти птаха але</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И</text:p>
          </table:table-cell>
          <table:table-cell office:value-type="string" calcext:value-type="string">
            <text:p>догонять</text:p>
          </table:table-cell>
          <table:table-cell office:value-type="string" calcext:value-type="string">
            <text:p><text:s/>его оказывается вовсе не надо его только найти поднять на крыло и лечь а остальное сделает друг</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І наздоганяти його виявляється зовсім не треба його тільки знайти підняти на крило й лягти а решту зробить друг</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Что до интеллигентности то Бим даже умел так научился сам</text:p>
          </table:table-cell>
          <table:table-cell office:value-type="string" calcext:value-type="string">
            <text:p>дошел</text:p>
          </table:table-cell>
          <table:table-cell office:value-type="string" calcext:value-type="string">
            <text:p><text:s/>своим умом царапаться в дверь чтобы откры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Щодо інтелігентності то Бім умів навіть так навчився сам дійшов своїм розумом дряпатися в двері щоб відчинил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Бим побегает малость управится как и полагается и спешит</text:p>
          </table:table-cell>
          <table:table-cell office:value-type="string" calcext:value-type="string">
            <text:p>домой</text:p>
          </table:table-cell>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ukr</text:p>
          </table:table-cell>
          <table:table-cell office:value-type="string" calcext:value-type="string">
            <text:p><text:s/>Бім трохи побігає впорається як і належить і поспішає додом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row>
        <table:table-row table:style-name="ro1">
          <table:table-cell office:value-type="string" calcext:value-type="string">
            <text:p>rus</text:p>
          </table:table-cell>
          <table:table-cell office:value-type="string" calcext:value-type="string">
            <text:p><text:s/>А по вечерам он приносил их</text:p>
          </table:table-cell>
          <table:table-cell office:value-type="string" calcext:value-type="string">
            <text:p>домой</text:p>
          </table:table-cell>
          <table:table-cell office:value-type="string" calcext:value-type="string">
            <text:p><text:s/>в своём чёрном портфельчике</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А вечорами він приносив їх додому в своему чорному портфелик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Да было похоже на то что ветер сперва</text:p>
          </table:table-cell>
          <table:table-cell office:value-type="string" calcext:value-type="string">
            <text:p>донёс</text:p>
          </table:table-cell>
          <table:table-cell office:value-type="string" calcext:value-type="string">
            <text:p><text:s/>её до калитки подождал пока она откроет а потом принёс её прямо к парадной двери</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Так скидалося на те що вітер спершу доніс її до хвірточки зачекав доки вона відчинить а потім приніс її просто до парадного вход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И с этими словами она</text:p>
          </table:table-cell>
          <table:table-cell office:value-type="string" calcext:value-type="string">
            <text:p>достала</text:p>
          </table:table-cell>
          <table:table-cell office:value-type="string" calcext:value-type="string">
            <text:p><text:s/>из совершенно пустой сумки накрахмаленный белый фартук и надела его</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І з цими словами вона дістала з зовсім порожньої валізки накрохмалений білий фартух і наділа його</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Мэри Поппинс</text:p>
          </table:table-cell>
          <table:table-cell office:value-type="string" calcext:value-type="string">
            <text:p>достала</text:p>
          </table:table-cell>
          <table:table-cell office:value-type="string" calcext:value-type="string">
            <text:p><text:s/>из сумки большую бутыль с ярлыком Принимать по чайной ложке перед сном</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Мері Поппінс дістала з валізки чималеньку плящину з написом Вживати по чайній ложці перед сном</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И она помогла им раздеться причём они заметили что те же самые крючки и пуговицы которые</text:p>
          </table:table-cell>
          <table:table-cell office:value-type="string" calcext:value-type="string">
            <text:p>доставляли</text:p>
          </table:table-cell>
          <table:table-cell office:value-type="string" calcext:value-type="string">
            <text:p><text:s/>няне Кэти столько хлопот у Мэри Поппинс расстёгивались сами стоило ей на них взглянуть</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І вона допомогла їм роздягнутись причому вони помітили що ті самі гачки й ґудзики які завдавали няньці Кеті стільки клопоту в Мері Поппінс розстібалися самі варто їй було на них поглянут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Из ковровой сумки она</text:p>
          </table:table-cell>
          <table:table-cell office:value-type="string" calcext:value-type="string">
            <text:p>достала</text:p>
          </table:table-cell>
          <table:table-cell office:value-type="string" calcext:value-type="string">
            <text:p><text:s/>семь фланелевых ночных рубашек четыре полотняных пару туфель коробку домино две купальные шапочки альбом с открытками и зонтик зонтик с ручкой в виде головы попугая</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Із килимової валізки вона дістала сім байкових нічних сорочок чотири ситцевих пару черевиків коробку доміно дві купальні шапочки альбом із листівками та парасольку парасольку з ручкою у вигляді голівки папужк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И если я услышу ещё один вопрос мы сразу пойдём</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І якщо я почую ще одне запитання ми відразу підемо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О господи боже ты мой милостивый стонал мистер Паррик вытирая слёзы полой пиджака потому что он был не в состоянии найти свой носовой платок Пора идти</text:p>
          </table:table-cell>
          <table:table-cell office:value-type="string" calcext:value-type="string">
            <text:p>домой</text:p>
          </table:table-cell>
          <table:table-cell office:value-type="string" calcext:value-type="string">
            <text:p><text:s/>Голос Мэри Поппинс словно трубный глас заглушил общий хохот</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О Господи Боже ти мій милосердний стогнав містер Паррук витираючи сльози полою піджака бо був не в змозі знайти свій носовичок Час іти додому Голос Мері Поппінс ніби срібна сурма заглушив загальний регіт</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Да мысль о том что пора идти</text:p>
          </table:table-cell>
          <table:table-cell office:value-type="string" calcext:value-type="string">
            <text:p>домой</text:p>
          </table:table-cell>
          <table:table-cell office:value-type="string" calcext:value-type="string">
            <text:p><text:s/>это была первая грустная мысль за весь день и как только она появилась смешинка пропала</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Так думка про те що час іти додому це була перша сумна думка за весь день і як тільки вона з'явилася смішинка пропала</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office:value-type="string" calcext:value-type="string">
            <text:p><text:s/>Ужасно жалко что вы должны идти</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ukr</text:p>
          </table:table-cell>
          <table:table-cell office:value-type="string" calcext:value-type="string">
            <text:p><text:s/>Дуже шкода що ви повинні йти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row>
        <table:table-row table:style-name="ro1">
          <table:table-cell office:value-type="string" calcext:value-type="string">
            <text:p>rus</text:p>
          </table:table-cell>
          <table:table-cell/>
          <table:table-cell office:value-type="string" calcext:value-type="string">
            <text:p>Доконала</text:p>
          </table:table-cell>
          <table:table-cell office:value-type="string" calcext:value-type="string">
            <text:p><text:s/>таки мой корабль своими булыжниками два раза в стратосфере и вот здесь</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Доконала вона усе-таки мій корабель своїми каменюками двічі у стратосфері і ось тут</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Он мельком подумал что огонь может</text:p>
          </table:table-cell>
          <table:table-cell office:value-type="string" calcext:value-type="string">
            <text:p>догнать</text:p>
          </table:table-cell>
          <table:table-cell office:value-type="string" calcext:value-type="string">
            <text:p><text:s/>его и тогда придется уходить вплавь и это будет неприятно но красный свет вдруг померк и погас совсем и он понял что противопожарные устройства в отличие от него разобрались все-таки что к чему и выполнили свое назначение с присущей им тщательностью</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Він мигцем подумав що вогонь може наздогнати його і тоді доведеться втікати плавом і це буде неприємно але червоне світло зненацька потьмяніло і згасло зовсім і він збагнув що протипожежні пристрої на відміну од нього розчовпали усе-таки що й до чого і виконали своє призначення з притаманною їм старанністю</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Максиму вдруг пришло в голову что край настолько запущен и дик что людей может и не оказаться поблизости что</text:p>
          </table:table-cell>
          <table:table-cell office:value-type="string" calcext:value-type="string">
            <text:p>добираться</text:p>
          </table:table-cell>
          <table:table-cell office:value-type="string" calcext:value-type="string">
            <text:p><text:s/>до них придется несколько суток</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Максимові зненацька спало на думку що край настільки занедбаний і дикий що людей може не виявитися поблизу що добиратися до них доведеться не одну добу</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Да подумал он позитронных эмиттеров мне здесь не</text:p>
          </table:table-cell>
          <table:table-cell office:value-type="string" calcext:value-type="string">
            <text:p>достать</text:p>
          </table:table-cell>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Так подумав він позитронних емітерів мені тут не роздобут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Может</text:p>
          </table:table-cell>
          <table:table-cell office:value-type="string" calcext:value-type="string">
            <text:p>догнать</text:p>
          </table:table-cell>
          <table:table-cell office:value-type="string" calcext:value-type="string">
            <text:p><text:s/>его Подумал он остановить погасить котел</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Може наздогнати його подумав він Зупинити загасити котел</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Очевидно неведомый Максиму юмор ситуации</text:p>
          </table:table-cell>
          <table:table-cell office:value-type="string" calcext:value-type="string">
            <text:p>дошел</text:p>
          </table:table-cell>
          <table:table-cell office:value-type="string" calcext:value-type="string">
            <text:p><text:s/>наконец до рыжебородого</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Певно невідомий Максимові гумор ситуації дійшов нарешті до рудобородого</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table:table-cell office:value-type="string" calcext:value-type="string">
            <text:p>Докладывает</text:p>
          </table:table-cell>
          <table:table-cell office:value-type="string" calcext:value-type="string">
            <text:p><text:s/>старшина сто четырнадцатого отряда воспитуемый Зеф</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Доповідає старшина сто чотирнадцятого загону виховуваний Зеф</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Пока Зеф</text:p>
          </table:table-cell>
          <table:table-cell office:value-type="string" calcext:value-type="string">
            <text:p>докладывал</text:p>
          </table:table-cell>
          <table:table-cell office:value-type="string" calcext:value-type="string">
            <text:p><text:s/>задержанный бегал быстрыми глазами по помещению жутко и странно улыбаясь всем присутствующим зубы у него были ровные и белые как сахар</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Поки Зеф доповідав затриманий бігав меткими очима по приміщенню моторошно і дивно усміхаючись усім присутнім зуби мав рівні й білі мов цукор</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Зеф</text:p>
          </table:table-cell>
          <table:table-cell office:value-type="string" calcext:value-type="string">
            <text:p>доложил</text:p>
          </table:table-cell>
          <table:table-cell office:value-type="string" calcext:value-type="string">
            <text:p><text:s/>что нынешней ночью он со своим отрядом прочесывал квадрат 23 07 уничтожил четыре самоходных баллисты и одну установку неизвестного назначения потерял двоих при взрыве и все было в порядке</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Зеф доповів що минулої ночі він зі своїм загоном прочісував квадрат 23 07 знищив чотири самохідних балісти й одну установку невідомого призначення втратив двох людей під час вибуху і все було гаразд</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По-моему это ловкий шпион заявила старая чернильница Надо</text:p>
          </table:table-cell>
          <table:table-cell office:value-type="string" calcext:value-type="string">
            <text:p>доложить</text:p>
          </table:table-cell>
          <table:table-cell office:value-type="string" calcext:value-type="string">
            <text:p><text:s/>господину бригадиру Господин ротмистр не обратил на него внимания</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ukr</text:p>
          </table:table-cell>
          <table:table-cell office:value-type="string" calcext:value-type="string">
            <text:p><text:s/>Як на мене то це спритний шпигун сказала стара чорнильниця Треба доповісти панові бригадиру Пан ротмістр не звернув на нього уваг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row>
        <table:table-row table:style-name="ro1">
          <table:table-cell office:value-type="string" calcext:value-type="string">
            <text:p>rus</text:p>
          </table:table-cell>
          <table:table-cell office:value-type="string" calcext:value-type="string">
            <text:p><text:s/>В угоду старомодным читателям интересующимся дальнейшей судьбой живых образцов за горизонтом правдивой повести могу привести некоторые указания полученные от г-на Виндмюллера из Рамздэля который пожелал остаться неназванным дабы длинная тень прискорбной и грязной истории не</text:p>
          </table:table-cell>
          <table:table-cell office:value-type="string" calcext:value-type="string">
            <text:p>дотянулась</text:p>
          </table:table-cell>
          <table:table-cell office:value-type="string" calcext:value-type="string">
            <text:p><text:s/>до того городка в котором он имеет честь проживать</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На догоду старомодним читачам якi цiкавляться подальшою долею живих зразкiв за обрiєм правдивої повiстi можу навести деякi вiстки одержанi вiд п на Вiндмюллера з Рамзделя котрий волiв лишитись неназваним щоб довга тiнь невтiшної та брудної iсторiї не дотяглась до того мiстечка у якому вiн честиво проживає</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Внезапно мы оказались влюбленными друг в дружку безумно неуклюже бесстыдно мучительно я бы</text:p>
          </table:table-cell>
          <table:table-cell office:value-type="string" calcext:value-type="string">
            <text:p>добавил</text:p>
          </table:table-cell>
          <table:table-cell office:value-type="string" calcext:value-type="string">
            <text:p><text:s/>безнадежно ибо наше неистовое стремление ко взаимному обладанию могло бы быть утолено только если бы каждый из нас в самом деле впитал и усвоил каждую частицу тела и души другого между тем мы даже не могли найти места где бы совокупиться как без труда находят дети трущоб</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Та знагла ми стали закоханими одне в одне нестямно незграбно безстидно нестерпно я додав би безнадiйно адже наше несамовите прагнення до взаємного володiння можна було б вгамувати тiльки якби кожен з нас насправдi увiбрав та засвоїв кожну частку тiла й душi iншого втiм ми навiть не могли знайти мiсця де б злучитись як цiлком вiльно знаходять дiти хащ</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Там на мягком песке в нескольких шагах от старших мы валялись все утро в оцепенелом исступлении любовной муки и пользовались всяким благословенным изъяном в ткани времени и пространства чтобы притронуться друг к дружке ее рука сквозь песок подползала ко мне придвигалась все ближе переставляя узкие загорелые пальцы а затем ее перламутровое колено отправлялось в то же длинное осторожное путешествие иногда случайный вал сооруженный другими детьми помоложе служил нам прикрытием для беглого соленого поцелуя эти несовершенные соприкосновения</text:p>
          </table:table-cell>
          <table:table-cell office:value-type="string" calcext:value-type="string">
            <text:p>доводили</text:p>
          </table:table-cell>
          <table:table-cell office:value-type="string" calcext:value-type="string">
            <text:p><text:s/>наши здоровые и неопытные тела до такой степени раздражения что даже прохлада голубой воды под которой мы продолжали преследовать свою цель не могла нас успокоить</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Там на м'якому пiску за кiлька крокiв вiд старших ми валялися цiлий ранок у зацiпенiлiй нестямi любовної муки та зуживали всякого щасного вирiзу в тканинi простору й часу щоб торкнутись одне одного її рука крiзь пiсок пiдповзала до мене тулилася ближче переставляючи вузькi та смаглявi пальцi а потiм її перламутровi колiна вiдправлялись у таку ж тривалу обачливу подорож iнодi випадковий вал споруджений iншими дiтьми молодшими слугував нам укриттям для обiжного солоного поцiлунку цi недосконалi дотики доводили нашi здоровi та недосвiдченi тiла до такого ступеня збудження що навiть прохолода блакитної води пiд якою ми продовжували правити свого не в змозi була нас заспокоїт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Снова и снова перелистываю эти жалкие воспоминания и все</text:p>
          </table:table-cell>
          <table:table-cell office:value-type="string" calcext:value-type="string">
            <text:p>допытываюсь</text:p>
          </table:table-cell>
          <table:table-cell office:value-type="string" calcext:value-type="string">
            <text:p><text:s/>у самого себя не оттуда ли не из блеска ли того далекого лета пошла трещина через всю мою жизнь</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Знову i знову гортаю цi мiзернi спомини та щоразу питаю в себе самого чи не звiдти не з мерехтiння того далекого лiта пiшла трiщина через усе моє життя</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Громоздкие человечьи самки которыми мне</text:p>
          </table:table-cell>
          <table:table-cell office:value-type="string" calcext:value-type="string">
            <text:p>довелось</text:p>
          </table:table-cell>
          <table:table-cell office:value-type="string" calcext:value-type="string">
            <text:p><text:s/>пользоваться служили лишь паллиативом Я готов поверить что ощущения мною извлекаемые из естественного соития равнялись более или менее тем которые испытывают нормальные большие мужчины общаясь с нормальными большими женщинами в том рутинном ритме который сотрясает мир но беда в том что этим господам не как мне познать проблеск несравненно более пронзительного блаженства</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Кремезнi людячi самицi котрих менi дозволено було уживати слугували тiльки палiативом Я готовий повiрити що вiдчування якi я вилучав iз природного злягання рiвнялись бiльш-менш тим що їх зазнають нормальнi великi мужчини коли спiлкуються iз нормальними великими жiнками в тому рутинному ритмi який iздригає свiт Але негаразд є в тiм що цьому товариству не довелось як довелось менi спiзнати проблиск незрiвнянно бiльш пронизливої насолод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Хью Броутон полемический писатель времен Джемса Первого</text:p>
          </table:table-cell>
          <table:table-cell office:value-type="string" calcext:value-type="string">
            <text:p>доказал</text:p>
          </table:table-cell>
          <table:table-cell office:value-type="string" calcext:value-type="string">
            <text:p><text:s/>что Рахаб была блудницей в десять лет</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Хью Броутон полемiчний письменник часiв Джемса Першого довiв що Рахаб була блудницею вже в десять ро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Все это крайне интересно и я</text:p>
          </table:table-cell>
          <table:table-cell office:value-type="string" calcext:value-type="string">
            <text:p>допускаю</text:p>
          </table:table-cell>
          <table:table-cell office:value-type="string" calcext:value-type="string">
            <text:p><text:s/>что вы уже видите как у меня пенится рот перед припадком но нет ничего не пенится я просто пускаю выщелком разноцветные блошки счастливых мыслей в соответствующую чашечку</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Все це вкрай цiкаво i я припускаю що ви вже бачите як рот менi пiниться перед приступом та нi нiщо не пiниться я просто пускаю вистрибом рiзнобарвнi блiшки щасливих думок у вiдповiдну чашечку</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Голова ее едва</text:p>
          </table:table-cell>
          <table:table-cell office:value-type="string" calcext:value-type="string">
            <text:p>доходила</text:p>
          </table:table-cell>
          <table:table-cell office:value-type="string" calcext:value-type="string">
            <text:p><text:s/>до моей нагрудной шерсти личико было круглое с ямочками какое часто встречается у молодых француженок</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Голова її ледь сягала моєї нагрудної шерстi личко було кругле з ямками яке так часто трапляється серед молодих французок</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Я подумал ведь всего три года тому назад я мог видеть как она возвращается</text:p>
          </table:table-cell>
          <table:table-cell office:value-type="string" calcext:value-type="string">
            <text:p>домой</text:p>
          </table:table-cell>
          <table:table-cell office:value-type="string" calcext:value-type="string">
            <text:p><text:s/>из школы</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Я подумав та всього лише три роки тому я мiг бачити як вона вертається додому зi школ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Небольшое имущество</text:p>
          </table:table-cell>
          <table:table-cell office:value-type="string" calcext:value-type="string">
            <text:p>доставшееся</text:p>
          </table:table-cell>
          <table:table-cell office:value-type="string" calcext:value-type="string">
            <text:p><text:s/>мне после кончины отца ничего особенного Мирану он давно продал в придачу к моей поразительной хоть и несколько брутальной мужской красоте позволило мне со спокойной уверенностью пуститься на соответствующие поиски</text:p>
          </table:table-cell>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ukr</text:p>
          </table:table-cell>
          <table:table-cell office:value-type="string" calcext:value-type="string">
            <text:p><text:s/>Невелике майно що я успадкував по батьковi нiчого значного Мiрану я давно продав на додачу до моєї вражаючої хоч i дещо брутальної чоловiчої краси дозволило менi зi спокiйною впевненiстю вдатись до вiдповiдних пошу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row>
        <table:table-row table:style-name="ro1">
          <table:table-cell office:value-type="string" calcext:value-type="string">
            <text:p>rus</text:p>
          </table:table-cell>
          <table:table-cell office:value-type="string" calcext:value-type="string">
            <text:p><text:s/>А не</text:p>
          </table:table-cell>
          <table:table-cell office:value-type="string" calcext:value-type="string">
            <text:p>доходя</text:p>
          </table:table-cell>
          <table:table-cell office:value-type="string" calcext:value-type="string">
            <text:p><text:s/>до гавани два квартала свернем в переулок</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А не доходячи до гаванi два квартали звернемо в провулок</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Кто-то</text:p>
          </table:table-cell>
          <table:table-cell office:value-type="string" calcext:value-type="string">
            <text:p>догадался</text:p>
          </table:table-cell>
          <table:table-cell office:value-type="string" calcext:value-type="string">
            <text:p><text:s/>вычерпывать электричество из струй раскаленных газов</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Хтось здогадався черпати енергiю iз струменiв розжарених газ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Однажды вечером я вернулся от него</text:p>
          </table:table-cell>
          <table:table-cell office:value-type="string" calcext:value-type="string">
            <text:p>домой</text:p>
          </table:table-cell>
          <table:table-cell office:value-type="string" calcext:value-type="string">
            <text:p><text:s/>сильно опечаленный</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Одного разу ввечерi я повернувся вiд нього додому дуже засмучений</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Необходимо было</text:p>
          </table:table-cell>
          <table:table-cell office:value-type="string" calcext:value-type="string">
            <text:p>добиться</text:p>
          </table:table-cell>
          <table:table-cell office:value-type="string" calcext:value-type="string">
            <text:p><text:s/>чтобы в их сознании оставались яркие впечатления</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Необхiдно було домогтися щоб у їхнiй свiдомостi лишились яскравi враженн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Она нужна им Они поклялись</text:p>
          </table:table-cell>
          <table:table-cell office:value-type="string" calcext:value-type="string">
            <text:p>добыть</text:p>
          </table:table-cell>
          <table:table-cell office:value-type="string" calcext:value-type="string">
            <text:p><text:s/>ее любой ценой Я знаю как все произойдет</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Вона потрiбна їм Вони поклялись добути її за всяку цiну Я знаю як усе скоїтьс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Но до святой Евлалии</text:p>
          </table:table-cell>
          <table:table-cell office:value-type="string" calcext:value-type="string">
            <text:p>доедет</text:p>
          </table:table-cell>
          <table:table-cell office:value-type="string" calcext:value-type="string">
            <text:p><text:s/>только регистрационная карточка</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Але до Святої Євлалiї доїде лише реєстрацiйна картка</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А на дворе их ждет маленький облупленный автобус Впрочем кто желает может</text:p>
          </table:table-cell>
          <table:table-cell office:value-type="string" calcext:value-type="string">
            <text:p>добираться</text:p>
          </table:table-cell>
          <table:table-cell office:value-type="string" calcext:value-type="string">
            <text:p><text:s/>самостоятельно Сеньор презабавно выглядит в этой курточке</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А на подвiр'ї на них чекає обiдраний автобус Зрештою хто бажає може добиратися самостiйно Сеньйор має кумедний вигляд у цiй куртцi</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Они больше не хотели</text:p>
          </table:table-cell>
          <table:table-cell office:value-type="string" calcext:value-type="string">
            <text:p>дожидаться</text:p>
          </table:table-cell>
          <table:table-cell office:value-type="string" calcext:value-type="string">
            <text:p><text:s/>естественного конца какого-нибудь дряхлого гения Их агенты вооружились бесшумными револьверами и моими аппаратами</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Вони бiльше не хотiли чекати природного кiнця якого небудь немiчного генiя їхнi агенти озброїлись безшумними револьверами i моїми апаратами</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Генералы не</text:p>
          </table:table-cell>
          <table:table-cell office:value-type="string" calcext:value-type="string">
            <text:p>доверяют</text:p>
          </table:table-cell>
          <table:table-cell office:value-type="string" calcext:value-type="string">
            <text:p><text:s/>ученым промышленники только по необходимости терпят специалистов</text:p>
          </table:table-cell>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ukr</text:p>
          </table:table-cell>
          <table:table-cell office:value-type="string" calcext:value-type="string">
            <text:p><text:s/>Генерали не довiряють вченим промисловцi лише через необхiднiсть терплять фахiвц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row>
        <table:table-row table:style-name="ro1">
          <table:table-cell office:value-type="string" calcext:value-type="string">
            <text:p>rus</text:p>
          </table:table-cell>
          <table:table-cell office:value-type="string" calcext:value-type="string">
            <text:p><text:s/>Короче Бог пришел к решению создать себе помощников без них он не чувствовал себя в состоянии</text:p>
          </table:table-cell>
          <table:table-cell office:value-type="string" calcext:value-type="string">
            <text:p>довести</text:p>
          </table:table-cell>
          <table:table-cell office:value-type="string" calcext:value-type="string">
            <text:p><text:s/>свои идеи наброски проекты эскизы до стадии внедрения</text:p>
          </table:table-cell>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ukr</text:p>
          </table:table-cell>
          <table:table-cell office:value-type="string" calcext:value-type="string">
            <text:p><text:s/>Отож Бог надумав зладити собі помічників бо бачив що без них він не годен довести свої ідеї начерки проекти ескізи до стадії впровадження</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rus</text:p>
          </table:table-cell>
          <table:table-cell office:value-type="string" calcext:value-type="string">
            <text:p><text:s/>Наконец Бог понял что их деятельности не будет конца и решил приступать к сотворению мира не</text:p>
          </table:table-cell>
          <table:table-cell office:value-type="string" calcext:value-type="string">
            <text:p>дожидаясь</text:p>
          </table:table-cell>
          <table:table-cell office:value-type="string" calcext:value-type="string">
            <text:p><text:s/>окончания этапа проектирования а недоделки устранять на ходу</text:p>
          </table:table-cell>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ukr</text:p>
          </table:table-cell>
          <table:table-cell office:value-type="string" calcext:value-type="string">
            <text:p><text:s/>Нарешті Бог зрозумів що їх діяльність не матиме краю й вирішив братися до створення світу не чекаючи коли буде завершено проектування а всякі там огріхи усувати на ходу</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text:p>
          </table:table-cell>
          <table:table-cell office:value-type="string" calcext:value-type="string">
            <text:p>доработан</text:p>
          </table:table-cell>
          <table:table-cell/>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 доработан Как это не</text:p>
          </table:table-cell>
          <table:table-cell office:value-type="string" calcext:value-type="string">
            <text:p>доработан</text:p>
          </table:table-cell>
          <table:table-cell office:value-type="string" calcext:value-type="string">
            <text:p><text:s/>Терпение надо иметь с вами ангелы</text:p>
          </table:table-cell>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 Як то не до кінця Терпець на вас треба мати янголи</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rus</text:p>
          </table:table-cell>
          <table:table-cell office:value-type="string" calcext:value-type="string">
            <text:p><text:s/>Кошмар Ну что стоишь</text:p>
          </table:table-cell>
          <table:table-cell office:value-type="string" calcext:value-type="string">
            <text:p>докладывай</text:p>
          </table:table-cell>
          <table:table-cell office:value-type="string" calcext:value-type="string">
            <text:p><text:s/>Ангел поклонился взял указку и начал</text:p>
          </table:table-cell>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ukr</text:p>
          </table:table-cell>
          <table:table-cell office:value-type="string" calcext:value-type="string">
            <text:p><text:s/>Який жах Ну чого стовбичиш доповідай Янгол уклонився взяв указку й почав</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row>
        <table:table-row table:style-name="ro1">
          <table:table-cell office:value-type="string" calcext:value-type="string">
            <text:p>rus</text:p>
          </table:table-cell>
          <table:table-cell office:value-type="string" calcext:value-type="string">
            <text:p><text:s/>Не может же он</text:p>
          </table:table-cell>
          <table:table-cell office:value-type="string" calcext:value-type="string">
            <text:p>допустить</text:p>
          </table:table-cell>
          <table:table-cell office:value-type="string" calcext:value-type="string">
            <text:p><text:s/>чтобы таким замечательным изобретением пользовался всего один человек</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Не може ж він допустити щоб таким чудовим винаходом користувалася лише одна людин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Блохин</text:p>
          </table:table-cell>
          <table:table-cell office:value-type="string" calcext:value-type="string">
            <text:p>достает</text:p>
          </table:table-cell>
          <table:table-cell office:value-type="string" calcext:value-type="string">
            <text:p><text:s/>из кармана бечевку и протягивает ее от Тимоши к Бугаю</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Блохін виймає з кишені мотузок і протягує його від Тимоші до Буга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Напрасно я</text:p>
          </table:table-cell>
          <table:table-cell office:value-type="string" calcext:value-type="string">
            <text:p>доказывал</text:p>
          </table:table-cell>
          <table:table-cell office:value-type="string" calcext:value-type="string">
            <text:p><text:s/>им что ни одно великое изобретение не бывает на первых порах совершенным они были глухи к моим слезам и протестам</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Марно я доводив їм що жоден великий винахід не буває на перших порах досконалим вони були глухі до моїх сліз і протестів</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Вдруг словно с неба к нам</text:p>
          </table:table-cell>
          <table:table-cell office:value-type="string" calcext:value-type="string">
            <text:p>доносится</text:p>
          </table:table-cell>
          <table:table-cell office:value-type="string" calcext:value-type="string">
            <text:p><text:s/>голос Мелетия</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Раптом немов з неба до нас долинає голос Мелеті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Мелетий не дал мне</text:p>
          </table:table-cell>
          <table:table-cell office:value-type="string" calcext:value-type="string">
            <text:p>договорить</text:p>
          </table:table-cell>
          <table:table-cell office:value-type="string" calcext:value-type="string">
            <text:p><text:s/>и ухватив свою бороду стал яростно вырывать из нее волоски</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Мелетій не дав мені договорити і вхопивши свою бороду почав люто висмикувати з неї волосини</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Он говорил что он служитель алтаря да да да и не</text:p>
          </table:table-cell>
          <table:table-cell office:value-type="string" calcext:value-type="string">
            <text:p>допустит</text:p>
          </table:table-cell>
          <table:table-cell office:value-type="string" calcext:value-type="string">
            <text:p><text:s/>да да да чтобы всякий молокосос да да да</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Він говорив що він служитель олтаря так-так так і не допустить так-так так щоб усякий молокосос так-так так</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Если классный наставник увидит ужасные дырки лучше Зюзе не возвращаться</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Коли класний наставник побачить ці жахливі дірки то Зюзі краще не повертатися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В конце концов ему удалось завладеть моим ухом и он прокричал туда уже без всяких фиоритур красноречия что о моем буйстве он</text:p>
          </table:table-cell>
          <table:table-cell office:value-type="string" calcext:value-type="string">
            <text:p>доложит</text:p>
          </table:table-cell>
          <table:table-cell office:value-type="string" calcext:value-type="string">
            <text:p><text:s/>совету а покуда до того как будет вынесен мне приговор он исключает меня из гимназии на две недели и пусть завтра в субботу или нет в понедельник придет к нему моя мать которая которая</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Кінець кінцем йому вдалося заволодіти моїм вухом і він прокричав у нього вже без усяких фіоритур красномовства що про моє буйство він доповість раді а тим часом поки буде ухвалено мені присуд він виключає мене з гімназії на два тижні і нехай завтра в суботу або ні в понеділок прийде до нього моя мати яка як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Замученный шел я в этот день из гимназии</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Змучений ішов я того дня з гімназії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Этого она боится больше смерти Ужасно не хочется возвращаться</text:p>
          </table:table-cell>
          <table:table-cell office:value-type="string" calcext:value-type="string">
            <text:p>домой</text:p>
          </table:table-cell>
          <table:table-cell office:value-type="string" calcext:value-type="string">
            <text:p><text:s/>Я останавливаюсь перед большим магазином Гастрономическая торговля братьев В И и М И Сарафановых и рассматриваю колбасы маслины икру балыки сыры</text:p>
          </table:table-cell>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ukr</text:p>
          </table:table-cell>
          <table:table-cell office:value-type="string" calcext:value-type="string">
            <text:p><text:s/>Цього вона боїться більше ніж смерті Страшенно не хочеться повертатися додому Я зупиняюся перед великим магазином Гастрономічна торгівля братів В І та М ї Сарафанових і розглядаю ковбаси маслини ікру балики різний сир</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row>
        <table:table-row table:style-name="ro1">
          <table:table-cell office:value-type="string" calcext:value-type="string">
            <text:p>rus</text:p>
          </table:table-cell>
          <table:table-cell office:value-type="string" calcext:value-type="string">
            <text:p><text:s/>Свиньи иначе не назовешь Приходишь</text:p>
          </table:table-cell>
          <table:table-cell office:value-type="string" calcext:value-type="string">
            <text:p>домой</text:p>
          </table:table-cell>
          <table:table-cell office:value-type="string" calcext:value-type="string">
            <text:p><text:s/>как в кабак Хоть бы один раз пепельницу за собой вынесли</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Свині та й годі Додому приходиш наче в шинок Хоча б раз прибрали після себе попільниц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Эх Коля и Костя там без обеда</text:p>
          </table:table-cell>
          <table:table-cell office:value-type="string" calcext:value-type="string">
            <text:p>Догадаются</text:p>
          </table:table-cell>
          <table:table-cell office:value-type="string" calcext:value-type="string">
            <text:p><text:s/>ли дурни что-нибудь купить себе Ничего пусть привыкают</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Ех Микола і Костя там без обіду Чи здогадаються дурні щось купити собі Нічого нехай звикають</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3 Я вернулась</text:p>
          </table:table-cell>
          <table:table-cell office:value-type="string" calcext:value-type="string">
            <text:p>домой</text:p>
          </table:table-cell>
          <table:table-cell office:value-type="string" calcext:value-type="string">
            <text:p><text:s/>В квартире было тихо спят паршивцы наголодались и спят но в моей комнате горел свет</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3 Я повернулася додому В квартирі було тихо сплять поганці зголодніли і сплять але в моїй кімнаті горіло світло</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Каются черти Я</text:p>
          </table:table-cell>
          <table:table-cell office:value-type="string" calcext:value-type="string">
            <text:p>достала</text:p>
          </table:table-cell>
          <table:table-cell office:value-type="string" calcext:value-type="string">
            <text:p><text:s/>письмо Отпечатано на машинке</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Каються чортенята Я дістала листа Віддруковано на машинці</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Ну как спросил он</text:p>
          </table:table-cell>
          <table:table-cell office:value-type="string" calcext:value-type="string">
            <text:p>Дошло</text:p>
          </table:table-cell>
          <table:table-cell office:value-type="string" calcext:value-type="string">
            <text:p><text:s/>И вдруг увидев меня завопил</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Ну як спитав він Дійшло І враз побачивши мене зарепетував</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Сколько раз я пробовала</text:p>
          </table:table-cell>
          <table:table-cell office:value-type="string" calcext:value-type="string">
            <text:p>дойти</text:p>
          </table:table-cell>
          <table:table-cell office:value-type="string" calcext:value-type="string">
            <text:p><text:s/>до нее словами не могу</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Скільки разів я намагалася словами дійти до неї не мож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Может быть его не так уж мало но оно не</text:p>
          </table:table-cell>
          <table:table-cell office:value-type="string" calcext:value-type="string">
            <text:p>достается</text:p>
          </table:table-cell>
          <table:table-cell office:value-type="string" calcext:value-type="string">
            <text:p><text:s/>мне одним куском</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Можливо його не так уже й мало але він не дістається мені цілим шматком</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Здесь похоже хозяйничал не ветер а стадо обезьян Я оделась и пошла</text:p>
          </table:table-cell>
          <table:table-cell office:value-type="string" calcext:value-type="string">
            <text:p>домой</text:p>
          </table:table-cell>
          <table:table-cell office:value-type="string" calcext:value-type="string">
            <text:p><text:s/>Быстрый дождик отстукивал чечетку по новеньким листьям</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Здавалося що тут хазяйнував не вітер а зграя мавп Я вдяглась і пішла додому Густий дощик відстукував чечітку на новенькому листячк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Как вы</text:p>
          </table:table-cell>
          <table:table-cell office:value-type="string" calcext:value-type="string">
            <text:p>добились</text:p>
          </table:table-cell>
          <table:table-cell office:value-type="string" calcext:value-type="string">
            <text:p><text:s/>чтобы ваши сыновья не сделались плесенью</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Как вы добились чтобы ваши сыновья не сделались плесенью Как</text:p>
          </table:table-cell>
          <table:table-cell office:value-type="string" calcext:value-type="string">
            <text:p>добилась</text:p>
          </table:table-cell>
          <table:table-cell office:value-type="string" calcext:value-type="string">
            <text:p><text:s/>Я специально этого не добивалась</text:p>
          </table:table-cell>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 Як домоглася Я спеціально цього не прагнула</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row>
        <table:table-row table:style-name="ro1">
          <table:table-cell office:value-type="string" calcext:value-type="string">
            <text:p>rus</text:p>
          </table:table-cell>
          <table:table-cell office:value-type="string" calcext:value-type="string">
            <text:p><text:s/>Наука в наши дни</text:p>
          </table:table-cell>
          <table:table-cell office:value-type="string" calcext:value-type="string">
            <text:p>достигла</text:p>
          </table:table-cell>
          <table:table-cell office:value-type="string" calcext:value-type="string">
            <text:p><text:s/>небывалого прогресса основные законы строения материи изучены но еще немало в мире загадок</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Нині наука досягла небувалого прогресу основні закони будови матерії вивчено проте в світі існує ще багато таємниць</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Они кочевали по стране где останавливались строили жилища</text:p>
          </table:table-cell>
          <table:table-cell office:value-type="string" calcext:value-type="string">
            <text:p>добывали</text:p>
          </table:table-cell>
          <table:table-cell office:value-type="string" calcext:value-type="string">
            <text:p><text:s/>огонь копали колодцы в поисках воды</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Вони кочували країною де зупинялись будували житла добували вогонь копали криниці щоб знайти в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Девочка со свечой в руках пошла дальше Ощупью</text:p>
          </table:table-cell>
          <table:table-cell office:value-type="string" calcext:value-type="string">
            <text:p>добралась</text:p>
          </table:table-cell>
          <table:table-cell office:value-type="string" calcext:value-type="string">
            <text:p><text:s/>до конца подземного зала Своды его нависали над самой головой</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Дівчинка зі свічкою в руках пішла далі Навпомацки добулася кінця підземного залу його склепіння нависало над самою головою</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Взрослый человек мог бы</text:p>
          </table:table-cell>
          <table:table-cell office:value-type="string" calcext:value-type="string">
            <text:p>добраться</text:p>
          </table:table-cell>
          <table:table-cell office:value-type="string" calcext:value-type="string">
            <text:p><text:s/>сюда только ползком на четвереньках</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Доросла людина могла б дістатися сюди лише поповзом</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Археологи и</text:p>
          </table:table-cell>
          <table:table-cell office:value-type="string" calcext:value-type="string">
            <text:p>допустить</text:p>
          </table:table-cell>
          <table:table-cell office:value-type="string" calcext:value-type="string">
            <text:p><text:s/>этого не могли доисторический человек занимался живописью надо же придумать такое</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Археологи не могли припустити щоб доісторична людина займалася живописом треба ж отаке вигадат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Стада зверей покидали неприветливый край и тысячами гибли от стужи Людям стало трудно</text:p>
          </table:table-cell>
          <table:table-cell office:value-type="string" calcext:value-type="string">
            <text:p>добывать</text:p>
          </table:table-cell>
          <table:table-cell office:value-type="string" calcext:value-type="string">
            <text:p><text:s/>пропитание От ледяного ветра они укрылись в пещерах во мраке подземелий едва освещенных тусклым пламенем каменных светильников наполненных жиром с фитилями из мха</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Табуни звірів залишали непривітний край і тисячами гинули від холоду Людям стало важко добувати собі їжу Від крижаного вітру вони сховалися в печерах у мороці підземель ледь освітлених тьмавим полум'ям камінних світильників наповнених лоєм з ґнотами із мох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Раньше люди при всем желании не могли позволить себе такую роскошь каждый член первобытной общины должен был</text:p>
          </table:table-cell>
          <table:table-cell office:value-type="string" calcext:value-type="string">
            <text:p>добывать</text:p>
          </table:table-cell>
          <table:table-cell office:value-type="string" calcext:value-type="string">
            <text:p><text:s/>средства пропитания чтобы не умереть с голоду</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Раніше люди навіть бажаючи не могли дозволити собі такої розкоші кожний член первісної общини повинен був добувати їжу аби не вмерти з гол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Больше того именно в древнем Египте этот культ</text:p>
          </table:table-cell>
          <table:table-cell office:value-type="string" calcext:value-type="string">
            <text:p>достиг</text:p>
          </table:table-cell>
          <table:table-cell office:value-type="string" calcext:value-type="string">
            <text:p><text:s/>высшей степени своего развития</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Більше того саме в Стародавньому Єгипті цей культ досяг найвищого ступеня свого розвитк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Приглядитесь к глазам кота когда в полдень Ра в своем сияющем путешествии по небу возносится высоко высоко и</text:p>
          </table:table-cell>
          <table:table-cell office:value-type="string" calcext:value-type="string">
            <text:p>достигает</text:p>
          </table:table-cell>
          <table:table-cell office:value-type="string" calcext:value-type="string">
            <text:p><text:s/>зенита зрачки у кота узкие щелочки</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Придивіться до очей кота коли в полудень Ра у своїй сяючій мандрівці небом підбивається високо високо і досягає зеніту зіниці кота вузенькі щілинк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Однако в течение всего средневековья кит числился в разряде рыб пока английский натуралист Дж Рей 1648 1705 не</text:p>
          </table:table-cell>
          <table:table-cell office:value-type="string" calcext:value-type="string">
            <text:p>доказал</text:p>
          </table:table-cell>
          <table:table-cell office:value-type="string" calcext:value-type="string">
            <text:p><text:s/>что его место среди зверей</text:p>
          </table:table-cell>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ukr</text:p>
          </table:table-cell>
          <table:table-cell office:value-type="string" calcext:value-type="string">
            <text:p><text:s/>Однак із середньовіччя кита вважали рибою аж поки англійський натураліст Дж Рей 1648 1705 довів що кит тварина</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row>
        <table:table-row table:style-name="ro1">
          <table:table-cell office:value-type="string" calcext:value-type="string">
            <text:p>rus</text:p>
          </table:table-cell>
          <table:table-cell office:value-type="string" calcext:value-type="string">
            <text:p><text:s/>Кристоферу Робину</text:p>
          </table:table-cell>
          <table:table-cell office:value-type="string" calcext:value-type="string">
            <text:p>достался</text:p>
          </table:table-cell>
          <table:table-cell office:value-type="string" calcext:value-type="string">
            <text:p><text:s/>большущий зеленый шар а одному из Родных и Знакомых Кролика приготовили большой пребольшой синий шар но этот Родственник и Знакомый его не взял потому что сам он был еще такой маленький что его не взяли в гости поэтому Кристоферу Робину пришлось так и быть захватить с собой оба шара и зеленый и синий</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Крістоферові Робіну трапилася величезна зелена кулька а одному з Рідних і Знайомих Кролика приготували велику превелику синю кульку але цей Родич і Знайомий її не взяв бо сам був іще такий малий що в гості його не взяли тому Крістоферові Робіну довелося що поробиш прихопити із собою обидві кульки і зелену й син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Вот какая история сказал он Если хочешь</text:p>
          </table:table-cell>
          <table:table-cell office:value-type="string" calcext:value-type="string">
            <text:p>достать</text:p>
          </table:table-cell>
          <table:table-cell office:value-type="string" calcext:value-type="string">
            <text:p><text:s/>мед главное дело в том чтобы пчелы тебя не заметили И вот значит если шар будет зеленый они могут подумать что это листик и не заметят тебя а если шар будет синий они могут подумать что это просто кусочек неба и тоже тебя не заметят Весь вопрос чему они скорее поверят</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Ось яка історія сказав він Якщо хочеш дістати меду головне полягає в тому аби бджоли тебе не помітили Отож виходить якщо кулька буде зелена вони можуть подумати що це листочок і не помітять тебе а якщо кулька буде синя вони можуть подумати що то просто клаптик неба і також тебе не помітять Питання в тім у що вони швидше повірять</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Может заметят а может и нет сказал Винни Пух Разве знаешь что пчелам в голову придет Он подумал минутку и</text:p>
          </table:table-cell>
          <table:table-cell office:value-type="string" calcext:value-type="string">
            <text:p>догадаются</text:p>
          </table:table-cell>
          <table:table-cell office:value-type="string" calcext:value-type="string">
            <text:p><text:s/>Я притворюсь как будто я маленькая черная тучка Тогда они не</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Може помітять а може й ні сказав Вінні Пух Хіба вгадаєш що спаде бджолам на думку Він хвильку подумав і додав Я удам наче я маленька чорна хмаринка Тоді вони не здогадаються</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Он мог чуять мед он мог видеть мед но</text:p>
          </table:table-cell>
          <table:table-cell office:value-type="string" calcext:value-type="string">
            <text:p>достать</text:p>
          </table:table-cell>
          <table:table-cell office:value-type="string" calcext:value-type="string">
            <text:p><text:s/>мед он увы никак не мог</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Він міг нюхати мед він міг бачити мед але дістати мед не міг ну ніяк</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Ну Кристофер Робин конечно рассмеялся про себя и подумал Ах ты глупенький мишка но вслух он этого не сказал потому что он очень любил Пуха И он отправился</text:p>
          </table:table-cell>
          <table:table-cell office:value-type="string" calcext:value-type="string">
            <text:p>домой</text:p>
          </table:table-cell>
          <table:table-cell office:value-type="string" calcext:value-type="string">
            <text:p><text:s/>за зонтиком</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Ну Крістофер Робін звичайно розреготався про себе й подумав Ох дурненьке ведмежатко та вголос він цього не сказав бо дуже любив Пуха І він попрямував додому за парасолько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Он поднимался на носки вытягивался изо всех сил и в это время пел так Тара тара тара ра А потом когда он наклонялся стараясь</text:p>
          </table:table-cell>
          <table:table-cell office:value-type="string" calcext:value-type="string">
            <text:p>дотянуться</text:p>
          </table:table-cell>
          <table:table-cell office:value-type="string" calcext:value-type="string">
            <text:p><text:s/>передними лапками до носков он пел так Тара тара ой караул трам пам п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эВін зводився навшпиньки витягувався щосили і в цей час так співав Тара тара тара ра А потім коли він нахилявся силкуючись дістати передніми лапками носки то співав так Тара тара ой пробі трам пам п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И вот ворча себе под нос эту Ворчалку и размышляя а размышлял Винни Пух о том что было бы если бы он Винни был не Винни Пухом а кем-нибудь совсем совсем другим наш Винни незаметно</text:p>
          </table:table-cell>
          <table:table-cell office:value-type="string" calcext:value-type="string">
            <text:p>дошел</text:p>
          </table:table-cell>
          <table:table-cell office:value-type="string" calcext:value-type="string">
            <text:p><text:s/>до песчаного откоса в котором была большая дыр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І от буркочучи собі під носа цю Буркоталку і розмірковуючи а міркував Вінні Пух про те що було б якби він Вінні був не Вінні Пухом а кимось зовсім зовсім іншим наш Вінні непомітно дістався піщаного схилу в якому була велика дірк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Винни Пух был всегда не прочь немного подкрепиться в особенности часов в одиннадцать утра потому что в это время завтрак уже давно окончился а обед еще и не думал начинаться И конечно он страшно обрадовался увидев что Кролик</text:p>
          </table:table-cell>
          <table:table-cell office:value-type="string" calcext:value-type="string">
            <text:p>добавил</text:p>
          </table:table-cell>
          <table:table-cell office:value-type="string" calcext:value-type="string">
            <text:p><text:s/>чашки и тарелки А когда Кролик спросил Тебе чего намазать меду или сгущенного молока Пух пришел в такой восторг что выпалил И того и другого Правда спохватившись он чтобы не показаться очень жадным поскорее А хлеба можно вообще не давать</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Вінні Пух був завжди згодний трохи підкріпитись особливо годині об одинадцятій ранку бо в цей час сніданок уже давно скінчився а обід іще й не думав починатись І звичайно він страшенно зрадів коли побачив що Кролик дістає чашки й тарілки А коли Кролик запитав Тобі чого намазати меду чи згущеного молока Пуха охопило таке збудження що він вигукнув І того й другого Щоправда спохватившися він аби не здатися надто жадібним мерщій додав А хліба можна зовсім не давати</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Не горюй мы будем читать тебе вслух весело воскликнул Кролик Только бы снег не пошел Да вот еще что</text:p>
          </table:table-cell>
          <table:table-cell office:value-type="string" calcext:value-type="string">
            <text:p>добавил</text:p>
          </table:table-cell>
          <table:table-cell office:value-type="string" calcext:value-type="string">
            <text:p><text:s/>он ты дружок занял у меня почти всю комнату Можно я буду вешать полотенца на твои задние ноги А то они торчат там совершенно зря а из них выйдет чудесная вешалка для полотенец</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Не переживай ми читатимемо тобі вголос весело вигукнув Кролик Тільки б сніг не пішов Ага ось іще що додав він ти друже зайняв у мене майже всю кімнату Можна я вішатиму рушники на твої задні ноги А то вони стирчать отак зовсім надаремно а з них вийде чудова вішалка для рушників</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А Пух все думал как же этот дедушка выглядит И ему пришло в голову что вдруг они сейчас охотятся как раз на двух дедушек и интересно если они поймают этих дедушек можно ли будет взять хоть одного</text:p>
          </table:table-cell>
          <table:table-cell office:value-type="string" calcext:value-type="string">
            <text:p>домой</text:p>
          </table:table-cell>
          <table:table-cell office:value-type="string" calcext:value-type="string">
            <text:p><text:s/>и держать его у себя и что интересно скажет по этому поводу Кристофер Робин</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ukr</text:p>
          </table:table-cell>
          <table:table-cell office:value-type="string" calcext:value-type="string">
            <text:p><text:s/>А Пух усе розмірковував як же виглядає цей дідусь І йому прийшло до голови а якщо раптом вони зараз полюють саме на двох дідусів і цікаво якщо вони упіймають оцих дідусів чи можна буде взяти додому бодай одного і тримати його у себе і що цікаво скаже з цього приводу Крістофер Робін</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row>
        <table:table-row table:style-name="ro1">
          <table:table-cell office:value-type="string" calcext:value-type="string">
            <text:p>rus</text:p>
          </table:table-cell>
          <table:table-cell office:value-type="string" calcext:value-type="string">
            <text:p><text:s/>Подручными средствами конопатили ненадежную посудину и вычерпывали из нее воду пока не</text:p>
          </table:table-cell>
          <table:table-cell office:value-type="string" calcext:value-type="string">
            <text:p>доехали</text:p>
          </table:table-cell>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Конопатили ми ненадійну посудину та вичерпували з неї воду поки не доїха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из кармана защитных летних штанов свернутый в трубку малиновый шелковый потертый кисет развернул его и я успел прочитать вышитую на уголке надпись Дорогому бойцу от ученицы 6 го класса Лебедянской средней школы</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Він дістав із кишені згорнутий малиновий кисет на якому було написано Дорогому бійцеві від учениці 6 го класу Лебедянської середньої шко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Везло везло да и</text:p>
          </table:table-cell>
          <table:table-cell office:value-type="string" calcext:value-type="string">
            <text:p>довезло</text:p>
          </table:table-cell>
          <table:table-cell office:value-type="string" calcext:value-type="string">
            <text:p><text:s/>до самой ручки</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Везло везло та й завезло по саме нікуд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И до батареи остался какой-нибудь километр уже свернул я на проселок а</text:p>
          </table:table-cell>
          <table:table-cell office:value-type="string" calcext:value-type="string">
            <text:p>добраться</text:p>
          </table:table-cell>
          <table:table-cell office:value-type="string" calcext:value-type="string">
            <text:p><text:s/>до своих мне браток не пришлось</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І до батареї залишився якийсь там кілометр уже звернув я на путівець Але дістатися мені до своїх не довелос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Один из них не</text:p>
          </table:table-cell>
          <table:table-cell office:value-type="string" calcext:value-type="string">
            <text:p>доходя</text:p>
          </table:table-cell>
          <table:table-cell office:value-type="string" calcext:value-type="string">
            <text:p><text:s/>шагов нескольких плечом дернул автомат снял</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Один із них не доходячи кілька кроків плечем стенув автомата зня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Прошел немного и</text:p>
          </table:table-cell>
          <table:table-cell office:value-type="string" calcext:value-type="string">
            <text:p>догоняет</text:p>
          </table:table-cell>
          <table:table-cell office:value-type="string" calcext:value-type="string">
            <text:p><text:s/>меня колонна наших пленных из той же дивизии в какой я был</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Пройшов трохи і доганяє мене колона наших полонених з тієї самої дивізії у якій я бу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Ну</text:p>
          </table:table-cell>
          <table:table-cell office:value-type="string" calcext:value-type="string">
            <text:p>добежали</text:p>
          </table:table-cell>
          <table:table-cell office:value-type="string" calcext:value-type="string">
            <text:p><text:s/>и в одну минуту спустили с меня все мое рванье</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Ну добігли вони і в одну мить обдерли на мені всі мої лах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Все работали на каменном карьере вручную</text:p>
          </table:table-cell>
          <table:table-cell office:value-type="string" calcext:value-type="string">
            <text:p>долбили</text:p>
          </table:table-cell>
          <table:table-cell office:value-type="string" calcext:value-type="string">
            <text:p><text:s/>резали крошили немецкий камень</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Усі працювали на кам'яному кар'єрі вручну довбали різали кришили німецький камін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Только и сказал но ведь нашелся же из своих какой-то подлец</text:p>
          </table:table-cell>
          <table:table-cell office:value-type="string" calcext:value-type="string">
            <text:p>донес</text:p>
          </table:table-cell>
          <table:table-cell office:value-type="string" calcext:value-type="string">
            <text:p><text:s/>коменданту лагеря про эти мои горькие слова</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Тільки й сказав та от знайшовся ж із своїх якийсь падлюка доніс комендантові табору про ці мої гіркі слова</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Знал бы он что его ругань нам одно удовольствие</text:p>
          </table:table-cell>
          <table:table-cell office:value-type="string" calcext:value-type="string">
            <text:p>доставляет</text:p>
          </table:table-cell>
          <table:table-cell office:value-type="string" calcext:value-type="string">
            <text:p><text:s/>уж он по-русски не ругался бы а только на своем языке</text:p>
          </table:table-cell>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ukr</text:p>
          </table:table-cell>
          <table:table-cell office:value-type="string" calcext:value-type="string">
            <text:p><text:s/>Якби він знав що його лайка нам тільки втіха то вже б він по-російському б не лаявся а лише по-своєму</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row>
        <table:table-row table:style-name="ro1">
          <table:table-cell office:value-type="string" calcext:value-type="string">
            <text:p>rus</text:p>
          </table:table-cell>
          <table:table-cell office:value-type="string" calcext:value-type="string">
            <text:p><text:s/>Казалось бы что в этой колядке не было никакой контрреволюции однако сексоты уже успели</text:p>
          </table:table-cell>
          <table:table-cell office:value-type="string" calcext:value-type="string">
            <text:p>донести</text:p>
          </table:table-cell>
          <table:table-cell office:value-type="string" calcext:value-type="string">
            <text:p><text:s/>куда надо</text:p>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row>
        <table:table-row table:style-name="ro1">
          <table:table-cell office:value-type="string" calcext:value-type="string">
            <text:p>ukr</text:p>
          </table:table-cell>
          <table:table-cell office:value-type="string" calcext:value-type="string">
            <text:p><text:s/>Здавалося що в цій колядці вже не було ніякої контрреволюції але сексоти вже встигли донести куди слід</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row>
        <table:table-row table:style-name="ro1">
          <table:table-cell office:value-type="string" calcext:value-type="string">
            <text:p>rus</text:p>
          </table:table-cell>
          <table:table-cell office:value-type="string" calcext:value-type="string">
            <text:p><text:s/>Но несчастный доходяга из бывших интеллигентов еще раз приподнялся на своем месте и окрепшим голосом</text:p>
          </table:table-cell>
          <table:table-cell office:value-type="string" calcext:value-type="string">
            <text:p>добавил</text:p>
          </table:table-cell>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row>
        <table:table-row table:style-name="ro1">
          <table:table-cell office:value-type="string" calcext:value-type="string">
            <text:p>ukr</text:p>
          </table:table-cell>
          <table:table-cell office:value-type="string" calcext:value-type="string">
            <text:p><text:s/>Та нещасний доходяга з колишніх інтелігентів ще раз підвівшись зі свого місця зміцнілим голосом додав</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row>
        <table:table-row table:style-name="ro1">
          <table:table-cell office:value-type="string" calcext:value-type="string">
            <text:p>rus</text:p>
          </table:table-cell>
          <table:table-cell office:value-type="string" calcext:value-type="string">
            <text:p><text:s/>Мягкая борода его коснулась Павликовой щеки Он прошептал что-то и громко</text:p>
          </table:table-cell>
          <table:table-cell office:value-type="string" calcext:value-type="string">
            <text:p>добавил</text:p>
          </table:table-cell>
          <table:table-cell office:value-type="string" calcext:value-type="string">
            <text:p><text:s/>Это волшебное слово</text:p>
          </table:table-cell>
          <table:table-cell office:value-type="string" calcext:value-type="string">
            <text:p>[Валентина Осеева. Волшебное слово (1940-1950) | В. О. Осеєва. Чарівне слово (Марія Познанська, 1982)]</text:p>
          </table:table-cell>
        </table:table-row>
        <table:table-row table:style-name="ro1">
          <table:table-cell office:value-type="string" calcext:value-type="string">
            <text:p>ukr</text:p>
          </table:table-cell>
          <table:table-cell office:value-type="string" calcext:value-type="string">
            <text:p><text:s/>М'яка борода його торкнулася Павликової щоки Він прошепотів щось і голосно додав Це чарівне слово</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row>
        <table:table-row table:style-name="ro1">
          <table:table-cell office:value-type="string" calcext:value-type="string">
            <text:p>rus</text:p>
          </table:table-cell>
          <table:table-cell office:value-type="string" calcext:value-type="string">
            <text:p><text:s/>Я попробую усмехнулся Павлик я сейчас же попробую Он вскочил и побежал</text:p>
          </table:table-cell>
          <table:table-cell office:value-type="string" calcext:value-type="string">
            <text:p>домой</text:p>
          </table:table-cell>
          <table:table-cell office:value-type="string" calcext:value-type="string">
            <text:p><text:s/>Лена сидела за столом и рисовала</text:p>
          </table:table-cell>
          <table:table-cell office:value-type="string" calcext:value-type="string">
            <text:p>[Валентина Осеева. Волшебное слово (1940-1950) | В. О. Осеєва. Чарівне слово (Марія Познанська, 1982)]</text:p>
          </table:table-cell>
        </table:table-row>
        <table:table-row table:style-name="ro1">
          <table:table-cell office:value-type="string" calcext:value-type="string">
            <text:p>ukr</text:p>
          </table:table-cell>
          <table:table-cell office:value-type="string" calcext:value-type="string">
            <text:p><text:s/>Я спробую усміхнувся Павлик я зараз же спробую Він схопився і побіг додому Оленка сиділа за столом і малювала</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row>
        <table:table-row table:style-name="ro1">
          <table:table-cell office:value-type="string" calcext:value-type="string">
            <text:p>rus</text:p>
          </table:table-cell>
          <table:table-cell office:value-type="string" calcext:value-type="string">
            <text:p><text:s/>С реки</text:p>
          </table:table-cell>
          <table:table-cell office:value-type="string" calcext:value-type="string">
            <text:p>донеслись</text:p>
          </table:table-cell>
          <table:table-cell office:value-type="string" calcext:value-type="string">
            <text:p><text:s/>отчаянные крики о помощи</text:p>
          </table:table-cell>
          <table:table-cell office:value-type="string" calcext:value-type="string">
            <text:p>[Валентина Осеева. Мечтатель (1940-1950) | В. О. Осеєва. Мрійник (Анатолій Купрієнко, 1982)]</text:p>
          </table:table-cell>
        </table:table-row>
        <table:table-row table:style-name="ro1">
          <table:table-cell office:value-type="string" calcext:value-type="string">
            <text:p>ukr</text:p>
          </table:table-cell>
          <table:table-cell office:value-type="string" calcext:value-type="string">
            <text:p><text:s/>Від річки долинули відчайдушні крики хтось просив допомоги</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row>
        <table:table-row table:style-name="ro1">
          <table:table-cell office:value-type="string" calcext:value-type="string">
            <text:p>rus</text:p>
          </table:table-cell>
          <table:table-cell office:value-type="string" calcext:value-type="string">
            <text:p><text:s/>Юра на ходу сбросил туфли отшвырнул в сторону книги и</text:p>
          </table:table-cell>
          <table:table-cell office:value-type="string" calcext:value-type="string">
            <text:p>достигнув</text:p>
          </table:table-cell>
          <table:table-cell office:value-type="string" calcext:value-type="string">
            <text:p><text:s/>берега бросился в воду</text:p>
          </table:table-cell>
          <table:table-cell office:value-type="string" calcext:value-type="string">
            <text:p>[Валентина Осеева. Мечтатель (1940-1950) | В. О. Осеєва. Мрійник (Анатолій Купрієнко, 1982)]</text:p>
          </table:table-cell>
        </table:table-row>
        <table:table-row table:style-name="ro1">
          <table:table-cell office:value-type="string" calcext:value-type="string">
            <text:p>ukr</text:p>
          </table:table-cell>
          <table:table-cell office:value-type="string" calcext:value-type="string">
            <text:p><text:s/>Юрко на бігу скинув із себе черевики відкинув убік книжки і добігши до берега шубовснув у воду</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row>
        <table:table-row table:style-name="ro1">
          <table:table-cell office:value-type="string" calcext:value-type="string">
            <text:p>rus</text:p>
          </table:table-cell>
          <table:table-cell office:value-type="string" calcext:value-type="string">
            <text:p><text:s/>Миша</text:p>
          </table:table-cell>
          <table:table-cell office:value-type="string" calcext:value-type="string">
            <text:p>доел</text:p>
          </table:table-cell>
          <table:table-cell office:value-type="string" calcext:value-type="string">
            <text:p><text:s/>последний кусочек и посмотрел на маму она мешала ложечкой неначатый чай</text:p>
          </table:table-cell>
          <table:table-cell office:value-type="string" calcext:value-type="string">
            <text:p>[Валентина Осеева. Печенье (1940-1950) | В. О. Осеєва. Печиво (Анатолій Купрієнко, 1982)]</text:p>
          </table:table-cell>
        </table:table-row>
        <table:table-row table:style-name="ro1">
          <table:table-cell office:value-type="string" calcext:value-type="string">
            <text:p>ukr</text:p>
          </table:table-cell>
          <table:table-cell office:value-type="string" calcext:value-type="string">
            <text:p><text:s/>Михайлик доїв останній шматочок і подивився на маму Вона розмішувала ложечкою непочатий чай</text:p>
          </table:table-cell>
          <table:table-cell table:number-columns-repeated="2"/>
          <table:table-cell office:value-type="string" calcext:value-type="string">
            <text:p>[Валентина Осеева. Печенье (1940-1950) | В. О. Осеєва. Печиво (Анатолій Купрієнко, 1982)]</text:p>
          </table:table-cell>
        </table:table-row>
        <table:table-row table:style-name="ro1">
          <table:table-cell office:value-type="string" calcext:value-type="string">
            <text:p>rus</text:p>
          </table:table-cell>
          <table:table-cell office:value-type="string" calcext:value-type="string">
            <text:p><text:s/>Вот уж не знаю Танюша отрывать пуговицы умеют и мальчики и девочки а пришивать то все больше</text:p>
          </table:table-cell>
          <table:table-cell office:value-type="string" calcext:value-type="string">
            <text:p>достается</text:p>
          </table:table-cell>
          <table:table-cell office:value-type="string" calcext:value-type="string">
            <text:p><text:s/>бабушкам</text:p>
          </table:table-cell>
          <table:table-cell office:value-type="string" calcext:value-type="string">
            <text:p>[Валентина Осеева. Пуговица (1940-1950) | В. О. Осеєва. Ґудзик (Анатолій Купрієнко, 1982)]</text:p>
          </table:table-cell>
        </table:table-row>
        <table:table-row table:style-name="ro1">
          <table:table-cell office:value-type="string" calcext:value-type="string">
            <text:p>ukr</text:p>
          </table:table-cell>
          <table:table-cell office:value-type="string" calcext:value-type="string">
            <text:p><text:s/>Ось цього я правду кажучи не знаю Танечко Відривати ґудзики вміють і хлопчики і дівчатка а пришивати доводиться найбільше бабусям</text:p>
          </table:table-cell>
          <table:table-cell table:number-columns-repeated="2"/>
          <table:table-cell office:value-type="string" calcext:value-type="string">
            <text:p>[Валентина Осеева. Пуговица (1940-1950) | В. О. Осеєва. Ґудзик (Анатолій Купрієнко, 1982)]</text:p>
          </table:table-cell>
        </table:table-row>
        <table:table-row table:style-name="ro1">
          <table:table-cell office:value-type="string" calcext:value-type="string">
            <text:p>rus</text:p>
          </table:table-cell>
          <table:table-cell office:value-type="string" calcext:value-type="string">
            <text:p><text:s/>Не заметили как день прошёл Идут</text:p>
          </table:table-cell>
          <table:table-cell office:value-type="string" calcext:value-type="string">
            <text:p>домой</text:p>
          </table:table-cell>
          <table:table-cell office:value-type="string" calcext:value-type="string">
            <text:p><text:s/>боятся Попадёт нам дома</text:p>
          </table:table-cell>
          <table:table-cell office:value-type="string" calcext:value-type="string">
            <text:p>[Валентина Осеева. Что легче? (1940-1950) | В. О. Осеєва. Що легше? (Анатолій Купрієнко, 1982)]</text:p>
          </table:table-cell>
        </table:table-row>
        <table:table-row table:style-name="ro1">
          <table:table-cell office:value-type="string" calcext:value-type="string">
            <text:p>ukr</text:p>
          </table:table-cell>
          <table:table-cell office:value-type="string" calcext:value-type="string">
            <text:p><text:s/>Не помітили як і день скінчився Ідуть додому а самі бояться Ох і перепаде ж нам удома</text:p>
          </table:table-cell>
          <table:table-cell table:number-columns-repeated="2"/>
          <table:table-cell office:value-type="string" calcext:value-type="string">
            <text:p>[Валентина Осеева. Что легче? (1940-1950) | В. О. Осеєва. Що легше? (Анатолій Купрієнко, 1982)]</text:p>
          </table:table-cell>
        </table:table-row>
        <table:table-row table:style-name="ro1">
          <table:table-cell office:value-type="string" calcext:value-type="string">
            <text:p>rus</text:p>
          </table:table-cell>
          <table:table-cell office:value-type="string" calcext:value-type="string">
            <text:p><text:s/>И по этой причине некоторые вещи мама положила в сундук и зарыла в землю чтоб они не</text:p>
          </table:table-cell>
          <table:table-cell office:value-type="string" calcext:value-type="string">
            <text:p>достались</text:p>
          </table:table-cell>
          <table:table-cell office:value-type="string" calcext:value-type="string">
            <text:p><text:s/>фашистам</text:p>
          </table:table-cell>
          <table:table-cell office:value-type="string" calcext:value-type="string">
            <text:p>[Михаил Зощенко. Интересный рассказ (1945) | М. М. Зощенко. Цікава розповідь (Михайло Зяблюк, 1991)]</text:p>
          </table:table-cell>
        </table:table-row>
        <table:table-row table:style-name="ro1">
          <table:table-cell office:value-type="string" calcext:value-type="string">
            <text:p>ukr</text:p>
          </table:table-cell>
          <table:table-cell office:value-type="string" calcext:value-type="string">
            <text:p><text:s/>І з цієї причини деякі речі мама поклала в скриню і закопала в землю щоб вони не дісталися фашистам</text:p>
          </table:table-cell>
          <table:table-cell table:number-columns-repeated="2"/>
          <table:table-cell office:value-type="string" calcext:value-type="string">
            <text:p>[Михаил Зощенко. Интересный рассказ (1945) | М. М. Зощенко. Цікава розповідь (Михайло Зяблюк, 1991)]</text:p>
          </table:table-cell>
        </table:table-row>
        <table:table-row table:style-name="ro1">
          <table:table-cell office:value-type="string" calcext:value-type="string">
            <text:p>rus</text:p>
          </table:table-cell>
          <table:table-cell office:value-type="string" calcext:value-type="string">
            <text:p><text:s/>Да так ли нет ли а говорил мой дед что в самый канун Нового года</text:p>
          </table:table-cell>
          <table:table-cell office:value-type="string" calcext:value-type="string">
            <text:p>довелось</text:p>
          </table:table-cell>
          <table:table-cell office:value-type="string" calcext:value-type="string">
            <text:p><text:s/>его деду со всеми двенадцатью месяцами встретиться</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Та ось так чи не так а казав мій дід що саме в переддень Нового року привелось його дідові з усіма дванадцятьма місяцями зустрітис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На всю жизнь запомнил сыну рассказал и внукам рассказать велел Так до меня оно и</text:p>
          </table:table-cell>
          <table:table-cell office:value-type="string" calcext:value-type="string">
            <text:p>дошло</text:p>
          </table:table-cell>
          <table:table-cell office:value-type="string" calcext:value-type="string">
            <text:p><text:s/>Падчерица</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На все життя запам'ятав синові розповів і онукам розповісти наказав Так воно до мене й дійшло Пасербиц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Молода ты еще</text:p>
          </table:table-cell>
          <table:table-cell office:value-type="string" calcext:value-type="string">
            <text:p>доживешь</text:p>
          </table:table-cell>
          <table:table-cell office:value-type="string" calcext:value-type="string">
            <text:p><text:s/>и до хорошего</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Молода ти ще доживеш і до хорошого житт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Но уж тогда я не буду</text:p>
          </table:table-cell>
          <table:table-cell office:value-type="string" calcext:value-type="string">
            <text:p>дописывать</text:p>
          </table:table-cell>
          <table:table-cell office:value-type="string" calcext:value-type="string">
            <text:p><text:s/>зенелеет</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Але тоді вже я не буду дописувати зеленіє</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Посему всемилостивейше повелеваем</text:p>
          </table:table-cell>
          <table:table-cell office:value-type="string" calcext:value-type="string">
            <text:p>доставить</text:p>
          </table:table-cell>
          <table:table-cell office:value-type="string" calcext:value-type="string">
            <text:p><text:s/>к Новому году во дворец полную корзину подснежников</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Тому наймилостивіше наказуємо приставити до Нового року в палац повний кошик пролісків</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Башмачки твои позапрошлогодние</text:p>
          </table:table-cell>
          <table:table-cell office:value-type="string" calcext:value-type="string">
            <text:p>донашивать</text:p>
          </table:table-cell>
          <table:table-cell office:value-type="string" calcext:value-type="string">
            <text:p><text:s/>ей позволила жалко что ли</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Черевички твої позаторішні доношувати їй дозволила Чи мені шкода</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Словно по облакам идешь Еле до дому</text:p>
          </table:table-cell>
          <table:table-cell office:value-type="string" calcext:value-type="string">
            <text:p>добралась</text:p>
          </table:table-cell>
          <table:table-cell office:value-type="string" calcext:value-type="string">
            <text:p><text:s/>[...]</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Наче по хмарах ідеш Ледве додому добралася [...]</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Взобраться что ли Там они меня не</text:p>
          </table:table-cell>
          <table:table-cell office:value-type="string" calcext:value-type="string">
            <text:p>достанут</text:p>
          </table:table-cell>
          <table:table-cell office:value-type="string" calcext:value-type="string">
            <text:p><text:s/>Взбирается на одну из ветвей и усаживается в развилине</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Залізти на дерево абощо Там вони мене не дістануть Залазить на одну з гілок сідає в розвилці</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table:table-cell office:value-type="string" calcext:value-type="string">
            <text:p>Довелось</text:p>
          </table:table-cell>
          <table:table-cell office:value-type="string" calcext:value-type="string">
            <text:p><text:s/>тебе нынче в последнюю ночь старого года в первую ночь Нового года встретиться со всеми двенадцатью месяцами разом</text:p>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Довелось тобі нині в останню ніч старого року в першу ніч нового року зустрітися з усіма дванадцятьма місяцями разом</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Сделай милость проводи нашу гостью по лесу чтобы ей поскорее до дому</text:p>
          </table:table-cell>
          <table:table-cell office:value-type="string" calcext:value-type="string">
            <text:p>добраться</text:p>
          </table:table-cell>
          <table:table-cell/>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ukr</text:p>
          </table:table-cell>
          <table:table-cell office:value-type="string" calcext:value-type="string">
            <text:p><text:s/>Зроби ласку проведи нашу гостю по лісі щоб їй швидше додому дістатись</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row>
        <table:table-row table:style-name="ro1">
          <table:table-cell office:value-type="string" calcext:value-type="string">
            <text:p>rus</text:p>
          </table:table-cell>
          <table:table-cell office:value-type="string" calcext:value-type="string">
            <text:p><text:s/>Идти искать этих глупых мальчишек которые поставили его на караул взяли с него честное слово а сами убежали</text:p>
          </table:table-cell>
          <table:table-cell office:value-type="string" calcext:value-type="string">
            <text:p>домой</text:p>
          </table:table-cell>
          <table:table-cell/>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ukr</text:p>
          </table:table-cell>
          <table:table-cell office:value-type="string" calcext:value-type="string">
            <text:p><text:s/>Іти шукати цих дурних хлоп'ят які поставили його на варту взяли з нього чесне слово а самі втекли додому</text:p>
          </table:table-cell>
          <table:table-cell table:number-columns-repeated="2"/>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rus</text:p>
          </table:table-cell>
          <table:table-cell office:value-type="string" calcext:value-type="string">
            <text:p><text:s/>Ты беги</text:p>
          </table:table-cell>
          <table:table-cell office:value-type="string" calcext:value-type="string">
            <text:p>домой</text:p>
          </table:table-cell>
          <table:table-cell office:value-type="string" calcext:value-type="string">
            <text:p><text:s/>поужинай а я пока за тебя постою тут</text:p>
          </table:table-cell>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ukr</text:p>
          </table:table-cell>
          <table:table-cell office:value-type="string" calcext:value-type="string">
            <text:p><text:s/>Ти валяй біжи додому повечеряй а я поки що за тебе постою тут</text:p>
          </table:table-cell>
          <table:table-cell table:number-columns-repeated="2"/>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rus</text:p>
          </table:table-cell>
          <table:table-cell office:value-type="string" calcext:value-type="string">
            <text:p><text:s/>Ворота еще не были закрыты еще сторож ходил где-то в самых дальних уголках сада и</text:p>
          </table:table-cell>
          <table:table-cell office:value-type="string" calcext:value-type="string">
            <text:p>дозванивал</text:p>
          </table:table-cell>
          <table:table-cell office:value-type="string" calcext:value-type="string">
            <text:p><text:s/>там в свой колокольчик</text:p>
          </table:table-cell>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ukr</text:p>
          </table:table-cell>
          <table:table-cell office:value-type="string" calcext:value-type="string">
            <text:p><text:s/>Ворота ще не були зачинені ще сторож ходив десь у найдальших закутках саду і додзвонював там своїм дзвоником</text:p>
          </table:table-cell>
          <table:table-cell table:number-columns-repeated="2"/>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rus</text:p>
          </table:table-cell>
          <table:table-cell office:value-type="string" calcext:value-type="string">
            <text:p><text:s/>И вдруг не успел</text:p>
          </table:table-cell>
          <table:table-cell office:value-type="string" calcext:value-type="string">
            <text:p>добежать</text:p>
          </table:table-cell>
          <table:table-cell office:value-type="string" calcext:value-type="string">
            <text:p><text:s/>вижу к остановке подходит трамвай и командир молодой кавалерийский майор вместе с остальной публикой собирается протискиваться в вагон</text:p>
          </table:table-cell>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ukr</text:p>
          </table:table-cell>
          <table:table-cell office:value-type="string" calcext:value-type="string">
            <text:p><text:s/>І раптом не встиг добігти бачу до зупинки підходить трамвай і командир молодий кавалерійський майор разом з усією публікою збирається просунутися до вагона</text:p>
          </table:table-cell>
          <table:table-cell table:number-columns-repeated="2"/>
          <table:table-cell office:value-type="string" calcext:value-type="string">
            <text:p>[Л. Пантелеев. Честное слово (1941) | Л. Пантелєєв. Чесне слово (1957)]</text:p>
          </table:table-cell>
        </table:table-row>
        <table:table-row table:style-name="ro1">
          <table:table-cell office:value-type="string" calcext:value-type="string">
            <text:p>rus</text:p>
          </table:table-cell>
          <table:table-cell office:value-type="string" calcext:value-type="string">
            <text:p><text:s/>Сегодня разглядывая на снегу следы зверушек и птиц вот что я по этим следам прочитал белка пробилась сквозь снег в мох</text:p>
          </table:table-cell>
          <table:table-cell office:value-type="string" calcext:value-type="string">
            <text:p>достала</text:p>
          </table:table-cell>
          <table:table-cell office:value-type="string" calcext:value-type="string">
            <text:p><text:s/>там с осени спрятанные два ореха тут же их съела я скорлупки нашел</text:p>
          </table:table-cell>
          <table:table-cell office:value-type="string" calcext:value-type="string">
            <text:p>[М. М. Пришвин. Беличья память (1940) | Михайло Пришвин. Білоччина пам'ять (М. Шумило, 1950-1982)]</text:p>
          </table:table-cell>
        </table:table-row>
        <table:table-row table:style-name="ro1">
          <table:table-cell office:value-type="string" calcext:value-type="string">
            <text:p>ukr</text:p>
          </table:table-cell>
          <table:table-cell office:value-type="string" calcext:value-type="string">
            <text:p><text:s/>Сьогодні розглядаючи на снігу сліди звіряток і птахів ось що я по тих слідах вичитав білка пробилася крізь сніг у мох добула звідти сховані там з осені два горіхи тут їх і з'їла я шкаралупку знайшов</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row>
        <table:table-row table:style-name="ro1">
          <table:table-cell office:value-type="string" calcext:value-type="string">
            <text:p>rus</text:p>
          </table:table-cell>
          <table:table-cell office:value-type="string" calcext:value-type="string">
            <text:p><text:s/>Но самое удивительное она не могла отмеривать как мы сантиметры а прямо на глаз с точностью определяла ныряла и</text:p>
          </table:table-cell>
          <table:table-cell office:value-type="string" calcext:value-type="string">
            <text:p>доставала</text:p>
          </table:table-cell>
          <table:table-cell/>
          <table:table-cell office:value-type="string" calcext:value-type="string">
            <text:p>[М. М. Пришвин. Беличья память (1940) | Михайло Пришвин. Білоччина пам'ять (М. Шумило, 1950-1982)]</text:p>
          </table:table-cell>
        </table:table-row>
        <table:table-row table:style-name="ro1">
          <table:table-cell office:value-type="string" calcext:value-type="string">
            <text:p>ukr</text:p>
          </table:table-cell>
          <table:table-cell office:value-type="string" calcext:value-type="string">
            <text:p><text:s/>Та найдивовижніше вона ж не могла як ми відмірювати сантиметри а просто на око з точністю визначала пірнала й діставала</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row>
        <table:table-row table:style-name="ro1">
          <table:table-cell office:value-type="string" calcext:value-type="string">
            <text:p>rus</text:p>
          </table:table-cell>
          <table:table-cell office:value-type="string" calcext:value-type="string">
            <text:p><text:s/>Но после я</text:p>
          </table:table-cell>
          <table:table-cell office:value-type="string" calcext:value-type="string">
            <text:p>догадался</text:p>
          </table:table-cell>
          <table:table-cell office:value-type="string" calcext:value-type="string">
            <text:p><text:s/>что это не белка а птица ореховка воткнула орех может быть украв из гнезда белки</text:p>
          </table:table-cell>
          <table:table-cell office:value-type="string" calcext:value-type="string">
            <text:p>[М. М. Пришвин. Берестяная трубочка (1940) | Михайло Пришвин. Луб'яна дудочка (М. Шумило, 1950-1982)]</text:p>
          </table:table-cell>
        </table:table-row>
        <table:table-row table:style-name="ro1">
          <table:table-cell office:value-type="string" calcext:value-type="string">
            <text:p>ukr</text:p>
          </table:table-cell>
          <table:table-cell office:value-type="string" calcext:value-type="string">
            <text:p><text:s/>Та згодом я здогадався що то не білка а пташка горішанка встромила горіха можливо вкравши його з білчиного кубельця</text:p>
          </table:table-cell>
          <table:table-cell table:number-columns-repeated="2"/>
          <table:table-cell office:value-type="string" calcext:value-type="string">
            <text:p>[М. М. Пришвин. Берестяная трубочка (1940) | Михайло Пришвин. Луб'яна дудочка (М. Шумило, 1950-1982)]</text:p>
          </table:table-cell>
        </table:table-row>
        <table:table-row table:style-name="ro1">
          <table:table-cell office:value-type="string" calcext:value-type="string">
            <text:p>rus</text:p>
          </table:table-cell>
          <table:table-cell office:value-type="string" calcext:value-type="string">
            <text:p><text:s/>Берлиоз же хотел</text:p>
          </table:table-cell>
          <table:table-cell office:value-type="string" calcext:value-type="string">
            <text:p>доказать</text:p>
          </table:table-cell>
          <table:table-cell office:value-type="string" calcext:value-type="string">
            <text:p><text:s/>поэту что главное не в том каков был Иисус плох ли хорош ли а в том что Иисуса то этого как личности вовсе не существовало на свете и что все рассказы о нем простые выдумки самый обыкновенный миф</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Берліоз же хотів довести поетові що сенс не в тому яким був Ісус лихим чи добрим а в тому що Ісуса цього як особи зовсім ніколи не існувало на світі і всі розповіді про нього прості вигадки звичайнісінький міф</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Необходимо</text:p>
          </table:table-cell>
          <table:table-cell office:value-type="string" calcext:value-type="string">
            <text:p>добавить</text:p>
          </table:table-cell>
          <table:table-cell office:value-type="string" calcext:value-type="string">
            <text:p><text:s/>что на поэта иностранец с первых же слов произвел отвратительное впечатление а Берлиозу скорее понравился то есть не то чтобы понравился а как бы выразиться заинтересовал что ли</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А слід зазначити що на поета чужоземець уже з перших слів справив препогане враження Берліозові ж радше припав до вподоби тобто не те щоб сподобався а як би це сказати зацікавив чи що</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И в самом деле тут неизвестный повернулся к Берлиозу вообразите что вы например начнете управлять распоряжаться и другими и собою вообще так сказать входить во вкус и вдруг у вас кхе кхе саркома легкого тут иностранец сладко усмехнулся как будто мысль о саркоме легкого</text:p>
          </table:table-cell>
          <table:table-cell office:value-type="string" calcext:value-type="string">
            <text:p>доставила</text:p>
          </table:table-cell>
          <table:table-cell office:value-type="string" calcext:value-type="string">
            <text:p><text:s/>ему удовольствие да саркома жмурясь как кот повторил он звучное слово и вот ваше управление закончилось</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І справді невідомий вже обернувся до Берліоза уявіть що ви до прикладу почнете керувати порядкувати й іншими і собою загалом так би мовити саме розохотитесь і раптом у вас кхе кхе саркома легені на цих словах чужоземець солоденько посміхнувся наче думка про саркому легені його втішила так саркома мружачись наче кіт повторив він лунке слово і ось вашому порядкуванню край</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Я историк подтвердил ученый и</text:p>
          </table:table-cell>
          <table:table-cell office:value-type="string" calcext:value-type="string">
            <text:p>добавил</text:p>
          </table:table-cell>
          <table:table-cell office:value-type="string" calcext:value-type="string">
            <text:p><text:s/>ни к селу ни к городу сегодня вечером на Патриарших прудах будет интересная история</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Я історик підтвердив учений і докинув ні сіло ні впало Сьогодні ввечері на Патріарших буде цікава історія</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А он сказал что деньги ему отныне стали ненавистны объяснил Иешуа странные действия Левия Матвея и</text:p>
          </table:table-cell>
          <table:table-cell office:value-type="string" calcext:value-type="string">
            <text:p>добавил</text:p>
          </table:table-cell>
          <table:table-cell office:value-type="string" calcext:value-type="string">
            <text:p><text:s/>и с тех пор он стал моим спутником</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А він сказав що віднині гроші стали ненависні йому пояснив Ієшуа дивні вчинки Левія Матвія і додав І відтоді він став моїм супутником</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Да Левий Матвей</text:p>
          </table:table-cell>
          <table:table-cell office:value-type="string" calcext:value-type="string">
            <text:p>донесся</text:p>
          </table:table-cell>
          <table:table-cell office:value-type="string" calcext:value-type="string">
            <text:p><text:s/>до него высокий мучающий его голос</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Так Левій Матвій долинув до нього високий нестерпучий голос</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Секретарь вытаращил глаза на арестанта и не</text:p>
          </table:table-cell>
          <table:table-cell office:value-type="string" calcext:value-type="string">
            <text:p>дописал</text:p>
          </table:table-cell>
          <table:table-cell office:value-type="string" calcext:value-type="string">
            <text:p><text:s/>ни слова</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Секретар витріщився на в'язня і не дописав слова</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Можете дальнейшее не записывать обратился он к секретарю хотя тот и так ничего не записывал и продолжал говорить арестанту в какой-нибудь из греческих книг ты прочел об этом Нет я своим умом</text:p>
          </table:table-cell>
          <table:table-cell office:value-type="string" calcext:value-type="string">
            <text:p>дошел</text:p>
          </table:table-cell>
          <table:table-cell office:value-type="string" calcext:value-type="string">
            <text:p><text:s/>до этого И ты проповедуешь это</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Можете далі не записувати звернувся він до секретаря хоч той і так нічого не записував а далі продовжував до арештанта Це ти в якійсь із грецьких книг вичитав Ні я самотужки дійшов до цього І ти проповідуєш це</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Я полагаю отозвался Пилат что мало радости ты</text:p>
          </table:table-cell>
          <table:table-cell office:value-type="string" calcext:value-type="string">
            <text:p>доставил</text:p>
          </table:table-cell>
          <table:table-cell office:value-type="string" calcext:value-type="string">
            <text:p><text:s/>бы легату легиона если бы вздумал разговаривать с кем-нибудь из его офицеров или солдат</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Я гадаю озвався Пілат що мало втішив би ти легата легіону якби надумав розмовляти з котримсь із його старшин чи вояків</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Мысли понеслись короткие бессвязные и необыкновенные Погиб потом Погибли и какая-то совсем нелепая среди них о каком-то</text:p>
          </table:table-cell>
          <table:table-cell office:value-type="string" calcext:value-type="string">
            <text:p>долженствующем</text:p>
          </table:table-cell>
          <table:table-cell office:value-type="string" calcext:value-type="string">
            <text:p><text:s/>непременно быть и с кем бессмертии причем бессмертие почему-то вызывало нестерпимую тоску</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ukr</text:p>
          </table:table-cell>
          <table:table-cell office:value-type="string" calcext:value-type="string">
            <text:p><text:s/>Думки застрибали короткі роз'єднані й незвичайні Пропав потім Пропали І якась зовсім недоладна серед них гадка про якесь безсмертя до того ж це безсмертя чомусь викликало нестерпну тугу</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row>
        <table:table-row table:style-name="ro1">
          <table:table-cell office:value-type="string" calcext:value-type="string">
            <text:p>rus</text:p>
          </table:table-cell>
          <table:table-cell office:value-type="string" calcext:value-type="string">
            <text:p><text:s/>К этому надо</text:p>
          </table:table-cell>
          <table:table-cell office:value-type="string" calcext:value-type="string">
            <text:p>добавить</text:p>
          </table:table-cell>
          <table:table-cell office:value-type="string" calcext:value-type="string">
            <text:p><text:s/>еще одно с уверенностью можно сказать что многие женщины все что угодно отдали бы за то чтобы променять свою жизнь на жизнь Маргариты Николаевны</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До цього треба додати ще одне з упевненістю можна казати що багато хто з жінок усе що завгодно віддали б за те щоб проміняти своє життя на життя Марґарити Миколаївн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text:p>
          </table:table-cell>
          <table:table-cell office:value-type="string" calcext:value-type="string">
            <text:p>доведенной</text:p>
          </table:table-cell>
          <table:table-cell office:value-type="string" calcext:value-type="string">
            <text:p><text:s/>до отчаянья женщиной</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 доведенной до отчаянья женщиной В таких мучениях прожила Маргарита Николаевна всю зиму и</text:p>
          </table:table-cell>
          <table:table-cell office:value-type="string" calcext:value-type="string">
            <text:p>дожила</text:p>
          </table:table-cell>
          <table:table-cell office:value-type="string" calcext:value-type="string">
            <text:p><text:s/>до весны В тот самый день когда происходила всякая нелепая кутерьма вызванная появлением черного мага в Москве в пятницу когда был изгнан обратно в Киев дядя Берлиоза когда арестовали бухгалтера и произошло еще множество других глупейших и непонятных вещей Маргарита проснулась около полудня в спальне выходящей фонарем в башню особняк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 [...] Того самого дня коли відбувалася безглузда круговерть усіляких подій спричинена з'явою чорного мага в Москві в п'ятницю коли було спроваджено назад до Києва Берліозового дядечка коли було арештовано бухгалтера і сталося ще багато безглуздих і незбагненних речей Марґарита прокинулася десь опівдні у своїй спальні яка заскленою стелею виходила у башту вілл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Присев на корточки она открыла нижний ящик первого из них и из-под груды шелковых обрезков</text:p>
          </table:table-cell>
          <table:table-cell office:value-type="string" calcext:value-type="string">
            <text:p>достала</text:p>
          </table:table-cell>
          <table:table-cell office:value-type="string" calcext:value-type="string">
            <text:p><text:s/>то единственно ценное что имела в жизни</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Сівши навпочіпки вона висунула нижню шухляду першої з них і з-під купи шовкових обрізків дістала те єдине вартісне що мала в житті</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Я ничего не понимаю тихо заговорила Маргарита Николаевна про листки еще можно узнать Проникнуть подсмотреть Наташа подкуплена Да Но как вы могли узнать мои мысли она страдальчески сморщилась и</text:p>
          </table:table-cell>
          <table:table-cell office:value-type="string" calcext:value-type="string">
            <text:p>добавила</text:p>
          </table:table-cell>
          <table:table-cell office:value-type="string" calcext:value-type="string">
            <text:p><text:s/>скажите мне кто вы такой Из какого вы учреждения</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Я нічого не збагну тихо заговорила Марґарита Миколаївна про аркушики ще можна дізнатися промкнутися піддивитися Наташу підкуплено так Але як ви могли дізнатися про мої думки Вона страдницьки скривилась і додала Скажіть мені хто ви такий З якої ви установ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Вам ни о чем не придется заботиться вас</text:p>
          </table:table-cell>
          <table:table-cell office:value-type="string" calcext:value-type="string">
            <text:p>доставят</text:p>
          </table:table-cell>
          <table:table-cell office:value-type="string" calcext:value-type="string">
            <text:p><text:s/>куда нужно и вам не причинят никакого беспокойств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Вам нічим не доведеться сушити голову вас допровадять куди слід і вам не завдадуть ніякого клопоту</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На кровати на одеяле лежали сорочки чулки и белье скомканное же белье валялось просто на полу рядом с раздавленной в волнении коробкой папирос Туфли стояли на ночном столике рядом с недопитой чашкой кофе и пепельницей в которой дымил окурок на спинке стула висело черное вечернее платье В комнате пахло духами кроме того в нее</text:p>
          </table:table-cell>
          <table:table-cell office:value-type="string" calcext:value-type="string">
            <text:p>доносился</text:p>
          </table:table-cell>
          <table:table-cell office:value-type="string" calcext:value-type="string">
            <text:p><text:s/>откуда-то запах раскаленного утюг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На ліжкові поверх ковдри лежали сорочки панчохи й білизна зібгана ж білизна валялася долі поряд з розчавленою у хвилюванні коробкою цигарок Черевички стояли на нічному столикові поряд з недопитою філіжанкою кави й попільничкою в якій курівся недопалок На спинці стільця висіла чорна вечірня сукня В кімнаті пахло парфумами До того ж сюди завівало звідкись запах розжареної праск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Тот как бы застыл на ней и в полном ошеломлении прислушивался к крикам и грохоту</text:p>
          </table:table-cell>
          <table:table-cell office:value-type="string" calcext:value-type="string">
            <text:p>доносящимся</text:p>
          </table:table-cell>
          <table:table-cell office:value-type="string" calcext:value-type="string">
            <text:p><text:s/>из освещенной спальни верхних жильцов</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Той наче заціпенів на ній і в цілковитому запамороченні вслухався до гуку та ґвалту що линули з освітленої спальні горішніх мешканців</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Тогда во весь мах Маргарита понеслась вниз отсчитывая этажи</text:p>
          </table:table-cell>
          <table:table-cell office:value-type="string" calcext:value-type="string">
            <text:p>долетела</text:p>
          </table:table-cell>
          <table:table-cell office:value-type="string" calcext:value-type="string">
            <text:p><text:s/>донизу вырвалась на улицу и глядя вверх отсчитала и проверила этажи снаружи соображая какие именно окна квартиры Латунского</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Тоді Марґарита чимдуж гайнула назад пролітаючи поверхи дісталася низу вирвалась на вулицю і дивлячись угору відрахувала і перевірила поверхи ззовні визначаючи вікна квартири саме Латунського</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Кажется уже полилось на пол подумала Маргарита и</text:p>
          </table:table-cell>
          <table:table-cell office:value-type="string" calcext:value-type="string">
            <text:p>добавила</text:p>
          </table:table-cell>
          <table:table-cell office:value-type="string" calcext:value-type="string">
            <text:p><text:s/>вслух</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ukr</text:p>
          </table:table-cell>
          <table:table-cell office:value-type="string" calcext:value-type="string">
            <text:p><text:s/>Здається вже полилося на підлогу подумала Марґарита і докинула вголос</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row>
        <table:table-row table:style-name="ro1">
          <table:table-cell office:value-type="string" calcext:value-type="string">
            <text:p>rus</text:p>
          </table:table-cell>
          <table:table-cell office:value-type="string" calcext:value-type="string">
            <text:p><text:s/>А Леля была очень такая высокая длинновязая девочка И она могла высоко</text:p>
          </table:table-cell>
          <table:table-cell office:value-type="string" calcext:value-type="string">
            <text:p>достать</text:p>
          </table:table-cell>
          <table:table-cell office:value-type="string" calcext:value-type="string">
            <text:p><text:s/>Она встала на цыпочки и своим большим ртом стала поедать вторую пастилку</text:p>
          </table:table-cell>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А Льоля була дуже високою довготелесою дівчинкою І вона могла високо дістати Вона стала навшпиньки і своїм великим ротом ухопила другу пастилку</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И мне почти что ничего нельзя было</text:p>
          </table:table-cell>
          <table:table-cell office:value-type="string" calcext:value-type="string">
            <text:p>достать</text:p>
          </table:table-cell>
          <table:table-cell office:value-type="string" calcext:value-type="string">
            <text:p><text:s/>кроме одного яблока которое висело низко</text:p>
          </table:table-cell>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Майже нічого не міг дістати крім одного яблука яке висіло низько</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Потому что она могла до всего</text:p>
          </table:table-cell>
          <table:table-cell office:value-type="string" calcext:value-type="string">
            <text:p>дотянуться</text:p>
          </table:table-cell>
          <table:table-cell office:value-type="string" calcext:value-type="string">
            <text:p><text:s/>а я нет</text:p>
          </table:table-cell>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Тому що вона могла до всього дотягнутися а я ні</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А я Лелища как поставлю к ёлке стул и как</text:p>
          </table:table-cell>
          <table:table-cell office:value-type="string" calcext:value-type="string">
            <text:p>достану</text:p>
          </table:table-cell>
          <table:table-cell office:value-type="string" calcext:value-type="string">
            <text:p><text:s/>себе тоже что-нибудь кроме яблока</text:p>
          </table:table-cell>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А я Льолище підставлю до ялинки стіл і теж дістану собі щось крім яблука</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И этим он не</text:p>
          </table:table-cell>
          <table:table-cell office:value-type="string" calcext:value-type="string">
            <text:p>довёл</text:p>
          </table:table-cell>
          <table:table-cell office:value-type="string" calcext:value-type="string">
            <text:p><text:s/>бы свою сестрёнку до злобы и зависти</text:p>
          </table:table-cell>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І цим він не довів би свою сестричку до гніву і заздрощів</text:p>
          </table:table-cell>
          <table:table-cell table:number-columns-repeated="2"/>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Скорей я пойду в кругосветное путешествие с твоей сестрёнкой Лелей чем я возьму тебя Мне не</text:p>
          </table:table-cell>
          <table:table-cell office:value-type="string" calcext:value-type="string">
            <text:p>доставляет</text:p>
          </table:table-cell>
          <table:table-cell office:value-type="string" calcext:value-type="string">
            <text:p><text:s/>интереса с дураками путешествовать Но мне хотелось путешествовать и я подарил Стёпке перочинный ножик</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Я швидше піду в кругосвітню подорож з твоєю сестричкою Льолею ніж з тобою Мені нецікаво з дурнями мандрувати Але мені хотілося подорожувати і я подарував Степанкові складаний ножик</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Она вздыхала и мечтала о возвращении</text:p>
          </table:table-cell>
          <table:table-cell office:value-type="string" calcext:value-type="string">
            <text:p>домой</text:p>
          </table:table-cell>
          <table:table-cell office:value-type="string" calcext:value-type="string">
            <text:p><text:s/>говоря что дома тоже бывает хорошо</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Вона зітхала і мріяла про повернення додому кажучи що дома тож буває добре</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Каждого кто захочет вернуться</text:p>
          </table:table-cell>
          <table:table-cell office:value-type="string" calcext:value-type="string">
            <text:p>домой</text:p>
          </table:table-cell>
          <table:table-cell office:value-type="string" calcext:value-type="string">
            <text:p><text:s/>я привяжу к дереву и оставлю на съедение муравьям</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Кожного хто захоче повернутись додому я прив'яжу до дерева і залишу мурашкам на обід</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А те которые пускаются в дальний путь без этих знаний приходят к печальным результатам достойным сожаления С этими словами мы пришли</text:p>
          </table:table-cell>
          <table:table-cell office:value-type="string" calcext:value-type="string">
            <text:p>домой</text:p>
          </table:table-cell>
          <table:table-cell office:value-type="string" calcext:value-type="string">
            <text:p><text:s/>И сели обедать</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А ті хто вирушає в далеку дорогу без цих знань приходять до сумних результатів вартих жалю З цими словами ми прийшли додому І сіли обідати</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Прибежав</text:p>
          </table:table-cell>
          <table:table-cell office:value-type="string" calcext:value-type="string">
            <text:p>домой</text:p>
          </table:table-cell>
          <table:table-cell office:value-type="string" calcext:value-type="string">
            <text:p><text:s/>он забрался в сарай и там спал до вечера</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Прибігши додому він забрався в сарай і там спав до вечора</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Пусть они</text:p>
          </table:table-cell>
          <table:table-cell office:value-type="string" calcext:value-type="string">
            <text:p>допьют</text:p>
          </table:table-cell>
          <table:table-cell office:value-type="string" calcext:value-type="string">
            <text:p><text:s/>свой чай и уходят в свою комнату</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Нехай вони доп'ють чай і відправляються в свою кімнату</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rus</text:p>
          </table:table-cell>
          <table:table-cell/>
          <table:table-cell office:value-type="string" calcext:value-type="string">
            <text:p>Доев</text:p>
          </table:table-cell>
          <table:table-cell office:value-type="string" calcext:value-type="string">
            <text:p><text:s/>сардинки мы с Лелей удалились под весёлый смех и шутки гостей</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Доївши сардинки ми з Льолею вийшли під веселий сміх і жарти гостей</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Ну эти дети</text:p>
          </table:table-cell>
          <table:table-cell office:value-type="string" calcext:value-type="string">
            <text:p>доведут</text:p>
          </table:table-cell>
          <table:table-cell office:value-type="string" calcext:value-type="string">
            <text:p><text:s/>меня до сумасшествия</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Ну ці діти доведуть мене до божевілля</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Тем не менее они никому не сказали об этом И</text:p>
          </table:table-cell>
          <table:table-cell office:value-type="string" calcext:value-type="string">
            <text:p>допустили</text:p>
          </table:table-cell>
          <table:table-cell office:value-type="string" calcext:value-type="string">
            <text:p><text:s/>выпить такой чай И вот в чём их главное преступление</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Однак вони нікому не сказали про це [...] Ось у чому їх головна провина</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Я побежал</text:p>
          </table:table-cell>
          <table:table-cell office:value-type="string" calcext:value-type="string">
            <text:p>домой</text:p>
          </table:table-cell>
          <table:table-cell office:value-type="string" calcext:value-type="string">
            <text:p><text:s/>и вскоре принёс какую-то калошу очень больших размеров</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Я побіг додому і невдовзі приніс якусь калошу дуже великого розміру</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Леля хотела побежать</text:p>
          </table:table-cell>
          <table:table-cell office:value-type="string" calcext:value-type="string">
            <text:p>домой</text:p>
          </table:table-cell>
          <table:table-cell office:value-type="string" calcext:value-type="string">
            <text:p><text:s/>чтоб принести ещё что-нибудь из калош но в этот момент раздался мамин голос</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Льоля хотіла побігти додому аби випести ще якусь калошу та и цей момент пролунав мамин голос</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Это мама нас звала</text:p>
          </table:table-cell>
          <table:table-cell office:value-type="string" calcext:value-type="string">
            <text:p>домой</text:p>
          </table:table-cell>
          <table:table-cell office:value-type="string" calcext:value-type="string">
            <text:p><text:s/>так как с нами хотели попрощаться мамины гости</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Це мама кликала нас додому бо з нами хотіли попрощатися мамині гості</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Мы с Лелей моментально побежали</text:p>
          </table:table-cell>
          <table:table-cell office:value-type="string" calcext:value-type="string">
            <text:p>домой</text:p>
          </table:table-cell>
          <table:table-cell office:value-type="string" calcext:value-type="string">
            <text:p><text:s/>и стали прощаться с мамиными гостями с тётей Олей и дядей Колей которые уже одевались в прихожей</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Ми з Льолею хутенько побігли додому і стали прощатися з маминими гостями з тіткою Олею і дядьком Колею які вже одягались у передпокої</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Моя мама хотела позвать дворника чтобы с дворником</text:p>
          </table:table-cell>
          <table:table-cell office:value-type="string" calcext:value-type="string">
            <text:p>догнать</text:p>
          </table:table-cell>
          <table:table-cell office:value-type="string" calcext:value-type="string">
            <text:p><text:s/>прохожего и арестовать его</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Моя мама хотіла покликати двірника щоб з двірником наздогнати перехожого й арештувати його</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Вместо того чтобы заступаться за прохожего и этим</text:p>
          </table:table-cell>
          <table:table-cell office:value-type="string" calcext:value-type="string">
            <text:p>доводить</text:p>
          </table:table-cell>
          <table:table-cell office:value-type="string" calcext:value-type="string">
            <text:p><text:s/>детей до слёз ты бы лучше объяснил им что есть плохого в том что они сделали</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Замість того щоб заступатися за перехожого і цим доводити дітей до сліз ти краще б пояснив їм що поганого в їхньому вчинкові</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Но когда дело</text:p>
          </table:table-cell>
          <table:table-cell office:value-type="string" calcext:value-type="string">
            <text:p>дошло</text:p>
          </table:table-cell>
          <table:table-cell office:value-type="string" calcext:value-type="string">
            <text:p><text:s/>до фразы Крест под облаками как свеча горит я сказал Треск под сапогами как свеча болит</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А коли дійшло до фрази Хрест під хмарами як свічка горить я сказав Трест під парами як свічка болить</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После уроков моя сестрёнка Леля зашла за мной чтобы вместе идти</text:p>
          </table:table-cell>
          <table:table-cell office:value-type="string" calcext:value-type="string">
            <text:p>домой</text:p>
          </table:table-cell>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Після уроків моя сестричка Льоля зайшла за мною щоб разом іти додом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По дороге я</text:p>
          </table:table-cell>
          <table:table-cell office:value-type="string" calcext:value-type="string">
            <text:p>достал</text:p>
          </table:table-cell>
          <table:table-cell office:value-type="string" calcext:value-type="string">
            <text:p><text:s/>из ранца дневник развернул его на той странице где была поставлена единица и сказал Леле</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По дорозі я дістав з ранця щоденник розгорнув його на тій сторінці де стояла одиниця і сказав Льолі</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Леля это нехорошо обманывать родителей Леля засмеялась и пошла</text:p>
          </table:table-cell>
          <table:table-cell office:value-type="string" calcext:value-type="string">
            <text:p>домой</text:p>
          </table:table-cell>
          <table:table-cell office:value-type="string" calcext:value-type="string">
            <text:p><text:s/>А я в грустном настроении зашёл в городской сад сел там на скамейку и развернув дневник с ужасом глядел на единиц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Льолю це негарно обманювати батьків Льоля засміялася і пішла додому А я з сумним настроєм зайшов до міського саду сів там на лаву і розгорнувши щоденника з жахом дивився на одиницю</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Я долго сидел в саду Потом пошёл</text:p>
          </table:table-cell>
          <table:table-cell office:value-type="string" calcext:value-type="string">
            <text:p>домой</text:p>
          </table:table-cell>
          <table:table-cell office:value-type="string" calcext:value-type="string">
            <text:p><text:s/>Но когда подходил к дому вдруг вспомнил что оставил свой дневник на скамейке в сад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Я довго сидів у саду Потім пішов додому Та коли підходив до будинку раптом згадав що залишив свого щоденника на лаві в сад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Я пришёл</text:p>
          </table:table-cell>
          <table:table-cell office:value-type="string" calcext:value-type="string">
            <text:p>домой</text:p>
          </table:table-cell>
          <table:table-cell office:value-type="string" calcext:value-type="string">
            <text:p><text:s/>и сказал отцу что потерял свой дневник</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Я прийшов додому і сказав татові що загубив свого щоденника</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Она охала и стонала но вместо ожидаемых подарков она от нашей мамы получила несколько шлепков потому что она подставила стул к камину и хотела</text:p>
          </table:table-cell>
          <table:table-cell office:value-type="string" calcext:value-type="string">
            <text:p>достать</text:p>
          </table:table-cell>
          <table:table-cell office:value-type="string" calcext:value-type="string">
            <text:p><text:s/>мамины часики а это было запрещено</text:p>
          </table:table-cell>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row>
        <table:table-row table:style-name="ro1">
          <table:table-cell office:value-type="string" calcext:value-type="string">
            <text:p>ukr</text:p>
          </table:table-cell>
          <table:table-cell office:value-type="string" calcext:value-type="string">
            <text:p><text:s/>Вона зойкала і стогнала та замість очікуваних подарунків одержала від нашої мами кілька ляпанців бо підсунула стільця до каміна і хотіла дістати мамин годинник а це було заборонено</text:p>
          </table:table-cell>
          <table:table-cell table:number-columns-repeated="2"/>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row>
        <table:table-row table:style-name="ro1">
          <table:table-cell office:value-type="string" calcext:value-type="string">
            <text:p>rus</text:p>
          </table:table-cell>
          <table:table-cell office:value-type="string" calcext:value-type="string">
            <text:p><text:s/>Короче говоря они немножко побили Андрюшу И тот с рёвом вернулся</text:p>
          </table:table-cell>
          <table:table-cell office:value-type="string" calcext:value-type="string">
            <text:p>домой</text:p>
          </table:table-cell>
          <table:table-cell office:value-type="string" calcext:value-type="string">
            <text:p><text:s/>И дома утирая слёзы Андрюша сказал маме</text:p>
          </table:table-cell>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ukr</text:p>
          </table:table-cell>
          <table:table-cell office:value-type="string" calcext:value-type="string">
            <text:p><text:s/>Одне слово вони трошки побили Андрійка І той плачучи повернувся додому Вдома крізь сльози Андрійко повідоми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rus</text:p>
          </table:table-cell>
          <table:table-cell office:value-type="string" calcext:value-type="string">
            <text:p><text:s/>Размахивая палкой Андрюша раза два ударил собаку по голове но та забежала сзади и немного порвала Андрюшины штаны И Андрюша с рёвом побежал</text:p>
          </table:table-cell>
          <table:table-cell office:value-type="string" calcext:value-type="string">
            <text:p>домой</text:p>
          </table:table-cell>
          <table:table-cell office:value-type="string" calcext:value-type="string">
            <text:p><text:s/>А дома утирая слёзы он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ukr</text:p>
          </table:table-cell>
          <table:table-cell office:value-type="string" calcext:value-type="string">
            <text:p><text:s/>Розмахуючи палицею Андрійко двічі вдарив пса по голові але той забіг ззаду і трохи порвав Андрійкові штанці Андрійко з плачем побіг додому А вдома витираючи сльози він сказа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rus</text:p>
          </table:table-cell>
          <table:table-cell office:value-type="string" calcext:value-type="string">
            <text:p><text:s/>И кроме того эти люди</text:p>
          </table:table-cell>
          <table:table-cell office:value-type="string" calcext:value-type="string">
            <text:p>доставили</text:p>
          </table:table-cell>
          <table:table-cell office:value-type="string" calcext:value-type="string">
            <text:p><text:s/>рыбацкую лодку взяли её на буксир и к берегу</text:p>
          </table:table-cell>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ukr</text:p>
          </table:table-cell>
          <table:table-cell office:value-type="string" calcext:value-type="string">
            <text:p><text:s/>І крім того ці люди наздогнали рибальського човна взяли його на буксир і доставили до берега</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rus</text:p>
          </table:table-cell>
          <table:table-cell office:value-type="string" calcext:value-type="string">
            <text:p><text:s/>Андрюша пошёл</text:p>
          </table:table-cell>
          <table:table-cell office:value-type="string" calcext:value-type="string">
            <text:p>домой</text:p>
          </table:table-cell>
          <table:table-cell office:value-type="string" calcext:value-type="string">
            <text:p><text:s/>и дома утирая слёзы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ukr</text:p>
          </table:table-cell>
          <table:table-cell office:value-type="string" calcext:value-type="string">
            <text:p><text:s/>Андрійко пішов додому і вдома схлипуючи розпові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row>
        <table:table-row table:style-name="ro1">
          <table:table-cell office:value-type="string" calcext:value-type="string">
            <text:p>rus</text:p>
          </table:table-cell>
          <table:table-cell office:value-type="string" calcext:value-type="string">
            <text:p><text:s/>И она могла умереть если бы мы не</text:p>
          </table:table-cell>
          <table:table-cell office:value-type="string" calcext:value-type="string">
            <text:p>догадались</text:p>
          </table:table-cell>
          <table:table-cell office:value-type="string" calcext:value-type="string">
            <text:p><text:s/>под дверь молоко подливать</text:p>
          </table:table-cell>
          <table:table-cell office:value-type="string" calcext:value-type="string">
            <text:p>[Михаил Зощенко. Умная Тамара (1938) | М. М. Зощенко. Розумна Тамара (Михайло Зяблюк, 1991)]</text:p>
          </table:table-cell>
        </table:table-row>
        <table:table-row table:style-name="ro1">
          <table:table-cell office:value-type="string" calcext:value-type="string">
            <text:p>ukr</text:p>
          </table:table-cell>
          <table:table-cell office:value-type="string" calcext:value-type="string">
            <text:p><text:s/>І вона могла померти якби ми не здогадалися під двері молоко підливати</text:p>
          </table:table-cell>
          <table:table-cell table:number-columns-repeated="2"/>
          <table:table-cell office:value-type="string" calcext:value-type="string">
            <text:p>[Михаил Зощенко. Умная Тамара (1938) | М. М. Зощенко. Розумна Тамара (Михайло Зяблюк, 1991)]</text:p>
          </table:table-cell>
        </table:table-row>
        <table:table-row table:style-name="ro1">
          <table:table-cell office:value-type="string" calcext:value-type="string">
            <text:p>rus</text:p>
          </table:table-cell>
          <table:table-cell office:value-type="string" calcext:value-type="string">
            <text:p><text:s/>Она сказала папе Приезжай скорей</text:p>
          </table:table-cell>
          <table:table-cell office:value-type="string" calcext:value-type="string">
            <text:p>домой</text:p>
          </table:table-cell>
          <table:table-cell office:value-type="string" calcext:value-type="string">
            <text:p><text:s/>Что-то с нашим мальчиком случилось он на ножках стоять не может</text:p>
          </table:table-cell>
          <table:table-cell office:value-type="string" calcext:value-type="string">
            <text:p>[Михаил Зощенко. Глупая история (1937) | М. М. Зощенко. Безглузда історія (Михайло Зяблюк, 1991)]</text:p>
          </table:table-cell>
        </table:table-row>
        <table:table-row table:style-name="ro1">
          <table:table-cell office:value-type="string" calcext:value-type="string">
            <text:p>ukr</text:p>
          </table:table-cell>
          <table:table-cell office:value-type="string" calcext:value-type="string">
            <text:p><text:s/>[...] Приїжджай швидше додому Щось з нашим хлопчиком сталося він на ніжках стояти не може</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row>
        <table:table-row table:style-name="ro1">
          <table:table-cell office:value-type="string" calcext:value-type="string">
            <text:p>rus</text:p>
          </table:table-cell>
          <table:table-cell office:value-type="string" calcext:value-type="string">
            <text:p><text:s/>Может быть профессор</text:p>
          </table:table-cell>
          <table:table-cell office:value-type="string" calcext:value-type="string">
            <text:p>догадается</text:p>
          </table:table-cell>
          <table:table-cell office:value-type="string" calcext:value-type="string">
            <text:p><text:s/>почему этот ребёнок падает</text:p>
          </table:table-cell>
          <table:table-cell office:value-type="string" calcext:value-type="string">
            <text:p>[Михаил Зощенко. Глупая история (1937) | М. М. Зощенко. Безглузда історія (Михайло Зяблюк, 1991)]</text:p>
          </table:table-cell>
        </table:table-row>
        <table:table-row table:style-name="ro1">
          <table:table-cell office:value-type="string" calcext:value-type="string">
            <text:p>ukr</text:p>
          </table:table-cell>
          <table:table-cell office:value-type="string" calcext:value-type="string">
            <text:p><text:s/>Може професор з'ясує чого це хлопчик падає</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row>
        <table:table-row table:style-name="ro1">
          <table:table-cell office:value-type="string" calcext:value-type="string">
            <text:p>rus</text:p>
          </table:table-cell>
          <table:table-cell office:value-type="string" calcext:value-type="string">
            <text:p><text:s/>Мы прочтём этот адрес и</text:p>
          </table:table-cell>
          <table:table-cell office:value-type="string" calcext:value-type="string">
            <text:p>домой</text:p>
          </table:table-cell>
          <table:table-cell office:value-type="string" calcext:value-type="string">
            <text:p><text:s/>ребёнка</text:p>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Ми прочитаємо цю адресу і доставимо дитину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Тётка говорит милиционеру Проводите этого мальчика</text:p>
          </table:table-cell>
          <table:table-cell office:value-type="string" calcext:value-type="string">
            <text:p>домой</text:p>
          </table:table-cell>
          <table:table-cell office:value-type="string" calcext:value-type="string">
            <text:p><text:s/>Милиционер говорит Павлику</text:p>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Тітка каже міліціонерові Проведіть цього хлопчика додому Міліціонер до Павлика</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Милиционер говорит Павлику Ну маленький товарищ пойдём</text:p>
          </table:table-cell>
          <table:table-cell office:value-type="string" calcext:value-type="string">
            <text:p>домой</text:p>
          </table:table-cell>
          <table:table-cell office:value-type="string" calcext:value-type="string">
            <text:p><text:s/>Павлик говорит милиционеру</text:p>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Міліціонер до Павлика Ну маленький товаришу ходімо додому Павлик каже міліціонерові</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Давайте вашу руку я вас</text:p>
          </table:table-cell>
          <table:table-cell office:value-type="string" calcext:value-type="string">
            <text:p>доведу</text:p>
          </table:table-cell>
          <table:table-cell office:value-type="string" calcext:value-type="string">
            <text:p><text:s/>до своего дома</text:p>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Дайте вашу руку я вас доведу до свого 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Мало того что он всё знает он ещё меня хочет до дому</text:p>
          </table:table-cell>
          <table:table-cell office:value-type="string" calcext:value-type="string">
            <text:p>довести</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Мало того що все знає ще й мене хоче до дому довест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Вот милиционер дал свою руку Павлику и они пошли</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Міліціонер дав свою руку Павликові і вони пішл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Только</text:p>
          </table:table-cell>
          <table:table-cell office:value-type="string" calcext:value-type="string">
            <text:p>дошли</text:p>
          </table:table-cell>
          <table:table-cell office:value-type="string" calcext:value-type="string">
            <text:p><text:s/>они до своего дома вдруг мама идёт</text:p>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Тільки дійшли вони до Павликового будинку раптом мама йде</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Мама удивилась что Павлик идёт по улице взяла его на руки принесла</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ukr</text:p>
          </table:table-cell>
          <table:table-cell office:value-type="string" calcext:value-type="string">
            <text:p><text:s/>Мама здивувалася чого це Павлик на вулиці взяла його на руки принесла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row>
        <table:table-row table:style-name="ro1">
          <table:table-cell office:value-type="string" calcext:value-type="string">
            <text:p>rus</text:p>
          </table:table-cell>
          <table:table-cell office:value-type="string" calcext:value-type="string">
            <text:p><text:s/>Отец например приезжает</text:p>
          </table:table-cell>
          <table:table-cell office:value-type="string" calcext:value-type="string">
            <text:p>домой</text:p>
          </table:table-cell>
          <table:table-cell office:value-type="string" calcext:value-type="string">
            <text:p><text:s/>слезает с телеги а Васютка туда моментально влезает и едет до самого леса</text:p>
          </table:table-cell>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ukr</text:p>
          </table:table-cell>
          <table:table-cell office:value-type="string" calcext:value-type="string">
            <text:p><text:s/>Батько наприклад приїжджає додому злізає з воза а Василько туди миттю влізає і їде до самого ліс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rus</text:p>
          </table:table-cell>
          <table:table-cell office:value-type="string" calcext:value-type="string">
            <text:p><text:s/>Но Вася стегал лошадь прутом и тогда ей было немного больно и она тихонько бежала Вот однажды вечером отец вернулся</text:p>
          </table:table-cell>
          <table:table-cell office:value-type="string" calcext:value-type="string">
            <text:p>домой</text:p>
          </table:table-cell>
          <table:table-cell office:value-type="string" calcext:value-type="string">
            <text:p><text:s/>Вася влез в телегу стегнул лошадку прутом и выехал со двора покататься</text:p>
          </table:table-cell>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ukr</text:p>
          </table:table-cell>
          <table:table-cell office:value-type="string" calcext:value-type="string">
            <text:p><text:s/>Але Василько періщив коня лозиною і тоді йому було трохи боляче й він тихенько біг Якось увечері батько повернувся додому Василько виліз на воза стьобнув коника лозиною і виїхав з двор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rus</text:p>
          </table:table-cell>
          <table:table-cell office:value-type="string" calcext:value-type="string">
            <text:p><text:s/>Он подумал что это отец его</text:p>
          </table:table-cell>
          <table:table-cell office:value-type="string" calcext:value-type="string">
            <text:p>догнал</text:p>
          </table:table-cell>
          <table:table-cell office:value-type="string" calcext:value-type="string">
            <text:p><text:s/>и хлестнул прутом зачем без спросу уехал</text:p>
          </table:table-cell>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ukr</text:p>
          </table:table-cell>
          <table:table-cell office:value-type="string" calcext:value-type="string">
            <text:p><text:s/>Він подумав що це батько його наздогнав і хльоснув лозиною нащо без дозволу поїхав</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rus</text:p>
          </table:table-cell>
          <table:table-cell office:value-type="string" calcext:value-type="string">
            <text:p><text:s/>Тогда Вася почесывая спину пошел</text:p>
          </table:table-cell>
          <table:table-cell office:value-type="string" calcext:value-type="string">
            <text:p>домой</text:p>
          </table:table-cell>
          <table:table-cell office:value-type="string" calcext:value-type="string">
            <text:p><text:s/>и лег спать</text:p>
          </table:table-cell>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ukr</text:p>
          </table:table-cell>
          <table:table-cell office:value-type="string" calcext:value-type="string">
            <text:p><text:s/>Тоді Василько чухаючи спину зайшов до хати і ліг спати</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row>
        <table:table-row table:style-name="ro1">
          <table:table-cell office:value-type="string" calcext:value-type="string">
            <text:p>rus</text:p>
          </table:table-cell>
          <table:table-cell office:value-type="string" calcext:value-type="string">
            <text:p><text:s/>Когда нужно будет я сам построю себе дом сказал Нуф Нуф и лег в лужу Я тоже</text:p>
          </table:table-cell>
          <table:table-cell office:value-type="string" calcext:value-type="string">
            <text:p>добавил</text:p>
          </table:table-cell>
          <table:table-cell office:value-type="string" calcext:value-type="string">
            <text:p><text:s/>Ниф Ниф Ну как хотите</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Коли треба буде я сам собі збудую дім сказав Нуф Нуф і ліг у калюжу І я так само додав Ніф Ніф Ну як собі хочете</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Тогда я буду один строить себе дом сказал Наф Наф Я не буду вас</text:p>
          </table:table-cell>
          <table:table-cell office:value-type="string" calcext:value-type="string">
            <text:p>дожидаться</text:p>
          </table:table-cell>
          <table:table-cell office:value-type="string" calcext:value-type="string">
            <text:p><text:s/>С каждым днем становилось все холоднее и холоднее</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Тоді я сам-один будуватиму собі дім сказав Наф Наф На вас не чекатиму З кожним днем все холоднішало і холоднішало</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Никаких волков нет Он просто трус</text:p>
          </table:table-cell>
          <table:table-cell office:value-type="string" calcext:value-type="string">
            <text:p>добавил</text:p>
          </table:table-cell>
          <table:table-cell office:value-type="string" calcext:value-type="string">
            <text:p><text:s/>Нуф Нуф [...]</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Ніяких вовків нема Він просто боягуз додав Нуф Нуф [...]</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Что за шум недовольно проворчал злой и голодный волк и поскакал к тому месту откуда</text:p>
          </table:table-cell>
          <table:table-cell office:value-type="string" calcext:value-type="string">
            <text:p>доносились</text:p>
          </table:table-cell>
          <table:table-cell office:value-type="string" calcext:value-type="string">
            <text:p><text:s/>визг и хрюканье двух маленьких глупых поросят</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Що за шум невдоволено пробуркотів злий і голодний вовк і поскакав до того місця звідки лунали вереск і хрокання двох маленьких дурних поросяток</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Ниф Ниф первый</text:p>
          </table:table-cell>
          <table:table-cell office:value-type="string" calcext:value-type="string">
            <text:p>добежал</text:p>
          </table:table-cell>
          <table:table-cell office:value-type="string" calcext:value-type="string">
            <text:p><text:s/>до своей соломенной хижины и едва успел захлопнуть дверь перед самым носом волка</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Ніф Ніф перший добіг до своєї солом'яної хатки і ледве встиг хряснути дверима перед самим носом вовка</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Наф Наф сразу</text:p>
          </table:table-cell>
          <table:table-cell office:value-type="string" calcext:value-type="string">
            <text:p>догадался</text:p>
          </table:table-cell>
          <table:table-cell office:value-type="string" calcext:value-type="string">
            <text:p><text:s/>что за ними гнался волк</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Наф Наф одразу здогадався що за ними гнався вовк</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А когда на крышку котла стала сыпаться сажа умный Наф Наф сразу</text:p>
          </table:table-cell>
          <table:table-cell office:value-type="string" calcext:value-type="string">
            <text:p>догадался</text:p>
          </table:table-cell>
          <table:table-cell office:value-type="string" calcext:value-type="string">
            <text:p><text:s/>в чем дело</text:p>
          </table:table-cell>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ukr</text:p>
          </table:table-cell>
          <table:table-cell office:value-type="string" calcext:value-type="string">
            <text:p><text:s/>А коли на кришку казана стала сипатися сажа розумний Наф Наф одразу ж здогадався в чім справа</text:p>
          </table:table-cell>
          <table:table-cell table:number-columns-repeated="2"/>
          <table:table-cell office:value-type="string" calcext:value-type="string">
            <text:p>[Сергей Михалков. Три поросенка (1936) | С. В. Міхалков. Троє поросят]</text:p>
          </table:table-cell>
        </table:table-row>
        <table:table-row table:style-name="ro1">
          <table:table-cell office:value-type="string" calcext:value-type="string">
            <text:p>rus</text:p>
          </table:table-cell>
          <table:table-cell office:value-type="string" calcext:value-type="string">
            <text:p><text:s/>Кто из вас перед праздником приходил ко мне</text:p>
          </table:table-cell>
          <table:table-cell office:value-type="string" calcext:value-type="string">
            <text:p>домой</text:p>
          </table:table-cell>
          <table:table-cell office:value-type="string" calcext:value-type="string">
            <text:p><text:s/>отвечать урок встаньт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Хто з вас перед святом приходив до мене додому відповідати урок устаньте</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Он думал о том как ему явиться</text:p>
          </table:table-cell>
          <table:table-cell office:value-type="string" calcext:value-type="string">
            <text:p>домой</text:p>
          </table:table-cell>
          <table:table-cell office:value-type="string" calcext:value-type="string">
            <text:p><text:s/>и что сказать матери такой заботливой работающей с утра до поздней ночи кухаркой у акцизного инспектор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Він думав про те як йому прийти додому і що сказати матері завжди такій дбайливій що працювала з ранку й до пізньої ночі куховаркою в акцизного інспектор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Не успел Павка и пикнуть как поп схватил его за оба уха и начал</text:p>
          </table:table-cell>
          <table:table-cell office:value-type="string" calcext:value-type="string">
            <text:p>долбить</text:p>
          </table:table-cell>
          <table:table-cell office:value-type="string" calcext:value-type="string">
            <text:p><text:s/>головой об стенку</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Не встиг Павка й писнути як піп схопив його за обидва вуха й почав товкти головою об стіну</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Удостоверившись что все в порядке и самовары кипят мальчишка засунув руки в карманы цыкнув сквозь сжатые зубы слюной и с видом презрительного превосходства взглянув на Павку слегка белесоватыми глазами сказал тоном не</text:p>
          </table:table-cell>
          <table:table-cell office:value-type="string" calcext:value-type="string">
            <text:p>допускающим</text:p>
          </table:table-cell>
          <table:table-cell office:value-type="string" calcext:value-type="string">
            <text:p><text:s/>возражения Эй ты шляп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Пересвідчившись що все гаразд і самовари киплять хлопець засунувши руки в кишені зневажливо чвиркнув крізь стулені зуби СЛИНОЮ з почуттям зверхності глянув на Павку своїми білястими очима і сказав тоном що не допускав заперечень Гей ти макух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Первый день прошел благополучно и Павка шагал</text:p>
          </table:table-cell>
          <table:table-cell office:value-type="string" calcext:value-type="string">
            <text:p>домой</text:p>
          </table:table-cell>
          <table:table-cell office:value-type="string" calcext:value-type="string">
            <text:p><text:s/>с чувством человека честно заработавшего свой отдых</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Перший день минув щасливо і Павка йшов додому з почуттям людини яка чесно заробила свій відпочинок</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Уж так стараешься чтобы делать как следует чтобы никто придраться не мог кидаешься во все концы но все равно кому-нибудь не</text:p>
          </table:table-cell>
          <table:table-cell office:value-type="string" calcext:value-type="string">
            <text:p>донесли</text:p>
          </table:table-cell>
          <table:table-cell office:value-type="string" calcext:value-type="string">
            <text:p><text:s/>вовремя и по ше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Вже так стараєшся щоб робити як слід щоб ніхто присікатися не міг кидаєшся в усі кінці та однаково комусь не подаси вчасно ну і по шиї</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В один из морозных январских дней</text:p>
          </table:table-cell>
          <table:table-cell office:value-type="string" calcext:value-type="string">
            <text:p>домой</text:p>
          </table:table-cell>
          <table:table-cell office:value-type="string" calcext:value-type="string">
            <text:p><text:s/>Павка свою смену и собирался уходить но сменявшего его парня не было</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Одного морозного січневого дня добував Павка свою зміну й збирався йти додому а хлопця що зміняв його не бул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Пошел Павка к хозяйке и заявил что уходит</text:p>
          </table:table-cell>
          <table:table-cell office:value-type="string" calcext:value-type="string">
            <text:p>домой</text:p>
          </table:table-cell>
          <table:table-cell office:value-type="string" calcext:value-type="string">
            <text:p><text:s/>но та не отпускал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Пішов Павка до хазяйки й заявив що йде додому але та не пустил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В глазах вспыхивали яркие молнии и жгучая боль пронизывала все тело Избитый едва</text:p>
          </table:table-cell>
          <table:table-cell office:value-type="string" calcext:value-type="string">
            <text:p>домой</text:p>
          </table:table-cell>
          <table:table-cell office:value-type="string" calcext:value-type="string">
            <text:p><text:s/>Утром Артем угрюмый насупившийся расспрашивал Павку обо всем случившемся</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В очах спалахували сліпучі блискавки і пекучий біль проймав усе тіло Побитий ледве доплентався додому Вранці Артем похмурий насуплений розпитував Павку про все що сталося</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И помолчав</text:p>
          </table:table-cell>
          <table:table-cell office:value-type="string" calcext:value-type="string">
            <text:p>добавил</text:p>
          </table:table-cell>
          <table:table-cell office:value-type="string" calcext:value-type="string">
            <text:p><text:s/>Ничего пойдешь на электростанцию я уже о тебе говорил</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ukr</text:p>
          </table:table-cell>
          <table:table-cell office:value-type="string" calcext:value-type="string">
            <text:p><text:s/>І помовчавши додав Нічого підеш на електростанцію я вже про тебе говорив</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row>
        <table:table-row table:style-name="ro1">
          <table:table-cell office:value-type="string" calcext:value-type="string">
            <text:p>rus</text:p>
          </table:table-cell>
          <table:table-cell office:value-type="string" calcext:value-type="string">
            <text:p><text:s/>Боже боже которого в сущности нет до чего ты которого на самом деле то и нет</text:p>
          </table:table-cell>
          <table:table-cell office:value-type="string" calcext:value-type="string">
            <text:p>довел</text:p>
          </table:table-cell>
          <table:table-cell office:value-type="string" calcext:value-type="string">
            <text:p><text:s/>пешехода</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Боже боже якого по суті нема до чого ж ти якого насправді нема довів пішохода</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Рядом с ним держась за пыльное облупленное крыло экипажа и размахивая вздутой папкой с тисненой надписью Musique быстро шел человек в длиннополой толстовке Он что-то горячо</text:p>
          </table:table-cell>
          <table:table-cell office:value-type="string" calcext:value-type="string">
            <text:p>доказывал</text:p>
          </table:table-cell>
          <table:table-cell office:value-type="string" calcext:value-type="string">
            <text:p><text:s/>седоку Седок пожилой мужчина с висячим как банан носом сжимал ногами чемодан и время от времени показывал своему собеседнику кукиш</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Поруч з ним тримаючись за припаде пилом облуплене крило фургона і розмахуючи товстелезною папкою з тисненим написом Musique швидко йшов чоловік у довгополій толстовці Він щось запально доводив пасажирові фургона Пасажир людина літня з обвислим як банан носом стискував ногами чемодан і час від часу давав своєму співбесідникові дул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Побойтесь бога Общественность этого не</text:p>
          </table:table-cell>
          <table:table-cell office:value-type="string" calcext:value-type="string">
            <text:p>допустит</text:p>
          </table:table-cell>
          <table:table-cell office:value-type="string" calcext:value-type="string">
            <text:p><text:s/>инженер Талмудовский У меня в портфеле протокол</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Побійтесь бога Громадськість цього не допустить інженере Талмудовський У мене в портфелі протокол</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И не</text:p>
          </table:table-cell>
          <table:table-cell office:value-type="string" calcext:value-type="string">
            <text:p>дожидаясь</text:p>
          </table:table-cell>
          <table:table-cell office:value-type="string" calcext:value-type="string">
            <text:p><text:s/>ответа приблизился к письменному столу</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І не чекаючи відповіді наблизився до письмового столу</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О профессии не спрашиваю учтиво сказал Бендер но</text:p>
          </table:table-cell>
          <table:table-cell office:value-type="string" calcext:value-type="string">
            <text:p>догадываюсь</text:p>
          </table:table-cell>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Професією не цікавлюсь ввічливо сказав Бендер але здогадуюсь</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Тем более</text:p>
          </table:table-cell>
          <table:table-cell office:value-type="string" calcext:value-type="string">
            <text:p>добавил</text:p>
          </table:table-cell>
          <table:table-cell office:value-type="string" calcext:value-type="string">
            <text:p><text:s/>Остап что местные квасы изготовляются артелью частников сочувствующих советской власти</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Тим більше додав Остап що місцеві кваси виготовляє приватна артіль що співчуває Радянській влад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Высокие</text:p>
          </table:table-cell>
          <table:table-cell office:value-type="string" calcext:value-type="string">
            <text:p>договаривающиеся</text:p>
          </table:table-cell>
          <table:table-cell office:value-type="string" calcext:value-type="string">
            <text:p><text:s/>стороны переругались в первую же минуту и уже не обращались друг к другу иначе как с добавлением бранных эпитетов</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Високі договірні сторони перегризлися в першу ж хвилину і вже не зверталися одна до одної не вживаючи найлайливіших епітетів</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Злая звезда Паниковского оказала свое влияние на исход дела Ему</text:p>
          </table:table-cell>
          <table:table-cell office:value-type="string" calcext:value-type="string">
            <text:p>досталось</text:p>
          </table:table-cell>
          <table:table-cell office:value-type="string" calcext:value-type="string">
            <text:p><text:s/>Поволжье Он присоединился к конвенции вне себя от злости</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Лиха зірка Паніковського і тут не принесла щастя йому дісталося Поволжя Він хоч і приєднався до конвенції але був лютий донестями</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Балаганов которому</text:p>
          </table:table-cell>
          <table:table-cell office:value-type="string" calcext:value-type="string">
            <text:p>достался</text:p>
          </table:table-cell>
          <table:table-cell office:value-type="string" calcext:value-type="string">
            <text:p><text:s/>золотой арбатовский участок встревожился и тогда же заявил что нарушения эксплуатационных норм не потерпит</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Балаганов якому дісталася золота арбатовська дільниця стривожився і одразу ж заявив що він не терпітиме порушення експлуатаційних норм</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До шофера</text:p>
          </table:table-cell>
          <table:table-cell office:value-type="string" calcext:value-type="string">
            <text:p>донеслись</text:p>
          </table:table-cell>
          <table:table-cell office:value-type="string" calcext:value-type="string">
            <text:p><text:s/>странные вздохи и слова Прокатимся товарищи после заседания</text:p>
          </table:table-cell>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ukr</text:p>
          </table:table-cell>
          <table:table-cell office:value-type="string" calcext:value-type="string">
            <text:p><text:s/>До шофера долинули дивні зітхання і слова Покатаємося товариші після засідання</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row>
        <table:table-row table:style-name="ro1">
          <table:table-cell office:value-type="string" calcext:value-type="string">
            <text:p>rus</text:p>
          </table:table-cell>
          <table:table-cell office:value-type="string" calcext:value-type="string">
            <text:p><text:s/>В частных совещаниях принимали участие те активные работники института которые одинаково желали наладить организационную работу института ввести рабочий порядок избавиться от кустарщины и</text:p>
          </table:table-cell>
          <table:table-cell office:value-type="string" calcext:value-type="string">
            <text:p>добиться</text:p>
          </table:table-cell>
          <table:table-cell office:value-type="string" calcext:value-type="string">
            <text:p><text:s/>того чтобы работами института фактически руководил его Президиум</text:p>
          </table:table-cell>
          <table:table-cell office:value-type="string" calcext:value-type="string">
            <text:p>[[Дело К. И. Осьмака: документы] (1928-1930) | [Справа К. І. Осьмака: документи] (Н. Осьмак, 2010)]</text:p>
          </table:table-cell>
        </table:table-row>
        <table:table-row table:style-name="ro1">
          <table:table-cell office:value-type="string" calcext:value-type="string">
            <text:p>ukr</text:p>
          </table:table-cell>
          <table:table-cell office:value-type="string" calcext:value-type="string">
            <text:p><text:s/>В приватних нарадах брали участь ті активні працівники інституту які однаково бажали налагодити організаційну роботу інституту запровадити робочий порядок позбавитися від кустарщини та добитися того щоб роботами інституту фактично керувала його Президія</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row>
        <table:table-row table:style-name="ro1">
          <table:table-cell office:value-type="string" calcext:value-type="string">
            <text:p>rus</text:p>
          </table:table-cell>
          <table:table-cell office:value-type="string" calcext:value-type="string">
            <text:p><text:s/>Считаю обвинение Осьмака Кирилла Ивановича считать</text:p>
          </table:table-cell>
          <table:table-cell office:value-type="string" calcext:value-type="string">
            <text:p>доказанным</text:p>
          </table:table-cell>
          <table:table-cell/>
          <table:table-cell office:value-type="string" calcext:value-type="string">
            <text:p>[[Дело К. И. Осьмака: документы] (1928-1930) | [Справа К. І. Осьмака: документи] (Н. Осьмак, 2010)]</text:p>
          </table:table-cell>
        </table:table-row>
        <table:table-row table:style-name="ro1">
          <table:table-cell office:value-type="string" calcext:value-type="string">
            <text:p>ukr</text:p>
          </table:table-cell>
          <table:table-cell office:value-type="string" calcext:value-type="string">
            <text:p><text:s/>Вважаю Обвинувачення Осьмака Кирила Івановича вважати доведеним</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row>
        <table:table-row table:style-name="ro1">
          <table:table-cell office:value-type="string" calcext:value-type="string">
            <text:p>rus</text:p>
          </table:table-cell>
          <table:table-cell office:value-type="string" calcext:value-type="string">
            <text:p><text:s/>Бросит в воду белый камень или раковину и прикажет Ныряй</text:p>
          </table:table-cell>
          <table:table-cell office:value-type="string" calcext:value-type="string">
            <text:p>доставай</text:p>
          </table:table-cell>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Кине у воду білий камінь або черепашку і накаже Пірнай діставай</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станешь</text:p>
          </table:table-cell>
          <table:table-cell office:value-type="string" calcext:value-type="string">
            <text:p><text:s/>выпорет линем или плетью и бросит в воду как собачонку</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Не дістанеш відшмагає лінем чи батогом і кине у воду мов цуценя</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Но вот до его сознания</text:p>
          </table:table-cell>
          <table:table-cell office:value-type="string" calcext:value-type="string">
            <text:p>доносившийся</text:p>
          </table:table-cell>
          <table:table-cell office:value-type="string" calcext:value-type="string">
            <text:p><text:s/>какой-то звук далеко с океана</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Та ось до його свідомості дійшов якийсь звук що долинав здалеку з океан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Все эти слухи передаваемые из уст в уста</text:p>
          </table:table-cell>
          <table:table-cell office:value-type="string" calcext:value-type="string">
            <text:p>достигли</text:p>
          </table:table-cell>
          <table:table-cell office:value-type="string" calcext:value-type="string">
            <text:p><text:s/>Буэнос-Айреса</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Усі ці чутки що передавалися з уст в уста дійшли до Буенос-Айреса</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По крайней мере один утопающий уверял что когда он уже погружался в воду кто-то подхватил его снизу за спину и так поддерживая</text:p>
          </table:table-cell>
          <table:table-cell office:value-type="string" calcext:value-type="string">
            <text:p>доплыл</text:p>
          </table:table-cell>
          <table:table-cell office:value-type="string" calcext:value-type="string">
            <text:p><text:s/>до берега скрывшись в волнах прибоя в тот миг когда спасенный ступил на песок</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Принаймні один потопаючий запевняв що коли він вже поринав у воду хтось підхопив його знизу за спину і так підтримуючи доплив до берега сховавшись у хвилях прибою в ту мить коли врятований ступив на пісок</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Начальник полиции опубликовал официальное сообщение о том что никакого дьявола не существует что все это лишь выдумки невежественных людей которые уже задержаны и понесут должное наказание и убеждал рыбаков не</text:p>
          </table:table-cell>
          <table:table-cell office:value-type="string" calcext:value-type="string">
            <text:p>доверять</text:p>
          </table:table-cell>
          <table:table-cell office:value-type="string" calcext:value-type="string">
            <text:p><text:s/>слухам и взяться за лов рыбы</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Начальник поліції опублікував офіційне повідомлення про те що ніякого диявола нема що все це тільки вигадки темних людей які вже затримані і будуть належним чином покарані і переконував рибалок не вірити чуткам і взятися ловити риб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Но ученые все же не могли</text:p>
          </table:table-cell>
          <table:table-cell office:value-type="string" calcext:value-type="string">
            <text:p>допустить</text:p>
          </table:table-cell>
          <table:table-cell office:value-type="string" calcext:value-type="string">
            <text:p><text:s/>чтобы такое существо могло поступать разумно</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Але вчені все ж не могли припустити що така істота могла поводитись розумно</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Обливая себе голову теплой водой он услышал испуганные крики</text:p>
          </table:table-cell>
          <table:table-cell office:value-type="string" calcext:value-type="string">
            <text:p>доносившиеся</text:p>
          </table:table-cell>
          <table:table-cell office:value-type="string" calcext:value-type="string">
            <text:p><text:s/>с палубы</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Обливаючи собі голову теплою водою він почув перелякані крики що долинали з палуб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Арауканец не боится никого сказал он акула меня не</text:p>
          </table:table-cell>
          <table:table-cell office:value-type="string" calcext:value-type="string">
            <text:p>доела</text:p>
          </table:table-cell>
          <table:table-cell office:value-type="string" calcext:value-type="string">
            <text:p><text:s/>подавится и дьявол старыми костями</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Арауканець не боїться нікого сказав він Акула мене не доїла вдавиться і диявол старими кісткам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В несколько взмахов индеец</text:p>
          </table:table-cell>
          <table:table-cell office:value-type="string" calcext:value-type="string">
            <text:p>доплыл</text:p>
          </table:table-cell>
          <table:table-cell office:value-type="string" calcext:value-type="string">
            <text:p><text:s/>до лодки выловил плавающее весло и влез в лодку</text:p>
          </table:table-cell>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ukr</text:p>
          </table:table-cell>
          <table:table-cell office:value-type="string" calcext:value-type="string">
            <text:p><text:s/>Махнувши кілька разів руками індіанець доплив до човна виловив з води весло і вліз у човен</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row>
        <table:table-row table:style-name="ro1">
          <table:table-cell office:value-type="string" calcext:value-type="string">
            <text:p>rus</text:p>
          </table:table-cell>
          <table:table-cell office:value-type="string" calcext:value-type="string">
            <text:p><text:s/>Его рост</text:p>
          </table:table-cell>
          <table:table-cell office:value-type="string" calcext:value-type="string">
            <text:p>доходил</text:p>
          </table:table-cell>
          <table:table-cell office:value-type="string" calcext:value-type="string">
            <text:p><text:s/>до ста восьмидесяти пяти сантиметров и с такой высоты ему легко и удобно было относиться к теще с некоторым пренебрежением</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Його зріст сягав ста вісімдесяти п'яти сантиметрів і з такої висоти йому легко і зручно було ставитися до тещі з деякою зневагою</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Девица прыснула Дело было на мази Ипполит Матвеевич с ловкостью фокусника принялся за работу Записал старушечьим почерком имена новобрачных в толстые книги строго</text:p>
          </table:table-cell>
          <table:table-cell office:value-type="string" calcext:value-type="string">
            <text:p>допросил</text:p>
          </table:table-cell>
          <table:table-cell office:value-type="string" calcext:value-type="string">
            <text:p><text:s/>свидетелей за которыми невеста сбегала во двор долго и нежно дышал на квадратные штампы и привстав оттискивал их на потрепанных паспортах</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Дівчина пирснула Справу було налагоджено Іполит Матвійович із спритністю фокусника взявся до праці Записав баб'ячим почерком імена молодих у велетенські книги строго допитав свідків по яких наречена бігала в двір довго і ніжно дихав на квадратні штампи і підвівшись одбивав їх на потертих паспортах</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Ипполит Матвеевич поморщился и ускорил шаг Можно в кредит</text:p>
          </table:table-cell>
          <table:table-cell office:value-type="string" calcext:value-type="string">
            <text:p>добавил</text:p>
          </table:table-cell>
          <table:table-cell office:value-type="string" calcext:value-type="string">
            <text:p><text:s/>Безенчук Трое же владельцев Нимфы ничего не говорили</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Іполит Матвійович поморщився і прискорив ходу Можна в кредит додав Безенчук А троє власників Німфи не говорили ніч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И повторяя явно чужие слова понравившиеся ей своей значительностью</text:p>
          </table:table-cell>
          <table:table-cell office:value-type="string" calcext:value-type="string">
            <text:p>добавила</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І повторюючи явно чужі слова що сподобались їй своєю значущістю додал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Современная наука говорил Андрей Иванович</text:p>
          </table:table-cell>
          <table:table-cell office:value-type="string" calcext:value-type="string">
            <text:p>дошла</text:p>
          </table:table-cell>
          <table:table-cell office:value-type="string" calcext:value-type="string">
            <text:p><text:s/>до невозможного</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Сучасна наука говорив Андрій Іванович дійшла неможлив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Раньше до заражения крови</text:p>
          </table:table-cell>
          <table:table-cell office:value-type="string" calcext:value-type="string">
            <text:p>доходило</text:p>
          </table:table-cell>
          <table:table-cell office:value-type="string" calcext:value-type="string">
            <text:p><text:s/>а теперь в Москве говорят не знаю правда это или неправда на каждого клиента отдельная стерилизованная кисточка полагается</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Колись до зараження крові доходило а тепер у Москві кажуть не знаю чи правда цьому чи ні на кожного клієнта окремий стерилізований помазок</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Разговор принимал горячие формы и черт знает до чего</text:p>
          </table:table-cell>
          <table:table-cell office:value-type="string" calcext:value-type="string">
            <text:p>дошел</text:p>
          </table:table-cell>
          <table:table-cell office:value-type="string" calcext:value-type="string">
            <text:p><text:s/>бы если б в конце Осыпной улицы не показался Ипполит Матвеевич</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Розмова набирала запальних форм і чорт зна до чого дійшла б якби кінець Осипної вулиці не показався Іполит Матвійович</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А больше ничего не скажут и строго</text:p>
          </table:table-cell>
          <table:table-cell office:value-type="string" calcext:value-type="string">
            <text:p>добавил</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А більше нічого не скажуть і строго додав</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Исповедав умирающую Клавдию Ивановну священник церкви Фрола и Лавра отец Федор Востриков вышел из дома Воробьянинова в полном ажиотаже и всю дорогу до своей квартиры прошел рассеянно глядя по сторонам и смущенно улыбаясь К концу дороги рассеянность его</text:p>
          </table:table-cell>
          <table:table-cell office:value-type="string" calcext:value-type="string">
            <text:p>дошла</text:p>
          </table:table-cell>
          <table:table-cell office:value-type="string" calcext:value-type="string">
            <text:p><text:s/>до такой степени что он чуть было не угодил под уисполкомовский автомобиль Гос No 1</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Висповідавши Клавдію Іванівну перед смертю священик церкви Фрола і Лавра панотець Федір Востриков вийшов з дому Вороб'янінова в повному ажіотажі і всю дорогу до своєї квартири пройшов неуважно дивлячись увсебіч і ніяково усміхаючись Під кінець дороги неуважність його дійшла такої міри що він ледве не потрапив під повітвиконкомівський автомобіль Держ 1</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Терзаемый видением больших заводских барабанов наматывающих толстые восковые канаты отец Федор изобретал различные проекты осуществление которых должно было</text:p>
          </table:table-cell>
          <table:table-cell office:value-type="string" calcext:value-type="string">
            <text:p>доставить</text:p>
          </table:table-cell>
          <table:table-cell office:value-type="string" calcext:value-type="string">
            <text:p><text:s/>ему основной и оборотный капиталы для покупки давно присмотренного в Самаре заводика</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ukr</text:p>
          </table:table-cell>
          <table:table-cell office:value-type="string" calcext:value-type="string">
            <text:p><text:s/>Панотця Федора мучили видіння великих заводських барабанів що намотують товсті воскові канати і він вигадував всілякі проекти здійснення яких мало дати йому основний і оборотний капітали для купівлі давно облюбованого в Самарі заводик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row>
        <table:table-row table:style-name="ro1">
          <table:table-cell office:value-type="string" calcext:value-type="string">
            <text:p>rus</text:p>
          </table:table-cell>
          <table:table-cell office:value-type="string" calcext:value-type="string">
            <text:p><text:s/>Побежал он</text:p>
          </table:table-cell>
          <table:table-cell office:value-type="string" calcext:value-type="string">
            <text:p>домой</text:p>
          </table:table-cell>
          <table:table-cell office:value-type="string" calcext:value-type="string">
            <text:p><text:s/>взял новые и пошел заклеивать афиши конкурента собственноручно</text:p>
          </table:table-cell>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ukr</text:p>
          </table:table-cell>
          <table:table-cell office:value-type="string" calcext:value-type="string">
            <text:p><text:s/>Побіг він додому узяв нові і пішов заклеювати афіші конкурента власноручно</text:p>
          </table:table-cell>
          <table:table-cell table:number-columns-repeated="2"/>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rus</text:p>
          </table:table-cell>
          <table:table-cell office:value-type="string" calcext:value-type="string">
            <text:p><text:s/>Побежал первый</text:p>
          </table:table-cell>
          <table:table-cell office:value-type="string" calcext:value-type="string">
            <text:p>домой</text:p>
          </table:table-cell>
          <table:table-cell office:value-type="string" calcext:value-type="string">
            <text:p><text:s/>за свежими афишами и давай восстанавливать свои нарушенные права</text:p>
          </table:table-cell>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ukr</text:p>
          </table:table-cell>
          <table:table-cell office:value-type="string" calcext:value-type="string">
            <text:p><text:s/>Побіг перший додому за свіжими афішами і давай відновлювати свої порушені права</text:p>
          </table:table-cell>
          <table:table-cell table:number-columns-repeated="2"/>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rus</text:p>
          </table:table-cell>
          <table:table-cell office:value-type="string" calcext:value-type="string">
            <text:p><text:s/>Теперь прибавилось еще другое преступление не открытое и не наказанное когда мы зашли за угол я все-таки озираясь по сторонам</text:p>
          </table:table-cell>
          <table:table-cell office:value-type="string" calcext:value-type="string">
            <text:p>дочитал</text:p>
          </table:table-cell>
          <table:table-cell office:value-type="string" calcext:value-type="string">
            <text:p><text:s/>газету на улице</text:p>
          </table:table-cell>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ukr</text:p>
          </table:table-cell>
          <table:table-cell office:value-type="string" calcext:value-type="string">
            <text:p><text:s/>Тепер додався ще інший злочин не відкритий і не покараний коли ми зайшли за кут я все-таки озираючись по сторонам дочитав газету на вулиці</text:p>
          </table:table-cell>
          <table:table-cell table:number-columns-repeated="2"/>
          <table:table-cell office:value-type="string" calcext:value-type="string">
            <text:p>[Аркадий Аверченко. Прага (1922-1925) | А. Т. Аверченко. Прага]</text:p>
          </table:table-cell>
        </table:table-row>
        <table:table-row table:style-name="ro1">
          <table:table-cell office:value-type="string" calcext:value-type="string">
            <text:p>rus</text:p>
          </table:table-cell>
          <table:table-cell office:value-type="string" calcext:value-type="string">
            <text:p><text:s/>Я взял палочку скатил ею ежа в свою шляпу и понес</text:p>
          </table:table-cell>
          <table:table-cell office:value-type="string" calcext:value-type="string">
            <text:p>домой</text:p>
          </table:table-cell>
          <table:table-cell/>
          <table:table-cell office:value-type="string" calcext:value-type="string">
            <text:p>[М. М. Пришвин. Ёж (1924) | Михайло Пришвин. Їжак (М. Шумило, 1950-1982)]</text:p>
          </table:table-cell>
        </table:table-row>
        <table:table-row table:style-name="ro1">
          <table:table-cell office:value-type="string" calcext:value-type="string">
            <text:p>ukr</text:p>
          </table:table-cell>
          <table:table-cell office:value-type="string" calcext:value-type="string">
            <text:p><text:s/>Я взяв паличку скотив нею їжака в свій капелюх і поніс додому</text:p>
          </table:table-cell>
          <table:table-cell table:number-columns-repeated="2"/>
          <table:table-cell office:value-type="string" calcext:value-type="string">
            <text:p>[М. М. Пришвин. Ёж (1924) | Михайло Пришвин. Їжак (М. Шумило, 1950-1982)]</text:p>
          </table:table-cell>
        </table:table-row>
        <table:table-row table:style-name="ro1">
          <table:table-cell office:value-type="string" calcext:value-type="string">
            <text:p>rus</text:p>
          </table:table-cell>
          <table:table-cell office:value-type="string" calcext:value-type="string">
            <text:p><text:s/>В одно из его редких возвращений</text:p>
          </table:table-cell>
          <table:table-cell office:value-type="string" calcext:value-type="string">
            <text:p>домой</text:p>
          </table:table-cell>
          <table:table-cell office:value-type="string" calcext:value-type="string">
            <text:p><text:s/>он не увидел как всегда еще издали на пороге дома свою жену Мери всплескивающую руками а затем бегущую навстречу до потери дыхания</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Під час одного з його нечастих повернень додому він не побачив як завжди ще здаля на порозі домівки своєї дружини Мері що вдарялася руками в поли а потім бігла назустріч до втрати подих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Она прибавила что Меннерс соглашался дать денег но требовал за это любви Мери ничего не</text:p>
          </table:table-cell>
          <table:table-cell office:value-type="string" calcext:value-type="string">
            <text:p>добилась</text:p>
          </table:table-cell>
          <table:table-cell office:value-type="string" calcext:value-type="string">
            <text:p><text:s/>У нас в доме нет даже крошки съестного сказала она соседке</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Вона додала що Меннерс погодився дати гроші та вимагав за це кохання Мері нічого не домоглася В нас у домівці немає навіть крихти їжі сказала вона сусідц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Этим способом Лонгрен</text:p>
          </table:table-cell>
          <table:table-cell office:value-type="string" calcext:value-type="string">
            <text:p>добывал</text:p>
          </table:table-cell>
          <table:table-cell office:value-type="string" calcext:value-type="string">
            <text:p><text:s/>столько чтобы жить в рамках умеренной экономии</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В такий спосіб Лонгрен добув стільки щоб жити в межах помірної економії</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Теперь даже всей длиной тела Меннерс не мог бы</text:p>
          </table:table-cell>
          <table:table-cell office:value-type="string" calcext:value-type="string">
            <text:p>достичь</text:p>
          </table:table-cell>
          <table:table-cell office:value-type="string" calcext:value-type="string">
            <text:p><text:s/>самой ближайшей сваи</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Тепер навіть усією довжиною тіла Меннерс не міг би сягнути найближчої пал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Пока не отнесло лодку так далеко что еле</text:p>
          </table:table-cell>
          <table:table-cell office:value-type="string" calcext:value-type="string">
            <text:p>долетали</text:p>
          </table:table-cell>
          <table:table-cell office:value-type="string" calcext:value-type="string">
            <text:p><text:s/>слова крики Меннерса он не переступил даже с ноги на ногу</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Поки не віднесло човна так далеко що насилу долинали слова зойки Меннерса він навіть з ноги не переступив</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неслось</text:p>
          </table:table-cell>
          <table:table-cell office:value-type="string" calcext:value-type="string">
            <text:p><text:s/>к нему глухо как с крыши сидящему внутри дома спаси</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Лонгрене долинуло до нього глухо наче з даху тому хто сидить усередині будинку поряту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Тогда крики умолкли и Лонгрен пошел</text:p>
          </table:table-cell>
          <table:table-cell office:value-type="string" calcext:value-type="string">
            <text:p>домой</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Тоді крики ущухли і Лонгрен подався додом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став</text:p>
          </table:table-cell>
          <table:table-cell office:value-type="string" calcext:value-type="string">
            <text:p><text:s/>свободной рукой трубку закурил и ветер пронес дым сквозь плетень в куст росший с внешней стороны огорода</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Лонгрен діставши вільною рукою люльку закурив і вітер проніс дим крізь тин у кущ який ріс із зовнішнього боку город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Но я говорю Буди буди мол табаку то</text:p>
          </table:table-cell>
          <table:table-cell office:value-type="string" calcext:value-type="string">
            <text:p>достать</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Та я кажу Буди буди мовляв тютюнцю дістати</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Затем обернулась в сторону восклицаний там в двадцати шагах от нее стояла кучка ребят они гримасничали высовывая языки Вздохнув девочка побежала</text:p>
          </table:table-cell>
          <table:table-cell office:value-type="string" calcext:value-type="string">
            <text:p>домой</text:p>
          </table:table-cell>
          <table:table-cell office:value-type="string" calcext:value-type="string">
            <text:p><text:s/>II ГРЭЙ</text:p>
          </table:table-cell>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ukr</text:p>
          </table:table-cell>
          <table:table-cell office:value-type="string" calcext:value-type="string">
            <text:p><text:s/>Відтак обернулася в бік вигуків там за двадцять кроків од неї стояла купка дітей вони кривлялися висолоплюючи язики Зітхнувши дівчинка побігла додому ІІ ГРЕ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пускайте</text:p>
          </table:table-cell>
          <table:table-cell office:value-type="string" calcext:value-type="string">
            <text:p><text:s/>чтобы молния погасла от рук буржуев и контрреволюционеров</text:p>
          </table:table-cell>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row>
        <table:table-row table:style-name="ro1">
          <table:table-cell office:value-type="string" calcext:value-type="string">
            <text:p>ukr</text:p>
          </table:table-cell>
          <table:table-cell office:value-type="string" calcext:value-type="string">
            <text:p><text:s/>Не допускайте щоб блискавка згасла від рук буржуїв і контрреволюціонерів</text:p>
          </table:table-cell>
          <table:table-cell table:number-columns-repeated="2"/>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row>
        <table:table-row table:style-name="ro1">
          <table:table-cell office:value-type="string" calcext:value-type="string">
            <text:p>rus</text:p>
          </table:table-cell>
          <table:table-cell office:value-type="string" calcext:value-type="string">
            <text:p><text:s/>В частных проявлениях борьбы с украинским сепаратизмом администрация особенно местная</text:p>
          </table:table-cell>
          <table:table-cell office:value-type="string" calcext:value-type="string">
            <text:p>доходила</text:p>
          </table:table-cell>
          <table:table-cell office:value-type="string" calcext:value-type="string">
            <text:p><text:s/>до преследования самых невинных и естественных проявлений национальной украинской стихии как пение народных песен выступления кобзарей и т п</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ukr</text:p>
          </table:table-cell>
          <table:table-cell office:value-type="string" calcext:value-type="string">
            <text:p><text:s/>У часткових проявах боротьби з українським сепаратизмом адміністрація особливо місцева доходила до переслідування найбезневинніших і найприродніших проявів української стихії таких як співання народних пісень виступи кобзарів тощо</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rus</text:p>
          </table:table-cell>
          <table:table-cell office:value-type="string" calcext:value-type="string">
            <text:p><text:s/>Правительственная политика этого периода стремилась к определенной цели</text:p>
          </table:table-cell>
          <table:table-cell office:value-type="string" calcext:value-type="string">
            <text:p>достичь</text:p>
          </table:table-cell>
          <table:table-cell office:value-type="string" calcext:value-type="string">
            <text:p><text:s/>полного слияния украинцев с господствующею народностью и уничтожить вредное для последней сознание своей национальной особости в украинском населении</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ukr</text:p>
          </table:table-cell>
          <table:table-cell office:value-type="string" calcext:value-type="string">
            <text:p><text:s/>Урядова політика цього періоду прагнула певної мети досягти остаточного злиття українців з панівною народністю і знищити шкідливе для останньої усвідомлення своєї національної особливості в українському населенні</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rus</text:p>
          </table:table-cell>
          <table:table-cell office:value-type="string" calcext:value-type="string">
            <text:p><text:s/>Антагонисты украинства не желают</text:p>
          </table:table-cell>
          <table:table-cell office:value-type="string" calcext:value-type="string">
            <text:p>допустить</text:p>
          </table:table-cell>
          <table:table-cell office:value-type="string" calcext:value-type="string">
            <text:p><text:s/>свободы украинского движения из страха политического и культурного ущерба для России украинцы видят ущерб именно в отсутствии этой свободы и в возможности сомнений и колебаний по такому ясному и простому вопросу</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ukr</text:p>
          </table:table-cell>
          <table:table-cell office:value-type="string" calcext:value-type="string">
            <text:p><text:s/>Антагоністи українства не бажають допустити свободи українського руху з побоювання політичного й культурного збитку для Росії українці бачать збиток саме у відсутності цієї свободи і в можливості сумнівів та вагань з такого ясного і простого питання</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rus</text:p>
          </table:table-cell>
          <table:table-cell office:value-type="string" calcext:value-type="string">
            <text:p><text:s/>Лучшие из сомневающихся не уверены что следует</text:p>
          </table:table-cell>
          <table:table-cell office:value-type="string" calcext:value-type="string">
            <text:p>допустить</text:p>
          </table:table-cell>
          <table:table-cell office:value-type="string" calcext:value-type="string">
            <text:p><text:s/>украинское движение украинцы же считают преступлением против общечеловеческого права противодействие просветительской и культурной работе в каких бы то ни было живых национальных формах</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ukr</text:p>
          </table:table-cell>
          <table:table-cell office:value-type="string" calcext:value-type="string">
            <text:p><text:s/>Навіть кращі з тих хто сумнівається не певні що варто дозволяти український рух тоді як українці вважають злочином проти загальнолюдського права протидію освітній та культурній роботі у хоч би яких живих національних формах</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row>
        <table:table-row table:style-name="ro1">
          <table:table-cell office:value-type="string" calcext:value-type="string">
            <text:p>rus</text:p>
          </table:table-cell>
          <table:table-cell office:value-type="string" calcext:value-type="string">
            <text:p><text:s/>Имейте в виду господин Ихментьев что я шпионства предательства и доносов на ваших товарищей не</text:p>
          </table:table-cell>
          <table:table-cell office:value-type="string" calcext:value-type="string">
            <text:p>допущу</text:p>
          </table:table-cell>
          <table:table-cell/>
          <table:table-cell office:value-type="string" calcext:value-type="string">
            <text:p>[Аркадий Аверченко. Невозможное (1914) | А. Т. Аверченко. Неможливе]</text:p>
          </table:table-cell>
        </table:table-row>
        <table:table-row table:style-name="ro1">
          <table:table-cell office:value-type="string" calcext:value-type="string">
            <text:p>ukr</text:p>
          </table:table-cell>
          <table:table-cell office:value-type="string" calcext:value-type="string">
            <text:p><text:s/>Майте на увазі пан Іхментьев що я заняття шпигунством зради і доносів на ваших товаришів не допущу</text:p>
          </table:table-cell>
          <table:table-cell table:number-columns-repeated="2"/>
          <table:table-cell office:value-type="string" calcext:value-type="string">
            <text:p>[Аркадий Аверченко. Невозможное (1914) | А. Т. Аверченко. Неможливе]</text:p>
          </table:table-cell>
        </table:table-row>
        <table:table-row table:style-name="ro1">
          <table:table-cell office:value-type="string" calcext:value-type="string">
            <text:p>rus</text:p>
          </table:table-cell>
          <table:table-cell office:value-type="string" calcext:value-type="string">
            <text:p><text:s/>Он сердито вскочил стал на цыпочки</text:p>
          </table:table-cell>
          <table:table-cell office:value-type="string" calcext:value-type="string">
            <text:p>дотянулся</text:p>
          </table:table-cell>
          <table:table-cell office:value-type="string" calcext:value-type="string">
            <text:p><text:s/>до уха учителя и нагнув его голову потащил за ухо в угол</text:p>
          </table:table-cell>
          <table:table-cell office:value-type="string" calcext:value-type="string">
            <text:p>[Аркадий Аверченко. Невозможное (1914) | А. Т. Аверченко. Неможливе]</text:p>
          </table:table-cell>
        </table:table-row>
        <table:table-row table:style-name="ro1">
          <table:table-cell office:value-type="string" calcext:value-type="string">
            <text:p>ukr</text:p>
          </table:table-cell>
          <table:table-cell office:value-type="string" calcext:value-type="string">
            <text:p><text:s/>Він сердито схопився дотягся до вуха вчителя і нагнувши його голову потягнув за вухо в кут</text:p>
          </table:table-cell>
          <table:table-cell table:number-columns-repeated="2"/>
          <table:table-cell office:value-type="string" calcext:value-type="string">
            <text:p>[Аркадий Аверченко. Невозможное (1914) | А. Т. Аверченко. Неможливе]</text:p>
          </table:table-cell>
        </table:table-row>
        <table:table-row table:style-name="ro1">
          <table:table-cell office:value-type="string" calcext:value-type="string">
            <text:p>rus</text:p>
          </table:table-cell>
          <table:table-cell office:value-type="string" calcext:value-type="string">
            <text:p><text:s/>Любезный директор с белой звездой тоже встал</text:p>
          </table:table-cell>
          <table:table-cell office:value-type="string" calcext:value-type="string">
            <text:p>догнал</text:p>
          </table:table-cell>
          <table:table-cell office:value-type="string" calcext:value-type="string">
            <text:p><text:s/>меня в передней и сказал подмигивая на экзаменационную комнату</text:p>
          </table:table-cell>
          <table:table-cell office:value-type="string" calcext:value-type="string">
            <text:p>[Аркадий Аверченко. Учитель Бельмесов (1914) | А. Т. Аверченко. Вчитель Бельмесов]</text:p>
          </table:table-cell>
        </table:table-row>
        <table:table-row table:style-name="ro1">
          <table:table-cell office:value-type="string" calcext:value-type="string">
            <text:p>ukr</text:p>
          </table:table-cell>
          <table:table-cell office:value-type="string" calcext:value-type="string">
            <text:p><text:s/>Люб'язний директор з білою зіркою теж встав наздогнав мене в передній і сказав підморгуючи на екзаменаційну кімнату</text:p>
          </table:table-cell>
          <table:table-cell table:number-columns-repeated="2"/>
          <table:table-cell office:value-type="string" calcext:value-type="string">
            <text:p>[Аркадий Аверченко. Учитель Бельмесов (1914) | А. Т. Аверченко. Вчитель Бельмесов]</text:p>
          </table:table-cell>
        </table:table-row>
        <table:table-row table:style-name="ro1">
          <table:table-cell office:value-type="string" calcext:value-type="string">
            <text:p>rus</text:p>
          </table:table-cell>
          <table:table-cell office:value-type="string" calcext:value-type="string">
            <text:p><text:s/>То что Рудольф вышел на четверть часа позже Вильяма</text:p>
          </table:table-cell>
          <table:table-cell office:value-type="string" calcext:value-type="string">
            <text:p>доверял</text:p>
          </table:table-cell>
          <table:table-cell office:value-type="string" calcext:value-type="string">
            <text:p><text:s/>что этот честный скваттер не особенно Вильяму и в данном случае решил просто проследить этого сорви голову к которому вот уже три дня под ряд пробирается ночью на взмыленной лошади креол в плаще</text:p>
          </table:table-cell>
          <table:table-cell office:value-type="string" calcext:value-type="string">
            <text:p>[Аркадий Аверченко. Экзаменационная задача (1914) | А. Т. Аверченко. Екзаменаційне завдання]</text:p>
          </table:table-cell>
        </table:table-row>
        <table:table-row table:style-name="ro1">
          <table:table-cell office:value-type="string" calcext:value-type="string">
            <text:p>ukr</text:p>
          </table:table-cell>
          <table:table-cell office:value-type="string" calcext:value-type="string">
            <text:p><text:s/>Те що Рудольф вийшов на чверть години пізніше за Вільяма доводить що цей чесний скватер не особливо довіряв Вільяму і в даному випадку вирішив просто прослідкувати цього шибайголову до якого ось вже три дні підряд пробирається вночі на змиленому коні креол в плащі</text:p>
          </table:table-cell>
          <table:table-cell table:number-columns-repeated="2"/>
          <table:table-cell office:value-type="string" calcext:value-type="string">
            <text:p>[Аркадий Аверченко. Экзаменационная задача (1914) | А. Т. Аверченко. Екзаменаційне завдання]</text:p>
          </table:table-cell>
        </table:table-row>
        <table:table-row table:style-name="ro1">
          <table:table-cell office:value-type="string" calcext:value-type="string">
            <text:p>rus</text:p>
          </table:table-cell>
          <table:table-cell office:value-type="string" calcext:value-type="string">
            <text:p><text:s/>Свалился но ничего не испугался и плывет тихонько а потом нырнул и тотчас</text:p>
          </table:table-cell>
          <table:table-cell office:value-type="string" calcext:value-type="string">
            <text:p>достиг</text:p>
          </table:table-cell>
          <table:table-cell office:value-type="string" calcext:value-type="string">
            <text:p><text:s/>морского дна</text:p>
          </table:table-cell>
          <table:table-cell office:value-type="string" calcext:value-type="string">
            <text:p>[Максим Горький. Случай с Евсейкой (1912) | Максим Горький. Пригода з Овсійком (М. Пригара, 1965)]</text:p>
          </table:table-cell>
        </table:table-row>
        <table:table-row table:style-name="ro1">
          <table:table-cell office:value-type="string" calcext:value-type="string">
            <text:p>ukr</text:p>
          </table:table-cell>
          <table:table-cell office:value-type="string" calcext:value-type="string">
            <text:p><text:s/>Упав та нічого не злякався й пливе тихенько потім пірнув і відразу досяг морського дна</text:p>
          </table:table-cell>
          <table:table-cell table:number-columns-repeated="2"/>
          <table:table-cell office:value-type="string" calcext:value-type="string">
            <text:p>[Максим Горький. Случай с Евсейкой (1912) | Максим Горький. Пригода з Овсійком (М. Пригара, 1965)]</text:p>
          </table:table-cell>
        </table:table-row>
        <table:table-row table:style-name="ro1">
          <table:table-cell office:value-type="string" calcext:value-type="string">
            <text:p>rus</text:p>
          </table:table-cell>
          <table:table-cell office:value-type="string" calcext:value-type="string">
            <text:p><text:s/>У одной дискантовой пропал голос она совсем не играла и поэтому когда до нее</text:p>
          </table:table-cell>
          <table:table-cell office:value-type="string" calcext:value-type="string">
            <text:p>доходила</text:p>
          </table:table-cell>
          <table:table-cell office:value-type="string" calcext:value-type="string">
            <text:p><text:s/>очередь то вся музыка начинала как бы заикаться прихрамывать и спотыкаться</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В однієї дискантової пропав голос вона зовсім не грала й тому коли до неї доходила черга то вся музика починала мовби заїкатися накульгувати й спотикатися</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Подожди</text:p>
          </table:table-cell>
          <table:table-cell office:value-type="string" calcext:value-type="string">
            <text:p>дойдем</text:p>
          </table:table-cell>
          <table:table-cell office:value-type="string" calcext:value-type="string">
            <text:p><text:s/>ужотко до Мисхора там и пополощем телеса свои грешные</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Почекай дійдемо якось до Місхора там і пополощемо тілеса свої грішні</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Погоди вот</text:p>
          </table:table-cell>
          <table:table-cell office:value-type="string" calcext:value-type="string">
            <text:p>дойдем</text:p>
          </table:table-cell>
          <table:table-cell office:value-type="string" calcext:value-type="string">
            <text:p><text:s/>мы до города Новороссийского и значит опять подадимся на юг</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Стривай но ось дійдемо ми до міста Новоросійського і значить знову подамося на півден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Сразу можно было</text:p>
          </table:table-cell>
          <table:table-cell office:value-type="string" calcext:value-type="string">
            <text:p>догадаться</text:p>
          </table:table-cell>
          <table:table-cell office:value-type="string" calcext:value-type="string">
            <text:p><text:s/>что причиной их беспокойства является мальчик в матросском костюме так внезапно вылетевший на террасу</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Одразу можна було здогадатися що причиною їхньої турботи є хлопчик у матроському костюмі який так раптово вилетів на терасу</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Больной должно быть Шамашедчий</text:p>
          </table:table-cell>
          <table:table-cell office:value-type="string" calcext:value-type="string">
            <text:p>догадался</text:p>
          </table:table-cell>
          <table:table-cell office:value-type="string" calcext:value-type="string">
            <text:p><text:s/>Сергей А я почем знаю</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Хворий мабуть Пришелепок догадався Сергій А я звідки знаю</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Господин хороший</text:p>
          </table:table-cell>
          <table:table-cell office:value-type="string" calcext:value-type="string">
            <text:p>дозвольте</text:p>
          </table:table-cell>
          <table:table-cell office:value-type="string" calcext:value-type="string">
            <text:p><text:s/>вам объяснить начал было деликатно дедушка</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Пане добродію дозвольте вам пояснити почав був делікатно дідус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Потом поглядел жалобно моргая глазами на хозяина и</text:p>
          </table:table-cell>
          <table:table-cell office:value-type="string" calcext:value-type="string">
            <text:p>добавил</text:p>
          </table:table-cell>
          <table:table-cell office:value-type="string" calcext:value-type="string">
            <text:p><text:s/>еще два раза Гав гав</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Потім подивився жалібно кліпаючи очима на хазяїна й додав іще двічі Гав гав</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Чудесно собачка Придем</text:p>
          </table:table-cell>
          <table:table-cell office:value-type="string" calcext:value-type="string">
            <text:p>домой</text:p>
          </table:table-cell>
          <table:table-cell office:value-type="string" calcext:value-type="string">
            <text:p><text:s/>я тебе морковки дам А ты морковку не кушаешь</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Чудово собачко Прийдемо додому я тобі моркви дам А ти моркви не їси</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Я думал и не</text:p>
          </table:table-cell>
          <table:table-cell office:value-type="string" calcext:value-type="string">
            <text:p>догнать</text:p>
          </table:table-cell>
          <table:table-cell office:value-type="string" calcext:value-type="string">
            <text:p><text:s/>мне тебя</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Я думав що й не дожену тебе</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6 Молча</text:p>
          </table:table-cell>
          <table:table-cell office:value-type="string" calcext:value-type="string">
            <text:p>дошли</text:p>
          </table:table-cell>
          <table:table-cell office:value-type="string" calcext:value-type="string">
            <text:p><text:s/>они до Алупки Дедушка всю дорогу кряхтел и вздыхал Сергей же сохранял на лице злое решительное выражение</text:p>
          </table:table-cell>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ukr</text:p>
          </table:table-cell>
          <table:table-cell office:value-type="string" calcext:value-type="string">
            <text:p><text:s/>VI Мовчки дійшли вони до Алупки Дідусь усю дорогу кректав і зітхав а Сергій зберігав на обличчі злий рішучий вираз</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row>
        <table:table-row table:style-name="ro1">
          <table:table-cell office:value-type="string" calcext:value-type="string">
            <text:p>rus</text:p>
          </table:table-cell>
          <table:table-cell office:value-type="string" calcext:value-type="string">
            <text:p><text:s/>Собака завизжала больше от неожиданности и обиды чем от боли а мужик шатаясь побрел</text:p>
          </table:table-cell>
          <table:table-cell office:value-type="string" calcext:value-type="string">
            <text:p>домой</text:p>
          </table:table-cell>
          <table:table-cell office:value-type="string" calcext:value-type="string">
            <text:p><text:s/>где долго и больно бил жену и на кусочки изорвал новый платок который на прошлой неделе купил ей в подарок</text:p>
          </table:table-cell>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ukr</text:p>
          </table:table-cell>
          <table:table-cell office:value-type="string" calcext:value-type="string">
            <text:p><text:s/>Собака звискнув більше від несподіванки й образи ніж од болю а п'яниця хитаючись посунув додому де довго збиткувався над жінкою й на клапті пошматував нову хустину яку минулого тижня купив дружині у подарунок</text:p>
          </table:table-cell>
          <table:table-cell table:number-columns-repeated="2"/>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rus</text:p>
          </table:table-cell>
          <table:table-cell office:value-type="string" calcext:value-type="string">
            <text:p><text:s/>С тех пор собака не</text:p>
          </table:table-cell>
          <table:table-cell office:value-type="string" calcext:value-type="string">
            <text:p>доверяла</text:p>
          </table:table-cell>
          <table:table-cell office:value-type="string" calcext:value-type="string">
            <text:p><text:s/>людям которые хотели ее приласкать и поджав хвост убегала а иногда со злобою набрасывалась на них и пыталась укусить пока камнями и палкой не удавалось отогнать ее</text:p>
          </table:table-cell>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ukr</text:p>
          </table:table-cell>
          <table:table-cell office:value-type="string" calcext:value-type="string">
            <text:p><text:s/>Відтоді собака не довіряв людям котрі хотіли його прилащити й підібгавши хвоста тікав а бувало й люто кидався на них намагаючись укусити доводилося камінням та дрюком відганяти його</text:p>
          </table:table-cell>
          <table:table-cell table:number-columns-repeated="2"/>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rus</text:p>
          </table:table-cell>
          <table:table-cell office:value-type="string" calcext:value-type="string">
            <text:p><text:s/>Ну кто так сидит сказала мать и</text:p>
          </table:table-cell>
          <table:table-cell office:value-type="string" calcext:value-type="string">
            <text:p>добавила</text:p>
          </table:table-cell>
          <table:table-cell/>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ukr</text:p>
          </table:table-cell>
          <table:table-cell office:value-type="string" calcext:value-type="string">
            <text:p><text:s/>Хто так сидить мовила мати й додала</text:p>
          </table:table-cell>
          <table:table-cell table:number-columns-repeated="2"/>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rus</text:p>
          </table:table-cell>
          <table:table-cell office:value-type="string" calcext:value-type="string">
            <text:p><text:s/>Кусака долго металась по следам уехавших людей</text:p>
          </table:table-cell>
          <table:table-cell office:value-type="string" calcext:value-type="string">
            <text:p>добежала</text:p>
          </table:table-cell>
          <table:table-cell office:value-type="string" calcext:value-type="string">
            <text:p><text:s/>до станции и промокшая грязная вернулась на дачу</text:p>
          </table:table-cell>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ukr</text:p>
          </table:table-cell>
          <table:table-cell office:value-type="string" calcext:value-type="string">
            <text:p><text:s/>Кусака довго метався слідами людей які виїхали добіг до станції і змоклий брудний повернувся на дачу</text:p>
          </table:table-cell>
          <table:table-cell table:number-columns-repeated="2"/>
          <table:table-cell office:value-type="string" calcext:value-type="string">
            <text:p>[Леонид Андреев. Кусака (1901) | Леонід Андреєв. Кусака (Л. Письменна, 1981)]</text:p>
          </table:table-cell>
        </table:table-row>
        <table:table-row table:style-name="ro1">
          <table:table-cell office:value-type="string" calcext:value-type="string">
            <text:p>rus</text:p>
          </table:table-cell>
          <table:table-cell office:value-type="string" calcext:value-type="string">
            <text:p><text:s/>Надышавшись на гумне ржаным ароматом новой соломы и мякины бодро идешь</text:p>
          </table:table-cell>
          <table:table-cell office:value-type="string" calcext:value-type="string">
            <text:p>домой</text:p>
          </table:table-cell>
          <table:table-cell office:value-type="string" calcext:value-type="string">
            <text:p><text:s/>к ужину мимо садового вала</text:p>
          </table:table-cell>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Надихавшись на току житнім ароматом нової соломи й полови бадьоро простуєш додому на вечерю повз садовий вал</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rus</text:p>
          </table:table-cell>
          <table:table-cell office:value-type="string" calcext:value-type="string">
            <text:p><text:s/>Шурша по сухой листве как слепой</text:p>
          </table:table-cell>
          <table:table-cell office:value-type="string" calcext:value-type="string">
            <text:p>доберешься</text:p>
          </table:table-cell>
          <table:table-cell office:value-type="string" calcext:value-type="string">
            <text:p><text:s/>до шалаша</text:p>
          </table:table-cell>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Шарудячи сухим листям як сліпий дістанешся до намет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rus</text:p>
          </table:table-cell>
          <table:table-cell office:value-type="string" calcext:value-type="string">
            <text:p><text:s/>Пока бывало</text:p>
          </table:table-cell>
          <table:table-cell office:value-type="string" calcext:value-type="string">
            <text:p>доедешь</text:p>
          </table:table-cell>
          <table:table-cell office:value-type="string" calcext:value-type="string">
            <text:p><text:s/>до этой усадьбы уже совсем ободняется</text:p>
          </table:table-cell>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Поки бувало доїдеш до цієї садиби уже зовсім розвидніє</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rus</text:p>
          </table:table-cell>
          <table:table-cell office:value-type="string" calcext:value-type="string">
            <text:p><text:s/>Только что очень сытно пообедали раскраснелись и возбуждены шумными разговорами о предстоящей охоте но не забывают</text:p>
          </table:table-cell>
          <table:table-cell office:value-type="string" calcext:value-type="string">
            <text:p>допивать</text:p>
          </table:table-cell>
          <table:table-cell office:value-type="string" calcext:value-type="string">
            <text:p><text:s/>водку и после обеда</text:p>
          </table:table-cell>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Щойно добре пообідали розчервонілись і збуджені гомінкими розмовами про майбутнє полювання але не забувають допивати горілку і після обід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rus</text:p>
          </table:table-cell>
          <table:table-cell office:value-type="string" calcext:value-type="string">
            <text:p><text:s/>Помню у нас в</text:p>
          </table:table-cell>
          <table:table-cell office:value-type="string" calcext:value-type="string">
            <text:p>домелю</text:p>
          </table:table-cell>
          <table:table-cell office:value-type="string" calcext:value-type="string">
            <text:p><text:s/>били в эту пору сумерничать не зажигать огня и вести в полутемноте беседы</text:p>
          </table:table-cell>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Пам'ятаю у нас у домі любили смерком не світити вогню і вести в напівтемряві розмови</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row table:style-name="ro1">
          <table:table-cell office:value-type="string" calcext:value-type="string">
            <text:p>ukr</text:p>
          </table:table-cell>
          <table:table-cell office:value-type="string" calcext:value-type="string">
            <text:p><text:s/>Пам'ятаю у нас у домі любили смерком не світити вогню і вести в напівтемряві розмови</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row>
      </table:table>
      <table:table table:name="Filtered"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lang</text:p>
          </table:table-cell>
          <table:table-cell table:style-name="ce1" office:value-type="string" calcext:value-type="string">
            <text:p>left_context</text:p>
          </table:table-cell>
          <table:table-cell table:style-name="ce1" office:value-type="string" calcext:value-type="string">
            <text:p>center</text:p>
          </table:table-cell>
          <table:table-cell table:style-name="ce1" office:value-type="string" calcext:value-type="string">
            <text:p>right_context</text:p>
          </table:table-cell>
          <table:table-cell table:style-name="ce1" office:value-type="string" calcext:value-type="string">
            <text:p>title</text:p>
          </table:table-cell>
          <table:table-cell table:style-name="ce1" office:value-type="string" calcext:value-type="string">
            <text:p>RndNumber</text:p>
          </table:table-cell>
        </table:table-row>
        <table:table-row table:style-name="ro1">
          <table:table-cell office:value-type="string" calcext:value-type="string">
            <text:p>rus</text:p>
          </table:table-cell>
          <table:table-cell office:value-type="string" calcext:value-type="string">
            <text:p><text:s/>Они ее подхватили когда она</text:p>
          </table:table-cell>
          <table:table-cell office:value-type="string" calcext:value-type="string">
            <text:p>долетела</text:p>
          </table:table-cell>
          <table:table-cell office:value-type="string" calcext:value-type="string">
            <text:p><text:s/>до второго этажа</text:p>
          </table:table-cell>
          <table:table-cell office:value-type="string" calcext:value-type="string">
            <text:p>[Зура Итсмиолорд. Бумажные ангелы (2009) | Зура Ітсміолорд. Паперові янголи (Галина Пагутяк, 2009)]</text:p>
          </table:table-cell>
          <table:table-cell table:formula="of:=RANDBETWEEN(1;1000000)" office:value-type="float" office:value="965019" calcext:value-type="float">
            <text:p>965019</text:p>
          </table:table-cell>
        </table:table-row>
        <table:table-row table:style-name="ro1">
          <table:table-cell office:value-type="string" calcext:value-type="string">
            <text:p>ukr</text:p>
          </table:table-cell>
          <table:table-cell office:value-type="string" calcext:value-type="string">
            <text:p><text:s/>Вони підхопили її коли вона долетіла до другого поверху</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cell table:formula="of:=[.F2]" office:value-type="float" office:value="965019" calcext:value-type="float">
            <text:p>965019</text:p>
          </table:table-cell>
        </table:table-row>
        <table:table-row table:style-name="ro1">
          <table:table-cell office:value-type="string" calcext:value-type="string">
            <text:p>rus</text:p>
          </table:table-cell>
          <table:table-cell office:value-type="string" calcext:value-type="string">
            <text:p><text:s/>Сажи никак и не может понять как малышка открыла дверь и вышла Таус молча вернулась</text:p>
          </table:table-cell>
          <table:table-cell office:value-type="string" calcext:value-type="string">
            <text:p>домой</text:p>
          </table:table-cell>
          <table:table-cell office:value-type="string" calcext:value-type="string">
            <text:p><text:s/>Вечером в 21 00 по московскому времени в доме Таус Заремы и Сажи все часы показывали 20 50</text:p>
          </table:table-cell>
          <table:table-cell office:value-type="string" calcext:value-type="string">
            <text:p>[Зура Итсмиолорд. Бумажные ангелы (2009) | Зура Ітсміолорд. Паперові янголи (Галина Пагутяк, 2009)]</text:p>
          </table:table-cell>
          <table:table-cell table:formula="of:=RANDBETWEEN(1;1000000)" office:value-type="float" office:value="269849" calcext:value-type="float">
            <text:p>269849</text:p>
          </table:table-cell>
        </table:table-row>
        <table:table-row table:style-name="ro1">
          <table:table-cell office:value-type="string" calcext:value-type="string">
            <text:p>ukr</text:p>
          </table:table-cell>
          <table:table-cell office:value-type="string" calcext:value-type="string">
            <text:p><text:s/>Сажі ніяк не може второпати як мала відчинила двері й вийшла Таус мовчки повернулась додому Увечері в 21 00 за московським часом в домі Таус Зареми та Сажі всі годинники показували 20 50</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cell table:formula="of:=[.F4]" office:value-type="float" office:value="269849" calcext:value-type="float">
            <text:p>269849</text:p>
          </table:table-cell>
        </table:table-row>
        <table:table-row table:style-name="ro1">
          <table:table-cell office:value-type="string" calcext:value-type="string">
            <text:p>rus</text:p>
          </table:table-cell>
          <table:table-cell office:value-type="string" calcext:value-type="string">
            <text:p><text:s/>Когда вспыхнул первый из нас вокруг него еще была толпа почти сотня человек</text:p>
          </table:table-cell>
          <table:table-cell office:value-type="string" calcext:value-type="string">
            <text:p>добралась</text:p>
          </table:table-cell>
          <table:table-cell office:value-type="string" calcext:value-type="string">
            <text:p><text:s/>до кают-компании прежде чем крышка захлопнулась</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6137" calcext:value-type="float">
            <text:p>6137</text:p>
          </table:table-cell>
        </table:table-row>
        <table:table-row table:style-name="ro1">
          <table:table-cell office:value-type="string" calcext:value-type="string">
            <text:p>ukr</text:p>
          </table:table-cell>
          <table:table-cell office:value-type="string" calcext:value-type="string">
            <text:p><text:s/>Коли спалахнув перший з нас навколо ще була юрба майже сотня людей дісталася до кают-компанії перш ніж накривка опустилася</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6]" office:value-type="float" office:value="6137" calcext:value-type="float">
            <text:p>6137</text:p>
          </table:table-cell>
        </table:table-row>
        <table:table-row table:style-name="ro1">
          <table:table-cell office:value-type="string" calcext:value-type="string">
            <text:p>rus</text:p>
          </table:table-cell>
          <table:table-cell office:value-type="string" calcext:value-type="string">
            <text:p><text:s/>Когда до нас</text:p>
          </table:table-cell>
          <table:table-cell office:value-type="string" calcext:value-type="string">
            <text:p>дошло</text:p>
          </table:table-cell>
          <table:table-cell office:value-type="string" calcext:value-type="string">
            <text:p><text:s/>что он сказал Янка дернулась ящеркой в сторону к стене</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229364" calcext:value-type="float">
            <text:p>229364</text:p>
          </table:table-cell>
        </table:table-row>
        <table:table-row table:style-name="ro1">
          <table:table-cell office:value-type="string" calcext:value-type="string">
            <text:p>ukr</text:p>
          </table:table-cell>
          <table:table-cell office:value-type="string" calcext:value-type="string">
            <text:p><text:s/>Коли до нас дійшло ЩО він сказав Янка смикнулася ящіркою вбік до стіни</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8]" office:value-type="float" office:value="229364" calcext:value-type="float">
            <text:p>229364</text:p>
          </table:table-cell>
        </table:table-row>
        <table:table-row table:style-name="ro1">
          <table:table-cell office:value-type="string" calcext:value-type="string">
            <text:p>rus</text:p>
          </table:table-cell>
          <table:table-cell office:value-type="string" calcext:value-type="string">
            <text:p><text:s/>Банка наполнилась сдавленными смешками все тут же представили Владову ходьбу лёжа Сгинь</text:p>
          </table:table-cell>
          <table:table-cell office:value-type="string" calcext:value-type="string">
            <text:p>дозволил</text:p>
          </table:table-cell>
          <table:table-cell office:value-type="string" calcext:value-type="string">
            <text:p><text:s/>тиран Остальным имеющим уши слушать сюда</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823352" calcext:value-type="float">
            <text:p>823352</text:p>
          </table:table-cell>
        </table:table-row>
        <table:table-row table:style-name="ro1">
          <table:table-cell office:value-type="string" calcext:value-type="string">
            <text:p>ukr</text:p>
          </table:table-cell>
          <table:table-cell office:value-type="string" calcext:value-type="string">
            <text:p><text:s/>Банка наповнилася задушеними смішками усі вмить уявили Владову ходьбу лежачи Згинь дозволив тиран Іншим що мають вуха слухати сюди</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10]" office:value-type="float" office:value="823352" calcext:value-type="float">
            <text:p>823352</text:p>
          </table:table-cell>
        </table:table-row>
        <table:table-row table:style-name="ro1">
          <table:table-cell office:value-type="string" calcext:value-type="string">
            <text:p>rus</text:p>
          </table:table-cell>
          <table:table-cell office:value-type="string" calcext:value-type="string">
            <text:p><text:s/>Тоска размазывает душу на тысячи световых</text:p>
          </table:table-cell>
          <table:table-cell office:value-type="string" calcext:value-type="string">
            <text:p>дотянуться</text:p>
          </table:table-cell>
          <table:table-cell office:value-type="string" calcext:value-type="string">
            <text:p><text:s/>бы пробежать по траве босиком</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45156" calcext:value-type="float">
            <text:p>45156</text:p>
          </table:table-cell>
        </table:table-row>
        <table:table-row table:style-name="ro1">
          <table:table-cell office:value-type="string" calcext:value-type="string">
            <text:p>ukr</text:p>
          </table:table-cell>
          <table:table-cell office:value-type="string" calcext:value-type="string">
            <text:p><text:s/>Туга розмазує душу на тисячі світлових дотягнутися б пробігтися б по траві босоніж</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12]" office:value-type="float" office:value="45156" calcext:value-type="float">
            <text:p>45156</text:p>
          </table:table-cell>
        </table:table-row>
        <table:table-row table:style-name="ro1">
          <table:table-cell office:value-type="string" calcext:value-type="string">
            <text:p>rus</text:p>
          </table:table-cell>
          <table:table-cell office:value-type="string" calcext:value-type="string">
            <text:p><text:s/>И то что все описанное для нас его потомков лишь повседневная несколько прискучившая реальность лишь</text:p>
          </table:table-cell>
          <table:table-cell office:value-type="string" calcext:value-type="string">
            <text:p>доказывает</text:p>
          </table:table-cell>
          <table:table-cell office:value-type="string" calcext:value-type="string">
            <text:p><text:s/>как он точно все предвидел</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934749" calcext:value-type="float">
            <text:p>934749</text:p>
          </table:table-cell>
        </table:table-row>
        <table:table-row table:style-name="ro1">
          <table:table-cell office:value-type="string" calcext:value-type="string">
            <text:p>ukr</text:p>
          </table:table-cell>
          <table:table-cell office:value-type="string" calcext:value-type="string">
            <text:p><text:s/>І те що все описане для нас його нащадків лише повсякденна така що дещо надокучила реальність лише доводить як він точно все передбачав</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14]" office:value-type="float" office:value="934749" calcext:value-type="float">
            <text:p>934749</text:p>
          </table:table-cell>
        </table:table-row>
        <table:table-row table:style-name="ro1">
          <table:table-cell office:value-type="string" calcext:value-type="string">
            <text:p>rus</text:p>
          </table:table-cell>
          <table:table-cell office:value-type="string" calcext:value-type="string">
            <text:p><text:s/>В научной фантастике порой</text:p>
          </table:table-cell>
          <table:table-cell office:value-type="string" calcext:value-type="string">
            <text:p>достигается</text:p>
          </table:table-cell>
          <table:table-cell office:value-type="string" calcext:value-type="string">
            <text:p><text:s/>парадоксальный результат то что книга безнадежно устаревает становится нечитаемой есть самый верный залог бессмертия ее автора</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861220" calcext:value-type="float">
            <text:p>861220</text:p>
          </table:table-cell>
        </table:table-row>
        <table:table-row table:style-name="ro1">
          <table:table-cell office:value-type="string" calcext:value-type="string">
            <text:p>ukr</text:p>
          </table:table-cell>
          <table:table-cell office:value-type="string" calcext:value-type="string">
            <text:p><text:s/>У науковій фантастиці інколи досягається парадоксальний результат те що книга безнадійно застаріває стає нечитабельною є найвірнішою запорукою безсмертя її автора</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16]" office:value-type="float" office:value="861220" calcext:value-type="float">
            <text:p>861220</text:p>
          </table:table-cell>
        </table:table-row>
        <table:table-row table:style-name="ro1">
          <table:table-cell office:value-type="string" calcext:value-type="string">
            <text:p>rus</text:p>
          </table:table-cell>
          <table:table-cell office:value-type="string" calcext:value-type="string">
            <text:p><text:s/>Набрал их полный подол и пошел</text:p>
          </table:table-cell>
          <table:table-cell office:value-type="string" calcext:value-type="string">
            <text:p>домой</text:p>
          </table:table-cell>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935222" calcext:value-type="float">
            <text:p>935222</text:p>
          </table:table-cell>
        </table:table-row>
        <table:table-row table:style-name="ro1">
          <table:table-cell office:value-type="string" calcext:value-type="string">
            <text:p>ukr</text:p>
          </table:table-cell>
          <table:table-cell office:value-type="string" calcext:value-type="string">
            <text:p><text:s/>Набрав їх повний поділ та й пішов додому</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18]" office:value-type="float" office:value="935222" calcext:value-type="float">
            <text:p>935222</text:p>
          </table:table-cell>
        </table:table-row>
        <table:table-row table:style-name="ro1">
          <table:table-cell office:value-type="string" calcext:value-type="string">
            <text:p>rus</text:p>
          </table:table-cell>
          <table:table-cell office:value-type="string" calcext:value-type="string">
            <text:p><text:s/>Может быть именно эта отстраненность от суеты цивилизации многократно усиленная глухотой и как следует из воспоминаний близких абсолютно несносным характером и дала возможность предельно сконцентрироваться на идеях которые в других условиях Циолковский вряд ли</text:p>
          </table:table-cell>
          <table:table-cell office:value-type="string" calcext:value-type="string">
            <text:p>довел</text:p>
          </table:table-cell>
          <table:table-cell office:value-type="string" calcext:value-type="string">
            <text:p><text:s/>бы до конца</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215050" calcext:value-type="float">
            <text:p>215050</text:p>
          </table:table-cell>
        </table:table-row>
        <table:table-row table:style-name="ro1">
          <table:table-cell office:value-type="string" calcext:value-type="string">
            <text:p>ukr</text:p>
          </table:table-cell>
          <table:table-cell office:value-type="string" calcext:value-type="string">
            <text:p><text:s/>Можливо саме ця відстороненість від суєти цивілізації багато разів посилена глухотою і як випливає зі спогадів близьких абсолютно нестерпним характером і дала можливість гранично концентруватися на ідеях які в інших умовах Ціолковській навряд чи довів би до кінця</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20]" office:value-type="float" office:value="215050" calcext:value-type="float">
            <text:p>215050</text:p>
          </table:table-cell>
        </table:table-row>
        <table:table-row table:style-name="ro1">
          <table:table-cell office:value-type="string" calcext:value-type="string">
            <text:p>rus</text:p>
          </table:table-cell>
          <table:table-cell office:value-type="string" calcext:value-type="string">
            <text:p><text:s/>Страстно запойно читать Циолковский начал с детства и читал все что можно было</text:p>
          </table:table-cell>
          <table:table-cell office:value-type="string" calcext:value-type="string">
            <text:p>достать</text:p>
          </table:table-cell>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54212" calcext:value-type="float">
            <text:p>754212</text:p>
          </table:table-cell>
        </table:table-row>
        <table:table-row table:style-name="ro1">
          <table:table-cell office:value-type="string" calcext:value-type="string">
            <text:p>ukr</text:p>
          </table:table-cell>
          <table:table-cell office:value-type="string" calcext:value-type="string">
            <text:p><text:s/>Пристрасно запійне читати Ціолковській почав з дитинства і читав все що можна було дістат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22]" office:value-type="float" office:value="754212" calcext:value-type="float">
            <text:p>754212</text:p>
          </table:table-cell>
        </table:table-row>
        <table:table-row table:style-name="ro1">
          <table:table-cell office:value-type="string" calcext:value-type="string">
            <text:p>rus</text:p>
          </table:table-cell>
          <table:table-cell office:value-type="string" calcext:value-type="string">
            <text:p><text:s/>Конечно она ни к чему не повела если бы не встретила помощи науки Кажется</text:p>
          </table:table-cell>
          <table:table-cell office:value-type="string" calcext:value-type="string">
            <text:p>добавить</text:p>
          </table:table-cell>
          <table:table-cell office:value-type="string" calcext:value-type="string">
            <text:p><text:s/>нечего Не проекты и точные расчеты сообщает фантастика науке а когда и пытается то чаще всего попадает впросак но нечто более ценное</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592832" calcext:value-type="float">
            <text:p>592832</text:p>
          </table:table-cell>
        </table:table-row>
        <table:table-row table:style-name="ro1">
          <table:table-cell office:value-type="string" calcext:value-type="string">
            <text:p>ukr</text:p>
          </table:table-cell>
          <table:table-cell office:value-type="string" calcext:value-type="string">
            <text:p><text:s/>Звичайно вона ні до чого не призвела якби не зустріла допомоги науки Здається додати нічого Не проекти та точні розрахунки повідомляє фантастика науці а коли й намагається то найчастіше втрапляє в халепу але щось цінніше</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24]" office:value-type="float" office:value="592832" calcext:value-type="float">
            <text:p>592832</text:p>
          </table:table-cell>
        </table:table-row>
        <table:table-row table:style-name="ro1">
          <table:table-cell office:value-type="string" calcext:value-type="string">
            <text:p>rus</text:p>
          </table:table-cell>
          <table:table-cell office:value-type="string" calcext:value-type="string">
            <text:p><text:s/>Но как популяризировать научную дисциплину которую еще предстояло создать Циолковский привык до всего</text:p>
          </table:table-cell>
          <table:table-cell office:value-type="string" calcext:value-type="string">
            <text:p>доходить</text:p>
          </table:table-cell>
          <table:table-cell office:value-type="string" calcext:value-type="string">
            <text:p><text:s/>сам И он обращается к научной фантастике понимая ее конечно по-своему</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612367" calcext:value-type="float">
            <text:p>612367</text:p>
          </table:table-cell>
        </table:table-row>
        <table:table-row table:style-name="ro1">
          <table:table-cell office:value-type="string" calcext:value-type="string">
            <text:p>ukr</text:p>
          </table:table-cell>
          <table:table-cell office:value-type="string" calcext:value-type="string">
            <text:p><text:s/>Але як популяризувати наукову дисципліну яку ще належало створити Ціолковській звик до всього доходити сам І він звертається до наукової фантастики розуміючи її звичайно по-своєму</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26]" office:value-type="float" office:value="612367" calcext:value-type="float">
            <text:p>612367</text:p>
          </table:table-cell>
        </table:table-row>
        <table:table-row table:style-name="ro1">
          <table:table-cell office:value-type="string" calcext:value-type="string">
            <text:p>rus</text:p>
          </table:table-cell>
          <table:table-cell office:value-type="string" calcext:value-type="string">
            <text:p><text:s/>Ему казалось что только она позволит доходчиво и образно</text:p>
          </table:table-cell>
          <table:table-cell office:value-type="string" calcext:value-type="string">
            <text:p>довести</text:p>
          </table:table-cell>
          <table:table-cell office:value-type="string" calcext:value-type="string">
            <text:p><text:s/>до широкой аудитории мысли и идеи имевшие по его мнению всепланетное значение Фантастические рассказы на темы межпланетных рейсов несут новую мысль в массы</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94135" calcext:value-type="float">
            <text:p>794135</text:p>
          </table:table-cell>
        </table:table-row>
        <table:table-row table:style-name="ro1">
          <table:table-cell office:value-type="string" calcext:value-type="string">
            <text:p>ukr</text:p>
          </table:table-cell>
          <table:table-cell office:value-type="string" calcext:value-type="string">
            <text:p><text:s/>Йому здавалося що тільки вона дозволить дохідливо й образно донести до широкої аудиторії думки та ідеї що мали на його думку всепланетне значення Фантастичні розповіді на теми міжпланетних рейсів несуть нову думку в мас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28]" office:value-type="float" office:value="794135" calcext:value-type="float">
            <text:p>794135</text:p>
          </table:table-cell>
        </table:table-row>
        <table:table-row table:style-name="ro1">
          <table:table-cell office:value-type="string" calcext:value-type="string">
            <text:p>rus</text:p>
          </table:table-cell>
          <table:table-cell office:value-type="string" calcext:value-type="string">
            <text:p><text:s/>Он до всего повторяю</text:p>
          </table:table-cell>
          <table:table-cell office:value-type="string" calcext:value-type="string">
            <text:p>доходил</text:p>
          </table:table-cell>
          <table:table-cell office:value-type="string" calcext:value-type="string">
            <text:p><text:s/>сам без подсказок</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07129" calcext:value-type="float">
            <text:p>707129</text:p>
          </table:table-cell>
        </table:table-row>
        <table:table-row table:style-name="ro1">
          <table:table-cell office:value-type="string" calcext:value-type="string">
            <text:p>ukr</text:p>
          </table:table-cell>
          <table:table-cell office:value-type="string" calcext:value-type="string">
            <text:p><text:s/>Він до всього повторюю доходив сам без підказок</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30]" office:value-type="float" office:value="707129" calcext:value-type="float">
            <text:p>707129</text:p>
          </table:table-cell>
        </table:table-row>
        <table:table-row table:style-name="ro1">
          <table:table-cell office:value-type="string" calcext:value-type="string">
            <text:p>rus</text:p>
          </table:table-cell>
          <table:table-cell office:value-type="string" calcext:value-type="string">
            <text:p><text:s/>В качестве широчайшего веера пионерских идей источника вдохновения для целых поколений писателей и читателей фантастики среди которых немало было и таких кому</text:p>
          </table:table-cell>
          <table:table-cell office:value-type="string" calcext:value-type="string">
            <text:p>довелось</text:p>
          </table:table-cell>
          <table:table-cell office:value-type="string" calcext:value-type="string">
            <text:p><text:s/>осуществить многие дерзкие проекты калужского мечтателя значение его фантазий трудно переоценить</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682442" calcext:value-type="float">
            <text:p>682442</text:p>
          </table:table-cell>
        </table:table-row>
        <table:table-row table:style-name="ro1">
          <table:table-cell office:value-type="string" calcext:value-type="string">
            <text:p>ukr</text:p>
          </table:table-cell>
          <table:table-cell office:value-type="string" calcext:value-type="string">
            <text:p><text:s/>В якості найширшого віяла піонерських ідей джерела натхнення для цілих поколінь письменників та читачів фантастики серед яких немало було й таких кому довелося здійснити багато зухвалих проектів калузького мрійника значення його фантазій важко переоцінит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32]" office:value-type="float" office:value="682442" calcext:value-type="float">
            <text:p>682442</text:p>
          </table:table-cell>
        </table:table-row>
        <table:table-row table:style-name="ro1">
          <table:table-cell office:value-type="string" calcext:value-type="string">
            <text:p>rus</text:p>
          </table:table-cell>
          <table:table-cell office:value-type="string" calcext:value-type="string">
            <text:p><text:s/>Взять к примеру ту же космическую оперу Так и хочется</text:p>
          </table:table-cell>
          <table:table-cell office:value-type="string" calcext:value-type="string">
            <text:p>добавить</text:p>
          </table:table-cell>
          <table:table-cell office:value-type="string" calcext:value-type="string">
            <text:p><text:s/>пресловутую Кто только в 1960 е годы не отметился в ритуальном вытирании ног о злосчастный жанр произведения коего хотя бы в порядке информации отечественного читателя о царящих у них литературных нравах наши издатели переводить не торопились</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25169" calcext:value-type="float">
            <text:p>925169</text:p>
          </table:table-cell>
        </table:table-row>
        <table:table-row table:style-name="ro1">
          <table:table-cell office:value-type="string" calcext:value-type="string">
            <text:p>ukr</text:p>
          </table:table-cell>
          <table:table-cell office:value-type="string" calcext:value-type="string">
            <text:p><text:s/>Взяти наприклад ту ж саму космічну оперу Так і хочеться додати горезвісну Хто тільки в 1960 і роки не відзначився в ритуальному витиранні ніг об злощасний жанр твори якого хоч б у порядку інформування вітчизняного читача про пануючі у них літературні вподобання наші видавці перекладати не поспішал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34]" office:value-type="float" office:value="925169" calcext:value-type="float">
            <text:p>925169</text:p>
          </table:table-cell>
        </table:table-row>
        <table:table-row table:style-name="ro1">
          <table:table-cell office:value-type="string" calcext:value-type="string">
            <text:p>rus</text:p>
          </table:table-cell>
          <table:table-cell office:value-type="string" calcext:value-type="string">
            <text:p><text:s/>Признанных оперных солистов Эдварда Дока Смита Джека Уильямсона и Эдмонда Гамильтона печатать более или менее регулярно начали только в 1990 х [Хотя Звездных королей последнего в самиздате читали а отдельные строго</text:p>
          </table:table-cell>
          <table:table-cell office:value-type="string" calcext:value-type="string">
            <text:p>дозированные</text:p>
          </table:table-cell>
          <table:table-cell office:value-type="string" calcext:value-type="string">
            <text:p><text:s/>якобы положительные образцы раскритикованного жанра к примеру те же Саргассы в космосе мало кому в ту пору известной Андрэ Нортон разумеется еще больше запутывали истинную картину</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769277" calcext:value-type="float">
            <text:p>769277</text:p>
          </table:table-cell>
        </table:table-row>
        <table:table-row table:style-name="ro1">
          <table:table-cell office:value-type="string" calcext:value-type="string">
            <text:p>ukr</text:p>
          </table:table-cell>
          <table:table-cell office:value-type="string" calcext:value-type="string">
            <text:p><text:s/>Визнаних оперних солістів Едварда Дока Сміта Джека Вільямсона та Едмонда Гамільтона друкувати більш-менш регулярно почали тільки в 1990 х хоча Зоряних королів останнього в самвидаві читали а окремі строго дозовані нібито позитивні зразки розкритикованого жанру наприклад ті ж самі Саргасси в космосі мало кому в ту пору відомої Андре Нортон певним чином ще більше заплутували дійсну картину</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36]" office:value-type="float" office:value="769277" calcext:value-type="float">
            <text:p>769277</text:p>
          </table:table-cell>
        </table:table-row>
        <table:table-row table:style-name="ro1">
          <table:table-cell office:value-type="string" calcext:value-type="string">
            <text:p>rus</text:p>
          </table:table-cell>
          <table:table-cell office:value-type="string" calcext:value-type="string">
            <text:p><text:s/>Роман назывался Робинзоны Космоса и в 60 е годы когда научную фантастику не покупали а</text:p>
          </table:table-cell>
          <table:table-cell office:value-type="string" calcext:value-type="string">
            <text:p>доставали</text:p>
          </table:table-cell>
          <table:table-cell office:value-type="string" calcext:value-type="string">
            <text:p><text:s/>и с немалым трудом книжку с красными стилизованными кентаврами на обложке можно было увидеть на любом развале</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48275" calcext:value-type="float">
            <text:p>948275</text:p>
          </table:table-cell>
        </table:table-row>
        <table:table-row table:style-name="ro1">
          <table:table-cell office:value-type="string" calcext:value-type="string">
            <text:p>ukr</text:p>
          </table:table-cell>
          <table:table-cell office:value-type="string" calcext:value-type="string">
            <text:p><text:s/>Роман називався Робінзони Космосу і в 60 і роки коли наукову фантастику не купували а діставали і з чималим трудом книжку з червоними стилізованими кентаврами на обкладинці можна було побачити на будь-якому розвалі</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38]" office:value-type="float" office:value="948275" calcext:value-type="float">
            <text:p>948275</text:p>
          </table:table-cell>
        </table:table-row>
        <table:table-row table:style-name="ro1">
          <table:table-cell office:value-type="string" calcext:value-type="string">
            <text:p>rus</text:p>
          </table:table-cell>
          <table:table-cell office:value-type="string" calcext:value-type="string">
            <text:p><text:s/>Более того светлый пример француза Карсака как бы оттенял собой ту по мнению писавших беспардонную антигуманную насквозь упадническую пронизанную насилием и ксенофобией космическую оперу авторов естественно поголовно заокеанских которой стало быть мало еще</text:p>
          </table:table-cell>
          <table:table-cell office:value-type="string" calcext:value-type="string">
            <text:p>досталось</text:p>
          </table:table-cell>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810547" calcext:value-type="float">
            <text:p>810547</text:p>
          </table:table-cell>
        </table:table-row>
        <table:table-row table:style-name="ro1">
          <table:table-cell office:value-type="string" calcext:value-type="string">
            <text:p>ukr</text:p>
          </table:table-cell>
          <table:table-cell office:value-type="string" calcext:value-type="string">
            <text:p><text:s/>Більш того світлий приклад француза Карсака начебто відтіняв собою ту на думку тих що писали про нього безпардонну антигуманну наскрізь занепадницьку пронизану насильством та ксенофобією космічну оперу авторів природно поголовно заокеанських якій отже малувато ще й дісталося</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40]" office:value-type="float" office:value="810547" calcext:value-type="float">
            <text:p>810547</text:p>
          </table:table-cell>
        </table:table-row>
        <table:table-row table:style-name="ro1">
          <table:table-cell office:value-type="string" calcext:value-type="string">
            <text:p>rus</text:p>
          </table:table-cell>
          <table:table-cell office:value-type="string" calcext:value-type="string">
            <text:p><text:s/>Он также переведен и издавался на русском языке не раз поэтому лишь напомню действие происходит в далеком будущем когда не</text:p>
          </table:table-cell>
          <table:table-cell office:value-type="string" calcext:value-type="string">
            <text:p>дожидаясь</text:p>
          </table:table-cell>
          <table:table-cell office:value-type="string" calcext:value-type="string">
            <text:p><text:s/>предсказанного учеными неизбежного взрыва Солнца в долгое звездное плавание отправляется совершенно уже необычный космический корабль весь земной шар снятый нашими далекими потомками с привычной орбиты</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50211" calcext:value-type="float">
            <text:p>950211</text:p>
          </table:table-cell>
        </table:table-row>
        <table:table-row table:style-name="ro1">
          <table:table-cell office:value-type="string" calcext:value-type="string">
            <text:p>ukr</text:p>
          </table:table-cell>
          <table:table-cell office:value-type="string" calcext:value-type="string">
            <text:p><text:s/>Він теж перекладений і видавався російською мовою не раз тому лише нагадаю дія відбувається в далекому майбутньому коли не чекаючи передбаченого науковцями неминучого вибуху Сонця в довге зоряне плавання відправляється абсолютно вже незвичайний космічний корабель уся земна куля знята нашими далекими нащадками зі звичної орбіт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42]" office:value-type="float" office:value="950211" calcext:value-type="float">
            <text:p>950211</text:p>
          </table:table-cell>
        </table:table-row>
        <table:table-row table:style-name="ro1">
          <table:table-cell office:value-type="string" calcext:value-type="string">
            <text:p>rus</text:p>
          </table:table-cell>
          <table:table-cell office:value-type="string" calcext:value-type="string">
            <text:p><text:s/>Вордсворт</text:p>
          </table:table-cell>
          <table:table-cell office:value-type="string" calcext:value-type="string">
            <text:p>добавил</text:p>
          </table:table-cell>
          <table:table-cell office:value-type="string" calcext:value-type="string">
            <text:p><text:s/>несколько деталей в частности герой поэмы должен совершить какое-то преступление чтобы дальнейшее развитие сюжета воспринималось как расплата подсказал и само преступление убийство белого альбатроса</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10542" calcext:value-type="float">
            <text:p>910542</text:p>
          </table:table-cell>
        </table:table-row>
        <table:table-row table:style-name="ro1">
          <table:table-cell office:value-type="string" calcext:value-type="string">
            <text:p>ukr</text:p>
          </table:table-cell>
          <table:table-cell office:value-type="string" calcext:value-type="string">
            <text:p><text:s/>Вордсворт додав кілька деталей зокрема герой поеми мав вчинити якийсь злочин щоб подальший сюжет сприймався як розплата підказав і сам злочин убивство білого альбатроса</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44]" office:value-type="float" office:value="910542" calcext:value-type="float">
            <text:p>910542</text:p>
          </table:table-cell>
        </table:table-row>
        <table:table-row table:style-name="ro1">
          <table:table-cell office:value-type="string" calcext:value-type="string">
            <text:p>rus</text:p>
          </table:table-cell>
          <table:table-cell office:value-type="string" calcext:value-type="string">
            <text:p><text:s/>Два поэта относились к совершенно разным типам поэтической и человеческой личности но этой разностью темпераментов и дарований прекрасно</text:p>
          </table:table-cell>
          <table:table-cell office:value-type="string" calcext:value-type="string">
            <text:p>дополняли</text:p>
          </table:table-cell>
          <table:table-cell office:value-type="string" calcext:value-type="string">
            <text:p><text:s/>друг друга что и делало их общение таким плодотворны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872214" calcext:value-type="float">
            <text:p>872214</text:p>
          </table:table-cell>
        </table:table-row>
        <table:table-row table:style-name="ro1">
          <table:table-cell office:value-type="string" calcext:value-type="string">
            <text:p>ukr</text:p>
          </table:table-cell>
          <table:table-cell office:value-type="string" calcext:value-type="string">
            <text:p><text:s/>Два поети належали до абсолютно різних типів поетичної та людської особистості але цією різницею темпераментів й обдарувань прекрасно доповнювали один одного що й робило їхнє спілкування таким плідн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46]" office:value-type="float" office:value="872214" calcext:value-type="float">
            <text:p>872214</text:p>
          </table:table-cell>
        </table:table-row>
        <table:table-row table:style-name="ro1">
          <table:table-cell office:value-type="string" calcext:value-type="string">
            <text:p>rus</text:p>
          </table:table-cell>
          <table:table-cell office:value-type="string" calcext:value-type="string">
            <text:p><text:s/>В 1828 г он вместе с дочерью</text:p>
          </table:table-cell>
          <table:table-cell office:value-type="string" calcext:value-type="string">
            <text:p>Дорой</text:p>
          </table:table-cell>
          <table:table-cell office:value-type="string" calcext:value-type="string">
            <text:p><text:s/>и Кольриджем путешествовал по долине Рейна в Германии где их встретил английский путешественник Томас Граттон оставивший их описание Кольридж был ростом около пяти футов пяти дюймов полный и ленивый на вид но не толстый</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69452" calcext:value-type="float">
            <text:p>969452</text:p>
          </table:table-cell>
        </table:table-row>
        <table:table-row table:style-name="ro1">
          <table:table-cell office:value-type="string" calcext:value-type="string">
            <text:p>ukr</text:p>
          </table:table-cell>
          <table:table-cell office:value-type="string" calcext:value-type="string">
            <text:p><text:s/>У 1828 р він разом з дочкою Дорою та Кольріджем подорожував долиною Рейну в Німеччині де їх зустрів англійський мандрівник Томас Ґраттон що залишив такий опис Кольрідж був зросту близько п'яти футів п'яти дюймів гладкий і лінивий на вигляд але не товстий</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48]" office:value-type="float" office:value="969452" calcext:value-type="float">
            <text:p>969452</text:p>
          </table:table-cell>
        </table:table-row>
        <table:table-row table:style-name="ro1">
          <table:table-cell office:value-type="string" calcext:value-type="string">
            <text:p>rus</text:p>
          </table:table-cell>
          <table:table-cell office:value-type="string" calcext:value-type="string">
            <text:p><text:s/>Но единственным его произведением официального характера стала Ода на введение его королевского высочества принца Альберта в должность канцлера Кембриджского университета 1847 г к тому же им не законченная и</text:p>
          </table:table-cell>
          <table:table-cell office:value-type="string" calcext:value-type="string">
            <text:p>дописанная</text:p>
          </table:table-cell>
          <table:table-cell office:value-type="string" calcext:value-type="string">
            <text:p><text:s/>его племянником епископом Линкольнски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11843" calcext:value-type="float">
            <text:p>911843</text:p>
          </table:table-cell>
        </table:table-row>
        <table:table-row table:style-name="ro1">
          <table:table-cell office:value-type="string" calcext:value-type="string">
            <text:p>ukr</text:p>
          </table:table-cell>
          <table:table-cell office:value-type="string" calcext:value-type="string">
            <text:p><text:s/>Але єдиним його твором офіційного характеру стала Ода на введення його королівської величності принца Альберта на посаду канцлера Кембриджського університету 1847 р до того ж ним не закінчена й дописана його племінником єпископом Лінкольнськ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50]" office:value-type="float" office:value="911843" calcext:value-type="float">
            <text:p>911843</text:p>
          </table:table-cell>
        </table:table-row>
        <table:table-row table:style-name="ro1">
          <table:table-cell office:value-type="string" calcext:value-type="string">
            <text:p>rus</text:p>
          </table:table-cell>
          <table:table-cell office:value-type="string" calcext:value-type="string">
            <text:p><text:s/>А если так ты ему отдаешь эту хреновину Да нет ты погоди ты</text:p>
          </table:table-cell>
          <table:table-cell office:value-type="string" calcext:value-type="string">
            <text:p>дослушай</text:p>
          </table:table-cell>
          <table:table-cell office:value-type="string" calcext:value-type="string">
            <text:p><text:s/>А я тебе на заводе склепаю такую же</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RANDBETWEEN(1;1000000)" office:value-type="float" office:value="64514" calcext:value-type="float">
            <text:p>64514</text:p>
          </table:table-cell>
        </table:table-row>
        <table:table-row table:style-name="ro1">
          <table:table-cell office:value-type="string" calcext:value-type="string">
            <text:p>ukr</text:p>
          </table:table-cell>
          <table:table-cell office:value-type="string" calcext:value-type="string">
            <text:p><text:s/>А якщо так ти йому вiддаєш цю трубу [...] А я тобi на заводi склепаю таку ж</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F52]" office:value-type="float" office:value="64514" calcext:value-type="float">
            <text:p>64514</text:p>
          </table:table-cell>
        </table:table-row>
        <table:table-row table:style-name="ro1">
          <table:table-cell office:value-type="string" calcext:value-type="string">
            <text:p>rus</text:p>
          </table:table-cell>
          <table:table-cell office:value-type="string" calcext:value-type="string">
            <text:p><text:s/>Лицо отчаянное труба на коленях До белой горячки ведь</text:p>
          </table:table-cell>
          <table:table-cell office:value-type="string" calcext:value-type="string">
            <text:p>допьешься</text:p>
          </table:table-cell>
          <table:table-cell office:value-type="string" calcext:value-type="string">
            <text:p><text:s/>сказал Леха Петро замычал раскачиваясь</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RANDBETWEEN(1;1000000)" office:value-type="float" office:value="289774" calcext:value-type="float">
            <text:p>289774</text:p>
          </table:table-cell>
        </table:table-row>
        <table:table-row table:style-name="ro1">
          <table:table-cell office:value-type="string" calcext:value-type="string">
            <text:p>ukr</text:p>
          </table:table-cell>
          <table:table-cell office:value-type="string" calcext:value-type="string">
            <text:p><text:s/>Обличчя вiдчайдушне труба на колiнах [...] [...]</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F54]" office:value-type="float" office:value="289774" calcext:value-type="float">
            <text:p>289774</text:p>
          </table:table-cell>
        </table:table-row>
        <table:table-row table:style-name="ro1">
          <table:table-cell office:value-type="string" calcext:value-type="string">
            <text:p>rus</text:p>
          </table:table-cell>
          <table:table-cell office:value-type="string" calcext:value-type="string">
            <text:p><text:s/>А теперь</text:p>
          </table:table-cell>
          <table:table-cell office:value-type="string" calcext:value-type="string">
            <text:p>дознались</text:p>
          </table:table-cell>
          <table:table-cell office:value-type="string" calcext:value-type="string">
            <text:p><text:s/>кто их поест у того на всю жизнь в грудях хрипы и булькотня</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946577" calcext:value-type="float">
            <text:p>946577</text:p>
          </table:table-cell>
        </table:table-row>
        <table:table-row table:style-name="ro1">
          <table:table-cell office:value-type="string" calcext:value-type="string">
            <text:p>ukr</text:p>
          </table:table-cell>
          <table:table-cell office:value-type="string" calcext:value-type="string">
            <text:p><text:s/>А зараз вже дізналися хто їх покуштує тому все життя у грудях хрипітиме булькотітиме</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56]" office:value-type="float" office:value="946577" calcext:value-type="float">
            <text:p>946577</text:p>
          </table:table-cell>
        </table:table-row>
        <table:table-row table:style-name="ro1">
          <table:table-cell office:value-type="string" calcext:value-type="string">
            <text:p>rus</text:p>
          </table:table-cell>
          <table:table-cell/>
          <table:table-cell office:value-type="string" calcext:value-type="string">
            <text:p>Домчит</text:p>
          </table:table-cell>
          <table:table-cell office:value-type="string" calcext:value-type="string">
            <text:p><text:s/>до рабочей избы и встанет как вкопанный на все четыре ноги только мохнатые бока ходуном ходят хы хы хы хы</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48954" calcext:value-type="float">
            <text:p>48954</text:p>
          </table:table-cell>
        </table:table-row>
        <table:table-row table:style-name="ro1">
          <table:table-cell office:value-type="string" calcext:value-type="string">
            <text:p>ukr</text:p>
          </table:table-cell>
          <table:table-cell office:value-type="string" calcext:value-type="string">
            <text:p><text:s/>Домчить до Робочої Хати та й стане як укопаний на всі чотири ноги тільки волохаті боки ходором ходять хиии хи хиии х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58]" office:value-type="float" office:value="48954" calcext:value-type="float">
            <text:p>48954</text:p>
          </table:table-cell>
        </table:table-row>
        <table:table-row table:style-name="ro1">
          <table:table-cell office:value-type="string" calcext:value-type="string">
            <text:p>rus</text:p>
          </table:table-cell>
          <table:table-cell office:value-type="string" calcext:value-type="string">
            <text:p><text:s/>Так моей старухе огнецов и не</text:p>
          </table:table-cell>
          <table:table-cell office:value-type="string" calcext:value-type="string">
            <text:p>досталось</text:p>
          </table:table-cell>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174230" calcext:value-type="float">
            <text:p>174230</text:p>
          </table:table-cell>
        </table:table-row>
        <table:table-row table:style-name="ro1">
          <table:table-cell office:value-type="string" calcext:value-type="string">
            <text:p>ukr</text:p>
          </table:table-cell>
          <table:table-cell office:value-type="string" calcext:value-type="string">
            <text:p><text:s/>Так моя стара без каганців і залишилася</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60]" office:value-type="float" office:value="174230" calcext:value-type="float">
            <text:p>174230</text:p>
          </table:table-cell>
        </table:table-row>
        <table:table-row table:style-name="ro1">
          <table:table-cell office:value-type="string" calcext:value-type="string">
            <text:p>rus</text:p>
          </table:table-cell>
          <table:table-cell office:value-type="string" calcext:value-type="string">
            <text:p><text:s/>Это теперь говорят бревно</text:p>
          </table:table-cell>
          <table:table-cell office:value-type="string" calcext:value-type="string">
            <text:p>долбят</text:p>
          </table:table-cell>
          <table:table-cell office:value-type="string" calcext:value-type="string">
            <text:p><text:s/>да на воду спускают</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629570" calcext:value-type="float">
            <text:p>629570</text:p>
          </table:table-cell>
        </table:table-row>
        <table:table-row table:style-name="ro1">
          <table:table-cell office:value-type="string" calcext:value-type="string">
            <text:p>ukr</text:p>
          </table:table-cell>
          <table:table-cell office:value-type="string" calcext:value-type="string">
            <text:p><text:s/>Це вже зараз кажуть колоду довбають та на воду пускають</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62]" office:value-type="float" office:value="629570" calcext:value-type="float">
            <text:p>629570</text:p>
          </table:table-cell>
        </table:table-row>
        <table:table-row table:style-name="ro1">
          <table:table-cell office:value-type="string" calcext:value-type="string">
            <text:p>rus</text:p>
          </table:table-cell>
          <table:table-cell office:value-type="string" calcext:value-type="string">
            <text:p><text:s/>Я голубушка в молодые то годы мог на одной ноге отсюда как вон до того пригорка</text:p>
          </table:table-cell>
          <table:table-cell office:value-type="string" calcext:value-type="string">
            <text:p>допрыгать</text:p>
          </table:table-cell>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593397" calcext:value-type="float">
            <text:p>593397</text:p>
          </table:table-cell>
        </table:table-row>
        <table:table-row table:style-name="ro1">
          <table:table-cell office:value-type="string" calcext:value-type="string">
            <text:p>ukr</text:p>
          </table:table-cell>
          <table:table-cell office:value-type="string" calcext:value-type="string">
            <text:p><text:s/>Та я голубонько замолоду міг звідси та о о о он аж до того пагорба на одній нозі дострибат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64]" office:value-type="float" office:value="593397" calcext:value-type="float">
            <text:p>593397</text:p>
          </table:table-cell>
        </table:table-row>
        <table:table-row table:style-name="ro1">
          <table:table-cell office:value-type="string" calcext:value-type="string">
            <text:p>rus</text:p>
          </table:table-cell>
          <table:table-cell office:value-type="string" calcext:value-type="string">
            <text:p><text:s/>Рассказал еще чеченец про страсти лесные про то как тропинки различать которые всамделишные а которые морок один зеленый пар травяная кудель волшебство и наваждение все приметы</text:p>
          </table:table-cell>
          <table:table-cell office:value-type="string" calcext:value-type="string">
            <text:p>доложил</text:p>
          </table:table-cell>
          <table:table-cell office:value-type="string" calcext:value-type="string">
            <text:p><text:s/>про то как русалка на заре поет кулдычет водяные свои песни поначалу низко так глубоко возьмет ы ы ы ы ы потом выше забирает оуааа оуааа тогда держись гляди в оба не то в реку затянет а уж когда песня на визг пойдет ййих ййих тут уж беги мужик без памят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643920" calcext:value-type="float">
            <text:p>643920</text:p>
          </table:table-cell>
        </table:table-row>
        <table:table-row table:style-name="ro1">
          <table:table-cell office:value-type="string" calcext:value-type="string">
            <text:p>ukr</text:p>
          </table:table-cell>
          <table:table-cell office:value-type="string" calcext:value-type="string">
            <text:p><text:s/>Розповів іще чеченець про страхіття лісові та як стежки розпізнавать які справдешні а які обмара зелена пара трав'яна куделя відьомська омана всі ознаки розписав про те як русалка на світанку співає кулдиче водяні свої пісні спочатку низенько так глибоко візьме и и и и и потім вище забирає оуааа оуааа ой дивися стережися бо ще затягне в річку а як уже на вереск перейде ййих ййих отоді вже дядьку ноги в руки та тікать</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66]" office:value-type="float" office:value="643920" calcext:value-type="float">
            <text:p>643920</text:p>
          </table:table-cell>
        </table:table-row>
        <table:table-row table:style-name="ro1">
          <table:table-cell office:value-type="string" calcext:value-type="string">
            <text:p>rus</text:p>
          </table:table-cell>
          <table:table-cell office:value-type="string" calcext:value-type="string">
            <text:p><text:s/>Пришла</text:p>
          </table:table-cell>
          <table:table-cell office:value-type="string" calcext:value-type="string">
            <text:p>домой</text:p>
          </table:table-cell>
          <table:table-cell office:value-type="string" calcext:value-type="string">
            <text:p><text:s/>холстину отдернула батюшки-светы пера нету а вместо пера говешк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990758" calcext:value-type="float">
            <text:p>990758</text:p>
          </table:table-cell>
        </table:table-row>
        <table:table-row table:style-name="ro1">
          <table:table-cell office:value-type="string" calcext:value-type="string">
            <text:p>ukr</text:p>
          </table:table-cell>
          <table:table-cell office:value-type="string" calcext:value-type="string">
            <text:p><text:s/>Прийшли додому ряднинку підняли батюшки светы нема пір'ячка а замість пір'ячка гіменце</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68]" office:value-type="float" office:value="990758" calcext:value-type="float">
            <text:p>990758</text:p>
          </table:table-cell>
        </table:table-row>
        <table:table-row table:style-name="ro1">
          <table:table-cell office:value-type="string" calcext:value-type="string">
            <text:p>rus</text:p>
          </table:table-cell>
          <table:table-cell office:value-type="string" calcext:value-type="string">
            <text:p><text:s/>А еще чтобы огнец не</text:p>
          </table:table-cell>
          <table:table-cell office:value-type="string" calcext:value-type="string">
            <text:p>догадался</text:p>
          </table:table-cell>
          <table:table-cell office:value-type="string" calcext:value-type="string">
            <text:p><text:s/>что это дескать люд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437179" calcext:value-type="float">
            <text:p>437179</text:p>
          </table:table-cell>
        </table:table-row>
        <table:table-row table:style-name="ro1">
          <table:table-cell office:value-type="string" calcext:value-type="string">
            <text:p>ukr</text:p>
          </table:table-cell>
          <table:table-cell office:value-type="string" calcext:value-type="string">
            <text:p><text:s/>А ще для того шоб каганець не здогадався шо то мовляв люд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70]" office:value-type="float" office:value="437179" calcext:value-type="float">
            <text:p>437179</text:p>
          </table:table-cell>
        </table:table-row>
        <table:table-row table:style-name="ro1">
          <table:table-cell office:value-type="string" calcext:value-type="string">
            <text:p>rus</text:p>
          </table:table-cell>
          <table:table-cell office:value-type="string" calcext:value-type="string">
            <text:p><text:s/>Бенедикт иной раз</text:p>
          </table:table-cell>
          <table:table-cell office:value-type="string" calcext:value-type="string">
            <text:p>допытывался</text:p>
          </table:table-cell>
          <table:table-cell office:value-type="string" calcext:value-type="string">
            <text:p><text:s/>у матушки отчего да отчего был Взрыв</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379429" calcext:value-type="float">
            <text:p>379429</text:p>
          </table:table-cell>
        </table:table-row>
        <table:table-row table:style-name="ro1">
          <table:table-cell office:value-type="string" calcext:value-type="string">
            <text:p>ukr</text:p>
          </table:table-cell>
          <table:table-cell office:value-type="string" calcext:value-type="string">
            <text:p><text:s/>Бенедикт другим разом допитувався у матінки чого та чого був Взрив</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72]" office:value-type="float" office:value="379429" calcext:value-type="float">
            <text:p>379429</text:p>
          </table:table-cell>
        </table:table-row>
        <table:table-row table:style-name="ro1">
          <table:table-cell office:value-type="string" calcext:value-type="string">
            <text:p>rus</text:p>
          </table:table-cell>
          <table:table-cell office:value-type="string" calcext:value-type="string">
            <text:p><text:s/>Будто люди играли и</text:p>
          </table:table-cell>
          <table:table-cell office:value-type="string" calcext:value-type="string">
            <text:p>доигрались</text:p>
          </table:table-cell>
          <table:table-cell office:value-type="string" calcext:value-type="string">
            <text:p><text:s/>с АРУЖЫЕМ</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321750" calcext:value-type="float">
            <text:p>321750</text:p>
          </table:table-cell>
        </table:table-row>
        <table:table-row table:style-name="ro1">
          <table:table-cell office:value-type="string" calcext:value-type="string">
            <text:p>ukr</text:p>
          </table:table-cell>
          <table:table-cell office:value-type="string" calcext:value-type="string">
            <text:p><text:s/>Мовляв люди гралися і догралися с АРУЖИЄМ</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74]" office:value-type="float" office:value="321750" calcext:value-type="float">
            <text:p>321750</text:p>
          </table:table-cell>
        </table:table-row>
        <table:table-row table:style-name="ro1">
          <table:table-cell office:value-type="string" calcext:value-type="string">
            <text:p>rus</text:p>
          </table:table-cell>
          <table:table-cell office:value-type="string" calcext:value-type="string">
            <text:p><text:s/>На самом деле пятнадцать лет растянулись на всю жизнь Аполлинера Анжелика Костровицкая умерла спустя четыре месяца после кончины ее старшего сына и в старости</text:p>
          </table:table-cell>
          <table:table-cell office:value-type="string" calcext:value-type="string">
            <text:p>донимая</text:p>
          </table:table-cell>
          <table:table-cell office:value-type="string" calcext:value-type="string">
            <text:p><text:s/>его ревностью и капризами</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224309" calcext:value-type="float">
            <text:p>224309</text:p>
          </table:table-cell>
        </table:table-row>
        <table:table-row table:style-name="ro1">
          <table:table-cell office:value-type="string" calcext:value-type="string">
            <text:p>ukr</text:p>
          </table:table-cell>
          <table:table-cell office:value-type="string" calcext:value-type="string">
            <text:p><text:s/>Насправді п'ятнадцять років розтягнулися на все життя Аполлінера Анжеліка Костровицька померла через чотири місяці після кончини її старшого сина і в старості дошкуляючи йому ревнощами та забаганками</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76]" office:value-type="float" office:value="224309" calcext:value-type="float">
            <text:p>224309</text:p>
          </table:table-cell>
        </table:table-row>
        <table:table-row table:style-name="ro1">
          <table:table-cell office:value-type="string" calcext:value-type="string">
            <text:p>rus</text:p>
          </table:table-cell>
          <table:table-cell office:value-type="string" calcext:value-type="string">
            <text:p><text:s/>И хотя премия Ересиарху не</text:p>
          </table:table-cell>
          <table:table-cell office:value-type="string" calcext:value-type="string">
            <text:p>досталась</text:p>
          </table:table-cell>
          <table:table-cell office:value-type="string" calcext:value-type="string">
            <text:p><text:s/>в этой книге Аполлинер заявил о себе как замечательный прозаик тонко улавливающий дух своего времени</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735207" calcext:value-type="float">
            <text:p>735207</text:p>
          </table:table-cell>
        </table:table-row>
        <table:table-row table:style-name="ro1">
          <table:table-cell office:value-type="string" calcext:value-type="string">
            <text:p>ukr</text:p>
          </table:table-cell>
          <table:table-cell office:value-type="string" calcext:value-type="string">
            <text:p><text:s/>І хоча премії Єресіарху не присудили в цій книзі Аполлінер заявив про себе як чудовий прозаїк що тонко відчував дух свого часу</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78]" office:value-type="float" office:value="735207" calcext:value-type="float">
            <text:p>735207</text:p>
          </table:table-cell>
        </table:table-row>
        <table:table-row table:style-name="ro1">
          <table:table-cell office:value-type="string" calcext:value-type="string">
            <text:p>rus</text:p>
          </table:table-cell>
          <table:table-cell office:value-type="string" calcext:value-type="string">
            <text:p><text:s/>К концу своей недолгой жизни Аполлинер</text:p>
          </table:table-cell>
          <table:table-cell office:value-type="string" calcext:value-type="string">
            <text:p>добился</text:p>
          </table:table-cell>
          <table:table-cell office:value-type="string" calcext:value-type="string">
            <text:p><text:s/>не только признания казалось были удовлетворены и две его главные страсти он обрел наконец взаимную любовь что же до мистификации то даже с его смертью была сыграна достойная шутка</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673920" calcext:value-type="float">
            <text:p>673920</text:p>
          </table:table-cell>
        </table:table-row>
        <table:table-row table:style-name="ro1">
          <table:table-cell office:value-type="string" calcext:value-type="string">
            <text:p>ukr</text:p>
          </table:table-cell>
          <table:table-cell office:value-type="string" calcext:value-type="string">
            <text:p><text:s/>На кінець свого недовгого життя Аполлінер домігся не тільки визнання здавалося були задоволені й дві його головні пристрасті він знайшов нарешті взаємне кохання щодо містифікацій то навіть з його смертю було зіграно гідний поета жарт</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80]" office:value-type="float" office:value="673920" calcext:value-type="float">
            <text:p>673920</text:p>
          </table:table-cell>
        </table:table-row>
        <table:table-row table:style-name="ro1">
          <table:table-cell office:value-type="string" calcext:value-type="string">
            <text:p>rus</text:p>
          </table:table-cell>
          <table:table-cell office:value-type="string" calcext:value-type="string">
            <text:p><text:s/>Видно от радости от упоения Открытием все мы несколько тронулись Иначе не могу объяснить те серьезнейшие нарушения основных инструкций которые были</text:p>
          </table:table-cell>
          <table:table-cell office:value-type="string" calcext:value-type="string">
            <text:p>допущены</text:p>
          </table:table-cell>
          <table:table-cell office:value-type="string" calcext:value-type="string">
            <text:p><text:s/>нами в первые же часы Странности начались с зондирования</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591244" calcext:value-type="float">
            <text:p>591244</text:p>
          </table:table-cell>
        </table:table-row>
        <table:table-row table:style-name="ro1">
          <table:table-cell office:value-type="string" calcext:value-type="string">
            <text:p>ukr</text:p>
          </table:table-cell>
          <table:table-cell office:value-type="string" calcext:value-type="string">
            <text:p><text:s/>[...] [...] Складнощі почалися із зондування</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82]" office:value-type="float" office:value="591244" calcext:value-type="float">
            <text:p>591244</text:p>
          </table:table-cell>
        </table:table-row>
        <table:table-row table:style-name="ro1">
          <table:table-cell office:value-type="string" calcext:value-type="string">
            <text:p>rus</text:p>
          </table:table-cell>
          <table:table-cell office:value-type="string" calcext:value-type="string">
            <text:p><text:s/>Если сейчас извне</text:p>
          </table:table-cell>
          <table:table-cell office:value-type="string" calcext:value-type="string">
            <text:p>донесется</text:p>
          </table:table-cell>
          <table:table-cell office:value-type="string" calcext:value-type="string">
            <text:p><text:s/>шипение свист обращающейся в пар морской воды значит мы в чужом океане при полном неведении погодных условий завал</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63303" calcext:value-type="float">
            <text:p>163303</text:p>
          </table:table-cell>
        </table:table-row>
        <table:table-row table:style-name="ro1">
          <table:table-cell office:value-type="string" calcext:value-type="string">
            <text:p>ukr</text:p>
          </table:table-cell>
          <table:table-cell office:value-type="string" calcext:value-type="string">
            <text:p><text:s/>Якщо зараз іззовні долине сичання свист морської води що перетворюється в пару отже ми в чужому океані за повного незнання погодних умов завал</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84]" office:value-type="float" office:value="163303" calcext:value-type="float">
            <text:p>163303</text:p>
          </table:table-cell>
        </table:table-row>
        <table:table-row table:style-name="ro1">
          <table:table-cell office:value-type="string" calcext:value-type="string">
            <text:p>rus</text:p>
          </table:table-cell>
          <table:table-cell office:value-type="string" calcext:value-type="string">
            <text:p><text:s/>Огня и то не</text:p>
          </table:table-cell>
          <table:table-cell office:value-type="string" calcext:value-type="string">
            <text:p>добудешь</text:p>
          </table:table-cell>
          <table:table-cell office:value-type="string" calcext:value-type="string">
            <text:p><text:s/>чтобы еду согреть не из чего и нечем</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583875" calcext:value-type="float">
            <text:p>583875</text:p>
          </table:table-cell>
        </table:table-row>
        <table:table-row table:style-name="ro1">
          <table:table-cell office:value-type="string" calcext:value-type="string">
            <text:p>ukr</text:p>
          </table:table-cell>
          <table:table-cell office:value-type="string" calcext:value-type="string">
            <text:p><text:s/>Вогню навіть не добудеш аби їжу зігріти нема з чого і нічим</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86]" office:value-type="float" office:value="583875" calcext:value-type="float">
            <text:p>583875</text:p>
          </table:table-cell>
        </table:table-row>
        <table:table-row table:style-name="ro1">
          <table:table-cell office:value-type="string" calcext:value-type="string">
            <text:p>rus</text:p>
          </table:table-cell>
          <table:table-cell office:value-type="string" calcext:value-type="string">
            <text:p><text:s/>Я кричал Сашка оправдывался оба осипли но ни до чего умного не</text:p>
          </table:table-cell>
          <table:table-cell office:value-type="string" calcext:value-type="string">
            <text:p>договорились</text:p>
          </table:table-cell>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7025" calcext:value-type="float">
            <text:p>17025</text:p>
          </table:table-cell>
        </table:table-row>
        <table:table-row table:style-name="ro1">
          <table:table-cell office:value-type="string" calcext:value-type="string">
            <text:p>ukr</text:p>
          </table:table-cell>
          <table:table-cell office:value-type="string" calcext:value-type="string">
            <text:p><text:s/>Я кричав Сашко виправдовувався обидва охрипли та ні до чого розумного не добалакались</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88]" office:value-type="float" office:value="17025" calcext:value-type="float">
            <text:p>17025</text:p>
          </table:table-cell>
        </table:table-row>
        <table:table-row table:style-name="ro1">
          <table:table-cell office:value-type="string" calcext:value-type="string">
            <text:p>rus</text:p>
          </table:table-cell>
          <table:table-cell office:value-type="string" calcext:value-type="string">
            <text:p><text:s/>Досконально знают наш язык раз</text:p>
          </table:table-cell>
          <table:table-cell office:value-type="string" calcext:value-type="string">
            <text:p>Добрались</text:p>
          </table:table-cell>
          <table:table-cell office:value-type="string" calcext:value-type="string">
            <text:p><text:s/>до информатория как два Разбираются в земных реалиях животный мир телефон одеколон Маршак наконец и прочее три</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953391" calcext:value-type="float">
            <text:p>953391</text:p>
          </table:table-cell>
        </table:table-row>
        <table:table-row table:style-name="ro1">
          <table:table-cell office:value-type="string" calcext:value-type="string">
            <text:p>ukr</text:p>
          </table:table-cell>
          <table:table-cell office:value-type="string" calcext:value-type="string">
            <text:p><text:s/>Досконало володіють нашою мовою раз Дорвалися до інформаторів два Знаються на земних реаліях тваринний світ телефон одеколон Маршак нарешті тр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90]" office:value-type="float" office:value="953391" calcext:value-type="float">
            <text:p>953391</text:p>
          </table:table-cell>
        </table:table-row>
        <table:table-row table:style-name="ro1">
          <table:table-cell office:value-type="string" calcext:value-type="string">
            <text:p>rus</text:p>
          </table:table-cell>
          <table:table-cell office:value-type="string" calcext:value-type="string">
            <text:p><text:s/>[...]</text:p>
          </table:table-cell>
          <table:table-cell office:value-type="string" calcext:value-type="string">
            <text:p>Допустим</text:p>
          </table:table-cell>
          <table:table-cell office:value-type="string" calcext:value-type="string">
            <text:p><text:s/>[...]</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836195" calcext:value-type="float">
            <text:p>836195</text:p>
          </table:table-cell>
        </table:table-row>
        <table:table-row table:style-name="ro1">
          <table:table-cell office:value-type="string" calcext:value-type="string">
            <text:p>ukr</text:p>
          </table:table-cell>
          <table:table-cell office:value-type="string" calcext:value-type="string">
            <text:p><text:s/>Тьху Дві мацапури в ролі естрадного жюрі отак Схоже схоже Саме цю реакцію вони від нас і одержал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92]" office:value-type="float" office:value="836195" calcext:value-type="float">
            <text:p>836195</text:p>
          </table:table-cell>
        </table:table-row>
        <table:table-row table:style-name="ro1">
          <table:table-cell office:value-type="string" calcext:value-type="string">
            <text:p>rus</text:p>
          </table:table-cell>
          <table:table-cell office:value-type="string" calcext:value-type="string">
            <text:p><text:s/>Откуда-то сверху до нашего слуха</text:p>
          </table:table-cell>
          <table:table-cell office:value-type="string" calcext:value-type="string">
            <text:p>донесся</text:p>
          </table:table-cell>
          <table:table-cell office:value-type="string" calcext:value-type="string">
            <text:p><text:s/>тихий свист</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352001" calcext:value-type="float">
            <text:p>352001</text:p>
          </table:table-cell>
        </table:table-row>
        <table:table-row table:style-name="ro1">
          <table:table-cell office:value-type="string" calcext:value-type="string">
            <text:p>ukr</text:p>
          </table:table-cell>
          <table:table-cell office:value-type="string" calcext:value-type="string">
            <text:p><text:s/>Звідкись згори до нашого слуху донісся тихий свист</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94]" office:value-type="float" office:value="352001" calcext:value-type="float">
            <text:p>352001</text:p>
          </table:table-cell>
        </table:table-row>
        <table:table-row table:style-name="ro1">
          <table:table-cell office:value-type="string" calcext:value-type="string">
            <text:p>rus</text:p>
          </table:table-cell>
          <table:table-cell office:value-type="string" calcext:value-type="string">
            <text:p><text:s/>[...] Ну что Саша пора</text:p>
          </table:table-cell>
          <table:table-cell office:value-type="string" calcext:value-type="string">
            <text:p>домой</text:p>
          </table:table-cell>
          <table:table-cell office:value-type="string" calcext:value-type="string">
            <text:p><text:s/>Пора Костя спокойно ответил Александр как-то странно глядя на меня</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993145" calcext:value-type="float">
            <text:p>993145</text:p>
          </table:table-cell>
        </table:table-row>
        <table:table-row table:style-name="ro1">
          <table:table-cell office:value-type="string" calcext:value-type="string">
            <text:p>ukr</text:p>
          </table:table-cell>
          <table:table-cell office:value-type="string" calcext:value-type="string">
            <text:p><text:s/>А я подивився на Олександра і зненацька мовив слова що їх зовсім і не прагнув говорити вони самохіть зірвалися з язика То що Сашо час додому Час Костю спокійно відповів він якось дивно позираючи на мене</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96]" office:value-type="float" office:value="993145" calcext:value-type="float">
            <text:p>993145</text:p>
          </table:table-cell>
        </table:table-row>
        <table:table-row table:style-name="ro1">
          <table:table-cell office:value-type="string" calcext:value-type="string">
            <text:p>rus</text:p>
          </table:table-cell>
          <table:table-cell/>
          <table:table-cell office:value-type="string" calcext:value-type="string">
            <text:p>Догадывался</text:p>
          </table:table-cell>
          <table:table-cell office:value-type="string" calcext:value-type="string">
            <text:p><text:s/>почему стал космическим волком Макивчук почему прославленный капитан почти не бывает на Земле почти не уходит в отпуск да и тогда околачивается в Звездном фло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27308" calcext:value-type="float">
            <text:p>27308</text:p>
          </table:table-cell>
        </table:table-row>
        <table:table-row table:style-name="ro1">
          <table:table-cell office:value-type="string" calcext:value-type="string">
            <text:p>ukr</text:p>
          </table:table-cell>
          <table:table-cell office:value-type="string" calcext:value-type="string">
            <text:p><text:s/>Здогадувався чому став космічним вовком Маківчук чому прославлений капітан майже не буває на Землі майже не йде у відпустку та й тоді тиняється в Зоряному фло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98]" office:value-type="float" office:value="27308" calcext:value-type="float">
            <text:p>27308</text:p>
          </table:table-cell>
        </table:table-row>
        <table:table-row table:style-name="ro1">
          <table:table-cell office:value-type="string" calcext:value-type="string">
            <text:p>rus</text:p>
          </table:table-cell>
          <table:table-cell office:value-type="string" calcext:value-type="string">
            <text:p><text:s/>Он не торопясь принялся</text:p>
          </table:table-cell>
          <table:table-cell office:value-type="string" calcext:value-type="string">
            <text:p>дозаряжать</text:p>
          </table:table-cell>
          <table:table-cell office:value-type="string" calcext:value-type="string">
            <text:p><text:s/>автомат отыскал в траве оружие курсанта</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997657" calcext:value-type="float">
            <text:p>997657</text:p>
          </table:table-cell>
        </table:table-row>
        <table:table-row table:style-name="ro1">
          <table:table-cell office:value-type="string" calcext:value-type="string">
            <text:p>ukr</text:p>
          </table:table-cell>
          <table:table-cell office:value-type="string" calcext:value-type="string">
            <text:p><text:s/>Він не поспішаючи почав дозаряджати автомат відшукав у траві зброю курсанта</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100]" office:value-type="float" office:value="997657" calcext:value-type="float">
            <text:p>997657</text:p>
          </table:table-cell>
        </table:table-row>
        <table:table-row table:style-name="ro1">
          <table:table-cell office:value-type="string" calcext:value-type="string">
            <text:p>rus</text:p>
          </table:table-cell>
          <table:table-cell office:value-type="string" calcext:value-type="string">
            <text:p><text:s/>Встречался ответил Тролль коротко Женька</text:p>
          </table:table-cell>
          <table:table-cell office:value-type="string" calcext:value-type="string">
            <text:p>догнал</text:p>
          </table:table-cell>
          <table:table-cell office:value-type="string" calcext:value-type="string">
            <text:p><text:s/>заглянул в лицо космонавта Тролль шел потемневший глаза ушли под надбровные дуги лицо окаменело словно вспомнил и мгновенно пережил страшное время на другой куда более трудной и нещадной плане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337355" calcext:value-type="float">
            <text:p>337355</text:p>
          </table:table-cell>
        </table:table-row>
        <table:table-row table:style-name="ro1">
          <table:table-cell office:value-type="string" calcext:value-type="string">
            <text:p>ukr</text:p>
          </table:table-cell>
          <table:table-cell office:value-type="string" calcext:value-type="string">
            <text:p><text:s/>Зустрічався відповів Троль коротко Женька наздогнав його зазирнув у обличчя космонавта Троль йшов потемнілий очі сховалися під надбрівні дуги лице закам'яніло наче пригадав і миттєво пережив страшний час на іншій куди важчій і нещаднішій плане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102]" office:value-type="float" office:value="337355" calcext:value-type="float">
            <text:p>337355</text:p>
          </table:table-cell>
        </table:table-row>
        <table:table-row table:style-name="ro1">
          <table:table-cell office:value-type="string" calcext:value-type="string">
            <text:p>rus</text:p>
          </table:table-cell>
          <table:table-cell office:value-type="string" calcext:value-type="string">
            <text:p><text:s/>И дальше Ужели род человеческий</text:p>
          </table:table-cell>
          <table:table-cell office:value-type="string" calcext:value-type="string">
            <text:p>доходил</text:p>
          </table:table-cell>
          <table:table-cell office:value-type="string" calcext:value-type="string">
            <text:p><text:s/>в наше время до крайней степени возможного просвещения и должен действием какого-нибудь чудного и тайного закона ниспадать с сей высоты чтобы снова погрузиться в варварство и снова мало-помалу выходить из оного подобно Сизифову камню который будучи взнесен на верх горы собственной тяжестью скатывается вниз и опять рукою вечного труженика на гору возносится</text:p>
          </table:table-cell>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RANDBETWEEN(1;1000000)" office:value-type="float" office:value="85409" calcext:value-type="float">
            <text:p>85409</text:p>
          </table:table-cell>
        </table:table-row>
        <table:table-row table:style-name="ro1">
          <table:table-cell office:value-type="string" calcext:value-type="string">
            <text:p>ukr</text:p>
          </table:table-cell>
          <table:table-cell office:value-type="string" calcext:value-type="string">
            <text:p><text:s/>І далі Невже рід людський доходив у наш час до крайнього ступеня можливої просвіти й має дією якогось дивовижного й таємного закону падати з цієї вишини щоб знову поринути у варварство й знову помалу виходити з нього подібно Сизіфову каменю що будучи винесений на верх гори власною вагою скочується долі й знову рукою вічного трудівника на гору підноситься</text:p>
          </table:table-cell>
          <table:table-cell table:number-columns-repeated="2"/>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F104]" office:value-type="float" office:value="85409" calcext:value-type="float">
            <text:p>85409</text:p>
          </table:table-cell>
        </table:table-row>
        <table:table-row table:style-name="ro1">
          <table:table-cell office:value-type="string" calcext:value-type="string">
            <text:p>rus</text:p>
          </table:table-cell>
          <table:table-cell office:value-type="string" calcext:value-type="string">
            <text:p><text:s/>И Ёжик успокоенный пошёл</text:p>
          </table:table-cell>
          <table:table-cell office:value-type="string" calcext:value-type="string">
            <text:p>домой</text:p>
          </table:table-cell>
          <table:table-cell office:value-type="string" calcext:value-type="string">
            <text:p><text:s/>и по дороге представил себе заснежённую Кудыкину гору по которой ходит наверное сейчас Дед-Мороз и скрипит своими большими вален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355099" calcext:value-type="float">
            <text:p>355099</text:p>
          </table:table-cell>
        </table:table-row>
        <table:table-row table:style-name="ro1">
          <table:table-cell office:value-type="string" calcext:value-type="string">
            <text:p>ukr</text:p>
          </table:table-cell>
          <table:table-cell office:value-type="string" calcext:value-type="string">
            <text:p><text:s/>І Їжачок заспокоєний пішов додому й по дорозі уявив собі засніжений Світ за очі по якому ходить напевно тепер Дід Мороз і скрипить своїми величезними валян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06]" office:value-type="float" office:value="355099" calcext:value-type="float">
            <text:p>355099</text:p>
          </table:table-cell>
        </table:table-row>
        <table:table-row table:style-name="ro1">
          <table:table-cell office:value-type="string" calcext:value-type="string">
            <text:p>rus</text:p>
          </table:table-cell>
          <table:table-cell office:value-type="string" calcext:value-type="string">
            <text:p><text:s/>А Ёжик</text:p>
          </table:table-cell>
          <table:table-cell office:value-type="string" calcext:value-type="string">
            <text:p>достал</text:p>
          </table:table-cell>
          <table:table-cell office:value-type="string" calcext:value-type="string">
            <text:p><text:s/>из чулана скрипку позвал двух зайцев и сказал и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874854" calcext:value-type="float">
            <text:p>874854</text:p>
          </table:table-cell>
        </table:table-row>
        <table:table-row table:style-name="ro1">
          <table:table-cell office:value-type="string" calcext:value-type="string">
            <text:p>ukr</text:p>
          </table:table-cell>
          <table:table-cell office:value-type="string" calcext:value-type="string">
            <text:p><text:s/>А Їжачок дістав із прикомірка скрипку покликав двох зайців і сказав їм</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08]" office:value-type="float" office:value="874854" calcext:value-type="float">
            <text:p>874854</text:p>
          </table:table-cell>
        </table:table-row>
        <table:table-row table:style-name="ro1">
          <table:table-cell office:value-type="string" calcext:value-type="string">
            <text:p>rus</text:p>
          </table:table-cell>
          <table:table-cell office:value-type="string" calcext:value-type="string">
            <text:p><text:s/>И луна уже блестит на небе и звёзды садятся вокруг неё кружком и засыпает Заяц прячется в дупле Белка уходит к себе</text:p>
          </table:table-cell>
          <table:table-cell office:value-type="string" calcext:value-type="string">
            <text:p>домой</text:p>
          </table:table-cell>
          <table:table-cell office:value-type="string" calcext:value-type="string">
            <text:p><text:s/>Медвежонок бежит мимо Ёжика Ослик Волк зевает во всю свою волчью пасть да так и засыпает с разинутой пастью а Ёжик всё ходит по тропинке от ёлочки к ёлочке между двух сосен и ждёт рассвет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74035" calcext:value-type="float">
            <text:p>274035</text:p>
          </table:table-cell>
        </table:table-row>
        <table:table-row table:style-name="ro1">
          <table:table-cell office:value-type="string" calcext:value-type="string">
            <text:p>ukr</text:p>
          </table:table-cell>
          <table:table-cell office:value-type="string" calcext:value-type="string">
            <text:p><text:s/>І місяць уже блищить на небі і зірки всідаються довкруж нього і засинає Заєць ховається в дуплі Білка іде до себе додому Ведмедик біжить повз Їжачка Ослик Вовк позіхає на всю свою вовчу пащу і так і засинає з роззявленою пащекою а Їжачок усе ходить по стежці від ялинки до ялинки між двох сосон і чекає світ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10]" office:value-type="float" office:value="274035" calcext:value-type="float">
            <text:p>274035</text:p>
          </table:table-cell>
        </table:table-row>
        <table:table-row table:style-name="ro1">
          <table:table-cell office:value-type="string" calcext:value-type="string">
            <text:p>rus</text:p>
          </table:table-cell>
          <table:table-cell office:value-type="string" calcext:value-type="string">
            <text:p><text:s/>А я тебя</text:p>
          </table:table-cell>
          <table:table-cell office:value-type="string" calcext:value-type="string">
            <text:p>догоняю</text:p>
          </table:table-cell>
          <table:table-cell office:value-type="string" calcext:value-type="string">
            <text:p><text:s/>сказал Заяц и сел рядо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900296" calcext:value-type="float">
            <text:p>900296</text:p>
          </table:table-cell>
        </table:table-row>
        <table:table-row table:style-name="ro1">
          <table:table-cell office:value-type="string" calcext:value-type="string">
            <text:p>ukr</text:p>
          </table:table-cell>
          <table:table-cell office:value-type="string" calcext:value-type="string">
            <text:p><text:s/>А я тебе доганяю мовив Заєць і сів поруч</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12]" office:value-type="float" office:value="900296" calcext:value-type="float">
            <text:p>900296</text:p>
          </table:table-cell>
        </table:table-row>
        <table:table-row table:style-name="ro1">
          <table:table-cell office:value-type="string" calcext:value-type="string">
            <text:p>rus</text:p>
          </table:table-cell>
          <table:table-cell office:value-type="string" calcext:value-type="string">
            <text:p><text:s/>Видишь я тебя уже</text:p>
          </table:table-cell>
          <table:table-cell office:value-type="string" calcext:value-type="string">
            <text:p>догнал</text:p>
          </table:table-cell>
          <table:table-cell office:value-type="string" calcext:value-type="string">
            <text:p><text:s/>крикнул Заяц</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29912" calcext:value-type="float">
            <text:p>229912</text:p>
          </table:table-cell>
        </table:table-row>
        <table:table-row table:style-name="ro1">
          <table:table-cell office:value-type="string" calcext:value-type="string">
            <text:p>ukr</text:p>
          </table:table-cell>
          <table:table-cell office:value-type="string" calcext:value-type="string">
            <text:p><text:s/>Бачиш я тебе вже наздогнав скрикнув Заєць</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14]" office:value-type="float" office:value="229912" calcext:value-type="float">
            <text:p>229912</text:p>
          </table:table-cell>
        </table:table-row>
        <table:table-row table:style-name="ro1">
          <table:table-cell office:value-type="string" calcext:value-type="string">
            <text:p>rus</text:p>
          </table:table-cell>
          <table:table-cell office:value-type="string" calcext:value-type="string">
            <text:p><text:s/>Иди</text:p>
          </table:table-cell>
          <table:table-cell office:value-type="string" calcext:value-type="string">
            <text:p>домой</text:p>
          </table:table-cell>
          <table:table-cell office:value-type="string" calcext:value-type="string">
            <text:p><text:s/>сказал Ёжик спусти её с привязи и ложись спать</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445651" calcext:value-type="float">
            <text:p>445651</text:p>
          </table:table-cell>
        </table:table-row>
        <table:table-row table:style-name="ro1">
          <table:table-cell office:value-type="string" calcext:value-type="string">
            <text:p>ukr</text:p>
          </table:table-cell>
          <table:table-cell office:value-type="string" calcext:value-type="string">
            <text:p><text:s/>Іди додому сказав Їжачок відпусти її з прив'язі й лягай спат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16]" office:value-type="float" office:value="445651" calcext:value-type="float">
            <text:p>445651</text:p>
          </table:table-cell>
        </table:table-row>
        <table:table-row table:style-name="ro1">
          <table:table-cell office:value-type="string" calcext:value-type="string">
            <text:p>rus</text:p>
          </table:table-cell>
          <table:table-cell office:value-type="string" calcext:value-type="string">
            <text:p><text:s/>Ты прав сказал Медвежонок Вздохнул и отправился</text:p>
          </table:table-cell>
          <table:table-cell office:value-type="string" calcext:value-type="string">
            <text:p>домой</text:p>
          </table:table-cell>
          <table:table-cell office:value-type="string" calcext:value-type="string">
            <text:p><text:s/>В самое жаркое воскресенье которое было в лесу</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31863" calcext:value-type="float">
            <text:p>231863</text:p>
          </table:table-cell>
        </table:table-row>
        <table:table-row table:style-name="ro1">
          <table:table-cell office:value-type="string" calcext:value-type="string">
            <text:p>ukr</text:p>
          </table:table-cell>
          <table:table-cell office:value-type="string" calcext:value-type="string">
            <text:p><text:s/>А й справді сказало Ведмедик Зітхнув і пішов додому Найспекотнішої неділі яка лиш була у лісі</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18]" office:value-type="float" office:value="231863" calcext:value-type="float">
            <text:p>231863</text:p>
          </table:table-cell>
        </table:table-row>
        <table:table-row table:style-name="ro1">
          <table:table-cell office:value-type="string" calcext:value-type="string">
            <text:p>rus</text:p>
          </table:table-cell>
          <table:table-cell office:value-type="string" calcext:value-type="string">
            <text:p><text:s/>Мы мчимся прямо на Слоне подхватывал Медвежонок Туруру глухо</text:p>
          </table:table-cell>
          <table:table-cell office:value-type="string" calcext:value-type="string">
            <text:p>доносилось</text:p>
          </table:table-cell>
          <table:table-cell office:value-type="string" calcext:value-type="string">
            <text:p><text:s/>откуда-то снизу И так они веселились до самого утр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991185" calcext:value-type="float">
            <text:p>991185</text:p>
          </table:table-cell>
        </table:table-row>
        <table:table-row table:style-name="ro1">
          <table:table-cell office:value-type="string" calcext:value-type="string">
            <text:p>ukr</text:p>
          </table:table-cell>
          <table:table-cell office:value-type="string" calcext:value-type="string">
            <text:p><text:s/>Мчимо ми просто на Слоні підхоплював Ведмедик Туруру глухо почулося звідкись ізнизу І так вони веселилися аж до р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20]" office:value-type="float" office:value="991185" calcext:value-type="float">
            <text:p>991185</text:p>
          </table:table-cell>
        </table:table-row>
        <table:table-row table:style-name="ro1">
          <table:table-cell office:value-type="string" calcext:value-type="string">
            <text:p>rus</text:p>
          </table:table-cell>
          <table:table-cell office:value-type="string" calcext:value-type="string">
            <text:p><text:s/>Вместо струн на скрипке были натянуты травинки и засыпая Ёжик думал как завтра он натянет свежие струны и</text:p>
          </table:table-cell>
          <table:table-cell office:value-type="string" calcext:value-type="string">
            <text:p>добьётся</text:p>
          </table:table-cell>
          <table:table-cell office:value-type="string" calcext:value-type="string">
            <text:p><text:s/>всё-таки того чтобы скрипка шумела сосной дышала ветром и топотала падающими шиш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400438" calcext:value-type="float">
            <text:p>400438</text:p>
          </table:table-cell>
        </table:table-row>
        <table:table-row table:style-name="ro1">
          <table:table-cell office:value-type="string" calcext:value-type="string">
            <text:p>ukr</text:p>
          </table:table-cell>
          <table:table-cell office:value-type="string" calcext:value-type="string">
            <text:p><text:s/>Замість струн на скрипці були натягнуті травинки і засинаючи Їжачок думав як завтра він натягне свіжі струни й таки доб'ється того щоб скрипка шуміла сосною дихала вітром і гупала падаючими шиш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22]" office:value-type="float" office:value="400438" calcext:value-type="float">
            <text:p>400438</text:p>
          </table:table-cell>
        </table:table-row>
        <table:table-row table:style-name="ro1">
          <table:table-cell office:value-type="string" calcext:value-type="string">
            <text:p>rus</text:p>
          </table:table-cell>
          <table:table-cell office:value-type="string" calcext:value-type="string">
            <text:p><text:s/>Так прошептал Ёжик</text:p>
          </table:table-cell>
          <table:table-cell office:value-type="string" calcext:value-type="string">
            <text:p>доставая</text:p>
          </table:table-cell>
          <table:table-cell office:value-type="string" calcext:value-type="string">
            <text:p><text:s/>две новые горошины</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598069" calcext:value-type="float">
            <text:p>598069</text:p>
          </table:table-cell>
        </table:table-row>
        <table:table-row table:style-name="ro1">
          <table:table-cell office:value-type="string" calcext:value-type="string">
            <text:p>ukr</text:p>
          </table:table-cell>
          <table:table-cell office:value-type="string" calcext:value-type="string">
            <text:p><text:s/>Так прошептав Їжачок дістаючи дві нові горошин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24]" office:value-type="float" office:value="598069" calcext:value-type="float">
            <text:p>598069</text:p>
          </table:table-cell>
        </table:table-row>
        <table:table-row table:style-name="ro1">
          <table:table-cell office:value-type="string" calcext:value-type="string">
            <text:p>rus</text:p>
          </table:table-cell>
          <table:table-cell office:value-type="string" calcext:value-type="string">
            <text:p><text:s/>Поэтому среди прочих моделей эти байдарки считаются долгожительницами они чаще других</text:p>
          </table:table-cell>
          <table:table-cell office:value-type="string" calcext:value-type="string">
            <text:p>доживают</text:p>
          </table:table-cell>
          <table:table-cell office:value-type="string" calcext:value-type="string">
            <text:p><text:s/>до пенсионного возраста и своего и хозяйского</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79964" calcext:value-type="float">
            <text:p>79964</text:p>
          </table:table-cell>
        </table:table-row>
        <table:table-row table:style-name="ro1">
          <table:table-cell office:value-type="string" calcext:value-type="string">
            <text:p>ukr</text:p>
          </table:table-cell>
          <table:table-cell office:value-type="string" calcext:value-type="string">
            <text:p><text:s/>Тому ця байдарка вважається довгожителькою вона з-помiж iнших частiше доживає до пенсiйного вiку i свого i господар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26]" office:value-type="float" office:value="79964" calcext:value-type="float">
            <text:p>79964</text:p>
          </table:table-cell>
        </table:table-row>
        <table:table-row table:style-name="ro1">
          <table:table-cell office:value-type="string" calcext:value-type="string">
            <text:p>rus</text:p>
          </table:table-cell>
          <table:table-cell office:value-type="string" calcext:value-type="string">
            <text:p><text:s/>Для этого оказывается вполне достаточно тех денег которые вы в течение зимы откладывали на выходной костюм Впрочем</text:p>
          </table:table-cell>
          <table:table-cell office:value-type="string" calcext:value-type="string">
            <text:p>домой</text:p>
          </table:table-cell>
          <table:table-cell office:value-type="string" calcext:value-type="string">
            <text:p><text:s/>что в момент когда эта книга попадется тебе на глаза дорогой читатель в магазинах появятся новые еще не известные автору модели байдарок Наконец байдарка с помощью друзей привезена 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497345" calcext:value-type="float">
            <text:p>497345</text:p>
          </table:table-cell>
        </table:table-row>
        <table:table-row table:style-name="ro1">
          <table:table-cell office:value-type="string" calcext:value-type="string">
            <text:p>ukr</text:p>
          </table:table-cell>
          <table:table-cell office:value-type="string" calcext:value-type="string">
            <text:p><text:s/>Для цього виявляється цiлком достатньо тих грошей що ви протягом зими вiдкладали на парадний костюм [...] 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28]" office:value-type="float" office:value="497345" calcext:value-type="float">
            <text:p>497345</text:p>
          </table:table-cell>
        </table:table-row>
        <table:table-row table:style-name="ro1">
          <table:table-cell office:value-type="string" calcext:value-type="string">
            <text:p>rus</text:p>
          </table:table-cell>
          <table:table-cell office:value-type="string" calcext:value-type="string">
            <text:p><text:s/>Наконец байдарка с помощью друзей привезена</text:p>
          </table:table-cell>
          <table:table-cell office:value-type="string" calcext:value-type="string">
            <text:p>домой</text:p>
          </table:table-cell>
          <table:table-cell office:value-type="string" calcext:value-type="string">
            <text:p><text:s/>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74691" calcext:value-type="float">
            <text:p>574691</text:p>
          </table:table-cell>
        </table:table-row>
        <table:table-row table:style-name="ro1">
          <table:table-cell office:value-type="string" calcext:value-type="string">
            <text:p>ukr</text:p>
          </table:table-cell>
          <table:table-cell office:value-type="string" calcext:value-type="string">
            <text:p><text:s/>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30]" office:value-type="float" office:value="574691" calcext:value-type="float">
            <text:p>574691</text:p>
          </table:table-cell>
        </table:table-row>
        <table:table-row table:style-name="ro1">
          <table:table-cell office:value-type="string" calcext:value-type="string">
            <text:p>rus</text:p>
          </table:table-cell>
          <table:table-cell office:value-type="string" calcext:value-type="string">
            <text:p><text:s/>Однажды воскресным утром едва</text:p>
          </table:table-cell>
          <table:table-cell office:value-type="string" calcext:value-type="string">
            <text:p>дождавшись</text:p>
          </table:table-cell>
          <table:table-cell office:value-type="string" calcext:value-type="string">
            <text:p><text:s/>когда жена отправится в кругосветку по магазинам искать Завтрак туриста вы втаскиваете тюк с байдарочными деталями в комнату развязываете его и м м д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84591" calcext:value-type="float">
            <text:p>84591</text:p>
          </table:table-cell>
        </table:table-row>
        <table:table-row table:style-name="ro1">
          <table:table-cell office:value-type="string" calcext:value-type="string">
            <text:p>ukr</text:p>
          </table:table-cell>
          <table:table-cell office:value-type="string" calcext:value-type="string">
            <text:p><text:s/>Наступного ранку в недiлю ви ледве дочекавшись коли дружина вирушить у навколосвiтню подорож по магазинах шукати Снiданок туриста не рибнокруп'яний а справжнiй затягаєте тюк з байдарочним причандаллям до кiмнати розв'язуєте його i м м мда</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32]" office:value-type="float" office:value="84591" calcext:value-type="float">
            <text:p>84591</text:p>
          </table:table-cell>
        </table:table-row>
        <table:table-row table:style-name="ro1">
          <table:table-cell office:value-type="string" calcext:value-type="string">
            <text:p>rus</text:p>
          </table:table-cell>
          <table:table-cell office:value-type="string" calcext:value-type="string">
            <text:p><text:s/>Первой фразой которая вылетит из милых уст вашей супруги когда она возвратится</text:p>
          </table:table-cell>
          <table:table-cell office:value-type="string" calcext:value-type="string">
            <text:p>домой</text:p>
          </table:table-cell>
          <table:table-cell office:value-type="string" calcext:value-type="string">
            <text:p><text:s/>будет Я так и знала что этим кончитс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801498" calcext:value-type="float">
            <text:p>801498</text:p>
          </table:table-cell>
        </table:table-row>
        <table:table-row table:style-name="ro1">
          <table:table-cell office:value-type="string" calcext:value-type="string">
            <text:p>ukr</text:p>
          </table:table-cell>
          <table:table-cell office:value-type="string" calcext:value-type="string">
            <text:p><text:s/>Першою фразою яка вилетить з милих вуст вашої дружини коли вона повернеться додому буде Я так i знала що цим скiнчитьс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34]" office:value-type="float" office:value="801498" calcext:value-type="float">
            <text:p>801498</text:p>
          </table:table-cell>
        </table:table-row>
        <table:table-row table:style-name="ro1">
          <table:table-cell office:value-type="string" calcext:value-type="string">
            <text:p>rus</text:p>
          </table:table-cell>
          <table:table-cell office:value-type="string" calcext:value-type="string">
            <text:p><text:s/>Услышав что до этого еще не</text:p>
          </table:table-cell>
          <table:table-cell office:value-type="string" calcext:value-type="string">
            <text:p>дошло</text:p>
          </table:table-cell>
          <table:table-cell office:value-type="string" calcext:value-type="string">
            <text:p><text:s/>а также определив полную комплектность байдарки приятель облегченно закуривает и осведомляется зачем он был вызван</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370178" calcext:value-type="float">
            <text:p>370178</text:p>
          </table:table-cell>
        </table:table-row>
        <table:table-row table:style-name="ro1">
          <table:table-cell office:value-type="string" calcext:value-type="string">
            <text:p>ukr</text:p>
          </table:table-cell>
          <table:table-cell office:value-type="string" calcext:value-type="string">
            <text:p><text:s/>Дiзнавшись що цього не трапилось а також визначивши повну комплектнiсть байдарки приятель з полегшенням запалює i цiкавиться навiщо його кликал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36]" office:value-type="float" office:value="370178" calcext:value-type="float">
            <text:p>370178</text:p>
          </table:table-cell>
        </table:table-row>
        <table:table-row table:style-name="ro1">
          <table:table-cell office:value-type="string" calcext:value-type="string">
            <text:p>rus</text:p>
          </table:table-cell>
          <table:table-cell office:value-type="string" calcext:value-type="string">
            <text:p><text:s/>Безлюдье таежных рек непуганые лоси которые удостаивают проплывающую байдарку лишь кивком царственной головы медведь терпеливо</text:p>
          </table:table-cell>
          <table:table-cell office:value-type="string" calcext:value-type="string">
            <text:p>дожидающийся</text:p>
          </table:table-cell>
          <table:table-cell office:value-type="string" calcext:value-type="string">
            <text:p><text:s/>банки из-под сгущенки в кустах возле разбитого вами лагеря и комары заставляющие ретироваться с позором даже медвед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85813" calcext:value-type="float">
            <text:p>585813</text:p>
          </table:table-cell>
        </table:table-row>
        <table:table-row table:style-name="ro1">
          <table:table-cell office:value-type="string" calcext:value-type="string">
            <text:p>ukr</text:p>
          </table:table-cell>
          <table:table-cell office:value-type="string" calcext:value-type="string">
            <text:p><text:s/>Безлюддя тайгових рiчок неполоханi лосi якi при зустрiчi з байдаркою вшановують її лише кивком гордої голови ведмiдь який терпляче очiкує банку з-пiд згущеного молока в кущах бiля стоянки комарi якi змушують ганебно вiдступати навiть ведмед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38]" office:value-type="float" office:value="585813" calcext:value-type="float">
            <text:p>585813</text:p>
          </table:table-cell>
        </table:table-row>
        <table:table-row table:style-name="ro1">
          <table:table-cell office:value-type="string" calcext:value-type="string">
            <text:p>rus</text:p>
          </table:table-cell>
          <table:table-cell office:value-type="string" calcext:value-type="string">
            <text:p><text:s/>Тем более не</text:p>
          </table:table-cell>
          <table:table-cell office:value-type="string" calcext:value-type="string">
            <text:p>доверяйте</text:p>
          </table:table-cell>
          <table:table-cell office:value-type="string" calcext:value-type="string">
            <text:p><text:s/>Страбону и Геродоту</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74276" calcext:value-type="float">
            <text:p>574276</text:p>
          </table:table-cell>
        </table:table-row>
        <table:table-row table:style-name="ro1">
          <table:table-cell office:value-type="string" calcext:value-type="string">
            <text:p>ukr</text:p>
          </table:table-cell>
          <table:table-cell office:value-type="string" calcext:value-type="string">
            <text:p><text:s/>Тим бiльше не довiряйтесь Страбону i Геродо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40]" office:value-type="float" office:value="574276" calcext:value-type="float">
            <text:p>574276</text:p>
          </table:table-cell>
        </table:table-row>
        <table:table-row table:style-name="ro1">
          <table:table-cell office:value-type="string" calcext:value-type="string">
            <text:p>rus</text:p>
          </table:table-cell>
          <table:table-cell office:value-type="string" calcext:value-type="string">
            <text:p><text:s/>Спускать лодки удобно полуправда чтобы</text:p>
          </table:table-cell>
          <table:table-cell office:value-type="string" calcext:value-type="string">
            <text:p>добраться</text:p>
          </table:table-cell>
          <table:table-cell office:value-type="string" calcext:value-type="string">
            <text:p><text:s/>до удобного места мало совершить двухкилометровый бросок надо пробалансировать по ветхой доске на другую сторону реки</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674122" calcext:value-type="float">
            <text:p>674122</text:p>
          </table:table-cell>
        </table:table-row>
        <table:table-row table:style-name="ro1">
          <table:table-cell office:value-type="string" calcext:value-type="string">
            <text:p>ukr</text:p>
          </table:table-cell>
          <table:table-cell office:value-type="string" calcext:value-type="string">
            <text:p><text:s/>Спускати човни зручно напiвправда щоб дiстатися до зручного трав'яного майданчика треба пробалансувати по трухлявiй дошцi на другий берег рiчк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42]" office:value-type="float" office:value="674122" calcext:value-type="float">
            <text:p>674122</text:p>
          </table:table-cell>
        </table:table-row>
        <table:table-row table:style-name="ro1">
          <table:table-cell office:value-type="string" calcext:value-type="string">
            <text:p>rus</text:p>
          </table:table-cell>
          <table:table-cell office:value-type="string" calcext:value-type="string">
            <text:p><text:s/>Если вы</text:p>
          </table:table-cell>
          <table:table-cell office:value-type="string" calcext:value-type="string">
            <text:p>доверитесь</text:p>
          </table:table-cell>
          <table:table-cell office:value-type="string" calcext:value-type="string">
            <text:p><text:s/>только рассказам очевидцев то сами сможете продолжить список поразительных расхождений суровой действительности с самыми розовыми воспоминаниями о ней</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692716" calcext:value-type="float">
            <text:p>692716</text:p>
          </table:table-cell>
        </table:table-row>
        <table:table-row table:style-name="ro1">
          <table:table-cell office:value-type="string" calcext:value-type="string">
            <text:p>ukr</text:p>
          </table:table-cell>
          <table:table-cell office:value-type="string" calcext:value-type="string">
            <text:p><text:s/>Якщо ви довiритесь тiльки розповiдям очевидцiв то самi зможете продовжити список разючих розходжень суворої дiйсностi з рожевими спогадами про неї</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144]" office:value-type="float" office:value="692716" calcext:value-type="float">
            <text:p>692716</text:p>
          </table:table-cell>
        </table:table-row>
        <table:table-row table:style-name="ro1">
          <table:table-cell office:value-type="string" calcext:value-type="string">
            <text:p>rus</text:p>
          </table:table-cell>
          <table:table-cell office:value-type="string" calcext:value-type="string">
            <text:p><text:s/>Но не</text:p>
          </table:table-cell>
          <table:table-cell office:value-type="string" calcext:value-type="string">
            <text:p>дожидаясь</text:p>
          </table:table-cell>
          <table:table-cell office:value-type="string" calcext:value-type="string">
            <text:p><text:s/>ответа одним прыжком он подскочил к волшебному циферблату уцепился за тяжелую стрелку и налегая всем телом крутанул ее назад</text:p>
          </table:table-cell>
          <table:table-cell office:value-type="string" calcext:value-type="string">
            <text:p>[Лидия Обухова. Улыбка птеродактиля (1979) | Л. О. Обухова. Посмішка птеродактіля (Nick, 2009)]</text:p>
          </table:table-cell>
          <table:table-cell table:formula="of:=RANDBETWEEN(1;1000000)" office:value-type="float" office:value="885764" calcext:value-type="float">
            <text:p>885764</text:p>
          </table:table-cell>
        </table:table-row>
        <table:table-row table:style-name="ro1">
          <table:table-cell office:value-type="string" calcext:value-type="string">
            <text:p>ukr</text:p>
          </table:table-cell>
          <table:table-cell office:value-type="string" calcext:value-type="string">
            <text:p><text:s/>Але не чекаючи відповіді одним стрибком він підскочив до чарівного циферблата учепився за важку стрілку й налягаючи всім тілом крутонув її назад</text:p>
          </table:table-cell>
          <table:table-cell table:number-columns-repeated="2"/>
          <table:table-cell office:value-type="string" calcext:value-type="string">
            <text:p>[Лидия Обухова. Улыбка птеродактиля (1979) | Л. О. Обухова. Посмішка птеродактіля (Nick, 2009)]</text:p>
          </table:table-cell>
          <table:table-cell table:formula="of:=[.F146]" office:value-type="float" office:value="885764" calcext:value-type="float">
            <text:p>885764</text:p>
          </table:table-cell>
        </table:table-row>
        <table:table-row table:style-name="ro1">
          <table:table-cell office:value-type="string" calcext:value-type="string">
            <text:p>rus</text:p>
          </table:table-cell>
          <table:table-cell office:value-type="string" calcext:value-type="string">
            <text:p><text:s/>Это</text:p>
          </table:table-cell>
          <table:table-cell office:value-type="string" calcext:value-type="string">
            <text:p>добавляет</text:p>
          </table:table-cell>
          <table:table-cell office:value-type="string" calcext:value-type="string">
            <text:p><text:s/>к лаврам альсан альсаныча вероятно А А Петрова Агатова бывшего жителя 19 й еще кое-что</text:p>
          </table:table-cell>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cell table:formula="of:=RANDBETWEEN(1;1000000)" office:value-type="float" office:value="282951" calcext:value-type="float">
            <text:p>282951</text:p>
          </table:table-cell>
        </table:table-row>
        <table:table-row table:style-name="ro1">
          <table:table-cell office:value-type="string" calcext:value-type="string">
            <text:p>ukr</text:p>
          </table:table-cell>
          <table:table-cell office:value-type="string" calcext:value-type="string">
            <text:p><text:s/>Це добавляє до лаврів Альсан Альсанича [правдоподібно А А Петрова Аґатова] колишнього мешканця 19 ї ще дещо</text:p>
          </table:table-cell>
          <table:table-cell table:number-columns-repeated="2"/>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cell table:formula="of:=[.F148]" office:value-type="float" office:value="282951" calcext:value-type="float">
            <text:p>282951</text:p>
          </table:table-cell>
        </table:table-row>
        <table:table-row table:style-name="ro1">
          <table:table-cell office:value-type="string" calcext:value-type="string">
            <text:p>rus</text:p>
          </table:table-cell>
          <table:table-cell office:value-type="string" calcext:value-type="string">
            <text:p><text:s/>Река шуршала камышами бурлила на перекатах и Ежик чувствовал что совсем промок и скоро утонет Вдруг кто-то</text:p>
          </table:table-cell>
          <table:table-cell office:value-type="string" calcext:value-type="string">
            <text:p>дотронулся</text:p>
          </table:table-cell>
          <table:table-cell office:value-type="string" calcext:value-type="string">
            <text:p><text:s/>до его задней лапы Извините беззвучно сказал кто-то кто вы и как сюда попали</text:p>
          </table:table-cell>
          <table:table-cell office:value-type="string" calcext:value-type="string">
            <text:p>[Сергей Козлов. Ёжик в тумане (1975) | С. Г. Козлов. Їжачок у тумані (І. Андрусяк, Наталя Рогаля, 2007)]</text:p>
          </table:table-cell>
          <table:table-cell table:formula="of:=RANDBETWEEN(1;1000000)" office:value-type="float" office:value="258937" calcext:value-type="float">
            <text:p>258937</text:p>
          </table:table-cell>
        </table:table-row>
        <table:table-row table:style-name="ro1">
          <table:table-cell office:value-type="string" calcext:value-type="string">
            <text:p>ukr</text:p>
          </table:table-cell>
          <table:table-cell office:value-type="string" calcext:value-type="string">
            <text:p><text:s/>Ріка шаруділа очеретами вирувала на перекатах і Їжачок відчував що зовсім змок і скоро потоне Раптом хтось торкнувся його задньої лапи Перепрошую безгучно сказав хтось хто ви і як сюди потрапили</text:p>
          </table:table-cell>
          <table:table-cell table:number-columns-repeated="2"/>
          <table:table-cell office:value-type="string" calcext:value-type="string">
            <text:p>[Сергей Козлов. Ёжик в тумане (1975) | С. Г. Козлов. Їжачок у тумані (І. Андрусяк, Наталя Рогаля, 2007)]</text:p>
          </table:table-cell>
          <table:table-cell table:formula="of:=[.F150]" office:value-type="float" office:value="258937" calcext:value-type="float">
            <text:p>258937</text:p>
          </table:table-cell>
        </table:table-row>
        <table:table-row table:style-name="ro1">
          <table:table-cell office:value-type="string" calcext:value-type="string">
            <text:p>rus</text:p>
          </table:table-cell>
          <table:table-cell office:value-type="string" calcext:value-type="string">
            <text:p><text:s/>Не для баловства для жизни</text:p>
          </table:table-cell>
          <table:table-cell office:value-type="string" calcext:value-type="string">
            <text:p>добываем</text:p>
          </table:table-cell>
          <table:table-cell office:value-type="string" calcext:value-type="string">
            <text:p><text:s/>пропитание тяжким и опасным трудом</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936512" calcext:value-type="float">
            <text:p>936512</text:p>
          </table:table-cell>
        </table:table-row>
        <table:table-row table:style-name="ro1">
          <table:table-cell office:value-type="string" calcext:value-type="string">
            <text:p>ukr</text:p>
          </table:table-cell>
          <table:table-cell office:value-type="string" calcext:value-type="string">
            <text:p><text:s/>Не для пустощів для прожиття добуваємо харчі тяжкою і небезпечною працею</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152]" office:value-type="float" office:value="936512" calcext:value-type="float">
            <text:p>936512</text:p>
          </table:table-cell>
        </table:table-row>
        <table:table-row table:style-name="ro1">
          <table:table-cell office:value-type="string" calcext:value-type="string">
            <text:p>rus</text:p>
          </table:table-cell>
          <table:table-cell office:value-type="string" calcext:value-type="string">
            <text:p><text:s/>Мария рявкнул Савелий Со двора</text:p>
          </table:table-cell>
          <table:table-cell office:value-type="string" calcext:value-type="string">
            <text:p>донеслось</text:p>
          </table:table-cell>
          <table:table-cell office:value-type="string" calcext:value-type="string">
            <text:p><text:s/>сердитое Чего тебе</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166728" calcext:value-type="float">
            <text:p>166728</text:p>
          </table:table-cell>
        </table:table-row>
        <table:table-row table:style-name="ro1">
          <table:table-cell office:value-type="string" calcext:value-type="string">
            <text:p>ukr</text:p>
          </table:table-cell>
          <table:table-cell office:value-type="string" calcext:value-type="string">
            <text:p><text:s/>Маріє гарикнув Савелій З двору долинуло сердите Чого тобі</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154]" office:value-type="float" office:value="166728" calcext:value-type="float">
            <text:p>166728</text:p>
          </table:table-cell>
        </table:table-row>
        <table:table-row table:style-name="ro1">
          <table:table-cell office:value-type="string" calcext:value-type="string">
            <text:p>rus</text:p>
          </table:table-cell>
          <table:table-cell office:value-type="string" calcext:value-type="string">
            <text:p><text:s/>Господи сказал Савелий жалостливо до чего скотину</text:p>
          </table:table-cell>
          <table:table-cell office:value-type="string" calcext:value-type="string">
            <text:p>довели</text:p>
          </table:table-cell>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258170" calcext:value-type="float">
            <text:p>258170</text:p>
          </table:table-cell>
        </table:table-row>
        <table:table-row table:style-name="ro1">
          <table:table-cell office:value-type="string" calcext:value-type="string">
            <text:p>ukr</text:p>
          </table:table-cell>
          <table:table-cell office:value-type="string" calcext:value-type="string">
            <text:p><text:s/>Лишенько мовив Савелій скрушно до чого худобу дове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156]" office:value-type="float" office:value="258170" calcext:value-type="float">
            <text:p>258170</text:p>
          </table:table-cell>
        </table:table-row>
        <table:table-row table:style-name="ro1">
          <table:table-cell office:value-type="string" calcext:value-type="string">
            <text:p>rus</text:p>
          </table:table-cell>
          <table:table-cell office:value-type="string" calcext:value-type="string">
            <text:p><text:s/>Динокан стоял перед ним и смотрел с ожиданием Савелий</text:p>
          </table:table-cell>
          <table:table-cell office:value-type="string" calcext:value-type="string">
            <text:p>достал</text:p>
          </table:table-cell>
          <table:table-cell office:value-type="string" calcext:value-type="string">
            <text:p><text:s/>куриную лапку осторожно протянул зверю Динокан жадно втянул незнакомый запах ноздри затрепетали</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946871" calcext:value-type="float">
            <text:p>946871</text:p>
          </table:table-cell>
        </table:table-row>
        <table:table-row table:style-name="ro1">
          <table:table-cell office:value-type="string" calcext:value-type="string">
            <text:p>ukr</text:p>
          </table:table-cell>
          <table:table-cell office:value-type="string" calcext:value-type="string">
            <text:p><text:s/>Динокан стояв перед ним і очікувально дивився у вічі Савелій дістав курячу лапу простягнув звірюці Динокан жадібно втягнув спокусливий запах його ніздрі затріпоті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158]" office:value-type="float" office:value="946871" calcext:value-type="float">
            <text:p>946871</text:p>
          </table:table-cell>
        </table:table-row>
        <table:table-row table:style-name="ro1">
          <table:table-cell office:value-type="string" calcext:value-type="string">
            <text:p>rus</text:p>
          </table:table-cell>
          <table:table-cell office:value-type="string" calcext:value-type="string">
            <text:p><text:s/>Но даже в этом состоянии он мог бы</text:p>
          </table:table-cell>
          <table:table-cell office:value-type="string" calcext:value-type="string">
            <text:p>довести</text:p>
          </table:table-cell>
          <table:table-cell office:value-type="string" calcext:value-type="string">
            <text:p><text:s/>геликоптер до корабля</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514921" calcext:value-type="float">
            <text:p>514921</text:p>
          </table:table-cell>
        </table:table-row>
        <table:table-row table:style-name="ro1">
          <table:table-cell office:value-type="string" calcext:value-type="string">
            <text:p>ukr</text:p>
          </table:table-cell>
          <table:table-cell office:value-type="string" calcext:value-type="string">
            <text:p><text:s/>Але навіть в цьому стані він міг би довести гелікоптер до корабля</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160]" office:value-type="float" office:value="514921" calcext:value-type="float">
            <text:p>514921</text:p>
          </table:table-cell>
        </table:table-row>
        <table:table-row table:style-name="ro1">
          <table:table-cell office:value-type="string" calcext:value-type="string">
            <text:p>rus</text:p>
          </table:table-cell>
          <table:table-cell office:value-type="string" calcext:value-type="string">
            <text:p><text:s/>Очевидно уровень наносов в старом русле</text:p>
          </table:table-cell>
          <table:table-cell office:value-type="string" calcext:value-type="string">
            <text:p>достиг</text:p>
          </table:table-cell>
          <table:table-cell office:value-type="string" calcext:value-type="string">
            <text:p><text:s/>критической точки русло засорилось и вода только что начала искать новый более удобный путь</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642529" calcext:value-type="float">
            <text:p>642529</text:p>
          </table:table-cell>
        </table:table-row>
        <table:table-row table:style-name="ro1">
          <table:table-cell office:value-type="string" calcext:value-type="string">
            <text:p>ukr</text:p>
          </table:table-cell>
          <table:table-cell office:value-type="string" calcext:value-type="string">
            <text:p><text:s/>Очевидно рівень наносів в старому руслі досяг критичної межі русло засмітилося і вода щойно почала шукати новий зручніший шлях</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162]" office:value-type="float" office:value="642529" calcext:value-type="float">
            <text:p>642529</text:p>
          </table:table-cell>
        </table:table-row>
        <table:table-row table:style-name="ro1">
          <table:table-cell office:value-type="string" calcext:value-type="string">
            <text:p>rus</text:p>
          </table:table-cell>
          <table:table-cell office:value-type="string" calcext:value-type="string">
            <text:p><text:s/>Женька не</text:p>
          </table:table-cell>
          <table:table-cell office:value-type="string" calcext:value-type="string">
            <text:p>дошел</text:p>
          </table:table-cell>
          <table:table-cell office:value-type="string" calcext:value-type="string">
            <text:p><text:s/>до геликоптера всего несколько шагов</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330991" calcext:value-type="float">
            <text:p>330991</text:p>
          </table:table-cell>
        </table:table-row>
        <table:table-row table:style-name="ro1">
          <table:table-cell office:value-type="string" calcext:value-type="string">
            <text:p>ukr</text:p>
          </table:table-cell>
          <table:table-cell office:value-type="string" calcext:value-type="string">
            <text:p><text:s/>Женька не дійшов до гелікоптера всього декілька кроків</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164]" office:value-type="float" office:value="330991" calcext:value-type="float">
            <text:p>330991</text:p>
          </table:table-cell>
        </table:table-row>
        <table:table-row table:style-name="ro1">
          <table:table-cell office:value-type="string" calcext:value-type="string">
            <text:p>rus</text:p>
          </table:table-cell>
          <table:table-cell office:value-type="string" calcext:value-type="string">
            <text:p><text:s/>Макивчук</text:p>
          </table:table-cell>
          <table:table-cell office:value-type="string" calcext:value-type="string">
            <text:p>достал</text:p>
          </table:table-cell>
          <table:table-cell office:value-type="string" calcext:value-type="string">
            <text:p><text:s/>из шкафа три тонкостенных фужера из прозрачного стекла бережно разлил паленку</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772279" calcext:value-type="float">
            <text:p>772279</text:p>
          </table:table-cell>
        </table:table-row>
        <table:table-row table:style-name="ro1">
          <table:table-cell office:value-type="string" calcext:value-type="string">
            <text:p>ukr</text:p>
          </table:table-cell>
          <table:table-cell office:value-type="string" calcext:value-type="string">
            <text:p><text:s/>Маківчук дістав з шафи три тонкостінні фужери з прозорого скла дбайливо розлив паленку</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166]" office:value-type="float" office:value="772279" calcext:value-type="float">
            <text:p>772279</text:p>
          </table:table-cell>
        </table:table-row>
        <table:table-row table:style-name="ro1">
          <table:table-cell office:value-type="string" calcext:value-type="string">
            <text:p>rus</text:p>
          </table:table-cell>
          <table:table-cell office:value-type="string" calcext:value-type="string">
            <text:p><text:s/>Над головой нависали тучи казалось до них можно</text:p>
          </table:table-cell>
          <table:table-cell office:value-type="string" calcext:value-type="string">
            <text:p>дотянуться</text:p>
          </table:table-cell>
          <table:table-cell office:value-type="string" calcext:value-type="string">
            <text:p><text:s/>рукой</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968577" calcext:value-type="float">
            <text:p>968577</text:p>
          </table:table-cell>
        </table:table-row>
        <table:table-row table:style-name="ro1">
          <table:table-cell office:value-type="string" calcext:value-type="string">
            <text:p>ukr</text:p>
          </table:table-cell>
          <table:table-cell office:value-type="string" calcext:value-type="string">
            <text:p><text:s/>Над головою нависали хмари здавалося до них можна дотягнутися рукою</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68]" office:value-type="float" office:value="968577" calcext:value-type="float">
            <text:p>968577</text:p>
          </table:table-cell>
        </table:table-row>
        <table:table-row table:style-name="ro1">
          <table:table-cell office:value-type="string" calcext:value-type="string">
            <text:p>rus</text:p>
          </table:table-cell>
          <table:table-cell office:value-type="string" calcext:value-type="string">
            <text:p><text:s/>Но только не всякий муравей</text:p>
          </table:table-cell>
          <table:table-cell office:value-type="string" calcext:value-type="string">
            <text:p>доносит</text:p>
          </table:table-cell>
          <table:table-cell office:value-type="string" calcext:value-type="string">
            <text:p><text:s/>добычу благополучно</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452478" calcext:value-type="float">
            <text:p>452478</text:p>
          </table:table-cell>
        </table:table-row>
        <table:table-row table:style-name="ro1">
          <table:table-cell office:value-type="string" calcext:value-type="string">
            <text:p>ukr</text:p>
          </table:table-cell>
          <table:table-cell office:value-type="string" calcext:value-type="string">
            <text:p><text:s/>От тільки не кожна мураха доносить здобич щасливо</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70]" office:value-type="float" office:value="452478" calcext:value-type="float">
            <text:p>452478</text:p>
          </table:table-cell>
        </table:table-row>
        <table:table-row table:style-name="ro1">
          <table:table-cell office:value-type="string" calcext:value-type="string">
            <text:p>rus</text:p>
          </table:table-cell>
          <table:table-cell office:value-type="string" calcext:value-type="string">
            <text:p><text:s/>Оба вели вглубь муравейника откуда</text:p>
          </table:table-cell>
          <table:table-cell office:value-type="string" calcext:value-type="string">
            <text:p>доносился</text:p>
          </table:table-cell>
          <table:table-cell office:value-type="string" calcext:value-type="string">
            <text:p><text:s/>приглушенный шорох множества ног</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987881" calcext:value-type="float">
            <text:p>987881</text:p>
          </table:table-cell>
        </table:table-row>
        <table:table-row table:style-name="ro1">
          <table:table-cell office:value-type="string" calcext:value-type="string">
            <text:p>ukr</text:p>
          </table:table-cell>
          <table:table-cell office:value-type="string" calcext:value-type="string">
            <text:p><text:s/>Обидва вели углиб мурашника звідки долинав приглушений шерех безлічі ніг</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72]" office:value-type="float" office:value="987881" calcext:value-type="float">
            <text:p>987881</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одно обнаружил трещинку бросил обратно и взял целое</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575385" calcext:value-type="float">
            <text:p>575385</text:p>
          </table:table-cell>
        </table:table-row>
        <table:table-row table:style-name="ro1">
          <table:table-cell office:value-type="string" calcext:value-type="string">
            <text:p>ukr</text:p>
          </table:table-cell>
          <table:table-cell office:value-type="string" calcext:value-type="string">
            <text:p><text:s/>Він дістав одне виявив тріщину кинув назад і узяв ціле</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74]" office:value-type="float" office:value="575385" calcext:value-type="float">
            <text:p>575385</text:p>
          </table:table-cell>
        </table:table-row>
        <table:table-row table:style-name="ro1">
          <table:table-cell office:value-type="string" calcext:value-type="string">
            <text:p>rus</text:p>
          </table:table-cell>
          <table:table-cell office:value-type="string" calcext:value-type="string">
            <text:p><text:s/>У него было изумленное и радостное лицо Элина</text:p>
          </table:table-cell>
          <table:table-cell office:value-type="string" calcext:value-type="string">
            <text:p>допей</text:p>
          </table:table-cell>
          <table:table-cell office:value-type="string" calcext:value-type="string">
            <text:p><text:s/>все Амброзия напиток богов</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164007" calcext:value-type="float">
            <text:p>164007</text:p>
          </table:table-cell>
        </table:table-row>
        <table:table-row table:style-name="ro1">
          <table:table-cell office:value-type="string" calcext:value-type="string">
            <text:p>ukr</text:p>
          </table:table-cell>
          <table:table-cell office:value-type="string" calcext:value-type="string">
            <text:p><text:s/>У нього було здивоване і радісне обличчя Еліно допий усе Амброзія напій богів</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76]" office:value-type="float" office:value="164007" calcext:value-type="float">
            <text:p>164007</text:p>
          </table:table-cell>
        </table:table-row>
        <table:table-row table:style-name="ro1">
          <table:table-cell office:value-type="string" calcext:value-type="string">
            <text:p>rus</text:p>
          </table:table-cell>
          <table:table-cell office:value-type="string" calcext:value-type="string">
            <text:p><text:s/>Как на баразе право слово Затем вы</text:p>
          </table:table-cell>
          <table:table-cell office:value-type="string" calcext:value-type="string">
            <text:p>доили</text:p>
          </table:table-cell>
          <table:table-cell office:value-type="string" calcext:value-type="string">
            <text:p><text:s/>еще что-то страшное Неужели и в самом деле пробовали ту жидкость</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89903" calcext:value-type="float">
            <text:p>89903</text:p>
          </table:table-cell>
        </table:table-row>
        <table:table-row table:style-name="ro1">
          <table:table-cell office:value-type="string" calcext:value-type="string">
            <text:p>ukr</text:p>
          </table:table-cell>
          <table:table-cell office:value-type="string" calcext:value-type="string">
            <text:p><text:s/>Як на базарі слово честі Потім ви доїли ще щось страшне Невже і справді куштували ту рідину</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78]" office:value-type="float" office:value="89903" calcext:value-type="float">
            <text:p>89903</text:p>
          </table:table-cell>
        </table:table-row>
        <table:table-row table:style-name="ro1">
          <table:table-cell office:value-type="string" calcext:value-type="string">
            <text:p>rus</text:p>
          </table:table-cell>
          <table:table-cell office:value-type="string" calcext:value-type="string">
            <text:p><text:s/>Ракета зонд</text:p>
          </table:table-cell>
          <table:table-cell office:value-type="string" calcext:value-type="string">
            <text:p>донесла</text:p>
          </table:table-cell>
          <table:table-cell office:value-type="string" calcext:value-type="string">
            <text:p><text:s/>о наличии разумных существ на четвертой планете Телекана</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729572" calcext:value-type="float">
            <text:p>729572</text:p>
          </table:table-cell>
        </table:table-row>
        <table:table-row table:style-name="ro1">
          <table:table-cell office:value-type="string" calcext:value-type="string">
            <text:p>ukr</text:p>
          </table:table-cell>
          <table:table-cell office:value-type="string" calcext:value-type="string">
            <text:p><text:s/>Ракета зонд повідомила про наявність розумних істот на четвертій планеті Телекан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180]" office:value-type="float" office:value="729572" calcext:value-type="float">
            <text:p>729572</text:p>
          </table:table-cell>
        </table:table-row>
        <table:table-row table:style-name="ro1">
          <table:table-cell office:value-type="string" calcext:value-type="string">
            <text:p>rus</text:p>
          </table:table-cell>
          <table:table-cell office:value-type="string" calcext:value-type="string">
            <text:p><text:s/>И медленно до сознания</text:p>
          </table:table-cell>
          <table:table-cell office:value-type="string" calcext:value-type="string">
            <text:p>доходила</text:p>
          </table:table-cell>
          <table:table-cell office:value-type="string" calcext:value-type="string">
            <text:p><text:s/>простая и страшная истина несовместимость</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562446" calcext:value-type="float">
            <text:p>562446</text:p>
          </table:table-cell>
        </table:table-row>
        <table:table-row table:style-name="ro1">
          <table:table-cell office:value-type="string" calcext:value-type="string">
            <text:p>ukr</text:p>
          </table:table-cell>
          <table:table-cell office:value-type="string" calcext:value-type="string">
            <text:p><text:s/>І поволі до свідомості доходила проста і страшна істина несумісність</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182]" office:value-type="float" office:value="562446" calcext:value-type="float">
            <text:p>562446</text:p>
          </table:table-cell>
        </table:table-row>
        <table:table-row table:style-name="ro1">
          <table:table-cell office:value-type="string" calcext:value-type="string">
            <text:p>rus</text:p>
          </table:table-cell>
          <table:table-cell office:value-type="string" calcext:value-type="string">
            <text:p><text:s/>Представляю сколько смельчаков должно погибнуть пока</text:p>
          </table:table-cell>
          <table:table-cell office:value-type="string" calcext:value-type="string">
            <text:p>достанут</text:p>
          </table:table-cell>
          <table:table-cell office:value-type="string" calcext:value-type="string">
            <text:p><text:s/>хоть один цветок прошептал Женька</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529348" calcext:value-type="float">
            <text:p>529348</text:p>
          </table:table-cell>
        </table:table-row>
        <table:table-row table:style-name="ro1">
          <table:table-cell office:value-type="string" calcext:value-type="string">
            <text:p>ukr</text:p>
          </table:table-cell>
          <table:table-cell office:value-type="string" calcext:value-type="string">
            <text:p><text:s/>Уявляю скільки сміливців мусить загинути поки добудуть хоч одну квітку прошепотів Женьк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184]" office:value-type="float" office:value="529348" calcext:value-type="float">
            <text:p>529348</text:p>
          </table:table-cell>
        </table:table-row>
        <table:table-row table:style-name="ro1">
          <table:table-cell office:value-type="string" calcext:value-type="string">
            <text:p>rus</text:p>
          </table:table-cell>
          <table:table-cell office:value-type="string" calcext:value-type="string">
            <text:p><text:s/>Оставь нас послышался в наушниках тоскливый голос Женьки Ты еще успеешь</text:p>
          </table:table-cell>
          <table:table-cell office:value-type="string" calcext:value-type="string">
            <text:p>добежать</text:p>
          </table:table-cell>
          <table:table-cell office:value-type="string" calcext:value-type="string">
            <text:p><text:s/>до ракеты Я тебя прикрою огнем</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787144" calcext:value-type="float">
            <text:p>787144</text:p>
          </table:table-cell>
        </table:table-row>
        <table:table-row table:style-name="ro1">
          <table:table-cell office:value-type="string" calcext:value-type="string">
            <text:p>ukr</text:p>
          </table:table-cell>
          <table:table-cell office:value-type="string" calcext:value-type="string">
            <text:p><text:s/>Покинь нас почувся в навушниках тужний голос Женьки Ти ще встигнеш добігти до ракети Я тебе прикрию вогне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86]" office:value-type="float" office:value="787144" calcext:value-type="float">
            <text:p>787144</text:p>
          </table:table-cell>
        </table:table-row>
        <table:table-row table:style-name="ro1">
          <table:table-cell office:value-type="string" calcext:value-type="string">
            <text:p>rus</text:p>
          </table:table-cell>
          <table:table-cell office:value-type="string" calcext:value-type="string">
            <text:p><text:s/>В фокусе температура</text:p>
          </table:table-cell>
          <table:table-cell office:value-type="string" calcext:value-type="string">
            <text:p>достигает</text:p>
          </table:table-cell>
          <table:table-cell office:value-type="string" calcext:value-type="string">
            <text:p><text:s/>двух тысяч градусов</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479431" calcext:value-type="float">
            <text:p>479431</text:p>
          </table:table-cell>
        </table:table-row>
        <table:table-row table:style-name="ro1">
          <table:table-cell office:value-type="string" calcext:value-type="string">
            <text:p>ukr</text:p>
          </table:table-cell>
          <table:table-cell office:value-type="string" calcext:value-type="string">
            <text:p><text:s/>У фокусі температура досягає двох тисяч градусі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88]" office:value-type="float" office:value="479431" calcext:value-type="float">
            <text:p>479431</text:p>
          </table:table-cell>
        </table:table-row>
        <table:table-row table:style-name="ro1">
          <table:table-cell office:value-type="string" calcext:value-type="string">
            <text:p>rus</text:p>
          </table:table-cell>
          <table:table-cell office:value-type="string" calcext:value-type="string">
            <text:p><text:s/>Женька решил что пришло время и ему</text:p>
          </table:table-cell>
          <table:table-cell office:value-type="string" calcext:value-type="string">
            <text:p>дополнить</text:p>
          </table:table-cell>
          <table:table-cell office:value-type="string" calcext:value-type="string">
            <text:p><text:s/>рассказ о столкновении и бегстве</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332089" calcext:value-type="float">
            <text:p>332089</text:p>
          </table:table-cell>
        </table:table-row>
        <table:table-row table:style-name="ro1">
          <table:table-cell office:value-type="string" calcext:value-type="string">
            <text:p>ukr</text:p>
          </table:table-cell>
          <table:table-cell office:value-type="string" calcext:value-type="string">
            <text:p><text:s/>Женька вирішив що прийшов час і йому доповнити розповідь про сутичку і втечу</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90]" office:value-type="float" office:value="332089" calcext:value-type="float">
            <text:p>332089</text:p>
          </table:table-cell>
        </table:table-row>
        <table:table-row table:style-name="ro1">
          <table:table-cell office:value-type="string" calcext:value-type="string">
            <text:p>rus</text:p>
          </table:table-cell>
          <table:table-cell office:value-type="string" calcext:value-type="string">
            <text:p><text:s/>Ответь нам сказал Макивчук и чуть помедлив</text:p>
          </table:table-cell>
          <table:table-cell office:value-type="string" calcext:value-type="string">
            <text:p>добавил</text:p>
          </table:table-cell>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676405" calcext:value-type="float">
            <text:p>676405</text:p>
          </table:table-cell>
        </table:table-row>
        <table:table-row table:style-name="ro1">
          <table:table-cell office:value-type="string" calcext:value-type="string">
            <text:p>ukr</text:p>
          </table:table-cell>
          <table:table-cell office:value-type="string" calcext:value-type="string">
            <text:p><text:s/>Дай нам відповідь сказав Маківчук і трохи зачекавши дода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92]" office:value-type="float" office:value="676405" calcext:value-type="float">
            <text:p>676405</text:p>
          </table:table-cell>
        </table:table-row>
        <table:table-row table:style-name="ro1">
          <table:table-cell office:value-type="string" calcext:value-type="string">
            <text:p>rus</text:p>
          </table:table-cell>
          <table:table-cell office:value-type="string" calcext:value-type="string">
            <text:p><text:s/>Не знаю сказал Макивчук четко но знать хотел бы До Женьки наконец</text:p>
          </table:table-cell>
          <table:table-cell office:value-type="string" calcext:value-type="string">
            <text:p>дошло</text:p>
          </table:table-cell>
          <table:table-cell office:value-type="string" calcext:value-type="string">
            <text:p><text:s/>Не человек сказал он с тихим ужасом</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930854" calcext:value-type="float">
            <text:p>930854</text:p>
          </table:table-cell>
        </table:table-row>
        <table:table-row table:style-name="ro1">
          <table:table-cell office:value-type="string" calcext:value-type="string">
            <text:p>ukr</text:p>
          </table:table-cell>
          <table:table-cell office:value-type="string" calcext:value-type="string">
            <text:p><text:s/>Не знаю сказав Маківчук чітко але знати хотів би До Женьки нарешті дійшло Не людина сказав він з тихим жахо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94]" office:value-type="float" office:value="930854" calcext:value-type="float">
            <text:p>930854</text:p>
          </table:table-cell>
        </table:table-row>
        <table:table-row table:style-name="ro1">
          <table:table-cell office:value-type="string" calcext:value-type="string">
            <text:p>rus</text:p>
          </table:table-cell>
          <table:table-cell office:value-type="string" calcext:value-type="string">
            <text:p><text:s/>И что это за нить если на ней держится так много и почему человечество все еще</text:p>
          </table:table-cell>
          <table:table-cell office:value-type="string" calcext:value-type="string">
            <text:p>доверяет</text:p>
          </table:table-cell>
          <table:table-cell office:value-type="string" calcext:value-type="string">
            <text:p><text:s/>этой нити</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976225" calcext:value-type="float">
            <text:p>976225</text:p>
          </table:table-cell>
        </table:table-row>
        <table:table-row table:style-name="ro1">
          <table:table-cell office:value-type="string" calcext:value-type="string">
            <text:p>ukr</text:p>
          </table:table-cell>
          <table:table-cell office:value-type="string" calcext:value-type="string">
            <text:p><text:s/>І що це за нитка якщо на ній тримається так багато і чому людство все ще довіряє цій нитці</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196]" office:value-type="float" office:value="976225" calcext:value-type="float">
            <text:p>976225</text:p>
          </table:table-cell>
        </table:table-row>
        <table:table-row table:style-name="ro1">
          <table:table-cell office:value-type="string" calcext:value-type="string">
            <text:p>rus</text:p>
          </table:table-cell>
          <table:table-cell office:value-type="string" calcext:value-type="string">
            <text:p><text:s/>Много мне радости от моих мальчишек рассердилась Евтихия Эй вы Марш</text:p>
          </table:table-cell>
          <table:table-cell office:value-type="string" calcext:value-type="string">
            <text:p>домой</text:p>
          </table:table-cell>
          <table:table-cell office:value-type="string" calcext:value-type="string">
            <text:p><text:s/>Или хотите чтобы суп пригорел</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59498" calcext:value-type="float">
            <text:p>259498</text:p>
          </table:table-cell>
        </table:table-row>
        <table:table-row table:style-name="ro1">
          <table:table-cell office:value-type="string" calcext:value-type="string">
            <text:p>ukr</text:p>
          </table:table-cell>
          <table:table-cell office:value-type="string" calcext:value-type="string">
            <text:p><text:s/>Багато мені радості від моїх хлопчаків розгнівалась Євтихія Ей ви Гайда додому Чи хочете щоб суп пригорі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198]" office:value-type="float" office:value="259498" calcext:value-type="float">
            <text:p>259498</text:p>
          </table:table-cell>
        </table:table-row>
        <table:table-row table:style-name="ro1">
          <table:table-cell office:value-type="string" calcext:value-type="string">
            <text:p>rus</text:p>
          </table:table-cell>
          <table:table-cell office:value-type="string" calcext:value-type="string">
            <text:p><text:s/>Вам надлежит</text:p>
          </table:table-cell>
          <table:table-cell office:value-type="string" calcext:value-type="string">
            <text:p>достигнуть</text:p>
          </table:table-cell>
          <table:table-cell office:value-type="string" calcext:value-type="string">
            <text:p><text:s/>гармонического совершенства души и тела</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69913" calcext:value-type="float">
            <text:p>269913</text:p>
          </table:table-cell>
        </table:table-row>
        <table:table-row table:style-name="ro1">
          <table:table-cell office:value-type="string" calcext:value-type="string">
            <text:p>ukr</text:p>
          </table:table-cell>
          <table:table-cell office:value-type="string" calcext:value-type="string">
            <text:p><text:s/>Ви повинні досягнути гармонійної досконалості душі й тіл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0]" office:value-type="float" office:value="269913" calcext:value-type="float">
            <text:p>269913</text:p>
          </table:table-cell>
        </table:table-row>
        <table:table-row table:style-name="ro1">
          <table:table-cell office:value-type="string" calcext:value-type="string">
            <text:p>rus</text:p>
          </table:table-cell>
          <table:table-cell office:value-type="string" calcext:value-type="string">
            <text:p><text:s/>А педотриб тут же</text:p>
          </table:table-cell>
          <table:table-cell office:value-type="string" calcext:value-type="string">
            <text:p>добавлял</text:p>
          </table:table-cell>
          <table:table-cell office:value-type="string" calcext:value-type="string">
            <text:p><text:s/>и своей палкой</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851594" calcext:value-type="float">
            <text:p>851594</text:p>
          </table:table-cell>
        </table:table-row>
        <table:table-row table:style-name="ro1">
          <table:table-cell office:value-type="string" calcext:value-type="string">
            <text:p>ukr</text:p>
          </table:table-cell>
          <table:table-cell office:value-type="string" calcext:value-type="string">
            <text:p><text:s/>А педотриб тут таки добавляв ще й своєю палицею</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2]" office:value-type="float" office:value="851594" calcext:value-type="float">
            <text:p>851594</text:p>
          </table:table-cell>
        </table:table-row>
        <table:table-row table:style-name="ro1">
          <table:table-cell office:value-type="string" calcext:value-type="string">
            <text:p>rus</text:p>
          </table:table-cell>
          <table:table-cell office:value-type="string" calcext:value-type="string">
            <text:p><text:s/>Увидев все великолепие Игр блеск и мощность атлетов он захочет стать таким как они чтобы тоже когда-нибудь</text:p>
          </table:table-cell>
          <table:table-cell office:value-type="string" calcext:value-type="string">
            <text:p>добиться</text:p>
          </table:table-cell>
          <table:table-cell office:value-type="string" calcext:value-type="string">
            <text:p><text:s/>звания олимпионика</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602649" calcext:value-type="float">
            <text:p>602649</text:p>
          </table:table-cell>
        </table:table-row>
        <table:table-row table:style-name="ro1">
          <table:table-cell office:value-type="string" calcext:value-type="string">
            <text:p>ukr</text:p>
          </table:table-cell>
          <table:table-cell office:value-type="string" calcext:value-type="string">
            <text:p><text:s/>Побачивши всю чудову красу Ігор майстерність і могутність атлетів він захоче стати таким як вони щоб теж коли-небудь здобути звання олімпіонік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4]" office:value-type="float" office:value="602649" calcext:value-type="float">
            <text:p>602649</text:p>
          </table:table-cell>
        </table:table-row>
        <table:table-row table:style-name="ro1">
          <table:table-cell office:value-type="string" calcext:value-type="string">
            <text:p>rus</text:p>
          </table:table-cell>
          <table:table-cell office:value-type="string" calcext:value-type="string">
            <text:p><text:s/>Но разве он не видит здесь в Афинах каких успехов</text:p>
          </table:table-cell>
          <table:table-cell office:value-type="string" calcext:value-type="string">
            <text:p>добиваются</text:p>
          </table:table-cell>
          <table:table-cell office:value-type="string" calcext:value-type="string">
            <text:p><text:s/>его сверстники</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783351" calcext:value-type="float">
            <text:p>783351</text:p>
          </table:table-cell>
        </table:table-row>
        <table:table-row table:style-name="ro1">
          <table:table-cell office:value-type="string" calcext:value-type="string">
            <text:p>ukr</text:p>
          </table:table-cell>
          <table:table-cell office:value-type="string" calcext:value-type="string">
            <text:p><text:s/>А хіба він не бачить тут в Афінах яких успіхів досягають його ровесники</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6]" office:value-type="float" office:value="783351" calcext:value-type="float">
            <text:p>783351</text:p>
          </table:table-cell>
        </table:table-row>
        <table:table-row table:style-name="ro1">
          <table:table-cell office:value-type="string" calcext:value-type="string">
            <text:p>rus</text:p>
          </table:table-cell>
          <table:table-cell office:value-type="string" calcext:value-type="string">
            <text:p><text:s/>Пусть увидит сам чего</text:p>
          </table:table-cell>
          <table:table-cell office:value-type="string" calcext:value-type="string">
            <text:p>достигает</text:p>
          </table:table-cell>
          <table:table-cell office:value-type="string" calcext:value-type="string">
            <text:p><text:s/>человек если он этого захочет</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60523" calcext:value-type="float">
            <text:p>260523</text:p>
          </table:table-cell>
        </table:table-row>
        <table:table-row table:style-name="ro1">
          <table:table-cell office:value-type="string" calcext:value-type="string">
            <text:p>ukr</text:p>
          </table:table-cell>
          <table:table-cell office:value-type="string" calcext:value-type="string">
            <text:p><text:s/>Нехай побачить сам чого може досягти людина якщо вона цього захоче</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8]" office:value-type="float" office:value="260523" calcext:value-type="float">
            <text:p>260523</text:p>
          </table:table-cell>
        </table:table-row>
        <table:table-row table:style-name="ro1">
          <table:table-cell office:value-type="string" calcext:value-type="string">
            <text:p>rus</text:p>
          </table:table-cell>
          <table:table-cell office:value-type="string" calcext:value-type="string">
            <text:p><text:s/>Повара рабы с бритыми головами спешили на рынок или возвращались</text:p>
          </table:table-cell>
          <table:table-cell office:value-type="string" calcext:value-type="string">
            <text:p>домой</text:p>
          </table:table-cell>
          <table:table-cell office:value-type="string" calcext:value-type="string">
            <text:p><text:s/>с корзинами полными рыбой кроликами грудами овощей фруктов и связками пряных трав</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369891" calcext:value-type="float">
            <text:p>369891</text:p>
          </table:table-cell>
        </table:table-row>
        <table:table-row table:style-name="ro1">
          <table:table-cell office:value-type="string" calcext:value-type="string">
            <text:p>ukr</text:p>
          </table:table-cell>
          <table:table-cell office:value-type="string" calcext:value-type="string">
            <text:p><text:s/>Кухарі раби з поголеними головами поспішали на базар або поверталися додому з кошиками наповненими рибою кроликами овочами фруктами і жмутами пряних тра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10]" office:value-type="float" office:value="369891" calcext:value-type="float">
            <text:p>369891</text:p>
          </table:table-cell>
        </table:table-row>
        <table:table-row table:style-name="ro1">
          <table:table-cell office:value-type="string" calcext:value-type="string">
            <text:p>rus</text:p>
          </table:table-cell>
          <table:table-cell office:value-type="string" calcext:value-type="string">
            <text:p><text:s/>Нам пора</text:p>
          </table:table-cell>
          <table:table-cell office:value-type="string" calcext:value-type="string">
            <text:p>домой</text:p>
          </table:table-cell>
          <table:table-cell office:value-type="string" calcext:value-type="string">
            <text:p><text:s/>иначе мы опоздаем к обеду</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594308" calcext:value-type="float">
            <text:p>594308</text:p>
          </table:table-cell>
        </table:table-row>
        <table:table-row table:style-name="ro1">
          <table:table-cell office:value-type="string" calcext:value-type="string">
            <text:p>ukr</text:p>
          </table:table-cell>
          <table:table-cell office:value-type="string" calcext:value-type="string">
            <text:p><text:s/>Нам час додому інакше ми запізнимося на обід</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12]" office:value-type="float" office:value="594308" calcext:value-type="float">
            <text:p>594308</text:p>
          </table:table-cell>
        </table:table-row>
        <table:table-row table:style-name="ro1">
          <table:table-cell office:value-type="string" calcext:value-type="string">
            <text:p>rus</text:p>
          </table:table-cell>
          <table:table-cell office:value-type="string" calcext:value-type="string">
            <text:p><text:s/>Правда Геро тихо ответила Эригона ведь ты знаешь что многое не</text:p>
          </table:table-cell>
          <table:table-cell office:value-type="string" calcext:value-type="string">
            <text:p>дозволено</text:p>
          </table:table-cell>
          <table:table-cell office:value-type="string" calcext:value-type="string">
            <text:p><text:s/>афинским женщинам</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99578" calcext:value-type="float">
            <text:p>299578</text:p>
          </table:table-cell>
        </table:table-row>
        <table:table-row table:style-name="ro1">
          <table:table-cell office:value-type="string" calcext:value-type="string">
            <text:p>ukr</text:p>
          </table:table-cell>
          <table:table-cell office:value-type="string" calcext:value-type="string">
            <text:p><text:s/>Правда Геро тихо відповіла Еригона адже ти знаєш що багато чого не дозволено афінським жінкам</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14]" office:value-type="float" office:value="299578" calcext:value-type="float">
            <text:p>299578</text:p>
          </table:table-cell>
        </table:table-row>
        <table:table-row table:style-name="ro1">
          <table:table-cell office:value-type="string" calcext:value-type="string">
            <text:p>rus</text:p>
          </table:table-cell>
          <table:table-cell office:value-type="string" calcext:value-type="string">
            <text:p><text:s/>Так и в путешествии ты погуляешь потом пообедаешь еще погуляешь поужинаешь поспишь а через пять шесть дней уже</text:p>
          </table:table-cell>
          <table:table-cell office:value-type="string" calcext:value-type="string">
            <text:p>дойдешь</text:p>
          </table:table-cell>
          <table:table-cell office:value-type="string" calcext:value-type="string">
            <text:p><text:s/>до Олимпии</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981311" calcext:value-type="float">
            <text:p>981311</text:p>
          </table:table-cell>
        </table:table-row>
        <table:table-row table:style-name="ro1">
          <table:table-cell office:value-type="string" calcext:value-type="string">
            <text:p>ukr</text:p>
          </table:table-cell>
          <table:table-cell office:value-type="string" calcext:value-type="string">
            <text:p><text:s/>Отак і в подорожі ти погуляєш потім пообідаєш ще погуляєш повечеряєш поспиш а через п'ять шість днів уже дійдеш до Олімпії</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16]" office:value-type="float" office:value="981311" calcext:value-type="float">
            <text:p>981311</text:p>
          </table:table-cell>
        </table:table-row>
        <table:table-row table:style-name="ro1">
          <table:table-cell office:value-type="string" calcext:value-type="string">
            <text:p>rus</text:p>
          </table:table-cell>
          <table:table-cell office:value-type="string" calcext:value-type="string">
            <text:p><text:s/>В возрасте четырех месяцев когда Бим уже смог</text:p>
          </table:table-cell>
          <table:table-cell office:value-type="string" calcext:value-type="string">
            <text:p>дотянуться</text:p>
          </table:table-cell>
          <table:table-cell office:value-type="string" calcext:value-type="string">
            <text:p><text:s/>на задних лапках он сам вытащил брусочек и попытался его исследовать</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302162" calcext:value-type="float">
            <text:p>302162</text:p>
          </table:table-cell>
        </table:table-row>
        <table:table-row table:style-name="ro1">
          <table:table-cell office:value-type="string" calcext:value-type="string">
            <text:p>ukr</text:p>
          </table:table-cell>
          <table:table-cell office:value-type="string" calcext:value-type="string">
            <text:p><text:s/>В чотири місяці Бім уже зміг ставши на задні лапки дотягнутися до стіни Він сам вийняв зубами брусочок і спробував його дослідит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18]" office:value-type="float" office:value="302162" calcext:value-type="float">
            <text:p>302162</text:p>
          </table:table-cell>
        </table:table-row>
        <table:table-row table:style-name="ro1">
          <table:table-cell office:value-type="string" calcext:value-type="string">
            <text:p>rus</text:p>
          </table:table-cell>
          <table:table-cell office:value-type="string" calcext:value-type="string">
            <text:p><text:s/>Нельзя Нельзя</text:p>
          </table:table-cell>
          <table:table-cell office:value-type="string" calcext:value-type="string">
            <text:p>долбил</text:p>
          </table:table-cell>
          <table:table-cell office:value-type="string" calcext:value-type="string">
            <text:p><text:s/>тот нарочито и совал снова и снова книгу к носу но уже не наказывал</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511506" calcext:value-type="float">
            <text:p>511506</text:p>
          </table:table-cell>
        </table:table-row>
        <table:table-row table:style-name="ro1">
          <table:table-cell office:value-type="string" calcext:value-type="string">
            <text:p>ukr</text:p>
          </table:table-cell>
          <table:table-cell office:value-type="string" calcext:value-type="string">
            <text:p><text:s/>Не можна Не можна товкмачив той навмисне і тицяв знову й знову книжку до носа та вже не карав</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20]" office:value-type="float" office:value="511506" calcext:value-type="float">
            <text:p>511506</text:p>
          </table:table-cell>
        </table:table-row>
        <table:table-row table:style-name="ro1">
          <table:table-cell office:value-type="string" calcext:value-type="string">
            <text:p>rus</text:p>
          </table:table-cell>
          <table:table-cell office:value-type="string" calcext:value-type="string">
            <text:p><text:s/>Хозяин мог бы по этим анкетам не только</text:p>
          </table:table-cell>
          <table:table-cell office:value-type="string" calcext:value-type="string">
            <text:p>дойти</text:p>
          </table:table-cell>
          <table:table-cell office:value-type="string" calcext:value-type="string">
            <text:p><text:s/>до прадеда и пробабки Бима но и знать при желании прадедового прадеда и прабабушкину прабабушку</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218903" calcext:value-type="float">
            <text:p>218903</text:p>
          </table:table-cell>
        </table:table-row>
        <table:table-row table:style-name="ro1">
          <table:table-cell office:value-type="string" calcext:value-type="string">
            <text:p>ukr</text:p>
          </table:table-cell>
          <table:table-cell office:value-type="string" calcext:value-type="string">
            <text:p><text:s/>Хазяїн міг би за цими анкетами дійти не тільки до Бімових прадіда й прабаби але й знати при бажанні прадідового прадіда й прабабину прабаб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22]" office:value-type="float" office:value="218903" calcext:value-type="float">
            <text:p>218903</text:p>
          </table:table-cell>
        </table:table-row>
        <table:table-row table:style-name="ro1">
          <table:table-cell office:value-type="string" calcext:value-type="string">
            <text:p>rus</text:p>
          </table:table-cell>
          <table:table-cell office:value-type="string" calcext:value-type="string">
            <text:p><text:s/>Он перевернул все книги по охоте и собаководству чтобы хоть немного приблизиться к истине и</text:p>
          </table:table-cell>
          <table:table-cell office:value-type="string" calcext:value-type="string">
            <text:p>доказать</text:p>
          </table:table-cell>
          <table:table-cell office:value-type="string" calcext:value-type="string">
            <text:p><text:s/>со временем что Бим не виноват</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87945" calcext:value-type="float">
            <text:p>487945</text:p>
          </table:table-cell>
        </table:table-row>
        <table:table-row table:style-name="ro1">
          <table:table-cell office:value-type="string" calcext:value-type="string">
            <text:p>ukr</text:p>
          </table:table-cell>
          <table:table-cell office:value-type="string" calcext:value-type="string">
            <text:p><text:s/>Він перегорнув усі книжки з полювання та собаківництва щоб хоч трохи наблизитися до істини й довести згодом що Бім не винен</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24]" office:value-type="float" office:value="487945" calcext:value-type="float">
            <text:p>487945</text:p>
          </table:table-cell>
        </table:table-row>
        <table:table-row table:style-name="ro1">
          <table:table-cell office:value-type="string" calcext:value-type="string">
            <text:p>rus</text:p>
          </table:table-cell>
          <table:table-cell office:value-type="string" calcext:value-type="string">
            <text:p><text:s/>Да и в самом деле этак каждый может происхождение своей собаки</text:p>
          </table:table-cell>
          <table:table-cell office:value-type="string" calcext:value-type="string">
            <text:p>довести</text:p>
          </table:table-cell>
          <table:table-cell office:value-type="string" calcext:value-type="string">
            <text:p><text:s/>до собаки писателя а там и самому недалеко до Л Н Толстог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45922" calcext:value-type="float">
            <text:p>445922</text:p>
          </table:table-cell>
        </table:table-row>
        <table:table-row table:style-name="ro1">
          <table:table-cell office:value-type="string" calcext:value-type="string">
            <text:p>ukr</text:p>
          </table:table-cell>
          <table:table-cell office:value-type="string" calcext:value-type="string">
            <text:p><text:s/>Та й справді отак кожен може походження свого собаки довести до собаки письменника а там і самому недалеко до Л М Толстого</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26]" office:value-type="float" office:value="445922" calcext:value-type="float">
            <text:p>445922</text:p>
          </table:table-cell>
        </table:table-row>
        <table:table-row table:style-name="ro1">
          <table:table-cell office:value-type="string" calcext:value-type="string">
            <text:p>rus</text:p>
          </table:table-cell>
          <table:table-cell office:value-type="string" calcext:value-type="string">
            <text:p><text:s/>Тщательно и старательно шел Бим по лугу челноком разыскивая разбросанный сыр и вдруг среди разных запахов трав цветов самой земли и реки ворвалась струя воздуха необычная и волнующая пахло какой-то птицей вовсе не похожей на тех что знал Бим воробьев там разных веселых синиц трясогузок и всякой мелочи</text:p>
          </table:table-cell>
          <table:table-cell office:value-type="string" calcext:value-type="string">
            <text:p>догнать</text:p>
          </table:table-cell>
          <table:table-cell office:value-type="string" calcext:value-type="string">
            <text:p><text:s/>какую нечего и пытаться пробова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975027" calcext:value-type="float">
            <text:p>975027</text:p>
          </table:table-cell>
        </table:table-row>
        <table:table-row table:style-name="ro1">
          <table:table-cell office:value-type="string" calcext:value-type="string">
            <text:p>ukr</text:p>
          </table:table-cell>
          <table:table-cell office:value-type="string" calcext:value-type="string">
            <text:p><text:s/>Пильно й старанно йшов Бім через луг човником вишукуючи розкиданий сир і раптом серед різних пахощів трав квітів самої землі та річки ввірвався струмінь повітря незвичний і хвилюючий пахло якимось птахом зовсім не схожим на тих яких знав Бім горобців там різних веселих синиць трясогузок і всілякої дрібноти яку нізащо не наздоженеш</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28]" office:value-type="float" office:value="975027" calcext:value-type="float">
            <text:p>975027</text:p>
          </table:table-cell>
        </table:table-row>
        <table:table-row table:style-name="ro1">
          <table:table-cell office:value-type="string" calcext:value-type="string">
            <text:p>rus</text:p>
          </table:table-cell>
          <table:table-cell office:value-type="string" calcext:value-type="string">
            <text:p><text:s/>Бим опять ринулся было безрассудно</text:p>
          </table:table-cell>
          <table:table-cell office:value-type="string" calcext:value-type="string">
            <text:p>догонять</text:p>
          </table:table-cell>
          <table:table-cell office:value-type="string" calcext:value-type="string">
            <text:p><text:s/>птицу н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11110" calcext:value-type="float">
            <text:p>411110</text:p>
          </table:table-cell>
        </table:table-row>
        <table:table-row table:style-name="ro1">
          <table:table-cell office:value-type="string" calcext:value-type="string">
            <text:p>ukr</text:p>
          </table:table-cell>
          <table:table-cell office:value-type="string" calcext:value-type="string">
            <text:p><text:s/>Бім знову нерозважливо кинувся був наздоганяти птаха але</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30]" office:value-type="float" office:value="411110" calcext:value-type="float">
            <text:p>411110</text:p>
          </table:table-cell>
        </table:table-row>
        <table:table-row table:style-name="ro1">
          <table:table-cell office:value-type="string" calcext:value-type="string">
            <text:p>rus</text:p>
          </table:table-cell>
          <table:table-cell office:value-type="string" calcext:value-type="string">
            <text:p><text:s/>И</text:p>
          </table:table-cell>
          <table:table-cell office:value-type="string" calcext:value-type="string">
            <text:p>догонять</text:p>
          </table:table-cell>
          <table:table-cell office:value-type="string" calcext:value-type="string">
            <text:p><text:s/>его оказывается вовсе не надо его только найти поднять на крыло и лечь а остальное сделает друг</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15646" calcext:value-type="float">
            <text:p>415646</text:p>
          </table:table-cell>
        </table:table-row>
        <table:table-row table:style-name="ro1">
          <table:table-cell office:value-type="string" calcext:value-type="string">
            <text:p>ukr</text:p>
          </table:table-cell>
          <table:table-cell office:value-type="string" calcext:value-type="string">
            <text:p><text:s/>І наздоганяти його виявляється зовсім не треба його тільки знайти підняти на крило й лягти а решту зробить друг</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32]" office:value-type="float" office:value="415646" calcext:value-type="float">
            <text:p>415646</text:p>
          </table:table-cell>
        </table:table-row>
        <table:table-row table:style-name="ro1">
          <table:table-cell office:value-type="string" calcext:value-type="string">
            <text:p>rus</text:p>
          </table:table-cell>
          <table:table-cell office:value-type="string" calcext:value-type="string">
            <text:p><text:s/>Что до интеллигентности то Бим даже умел так научился сам</text:p>
          </table:table-cell>
          <table:table-cell office:value-type="string" calcext:value-type="string">
            <text:p>дошел</text:p>
          </table:table-cell>
          <table:table-cell office:value-type="string" calcext:value-type="string">
            <text:p><text:s/>своим умом царапаться в дверь чтобы откры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781050" calcext:value-type="float">
            <text:p>781050</text:p>
          </table:table-cell>
        </table:table-row>
        <table:table-row table:style-name="ro1">
          <table:table-cell office:value-type="string" calcext:value-type="string">
            <text:p>ukr</text:p>
          </table:table-cell>
          <table:table-cell office:value-type="string" calcext:value-type="string">
            <text:p><text:s/>Щодо інтелігентності то Бім умів навіть так навчився сам дійшов своїм розумом дряпатися в двері щоб відчинил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34]" office:value-type="float" office:value="781050" calcext:value-type="float">
            <text:p>781050</text:p>
          </table:table-cell>
        </table:table-row>
        <table:table-row table:style-name="ro1">
          <table:table-cell office:value-type="string" calcext:value-type="string">
            <text:p>rus</text:p>
          </table:table-cell>
          <table:table-cell office:value-type="string" calcext:value-type="string">
            <text:p><text:s/>Бим побегает малость управится как и полагается и спешит</text:p>
          </table:table-cell>
          <table:table-cell office:value-type="string" calcext:value-type="string">
            <text:p>домой</text:p>
          </table:table-cell>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183137" calcext:value-type="float">
            <text:p>183137</text:p>
          </table:table-cell>
        </table:table-row>
        <table:table-row table:style-name="ro1">
          <table:table-cell office:value-type="string" calcext:value-type="string">
            <text:p>ukr</text:p>
          </table:table-cell>
          <table:table-cell office:value-type="string" calcext:value-type="string">
            <text:p><text:s/>Бім трохи побігає впорається як і належить і поспішає додом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36]" office:value-type="float" office:value="183137" calcext:value-type="float">
            <text:p>183137</text:p>
          </table:table-cell>
        </table:table-row>
        <table:table-row table:style-name="ro1">
          <table:table-cell office:value-type="string" calcext:value-type="string">
            <text:p>rus</text:p>
          </table:table-cell>
          <table:table-cell office:value-type="string" calcext:value-type="string">
            <text:p><text:s/>А по вечерам он приносил их</text:p>
          </table:table-cell>
          <table:table-cell office:value-type="string" calcext:value-type="string">
            <text:p>домой</text:p>
          </table:table-cell>
          <table:table-cell office:value-type="string" calcext:value-type="string">
            <text:p><text:s/>в своём чёрном портфельчике</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154617" calcext:value-type="float">
            <text:p>154617</text:p>
          </table:table-cell>
        </table:table-row>
        <table:table-row table:style-name="ro1">
          <table:table-cell office:value-type="string" calcext:value-type="string">
            <text:p>ukr</text:p>
          </table:table-cell>
          <table:table-cell office:value-type="string" calcext:value-type="string">
            <text:p><text:s/>А вечорами він приносив їх додому в своему чорному портфелик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38]" office:value-type="float" office:value="154617" calcext:value-type="float">
            <text:p>154617</text:p>
          </table:table-cell>
        </table:table-row>
        <table:table-row table:style-name="ro1">
          <table:table-cell office:value-type="string" calcext:value-type="string">
            <text:p>rus</text:p>
          </table:table-cell>
          <table:table-cell office:value-type="string" calcext:value-type="string">
            <text:p><text:s/>Да было похоже на то что ветер сперва</text:p>
          </table:table-cell>
          <table:table-cell office:value-type="string" calcext:value-type="string">
            <text:p>донёс</text:p>
          </table:table-cell>
          <table:table-cell office:value-type="string" calcext:value-type="string">
            <text:p><text:s/>её до калитки подождал пока она откроет а потом принёс её прямо к парадной двери</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607614" calcext:value-type="float">
            <text:p>607614</text:p>
          </table:table-cell>
        </table:table-row>
        <table:table-row table:style-name="ro1">
          <table:table-cell office:value-type="string" calcext:value-type="string">
            <text:p>ukr</text:p>
          </table:table-cell>
          <table:table-cell office:value-type="string" calcext:value-type="string">
            <text:p><text:s/>Так скидалося на те що вітер спершу доніс її до хвірточки зачекав доки вона відчинить а потім приніс її просто до парадного вход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40]" office:value-type="float" office:value="607614" calcext:value-type="float">
            <text:p>607614</text:p>
          </table:table-cell>
        </table:table-row>
        <table:table-row table:style-name="ro1">
          <table:table-cell office:value-type="string" calcext:value-type="string">
            <text:p>rus</text:p>
          </table:table-cell>
          <table:table-cell office:value-type="string" calcext:value-type="string">
            <text:p><text:s/>И с этими словами она</text:p>
          </table:table-cell>
          <table:table-cell office:value-type="string" calcext:value-type="string">
            <text:p>достала</text:p>
          </table:table-cell>
          <table:table-cell office:value-type="string" calcext:value-type="string">
            <text:p><text:s/>из совершенно пустой сумки накрахмаленный белый фартук и надела его</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439736" calcext:value-type="float">
            <text:p>439736</text:p>
          </table:table-cell>
        </table:table-row>
        <table:table-row table:style-name="ro1">
          <table:table-cell office:value-type="string" calcext:value-type="string">
            <text:p>ukr</text:p>
          </table:table-cell>
          <table:table-cell office:value-type="string" calcext:value-type="string">
            <text:p><text:s/>І з цими словами вона дістала з зовсім порожньої валізки накрохмалений білий фартух і наділа його</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42]" office:value-type="float" office:value="439736" calcext:value-type="float">
            <text:p>439736</text:p>
          </table:table-cell>
        </table:table-row>
        <table:table-row table:style-name="ro1">
          <table:table-cell office:value-type="string" calcext:value-type="string">
            <text:p>rus</text:p>
          </table:table-cell>
          <table:table-cell office:value-type="string" calcext:value-type="string">
            <text:p><text:s/>Мэри Поппинс</text:p>
          </table:table-cell>
          <table:table-cell office:value-type="string" calcext:value-type="string">
            <text:p>достала</text:p>
          </table:table-cell>
          <table:table-cell office:value-type="string" calcext:value-type="string">
            <text:p><text:s/>из сумки большую бутыль с ярлыком Принимать по чайной ложке перед сном</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67547" calcext:value-type="float">
            <text:p>867547</text:p>
          </table:table-cell>
        </table:table-row>
        <table:table-row table:style-name="ro1">
          <table:table-cell office:value-type="string" calcext:value-type="string">
            <text:p>ukr</text:p>
          </table:table-cell>
          <table:table-cell office:value-type="string" calcext:value-type="string">
            <text:p><text:s/>Мері Поппінс дістала з валізки чималеньку плящину з написом Вживати по чайній ложці перед сном</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44]" office:value-type="float" office:value="867547" calcext:value-type="float">
            <text:p>867547</text:p>
          </table:table-cell>
        </table:table-row>
        <table:table-row table:style-name="ro1">
          <table:table-cell office:value-type="string" calcext:value-type="string">
            <text:p>rus</text:p>
          </table:table-cell>
          <table:table-cell office:value-type="string" calcext:value-type="string">
            <text:p><text:s/>И она помогла им раздеться причём они заметили что те же самые крючки и пуговицы которые</text:p>
          </table:table-cell>
          <table:table-cell office:value-type="string" calcext:value-type="string">
            <text:p>доставляли</text:p>
          </table:table-cell>
          <table:table-cell office:value-type="string" calcext:value-type="string">
            <text:p><text:s/>няне Кэти столько хлопот у Мэри Поппинс расстёгивались сами стоило ей на них взглянуть</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550960" calcext:value-type="float">
            <text:p>550960</text:p>
          </table:table-cell>
        </table:table-row>
        <table:table-row table:style-name="ro1">
          <table:table-cell office:value-type="string" calcext:value-type="string">
            <text:p>ukr</text:p>
          </table:table-cell>
          <table:table-cell office:value-type="string" calcext:value-type="string">
            <text:p><text:s/>І вона допомогла їм роздягнутись причому вони помітили що ті самі гачки й ґудзики які завдавали няньці Кеті стільки клопоту в Мері Поппінс розстібалися самі варто їй було на них поглянут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46]" office:value-type="float" office:value="550960" calcext:value-type="float">
            <text:p>550960</text:p>
          </table:table-cell>
        </table:table-row>
        <table:table-row table:style-name="ro1">
          <table:table-cell office:value-type="string" calcext:value-type="string">
            <text:p>rus</text:p>
          </table:table-cell>
          <table:table-cell office:value-type="string" calcext:value-type="string">
            <text:p><text:s/>Из ковровой сумки она</text:p>
          </table:table-cell>
          <table:table-cell office:value-type="string" calcext:value-type="string">
            <text:p>достала</text:p>
          </table:table-cell>
          <table:table-cell office:value-type="string" calcext:value-type="string">
            <text:p><text:s/>семь фланелевых ночных рубашек четыре полотняных пару туфель коробку домино две купальные шапочки альбом с открытками и зонтик зонтик с ручкой в виде головы попугая</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83487" calcext:value-type="float">
            <text:p>883487</text:p>
          </table:table-cell>
        </table:table-row>
        <table:table-row table:style-name="ro1">
          <table:table-cell office:value-type="string" calcext:value-type="string">
            <text:p>ukr</text:p>
          </table:table-cell>
          <table:table-cell office:value-type="string" calcext:value-type="string">
            <text:p><text:s/>Із килимової валізки вона дістала сім байкових нічних сорочок чотири ситцевих пару черевиків коробку доміно дві купальні шапочки альбом із листівками та парасольку парасольку з ручкою у вигляді голівки папужк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48]" office:value-type="float" office:value="883487" calcext:value-type="float">
            <text:p>883487</text:p>
          </table:table-cell>
        </table:table-row>
        <table:table-row table:style-name="ro1">
          <table:table-cell office:value-type="string" calcext:value-type="string">
            <text:p>rus</text:p>
          </table:table-cell>
          <table:table-cell office:value-type="string" calcext:value-type="string">
            <text:p><text:s/>И если я услышу ещё один вопрос мы сразу пойдём</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299538" calcext:value-type="float">
            <text:p>299538</text:p>
          </table:table-cell>
        </table:table-row>
        <table:table-row table:style-name="ro1">
          <table:table-cell office:value-type="string" calcext:value-type="string">
            <text:p>ukr</text:p>
          </table:table-cell>
          <table:table-cell office:value-type="string" calcext:value-type="string">
            <text:p><text:s/>І якщо я почую ще одне запитання ми відразу підемо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50]" office:value-type="float" office:value="299538" calcext:value-type="float">
            <text:p>299538</text:p>
          </table:table-cell>
        </table:table-row>
        <table:table-row table:style-name="ro1">
          <table:table-cell office:value-type="string" calcext:value-type="string">
            <text:p>rus</text:p>
          </table:table-cell>
          <table:table-cell office:value-type="string" calcext:value-type="string">
            <text:p><text:s/>О господи боже ты мой милостивый стонал мистер Паррик вытирая слёзы полой пиджака потому что он был не в состоянии найти свой носовой платок Пора идти</text:p>
          </table:table-cell>
          <table:table-cell office:value-type="string" calcext:value-type="string">
            <text:p>домой</text:p>
          </table:table-cell>
          <table:table-cell office:value-type="string" calcext:value-type="string">
            <text:p><text:s/>Голос Мэри Поппинс словно трубный глас заглушил общий хохот</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2560" calcext:value-type="float">
            <text:p>2560</text:p>
          </table:table-cell>
        </table:table-row>
        <table:table-row table:style-name="ro1">
          <table:table-cell office:value-type="string" calcext:value-type="string">
            <text:p>ukr</text:p>
          </table:table-cell>
          <table:table-cell office:value-type="string" calcext:value-type="string">
            <text:p><text:s/>О Господи Боже ти мій милосердний стогнав містер Паррук витираючи сльози полою піджака бо був не в змозі знайти свій носовичок Час іти додому Голос Мері Поппінс ніби срібна сурма заглушив загальний регіт</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52]" office:value-type="float" office:value="2560" calcext:value-type="float">
            <text:p>2560</text:p>
          </table:table-cell>
        </table:table-row>
        <table:table-row table:style-name="ro1">
          <table:table-cell office:value-type="string" calcext:value-type="string">
            <text:p>rus</text:p>
          </table:table-cell>
          <table:table-cell office:value-type="string" calcext:value-type="string">
            <text:p><text:s/>Да мысль о том что пора идти</text:p>
          </table:table-cell>
          <table:table-cell office:value-type="string" calcext:value-type="string">
            <text:p>домой</text:p>
          </table:table-cell>
          <table:table-cell office:value-type="string" calcext:value-type="string">
            <text:p><text:s/>это была первая грустная мысль за весь день и как только она появилась смешинка пропала</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62967" calcext:value-type="float">
            <text:p>862967</text:p>
          </table:table-cell>
        </table:table-row>
        <table:table-row table:style-name="ro1">
          <table:table-cell office:value-type="string" calcext:value-type="string">
            <text:p>ukr</text:p>
          </table:table-cell>
          <table:table-cell office:value-type="string" calcext:value-type="string">
            <text:p><text:s/>Так думка про те що час іти додому це була перша сумна думка за весь день і як тільки вона з'явилася смішинка пропала</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54]" office:value-type="float" office:value="862967" calcext:value-type="float">
            <text:p>862967</text:p>
          </table:table-cell>
        </table:table-row>
        <table:table-row table:style-name="ro1">
          <table:table-cell office:value-type="string" calcext:value-type="string">
            <text:p>rus</text:p>
          </table:table-cell>
          <table:table-cell office:value-type="string" calcext:value-type="string">
            <text:p><text:s/>Ужасно жалко что вы должны идти</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379007" calcext:value-type="float">
            <text:p>379007</text:p>
          </table:table-cell>
        </table:table-row>
        <table:table-row table:style-name="ro1">
          <table:table-cell office:value-type="string" calcext:value-type="string">
            <text:p>ukr</text:p>
          </table:table-cell>
          <table:table-cell office:value-type="string" calcext:value-type="string">
            <text:p><text:s/>Дуже шкода що ви повинні йти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56]" office:value-type="float" office:value="379007" calcext:value-type="float">
            <text:p>379007</text:p>
          </table:table-cell>
        </table:table-row>
        <table:table-row table:style-name="ro1">
          <table:table-cell office:value-type="string" calcext:value-type="string">
            <text:p>rus</text:p>
          </table:table-cell>
          <table:table-cell/>
          <table:table-cell office:value-type="string" calcext:value-type="string">
            <text:p>Доконала</text:p>
          </table:table-cell>
          <table:table-cell office:value-type="string" calcext:value-type="string">
            <text:p><text:s/>таки мой корабль своими булыжниками два раза в стратосфере и вот здесь</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0300" calcext:value-type="float">
            <text:p>210300</text:p>
          </table:table-cell>
        </table:table-row>
        <table:table-row table:style-name="ro1">
          <table:table-cell office:value-type="string" calcext:value-type="string">
            <text:p>ukr</text:p>
          </table:table-cell>
          <table:table-cell office:value-type="string" calcext:value-type="string">
            <text:p><text:s/>Доконала вона усе-таки мій корабель своїми каменюками двічі у стратосфері і ось тут</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58]" office:value-type="float" office:value="210300" calcext:value-type="float">
            <text:p>210300</text:p>
          </table:table-cell>
        </table:table-row>
        <table:table-row table:style-name="ro1">
          <table:table-cell office:value-type="string" calcext:value-type="string">
            <text:p>rus</text:p>
          </table:table-cell>
          <table:table-cell office:value-type="string" calcext:value-type="string">
            <text:p><text:s/>Он мельком подумал что огонь может</text:p>
          </table:table-cell>
          <table:table-cell office:value-type="string" calcext:value-type="string">
            <text:p>догнать</text:p>
          </table:table-cell>
          <table:table-cell office:value-type="string" calcext:value-type="string">
            <text:p><text:s/>его и тогда придется уходить вплавь и это будет неприятно но красный свет вдруг померк и погас совсем и он понял что противопожарные устройства в отличие от него разобрались все-таки что к чему и выполнили свое назначение с присущей им тщательностью</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903693" calcext:value-type="float">
            <text:p>903693</text:p>
          </table:table-cell>
        </table:table-row>
        <table:table-row table:style-name="ro1">
          <table:table-cell office:value-type="string" calcext:value-type="string">
            <text:p>ukr</text:p>
          </table:table-cell>
          <table:table-cell office:value-type="string" calcext:value-type="string">
            <text:p><text:s/>Він мигцем подумав що вогонь може наздогнати його і тоді доведеться втікати плавом і це буде неприємно але червоне світло зненацька потьмяніло і згасло зовсім і він збагнув що протипожежні пристрої на відміну од нього розчовпали усе-таки що й до чого і виконали своє призначення з притаманною їм старанністю</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60]" office:value-type="float" office:value="903693" calcext:value-type="float">
            <text:p>903693</text:p>
          </table:table-cell>
        </table:table-row>
        <table:table-row table:style-name="ro1">
          <table:table-cell office:value-type="string" calcext:value-type="string">
            <text:p>rus</text:p>
          </table:table-cell>
          <table:table-cell office:value-type="string" calcext:value-type="string">
            <text:p><text:s/>Максиму вдруг пришло в голову что край настолько запущен и дик что людей может и не оказаться поблизости что</text:p>
          </table:table-cell>
          <table:table-cell office:value-type="string" calcext:value-type="string">
            <text:p>добираться</text:p>
          </table:table-cell>
          <table:table-cell office:value-type="string" calcext:value-type="string">
            <text:p><text:s/>до них придется несколько суток</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343600" calcext:value-type="float">
            <text:p>343600</text:p>
          </table:table-cell>
        </table:table-row>
        <table:table-row table:style-name="ro1">
          <table:table-cell office:value-type="string" calcext:value-type="string">
            <text:p>ukr</text:p>
          </table:table-cell>
          <table:table-cell office:value-type="string" calcext:value-type="string">
            <text:p><text:s/>Максимові зненацька спало на думку що край настільки занедбаний і дикий що людей може не виявитися поблизу що добиратися до них доведеться не одну добу</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62]" office:value-type="float" office:value="343600" calcext:value-type="float">
            <text:p>343600</text:p>
          </table:table-cell>
        </table:table-row>
        <table:table-row table:style-name="ro1">
          <table:table-cell office:value-type="string" calcext:value-type="string">
            <text:p>rus</text:p>
          </table:table-cell>
          <table:table-cell office:value-type="string" calcext:value-type="string">
            <text:p><text:s/>Да подумал он позитронных эмиттеров мне здесь не</text:p>
          </table:table-cell>
          <table:table-cell office:value-type="string" calcext:value-type="string">
            <text:p>достать</text:p>
          </table:table-cell>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659644" calcext:value-type="float">
            <text:p>659644</text:p>
          </table:table-cell>
        </table:table-row>
        <table:table-row table:style-name="ro1">
          <table:table-cell office:value-type="string" calcext:value-type="string">
            <text:p>ukr</text:p>
          </table:table-cell>
          <table:table-cell office:value-type="string" calcext:value-type="string">
            <text:p><text:s/>Так подумав він позитронних емітерів мені тут не роздобут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64]" office:value-type="float" office:value="659644" calcext:value-type="float">
            <text:p>659644</text:p>
          </table:table-cell>
        </table:table-row>
        <table:table-row table:style-name="ro1">
          <table:table-cell office:value-type="string" calcext:value-type="string">
            <text:p>rus</text:p>
          </table:table-cell>
          <table:table-cell office:value-type="string" calcext:value-type="string">
            <text:p><text:s/>Может</text:p>
          </table:table-cell>
          <table:table-cell office:value-type="string" calcext:value-type="string">
            <text:p>догнать</text:p>
          </table:table-cell>
          <table:table-cell office:value-type="string" calcext:value-type="string">
            <text:p><text:s/>его Подумал он остановить погасить котел</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477007" calcext:value-type="float">
            <text:p>477007</text:p>
          </table:table-cell>
        </table:table-row>
        <table:table-row table:style-name="ro1">
          <table:table-cell office:value-type="string" calcext:value-type="string">
            <text:p>ukr</text:p>
          </table:table-cell>
          <table:table-cell office:value-type="string" calcext:value-type="string">
            <text:p><text:s/>Може наздогнати його подумав він Зупинити загасити котел</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66]" office:value-type="float" office:value="477007" calcext:value-type="float">
            <text:p>477007</text:p>
          </table:table-cell>
        </table:table-row>
        <table:table-row table:style-name="ro1">
          <table:table-cell office:value-type="string" calcext:value-type="string">
            <text:p>rus</text:p>
          </table:table-cell>
          <table:table-cell office:value-type="string" calcext:value-type="string">
            <text:p><text:s/>Очевидно неведомый Максиму юмор ситуации</text:p>
          </table:table-cell>
          <table:table-cell office:value-type="string" calcext:value-type="string">
            <text:p>дошел</text:p>
          </table:table-cell>
          <table:table-cell office:value-type="string" calcext:value-type="string">
            <text:p><text:s/>наконец до рыжебородого</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937141" calcext:value-type="float">
            <text:p>937141</text:p>
          </table:table-cell>
        </table:table-row>
        <table:table-row table:style-name="ro1">
          <table:table-cell office:value-type="string" calcext:value-type="string">
            <text:p>ukr</text:p>
          </table:table-cell>
          <table:table-cell office:value-type="string" calcext:value-type="string">
            <text:p><text:s/>Певно невідомий Максимові гумор ситуації дійшов нарешті до рудобородого</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68]" office:value-type="float" office:value="937141" calcext:value-type="float">
            <text:p>937141</text:p>
          </table:table-cell>
        </table:table-row>
        <table:table-row table:style-name="ro1">
          <table:table-cell office:value-type="string" calcext:value-type="string">
            <text:p>rus</text:p>
          </table:table-cell>
          <table:table-cell/>
          <table:table-cell office:value-type="string" calcext:value-type="string">
            <text:p>Докладывает</text:p>
          </table:table-cell>
          <table:table-cell office:value-type="string" calcext:value-type="string">
            <text:p><text:s/>старшина сто четырнадцатого отряда воспитуемый Зеф</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94169" calcext:value-type="float">
            <text:p>294169</text:p>
          </table:table-cell>
        </table:table-row>
        <table:table-row table:style-name="ro1">
          <table:table-cell office:value-type="string" calcext:value-type="string">
            <text:p>ukr</text:p>
          </table:table-cell>
          <table:table-cell office:value-type="string" calcext:value-type="string">
            <text:p><text:s/>Доповідає старшина сто чотирнадцятого загону виховуваний Зеф</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70]" office:value-type="float" office:value="294169" calcext:value-type="float">
            <text:p>294169</text:p>
          </table:table-cell>
        </table:table-row>
        <table:table-row table:style-name="ro1">
          <table:table-cell office:value-type="string" calcext:value-type="string">
            <text:p>rus</text:p>
          </table:table-cell>
          <table:table-cell office:value-type="string" calcext:value-type="string">
            <text:p><text:s/>Пока Зеф</text:p>
          </table:table-cell>
          <table:table-cell office:value-type="string" calcext:value-type="string">
            <text:p>докладывал</text:p>
          </table:table-cell>
          <table:table-cell office:value-type="string" calcext:value-type="string">
            <text:p><text:s/>задержанный бегал быстрыми глазами по помещению жутко и странно улыбаясь всем присутствующим зубы у него были ровные и белые как сахар</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64097" calcext:value-type="float">
            <text:p>264097</text:p>
          </table:table-cell>
        </table:table-row>
        <table:table-row table:style-name="ro1">
          <table:table-cell office:value-type="string" calcext:value-type="string">
            <text:p>ukr</text:p>
          </table:table-cell>
          <table:table-cell office:value-type="string" calcext:value-type="string">
            <text:p><text:s/>Поки Зеф доповідав затриманий бігав меткими очима по приміщенню моторошно і дивно усміхаючись усім присутнім зуби мав рівні й білі мов цукор</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72]" office:value-type="float" office:value="264097" calcext:value-type="float">
            <text:p>264097</text:p>
          </table:table-cell>
        </table:table-row>
        <table:table-row table:style-name="ro1">
          <table:table-cell office:value-type="string" calcext:value-type="string">
            <text:p>rus</text:p>
          </table:table-cell>
          <table:table-cell office:value-type="string" calcext:value-type="string">
            <text:p><text:s/>Зеф</text:p>
          </table:table-cell>
          <table:table-cell office:value-type="string" calcext:value-type="string">
            <text:p>доложил</text:p>
          </table:table-cell>
          <table:table-cell office:value-type="string" calcext:value-type="string">
            <text:p><text:s/>что нынешней ночью он со своим отрядом прочесывал квадрат 23 07 уничтожил четыре самоходных баллисты и одну установку неизвестного назначения потерял двоих при взрыве и все было в порядке</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8476" calcext:value-type="float">
            <text:p>218476</text:p>
          </table:table-cell>
        </table:table-row>
        <table:table-row table:style-name="ro1">
          <table:table-cell office:value-type="string" calcext:value-type="string">
            <text:p>ukr</text:p>
          </table:table-cell>
          <table:table-cell office:value-type="string" calcext:value-type="string">
            <text:p><text:s/>Зеф доповів що минулої ночі він зі своїм загоном прочісував квадрат 23 07 знищив чотири самохідних балісти й одну установку невідомого призначення втратив двох людей під час вибуху і все було гаразд</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74]" office:value-type="float" office:value="218476" calcext:value-type="float">
            <text:p>218476</text:p>
          </table:table-cell>
        </table:table-row>
        <table:table-row table:style-name="ro1">
          <table:table-cell office:value-type="string" calcext:value-type="string">
            <text:p>rus</text:p>
          </table:table-cell>
          <table:table-cell office:value-type="string" calcext:value-type="string">
            <text:p><text:s/>По-моему это ловкий шпион заявила старая чернильница Надо</text:p>
          </table:table-cell>
          <table:table-cell office:value-type="string" calcext:value-type="string">
            <text:p>доложить</text:p>
          </table:table-cell>
          <table:table-cell office:value-type="string" calcext:value-type="string">
            <text:p><text:s/>господину бригадиру Господин ротмистр не обратил на него внимания</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374072" calcext:value-type="float">
            <text:p>374072</text:p>
          </table:table-cell>
        </table:table-row>
        <table:table-row table:style-name="ro1">
          <table:table-cell office:value-type="string" calcext:value-type="string">
            <text:p>ukr</text:p>
          </table:table-cell>
          <table:table-cell office:value-type="string" calcext:value-type="string">
            <text:p><text:s/>Як на мене то це спритний шпигун сказала стара чорнильниця Треба доповісти панові бригадиру Пан ротмістр не звернув на нього уваг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76]" office:value-type="float" office:value="374072" calcext:value-type="float">
            <text:p>374072</text:p>
          </table:table-cell>
        </table:table-row>
        <table:table-row table:style-name="ro1">
          <table:table-cell office:value-type="string" calcext:value-type="string">
            <text:p>rus</text:p>
          </table:table-cell>
          <table:table-cell office:value-type="string" calcext:value-type="string">
            <text:p><text:s/>В угоду старомодным читателям интересующимся дальнейшей судьбой живых образцов за горизонтом правдивой повести могу привести некоторые указания полученные от г-на Виндмюллера из Рамздэля который пожелал остаться неназванным дабы длинная тень прискорбной и грязной истории не</text:p>
          </table:table-cell>
          <table:table-cell office:value-type="string" calcext:value-type="string">
            <text:p>дотянулась</text:p>
          </table:table-cell>
          <table:table-cell office:value-type="string" calcext:value-type="string">
            <text:p><text:s/>до того городка в котором он имеет честь проживат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618352" calcext:value-type="float">
            <text:p>618352</text:p>
          </table:table-cell>
        </table:table-row>
        <table:table-row table:style-name="ro1">
          <table:table-cell office:value-type="string" calcext:value-type="string">
            <text:p>ukr</text:p>
          </table:table-cell>
          <table:table-cell office:value-type="string" calcext:value-type="string">
            <text:p><text:s/>На догоду старомодним читачам якi цiкавляться подальшою долею живих зразкiв за обрiєм правдивої повiстi можу навести деякi вiстки одержанi вiд п на Вiндмюллера з Рамзделя котрий волiв лишитись неназваним щоб довга тiнь невтiшної та брудної iсторiї не дотяглась до того мiстечка у якому вiн честиво проживає</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78]" office:value-type="float" office:value="618352" calcext:value-type="float">
            <text:p>618352</text:p>
          </table:table-cell>
        </table:table-row>
        <table:table-row table:style-name="ro1">
          <table:table-cell office:value-type="string" calcext:value-type="string">
            <text:p>rus</text:p>
          </table:table-cell>
          <table:table-cell office:value-type="string" calcext:value-type="string">
            <text:p><text:s/>Внезапно мы оказались влюбленными друг в дружку безумно неуклюже бесстыдно мучительно я бы</text:p>
          </table:table-cell>
          <table:table-cell office:value-type="string" calcext:value-type="string">
            <text:p>добавил</text:p>
          </table:table-cell>
          <table:table-cell office:value-type="string" calcext:value-type="string">
            <text:p><text:s/>безнадежно ибо наше неистовое стремление ко взаимному обладанию могло бы быть утолено только если бы каждый из нас в самом деле впитал и усвоил каждую частицу тела и души другого между тем мы даже не могли найти места где бы совокупиться как без труда находят дети трущоб</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93648" calcext:value-type="float">
            <text:p>93648</text:p>
          </table:table-cell>
        </table:table-row>
        <table:table-row table:style-name="ro1">
          <table:table-cell office:value-type="string" calcext:value-type="string">
            <text:p>ukr</text:p>
          </table:table-cell>
          <table:table-cell office:value-type="string" calcext:value-type="string">
            <text:p><text:s/>Та знагла ми стали закоханими одне в одне нестямно незграбно безстидно нестерпно я додав би безнадiйно адже наше несамовите прагнення до взаємного володiння можна було б вгамувати тiльки якби кожен з нас насправдi увiбрав та засвоїв кожну частку тiла й душi iншого втiм ми навiть не могли знайти мiсця де б злучитись як цiлком вiльно знаходять дiти хащ</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80]" office:value-type="float" office:value="93648" calcext:value-type="float">
            <text:p>93648</text:p>
          </table:table-cell>
        </table:table-row>
        <table:table-row table:style-name="ro1">
          <table:table-cell office:value-type="string" calcext:value-type="string">
            <text:p>rus</text:p>
          </table:table-cell>
          <table:table-cell office:value-type="string" calcext:value-type="string">
            <text:p><text:s/>Там на мягком песке в нескольких шагах от старших мы валялись все утро в оцепенелом исступлении любовной муки и пользовались всяким благословенным изъяном в ткани времени и пространства чтобы притронуться друг к дружке ее рука сквозь песок подползала ко мне придвигалась все ближе переставляя узкие загорелые пальцы а затем ее перламутровое колено отправлялось в то же длинное осторожное путешествие иногда случайный вал сооруженный другими детьми помоложе служил нам прикрытием для беглого соленого поцелуя эти несовершенные соприкосновения</text:p>
          </table:table-cell>
          <table:table-cell office:value-type="string" calcext:value-type="string">
            <text:p>доводили</text:p>
          </table:table-cell>
          <table:table-cell office:value-type="string" calcext:value-type="string">
            <text:p><text:s/>наши здоровые и неопытные тела до такой степени раздражения что даже прохлада голубой воды под которой мы продолжали преследовать свою цель не могла нас успокоит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500896" calcext:value-type="float">
            <text:p>500896</text:p>
          </table:table-cell>
        </table:table-row>
        <table:table-row table:style-name="ro1">
          <table:table-cell office:value-type="string" calcext:value-type="string">
            <text:p>ukr</text:p>
          </table:table-cell>
          <table:table-cell office:value-type="string" calcext:value-type="string">
            <text:p><text:s/>Там на м'якому пiску за кiлька крокiв вiд старших ми валялися цiлий ранок у зацiпенiлiй нестямi любовної муки та зуживали всякого щасного вирiзу в тканинi простору й часу щоб торкнутись одне одного її рука крiзь пiсок пiдповзала до мене тулилася ближче переставляючи вузькi та смаглявi пальцi а потiм її перламутровi колiна вiдправлялись у таку ж тривалу обачливу подорож iнодi випадковий вал споруджений iншими дiтьми молодшими слугував нам укриттям для обiжного солоного поцiлунку цi недосконалi дотики доводили нашi здоровi та недосвiдченi тiла до такого ступеня збудження що навiть прохолода блакитної води пiд якою ми продовжували правити свого не в змозi була нас заспокоїт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82]" office:value-type="float" office:value="500896" calcext:value-type="float">
            <text:p>500896</text:p>
          </table:table-cell>
        </table:table-row>
        <table:table-row table:style-name="ro1">
          <table:table-cell office:value-type="string" calcext:value-type="string">
            <text:p>rus</text:p>
          </table:table-cell>
          <table:table-cell office:value-type="string" calcext:value-type="string">
            <text:p><text:s/>Снова и снова перелистываю эти жалкие воспоминания и все</text:p>
          </table:table-cell>
          <table:table-cell office:value-type="string" calcext:value-type="string">
            <text:p>допытываюсь</text:p>
          </table:table-cell>
          <table:table-cell office:value-type="string" calcext:value-type="string">
            <text:p><text:s/>у самого себя не оттуда ли не из блеска ли того далекого лета пошла трещина через всю мою жизн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207730" calcext:value-type="float">
            <text:p>207730</text:p>
          </table:table-cell>
        </table:table-row>
        <table:table-row table:style-name="ro1">
          <table:table-cell office:value-type="string" calcext:value-type="string">
            <text:p>ukr</text:p>
          </table:table-cell>
          <table:table-cell office:value-type="string" calcext:value-type="string">
            <text:p><text:s/>Знову i знову гортаю цi мiзернi спомини та щоразу питаю в себе самого чи не звiдти не з мерехтiння того далекого лiта пiшла трiщина через усе моє життя</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84]" office:value-type="float" office:value="207730" calcext:value-type="float">
            <text:p>207730</text:p>
          </table:table-cell>
        </table:table-row>
        <table:table-row table:style-name="ro1">
          <table:table-cell office:value-type="string" calcext:value-type="string">
            <text:p>rus</text:p>
          </table:table-cell>
          <table:table-cell office:value-type="string" calcext:value-type="string">
            <text:p><text:s/>Громоздкие человечьи самки которыми мне</text:p>
          </table:table-cell>
          <table:table-cell office:value-type="string" calcext:value-type="string">
            <text:p>довелось</text:p>
          </table:table-cell>
          <table:table-cell office:value-type="string" calcext:value-type="string">
            <text:p><text:s/>пользоваться служили лишь паллиативом Я готов поверить что ощущения мною извлекаемые из естественного соития равнялись более или менее тем которые испытывают нормальные большие мужчины общаясь с нормальными большими женщинами в том рутинном ритме который сотрясает мир но беда в том что этим господам не как мне познать проблеск несравненно более пронзительного блаженства</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488728" calcext:value-type="float">
            <text:p>488728</text:p>
          </table:table-cell>
        </table:table-row>
        <table:table-row table:style-name="ro1">
          <table:table-cell office:value-type="string" calcext:value-type="string">
            <text:p>ukr</text:p>
          </table:table-cell>
          <table:table-cell office:value-type="string" calcext:value-type="string">
            <text:p><text:s/>Кремезнi людячi самицi котрих менi дозволено було уживати слугували тiльки палiативом Я готовий повiрити що вiдчування якi я вилучав iз природного злягання рiвнялись бiльш-менш тим що їх зазнають нормальнi великi мужчини коли спiлкуються iз нормальними великими жiнками в тому рутинному ритмi який iздригає свiт Але негаразд є в тiм що цьому товариству не довелось як довелось менi спiзнати проблиск незрiвнянно бiльш пронизливої насолод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86]" office:value-type="float" office:value="488728" calcext:value-type="float">
            <text:p>488728</text:p>
          </table:table-cell>
        </table:table-row>
        <table:table-row table:style-name="ro1">
          <table:table-cell office:value-type="string" calcext:value-type="string">
            <text:p>rus</text:p>
          </table:table-cell>
          <table:table-cell office:value-type="string" calcext:value-type="string">
            <text:p><text:s/>Хью Броутон полемический писатель времен Джемса Первого</text:p>
          </table:table-cell>
          <table:table-cell office:value-type="string" calcext:value-type="string">
            <text:p>доказал</text:p>
          </table:table-cell>
          <table:table-cell office:value-type="string" calcext:value-type="string">
            <text:p><text:s/>что Рахаб была блудницей в десять лет</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378212" calcext:value-type="float">
            <text:p>378212</text:p>
          </table:table-cell>
        </table:table-row>
        <table:table-row table:style-name="ro1">
          <table:table-cell office:value-type="string" calcext:value-type="string">
            <text:p>ukr</text:p>
          </table:table-cell>
          <table:table-cell office:value-type="string" calcext:value-type="string">
            <text:p><text:s/>Хью Броутон полемiчний письменник часiв Джемса Першого довiв що Рахаб була блудницею вже в десять ро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88]" office:value-type="float" office:value="378212" calcext:value-type="float">
            <text:p>378212</text:p>
          </table:table-cell>
        </table:table-row>
        <table:table-row table:style-name="ro1">
          <table:table-cell office:value-type="string" calcext:value-type="string">
            <text:p>rus</text:p>
          </table:table-cell>
          <table:table-cell office:value-type="string" calcext:value-type="string">
            <text:p><text:s/>Все это крайне интересно и я</text:p>
          </table:table-cell>
          <table:table-cell office:value-type="string" calcext:value-type="string">
            <text:p>допускаю</text:p>
          </table:table-cell>
          <table:table-cell office:value-type="string" calcext:value-type="string">
            <text:p><text:s/>что вы уже видите как у меня пенится рот перед припадком но нет ничего не пенится я просто пускаю выщелком разноцветные блошки счастливых мыслей в соответствующую чашечку</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981339" calcext:value-type="float">
            <text:p>981339</text:p>
          </table:table-cell>
        </table:table-row>
        <table:table-row table:style-name="ro1">
          <table:table-cell office:value-type="string" calcext:value-type="string">
            <text:p>ukr</text:p>
          </table:table-cell>
          <table:table-cell office:value-type="string" calcext:value-type="string">
            <text:p><text:s/>Все це вкрай цiкаво i я припускаю що ви вже бачите як рот менi пiниться перед приступом та нi нiщо не пiниться я просто пускаю вистрибом рiзнобарвнi блiшки щасливих думок у вiдповiдну чашечку</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90]" office:value-type="float" office:value="981339" calcext:value-type="float">
            <text:p>981339</text:p>
          </table:table-cell>
        </table:table-row>
        <table:table-row table:style-name="ro1">
          <table:table-cell office:value-type="string" calcext:value-type="string">
            <text:p>rus</text:p>
          </table:table-cell>
          <table:table-cell office:value-type="string" calcext:value-type="string">
            <text:p><text:s/>Голова ее едва</text:p>
          </table:table-cell>
          <table:table-cell office:value-type="string" calcext:value-type="string">
            <text:p>доходила</text:p>
          </table:table-cell>
          <table:table-cell office:value-type="string" calcext:value-type="string">
            <text:p><text:s/>до моей нагрудной шерсти личико было круглое с ямочками какое часто встречается у молодых француженок</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884843" calcext:value-type="float">
            <text:p>884843</text:p>
          </table:table-cell>
        </table:table-row>
        <table:table-row table:style-name="ro1">
          <table:table-cell office:value-type="string" calcext:value-type="string">
            <text:p>ukr</text:p>
          </table:table-cell>
          <table:table-cell office:value-type="string" calcext:value-type="string">
            <text:p><text:s/>Голова її ледь сягала моєї нагрудної шерстi личко було кругле з ямками яке так часто трапляється серед молодих французок</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92]" office:value-type="float" office:value="884843" calcext:value-type="float">
            <text:p>884843</text:p>
          </table:table-cell>
        </table:table-row>
        <table:table-row table:style-name="ro1">
          <table:table-cell office:value-type="string" calcext:value-type="string">
            <text:p>rus</text:p>
          </table:table-cell>
          <table:table-cell office:value-type="string" calcext:value-type="string">
            <text:p><text:s/>Я подумал ведь всего три года тому назад я мог видеть как она возвращается</text:p>
          </table:table-cell>
          <table:table-cell office:value-type="string" calcext:value-type="string">
            <text:p>домой</text:p>
          </table:table-cell>
          <table:table-cell office:value-type="string" calcext:value-type="string">
            <text:p><text:s/>из школы</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21422" calcext:value-type="float">
            <text:p>21422</text:p>
          </table:table-cell>
        </table:table-row>
        <table:table-row table:style-name="ro1">
          <table:table-cell office:value-type="string" calcext:value-type="string">
            <text:p>ukr</text:p>
          </table:table-cell>
          <table:table-cell office:value-type="string" calcext:value-type="string">
            <text:p><text:s/>Я подумав та всього лише три роки тому я мiг бачити як вона вертається додому зi школ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94]" office:value-type="float" office:value="21422" calcext:value-type="float">
            <text:p>21422</text:p>
          </table:table-cell>
        </table:table-row>
        <table:table-row table:style-name="ro1">
          <table:table-cell office:value-type="string" calcext:value-type="string">
            <text:p>rus</text:p>
          </table:table-cell>
          <table:table-cell office:value-type="string" calcext:value-type="string">
            <text:p><text:s/>Небольшое имущество</text:p>
          </table:table-cell>
          <table:table-cell office:value-type="string" calcext:value-type="string">
            <text:p>доставшееся</text:p>
          </table:table-cell>
          <table:table-cell office:value-type="string" calcext:value-type="string">
            <text:p><text:s/>мне после кончины отца ничего особенного Мирану он давно продал в придачу к моей поразительной хоть и несколько брутальной мужской красоте позволило мне со спокойной уверенностью пуститься на соответствующие поиски</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81301" calcext:value-type="float">
            <text:p>81301</text:p>
          </table:table-cell>
        </table:table-row>
        <table:table-row table:style-name="ro1">
          <table:table-cell office:value-type="string" calcext:value-type="string">
            <text:p>ukr</text:p>
          </table:table-cell>
          <table:table-cell office:value-type="string" calcext:value-type="string">
            <text:p><text:s/>Невелике майно що я успадкував по батьковi нiчого значного Мiрану я давно продав на додачу до моєї вражаючої хоч i дещо брутальної чоловiчої краси дозволило менi зi спокiйною впевненiстю вдатись до вiдповiдних пошу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96]" office:value-type="float" office:value="81301" calcext:value-type="float">
            <text:p>81301</text:p>
          </table:table-cell>
        </table:table-row>
        <table:table-row table:style-name="ro1">
          <table:table-cell office:value-type="string" calcext:value-type="string">
            <text:p>rus</text:p>
          </table:table-cell>
          <table:table-cell office:value-type="string" calcext:value-type="string">
            <text:p><text:s/>А не</text:p>
          </table:table-cell>
          <table:table-cell office:value-type="string" calcext:value-type="string">
            <text:p>доходя</text:p>
          </table:table-cell>
          <table:table-cell office:value-type="string" calcext:value-type="string">
            <text:p><text:s/>до гавани два квартала свернем в переулок</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00199" calcext:value-type="float">
            <text:p>900199</text:p>
          </table:table-cell>
        </table:table-row>
        <table:table-row table:style-name="ro1">
          <table:table-cell office:value-type="string" calcext:value-type="string">
            <text:p>ukr</text:p>
          </table:table-cell>
          <table:table-cell office:value-type="string" calcext:value-type="string">
            <text:p><text:s/>А не доходячи до гаванi два квартали звернемо в провулок</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298]" office:value-type="float" office:value="900199" calcext:value-type="float">
            <text:p>900199</text:p>
          </table:table-cell>
        </table:table-row>
        <table:table-row table:style-name="ro1">
          <table:table-cell office:value-type="string" calcext:value-type="string">
            <text:p>rus</text:p>
          </table:table-cell>
          <table:table-cell office:value-type="string" calcext:value-type="string">
            <text:p><text:s/>Кто-то</text:p>
          </table:table-cell>
          <table:table-cell office:value-type="string" calcext:value-type="string">
            <text:p>догадался</text:p>
          </table:table-cell>
          <table:table-cell office:value-type="string" calcext:value-type="string">
            <text:p><text:s/>вычерпывать электричество из струй раскаленных газов</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504378" calcext:value-type="float">
            <text:p>504378</text:p>
          </table:table-cell>
        </table:table-row>
        <table:table-row table:style-name="ro1">
          <table:table-cell office:value-type="string" calcext:value-type="string">
            <text:p>ukr</text:p>
          </table:table-cell>
          <table:table-cell office:value-type="string" calcext:value-type="string">
            <text:p><text:s/>Хтось здогадався черпати енергiю iз струменiв розжарених газ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00]" office:value-type="float" office:value="504378" calcext:value-type="float">
            <text:p>504378</text:p>
          </table:table-cell>
        </table:table-row>
        <table:table-row table:style-name="ro1">
          <table:table-cell office:value-type="string" calcext:value-type="string">
            <text:p>rus</text:p>
          </table:table-cell>
          <table:table-cell office:value-type="string" calcext:value-type="string">
            <text:p><text:s/>Однажды вечером я вернулся от него</text:p>
          </table:table-cell>
          <table:table-cell office:value-type="string" calcext:value-type="string">
            <text:p>домой</text:p>
          </table:table-cell>
          <table:table-cell office:value-type="string" calcext:value-type="string">
            <text:p><text:s/>сильно опечаленный</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88991" calcext:value-type="float">
            <text:p>688991</text:p>
          </table:table-cell>
        </table:table-row>
        <table:table-row table:style-name="ro1">
          <table:table-cell office:value-type="string" calcext:value-type="string">
            <text:p>ukr</text:p>
          </table:table-cell>
          <table:table-cell office:value-type="string" calcext:value-type="string">
            <text:p><text:s/>Одного разу ввечерi я повернувся вiд нього додому дуже засмучений</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02]" office:value-type="float" office:value="688991" calcext:value-type="float">
            <text:p>688991</text:p>
          </table:table-cell>
        </table:table-row>
        <table:table-row table:style-name="ro1">
          <table:table-cell office:value-type="string" calcext:value-type="string">
            <text:p>rus</text:p>
          </table:table-cell>
          <table:table-cell office:value-type="string" calcext:value-type="string">
            <text:p><text:s/>Необходимо было</text:p>
          </table:table-cell>
          <table:table-cell office:value-type="string" calcext:value-type="string">
            <text:p>добиться</text:p>
          </table:table-cell>
          <table:table-cell office:value-type="string" calcext:value-type="string">
            <text:p><text:s/>чтобы в их сознании оставались яркие впечатления</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26802" calcext:value-type="float">
            <text:p>926802</text:p>
          </table:table-cell>
        </table:table-row>
        <table:table-row table:style-name="ro1">
          <table:table-cell office:value-type="string" calcext:value-type="string">
            <text:p>ukr</text:p>
          </table:table-cell>
          <table:table-cell office:value-type="string" calcext:value-type="string">
            <text:p><text:s/>Необхiдно було домогтися щоб у їхнiй свiдомостi лишились яскравi враженн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04]" office:value-type="float" office:value="926802" calcext:value-type="float">
            <text:p>926802</text:p>
          </table:table-cell>
        </table:table-row>
        <table:table-row table:style-name="ro1">
          <table:table-cell office:value-type="string" calcext:value-type="string">
            <text:p>rus</text:p>
          </table:table-cell>
          <table:table-cell office:value-type="string" calcext:value-type="string">
            <text:p><text:s/>Она нужна им Они поклялись</text:p>
          </table:table-cell>
          <table:table-cell office:value-type="string" calcext:value-type="string">
            <text:p>добыть</text:p>
          </table:table-cell>
          <table:table-cell office:value-type="string" calcext:value-type="string">
            <text:p><text:s/>ее любой ценой Я знаю как все произойдет</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80104" calcext:value-type="float">
            <text:p>180104</text:p>
          </table:table-cell>
        </table:table-row>
        <table:table-row table:style-name="ro1">
          <table:table-cell office:value-type="string" calcext:value-type="string">
            <text:p>ukr</text:p>
          </table:table-cell>
          <table:table-cell office:value-type="string" calcext:value-type="string">
            <text:p><text:s/>Вона потрiбна їм Вони поклялись добути її за всяку цiну Я знаю як усе скоїтьс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06]" office:value-type="float" office:value="180104" calcext:value-type="float">
            <text:p>180104</text:p>
          </table:table-cell>
        </table:table-row>
        <table:table-row table:style-name="ro1">
          <table:table-cell office:value-type="string" calcext:value-type="string">
            <text:p>rus</text:p>
          </table:table-cell>
          <table:table-cell office:value-type="string" calcext:value-type="string">
            <text:p><text:s/>Но до святой Евлалии</text:p>
          </table:table-cell>
          <table:table-cell office:value-type="string" calcext:value-type="string">
            <text:p>доедет</text:p>
          </table:table-cell>
          <table:table-cell office:value-type="string" calcext:value-type="string">
            <text:p><text:s/>только регистрационная карточка</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18036" calcext:value-type="float">
            <text:p>918036</text:p>
          </table:table-cell>
        </table:table-row>
        <table:table-row table:style-name="ro1">
          <table:table-cell office:value-type="string" calcext:value-type="string">
            <text:p>ukr</text:p>
          </table:table-cell>
          <table:table-cell office:value-type="string" calcext:value-type="string">
            <text:p><text:s/>Але до Святої Євлалiї доїде лише реєстрацiйна картка</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08]" office:value-type="float" office:value="918036" calcext:value-type="float">
            <text:p>918036</text:p>
          </table:table-cell>
        </table:table-row>
        <table:table-row table:style-name="ro1">
          <table:table-cell office:value-type="string" calcext:value-type="string">
            <text:p>rus</text:p>
          </table:table-cell>
          <table:table-cell office:value-type="string" calcext:value-type="string">
            <text:p><text:s/>А на дворе их ждет маленький облупленный автобус Впрочем кто желает может</text:p>
          </table:table-cell>
          <table:table-cell office:value-type="string" calcext:value-type="string">
            <text:p>добираться</text:p>
          </table:table-cell>
          <table:table-cell office:value-type="string" calcext:value-type="string">
            <text:p><text:s/>самостоятельно Сеньор презабавно выглядит в этой курточке</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22059" calcext:value-type="float">
            <text:p>622059</text:p>
          </table:table-cell>
        </table:table-row>
        <table:table-row table:style-name="ro1">
          <table:table-cell office:value-type="string" calcext:value-type="string">
            <text:p>ukr</text:p>
          </table:table-cell>
          <table:table-cell office:value-type="string" calcext:value-type="string">
            <text:p><text:s/>А на подвiр'ї на них чекає обiдраний автобус Зрештою хто бажає може добиратися самостiйно Сеньйор має кумедний вигляд у цiй куртцi</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10]" office:value-type="float" office:value="622059" calcext:value-type="float">
            <text:p>622059</text:p>
          </table:table-cell>
        </table:table-row>
        <table:table-row table:style-name="ro1">
          <table:table-cell office:value-type="string" calcext:value-type="string">
            <text:p>rus</text:p>
          </table:table-cell>
          <table:table-cell office:value-type="string" calcext:value-type="string">
            <text:p><text:s/>Они больше не хотели</text:p>
          </table:table-cell>
          <table:table-cell office:value-type="string" calcext:value-type="string">
            <text:p>дожидаться</text:p>
          </table:table-cell>
          <table:table-cell office:value-type="string" calcext:value-type="string">
            <text:p><text:s/>естественного конца какого-нибудь дряхлого гения Их агенты вооружились бесшумными револьверами и моими аппаратами</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14510" calcext:value-type="float">
            <text:p>114510</text:p>
          </table:table-cell>
        </table:table-row>
        <table:table-row table:style-name="ro1">
          <table:table-cell office:value-type="string" calcext:value-type="string">
            <text:p>ukr</text:p>
          </table:table-cell>
          <table:table-cell office:value-type="string" calcext:value-type="string">
            <text:p><text:s/>Вони бiльше не хотiли чекати природного кiнця якого небудь немiчного генiя їхнi агенти озброїлись безшумними револьверами i моїми апаратами</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12]" office:value-type="float" office:value="114510" calcext:value-type="float">
            <text:p>114510</text:p>
          </table:table-cell>
        </table:table-row>
        <table:table-row table:style-name="ro1">
          <table:table-cell office:value-type="string" calcext:value-type="string">
            <text:p>rus</text:p>
          </table:table-cell>
          <table:table-cell office:value-type="string" calcext:value-type="string">
            <text:p><text:s/>Генералы не</text:p>
          </table:table-cell>
          <table:table-cell office:value-type="string" calcext:value-type="string">
            <text:p>доверяют</text:p>
          </table:table-cell>
          <table:table-cell office:value-type="string" calcext:value-type="string">
            <text:p><text:s/>ученым промышленники только по необходимости терпят специалистов</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55364" calcext:value-type="float">
            <text:p>655364</text:p>
          </table:table-cell>
        </table:table-row>
        <table:table-row table:style-name="ro1">
          <table:table-cell office:value-type="string" calcext:value-type="string">
            <text:p>ukr</text:p>
          </table:table-cell>
          <table:table-cell office:value-type="string" calcext:value-type="string">
            <text:p><text:s/>Генерали не довiряють вченим промисловцi лише через необхiднiсть терплять фахiвц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314]" office:value-type="float" office:value="655364" calcext:value-type="float">
            <text:p>655364</text:p>
          </table:table-cell>
        </table:table-row>
        <table:table-row table:style-name="ro1">
          <table:table-cell office:value-type="string" calcext:value-type="string">
            <text:p>rus</text:p>
          </table:table-cell>
          <table:table-cell office:value-type="string" calcext:value-type="string">
            <text:p><text:s/>Короче Бог пришел к решению создать себе помощников без них он не чувствовал себя в состоянии</text:p>
          </table:table-cell>
          <table:table-cell office:value-type="string" calcext:value-type="string">
            <text:p>довести</text:p>
          </table:table-cell>
          <table:table-cell office:value-type="string" calcext:value-type="string">
            <text:p><text:s/>свои идеи наброски проекты эскизы до стадии внедрения</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42435" calcext:value-type="float">
            <text:p>42435</text:p>
          </table:table-cell>
        </table:table-row>
        <table:table-row table:style-name="ro1">
          <table:table-cell office:value-type="string" calcext:value-type="string">
            <text:p>ukr</text:p>
          </table:table-cell>
          <table:table-cell office:value-type="string" calcext:value-type="string">
            <text:p><text:s/>Отож Бог надумав зладити собі помічників бо бачив що без них він не годен довести свої ідеї начерки проекти ескізи до стадії впровадження</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16]" office:value-type="float" office:value="42435" calcext:value-type="float">
            <text:p>42435</text:p>
          </table:table-cell>
        </table:table-row>
        <table:table-row table:style-name="ro1">
          <table:table-cell office:value-type="string" calcext:value-type="string">
            <text:p>rus</text:p>
          </table:table-cell>
          <table:table-cell office:value-type="string" calcext:value-type="string">
            <text:p><text:s/>Наконец Бог понял что их деятельности не будет конца и решил приступать к сотворению мира не</text:p>
          </table:table-cell>
          <table:table-cell office:value-type="string" calcext:value-type="string">
            <text:p>дожидаясь</text:p>
          </table:table-cell>
          <table:table-cell office:value-type="string" calcext:value-type="string">
            <text:p><text:s/>окончания этапа проектирования а недоделки устранять на ходу</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310059" calcext:value-type="float">
            <text:p>310059</text:p>
          </table:table-cell>
        </table:table-row>
        <table:table-row table:style-name="ro1">
          <table:table-cell office:value-type="string" calcext:value-type="string">
            <text:p>ukr</text:p>
          </table:table-cell>
          <table:table-cell office:value-type="string" calcext:value-type="string">
            <text:p><text:s/>Нарешті Бог зрозумів що їх діяльність не матиме краю й вирішив братися до створення світу не чекаючи коли буде завершено проектування а всякі там огріхи усувати на ходу</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18]" office:value-type="float" office:value="310059" calcext:value-type="float">
            <text:p>310059</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text:p>
          </table:table-cell>
          <table:table-cell office:value-type="string" calcext:value-type="string">
            <text:p>доработан</text:p>
          </table:table-cell>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431625" calcext:value-type="float">
            <text:p>431625</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20]" office:value-type="float" office:value="431625" calcext:value-type="float">
            <text:p>431625</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 доработан Как это не</text:p>
          </table:table-cell>
          <table:table-cell office:value-type="string" calcext:value-type="string">
            <text:p>доработан</text:p>
          </table:table-cell>
          <table:table-cell office:value-type="string" calcext:value-type="string">
            <text:p><text:s/>Терпение надо иметь с вами ангелы</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265920" calcext:value-type="float">
            <text:p>265920</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 Як то не до кінця Терпець на вас треба мати янголи</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22]" office:value-type="float" office:value="265920" calcext:value-type="float">
            <text:p>265920</text:p>
          </table:table-cell>
        </table:table-row>
        <table:table-row table:style-name="ro1">
          <table:table-cell office:value-type="string" calcext:value-type="string">
            <text:p>rus</text:p>
          </table:table-cell>
          <table:table-cell office:value-type="string" calcext:value-type="string">
            <text:p><text:s/>Кошмар Ну что стоишь</text:p>
          </table:table-cell>
          <table:table-cell office:value-type="string" calcext:value-type="string">
            <text:p>докладывай</text:p>
          </table:table-cell>
          <table:table-cell office:value-type="string" calcext:value-type="string">
            <text:p><text:s/>Ангел поклонился взял указку и начал</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734102" calcext:value-type="float">
            <text:p>734102</text:p>
          </table:table-cell>
        </table:table-row>
        <table:table-row table:style-name="ro1">
          <table:table-cell office:value-type="string" calcext:value-type="string">
            <text:p>ukr</text:p>
          </table:table-cell>
          <table:table-cell office:value-type="string" calcext:value-type="string">
            <text:p><text:s/>Який жах Ну чого стовбичиш доповідай Янгол уклонився взяв указку й почав</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24]" office:value-type="float" office:value="734102" calcext:value-type="float">
            <text:p>734102</text:p>
          </table:table-cell>
        </table:table-row>
        <table:table-row table:style-name="ro1">
          <table:table-cell office:value-type="string" calcext:value-type="string">
            <text:p>rus</text:p>
          </table:table-cell>
          <table:table-cell office:value-type="string" calcext:value-type="string">
            <text:p><text:s/>Не может же он</text:p>
          </table:table-cell>
          <table:table-cell office:value-type="string" calcext:value-type="string">
            <text:p>допустить</text:p>
          </table:table-cell>
          <table:table-cell office:value-type="string" calcext:value-type="string">
            <text:p><text:s/>чтобы таким замечательным изобретением пользовался всего один человек</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386235" calcext:value-type="float">
            <text:p>386235</text:p>
          </table:table-cell>
        </table:table-row>
        <table:table-row table:style-name="ro1">
          <table:table-cell office:value-type="string" calcext:value-type="string">
            <text:p>ukr</text:p>
          </table:table-cell>
          <table:table-cell office:value-type="string" calcext:value-type="string">
            <text:p><text:s/>Не може ж він допустити щоб таким чудовим винаходом користувалася лише одна людин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26]" office:value-type="float" office:value="386235" calcext:value-type="float">
            <text:p>386235</text:p>
          </table:table-cell>
        </table:table-row>
        <table:table-row table:style-name="ro1">
          <table:table-cell office:value-type="string" calcext:value-type="string">
            <text:p>rus</text:p>
          </table:table-cell>
          <table:table-cell office:value-type="string" calcext:value-type="string">
            <text:p><text:s/>Блохин</text:p>
          </table:table-cell>
          <table:table-cell office:value-type="string" calcext:value-type="string">
            <text:p>достает</text:p>
          </table:table-cell>
          <table:table-cell office:value-type="string" calcext:value-type="string">
            <text:p><text:s/>из кармана бечевку и протягивает ее от Тимоши к Бугаю</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00427" calcext:value-type="float">
            <text:p>600427</text:p>
          </table:table-cell>
        </table:table-row>
        <table:table-row table:style-name="ro1">
          <table:table-cell office:value-type="string" calcext:value-type="string">
            <text:p>ukr</text:p>
          </table:table-cell>
          <table:table-cell office:value-type="string" calcext:value-type="string">
            <text:p><text:s/>Блохін виймає з кишені мотузок і протягує його від Тимоші до Буга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28]" office:value-type="float" office:value="600427" calcext:value-type="float">
            <text:p>600427</text:p>
          </table:table-cell>
        </table:table-row>
        <table:table-row table:style-name="ro1">
          <table:table-cell office:value-type="string" calcext:value-type="string">
            <text:p>rus</text:p>
          </table:table-cell>
          <table:table-cell office:value-type="string" calcext:value-type="string">
            <text:p><text:s/>Напрасно я</text:p>
          </table:table-cell>
          <table:table-cell office:value-type="string" calcext:value-type="string">
            <text:p>доказывал</text:p>
          </table:table-cell>
          <table:table-cell office:value-type="string" calcext:value-type="string">
            <text:p><text:s/>им что ни одно великое изобретение не бывает на первых порах совершенным они были глухи к моим слезам и протестам</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446997" calcext:value-type="float">
            <text:p>446997</text:p>
          </table:table-cell>
        </table:table-row>
        <table:table-row table:style-name="ro1">
          <table:table-cell office:value-type="string" calcext:value-type="string">
            <text:p>ukr</text:p>
          </table:table-cell>
          <table:table-cell office:value-type="string" calcext:value-type="string">
            <text:p><text:s/>Марно я доводив їм що жоден великий винахід не буває на перших порах досконалим вони були глухі до моїх сліз і протестів</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30]" office:value-type="float" office:value="446997" calcext:value-type="float">
            <text:p>446997</text:p>
          </table:table-cell>
        </table:table-row>
        <table:table-row table:style-name="ro1">
          <table:table-cell office:value-type="string" calcext:value-type="string">
            <text:p>rus</text:p>
          </table:table-cell>
          <table:table-cell office:value-type="string" calcext:value-type="string">
            <text:p><text:s/>Вдруг словно с неба к нам</text:p>
          </table:table-cell>
          <table:table-cell office:value-type="string" calcext:value-type="string">
            <text:p>доносится</text:p>
          </table:table-cell>
          <table:table-cell office:value-type="string" calcext:value-type="string">
            <text:p><text:s/>голос Мелетия</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85556" calcext:value-type="float">
            <text:p>85556</text:p>
          </table:table-cell>
        </table:table-row>
        <table:table-row table:style-name="ro1">
          <table:table-cell office:value-type="string" calcext:value-type="string">
            <text:p>ukr</text:p>
          </table:table-cell>
          <table:table-cell office:value-type="string" calcext:value-type="string">
            <text:p><text:s/>Раптом немов з неба до нас долинає голос Мелеті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32]" office:value-type="float" office:value="85556" calcext:value-type="float">
            <text:p>85556</text:p>
          </table:table-cell>
        </table:table-row>
        <table:table-row table:style-name="ro1">
          <table:table-cell office:value-type="string" calcext:value-type="string">
            <text:p>rus</text:p>
          </table:table-cell>
          <table:table-cell office:value-type="string" calcext:value-type="string">
            <text:p><text:s/>Мелетий не дал мне</text:p>
          </table:table-cell>
          <table:table-cell office:value-type="string" calcext:value-type="string">
            <text:p>договорить</text:p>
          </table:table-cell>
          <table:table-cell office:value-type="string" calcext:value-type="string">
            <text:p><text:s/>и ухватив свою бороду стал яростно вырывать из нее волоски</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8097" calcext:value-type="float">
            <text:p>68097</text:p>
          </table:table-cell>
        </table:table-row>
        <table:table-row table:style-name="ro1">
          <table:table-cell office:value-type="string" calcext:value-type="string">
            <text:p>ukr</text:p>
          </table:table-cell>
          <table:table-cell office:value-type="string" calcext:value-type="string">
            <text:p><text:s/>Мелетій не дав мені договорити і вхопивши свою бороду почав люто висмикувати з неї волосини</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34]" office:value-type="float" office:value="68097" calcext:value-type="float">
            <text:p>68097</text:p>
          </table:table-cell>
        </table:table-row>
        <table:table-row table:style-name="ro1">
          <table:table-cell office:value-type="string" calcext:value-type="string">
            <text:p>rus</text:p>
          </table:table-cell>
          <table:table-cell office:value-type="string" calcext:value-type="string">
            <text:p><text:s/>Он говорил что он служитель алтаря да да да и не</text:p>
          </table:table-cell>
          <table:table-cell office:value-type="string" calcext:value-type="string">
            <text:p>допустит</text:p>
          </table:table-cell>
          <table:table-cell office:value-type="string" calcext:value-type="string">
            <text:p><text:s/>да да да чтобы всякий молокосос да да да</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354536" calcext:value-type="float">
            <text:p>354536</text:p>
          </table:table-cell>
        </table:table-row>
        <table:table-row table:style-name="ro1">
          <table:table-cell office:value-type="string" calcext:value-type="string">
            <text:p>ukr</text:p>
          </table:table-cell>
          <table:table-cell office:value-type="string" calcext:value-type="string">
            <text:p><text:s/>Він говорив що він служитель олтаря так-так так і не допустить так-так так щоб усякий молокосос так-так так</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36]" office:value-type="float" office:value="354536" calcext:value-type="float">
            <text:p>354536</text:p>
          </table:table-cell>
        </table:table-row>
        <table:table-row table:style-name="ro1">
          <table:table-cell office:value-type="string" calcext:value-type="string">
            <text:p>rus</text:p>
          </table:table-cell>
          <table:table-cell office:value-type="string" calcext:value-type="string">
            <text:p><text:s/>Если классный наставник увидит ужасные дырки лучше Зюзе не возвращаться</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74347" calcext:value-type="float">
            <text:p>74347</text:p>
          </table:table-cell>
        </table:table-row>
        <table:table-row table:style-name="ro1">
          <table:table-cell office:value-type="string" calcext:value-type="string">
            <text:p>ukr</text:p>
          </table:table-cell>
          <table:table-cell office:value-type="string" calcext:value-type="string">
            <text:p><text:s/>Коли класний наставник побачить ці жахливі дірки то Зюзі краще не повертатися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38]" office:value-type="float" office:value="74347" calcext:value-type="float">
            <text:p>74347</text:p>
          </table:table-cell>
        </table:table-row>
        <table:table-row table:style-name="ro1">
          <table:table-cell office:value-type="string" calcext:value-type="string">
            <text:p>rus</text:p>
          </table:table-cell>
          <table:table-cell office:value-type="string" calcext:value-type="string">
            <text:p><text:s/>В конце концов ему удалось завладеть моим ухом и он прокричал туда уже без всяких фиоритур красноречия что о моем буйстве он</text:p>
          </table:table-cell>
          <table:table-cell office:value-type="string" calcext:value-type="string">
            <text:p>доложит</text:p>
          </table:table-cell>
          <table:table-cell office:value-type="string" calcext:value-type="string">
            <text:p><text:s/>совету а покуда до того как будет вынесен мне приговор он исключает меня из гимназии на две недели и пусть завтра в субботу или нет в понедельник придет к нему моя мать которая которая</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259660" calcext:value-type="float">
            <text:p>259660</text:p>
          </table:table-cell>
        </table:table-row>
        <table:table-row table:style-name="ro1">
          <table:table-cell office:value-type="string" calcext:value-type="string">
            <text:p>ukr</text:p>
          </table:table-cell>
          <table:table-cell office:value-type="string" calcext:value-type="string">
            <text:p><text:s/>Кінець кінцем йому вдалося заволодіти моїм вухом і він прокричав у нього вже без усяких фіоритур красномовства що про моє буйство він доповість раді а тим часом поки буде ухвалено мені присуд він виключає мене з гімназії на два тижні і нехай завтра в суботу або ні в понеділок прийде до нього моя мати яка як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40]" office:value-type="float" office:value="259660" calcext:value-type="float">
            <text:p>259660</text:p>
          </table:table-cell>
        </table:table-row>
        <table:table-row table:style-name="ro1">
          <table:table-cell office:value-type="string" calcext:value-type="string">
            <text:p>rus</text:p>
          </table:table-cell>
          <table:table-cell office:value-type="string" calcext:value-type="string">
            <text:p><text:s/>Замученный шел я в этот день из гимназии</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446109" calcext:value-type="float">
            <text:p>446109</text:p>
          </table:table-cell>
        </table:table-row>
        <table:table-row table:style-name="ro1">
          <table:table-cell office:value-type="string" calcext:value-type="string">
            <text:p>ukr</text:p>
          </table:table-cell>
          <table:table-cell office:value-type="string" calcext:value-type="string">
            <text:p><text:s/>Змучений ішов я того дня з гімназії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42]" office:value-type="float" office:value="446109" calcext:value-type="float">
            <text:p>446109</text:p>
          </table:table-cell>
        </table:table-row>
        <table:table-row table:style-name="ro1">
          <table:table-cell office:value-type="string" calcext:value-type="string">
            <text:p>rus</text:p>
          </table:table-cell>
          <table:table-cell office:value-type="string" calcext:value-type="string">
            <text:p><text:s/>Этого она боится больше смерти Ужасно не хочется возвращаться</text:p>
          </table:table-cell>
          <table:table-cell office:value-type="string" calcext:value-type="string">
            <text:p>домой</text:p>
          </table:table-cell>
          <table:table-cell office:value-type="string" calcext:value-type="string">
            <text:p><text:s/>Я останавливаюсь перед большим магазином Гастрономическая торговля братьев В И и М И Сарафановых и рассматриваю колбасы маслины икру балыки сыры</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66301" calcext:value-type="float">
            <text:p>666301</text:p>
          </table:table-cell>
        </table:table-row>
        <table:table-row table:style-name="ro1">
          <table:table-cell office:value-type="string" calcext:value-type="string">
            <text:p>ukr</text:p>
          </table:table-cell>
          <table:table-cell office:value-type="string" calcext:value-type="string">
            <text:p><text:s/>Цього вона боїться більше ніж смерті Страшенно не хочеться повертатися додому Я зупиняюся перед великим магазином Гастрономічна торгівля братів В І та М ї Сарафанових і розглядаю ковбаси маслини ікру балики різний сир</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44]" office:value-type="float" office:value="666301" calcext:value-type="float">
            <text:p>666301</text:p>
          </table:table-cell>
        </table:table-row>
        <table:table-row table:style-name="ro1">
          <table:table-cell office:value-type="string" calcext:value-type="string">
            <text:p>rus</text:p>
          </table:table-cell>
          <table:table-cell office:value-type="string" calcext:value-type="string">
            <text:p><text:s/>Свиньи иначе не назовешь Приходишь</text:p>
          </table:table-cell>
          <table:table-cell office:value-type="string" calcext:value-type="string">
            <text:p>домой</text:p>
          </table:table-cell>
          <table:table-cell office:value-type="string" calcext:value-type="string">
            <text:p><text:s/>как в кабак Хоть бы один раз пепельницу за собой вынесли</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441643" calcext:value-type="float">
            <text:p>441643</text:p>
          </table:table-cell>
        </table:table-row>
        <table:table-row table:style-name="ro1">
          <table:table-cell office:value-type="string" calcext:value-type="string">
            <text:p>ukr</text:p>
          </table:table-cell>
          <table:table-cell office:value-type="string" calcext:value-type="string">
            <text:p><text:s/>Свині та й годі Додому приходиш наче в шинок Хоча б раз прибрали після себе попільниц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46]" office:value-type="float" office:value="441643" calcext:value-type="float">
            <text:p>441643</text:p>
          </table:table-cell>
        </table:table-row>
        <table:table-row table:style-name="ro1">
          <table:table-cell office:value-type="string" calcext:value-type="string">
            <text:p>rus</text:p>
          </table:table-cell>
          <table:table-cell office:value-type="string" calcext:value-type="string">
            <text:p><text:s/>Эх Коля и Костя там без обеда</text:p>
          </table:table-cell>
          <table:table-cell office:value-type="string" calcext:value-type="string">
            <text:p>Догадаются</text:p>
          </table:table-cell>
          <table:table-cell office:value-type="string" calcext:value-type="string">
            <text:p><text:s/>ли дурни что-нибудь купить себе Ничего пусть привыкают</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528061" calcext:value-type="float">
            <text:p>528061</text:p>
          </table:table-cell>
        </table:table-row>
        <table:table-row table:style-name="ro1">
          <table:table-cell office:value-type="string" calcext:value-type="string">
            <text:p>ukr</text:p>
          </table:table-cell>
          <table:table-cell office:value-type="string" calcext:value-type="string">
            <text:p><text:s/>Ех Микола і Костя там без обіду Чи здогадаються дурні щось купити собі Нічого нехай звикають</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48]" office:value-type="float" office:value="528061" calcext:value-type="float">
            <text:p>528061</text:p>
          </table:table-cell>
        </table:table-row>
        <table:table-row table:style-name="ro1">
          <table:table-cell office:value-type="string" calcext:value-type="string">
            <text:p>rus</text:p>
          </table:table-cell>
          <table:table-cell office:value-type="string" calcext:value-type="string">
            <text:p><text:s/>3 Я вернулась</text:p>
          </table:table-cell>
          <table:table-cell office:value-type="string" calcext:value-type="string">
            <text:p>домой</text:p>
          </table:table-cell>
          <table:table-cell office:value-type="string" calcext:value-type="string">
            <text:p><text:s/>В квартире было тихо спят паршивцы наголодались и спят но в моей комнате горел свет</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346444" calcext:value-type="float">
            <text:p>346444</text:p>
          </table:table-cell>
        </table:table-row>
        <table:table-row table:style-name="ro1">
          <table:table-cell office:value-type="string" calcext:value-type="string">
            <text:p>ukr</text:p>
          </table:table-cell>
          <table:table-cell office:value-type="string" calcext:value-type="string">
            <text:p><text:s/>3 Я повернулася додому В квартирі було тихо сплять поганці зголодніли і сплять але в моїй кімнаті горіло світло</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0]" office:value-type="float" office:value="346444" calcext:value-type="float">
            <text:p>346444</text:p>
          </table:table-cell>
        </table:table-row>
        <table:table-row table:style-name="ro1">
          <table:table-cell office:value-type="string" calcext:value-type="string">
            <text:p>rus</text:p>
          </table:table-cell>
          <table:table-cell office:value-type="string" calcext:value-type="string">
            <text:p><text:s/>Каются черти Я</text:p>
          </table:table-cell>
          <table:table-cell office:value-type="string" calcext:value-type="string">
            <text:p>достала</text:p>
          </table:table-cell>
          <table:table-cell office:value-type="string" calcext:value-type="string">
            <text:p><text:s/>письмо Отпечатано на машинке</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213573" calcext:value-type="float">
            <text:p>213573</text:p>
          </table:table-cell>
        </table:table-row>
        <table:table-row table:style-name="ro1">
          <table:table-cell office:value-type="string" calcext:value-type="string">
            <text:p>ukr</text:p>
          </table:table-cell>
          <table:table-cell office:value-type="string" calcext:value-type="string">
            <text:p><text:s/>Каються чортенята Я дістала листа Віддруковано на машинці</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2]" office:value-type="float" office:value="213573" calcext:value-type="float">
            <text:p>213573</text:p>
          </table:table-cell>
        </table:table-row>
        <table:table-row table:style-name="ro1">
          <table:table-cell office:value-type="string" calcext:value-type="string">
            <text:p>rus</text:p>
          </table:table-cell>
          <table:table-cell office:value-type="string" calcext:value-type="string">
            <text:p><text:s/>Ну как спросил он</text:p>
          </table:table-cell>
          <table:table-cell office:value-type="string" calcext:value-type="string">
            <text:p>Дошло</text:p>
          </table:table-cell>
          <table:table-cell office:value-type="string" calcext:value-type="string">
            <text:p><text:s/>И вдруг увидев меня завопил</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597724" calcext:value-type="float">
            <text:p>597724</text:p>
          </table:table-cell>
        </table:table-row>
        <table:table-row table:style-name="ro1">
          <table:table-cell office:value-type="string" calcext:value-type="string">
            <text:p>ukr</text:p>
          </table:table-cell>
          <table:table-cell office:value-type="string" calcext:value-type="string">
            <text:p><text:s/>Ну як спитав він Дійшло І враз побачивши мене зарепетував</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4]" office:value-type="float" office:value="597724" calcext:value-type="float">
            <text:p>597724</text:p>
          </table:table-cell>
        </table:table-row>
        <table:table-row table:style-name="ro1">
          <table:table-cell office:value-type="string" calcext:value-type="string">
            <text:p>rus</text:p>
          </table:table-cell>
          <table:table-cell office:value-type="string" calcext:value-type="string">
            <text:p><text:s/>Сколько раз я пробовала</text:p>
          </table:table-cell>
          <table:table-cell office:value-type="string" calcext:value-type="string">
            <text:p>дойти</text:p>
          </table:table-cell>
          <table:table-cell office:value-type="string" calcext:value-type="string">
            <text:p><text:s/>до нее словами не могу</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496466" calcext:value-type="float">
            <text:p>496466</text:p>
          </table:table-cell>
        </table:table-row>
        <table:table-row table:style-name="ro1">
          <table:table-cell office:value-type="string" calcext:value-type="string">
            <text:p>ukr</text:p>
          </table:table-cell>
          <table:table-cell office:value-type="string" calcext:value-type="string">
            <text:p><text:s/>Скільки разів я намагалася словами дійти до неї не мож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6]" office:value-type="float" office:value="496466" calcext:value-type="float">
            <text:p>496466</text:p>
          </table:table-cell>
        </table:table-row>
        <table:table-row table:style-name="ro1">
          <table:table-cell office:value-type="string" calcext:value-type="string">
            <text:p>rus</text:p>
          </table:table-cell>
          <table:table-cell office:value-type="string" calcext:value-type="string">
            <text:p><text:s/>Может быть его не так уж мало но оно не</text:p>
          </table:table-cell>
          <table:table-cell office:value-type="string" calcext:value-type="string">
            <text:p>достается</text:p>
          </table:table-cell>
          <table:table-cell office:value-type="string" calcext:value-type="string">
            <text:p><text:s/>мне одним куском</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332126" calcext:value-type="float">
            <text:p>332126</text:p>
          </table:table-cell>
        </table:table-row>
        <table:table-row table:style-name="ro1">
          <table:table-cell office:value-type="string" calcext:value-type="string">
            <text:p>ukr</text:p>
          </table:table-cell>
          <table:table-cell office:value-type="string" calcext:value-type="string">
            <text:p><text:s/>Можливо його не так уже й мало але він не дістається мені цілим шматком</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8]" office:value-type="float" office:value="332126" calcext:value-type="float">
            <text:p>332126</text:p>
          </table:table-cell>
        </table:table-row>
        <table:table-row table:style-name="ro1">
          <table:table-cell office:value-type="string" calcext:value-type="string">
            <text:p>rus</text:p>
          </table:table-cell>
          <table:table-cell office:value-type="string" calcext:value-type="string">
            <text:p><text:s/>Здесь похоже хозяйничал не ветер а стадо обезьян Я оделась и пошла</text:p>
          </table:table-cell>
          <table:table-cell office:value-type="string" calcext:value-type="string">
            <text:p>домой</text:p>
          </table:table-cell>
          <table:table-cell office:value-type="string" calcext:value-type="string">
            <text:p><text:s/>Быстрый дождик отстукивал чечетку по новеньким листьям</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233425" calcext:value-type="float">
            <text:p>233425</text:p>
          </table:table-cell>
        </table:table-row>
        <table:table-row table:style-name="ro1">
          <table:table-cell office:value-type="string" calcext:value-type="string">
            <text:p>ukr</text:p>
          </table:table-cell>
          <table:table-cell office:value-type="string" calcext:value-type="string">
            <text:p><text:s/>Здавалося що тут хазяйнував не вітер а зграя мавп Я вдяглась і пішла додому Густий дощик відстукував чечітку на новенькому листячк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60]" office:value-type="float" office:value="233425" calcext:value-type="float">
            <text:p>233425</text:p>
          </table:table-cell>
        </table:table-row>
        <table:table-row table:style-name="ro1">
          <table:table-cell office:value-type="string" calcext:value-type="string">
            <text:p>rus</text:p>
          </table:table-cell>
          <table:table-cell office:value-type="string" calcext:value-type="string">
            <text:p><text:s/>Как вы</text:p>
          </table:table-cell>
          <table:table-cell office:value-type="string" calcext:value-type="string">
            <text:p>добились</text:p>
          </table:table-cell>
          <table:table-cell office:value-type="string" calcext:value-type="string">
            <text:p><text:s/>чтобы ваши сыновья не сделались плесенью</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69626" calcext:value-type="float">
            <text:p>169626</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62]" office:value-type="float" office:value="169626" calcext:value-type="float">
            <text:p>169626</text:p>
          </table:table-cell>
        </table:table-row>
        <table:table-row table:style-name="ro1">
          <table:table-cell office:value-type="string" calcext:value-type="string">
            <text:p>rus</text:p>
          </table:table-cell>
          <table:table-cell office:value-type="string" calcext:value-type="string">
            <text:p><text:s/>Как вы добились чтобы ваши сыновья не сделались плесенью Как</text:p>
          </table:table-cell>
          <table:table-cell office:value-type="string" calcext:value-type="string">
            <text:p>добилась</text:p>
          </table:table-cell>
          <table:table-cell office:value-type="string" calcext:value-type="string">
            <text:p><text:s/>Я специально этого не добивалась</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44037" calcext:value-type="float">
            <text:p>144037</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 Як домоглася Я спеціально цього не прагнула</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64]" office:value-type="float" office:value="144037" calcext:value-type="float">
            <text:p>144037</text:p>
          </table:table-cell>
        </table:table-row>
        <table:table-row table:style-name="ro1">
          <table:table-cell office:value-type="string" calcext:value-type="string">
            <text:p>rus</text:p>
          </table:table-cell>
          <table:table-cell office:value-type="string" calcext:value-type="string">
            <text:p><text:s/>Наука в наши дни</text:p>
          </table:table-cell>
          <table:table-cell office:value-type="string" calcext:value-type="string">
            <text:p>достигла</text:p>
          </table:table-cell>
          <table:table-cell office:value-type="string" calcext:value-type="string">
            <text:p><text:s/>небывалого прогресса основные законы строения материи изучены но еще немало в мире загадок</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12118" calcext:value-type="float">
            <text:p>212118</text:p>
          </table:table-cell>
        </table:table-row>
        <table:table-row table:style-name="ro1">
          <table:table-cell office:value-type="string" calcext:value-type="string">
            <text:p>ukr</text:p>
          </table:table-cell>
          <table:table-cell office:value-type="string" calcext:value-type="string">
            <text:p><text:s/>Нині наука досягла небувалого прогресу основні закони будови матерії вивчено проте в світі існує ще багато таємниць</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66]" office:value-type="float" office:value="212118" calcext:value-type="float">
            <text:p>212118</text:p>
          </table:table-cell>
        </table:table-row>
        <table:table-row table:style-name="ro1">
          <table:table-cell office:value-type="string" calcext:value-type="string">
            <text:p>rus</text:p>
          </table:table-cell>
          <table:table-cell office:value-type="string" calcext:value-type="string">
            <text:p><text:s/>Они кочевали по стране где останавливались строили жилища</text:p>
          </table:table-cell>
          <table:table-cell office:value-type="string" calcext:value-type="string">
            <text:p>добывали</text:p>
          </table:table-cell>
          <table:table-cell office:value-type="string" calcext:value-type="string">
            <text:p><text:s/>огонь копали колодцы в поисках воды</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5186" calcext:value-type="float">
            <text:p>15186</text:p>
          </table:table-cell>
        </table:table-row>
        <table:table-row table:style-name="ro1">
          <table:table-cell office:value-type="string" calcext:value-type="string">
            <text:p>ukr</text:p>
          </table:table-cell>
          <table:table-cell office:value-type="string" calcext:value-type="string">
            <text:p><text:s/>Вони кочували країною де зупинялись будували житла добували вогонь копали криниці щоб знайти в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68]" office:value-type="float" office:value="15186" calcext:value-type="float">
            <text:p>15186</text:p>
          </table:table-cell>
        </table:table-row>
        <table:table-row table:style-name="ro1">
          <table:table-cell office:value-type="string" calcext:value-type="string">
            <text:p>rus</text:p>
          </table:table-cell>
          <table:table-cell office:value-type="string" calcext:value-type="string">
            <text:p><text:s/>Девочка со свечой в руках пошла дальше Ощупью</text:p>
          </table:table-cell>
          <table:table-cell office:value-type="string" calcext:value-type="string">
            <text:p>добралась</text:p>
          </table:table-cell>
          <table:table-cell office:value-type="string" calcext:value-type="string">
            <text:p><text:s/>до конца подземного зала Своды его нависали над самой головой</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92851" calcext:value-type="float">
            <text:p>292851</text:p>
          </table:table-cell>
        </table:table-row>
        <table:table-row table:style-name="ro1">
          <table:table-cell office:value-type="string" calcext:value-type="string">
            <text:p>ukr</text:p>
          </table:table-cell>
          <table:table-cell office:value-type="string" calcext:value-type="string">
            <text:p><text:s/>Дівчинка зі свічкою в руках пішла далі Навпомацки добулася кінця підземного залу його склепіння нависало над самою головою</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70]" office:value-type="float" office:value="292851" calcext:value-type="float">
            <text:p>292851</text:p>
          </table:table-cell>
        </table:table-row>
        <table:table-row table:style-name="ro1">
          <table:table-cell office:value-type="string" calcext:value-type="string">
            <text:p>rus</text:p>
          </table:table-cell>
          <table:table-cell office:value-type="string" calcext:value-type="string">
            <text:p><text:s/>Взрослый человек мог бы</text:p>
          </table:table-cell>
          <table:table-cell office:value-type="string" calcext:value-type="string">
            <text:p>добраться</text:p>
          </table:table-cell>
          <table:table-cell office:value-type="string" calcext:value-type="string">
            <text:p><text:s/>сюда только ползком на четвереньках</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07619" calcext:value-type="float">
            <text:p>107619</text:p>
          </table:table-cell>
        </table:table-row>
        <table:table-row table:style-name="ro1">
          <table:table-cell office:value-type="string" calcext:value-type="string">
            <text:p>ukr</text:p>
          </table:table-cell>
          <table:table-cell office:value-type="string" calcext:value-type="string">
            <text:p><text:s/>Доросла людина могла б дістатися сюди лише поповзом</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72]" office:value-type="float" office:value="107619" calcext:value-type="float">
            <text:p>107619</text:p>
          </table:table-cell>
        </table:table-row>
        <table:table-row table:style-name="ro1">
          <table:table-cell office:value-type="string" calcext:value-type="string">
            <text:p>rus</text:p>
          </table:table-cell>
          <table:table-cell office:value-type="string" calcext:value-type="string">
            <text:p><text:s/>Археологи и</text:p>
          </table:table-cell>
          <table:table-cell office:value-type="string" calcext:value-type="string">
            <text:p>допустить</text:p>
          </table:table-cell>
          <table:table-cell office:value-type="string" calcext:value-type="string">
            <text:p><text:s/>этого не могли доисторический человек занимался живописью надо же придумать такое</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33000" calcext:value-type="float">
            <text:p>133000</text:p>
          </table:table-cell>
        </table:table-row>
        <table:table-row table:style-name="ro1">
          <table:table-cell office:value-type="string" calcext:value-type="string">
            <text:p>ukr</text:p>
          </table:table-cell>
          <table:table-cell office:value-type="string" calcext:value-type="string">
            <text:p><text:s/>Археологи не могли припустити щоб доісторична людина займалася живописом треба ж отаке вигадат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74]" office:value-type="float" office:value="133000" calcext:value-type="float">
            <text:p>133000</text:p>
          </table:table-cell>
        </table:table-row>
        <table:table-row table:style-name="ro1">
          <table:table-cell office:value-type="string" calcext:value-type="string">
            <text:p>rus</text:p>
          </table:table-cell>
          <table:table-cell office:value-type="string" calcext:value-type="string">
            <text:p><text:s/>Стада зверей покидали неприветливый край и тысячами гибли от стужи Людям стало трудно</text:p>
          </table:table-cell>
          <table:table-cell office:value-type="string" calcext:value-type="string">
            <text:p>добывать</text:p>
          </table:table-cell>
          <table:table-cell office:value-type="string" calcext:value-type="string">
            <text:p><text:s/>пропитание От ледяного ветра они укрылись в пещерах во мраке подземелий едва освещенных тусклым пламенем каменных светильников наполненных жиром с фитилями из мха</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54665" calcext:value-type="float">
            <text:p>254665</text:p>
          </table:table-cell>
        </table:table-row>
        <table:table-row table:style-name="ro1">
          <table:table-cell office:value-type="string" calcext:value-type="string">
            <text:p>ukr</text:p>
          </table:table-cell>
          <table:table-cell office:value-type="string" calcext:value-type="string">
            <text:p><text:s/>Табуни звірів залишали непривітний край і тисячами гинули від холоду Людям стало важко добувати собі їжу Від крижаного вітру вони сховалися в печерах у мороці підземель ледь освітлених тьмавим полум'ям камінних світильників наповнених лоєм з ґнотами із мох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76]" office:value-type="float" office:value="254665" calcext:value-type="float">
            <text:p>254665</text:p>
          </table:table-cell>
        </table:table-row>
        <table:table-row table:style-name="ro1">
          <table:table-cell office:value-type="string" calcext:value-type="string">
            <text:p>rus</text:p>
          </table:table-cell>
          <table:table-cell office:value-type="string" calcext:value-type="string">
            <text:p><text:s/>Раньше люди при всем желании не могли позволить себе такую роскошь каждый член первобытной общины должен был</text:p>
          </table:table-cell>
          <table:table-cell office:value-type="string" calcext:value-type="string">
            <text:p>добывать</text:p>
          </table:table-cell>
          <table:table-cell office:value-type="string" calcext:value-type="string">
            <text:p><text:s/>средства пропитания чтобы не умереть с голоду</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469734" calcext:value-type="float">
            <text:p>469734</text:p>
          </table:table-cell>
        </table:table-row>
        <table:table-row table:style-name="ro1">
          <table:table-cell office:value-type="string" calcext:value-type="string">
            <text:p>ukr</text:p>
          </table:table-cell>
          <table:table-cell office:value-type="string" calcext:value-type="string">
            <text:p><text:s/>Раніше люди навіть бажаючи не могли дозволити собі такої розкоші кожний член первісної общини повинен був добувати їжу аби не вмерти з гол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78]" office:value-type="float" office:value="469734" calcext:value-type="float">
            <text:p>469734</text:p>
          </table:table-cell>
        </table:table-row>
        <table:table-row table:style-name="ro1">
          <table:table-cell office:value-type="string" calcext:value-type="string">
            <text:p>rus</text:p>
          </table:table-cell>
          <table:table-cell office:value-type="string" calcext:value-type="string">
            <text:p><text:s/>Больше того именно в древнем Египте этот культ</text:p>
          </table:table-cell>
          <table:table-cell office:value-type="string" calcext:value-type="string">
            <text:p>достиг</text:p>
          </table:table-cell>
          <table:table-cell office:value-type="string" calcext:value-type="string">
            <text:p><text:s/>высшей степени своего развития</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82788" calcext:value-type="float">
            <text:p>82788</text:p>
          </table:table-cell>
        </table:table-row>
        <table:table-row table:style-name="ro1">
          <table:table-cell office:value-type="string" calcext:value-type="string">
            <text:p>ukr</text:p>
          </table:table-cell>
          <table:table-cell office:value-type="string" calcext:value-type="string">
            <text:p><text:s/>Більше того саме в Стародавньому Єгипті цей культ досяг найвищого ступеня свого розвитк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80]" office:value-type="float" office:value="82788" calcext:value-type="float">
            <text:p>82788</text:p>
          </table:table-cell>
        </table:table-row>
        <table:table-row table:style-name="ro1">
          <table:table-cell office:value-type="string" calcext:value-type="string">
            <text:p>rus</text:p>
          </table:table-cell>
          <table:table-cell office:value-type="string" calcext:value-type="string">
            <text:p><text:s/>Приглядитесь к глазам кота когда в полдень Ра в своем сияющем путешествии по небу возносится высоко высоко и</text:p>
          </table:table-cell>
          <table:table-cell office:value-type="string" calcext:value-type="string">
            <text:p>достигает</text:p>
          </table:table-cell>
          <table:table-cell office:value-type="string" calcext:value-type="string">
            <text:p><text:s/>зенита зрачки у кота узкие щелочки</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78038" calcext:value-type="float">
            <text:p>178038</text:p>
          </table:table-cell>
        </table:table-row>
        <table:table-row table:style-name="ro1">
          <table:table-cell office:value-type="string" calcext:value-type="string">
            <text:p>ukr</text:p>
          </table:table-cell>
          <table:table-cell office:value-type="string" calcext:value-type="string">
            <text:p><text:s/>Придивіться до очей кота коли в полудень Ра у своїй сяючій мандрівці небом підбивається високо високо і досягає зеніту зіниці кота вузенькі щілинк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82]" office:value-type="float" office:value="178038" calcext:value-type="float">
            <text:p>178038</text:p>
          </table:table-cell>
        </table:table-row>
        <table:table-row table:style-name="ro1">
          <table:table-cell office:value-type="string" calcext:value-type="string">
            <text:p>rus</text:p>
          </table:table-cell>
          <table:table-cell office:value-type="string" calcext:value-type="string">
            <text:p><text:s/>Однако в течение всего средневековья кит числился в разряде рыб пока английский натуралист Дж Рей 1648 1705 не</text:p>
          </table:table-cell>
          <table:table-cell office:value-type="string" calcext:value-type="string">
            <text:p>доказал</text:p>
          </table:table-cell>
          <table:table-cell office:value-type="string" calcext:value-type="string">
            <text:p><text:s/>что его место среди зверей</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778605" calcext:value-type="float">
            <text:p>778605</text:p>
          </table:table-cell>
        </table:table-row>
        <table:table-row table:style-name="ro1">
          <table:table-cell office:value-type="string" calcext:value-type="string">
            <text:p>ukr</text:p>
          </table:table-cell>
          <table:table-cell office:value-type="string" calcext:value-type="string">
            <text:p><text:s/>Однак із середньовіччя кита вважали рибою аж поки англійський натураліст Дж Рей 1648 1705 довів що кит тварина</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84]" office:value-type="float" office:value="778605" calcext:value-type="float">
            <text:p>778605</text:p>
          </table:table-cell>
        </table:table-row>
        <table:table-row table:style-name="ro1">
          <table:table-cell office:value-type="string" calcext:value-type="string">
            <text:p>rus</text:p>
          </table:table-cell>
          <table:table-cell office:value-type="string" calcext:value-type="string">
            <text:p><text:s/>Кристоферу Робину</text:p>
          </table:table-cell>
          <table:table-cell office:value-type="string" calcext:value-type="string">
            <text:p>достался</text:p>
          </table:table-cell>
          <table:table-cell office:value-type="string" calcext:value-type="string">
            <text:p><text:s/>большущий зеленый шар а одному из Родных и Знакомых Кролика приготовили большой пребольшой синий шар но этот Родственник и Знакомый его не взял потому что сам он был еще такой маленький что его не взяли в гости поэтому Кристоферу Робину пришлось так и быть захватить с собой оба шара и зеленый и синий</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683039" calcext:value-type="float">
            <text:p>683039</text:p>
          </table:table-cell>
        </table:table-row>
        <table:table-row table:style-name="ro1">
          <table:table-cell office:value-type="string" calcext:value-type="string">
            <text:p>ukr</text:p>
          </table:table-cell>
          <table:table-cell office:value-type="string" calcext:value-type="string">
            <text:p><text:s/>Крістоферові Робіну трапилася величезна зелена кулька а одному з Рідних і Знайомих Кролика приготували велику превелику синю кульку але цей Родич і Знайомий її не взяв бо сам був іще такий малий що в гості його не взяли тому Крістоферові Робіну довелося що поробиш прихопити із собою обидві кульки і зелену й син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86]" office:value-type="float" office:value="683039" calcext:value-type="float">
            <text:p>683039</text:p>
          </table:table-cell>
        </table:table-row>
        <table:table-row table:style-name="ro1">
          <table:table-cell office:value-type="string" calcext:value-type="string">
            <text:p>rus</text:p>
          </table:table-cell>
          <table:table-cell office:value-type="string" calcext:value-type="string">
            <text:p><text:s/>Вот какая история сказал он Если хочешь</text:p>
          </table:table-cell>
          <table:table-cell office:value-type="string" calcext:value-type="string">
            <text:p>достать</text:p>
          </table:table-cell>
          <table:table-cell office:value-type="string" calcext:value-type="string">
            <text:p><text:s/>мед главное дело в том чтобы пчелы тебя не заметили И вот значит если шар будет зеленый они могут подумать что это листик и не заметят тебя а если шар будет синий они могут подумать что это просто кусочек неба и тоже тебя не заметят Весь вопрос чему они скорее поверят</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53998" calcext:value-type="float">
            <text:p>53998</text:p>
          </table:table-cell>
        </table:table-row>
        <table:table-row table:style-name="ro1">
          <table:table-cell office:value-type="string" calcext:value-type="string">
            <text:p>ukr</text:p>
          </table:table-cell>
          <table:table-cell office:value-type="string" calcext:value-type="string">
            <text:p><text:s/>Ось яка історія сказав він Якщо хочеш дістати меду головне полягає в тому аби бджоли тебе не помітили Отож виходить якщо кулька буде зелена вони можуть подумати що це листочок і не помітять тебе а якщо кулька буде синя вони можуть подумати що то просто клаптик неба і також тебе не помітять Питання в тім у що вони швидше повірять</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88]" office:value-type="float" office:value="53998" calcext:value-type="float">
            <text:p>53998</text:p>
          </table:table-cell>
        </table:table-row>
        <table:table-row table:style-name="ro1">
          <table:table-cell office:value-type="string" calcext:value-type="string">
            <text:p>rus</text:p>
          </table:table-cell>
          <table:table-cell office:value-type="string" calcext:value-type="string">
            <text:p><text:s/>Может заметят а может и нет сказал Винни Пух Разве знаешь что пчелам в голову придет Он подумал минутку и</text:p>
          </table:table-cell>
          <table:table-cell office:value-type="string" calcext:value-type="string">
            <text:p>догадаются</text:p>
          </table:table-cell>
          <table:table-cell office:value-type="string" calcext:value-type="string">
            <text:p><text:s/>Я притворюсь как будто я маленькая черная тучка Тогда они не</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318241" calcext:value-type="float">
            <text:p>318241</text:p>
          </table:table-cell>
        </table:table-row>
        <table:table-row table:style-name="ro1">
          <table:table-cell office:value-type="string" calcext:value-type="string">
            <text:p>ukr</text:p>
          </table:table-cell>
          <table:table-cell office:value-type="string" calcext:value-type="string">
            <text:p><text:s/>Може помітять а може й ні сказав Вінні Пух Хіба вгадаєш що спаде бджолам на думку Він хвильку подумав і додав Я удам наче я маленька чорна хмаринка Тоді вони не здогадаються</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90]" office:value-type="float" office:value="318241" calcext:value-type="float">
            <text:p>318241</text:p>
          </table:table-cell>
        </table:table-row>
        <table:table-row table:style-name="ro1">
          <table:table-cell office:value-type="string" calcext:value-type="string">
            <text:p>rus</text:p>
          </table:table-cell>
          <table:table-cell office:value-type="string" calcext:value-type="string">
            <text:p><text:s/>Он мог чуять мед он мог видеть мед но</text:p>
          </table:table-cell>
          <table:table-cell office:value-type="string" calcext:value-type="string">
            <text:p>достать</text:p>
          </table:table-cell>
          <table:table-cell office:value-type="string" calcext:value-type="string">
            <text:p><text:s/>мед он увы никак не мог</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154255" calcext:value-type="float">
            <text:p>154255</text:p>
          </table:table-cell>
        </table:table-row>
        <table:table-row table:style-name="ro1">
          <table:table-cell office:value-type="string" calcext:value-type="string">
            <text:p>ukr</text:p>
          </table:table-cell>
          <table:table-cell office:value-type="string" calcext:value-type="string">
            <text:p><text:s/>Він міг нюхати мед він міг бачити мед але дістати мед не міг ну ніяк</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92]" office:value-type="float" office:value="154255" calcext:value-type="float">
            <text:p>154255</text:p>
          </table:table-cell>
        </table:table-row>
        <table:table-row table:style-name="ro1">
          <table:table-cell office:value-type="string" calcext:value-type="string">
            <text:p>rus</text:p>
          </table:table-cell>
          <table:table-cell office:value-type="string" calcext:value-type="string">
            <text:p><text:s/>Ну Кристофер Робин конечно рассмеялся про себя и подумал Ах ты глупенький мишка но вслух он этого не сказал потому что он очень любил Пуха И он отправился</text:p>
          </table:table-cell>
          <table:table-cell office:value-type="string" calcext:value-type="string">
            <text:p>домой</text:p>
          </table:table-cell>
          <table:table-cell office:value-type="string" calcext:value-type="string">
            <text:p><text:s/>за зонтиком</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54786" calcext:value-type="float">
            <text:p>754786</text:p>
          </table:table-cell>
        </table:table-row>
        <table:table-row table:style-name="ro1">
          <table:table-cell office:value-type="string" calcext:value-type="string">
            <text:p>ukr</text:p>
          </table:table-cell>
          <table:table-cell office:value-type="string" calcext:value-type="string">
            <text:p><text:s/>Ну Крістофер Робін звичайно розреготався про себе й подумав Ох дурненьке ведмежатко та вголос він цього не сказав бо дуже любив Пуха І він попрямував додому за парасолько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94]" office:value-type="float" office:value="754786" calcext:value-type="float">
            <text:p>754786</text:p>
          </table:table-cell>
        </table:table-row>
        <table:table-row table:style-name="ro1">
          <table:table-cell office:value-type="string" calcext:value-type="string">
            <text:p>rus</text:p>
          </table:table-cell>
          <table:table-cell office:value-type="string" calcext:value-type="string">
            <text:p><text:s/>Он поднимался на носки вытягивался изо всех сил и в это время пел так Тара тара тара ра А потом когда он наклонялся стараясь</text:p>
          </table:table-cell>
          <table:table-cell office:value-type="string" calcext:value-type="string">
            <text:p>дотянуться</text:p>
          </table:table-cell>
          <table:table-cell office:value-type="string" calcext:value-type="string">
            <text:p><text:s/>передними лапками до носков он пел так Тара тара ой караул трам пам п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339205" calcext:value-type="float">
            <text:p>339205</text:p>
          </table:table-cell>
        </table:table-row>
        <table:table-row table:style-name="ro1">
          <table:table-cell office:value-type="string" calcext:value-type="string">
            <text:p>ukr</text:p>
          </table:table-cell>
          <table:table-cell office:value-type="string" calcext:value-type="string">
            <text:p><text:s/>эВін зводився навшпиньки витягувався щосили і в цей час так співав Тара тара тара ра А потім коли він нахилявся силкуючись дістати передніми лапками носки то співав так Тара тара ой пробі трам пам п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96]" office:value-type="float" office:value="339205" calcext:value-type="float">
            <text:p>339205</text:p>
          </table:table-cell>
        </table:table-row>
        <table:table-row table:style-name="ro1">
          <table:table-cell office:value-type="string" calcext:value-type="string">
            <text:p>rus</text:p>
          </table:table-cell>
          <table:table-cell office:value-type="string" calcext:value-type="string">
            <text:p><text:s/>И вот ворча себе под нос эту Ворчалку и размышляя а размышлял Винни Пух о том что было бы если бы он Винни был не Винни Пухом а кем-нибудь совсем совсем другим наш Винни незаметно</text:p>
          </table:table-cell>
          <table:table-cell office:value-type="string" calcext:value-type="string">
            <text:p>дошел</text:p>
          </table:table-cell>
          <table:table-cell office:value-type="string" calcext:value-type="string">
            <text:p><text:s/>до песчаного откоса в котором была большая дыр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99758" calcext:value-type="float">
            <text:p>99758</text:p>
          </table:table-cell>
        </table:table-row>
        <table:table-row table:style-name="ro1">
          <table:table-cell office:value-type="string" calcext:value-type="string">
            <text:p>ukr</text:p>
          </table:table-cell>
          <table:table-cell office:value-type="string" calcext:value-type="string">
            <text:p><text:s/>І от буркочучи собі під носа цю Буркоталку і розмірковуючи а міркував Вінні Пух про те що було б якби він Вінні був не Вінні Пухом а кимось зовсім зовсім іншим наш Вінні непомітно дістався піщаного схилу в якому була велика дірк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398]" office:value-type="float" office:value="99758" calcext:value-type="float">
            <text:p>99758</text:p>
          </table:table-cell>
        </table:table-row>
        <table:table-row table:style-name="ro1">
          <table:table-cell office:value-type="string" calcext:value-type="string">
            <text:p>rus</text:p>
          </table:table-cell>
          <table:table-cell office:value-type="string" calcext:value-type="string">
            <text:p><text:s/>Винни Пух был всегда не прочь немного подкрепиться в особенности часов в одиннадцать утра потому что в это время завтрак уже давно окончился а обед еще и не думал начинаться И конечно он страшно обрадовался увидев что Кролик</text:p>
          </table:table-cell>
          <table:table-cell office:value-type="string" calcext:value-type="string">
            <text:p>добавил</text:p>
          </table:table-cell>
          <table:table-cell office:value-type="string" calcext:value-type="string">
            <text:p><text:s/>чашки и тарелки А когда Кролик спросил Тебе чего намазать меду или сгущенного молока Пух пришел в такой восторг что выпалил И того и другого Правда спохватившись он чтобы не показаться очень жадным поскорее А хлеба можно вообще не давать</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10582" calcext:value-type="float">
            <text:p>710582</text:p>
          </table:table-cell>
        </table:table-row>
        <table:table-row table:style-name="ro1">
          <table:table-cell office:value-type="string" calcext:value-type="string">
            <text:p>ukr</text:p>
          </table:table-cell>
          <table:table-cell office:value-type="string" calcext:value-type="string">
            <text:p><text:s/>Вінні Пух був завжди згодний трохи підкріпитись особливо годині об одинадцятій ранку бо в цей час сніданок уже давно скінчився а обід іще й не думав починатись І звичайно він страшенно зрадів коли побачив що Кролик дістає чашки й тарілки А коли Кролик запитав Тобі чого намазати меду чи згущеного молока Пуха охопило таке збудження що він вигукнув І того й другого Щоправда спохватившися він аби не здатися надто жадібним мерщій додав А хліба можна зовсім не давати</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400]" office:value-type="float" office:value="710582" calcext:value-type="float">
            <text:p>710582</text:p>
          </table:table-cell>
        </table:table-row>
        <table:table-row table:style-name="ro1">
          <table:table-cell office:value-type="string" calcext:value-type="string">
            <text:p>rus</text:p>
          </table:table-cell>
          <table:table-cell office:value-type="string" calcext:value-type="string">
            <text:p><text:s/>Не горюй мы будем читать тебе вслух весело воскликнул Кролик Только бы снег не пошел Да вот еще что</text:p>
          </table:table-cell>
          <table:table-cell office:value-type="string" calcext:value-type="string">
            <text:p>добавил</text:p>
          </table:table-cell>
          <table:table-cell office:value-type="string" calcext:value-type="string">
            <text:p><text:s/>он ты дружок занял у меня почти всю комнату Можно я буду вешать полотенца на твои задние ноги А то они торчат там совершенно зря а из них выйдет чудесная вешалка для полотенец</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26238" calcext:value-type="float">
            <text:p>726238</text:p>
          </table:table-cell>
        </table:table-row>
        <table:table-row table:style-name="ro1">
          <table:table-cell office:value-type="string" calcext:value-type="string">
            <text:p>ukr</text:p>
          </table:table-cell>
          <table:table-cell office:value-type="string" calcext:value-type="string">
            <text:p><text:s/>Не переживай ми читатимемо тобі вголос весело вигукнув Кролик Тільки б сніг не пішов Ага ось іще що додав він ти друже зайняв у мене майже всю кімнату Можна я вішатиму рушники на твої задні ноги А то вони стирчать отак зовсім надаремно а з них вийде чудова вішалка для рушників</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402]" office:value-type="float" office:value="726238" calcext:value-type="float">
            <text:p>726238</text:p>
          </table:table-cell>
        </table:table-row>
        <table:table-row table:style-name="ro1">
          <table:table-cell office:value-type="string" calcext:value-type="string">
            <text:p>rus</text:p>
          </table:table-cell>
          <table:table-cell office:value-type="string" calcext:value-type="string">
            <text:p><text:s/>А Пух все думал как же этот дедушка выглядит И ему пришло в голову что вдруг они сейчас охотятся как раз на двух дедушек и интересно если они поймают этих дедушек можно ли будет взять хоть одного</text:p>
          </table:table-cell>
          <table:table-cell office:value-type="string" calcext:value-type="string">
            <text:p>домой</text:p>
          </table:table-cell>
          <table:table-cell office:value-type="string" calcext:value-type="string">
            <text:p><text:s/>и держать его у себя и что интересно скажет по этому поводу Кристофер Робин</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830708" calcext:value-type="float">
            <text:p>830708</text:p>
          </table:table-cell>
        </table:table-row>
        <table:table-row table:style-name="ro1">
          <table:table-cell office:value-type="string" calcext:value-type="string">
            <text:p>ukr</text:p>
          </table:table-cell>
          <table:table-cell office:value-type="string" calcext:value-type="string">
            <text:p><text:s/>А Пух усе розмірковував як же виглядає цей дідусь І йому прийшло до голови а якщо раптом вони зараз полюють саме на двох дідусів і цікаво якщо вони упіймають оцих дідусів чи можна буде взяти додому бодай одного і тримати його у себе і що цікаво скаже з цього приводу Крістофер Робін</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404]" office:value-type="float" office:value="830708" calcext:value-type="float">
            <text:p>830708</text:p>
          </table:table-cell>
        </table:table-row>
        <table:table-row table:style-name="ro1">
          <table:table-cell office:value-type="string" calcext:value-type="string">
            <text:p>rus</text:p>
          </table:table-cell>
          <table:table-cell office:value-type="string" calcext:value-type="string">
            <text:p><text:s/>Подручными средствами конопатили ненадежную посудину и вычерпывали из нее воду пока не</text:p>
          </table:table-cell>
          <table:table-cell office:value-type="string" calcext:value-type="string">
            <text:p>доехали</text:p>
          </table:table-cell>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30229" calcext:value-type="float">
            <text:p>230229</text:p>
          </table:table-cell>
        </table:table-row>
        <table:table-row table:style-name="ro1">
          <table:table-cell office:value-type="string" calcext:value-type="string">
            <text:p>ukr</text:p>
          </table:table-cell>
          <table:table-cell office:value-type="string" calcext:value-type="string">
            <text:p><text:s/>Конопатили ми ненадійну посудину та вичерпували з неї воду поки не доїха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06]" office:value-type="float" office:value="230229" calcext:value-type="float">
            <text:p>230229</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из кармана защитных летних штанов свернутый в трубку малиновый шелковый потертый кисет развернул его и я успел прочитать вышитую на уголке надпись Дорогому бойцу от ученицы 6 го класса Лебедянской средней школы</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39192" calcext:value-type="float">
            <text:p>39192</text:p>
          </table:table-cell>
        </table:table-row>
        <table:table-row table:style-name="ro1">
          <table:table-cell office:value-type="string" calcext:value-type="string">
            <text:p>ukr</text:p>
          </table:table-cell>
          <table:table-cell office:value-type="string" calcext:value-type="string">
            <text:p><text:s/>Він дістав із кишені згорнутий малиновий кисет на якому було написано Дорогому бійцеві від учениці 6 го класу Лебедянської середньої шко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08]" office:value-type="float" office:value="39192" calcext:value-type="float">
            <text:p>39192</text:p>
          </table:table-cell>
        </table:table-row>
        <table:table-row table:style-name="ro1">
          <table:table-cell office:value-type="string" calcext:value-type="string">
            <text:p>rus</text:p>
          </table:table-cell>
          <table:table-cell office:value-type="string" calcext:value-type="string">
            <text:p><text:s/>Везло везло да и</text:p>
          </table:table-cell>
          <table:table-cell office:value-type="string" calcext:value-type="string">
            <text:p>довезло</text:p>
          </table:table-cell>
          <table:table-cell office:value-type="string" calcext:value-type="string">
            <text:p><text:s/>до самой ручки</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352912" calcext:value-type="float">
            <text:p>352912</text:p>
          </table:table-cell>
        </table:table-row>
        <table:table-row table:style-name="ro1">
          <table:table-cell office:value-type="string" calcext:value-type="string">
            <text:p>ukr</text:p>
          </table:table-cell>
          <table:table-cell office:value-type="string" calcext:value-type="string">
            <text:p><text:s/>Везло везло та й завезло по саме нікуд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10]" office:value-type="float" office:value="352912" calcext:value-type="float">
            <text:p>352912</text:p>
          </table:table-cell>
        </table:table-row>
        <table:table-row table:style-name="ro1">
          <table:table-cell office:value-type="string" calcext:value-type="string">
            <text:p>rus</text:p>
          </table:table-cell>
          <table:table-cell office:value-type="string" calcext:value-type="string">
            <text:p><text:s/>И до батареи остался какой-нибудь километр уже свернул я на проселок а</text:p>
          </table:table-cell>
          <table:table-cell office:value-type="string" calcext:value-type="string">
            <text:p>добраться</text:p>
          </table:table-cell>
          <table:table-cell office:value-type="string" calcext:value-type="string">
            <text:p><text:s/>до своих мне браток не пришлось</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448591" calcext:value-type="float">
            <text:p>448591</text:p>
          </table:table-cell>
        </table:table-row>
        <table:table-row table:style-name="ro1">
          <table:table-cell office:value-type="string" calcext:value-type="string">
            <text:p>ukr</text:p>
          </table:table-cell>
          <table:table-cell office:value-type="string" calcext:value-type="string">
            <text:p><text:s/>І до батареї залишився якийсь там кілометр уже звернув я на путівець Але дістатися мені до своїх не довелос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12]" office:value-type="float" office:value="448591" calcext:value-type="float">
            <text:p>448591</text:p>
          </table:table-cell>
        </table:table-row>
        <table:table-row table:style-name="ro1">
          <table:table-cell office:value-type="string" calcext:value-type="string">
            <text:p>rus</text:p>
          </table:table-cell>
          <table:table-cell office:value-type="string" calcext:value-type="string">
            <text:p><text:s/>Один из них не</text:p>
          </table:table-cell>
          <table:table-cell office:value-type="string" calcext:value-type="string">
            <text:p>доходя</text:p>
          </table:table-cell>
          <table:table-cell office:value-type="string" calcext:value-type="string">
            <text:p><text:s/>шагов нескольких плечом дернул автомат снял</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14392" calcext:value-type="float">
            <text:p>214392</text:p>
          </table:table-cell>
        </table:table-row>
        <table:table-row table:style-name="ro1">
          <table:table-cell office:value-type="string" calcext:value-type="string">
            <text:p>ukr</text:p>
          </table:table-cell>
          <table:table-cell office:value-type="string" calcext:value-type="string">
            <text:p><text:s/>Один із них не доходячи кілька кроків плечем стенув автомата зня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14]" office:value-type="float" office:value="214392" calcext:value-type="float">
            <text:p>214392</text:p>
          </table:table-cell>
        </table:table-row>
        <table:table-row table:style-name="ro1">
          <table:table-cell office:value-type="string" calcext:value-type="string">
            <text:p>rus</text:p>
          </table:table-cell>
          <table:table-cell office:value-type="string" calcext:value-type="string">
            <text:p><text:s/>Прошел немного и</text:p>
          </table:table-cell>
          <table:table-cell office:value-type="string" calcext:value-type="string">
            <text:p>догоняет</text:p>
          </table:table-cell>
          <table:table-cell office:value-type="string" calcext:value-type="string">
            <text:p><text:s/>меня колонна наших пленных из той же дивизии в какой я был</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463401" calcext:value-type="float">
            <text:p>463401</text:p>
          </table:table-cell>
        </table:table-row>
        <table:table-row table:style-name="ro1">
          <table:table-cell office:value-type="string" calcext:value-type="string">
            <text:p>ukr</text:p>
          </table:table-cell>
          <table:table-cell office:value-type="string" calcext:value-type="string">
            <text:p><text:s/>Пройшов трохи і доганяє мене колона наших полонених з тієї самої дивізії у якій я бу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16]" office:value-type="float" office:value="463401" calcext:value-type="float">
            <text:p>463401</text:p>
          </table:table-cell>
        </table:table-row>
        <table:table-row table:style-name="ro1">
          <table:table-cell office:value-type="string" calcext:value-type="string">
            <text:p>rus</text:p>
          </table:table-cell>
          <table:table-cell office:value-type="string" calcext:value-type="string">
            <text:p><text:s/>Ну</text:p>
          </table:table-cell>
          <table:table-cell office:value-type="string" calcext:value-type="string">
            <text:p>добежали</text:p>
          </table:table-cell>
          <table:table-cell office:value-type="string" calcext:value-type="string">
            <text:p><text:s/>и в одну минуту спустили с меня все мое рванье</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673653" calcext:value-type="float">
            <text:p>673653</text:p>
          </table:table-cell>
        </table:table-row>
        <table:table-row table:style-name="ro1">
          <table:table-cell office:value-type="string" calcext:value-type="string">
            <text:p>ukr</text:p>
          </table:table-cell>
          <table:table-cell office:value-type="string" calcext:value-type="string">
            <text:p><text:s/>Ну добігли вони і в одну мить обдерли на мені всі мої лах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18]" office:value-type="float" office:value="673653" calcext:value-type="float">
            <text:p>673653</text:p>
          </table:table-cell>
        </table:table-row>
        <table:table-row table:style-name="ro1">
          <table:table-cell office:value-type="string" calcext:value-type="string">
            <text:p>rus</text:p>
          </table:table-cell>
          <table:table-cell office:value-type="string" calcext:value-type="string">
            <text:p><text:s/>Все работали на каменном карьере вручную</text:p>
          </table:table-cell>
          <table:table-cell office:value-type="string" calcext:value-type="string">
            <text:p>долбили</text:p>
          </table:table-cell>
          <table:table-cell office:value-type="string" calcext:value-type="string">
            <text:p><text:s/>резали крошили немецкий камень</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150291" calcext:value-type="float">
            <text:p>150291</text:p>
          </table:table-cell>
        </table:table-row>
        <table:table-row table:style-name="ro1">
          <table:table-cell office:value-type="string" calcext:value-type="string">
            <text:p>ukr</text:p>
          </table:table-cell>
          <table:table-cell office:value-type="string" calcext:value-type="string">
            <text:p><text:s/>Усі працювали на кам'яному кар'єрі вручну довбали різали кришили німецький камін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20]" office:value-type="float" office:value="150291" calcext:value-type="float">
            <text:p>150291</text:p>
          </table:table-cell>
        </table:table-row>
        <table:table-row table:style-name="ro1">
          <table:table-cell office:value-type="string" calcext:value-type="string">
            <text:p>rus</text:p>
          </table:table-cell>
          <table:table-cell office:value-type="string" calcext:value-type="string">
            <text:p><text:s/>Только и сказал но ведь нашелся же из своих какой-то подлец</text:p>
          </table:table-cell>
          <table:table-cell office:value-type="string" calcext:value-type="string">
            <text:p>донес</text:p>
          </table:table-cell>
          <table:table-cell office:value-type="string" calcext:value-type="string">
            <text:p><text:s/>коменданту лагеря про эти мои горькие слова</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07662" calcext:value-type="float">
            <text:p>207662</text:p>
          </table:table-cell>
        </table:table-row>
        <table:table-row table:style-name="ro1">
          <table:table-cell office:value-type="string" calcext:value-type="string">
            <text:p>ukr</text:p>
          </table:table-cell>
          <table:table-cell office:value-type="string" calcext:value-type="string">
            <text:p><text:s/>Тільки й сказав та от знайшовся ж із своїх якийсь падлюка доніс комендантові табору про ці мої гіркі слова</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22]" office:value-type="float" office:value="207662" calcext:value-type="float">
            <text:p>207662</text:p>
          </table:table-cell>
        </table:table-row>
        <table:table-row table:style-name="ro1">
          <table:table-cell office:value-type="string" calcext:value-type="string">
            <text:p>rus</text:p>
          </table:table-cell>
          <table:table-cell office:value-type="string" calcext:value-type="string">
            <text:p><text:s/>Знал бы он что его ругань нам одно удовольствие</text:p>
          </table:table-cell>
          <table:table-cell office:value-type="string" calcext:value-type="string">
            <text:p>доставляет</text:p>
          </table:table-cell>
          <table:table-cell office:value-type="string" calcext:value-type="string">
            <text:p><text:s/>уж он по-русски не ругался бы а только на своем языке</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594592" calcext:value-type="float">
            <text:p>594592</text:p>
          </table:table-cell>
        </table:table-row>
        <table:table-row table:style-name="ro1">
          <table:table-cell office:value-type="string" calcext:value-type="string">
            <text:p>ukr</text:p>
          </table:table-cell>
          <table:table-cell office:value-type="string" calcext:value-type="string">
            <text:p><text:s/>Якби він знав що його лайка нам тільки втіха то вже б він по-російському б не лаявся а лише по-своєму</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24]" office:value-type="float" office:value="594592" calcext:value-type="float">
            <text:p>594592</text:p>
          </table:table-cell>
        </table:table-row>
        <table:table-row table:style-name="ro1">
          <table:table-cell office:value-type="string" calcext:value-type="string">
            <text:p>rus</text:p>
          </table:table-cell>
          <table:table-cell office:value-type="string" calcext:value-type="string">
            <text:p><text:s/>Казалось бы что в этой колядке не было никакой контрреволюции однако сексоты уже успели</text:p>
          </table:table-cell>
          <table:table-cell office:value-type="string" calcext:value-type="string">
            <text:p>донести</text:p>
          </table:table-cell>
          <table:table-cell office:value-type="string" calcext:value-type="string">
            <text:p><text:s/>куда надо</text:p>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RANDBETWEEN(1;1000000)" office:value-type="float" office:value="833111" calcext:value-type="float">
            <text:p>833111</text:p>
          </table:table-cell>
        </table:table-row>
        <table:table-row table:style-name="ro1">
          <table:table-cell office:value-type="string" calcext:value-type="string">
            <text:p>ukr</text:p>
          </table:table-cell>
          <table:table-cell office:value-type="string" calcext:value-type="string">
            <text:p><text:s/>Здавалося що в цій колядці вже не було ніякої контрреволюції але сексоти вже встигли донести куди слід</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F426]" office:value-type="float" office:value="833111" calcext:value-type="float">
            <text:p>833111</text:p>
          </table:table-cell>
        </table:table-row>
        <table:table-row table:style-name="ro1">
          <table:table-cell office:value-type="string" calcext:value-type="string">
            <text:p>rus</text:p>
          </table:table-cell>
          <table:table-cell office:value-type="string" calcext:value-type="string">
            <text:p><text:s/>Но несчастный доходяга из бывших интеллигентов еще раз приподнялся на своем месте и окрепшим голосом</text:p>
          </table:table-cell>
          <table:table-cell office:value-type="string" calcext:value-type="string">
            <text:p>добавил</text:p>
          </table:table-cell>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RANDBETWEEN(1;1000000)" office:value-type="float" office:value="798777" calcext:value-type="float">
            <text:p>798777</text:p>
          </table:table-cell>
        </table:table-row>
        <table:table-row table:style-name="ro1">
          <table:table-cell office:value-type="string" calcext:value-type="string">
            <text:p>ukr</text:p>
          </table:table-cell>
          <table:table-cell office:value-type="string" calcext:value-type="string">
            <text:p><text:s/>Та нещасний доходяга з колишніх інтелігентів ще раз підвівшись зі свого місця зміцнілим голосом додав</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F428]" office:value-type="float" office:value="798777" calcext:value-type="float">
            <text:p>798777</text:p>
          </table:table-cell>
        </table:table-row>
        <table:table-row table:style-name="ro1">
          <table:table-cell office:value-type="string" calcext:value-type="string">
            <text:p>rus</text:p>
          </table:table-cell>
          <table:table-cell office:value-type="string" calcext:value-type="string">
            <text:p><text:s/>Мягкая борода его коснулась Павликовой щеки Он прошептал что-то и громко</text:p>
          </table:table-cell>
          <table:table-cell office:value-type="string" calcext:value-type="string">
            <text:p>добавил</text:p>
          </table:table-cell>
          <table:table-cell office:value-type="string" calcext:value-type="string">
            <text:p><text:s/>Это волшебное слово</text:p>
          </table:table-cell>
          <table:table-cell office:value-type="string" calcext:value-type="string">
            <text:p>[Валентина Осеева. Волшебное слово (1940-1950) | В. О. Осеєва. Чарівне слово (Марія Познанська, 1982)]</text:p>
          </table:table-cell>
          <table:table-cell table:formula="of:=RANDBETWEEN(1;1000000)" office:value-type="float" office:value="309429" calcext:value-type="float">
            <text:p>309429</text:p>
          </table:table-cell>
        </table:table-row>
        <table:table-row table:style-name="ro1">
          <table:table-cell office:value-type="string" calcext:value-type="string">
            <text:p>ukr</text:p>
          </table:table-cell>
          <table:table-cell office:value-type="string" calcext:value-type="string">
            <text:p><text:s/>М'яка борода його торкнулася Павликової щоки Він прошепотів щось і голосно додав Це чарівне слово</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cell table:formula="of:=[.F430]" office:value-type="float" office:value="309429" calcext:value-type="float">
            <text:p>309429</text:p>
          </table:table-cell>
        </table:table-row>
        <table:table-row table:style-name="ro1">
          <table:table-cell office:value-type="string" calcext:value-type="string">
            <text:p>rus</text:p>
          </table:table-cell>
          <table:table-cell office:value-type="string" calcext:value-type="string">
            <text:p><text:s/>Я попробую усмехнулся Павлик я сейчас же попробую Он вскочил и побежал</text:p>
          </table:table-cell>
          <table:table-cell office:value-type="string" calcext:value-type="string">
            <text:p>домой</text:p>
          </table:table-cell>
          <table:table-cell office:value-type="string" calcext:value-type="string">
            <text:p><text:s/>Лена сидела за столом и рисовала</text:p>
          </table:table-cell>
          <table:table-cell office:value-type="string" calcext:value-type="string">
            <text:p>[Валентина Осеева. Волшебное слово (1940-1950) | В. О. Осеєва. Чарівне слово (Марія Познанська, 1982)]</text:p>
          </table:table-cell>
          <table:table-cell table:formula="of:=RANDBETWEEN(1;1000000)" office:value-type="float" office:value="256155" calcext:value-type="float">
            <text:p>256155</text:p>
          </table:table-cell>
        </table:table-row>
        <table:table-row table:style-name="ro1">
          <table:table-cell office:value-type="string" calcext:value-type="string">
            <text:p>ukr</text:p>
          </table:table-cell>
          <table:table-cell office:value-type="string" calcext:value-type="string">
            <text:p><text:s/>Я спробую усміхнувся Павлик я зараз же спробую Він схопився і побіг додому Оленка сиділа за столом і малювала</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cell table:formula="of:=[.F432]" office:value-type="float" office:value="256155" calcext:value-type="float">
            <text:p>256155</text:p>
          </table:table-cell>
        </table:table-row>
        <table:table-row table:style-name="ro1">
          <table:table-cell office:value-type="string" calcext:value-type="string">
            <text:p>rus</text:p>
          </table:table-cell>
          <table:table-cell office:value-type="string" calcext:value-type="string">
            <text:p><text:s/>С реки</text:p>
          </table:table-cell>
          <table:table-cell office:value-type="string" calcext:value-type="string">
            <text:p>донеслись</text:p>
          </table:table-cell>
          <table:table-cell office:value-type="string" calcext:value-type="string">
            <text:p><text:s/>отчаянные крики о помощи</text:p>
          </table:table-cell>
          <table:table-cell office:value-type="string" calcext:value-type="string">
            <text:p>[Валентина Осеева. Мечтатель (1940-1950) | В. О. Осеєва. Мрійник (Анатолій Купрієнко, 1982)]</text:p>
          </table:table-cell>
          <table:table-cell table:formula="of:=RANDBETWEEN(1;1000000)" office:value-type="float" office:value="470944" calcext:value-type="float">
            <text:p>470944</text:p>
          </table:table-cell>
        </table:table-row>
        <table:table-row table:style-name="ro1">
          <table:table-cell office:value-type="string" calcext:value-type="string">
            <text:p>ukr</text:p>
          </table:table-cell>
          <table:table-cell office:value-type="string" calcext:value-type="string">
            <text:p><text:s/>Від річки долинули відчайдушні крики хтось просив допомоги</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cell table:formula="of:=[.F434]" office:value-type="float" office:value="470944" calcext:value-type="float">
            <text:p>470944</text:p>
          </table:table-cell>
        </table:table-row>
        <table:table-row table:style-name="ro1">
          <table:table-cell office:value-type="string" calcext:value-type="string">
            <text:p>rus</text:p>
          </table:table-cell>
          <table:table-cell office:value-type="string" calcext:value-type="string">
            <text:p><text:s/>Юра на ходу сбросил туфли отшвырнул в сторону книги и</text:p>
          </table:table-cell>
          <table:table-cell office:value-type="string" calcext:value-type="string">
            <text:p>достигнув</text:p>
          </table:table-cell>
          <table:table-cell office:value-type="string" calcext:value-type="string">
            <text:p><text:s/>берега бросился в воду</text:p>
          </table:table-cell>
          <table:table-cell office:value-type="string" calcext:value-type="string">
            <text:p>[Валентина Осеева. Мечтатель (1940-1950) | В. О. Осеєва. Мрійник (Анатолій Купрієнко, 1982)]</text:p>
          </table:table-cell>
          <table:table-cell table:formula="of:=RANDBETWEEN(1;1000000)" office:value-type="float" office:value="985856" calcext:value-type="float">
            <text:p>985856</text:p>
          </table:table-cell>
        </table:table-row>
        <table:table-row table:style-name="ro1">
          <table:table-cell office:value-type="string" calcext:value-type="string">
            <text:p>ukr</text:p>
          </table:table-cell>
          <table:table-cell office:value-type="string" calcext:value-type="string">
            <text:p><text:s/>Юрко на бігу скинув із себе черевики відкинув убік книжки і добігши до берега шубовснув у воду</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cell table:formula="of:=[.F436]" office:value-type="float" office:value="985856" calcext:value-type="float">
            <text:p>985856</text:p>
          </table:table-cell>
        </table:table-row>
        <table:table-row table:style-name="ro1">
          <table:table-cell office:value-type="string" calcext:value-type="string">
            <text:p>rus</text:p>
          </table:table-cell>
          <table:table-cell office:value-type="string" calcext:value-type="string">
            <text:p><text:s/>Миша</text:p>
          </table:table-cell>
          <table:table-cell office:value-type="string" calcext:value-type="string">
            <text:p>доел</text:p>
          </table:table-cell>
          <table:table-cell office:value-type="string" calcext:value-type="string">
            <text:p><text:s/>последний кусочек и посмотрел на маму она мешала ложечкой неначатый чай</text:p>
          </table:table-cell>
          <table:table-cell office:value-type="string" calcext:value-type="string">
            <text:p>[Валентина Осеева. Печенье (1940-1950) | В. О. Осеєва. Печиво (Анатолій Купрієнко, 1982)]</text:p>
          </table:table-cell>
          <table:table-cell table:formula="of:=RANDBETWEEN(1;1000000)" office:value-type="float" office:value="900544" calcext:value-type="float">
            <text:p>900544</text:p>
          </table:table-cell>
        </table:table-row>
        <table:table-row table:style-name="ro1">
          <table:table-cell office:value-type="string" calcext:value-type="string">
            <text:p>ukr</text:p>
          </table:table-cell>
          <table:table-cell office:value-type="string" calcext:value-type="string">
            <text:p><text:s/>Михайлик доїв останній шматочок і подивився на маму Вона розмішувала ложечкою непочатий чай</text:p>
          </table:table-cell>
          <table:table-cell table:number-columns-repeated="2"/>
          <table:table-cell office:value-type="string" calcext:value-type="string">
            <text:p>[Валентина Осеева. Печенье (1940-1950) | В. О. Осеєва. Печиво (Анатолій Купрієнко, 1982)]</text:p>
          </table:table-cell>
          <table:table-cell table:formula="of:=[.F438]" office:value-type="float" office:value="900544" calcext:value-type="float">
            <text:p>900544</text:p>
          </table:table-cell>
        </table:table-row>
        <table:table-row table:style-name="ro1">
          <table:table-cell office:value-type="string" calcext:value-type="string">
            <text:p>rus</text:p>
          </table:table-cell>
          <table:table-cell office:value-type="string" calcext:value-type="string">
            <text:p><text:s/>Вот уж не знаю Танюша отрывать пуговицы умеют и мальчики и девочки а пришивать то все больше</text:p>
          </table:table-cell>
          <table:table-cell office:value-type="string" calcext:value-type="string">
            <text:p>достается</text:p>
          </table:table-cell>
          <table:table-cell office:value-type="string" calcext:value-type="string">
            <text:p><text:s/>бабушкам</text:p>
          </table:table-cell>
          <table:table-cell office:value-type="string" calcext:value-type="string">
            <text:p>[Валентина Осеева. Пуговица (1940-1950) | В. О. Осеєва. Ґудзик (Анатолій Купрієнко, 1982)]</text:p>
          </table:table-cell>
          <table:table-cell table:formula="of:=RANDBETWEEN(1;1000000)" office:value-type="float" office:value="278093" calcext:value-type="float">
            <text:p>278093</text:p>
          </table:table-cell>
        </table:table-row>
        <table:table-row table:style-name="ro1">
          <table:table-cell office:value-type="string" calcext:value-type="string">
            <text:p>ukr</text:p>
          </table:table-cell>
          <table:table-cell office:value-type="string" calcext:value-type="string">
            <text:p><text:s/>Ось цього я правду кажучи не знаю Танечко Відривати ґудзики вміють і хлопчики і дівчатка а пришивати доводиться найбільше бабусям</text:p>
          </table:table-cell>
          <table:table-cell table:number-columns-repeated="2"/>
          <table:table-cell office:value-type="string" calcext:value-type="string">
            <text:p>[Валентина Осеева. Пуговица (1940-1950) | В. О. Осеєва. Ґудзик (Анатолій Купрієнко, 1982)]</text:p>
          </table:table-cell>
          <table:table-cell table:formula="of:=[.F440]" office:value-type="float" office:value="278093" calcext:value-type="float">
            <text:p>278093</text:p>
          </table:table-cell>
        </table:table-row>
        <table:table-row table:style-name="ro1">
          <table:table-cell office:value-type="string" calcext:value-type="string">
            <text:p>rus</text:p>
          </table:table-cell>
          <table:table-cell office:value-type="string" calcext:value-type="string">
            <text:p><text:s/>Не заметили как день прошёл Идут</text:p>
          </table:table-cell>
          <table:table-cell office:value-type="string" calcext:value-type="string">
            <text:p>домой</text:p>
          </table:table-cell>
          <table:table-cell office:value-type="string" calcext:value-type="string">
            <text:p><text:s/>боятся Попадёт нам дома</text:p>
          </table:table-cell>
          <table:table-cell office:value-type="string" calcext:value-type="string">
            <text:p>[Валентина Осеева. Что легче? (1940-1950) | В. О. Осеєва. Що легше? (Анатолій Купрієнко, 1982)]</text:p>
          </table:table-cell>
          <table:table-cell table:formula="of:=RANDBETWEEN(1;1000000)" office:value-type="float" office:value="205815" calcext:value-type="float">
            <text:p>205815</text:p>
          </table:table-cell>
        </table:table-row>
        <table:table-row table:style-name="ro1">
          <table:table-cell office:value-type="string" calcext:value-type="string">
            <text:p>ukr</text:p>
          </table:table-cell>
          <table:table-cell office:value-type="string" calcext:value-type="string">
            <text:p><text:s/>Не помітили як і день скінчився Ідуть додому а самі бояться Ох і перепаде ж нам удома</text:p>
          </table:table-cell>
          <table:table-cell table:number-columns-repeated="2"/>
          <table:table-cell office:value-type="string" calcext:value-type="string">
            <text:p>[Валентина Осеева. Что легче? (1940-1950) | В. О. Осеєва. Що легше? (Анатолій Купрієнко, 1982)]</text:p>
          </table:table-cell>
          <table:table-cell table:formula="of:=[.F442]" office:value-type="float" office:value="205815" calcext:value-type="float">
            <text:p>205815</text:p>
          </table:table-cell>
        </table:table-row>
        <table:table-row table:style-name="ro1">
          <table:table-cell office:value-type="string" calcext:value-type="string">
            <text:p>rus</text:p>
          </table:table-cell>
          <table:table-cell office:value-type="string" calcext:value-type="string">
            <text:p><text:s/>И по этой причине некоторые вещи мама положила в сундук и зарыла в землю чтоб они не</text:p>
          </table:table-cell>
          <table:table-cell office:value-type="string" calcext:value-type="string">
            <text:p>достались</text:p>
          </table:table-cell>
          <table:table-cell office:value-type="string" calcext:value-type="string">
            <text:p><text:s/>фашистам</text:p>
          </table:table-cell>
          <table:table-cell office:value-type="string" calcext:value-type="string">
            <text:p>[Михаил Зощенко. Интересный рассказ (1945) | М. М. Зощенко. Цікава розповідь (Михайло Зяблюк, 1991)]</text:p>
          </table:table-cell>
          <table:table-cell table:formula="of:=RANDBETWEEN(1;1000000)" office:value-type="float" office:value="467186" calcext:value-type="float">
            <text:p>467186</text:p>
          </table:table-cell>
        </table:table-row>
        <table:table-row table:style-name="ro1">
          <table:table-cell office:value-type="string" calcext:value-type="string">
            <text:p>ukr</text:p>
          </table:table-cell>
          <table:table-cell office:value-type="string" calcext:value-type="string">
            <text:p><text:s/>І з цієї причини деякі речі мама поклала в скриню і закопала в землю щоб вони не дісталися фашистам</text:p>
          </table:table-cell>
          <table:table-cell table:number-columns-repeated="2"/>
          <table:table-cell office:value-type="string" calcext:value-type="string">
            <text:p>[Михаил Зощенко. Интересный рассказ (1945) | М. М. Зощенко. Цікава розповідь (Михайло Зяблюк, 1991)]</text:p>
          </table:table-cell>
          <table:table-cell table:formula="of:=[.F444]" office:value-type="float" office:value="467186" calcext:value-type="float">
            <text:p>467186</text:p>
          </table:table-cell>
        </table:table-row>
        <table:table-row table:style-name="ro1">
          <table:table-cell office:value-type="string" calcext:value-type="string">
            <text:p>rus</text:p>
          </table:table-cell>
          <table:table-cell office:value-type="string" calcext:value-type="string">
            <text:p><text:s/>Да так ли нет ли а говорил мой дед что в самый канун Нового года</text:p>
          </table:table-cell>
          <table:table-cell office:value-type="string" calcext:value-type="string">
            <text:p>довелось</text:p>
          </table:table-cell>
          <table:table-cell office:value-type="string" calcext:value-type="string">
            <text:p><text:s/>его деду со всеми двенадцатью месяцами встретиться</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119547" calcext:value-type="float">
            <text:p>119547</text:p>
          </table:table-cell>
        </table:table-row>
        <table:table-row table:style-name="ro1">
          <table:table-cell office:value-type="string" calcext:value-type="string">
            <text:p>ukr</text:p>
          </table:table-cell>
          <table:table-cell office:value-type="string" calcext:value-type="string">
            <text:p><text:s/>Та ось так чи не так а казав мій дід що саме в переддень Нового року привелось його дідові з усіма дванадцятьма місяцями зустрітис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46]" office:value-type="float" office:value="119547" calcext:value-type="float">
            <text:p>119547</text:p>
          </table:table-cell>
        </table:table-row>
        <table:table-row table:style-name="ro1">
          <table:table-cell office:value-type="string" calcext:value-type="string">
            <text:p>rus</text:p>
          </table:table-cell>
          <table:table-cell office:value-type="string" calcext:value-type="string">
            <text:p><text:s/>На всю жизнь запомнил сыну рассказал и внукам рассказать велел Так до меня оно и</text:p>
          </table:table-cell>
          <table:table-cell office:value-type="string" calcext:value-type="string">
            <text:p>дошло</text:p>
          </table:table-cell>
          <table:table-cell office:value-type="string" calcext:value-type="string">
            <text:p><text:s/>Падчерица</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851062" calcext:value-type="float">
            <text:p>851062</text:p>
          </table:table-cell>
        </table:table-row>
        <table:table-row table:style-name="ro1">
          <table:table-cell office:value-type="string" calcext:value-type="string">
            <text:p>ukr</text:p>
          </table:table-cell>
          <table:table-cell office:value-type="string" calcext:value-type="string">
            <text:p><text:s/>На все життя запам'ятав синові розповів і онукам розповісти наказав Так воно до мене й дійшло Пасербиц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48]" office:value-type="float" office:value="851062" calcext:value-type="float">
            <text:p>851062</text:p>
          </table:table-cell>
        </table:table-row>
        <table:table-row table:style-name="ro1">
          <table:table-cell office:value-type="string" calcext:value-type="string">
            <text:p>rus</text:p>
          </table:table-cell>
          <table:table-cell office:value-type="string" calcext:value-type="string">
            <text:p><text:s/>Молода ты еще</text:p>
          </table:table-cell>
          <table:table-cell office:value-type="string" calcext:value-type="string">
            <text:p>доживешь</text:p>
          </table:table-cell>
          <table:table-cell office:value-type="string" calcext:value-type="string">
            <text:p><text:s/>и до хорошего</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02008" calcext:value-type="float">
            <text:p>702008</text:p>
          </table:table-cell>
        </table:table-row>
        <table:table-row table:style-name="ro1">
          <table:table-cell office:value-type="string" calcext:value-type="string">
            <text:p>ukr</text:p>
          </table:table-cell>
          <table:table-cell office:value-type="string" calcext:value-type="string">
            <text:p><text:s/>Молода ти ще доживеш і до хорошого житт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50]" office:value-type="float" office:value="702008" calcext:value-type="float">
            <text:p>702008</text:p>
          </table:table-cell>
        </table:table-row>
        <table:table-row table:style-name="ro1">
          <table:table-cell office:value-type="string" calcext:value-type="string">
            <text:p>rus</text:p>
          </table:table-cell>
          <table:table-cell office:value-type="string" calcext:value-type="string">
            <text:p><text:s/>Но уж тогда я не буду</text:p>
          </table:table-cell>
          <table:table-cell office:value-type="string" calcext:value-type="string">
            <text:p>дописывать</text:p>
          </table:table-cell>
          <table:table-cell office:value-type="string" calcext:value-type="string">
            <text:p><text:s/>зенелеет</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228675" calcext:value-type="float">
            <text:p>228675</text:p>
          </table:table-cell>
        </table:table-row>
        <table:table-row table:style-name="ro1">
          <table:table-cell office:value-type="string" calcext:value-type="string">
            <text:p>ukr</text:p>
          </table:table-cell>
          <table:table-cell office:value-type="string" calcext:value-type="string">
            <text:p><text:s/>Але тоді вже я не буду дописувати зеленіє</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52]" office:value-type="float" office:value="228675" calcext:value-type="float">
            <text:p>228675</text:p>
          </table:table-cell>
        </table:table-row>
        <table:table-row table:style-name="ro1">
          <table:table-cell office:value-type="string" calcext:value-type="string">
            <text:p>rus</text:p>
          </table:table-cell>
          <table:table-cell office:value-type="string" calcext:value-type="string">
            <text:p><text:s/>Посему всемилостивейше повелеваем</text:p>
          </table:table-cell>
          <table:table-cell office:value-type="string" calcext:value-type="string">
            <text:p>доставить</text:p>
          </table:table-cell>
          <table:table-cell office:value-type="string" calcext:value-type="string">
            <text:p><text:s/>к Новому году во дворец полную корзину подснежников</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890131" calcext:value-type="float">
            <text:p>890131</text:p>
          </table:table-cell>
        </table:table-row>
        <table:table-row table:style-name="ro1">
          <table:table-cell office:value-type="string" calcext:value-type="string">
            <text:p>ukr</text:p>
          </table:table-cell>
          <table:table-cell office:value-type="string" calcext:value-type="string">
            <text:p><text:s/>Тому наймилостивіше наказуємо приставити до Нового року в палац повний кошик пролісків</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54]" office:value-type="float" office:value="890131" calcext:value-type="float">
            <text:p>890131</text:p>
          </table:table-cell>
        </table:table-row>
        <table:table-row table:style-name="ro1">
          <table:table-cell office:value-type="string" calcext:value-type="string">
            <text:p>rus</text:p>
          </table:table-cell>
          <table:table-cell office:value-type="string" calcext:value-type="string">
            <text:p><text:s/>Башмачки твои позапрошлогодние</text:p>
          </table:table-cell>
          <table:table-cell office:value-type="string" calcext:value-type="string">
            <text:p>донашивать</text:p>
          </table:table-cell>
          <table:table-cell office:value-type="string" calcext:value-type="string">
            <text:p><text:s/>ей позволила жалко что ли</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20910" calcext:value-type="float">
            <text:p>720910</text:p>
          </table:table-cell>
        </table:table-row>
        <table:table-row table:style-name="ro1">
          <table:table-cell office:value-type="string" calcext:value-type="string">
            <text:p>ukr</text:p>
          </table:table-cell>
          <table:table-cell office:value-type="string" calcext:value-type="string">
            <text:p><text:s/>Черевички твої позаторішні доношувати їй дозволила Чи мені шкода</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56]" office:value-type="float" office:value="720910" calcext:value-type="float">
            <text:p>720910</text:p>
          </table:table-cell>
        </table:table-row>
        <table:table-row table:style-name="ro1">
          <table:table-cell office:value-type="string" calcext:value-type="string">
            <text:p>rus</text:p>
          </table:table-cell>
          <table:table-cell office:value-type="string" calcext:value-type="string">
            <text:p><text:s/>Словно по облакам идешь Еле до дому</text:p>
          </table:table-cell>
          <table:table-cell office:value-type="string" calcext:value-type="string">
            <text:p>добралась</text:p>
          </table:table-cell>
          <table:table-cell office:value-type="string" calcext:value-type="string">
            <text:p><text:s/>[...]</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180285" calcext:value-type="float">
            <text:p>180285</text:p>
          </table:table-cell>
        </table:table-row>
        <table:table-row table:style-name="ro1">
          <table:table-cell office:value-type="string" calcext:value-type="string">
            <text:p>ukr</text:p>
          </table:table-cell>
          <table:table-cell office:value-type="string" calcext:value-type="string">
            <text:p><text:s/>Наче по хмарах ідеш Ледве додому добралася [...]</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58]" office:value-type="float" office:value="180285" calcext:value-type="float">
            <text:p>180285</text:p>
          </table:table-cell>
        </table:table-row>
        <table:table-row table:style-name="ro1">
          <table:table-cell office:value-type="string" calcext:value-type="string">
            <text:p>rus</text:p>
          </table:table-cell>
          <table:table-cell office:value-type="string" calcext:value-type="string">
            <text:p><text:s/>Взобраться что ли Там они меня не</text:p>
          </table:table-cell>
          <table:table-cell office:value-type="string" calcext:value-type="string">
            <text:p>достанут</text:p>
          </table:table-cell>
          <table:table-cell office:value-type="string" calcext:value-type="string">
            <text:p><text:s/>Взбирается на одну из ветвей и усаживается в развилине</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280104" calcext:value-type="float">
            <text:p>280104</text:p>
          </table:table-cell>
        </table:table-row>
        <table:table-row table:style-name="ro1">
          <table:table-cell office:value-type="string" calcext:value-type="string">
            <text:p>ukr</text:p>
          </table:table-cell>
          <table:table-cell office:value-type="string" calcext:value-type="string">
            <text:p><text:s/>Залізти на дерево абощо Там вони мене не дістануть Залазить на одну з гілок сідає в розвилці</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60]" office:value-type="float" office:value="280104" calcext:value-type="float">
            <text:p>280104</text:p>
          </table:table-cell>
        </table:table-row>
        <table:table-row table:style-name="ro1">
          <table:table-cell office:value-type="string" calcext:value-type="string">
            <text:p>rus</text:p>
          </table:table-cell>
          <table:table-cell/>
          <table:table-cell office:value-type="string" calcext:value-type="string">
            <text:p>Довелось</text:p>
          </table:table-cell>
          <table:table-cell office:value-type="string" calcext:value-type="string">
            <text:p><text:s/>тебе нынче в последнюю ночь старого года в первую ночь Нового года встретиться со всеми двенадцатью месяцами разом</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468887" calcext:value-type="float">
            <text:p>468887</text:p>
          </table:table-cell>
        </table:table-row>
        <table:table-row table:style-name="ro1">
          <table:table-cell office:value-type="string" calcext:value-type="string">
            <text:p>ukr</text:p>
          </table:table-cell>
          <table:table-cell office:value-type="string" calcext:value-type="string">
            <text:p><text:s/>Довелось тобі нині в останню ніч старого року в першу ніч нового року зустрітися з усіма дванадцятьма місяцями разом</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62]" office:value-type="float" office:value="468887" calcext:value-type="float">
            <text:p>468887</text:p>
          </table:table-cell>
        </table:table-row>
        <table:table-row table:style-name="ro1">
          <table:table-cell office:value-type="string" calcext:value-type="string">
            <text:p>rus</text:p>
          </table:table-cell>
          <table:table-cell office:value-type="string" calcext:value-type="string">
            <text:p><text:s/>Сделай милость проводи нашу гостью по лесу чтобы ей поскорее до дому</text:p>
          </table:table-cell>
          <table:table-cell office:value-type="string" calcext:value-type="string">
            <text:p>добраться</text:p>
          </table:table-cell>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8916" calcext:value-type="float">
            <text:p>78916</text:p>
          </table:table-cell>
        </table:table-row>
        <table:table-row table:style-name="ro1">
          <table:table-cell office:value-type="string" calcext:value-type="string">
            <text:p>ukr</text:p>
          </table:table-cell>
          <table:table-cell office:value-type="string" calcext:value-type="string">
            <text:p><text:s/>Зроби ласку проведи нашу гостю по лісі щоб їй швидше додому дістатись</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464]" office:value-type="float" office:value="78916" calcext:value-type="float">
            <text:p>78916</text:p>
          </table:table-cell>
        </table:table-row>
        <table:table-row table:style-name="ro1">
          <table:table-cell office:value-type="string" calcext:value-type="string">
            <text:p>rus</text:p>
          </table:table-cell>
          <table:table-cell office:value-type="string" calcext:value-type="string">
            <text:p><text:s/>Идти искать этих глупых мальчишек которые поставили его на караул взяли с него честное слово а сами убежали</text:p>
          </table:table-cell>
          <table:table-cell office:value-type="string" calcext:value-type="string">
            <text:p>домой</text:p>
          </table:table-cell>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138289" calcext:value-type="float">
            <text:p>138289</text:p>
          </table:table-cell>
        </table:table-row>
        <table:table-row table:style-name="ro1">
          <table:table-cell office:value-type="string" calcext:value-type="string">
            <text:p>ukr</text:p>
          </table:table-cell>
          <table:table-cell office:value-type="string" calcext:value-type="string">
            <text:p><text:s/>Іти шукати цих дурних хлоп'ят які поставили його на варту взяли з нього чесне слово а самі втекли додому</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466]" office:value-type="float" office:value="138289" calcext:value-type="float">
            <text:p>138289</text:p>
          </table:table-cell>
        </table:table-row>
        <table:table-row table:style-name="ro1">
          <table:table-cell office:value-type="string" calcext:value-type="string">
            <text:p>rus</text:p>
          </table:table-cell>
          <table:table-cell office:value-type="string" calcext:value-type="string">
            <text:p><text:s/>Ты беги</text:p>
          </table:table-cell>
          <table:table-cell office:value-type="string" calcext:value-type="string">
            <text:p>домой</text:p>
          </table:table-cell>
          <table:table-cell office:value-type="string" calcext:value-type="string">
            <text:p><text:s/>поужинай а я пока за тебя постою тут</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877286" calcext:value-type="float">
            <text:p>877286</text:p>
          </table:table-cell>
        </table:table-row>
        <table:table-row table:style-name="ro1">
          <table:table-cell office:value-type="string" calcext:value-type="string">
            <text:p>ukr</text:p>
          </table:table-cell>
          <table:table-cell office:value-type="string" calcext:value-type="string">
            <text:p><text:s/>Ти валяй біжи додому повечеряй а я поки що за тебе постою тут</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468]" office:value-type="float" office:value="877286" calcext:value-type="float">
            <text:p>877286</text:p>
          </table:table-cell>
        </table:table-row>
        <table:table-row table:style-name="ro1">
          <table:table-cell office:value-type="string" calcext:value-type="string">
            <text:p>rus</text:p>
          </table:table-cell>
          <table:table-cell office:value-type="string" calcext:value-type="string">
            <text:p><text:s/>Ворота еще не были закрыты еще сторож ходил где-то в самых дальних уголках сада и</text:p>
          </table:table-cell>
          <table:table-cell office:value-type="string" calcext:value-type="string">
            <text:p>дозванивал</text:p>
          </table:table-cell>
          <table:table-cell office:value-type="string" calcext:value-type="string">
            <text:p><text:s/>там в свой колокольчик</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141433" calcext:value-type="float">
            <text:p>141433</text:p>
          </table:table-cell>
        </table:table-row>
        <table:table-row table:style-name="ro1">
          <table:table-cell office:value-type="string" calcext:value-type="string">
            <text:p>ukr</text:p>
          </table:table-cell>
          <table:table-cell office:value-type="string" calcext:value-type="string">
            <text:p><text:s/>Ворота ще не були зачинені ще сторож ходив десь у найдальших закутках саду і додзвонював там своїм дзвоником</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470]" office:value-type="float" office:value="141433" calcext:value-type="float">
            <text:p>141433</text:p>
          </table:table-cell>
        </table:table-row>
        <table:table-row table:style-name="ro1">
          <table:table-cell office:value-type="string" calcext:value-type="string">
            <text:p>rus</text:p>
          </table:table-cell>
          <table:table-cell office:value-type="string" calcext:value-type="string">
            <text:p><text:s/>И вдруг не успел</text:p>
          </table:table-cell>
          <table:table-cell office:value-type="string" calcext:value-type="string">
            <text:p>добежать</text:p>
          </table:table-cell>
          <table:table-cell office:value-type="string" calcext:value-type="string">
            <text:p><text:s/>вижу к остановке подходит трамвай и командир молодой кавалерийский майор вместе с остальной публикой собирается протискиваться в вагон</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661757" calcext:value-type="float">
            <text:p>661757</text:p>
          </table:table-cell>
        </table:table-row>
        <table:table-row table:style-name="ro1">
          <table:table-cell office:value-type="string" calcext:value-type="string">
            <text:p>ukr</text:p>
          </table:table-cell>
          <table:table-cell office:value-type="string" calcext:value-type="string">
            <text:p><text:s/>І раптом не встиг добігти бачу до зупинки підходить трамвай і командир молодий кавалерійський майор разом з усією публікою збирається просунутися до вагона</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472]" office:value-type="float" office:value="661757" calcext:value-type="float">
            <text:p>661757</text:p>
          </table:table-cell>
        </table:table-row>
        <table:table-row table:style-name="ro1">
          <table:table-cell office:value-type="string" calcext:value-type="string">
            <text:p>rus</text:p>
          </table:table-cell>
          <table:table-cell office:value-type="string" calcext:value-type="string">
            <text:p><text:s/>Сегодня разглядывая на снегу следы зверушек и птиц вот что я по этим следам прочитал белка пробилась сквозь снег в мох</text:p>
          </table:table-cell>
          <table:table-cell office:value-type="string" calcext:value-type="string">
            <text:p>достала</text:p>
          </table:table-cell>
          <table:table-cell office:value-type="string" calcext:value-type="string">
            <text:p><text:s/>там с осени спрятанные два ореха тут же их съела я скорлупки нашел</text:p>
          </table:table-cell>
          <table:table-cell office:value-type="string" calcext:value-type="string">
            <text:p>[М. М. Пришвин. Беличья память (1940) | Михайло Пришвин. Білоччина пам'ять (М. Шумило, 1950-1982)]</text:p>
          </table:table-cell>
          <table:table-cell table:formula="of:=RANDBETWEEN(1;1000000)" office:value-type="float" office:value="640431" calcext:value-type="float">
            <text:p>640431</text:p>
          </table:table-cell>
        </table:table-row>
        <table:table-row table:style-name="ro1">
          <table:table-cell office:value-type="string" calcext:value-type="string">
            <text:p>ukr</text:p>
          </table:table-cell>
          <table:table-cell office:value-type="string" calcext:value-type="string">
            <text:p><text:s/>Сьогодні розглядаючи на снігу сліди звіряток і птахів ось що я по тих слідах вичитав білка пробилася крізь сніг у мох добула звідти сховані там з осені два горіхи тут їх і з'їла я шкаралупку знайшов</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cell table:formula="of:=[.F474]" office:value-type="float" office:value="640431" calcext:value-type="float">
            <text:p>640431</text:p>
          </table:table-cell>
        </table:table-row>
        <table:table-row table:style-name="ro1">
          <table:table-cell office:value-type="string" calcext:value-type="string">
            <text:p>rus</text:p>
          </table:table-cell>
          <table:table-cell office:value-type="string" calcext:value-type="string">
            <text:p><text:s/>Но самое удивительное она не могла отмеривать как мы сантиметры а прямо на глаз с точностью определяла ныряла и</text:p>
          </table:table-cell>
          <table:table-cell office:value-type="string" calcext:value-type="string">
            <text:p>доставала</text:p>
          </table:table-cell>
          <table:table-cell/>
          <table:table-cell office:value-type="string" calcext:value-type="string">
            <text:p>[М. М. Пришвин. Беличья память (1940) | Михайло Пришвин. Білоччина пам'ять (М. Шумило, 1950-1982)]</text:p>
          </table:table-cell>
          <table:table-cell table:formula="of:=RANDBETWEEN(1;1000000)" office:value-type="float" office:value="392498" calcext:value-type="float">
            <text:p>392498</text:p>
          </table:table-cell>
        </table:table-row>
        <table:table-row table:style-name="ro1">
          <table:table-cell office:value-type="string" calcext:value-type="string">
            <text:p>ukr</text:p>
          </table:table-cell>
          <table:table-cell office:value-type="string" calcext:value-type="string">
            <text:p><text:s/>Та найдивовижніше вона ж не могла як ми відмірювати сантиметри а просто на око з точністю визначала пірнала й діставала</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cell table:formula="of:=[.F476]" office:value-type="float" office:value="392498" calcext:value-type="float">
            <text:p>392498</text:p>
          </table:table-cell>
        </table:table-row>
        <table:table-row table:style-name="ro1">
          <table:table-cell office:value-type="string" calcext:value-type="string">
            <text:p>rus</text:p>
          </table:table-cell>
          <table:table-cell office:value-type="string" calcext:value-type="string">
            <text:p><text:s/>Но после я</text:p>
          </table:table-cell>
          <table:table-cell office:value-type="string" calcext:value-type="string">
            <text:p>догадался</text:p>
          </table:table-cell>
          <table:table-cell office:value-type="string" calcext:value-type="string">
            <text:p><text:s/>что это не белка а птица ореховка воткнула орех может быть украв из гнезда белки</text:p>
          </table:table-cell>
          <table:table-cell office:value-type="string" calcext:value-type="string">
            <text:p>[М. М. Пришвин. Берестяная трубочка (1940) | Михайло Пришвин. Луб'яна дудочка (М. Шумило, 1950-1982)]</text:p>
          </table:table-cell>
          <table:table-cell table:formula="of:=RANDBETWEEN(1;1000000)" office:value-type="float" office:value="318978" calcext:value-type="float">
            <text:p>318978</text:p>
          </table:table-cell>
        </table:table-row>
        <table:table-row table:style-name="ro1">
          <table:table-cell office:value-type="string" calcext:value-type="string">
            <text:p>ukr</text:p>
          </table:table-cell>
          <table:table-cell office:value-type="string" calcext:value-type="string">
            <text:p><text:s/>Та згодом я здогадався що то не білка а пташка горішанка встромила горіха можливо вкравши його з білчиного кубельця</text:p>
          </table:table-cell>
          <table:table-cell table:number-columns-repeated="2"/>
          <table:table-cell office:value-type="string" calcext:value-type="string">
            <text:p>[М. М. Пришвин. Берестяная трубочка (1940) | Михайло Пришвин. Луб'яна дудочка (М. Шумило, 1950-1982)]</text:p>
          </table:table-cell>
          <table:table-cell table:formula="of:=[.F478]" office:value-type="float" office:value="318978" calcext:value-type="float">
            <text:p>318978</text:p>
          </table:table-cell>
        </table:table-row>
        <table:table-row table:style-name="ro1">
          <table:table-cell office:value-type="string" calcext:value-type="string">
            <text:p>rus</text:p>
          </table:table-cell>
          <table:table-cell office:value-type="string" calcext:value-type="string">
            <text:p><text:s/>Берлиоз же хотел</text:p>
          </table:table-cell>
          <table:table-cell office:value-type="string" calcext:value-type="string">
            <text:p>доказать</text:p>
          </table:table-cell>
          <table:table-cell office:value-type="string" calcext:value-type="string">
            <text:p><text:s/>поэту что главное не в том каков был Иисус плох ли хорош ли а в том что Иисуса то этого как личности вовсе не существовало на свете и что все рассказы о нем простые выдумки самый обыкновенный миф</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689473" calcext:value-type="float">
            <text:p>689473</text:p>
          </table:table-cell>
        </table:table-row>
        <table:table-row table:style-name="ro1">
          <table:table-cell office:value-type="string" calcext:value-type="string">
            <text:p>ukr</text:p>
          </table:table-cell>
          <table:table-cell office:value-type="string" calcext:value-type="string">
            <text:p><text:s/>Берліоз же хотів довести поетові що сенс не в тому яким був Ісус лихим чи добрим а в тому що Ісуса цього як особи зовсім ніколи не існувало на світі і всі розповіді про нього прості вигадки звичайнісінький міф</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80]" office:value-type="float" office:value="689473" calcext:value-type="float">
            <text:p>689473</text:p>
          </table:table-cell>
        </table:table-row>
        <table:table-row table:style-name="ro1">
          <table:table-cell office:value-type="string" calcext:value-type="string">
            <text:p>rus</text:p>
          </table:table-cell>
          <table:table-cell office:value-type="string" calcext:value-type="string">
            <text:p><text:s/>Необходимо</text:p>
          </table:table-cell>
          <table:table-cell office:value-type="string" calcext:value-type="string">
            <text:p>добавить</text:p>
          </table:table-cell>
          <table:table-cell office:value-type="string" calcext:value-type="string">
            <text:p><text:s/>что на поэта иностранец с первых же слов произвел отвратительное впечатление а Берлиозу скорее понравился то есть не то чтобы понравился а как бы выразиться заинтересовал что ли</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1538" calcext:value-type="float">
            <text:p>111538</text:p>
          </table:table-cell>
        </table:table-row>
        <table:table-row table:style-name="ro1">
          <table:table-cell office:value-type="string" calcext:value-type="string">
            <text:p>ukr</text:p>
          </table:table-cell>
          <table:table-cell office:value-type="string" calcext:value-type="string">
            <text:p><text:s/>А слід зазначити що на поета чужоземець уже з перших слів справив препогане враження Берліозові ж радше припав до вподоби тобто не те щоб сподобався а як би це сказати зацікавив чи що</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82]" office:value-type="float" office:value="111538" calcext:value-type="float">
            <text:p>111538</text:p>
          </table:table-cell>
        </table:table-row>
        <table:table-row table:style-name="ro1">
          <table:table-cell office:value-type="string" calcext:value-type="string">
            <text:p>rus</text:p>
          </table:table-cell>
          <table:table-cell office:value-type="string" calcext:value-type="string">
            <text:p><text:s/>И в самом деле тут неизвестный повернулся к Берлиозу вообразите что вы например начнете управлять распоряжаться и другими и собою вообще так сказать входить во вкус и вдруг у вас кхе кхе саркома легкого тут иностранец сладко усмехнулся как будто мысль о саркоме легкого</text:p>
          </table:table-cell>
          <table:table-cell office:value-type="string" calcext:value-type="string">
            <text:p>доставила</text:p>
          </table:table-cell>
          <table:table-cell office:value-type="string" calcext:value-type="string">
            <text:p><text:s/>ему удовольствие да саркома жмурясь как кот повторил он звучное слово и вот ваше управление закончилось</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35608" calcext:value-type="float">
            <text:p>435608</text:p>
          </table:table-cell>
        </table:table-row>
        <table:table-row table:style-name="ro1">
          <table:table-cell office:value-type="string" calcext:value-type="string">
            <text:p>ukr</text:p>
          </table:table-cell>
          <table:table-cell office:value-type="string" calcext:value-type="string">
            <text:p><text:s/>І справді невідомий вже обернувся до Берліоза уявіть що ви до прикладу почнете керувати порядкувати й іншими і собою загалом так би мовити саме розохотитесь і раптом у вас кхе кхе саркома легені на цих словах чужоземець солоденько посміхнувся наче думка про саркому легені його втішила так саркома мружачись наче кіт повторив він лунке слово і ось вашому порядкуванню край</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84]" office:value-type="float" office:value="435608" calcext:value-type="float">
            <text:p>435608</text:p>
          </table:table-cell>
        </table:table-row>
        <table:table-row table:style-name="ro1">
          <table:table-cell office:value-type="string" calcext:value-type="string">
            <text:p>rus</text:p>
          </table:table-cell>
          <table:table-cell office:value-type="string" calcext:value-type="string">
            <text:p><text:s/>Я историк подтвердил ученый и</text:p>
          </table:table-cell>
          <table:table-cell office:value-type="string" calcext:value-type="string">
            <text:p>добавил</text:p>
          </table:table-cell>
          <table:table-cell office:value-type="string" calcext:value-type="string">
            <text:p><text:s/>ни к селу ни к городу сегодня вечером на Патриарших прудах будет интересная история</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58256" calcext:value-type="float">
            <text:p>458256</text:p>
          </table:table-cell>
        </table:table-row>
        <table:table-row table:style-name="ro1">
          <table:table-cell office:value-type="string" calcext:value-type="string">
            <text:p>ukr</text:p>
          </table:table-cell>
          <table:table-cell office:value-type="string" calcext:value-type="string">
            <text:p><text:s/>Я історик підтвердив учений і докинув ні сіло ні впало Сьогодні ввечері на Патріарших буде цікава історія</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86]" office:value-type="float" office:value="458256" calcext:value-type="float">
            <text:p>458256</text:p>
          </table:table-cell>
        </table:table-row>
        <table:table-row table:style-name="ro1">
          <table:table-cell office:value-type="string" calcext:value-type="string">
            <text:p>rus</text:p>
          </table:table-cell>
          <table:table-cell office:value-type="string" calcext:value-type="string">
            <text:p><text:s/>А он сказал что деньги ему отныне стали ненавистны объяснил Иешуа странные действия Левия Матвея и</text:p>
          </table:table-cell>
          <table:table-cell office:value-type="string" calcext:value-type="string">
            <text:p>добавил</text:p>
          </table:table-cell>
          <table:table-cell office:value-type="string" calcext:value-type="string">
            <text:p><text:s/>и с тех пор он стал моим спутником</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51493" calcext:value-type="float">
            <text:p>51493</text:p>
          </table:table-cell>
        </table:table-row>
        <table:table-row table:style-name="ro1">
          <table:table-cell office:value-type="string" calcext:value-type="string">
            <text:p>ukr</text:p>
          </table:table-cell>
          <table:table-cell office:value-type="string" calcext:value-type="string">
            <text:p><text:s/>А він сказав що віднині гроші стали ненависні йому пояснив Ієшуа дивні вчинки Левія Матвія і додав І відтоді він став моїм супутником</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88]" office:value-type="float" office:value="51493" calcext:value-type="float">
            <text:p>51493</text:p>
          </table:table-cell>
        </table:table-row>
        <table:table-row table:style-name="ro1">
          <table:table-cell office:value-type="string" calcext:value-type="string">
            <text:p>rus</text:p>
          </table:table-cell>
          <table:table-cell office:value-type="string" calcext:value-type="string">
            <text:p><text:s/>Да Левий Матвей</text:p>
          </table:table-cell>
          <table:table-cell office:value-type="string" calcext:value-type="string">
            <text:p>донесся</text:p>
          </table:table-cell>
          <table:table-cell office:value-type="string" calcext:value-type="string">
            <text:p><text:s/>до него высокий мучающий его голос</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8841" calcext:value-type="float">
            <text:p>118841</text:p>
          </table:table-cell>
        </table:table-row>
        <table:table-row table:style-name="ro1">
          <table:table-cell office:value-type="string" calcext:value-type="string">
            <text:p>ukr</text:p>
          </table:table-cell>
          <table:table-cell office:value-type="string" calcext:value-type="string">
            <text:p><text:s/>Так Левій Матвій долинув до нього високий нестерпучий голос</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90]" office:value-type="float" office:value="118841" calcext:value-type="float">
            <text:p>118841</text:p>
          </table:table-cell>
        </table:table-row>
        <table:table-row table:style-name="ro1">
          <table:table-cell office:value-type="string" calcext:value-type="string">
            <text:p>rus</text:p>
          </table:table-cell>
          <table:table-cell office:value-type="string" calcext:value-type="string">
            <text:p><text:s/>Секретарь вытаращил глаза на арестанта и не</text:p>
          </table:table-cell>
          <table:table-cell office:value-type="string" calcext:value-type="string">
            <text:p>дописал</text:p>
          </table:table-cell>
          <table:table-cell office:value-type="string" calcext:value-type="string">
            <text:p><text:s/>ни слова</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83529" calcext:value-type="float">
            <text:p>83529</text:p>
          </table:table-cell>
        </table:table-row>
        <table:table-row table:style-name="ro1">
          <table:table-cell office:value-type="string" calcext:value-type="string">
            <text:p>ukr</text:p>
          </table:table-cell>
          <table:table-cell office:value-type="string" calcext:value-type="string">
            <text:p><text:s/>Секретар витріщився на в'язня і не дописав слова</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92]" office:value-type="float" office:value="83529" calcext:value-type="float">
            <text:p>83529</text:p>
          </table:table-cell>
        </table:table-row>
        <table:table-row table:style-name="ro1">
          <table:table-cell office:value-type="string" calcext:value-type="string">
            <text:p>rus</text:p>
          </table:table-cell>
          <table:table-cell office:value-type="string" calcext:value-type="string">
            <text:p><text:s/>Можете дальнейшее не записывать обратился он к секретарю хотя тот и так ничего не записывал и продолжал говорить арестанту в какой-нибудь из греческих книг ты прочел об этом Нет я своим умом</text:p>
          </table:table-cell>
          <table:table-cell office:value-type="string" calcext:value-type="string">
            <text:p>дошел</text:p>
          </table:table-cell>
          <table:table-cell office:value-type="string" calcext:value-type="string">
            <text:p><text:s/>до этого И ты проповедуешь это</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757019" calcext:value-type="float">
            <text:p>757019</text:p>
          </table:table-cell>
        </table:table-row>
        <table:table-row table:style-name="ro1">
          <table:table-cell office:value-type="string" calcext:value-type="string">
            <text:p>ukr</text:p>
          </table:table-cell>
          <table:table-cell office:value-type="string" calcext:value-type="string">
            <text:p><text:s/>Можете далі не записувати звернувся він до секретаря хоч той і так нічого не записував а далі продовжував до арештанта Це ти в якійсь із грецьких книг вичитав Ні я самотужки дійшов до цього І ти проповідуєш це</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94]" office:value-type="float" office:value="757019" calcext:value-type="float">
            <text:p>757019</text:p>
          </table:table-cell>
        </table:table-row>
        <table:table-row table:style-name="ro1">
          <table:table-cell office:value-type="string" calcext:value-type="string">
            <text:p>rus</text:p>
          </table:table-cell>
          <table:table-cell office:value-type="string" calcext:value-type="string">
            <text:p><text:s/>Я полагаю отозвался Пилат что мало радости ты</text:p>
          </table:table-cell>
          <table:table-cell office:value-type="string" calcext:value-type="string">
            <text:p>доставил</text:p>
          </table:table-cell>
          <table:table-cell office:value-type="string" calcext:value-type="string">
            <text:p><text:s/>бы легату легиона если бы вздумал разговаривать с кем-нибудь из его офицеров или солдат</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688258" calcext:value-type="float">
            <text:p>688258</text:p>
          </table:table-cell>
        </table:table-row>
        <table:table-row table:style-name="ro1">
          <table:table-cell office:value-type="string" calcext:value-type="string">
            <text:p>ukr</text:p>
          </table:table-cell>
          <table:table-cell office:value-type="string" calcext:value-type="string">
            <text:p><text:s/>Я гадаю озвався Пілат що мало втішив би ти легата легіону якби надумав розмовляти з котримсь із його старшин чи вояків</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96]" office:value-type="float" office:value="688258" calcext:value-type="float">
            <text:p>688258</text:p>
          </table:table-cell>
        </table:table-row>
        <table:table-row table:style-name="ro1">
          <table:table-cell office:value-type="string" calcext:value-type="string">
            <text:p>rus</text:p>
          </table:table-cell>
          <table:table-cell office:value-type="string" calcext:value-type="string">
            <text:p><text:s/>Мысли понеслись короткие бессвязные и необыкновенные Погиб потом Погибли и какая-то совсем нелепая среди них о каком-то</text:p>
          </table:table-cell>
          <table:table-cell office:value-type="string" calcext:value-type="string">
            <text:p>долженствующем</text:p>
          </table:table-cell>
          <table:table-cell office:value-type="string" calcext:value-type="string">
            <text:p><text:s/>непременно быть и с кем бессмертии причем бессмертие почему-то вызывало нестерпимую тоску</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82783" calcext:value-type="float">
            <text:p>482783</text:p>
          </table:table-cell>
        </table:table-row>
        <table:table-row table:style-name="ro1">
          <table:table-cell office:value-type="string" calcext:value-type="string">
            <text:p>ukr</text:p>
          </table:table-cell>
          <table:table-cell office:value-type="string" calcext:value-type="string">
            <text:p><text:s/>Думки застрибали короткі роз'єднані й незвичайні Пропав потім Пропали І якась зовсім недоладна серед них гадка про якесь безсмертя до того ж це безсмертя чомусь викликало нестерпну тугу</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498]" office:value-type="float" office:value="482783" calcext:value-type="float">
            <text:p>482783</text:p>
          </table:table-cell>
        </table:table-row>
        <table:table-row table:style-name="ro1">
          <table:table-cell office:value-type="string" calcext:value-type="string">
            <text:p>rus</text:p>
          </table:table-cell>
          <table:table-cell office:value-type="string" calcext:value-type="string">
            <text:p><text:s/>К этому надо</text:p>
          </table:table-cell>
          <table:table-cell office:value-type="string" calcext:value-type="string">
            <text:p>добавить</text:p>
          </table:table-cell>
          <table:table-cell office:value-type="string" calcext:value-type="string">
            <text:p><text:s/>еще одно с уверенностью можно сказать что многие женщины все что угодно отдали бы за то чтобы променять свою жизнь на жизнь Маргариты Николаевны</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17064" calcext:value-type="float">
            <text:p>17064</text:p>
          </table:table-cell>
        </table:table-row>
        <table:table-row table:style-name="ro1">
          <table:table-cell office:value-type="string" calcext:value-type="string">
            <text:p>ukr</text:p>
          </table:table-cell>
          <table:table-cell office:value-type="string" calcext:value-type="string">
            <text:p><text:s/>До цього треба додати ще одне з упевненістю можна казати що багато хто з жінок усе що завгодно віддали б за те щоб проміняти своє життя на життя Марґарити Миколаївн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00]" office:value-type="float" office:value="17064" calcext:value-type="float">
            <text:p>17064</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text:p>
          </table:table-cell>
          <table:table-cell office:value-type="string" calcext:value-type="string">
            <text:p>доведенной</text:p>
          </table:table-cell>
          <table:table-cell office:value-type="string" calcext:value-type="string">
            <text:p><text:s/>до отчаянья женщиной</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814909" calcext:value-type="float">
            <text:p>814909</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02]" office:value-type="float" office:value="814909" calcext:value-type="float">
            <text:p>814909</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 доведенной до отчаянья женщиной В таких мучениях прожила Маргарита Николаевна всю зиму и</text:p>
          </table:table-cell>
          <table:table-cell office:value-type="string" calcext:value-type="string">
            <text:p>дожила</text:p>
          </table:table-cell>
          <table:table-cell office:value-type="string" calcext:value-type="string">
            <text:p><text:s/>до весны В тот самый день когда происходила всякая нелепая кутерьма вызванная появлением черного мага в Москве в пятницу когда был изгнан обратно в Киев дядя Берлиоза когда арестовали бухгалтера и произошло еще множество других глупейших и непонятных вещей Маргарита проснулась около полудня в спальне выходящей фонарем в башню особняк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902656" calcext:value-type="float">
            <text:p>902656</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 [...] Того самого дня коли відбувалася безглузда круговерть усіляких подій спричинена з'явою чорного мага в Москві в п'ятницю коли було спроваджено назад до Києва Берліозового дядечка коли було арештовано бухгалтера і сталося ще багато безглуздих і незбагненних речей Марґарита прокинулася десь опівдні у своїй спальні яка заскленою стелею виходила у башту вілл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04]" office:value-type="float" office:value="902656" calcext:value-type="float">
            <text:p>902656</text:p>
          </table:table-cell>
        </table:table-row>
        <table:table-row table:style-name="ro1">
          <table:table-cell office:value-type="string" calcext:value-type="string">
            <text:p>rus</text:p>
          </table:table-cell>
          <table:table-cell office:value-type="string" calcext:value-type="string">
            <text:p><text:s/>Присев на корточки она открыла нижний ящик первого из них и из-под груды шелковых обрезков</text:p>
          </table:table-cell>
          <table:table-cell office:value-type="string" calcext:value-type="string">
            <text:p>достала</text:p>
          </table:table-cell>
          <table:table-cell office:value-type="string" calcext:value-type="string">
            <text:p><text:s/>то единственно ценное что имела в жизни</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739250" calcext:value-type="float">
            <text:p>739250</text:p>
          </table:table-cell>
        </table:table-row>
        <table:table-row table:style-name="ro1">
          <table:table-cell office:value-type="string" calcext:value-type="string">
            <text:p>ukr</text:p>
          </table:table-cell>
          <table:table-cell office:value-type="string" calcext:value-type="string">
            <text:p><text:s/>Сівши навпочіпки вона висунула нижню шухляду першої з них і з-під купи шовкових обрізків дістала те єдине вартісне що мала в житті</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06]" office:value-type="float" office:value="739250" calcext:value-type="float">
            <text:p>739250</text:p>
          </table:table-cell>
        </table:table-row>
        <table:table-row table:style-name="ro1">
          <table:table-cell office:value-type="string" calcext:value-type="string">
            <text:p>rus</text:p>
          </table:table-cell>
          <table:table-cell office:value-type="string" calcext:value-type="string">
            <text:p><text:s/>Я ничего не понимаю тихо заговорила Маргарита Николаевна про листки еще можно узнать Проникнуть подсмотреть Наташа подкуплена Да Но как вы могли узнать мои мысли она страдальчески сморщилась и</text:p>
          </table:table-cell>
          <table:table-cell office:value-type="string" calcext:value-type="string">
            <text:p>добавила</text:p>
          </table:table-cell>
          <table:table-cell office:value-type="string" calcext:value-type="string">
            <text:p><text:s/>скажите мне кто вы такой Из какого вы учреждения</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79598" calcext:value-type="float">
            <text:p>479598</text:p>
          </table:table-cell>
        </table:table-row>
        <table:table-row table:style-name="ro1">
          <table:table-cell office:value-type="string" calcext:value-type="string">
            <text:p>ukr</text:p>
          </table:table-cell>
          <table:table-cell office:value-type="string" calcext:value-type="string">
            <text:p><text:s/>Я нічого не збагну тихо заговорила Марґарита Миколаївна про аркушики ще можна дізнатися промкнутися піддивитися Наташу підкуплено так Але як ви могли дізнатися про мої думки Вона страдницьки скривилась і додала Скажіть мені хто ви такий З якої ви установ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08]" office:value-type="float" office:value="479598" calcext:value-type="float">
            <text:p>479598</text:p>
          </table:table-cell>
        </table:table-row>
        <table:table-row table:style-name="ro1">
          <table:table-cell office:value-type="string" calcext:value-type="string">
            <text:p>rus</text:p>
          </table:table-cell>
          <table:table-cell office:value-type="string" calcext:value-type="string">
            <text:p><text:s/>Вам ни о чем не придется заботиться вас</text:p>
          </table:table-cell>
          <table:table-cell office:value-type="string" calcext:value-type="string">
            <text:p>доставят</text:p>
          </table:table-cell>
          <table:table-cell office:value-type="string" calcext:value-type="string">
            <text:p><text:s/>куда нужно и вам не причинят никакого беспокойств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44910" calcext:value-type="float">
            <text:p>444910</text:p>
          </table:table-cell>
        </table:table-row>
        <table:table-row table:style-name="ro1">
          <table:table-cell office:value-type="string" calcext:value-type="string">
            <text:p>ukr</text:p>
          </table:table-cell>
          <table:table-cell office:value-type="string" calcext:value-type="string">
            <text:p><text:s/>Вам нічим не доведеться сушити голову вас допровадять куди слід і вам не завдадуть ніякого клопоту</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10]" office:value-type="float" office:value="444910" calcext:value-type="float">
            <text:p>444910</text:p>
          </table:table-cell>
        </table:table-row>
        <table:table-row table:style-name="ro1">
          <table:table-cell office:value-type="string" calcext:value-type="string">
            <text:p>rus</text:p>
          </table:table-cell>
          <table:table-cell office:value-type="string" calcext:value-type="string">
            <text:p><text:s/>На кровати на одеяле лежали сорочки чулки и белье скомканное же белье валялось просто на полу рядом с раздавленной в волнении коробкой папирос Туфли стояли на ночном столике рядом с недопитой чашкой кофе и пепельницей в которой дымил окурок на спинке стула висело черное вечернее платье В комнате пахло духами кроме того в нее</text:p>
          </table:table-cell>
          <table:table-cell office:value-type="string" calcext:value-type="string">
            <text:p>доносился</text:p>
          </table:table-cell>
          <table:table-cell office:value-type="string" calcext:value-type="string">
            <text:p><text:s/>откуда-то запах раскаленного утюг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258015" calcext:value-type="float">
            <text:p>258015</text:p>
          </table:table-cell>
        </table:table-row>
        <table:table-row table:style-name="ro1">
          <table:table-cell office:value-type="string" calcext:value-type="string">
            <text:p>ukr</text:p>
          </table:table-cell>
          <table:table-cell office:value-type="string" calcext:value-type="string">
            <text:p><text:s/>На ліжкові поверх ковдри лежали сорочки панчохи й білизна зібгана ж білизна валялася долі поряд з розчавленою у хвилюванні коробкою цигарок Черевички стояли на нічному столикові поряд з недопитою філіжанкою кави й попільничкою в якій курівся недопалок На спинці стільця висіла чорна вечірня сукня В кімнаті пахло парфумами До того ж сюди завівало звідкись запах розжареної праск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12]" office:value-type="float" office:value="258015" calcext:value-type="float">
            <text:p>258015</text:p>
          </table:table-cell>
        </table:table-row>
        <table:table-row table:style-name="ro1">
          <table:table-cell office:value-type="string" calcext:value-type="string">
            <text:p>rus</text:p>
          </table:table-cell>
          <table:table-cell office:value-type="string" calcext:value-type="string">
            <text:p><text:s/>Тот как бы застыл на ней и в полном ошеломлении прислушивался к крикам и грохоту</text:p>
          </table:table-cell>
          <table:table-cell office:value-type="string" calcext:value-type="string">
            <text:p>доносящимся</text:p>
          </table:table-cell>
          <table:table-cell office:value-type="string" calcext:value-type="string">
            <text:p><text:s/>из освещенной спальни верхних жильцов</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822303" calcext:value-type="float">
            <text:p>822303</text:p>
          </table:table-cell>
        </table:table-row>
        <table:table-row table:style-name="ro1">
          <table:table-cell office:value-type="string" calcext:value-type="string">
            <text:p>ukr</text:p>
          </table:table-cell>
          <table:table-cell office:value-type="string" calcext:value-type="string">
            <text:p><text:s/>Той наче заціпенів на ній і в цілковитому запамороченні вслухався до гуку та ґвалту що линули з освітленої спальні горішніх мешканців</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14]" office:value-type="float" office:value="822303" calcext:value-type="float">
            <text:p>822303</text:p>
          </table:table-cell>
        </table:table-row>
        <table:table-row table:style-name="ro1">
          <table:table-cell office:value-type="string" calcext:value-type="string">
            <text:p>rus</text:p>
          </table:table-cell>
          <table:table-cell office:value-type="string" calcext:value-type="string">
            <text:p><text:s/>Тогда во весь мах Маргарита понеслась вниз отсчитывая этажи</text:p>
          </table:table-cell>
          <table:table-cell office:value-type="string" calcext:value-type="string">
            <text:p>долетела</text:p>
          </table:table-cell>
          <table:table-cell office:value-type="string" calcext:value-type="string">
            <text:p><text:s/>донизу вырвалась на улицу и глядя вверх отсчитала и проверила этажи снаружи соображая какие именно окна квартиры Латунского</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288840" calcext:value-type="float">
            <text:p>288840</text:p>
          </table:table-cell>
        </table:table-row>
        <table:table-row table:style-name="ro1">
          <table:table-cell office:value-type="string" calcext:value-type="string">
            <text:p>ukr</text:p>
          </table:table-cell>
          <table:table-cell office:value-type="string" calcext:value-type="string">
            <text:p><text:s/>Тоді Марґарита чимдуж гайнула назад пролітаючи поверхи дісталася низу вирвалась на вулицю і дивлячись угору відрахувала і перевірила поверхи ззовні визначаючи вікна квартири саме Латунського</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16]" office:value-type="float" office:value="288840" calcext:value-type="float">
            <text:p>288840</text:p>
          </table:table-cell>
        </table:table-row>
        <table:table-row table:style-name="ro1">
          <table:table-cell office:value-type="string" calcext:value-type="string">
            <text:p>rus</text:p>
          </table:table-cell>
          <table:table-cell office:value-type="string" calcext:value-type="string">
            <text:p><text:s/>Кажется уже полилось на пол подумала Маргарита и</text:p>
          </table:table-cell>
          <table:table-cell office:value-type="string" calcext:value-type="string">
            <text:p>добавила</text:p>
          </table:table-cell>
          <table:table-cell office:value-type="string" calcext:value-type="string">
            <text:p><text:s/>вслух</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37537" calcext:value-type="float">
            <text:p>437537</text:p>
          </table:table-cell>
        </table:table-row>
        <table:table-row table:style-name="ro1">
          <table:table-cell office:value-type="string" calcext:value-type="string">
            <text:p>ukr</text:p>
          </table:table-cell>
          <table:table-cell office:value-type="string" calcext:value-type="string">
            <text:p><text:s/>Здається вже полилося на підлогу подумала Марґарита і докинула вголос</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18]" office:value-type="float" office:value="437537" calcext:value-type="float">
            <text:p>437537</text:p>
          </table:table-cell>
        </table:table-row>
        <table:table-row table:style-name="ro1">
          <table:table-cell office:value-type="string" calcext:value-type="string">
            <text:p>rus</text:p>
          </table:table-cell>
          <table:table-cell office:value-type="string" calcext:value-type="string">
            <text:p><text:s/>А Леля была очень такая высокая длинновязая девочка И она могла высоко</text:p>
          </table:table-cell>
          <table:table-cell office:value-type="string" calcext:value-type="string">
            <text:p>достать</text:p>
          </table:table-cell>
          <table:table-cell office:value-type="string" calcext:value-type="string">
            <text:p><text:s/>Она встала на цыпочки и своим большим ртом стала поедать вторую пастилку</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23714" calcext:value-type="float">
            <text:p>723714</text:p>
          </table:table-cell>
        </table:table-row>
        <table:table-row table:style-name="ro1">
          <table:table-cell office:value-type="string" calcext:value-type="string">
            <text:p>ukr</text:p>
          </table:table-cell>
          <table:table-cell office:value-type="string" calcext:value-type="string">
            <text:p><text:s/>А Льоля була дуже високою довготелесою дівчинкою І вона могла високо дістати Вона стала навшпиньки і своїм великим ротом ухопила другу пастилку</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520]" office:value-type="float" office:value="723714" calcext:value-type="float">
            <text:p>723714</text:p>
          </table:table-cell>
        </table:table-row>
        <table:table-row table:style-name="ro1">
          <table:table-cell office:value-type="string" calcext:value-type="string">
            <text:p>rus</text:p>
          </table:table-cell>
          <table:table-cell office:value-type="string" calcext:value-type="string">
            <text:p><text:s/>И мне почти что ничего нельзя было</text:p>
          </table:table-cell>
          <table:table-cell office:value-type="string" calcext:value-type="string">
            <text:p>достать</text:p>
          </table:table-cell>
          <table:table-cell office:value-type="string" calcext:value-type="string">
            <text:p><text:s/>кроме одного яблока которое висело низко</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99316" calcext:value-type="float">
            <text:p>799316</text:p>
          </table:table-cell>
        </table:table-row>
        <table:table-row table:style-name="ro1">
          <table:table-cell office:value-type="string" calcext:value-type="string">
            <text:p>ukr</text:p>
          </table:table-cell>
          <table:table-cell office:value-type="string" calcext:value-type="string">
            <text:p><text:s/>Майже нічого не міг дістати крім одного яблука яке висіло низько</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522]" office:value-type="float" office:value="799316" calcext:value-type="float">
            <text:p>799316</text:p>
          </table:table-cell>
        </table:table-row>
        <table:table-row table:style-name="ro1">
          <table:table-cell office:value-type="string" calcext:value-type="string">
            <text:p>rus</text:p>
          </table:table-cell>
          <table:table-cell office:value-type="string" calcext:value-type="string">
            <text:p><text:s/>Потому что она могла до всего</text:p>
          </table:table-cell>
          <table:table-cell office:value-type="string" calcext:value-type="string">
            <text:p>дотянуться</text:p>
          </table:table-cell>
          <table:table-cell office:value-type="string" calcext:value-type="string">
            <text:p><text:s/>а я нет</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560800" calcext:value-type="float">
            <text:p>560800</text:p>
          </table:table-cell>
        </table:table-row>
        <table:table-row table:style-name="ro1">
          <table:table-cell office:value-type="string" calcext:value-type="string">
            <text:p>ukr</text:p>
          </table:table-cell>
          <table:table-cell office:value-type="string" calcext:value-type="string">
            <text:p><text:s/>Тому що вона могла до всього дотягнутися а я ні</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524]" office:value-type="float" office:value="560800" calcext:value-type="float">
            <text:p>560800</text:p>
          </table:table-cell>
        </table:table-row>
        <table:table-row table:style-name="ro1">
          <table:table-cell office:value-type="string" calcext:value-type="string">
            <text:p>rus</text:p>
          </table:table-cell>
          <table:table-cell office:value-type="string" calcext:value-type="string">
            <text:p><text:s/>А я Лелища как поставлю к ёлке стул и как</text:p>
          </table:table-cell>
          <table:table-cell office:value-type="string" calcext:value-type="string">
            <text:p>достану</text:p>
          </table:table-cell>
          <table:table-cell office:value-type="string" calcext:value-type="string">
            <text:p><text:s/>себе тоже что-нибудь кроме яблока</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94511" calcext:value-type="float">
            <text:p>794511</text:p>
          </table:table-cell>
        </table:table-row>
        <table:table-row table:style-name="ro1">
          <table:table-cell office:value-type="string" calcext:value-type="string">
            <text:p>ukr</text:p>
          </table:table-cell>
          <table:table-cell office:value-type="string" calcext:value-type="string">
            <text:p><text:s/>А я Льолище підставлю до ялинки стіл і теж дістану собі щось крім яблука</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526]" office:value-type="float" office:value="794511" calcext:value-type="float">
            <text:p>794511</text:p>
          </table:table-cell>
        </table:table-row>
        <table:table-row table:style-name="ro1">
          <table:table-cell office:value-type="string" calcext:value-type="string">
            <text:p>rus</text:p>
          </table:table-cell>
          <table:table-cell office:value-type="string" calcext:value-type="string">
            <text:p><text:s/>И этим он не</text:p>
          </table:table-cell>
          <table:table-cell office:value-type="string" calcext:value-type="string">
            <text:p>довёл</text:p>
          </table:table-cell>
          <table:table-cell office:value-type="string" calcext:value-type="string">
            <text:p><text:s/>бы свою сестрёнку до злобы и зависти</text:p>
          </table:table-cell>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cell table:formula="of:=RANDBETWEEN(1;1000000)" office:value-type="float" office:value="955481" calcext:value-type="float">
            <text:p>955481</text:p>
          </table:table-cell>
        </table:table-row>
        <table:table-row table:style-name="ro1">
          <table:table-cell office:value-type="string" calcext:value-type="string">
            <text:p>ukr</text:p>
          </table:table-cell>
          <table:table-cell office:value-type="string" calcext:value-type="string">
            <text:p><text:s/>І цим він не довів би свою сестричку до гніву і заздрощів</text:p>
          </table:table-cell>
          <table:table-cell table:number-columns-repeated="2"/>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cell table:formula="of:=[.F528]" office:value-type="float" office:value="955481" calcext:value-type="float">
            <text:p>955481</text:p>
          </table:table-cell>
        </table:table-row>
        <table:table-row table:style-name="ro1">
          <table:table-cell office:value-type="string" calcext:value-type="string">
            <text:p>rus</text:p>
          </table:table-cell>
          <table:table-cell office:value-type="string" calcext:value-type="string">
            <text:p><text:s/>Скорей я пойду в кругосветное путешествие с твоей сестрёнкой Лелей чем я возьму тебя Мне не</text:p>
          </table:table-cell>
          <table:table-cell office:value-type="string" calcext:value-type="string">
            <text:p>доставляет</text:p>
          </table:table-cell>
          <table:table-cell office:value-type="string" calcext:value-type="string">
            <text:p><text:s/>интереса с дураками путешествовать Но мне хотелось путешествовать и я подарил Стёпке перочинный ножик</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385401" calcext:value-type="float">
            <text:p>385401</text:p>
          </table:table-cell>
        </table:table-row>
        <table:table-row table:style-name="ro1">
          <table:table-cell office:value-type="string" calcext:value-type="string">
            <text:p>ukr</text:p>
          </table:table-cell>
          <table:table-cell office:value-type="string" calcext:value-type="string">
            <text:p><text:s/>Я швидше піду в кругосвітню подорож з твоєю сестричкою Льолею ніж з тобою Мені нецікаво з дурнями мандрувати Але мені хотілося подорожувати і я подарував Степанкові складаний ножик</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30]" office:value-type="float" office:value="385401" calcext:value-type="float">
            <text:p>385401</text:p>
          </table:table-cell>
        </table:table-row>
        <table:table-row table:style-name="ro1">
          <table:table-cell office:value-type="string" calcext:value-type="string">
            <text:p>rus</text:p>
          </table:table-cell>
          <table:table-cell office:value-type="string" calcext:value-type="string">
            <text:p><text:s/>Она вздыхала и мечтала о возвращении</text:p>
          </table:table-cell>
          <table:table-cell office:value-type="string" calcext:value-type="string">
            <text:p>домой</text:p>
          </table:table-cell>
          <table:table-cell office:value-type="string" calcext:value-type="string">
            <text:p><text:s/>говоря что дома тоже бывает хорошо</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267978" calcext:value-type="float">
            <text:p>267978</text:p>
          </table:table-cell>
        </table:table-row>
        <table:table-row table:style-name="ro1">
          <table:table-cell office:value-type="string" calcext:value-type="string">
            <text:p>ukr</text:p>
          </table:table-cell>
          <table:table-cell office:value-type="string" calcext:value-type="string">
            <text:p><text:s/>Вона зітхала і мріяла про повернення додому кажучи що дома тож буває добре</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32]" office:value-type="float" office:value="267978" calcext:value-type="float">
            <text:p>267978</text:p>
          </table:table-cell>
        </table:table-row>
        <table:table-row table:style-name="ro1">
          <table:table-cell office:value-type="string" calcext:value-type="string">
            <text:p>rus</text:p>
          </table:table-cell>
          <table:table-cell office:value-type="string" calcext:value-type="string">
            <text:p><text:s/>Каждого кто захочет вернуться</text:p>
          </table:table-cell>
          <table:table-cell office:value-type="string" calcext:value-type="string">
            <text:p>домой</text:p>
          </table:table-cell>
          <table:table-cell office:value-type="string" calcext:value-type="string">
            <text:p><text:s/>я привяжу к дереву и оставлю на съедение муравьям</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675649" calcext:value-type="float">
            <text:p>675649</text:p>
          </table:table-cell>
        </table:table-row>
        <table:table-row table:style-name="ro1">
          <table:table-cell office:value-type="string" calcext:value-type="string">
            <text:p>ukr</text:p>
          </table:table-cell>
          <table:table-cell office:value-type="string" calcext:value-type="string">
            <text:p><text:s/>Кожного хто захоче повернутись додому я прив'яжу до дерева і залишу мурашкам на обід</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34]" office:value-type="float" office:value="675649" calcext:value-type="float">
            <text:p>675649</text:p>
          </table:table-cell>
        </table:table-row>
        <table:table-row table:style-name="ro1">
          <table:table-cell office:value-type="string" calcext:value-type="string">
            <text:p>rus</text:p>
          </table:table-cell>
          <table:table-cell office:value-type="string" calcext:value-type="string">
            <text:p><text:s/>А те которые пускаются в дальний путь без этих знаний приходят к печальным результатам достойным сожаления С этими словами мы пришли</text:p>
          </table:table-cell>
          <table:table-cell office:value-type="string" calcext:value-type="string">
            <text:p>домой</text:p>
          </table:table-cell>
          <table:table-cell office:value-type="string" calcext:value-type="string">
            <text:p><text:s/>И сели обедать</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702234" calcext:value-type="float">
            <text:p>702234</text:p>
          </table:table-cell>
        </table:table-row>
        <table:table-row table:style-name="ro1">
          <table:table-cell office:value-type="string" calcext:value-type="string">
            <text:p>ukr</text:p>
          </table:table-cell>
          <table:table-cell office:value-type="string" calcext:value-type="string">
            <text:p><text:s/>А ті хто вирушає в далеку дорогу без цих знань приходять до сумних результатів вартих жалю З цими словами ми прийшли додому І сіли обідати</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36]" office:value-type="float" office:value="702234" calcext:value-type="float">
            <text:p>702234</text:p>
          </table:table-cell>
        </table:table-row>
        <table:table-row table:style-name="ro1">
          <table:table-cell office:value-type="string" calcext:value-type="string">
            <text:p>rus</text:p>
          </table:table-cell>
          <table:table-cell office:value-type="string" calcext:value-type="string">
            <text:p><text:s/>Прибежав</text:p>
          </table:table-cell>
          <table:table-cell office:value-type="string" calcext:value-type="string">
            <text:p>домой</text:p>
          </table:table-cell>
          <table:table-cell office:value-type="string" calcext:value-type="string">
            <text:p><text:s/>он забрался в сарай и там спал до вечера</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330918" calcext:value-type="float">
            <text:p>330918</text:p>
          </table:table-cell>
        </table:table-row>
        <table:table-row table:style-name="ro1">
          <table:table-cell office:value-type="string" calcext:value-type="string">
            <text:p>ukr</text:p>
          </table:table-cell>
          <table:table-cell office:value-type="string" calcext:value-type="string">
            <text:p><text:s/>Прибігши додому він забрався в сарай і там спав до вечора</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38]" office:value-type="float" office:value="330918" calcext:value-type="float">
            <text:p>330918</text:p>
          </table:table-cell>
        </table:table-row>
        <table:table-row table:style-name="ro1">
          <table:table-cell office:value-type="string" calcext:value-type="string">
            <text:p>rus</text:p>
          </table:table-cell>
          <table:table-cell office:value-type="string" calcext:value-type="string">
            <text:p><text:s/>Пусть они</text:p>
          </table:table-cell>
          <table:table-cell office:value-type="string" calcext:value-type="string">
            <text:p>допьют</text:p>
          </table:table-cell>
          <table:table-cell office:value-type="string" calcext:value-type="string">
            <text:p><text:s/>свой чай и уходят в свою комнату</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265764" calcext:value-type="float">
            <text:p>265764</text:p>
          </table:table-cell>
        </table:table-row>
        <table:table-row table:style-name="ro1">
          <table:table-cell office:value-type="string" calcext:value-type="string">
            <text:p>ukr</text:p>
          </table:table-cell>
          <table:table-cell office:value-type="string" calcext:value-type="string">
            <text:p><text:s/>Нехай вони доп'ють чай і відправляються в свою кімнату</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540]" office:value-type="float" office:value="265764" calcext:value-type="float">
            <text:p>265764</text:p>
          </table:table-cell>
        </table:table-row>
        <table:table-row table:style-name="ro1">
          <table:table-cell office:value-type="string" calcext:value-type="string">
            <text:p>rus</text:p>
          </table:table-cell>
          <table:table-cell/>
          <table:table-cell office:value-type="string" calcext:value-type="string">
            <text:p>Доев</text:p>
          </table:table-cell>
          <table:table-cell office:value-type="string" calcext:value-type="string">
            <text:p><text:s/>сардинки мы с Лелей удалились под весёлый смех и шутки гостей</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532814" calcext:value-type="float">
            <text:p>532814</text:p>
          </table:table-cell>
        </table:table-row>
        <table:table-row table:style-name="ro1">
          <table:table-cell office:value-type="string" calcext:value-type="string">
            <text:p>ukr</text:p>
          </table:table-cell>
          <table:table-cell office:value-type="string" calcext:value-type="string">
            <text:p><text:s/>Доївши сардинки ми з Льолею вийшли під веселий сміх і жарти гостей</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542]" office:value-type="float" office:value="532814" calcext:value-type="float">
            <text:p>532814</text:p>
          </table:table-cell>
        </table:table-row>
        <table:table-row table:style-name="ro1">
          <table:table-cell office:value-type="string" calcext:value-type="string">
            <text:p>rus</text:p>
          </table:table-cell>
          <table:table-cell office:value-type="string" calcext:value-type="string">
            <text:p><text:s/>Ну эти дети</text:p>
          </table:table-cell>
          <table:table-cell office:value-type="string" calcext:value-type="string">
            <text:p>доведут</text:p>
          </table:table-cell>
          <table:table-cell office:value-type="string" calcext:value-type="string">
            <text:p><text:s/>меня до сумасшествия</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596301" calcext:value-type="float">
            <text:p>596301</text:p>
          </table:table-cell>
        </table:table-row>
        <table:table-row table:style-name="ro1">
          <table:table-cell office:value-type="string" calcext:value-type="string">
            <text:p>ukr</text:p>
          </table:table-cell>
          <table:table-cell office:value-type="string" calcext:value-type="string">
            <text:p><text:s/>Ну ці діти доведуть мене до божевілля</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544]" office:value-type="float" office:value="596301" calcext:value-type="float">
            <text:p>596301</text:p>
          </table:table-cell>
        </table:table-row>
        <table:table-row table:style-name="ro1">
          <table:table-cell office:value-type="string" calcext:value-type="string">
            <text:p>rus</text:p>
          </table:table-cell>
          <table:table-cell office:value-type="string" calcext:value-type="string">
            <text:p><text:s/>Тем не менее они никому не сказали об этом И</text:p>
          </table:table-cell>
          <table:table-cell office:value-type="string" calcext:value-type="string">
            <text:p>допустили</text:p>
          </table:table-cell>
          <table:table-cell office:value-type="string" calcext:value-type="string">
            <text:p><text:s/>выпить такой чай И вот в чём их главное преступление</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709526" calcext:value-type="float">
            <text:p>709526</text:p>
          </table:table-cell>
        </table:table-row>
        <table:table-row table:style-name="ro1">
          <table:table-cell office:value-type="string" calcext:value-type="string">
            <text:p>ukr</text:p>
          </table:table-cell>
          <table:table-cell office:value-type="string" calcext:value-type="string">
            <text:p><text:s/>Однак вони нікому не сказали про це [...] Ось у чому їх головна провина</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546]" office:value-type="float" office:value="709526" calcext:value-type="float">
            <text:p>709526</text:p>
          </table:table-cell>
        </table:table-row>
        <table:table-row table:style-name="ro1">
          <table:table-cell office:value-type="string" calcext:value-type="string">
            <text:p>rus</text:p>
          </table:table-cell>
          <table:table-cell office:value-type="string" calcext:value-type="string">
            <text:p><text:s/>Я побежал</text:p>
          </table:table-cell>
          <table:table-cell office:value-type="string" calcext:value-type="string">
            <text:p>домой</text:p>
          </table:table-cell>
          <table:table-cell office:value-type="string" calcext:value-type="string">
            <text:p><text:s/>и вскоре принёс какую-то калошу очень больших размеров</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989079" calcext:value-type="float">
            <text:p>989079</text:p>
          </table:table-cell>
        </table:table-row>
        <table:table-row table:style-name="ro1">
          <table:table-cell office:value-type="string" calcext:value-type="string">
            <text:p>ukr</text:p>
          </table:table-cell>
          <table:table-cell office:value-type="string" calcext:value-type="string">
            <text:p><text:s/>Я побіг додому і невдовзі приніс якусь калошу дуже великого розміру</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548]" office:value-type="float" office:value="989079" calcext:value-type="float">
            <text:p>989079</text:p>
          </table:table-cell>
        </table:table-row>
        <table:table-row table:style-name="ro1">
          <table:table-cell office:value-type="string" calcext:value-type="string">
            <text:p>rus</text:p>
          </table:table-cell>
          <table:table-cell office:value-type="string" calcext:value-type="string">
            <text:p><text:s/>Леля хотела побежать</text:p>
          </table:table-cell>
          <table:table-cell office:value-type="string" calcext:value-type="string">
            <text:p>домой</text:p>
          </table:table-cell>
          <table:table-cell office:value-type="string" calcext:value-type="string">
            <text:p><text:s/>чтоб принести ещё что-нибудь из калош но в этот момент раздался мамин голос</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833242" calcext:value-type="float">
            <text:p>833242</text:p>
          </table:table-cell>
        </table:table-row>
        <table:table-row table:style-name="ro1">
          <table:table-cell office:value-type="string" calcext:value-type="string">
            <text:p>ukr</text:p>
          </table:table-cell>
          <table:table-cell office:value-type="string" calcext:value-type="string">
            <text:p><text:s/>Льоля хотіла побігти додому аби випести ще якусь калошу та и цей момент пролунав мамин голос</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550]" office:value-type="float" office:value="833242" calcext:value-type="float">
            <text:p>833242</text:p>
          </table:table-cell>
        </table:table-row>
        <table:table-row table:style-name="ro1">
          <table:table-cell office:value-type="string" calcext:value-type="string">
            <text:p>rus</text:p>
          </table:table-cell>
          <table:table-cell office:value-type="string" calcext:value-type="string">
            <text:p><text:s/>Это мама нас звала</text:p>
          </table:table-cell>
          <table:table-cell office:value-type="string" calcext:value-type="string">
            <text:p>домой</text:p>
          </table:table-cell>
          <table:table-cell office:value-type="string" calcext:value-type="string">
            <text:p><text:s/>так как с нами хотели попрощаться мамины гости</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770320" calcext:value-type="float">
            <text:p>770320</text:p>
          </table:table-cell>
        </table:table-row>
        <table:table-row table:style-name="ro1">
          <table:table-cell office:value-type="string" calcext:value-type="string">
            <text:p>ukr</text:p>
          </table:table-cell>
          <table:table-cell office:value-type="string" calcext:value-type="string">
            <text:p><text:s/>Це мама кликала нас додому бо з нами хотіли попрощатися мамині гості</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552]" office:value-type="float" office:value="770320" calcext:value-type="float">
            <text:p>770320</text:p>
          </table:table-cell>
        </table:table-row>
        <table:table-row table:style-name="ro1">
          <table:table-cell office:value-type="string" calcext:value-type="string">
            <text:p>rus</text:p>
          </table:table-cell>
          <table:table-cell office:value-type="string" calcext:value-type="string">
            <text:p><text:s/>Мы с Лелей моментально побежали</text:p>
          </table:table-cell>
          <table:table-cell office:value-type="string" calcext:value-type="string">
            <text:p>домой</text:p>
          </table:table-cell>
          <table:table-cell office:value-type="string" calcext:value-type="string">
            <text:p><text:s/>и стали прощаться с мамиными гостями с тётей Олей и дядей Колей которые уже одевались в прихожей</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848812" calcext:value-type="float">
            <text:p>848812</text:p>
          </table:table-cell>
        </table:table-row>
        <table:table-row table:style-name="ro1">
          <table:table-cell office:value-type="string" calcext:value-type="string">
            <text:p>ukr</text:p>
          </table:table-cell>
          <table:table-cell office:value-type="string" calcext:value-type="string">
            <text:p><text:s/>Ми з Льолею хутенько побігли додому і стали прощатися з маминими гостями з тіткою Олею і дядьком Колею які вже одягались у передпокої</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554]" office:value-type="float" office:value="848812" calcext:value-type="float">
            <text:p>848812</text:p>
          </table:table-cell>
        </table:table-row>
        <table:table-row table:style-name="ro1">
          <table:table-cell office:value-type="string" calcext:value-type="string">
            <text:p>rus</text:p>
          </table:table-cell>
          <table:table-cell office:value-type="string" calcext:value-type="string">
            <text:p><text:s/>Моя мама хотела позвать дворника чтобы с дворником</text:p>
          </table:table-cell>
          <table:table-cell office:value-type="string" calcext:value-type="string">
            <text:p>догнать</text:p>
          </table:table-cell>
          <table:table-cell office:value-type="string" calcext:value-type="string">
            <text:p><text:s/>прохожего и арестовать его</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RANDBETWEEN(1;1000000)" office:value-type="float" office:value="146929" calcext:value-type="float">
            <text:p>146929</text:p>
          </table:table-cell>
        </table:table-row>
        <table:table-row table:style-name="ro1">
          <table:table-cell office:value-type="string" calcext:value-type="string">
            <text:p>ukr</text:p>
          </table:table-cell>
          <table:table-cell office:value-type="string" calcext:value-type="string">
            <text:p><text:s/>Моя мама хотіла покликати двірника щоб з двірником наздогнати перехожого й арештувати його</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F556]" office:value-type="float" office:value="146929" calcext:value-type="float">
            <text:p>146929</text:p>
          </table:table-cell>
        </table:table-row>
        <table:table-row table:style-name="ro1">
          <table:table-cell office:value-type="string" calcext:value-type="string">
            <text:p>rus</text:p>
          </table:table-cell>
          <table:table-cell office:value-type="string" calcext:value-type="string">
            <text:p><text:s/>Вместо того чтобы заступаться за прохожего и этим</text:p>
          </table:table-cell>
          <table:table-cell office:value-type="string" calcext:value-type="string">
            <text:p>доводить</text:p>
          </table:table-cell>
          <table:table-cell office:value-type="string" calcext:value-type="string">
            <text:p><text:s/>детей до слёз ты бы лучше объяснил им что есть плохого в том что они сделали</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RANDBETWEEN(1;1000000)" office:value-type="float" office:value="97898" calcext:value-type="float">
            <text:p>97898</text:p>
          </table:table-cell>
        </table:table-row>
        <table:table-row table:style-name="ro1">
          <table:table-cell office:value-type="string" calcext:value-type="string">
            <text:p>ukr</text:p>
          </table:table-cell>
          <table:table-cell office:value-type="string" calcext:value-type="string">
            <text:p><text:s/>Замість того щоб заступатися за перехожого і цим доводити дітей до сліз ти краще б пояснив їм що поганого в їхньому вчинкові</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F558]" office:value-type="float" office:value="97898" calcext:value-type="float">
            <text:p>97898</text:p>
          </table:table-cell>
        </table:table-row>
        <table:table-row table:style-name="ro1">
          <table:table-cell office:value-type="string" calcext:value-type="string">
            <text:p>rus</text:p>
          </table:table-cell>
          <table:table-cell office:value-type="string" calcext:value-type="string">
            <text:p><text:s/>Но когда дело</text:p>
          </table:table-cell>
          <table:table-cell office:value-type="string" calcext:value-type="string">
            <text:p>дошло</text:p>
          </table:table-cell>
          <table:table-cell office:value-type="string" calcext:value-type="string">
            <text:p><text:s/>до фразы Крест под облаками как свеча горит я сказал Треск под сапогами как свеча болит</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551235" calcext:value-type="float">
            <text:p>551235</text:p>
          </table:table-cell>
        </table:table-row>
        <table:table-row table:style-name="ro1">
          <table:table-cell office:value-type="string" calcext:value-type="string">
            <text:p>ukr</text:p>
          </table:table-cell>
          <table:table-cell office:value-type="string" calcext:value-type="string">
            <text:p><text:s/>А коли дійшло до фрази Хрест під хмарами як свічка горить я сказав Трест під парами як свічка болить</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60]" office:value-type="float" office:value="551235" calcext:value-type="float">
            <text:p>551235</text:p>
          </table:table-cell>
        </table:table-row>
        <table:table-row table:style-name="ro1">
          <table:table-cell office:value-type="string" calcext:value-type="string">
            <text:p>rus</text:p>
          </table:table-cell>
          <table:table-cell office:value-type="string" calcext:value-type="string">
            <text:p><text:s/>После уроков моя сестрёнка Леля зашла за мной чтобы вместе идти</text:p>
          </table:table-cell>
          <table:table-cell office:value-type="string" calcext:value-type="string">
            <text:p>домой</text:p>
          </table:table-cell>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541329" calcext:value-type="float">
            <text:p>541329</text:p>
          </table:table-cell>
        </table:table-row>
        <table:table-row table:style-name="ro1">
          <table:table-cell office:value-type="string" calcext:value-type="string">
            <text:p>ukr</text:p>
          </table:table-cell>
          <table:table-cell office:value-type="string" calcext:value-type="string">
            <text:p><text:s/>Після уроків моя сестричка Льоля зайшла за мною щоб разом іти додом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62]" office:value-type="float" office:value="541329" calcext:value-type="float">
            <text:p>541329</text:p>
          </table:table-cell>
        </table:table-row>
        <table:table-row table:style-name="ro1">
          <table:table-cell office:value-type="string" calcext:value-type="string">
            <text:p>rus</text:p>
          </table:table-cell>
          <table:table-cell office:value-type="string" calcext:value-type="string">
            <text:p><text:s/>По дороге я</text:p>
          </table:table-cell>
          <table:table-cell office:value-type="string" calcext:value-type="string">
            <text:p>достал</text:p>
          </table:table-cell>
          <table:table-cell office:value-type="string" calcext:value-type="string">
            <text:p><text:s/>из ранца дневник развернул его на той странице где была поставлена единица и сказал Леле</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780741" calcext:value-type="float">
            <text:p>780741</text:p>
          </table:table-cell>
        </table:table-row>
        <table:table-row table:style-name="ro1">
          <table:table-cell office:value-type="string" calcext:value-type="string">
            <text:p>ukr</text:p>
          </table:table-cell>
          <table:table-cell office:value-type="string" calcext:value-type="string">
            <text:p><text:s/>По дорозі я дістав з ранця щоденник розгорнув його на тій сторінці де стояла одиниця і сказав Льолі</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64]" office:value-type="float" office:value="780741" calcext:value-type="float">
            <text:p>780741</text:p>
          </table:table-cell>
        </table:table-row>
        <table:table-row table:style-name="ro1">
          <table:table-cell office:value-type="string" calcext:value-type="string">
            <text:p>rus</text:p>
          </table:table-cell>
          <table:table-cell office:value-type="string" calcext:value-type="string">
            <text:p><text:s/>Леля это нехорошо обманывать родителей Леля засмеялась и пошла</text:p>
          </table:table-cell>
          <table:table-cell office:value-type="string" calcext:value-type="string">
            <text:p>домой</text:p>
          </table:table-cell>
          <table:table-cell office:value-type="string" calcext:value-type="string">
            <text:p><text:s/>А я в грустном настроении зашёл в городской сад сел там на скамейку и развернув дневник с ужасом глядел на единиц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298229" calcext:value-type="float">
            <text:p>298229</text:p>
          </table:table-cell>
        </table:table-row>
        <table:table-row table:style-name="ro1">
          <table:table-cell office:value-type="string" calcext:value-type="string">
            <text:p>ukr</text:p>
          </table:table-cell>
          <table:table-cell office:value-type="string" calcext:value-type="string">
            <text:p><text:s/>Льолю це негарно обманювати батьків Льоля засміялася і пішла додому А я з сумним настроєм зайшов до міського саду сів там на лаву і розгорнувши щоденника з жахом дивився на одиницю</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66]" office:value-type="float" office:value="298229" calcext:value-type="float">
            <text:p>298229</text:p>
          </table:table-cell>
        </table:table-row>
        <table:table-row table:style-name="ro1">
          <table:table-cell office:value-type="string" calcext:value-type="string">
            <text:p>rus</text:p>
          </table:table-cell>
          <table:table-cell office:value-type="string" calcext:value-type="string">
            <text:p><text:s/>Я долго сидел в саду Потом пошёл</text:p>
          </table:table-cell>
          <table:table-cell office:value-type="string" calcext:value-type="string">
            <text:p>домой</text:p>
          </table:table-cell>
          <table:table-cell office:value-type="string" calcext:value-type="string">
            <text:p><text:s/>Но когда подходил к дому вдруг вспомнил что оставил свой дневник на скамейке в сад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972026" calcext:value-type="float">
            <text:p>972026</text:p>
          </table:table-cell>
        </table:table-row>
        <table:table-row table:style-name="ro1">
          <table:table-cell office:value-type="string" calcext:value-type="string">
            <text:p>ukr</text:p>
          </table:table-cell>
          <table:table-cell office:value-type="string" calcext:value-type="string">
            <text:p><text:s/>Я довго сидів у саду Потім пішов додому Та коли підходив до будинку раптом згадав що залишив свого щоденника на лаві в сад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68]" office:value-type="float" office:value="972026" calcext:value-type="float">
            <text:p>972026</text:p>
          </table:table-cell>
        </table:table-row>
        <table:table-row table:style-name="ro1">
          <table:table-cell office:value-type="string" calcext:value-type="string">
            <text:p>rus</text:p>
          </table:table-cell>
          <table:table-cell office:value-type="string" calcext:value-type="string">
            <text:p><text:s/>Я пришёл</text:p>
          </table:table-cell>
          <table:table-cell office:value-type="string" calcext:value-type="string">
            <text:p>домой</text:p>
          </table:table-cell>
          <table:table-cell office:value-type="string" calcext:value-type="string">
            <text:p><text:s/>и сказал отцу что потерял свой дневник</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633054" calcext:value-type="float">
            <text:p>633054</text:p>
          </table:table-cell>
        </table:table-row>
        <table:table-row table:style-name="ro1">
          <table:table-cell office:value-type="string" calcext:value-type="string">
            <text:p>ukr</text:p>
          </table:table-cell>
          <table:table-cell office:value-type="string" calcext:value-type="string">
            <text:p><text:s/>Я прийшов додому і сказав татові що загубив свого щоденника</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570]" office:value-type="float" office:value="633054" calcext:value-type="float">
            <text:p>633054</text:p>
          </table:table-cell>
        </table:table-row>
        <table:table-row table:style-name="ro1">
          <table:table-cell office:value-type="string" calcext:value-type="string">
            <text:p>rus</text:p>
          </table:table-cell>
          <table:table-cell office:value-type="string" calcext:value-type="string">
            <text:p><text:s/>Она охала и стонала но вместо ожидаемых подарков она от нашей мамы получила несколько шлепков потому что она подставила стул к камину и хотела</text:p>
          </table:table-cell>
          <table:table-cell office:value-type="string" calcext:value-type="string">
            <text:p>достать</text:p>
          </table:table-cell>
          <table:table-cell office:value-type="string" calcext:value-type="string">
            <text:p><text:s/>мамины часики а это было запрещено</text:p>
          </table:table-cell>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RANDBETWEEN(1;1000000)" office:value-type="float" office:value="123191" calcext:value-type="float">
            <text:p>123191</text:p>
          </table:table-cell>
        </table:table-row>
        <table:table-row table:style-name="ro1">
          <table:table-cell office:value-type="string" calcext:value-type="string">
            <text:p>ukr</text:p>
          </table:table-cell>
          <table:table-cell office:value-type="string" calcext:value-type="string">
            <text:p><text:s/>Вона зойкала і стогнала та замість очікуваних подарунків одержала від нашої мами кілька ляпанців бо підсунула стільця до каміна і хотіла дістати мамин годинник а це було заборонено</text:p>
          </table:table-cell>
          <table:table-cell table:number-columns-repeated="2"/>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F572]" office:value-type="float" office:value="123191" calcext:value-type="float">
            <text:p>123191</text:p>
          </table:table-cell>
        </table:table-row>
        <table:table-row table:style-name="ro1">
          <table:table-cell office:value-type="string" calcext:value-type="string">
            <text:p>rus</text:p>
          </table:table-cell>
          <table:table-cell office:value-type="string" calcext:value-type="string">
            <text:p><text:s/>Короче говоря они немножко побили Андрюшу И тот с рёвом вернулся</text:p>
          </table:table-cell>
          <table:table-cell office:value-type="string" calcext:value-type="string">
            <text:p>домой</text:p>
          </table:table-cell>
          <table:table-cell office:value-type="string" calcext:value-type="string">
            <text:p><text:s/>И дома утирая слёзы Андрюша сказал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767958" calcext:value-type="float">
            <text:p>767958</text:p>
          </table:table-cell>
        </table:table-row>
        <table:table-row table:style-name="ro1">
          <table:table-cell office:value-type="string" calcext:value-type="string">
            <text:p>ukr</text:p>
          </table:table-cell>
          <table:table-cell office:value-type="string" calcext:value-type="string">
            <text:p><text:s/>Одне слово вони трошки побили Андрійка І той плачучи повернувся додому Вдома крізь сльози Андрійко повідоми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574]" office:value-type="float" office:value="767958" calcext:value-type="float">
            <text:p>767958</text:p>
          </table:table-cell>
        </table:table-row>
        <table:table-row table:style-name="ro1">
          <table:table-cell office:value-type="string" calcext:value-type="string">
            <text:p>rus</text:p>
          </table:table-cell>
          <table:table-cell office:value-type="string" calcext:value-type="string">
            <text:p><text:s/>Размахивая палкой Андрюша раза два ударил собаку по голове но та забежала сзади и немного порвала Андрюшины штаны И Андрюша с рёвом побежал</text:p>
          </table:table-cell>
          <table:table-cell office:value-type="string" calcext:value-type="string">
            <text:p>домой</text:p>
          </table:table-cell>
          <table:table-cell office:value-type="string" calcext:value-type="string">
            <text:p><text:s/>А дома утирая слёзы он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149997" calcext:value-type="float">
            <text:p>149997</text:p>
          </table:table-cell>
        </table:table-row>
        <table:table-row table:style-name="ro1">
          <table:table-cell office:value-type="string" calcext:value-type="string">
            <text:p>ukr</text:p>
          </table:table-cell>
          <table:table-cell office:value-type="string" calcext:value-type="string">
            <text:p><text:s/>Розмахуючи палицею Андрійко двічі вдарив пса по голові але той забіг ззаду і трохи порвав Андрійкові штанці Андрійко з плачем побіг додому А вдома витираючи сльози він сказа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576]" office:value-type="float" office:value="149997" calcext:value-type="float">
            <text:p>149997</text:p>
          </table:table-cell>
        </table:table-row>
        <table:table-row table:style-name="ro1">
          <table:table-cell office:value-type="string" calcext:value-type="string">
            <text:p>rus</text:p>
          </table:table-cell>
          <table:table-cell office:value-type="string" calcext:value-type="string">
            <text:p><text:s/>И кроме того эти люди</text:p>
          </table:table-cell>
          <table:table-cell office:value-type="string" calcext:value-type="string">
            <text:p>доставили</text:p>
          </table:table-cell>
          <table:table-cell office:value-type="string" calcext:value-type="string">
            <text:p><text:s/>рыбацкую лодку взяли её на буксир и к берегу</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942192" calcext:value-type="float">
            <text:p>942192</text:p>
          </table:table-cell>
        </table:table-row>
        <table:table-row table:style-name="ro1">
          <table:table-cell office:value-type="string" calcext:value-type="string">
            <text:p>ukr</text:p>
          </table:table-cell>
          <table:table-cell office:value-type="string" calcext:value-type="string">
            <text:p><text:s/>І крім того ці люди наздогнали рибальського човна взяли його на буксир і доставили до берега</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578]" office:value-type="float" office:value="942192" calcext:value-type="float">
            <text:p>942192</text:p>
          </table:table-cell>
        </table:table-row>
        <table:table-row table:style-name="ro1">
          <table:table-cell office:value-type="string" calcext:value-type="string">
            <text:p>rus</text:p>
          </table:table-cell>
          <table:table-cell office:value-type="string" calcext:value-type="string">
            <text:p><text:s/>Андрюша пошёл</text:p>
          </table:table-cell>
          <table:table-cell office:value-type="string" calcext:value-type="string">
            <text:p>домой</text:p>
          </table:table-cell>
          <table:table-cell office:value-type="string" calcext:value-type="string">
            <text:p><text:s/>и дома утирая слёзы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770239" calcext:value-type="float">
            <text:p>770239</text:p>
          </table:table-cell>
        </table:table-row>
        <table:table-row table:style-name="ro1">
          <table:table-cell office:value-type="string" calcext:value-type="string">
            <text:p>ukr</text:p>
          </table:table-cell>
          <table:table-cell office:value-type="string" calcext:value-type="string">
            <text:p><text:s/>Андрійко пішов додому і вдома схлипуючи розпові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580]" office:value-type="float" office:value="770239" calcext:value-type="float">
            <text:p>770239</text:p>
          </table:table-cell>
        </table:table-row>
        <table:table-row table:style-name="ro1">
          <table:table-cell office:value-type="string" calcext:value-type="string">
            <text:p>rus</text:p>
          </table:table-cell>
          <table:table-cell office:value-type="string" calcext:value-type="string">
            <text:p><text:s/>И она могла умереть если бы мы не</text:p>
          </table:table-cell>
          <table:table-cell office:value-type="string" calcext:value-type="string">
            <text:p>догадались</text:p>
          </table:table-cell>
          <table:table-cell office:value-type="string" calcext:value-type="string">
            <text:p><text:s/>под дверь молоко подливать</text:p>
          </table:table-cell>
          <table:table-cell office:value-type="string" calcext:value-type="string">
            <text:p>[Михаил Зощенко. Умная Тамара (1938) | М. М. Зощенко. Розумна Тамара (Михайло Зяблюк, 1991)]</text:p>
          </table:table-cell>
          <table:table-cell table:formula="of:=RANDBETWEEN(1;1000000)" office:value-type="float" office:value="337436" calcext:value-type="float">
            <text:p>337436</text:p>
          </table:table-cell>
        </table:table-row>
        <table:table-row table:style-name="ro1">
          <table:table-cell office:value-type="string" calcext:value-type="string">
            <text:p>ukr</text:p>
          </table:table-cell>
          <table:table-cell office:value-type="string" calcext:value-type="string">
            <text:p><text:s/>І вона могла померти якби ми не здогадалися під двері молоко підливати</text:p>
          </table:table-cell>
          <table:table-cell table:number-columns-repeated="2"/>
          <table:table-cell office:value-type="string" calcext:value-type="string">
            <text:p>[Михаил Зощенко. Умная Тамара (1938) | М. М. Зощенко. Розумна Тамара (Михайло Зяблюк, 1991)]</text:p>
          </table:table-cell>
          <table:table-cell table:formula="of:=[.F582]" office:value-type="float" office:value="337436" calcext:value-type="float">
            <text:p>337436</text:p>
          </table:table-cell>
        </table:table-row>
        <table:table-row table:style-name="ro1">
          <table:table-cell office:value-type="string" calcext:value-type="string">
            <text:p>rus</text:p>
          </table:table-cell>
          <table:table-cell office:value-type="string" calcext:value-type="string">
            <text:p><text:s/>Она сказала папе Приезжай скорей</text:p>
          </table:table-cell>
          <table:table-cell office:value-type="string" calcext:value-type="string">
            <text:p>домой</text:p>
          </table:table-cell>
          <table:table-cell office:value-type="string" calcext:value-type="string">
            <text:p><text:s/>Что-то с нашим мальчиком случилось он на ножках стоять не может</text:p>
          </table:table-cell>
          <table:table-cell office:value-type="string" calcext:value-type="string">
            <text:p>[Михаил Зощенко. Глупая история (1937) | М. М. Зощенко. Безглузда історія (Михайло Зяблюк, 1991)]</text:p>
          </table:table-cell>
          <table:table-cell table:formula="of:=RANDBETWEEN(1;1000000)" office:value-type="float" office:value="257559" calcext:value-type="float">
            <text:p>257559</text:p>
          </table:table-cell>
        </table:table-row>
        <table:table-row table:style-name="ro1">
          <table:table-cell office:value-type="string" calcext:value-type="string">
            <text:p>ukr</text:p>
          </table:table-cell>
          <table:table-cell office:value-type="string" calcext:value-type="string">
            <text:p><text:s/>[...] Приїжджай швидше додому Щось з нашим хлопчиком сталося він на ніжках стояти не може</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cell table:formula="of:=[.F584]" office:value-type="float" office:value="257559" calcext:value-type="float">
            <text:p>257559</text:p>
          </table:table-cell>
        </table:table-row>
        <table:table-row table:style-name="ro1">
          <table:table-cell office:value-type="string" calcext:value-type="string">
            <text:p>rus</text:p>
          </table:table-cell>
          <table:table-cell office:value-type="string" calcext:value-type="string">
            <text:p><text:s/>Может быть профессор</text:p>
          </table:table-cell>
          <table:table-cell office:value-type="string" calcext:value-type="string">
            <text:p>догадается</text:p>
          </table:table-cell>
          <table:table-cell office:value-type="string" calcext:value-type="string">
            <text:p><text:s/>почему этот ребёнок падает</text:p>
          </table:table-cell>
          <table:table-cell office:value-type="string" calcext:value-type="string">
            <text:p>[Михаил Зощенко. Глупая история (1937) | М. М. Зощенко. Безглузда історія (Михайло Зяблюк, 1991)]</text:p>
          </table:table-cell>
          <table:table-cell table:formula="of:=RANDBETWEEN(1;1000000)" office:value-type="float" office:value="676462" calcext:value-type="float">
            <text:p>676462</text:p>
          </table:table-cell>
        </table:table-row>
        <table:table-row table:style-name="ro1">
          <table:table-cell office:value-type="string" calcext:value-type="string">
            <text:p>ukr</text:p>
          </table:table-cell>
          <table:table-cell office:value-type="string" calcext:value-type="string">
            <text:p><text:s/>Може професор з'ясує чого це хлопчик падає</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cell table:formula="of:=[.F586]" office:value-type="float" office:value="676462" calcext:value-type="float">
            <text:p>676462</text:p>
          </table:table-cell>
        </table:table-row>
        <table:table-row table:style-name="ro1">
          <table:table-cell office:value-type="string" calcext:value-type="string">
            <text:p>rus</text:p>
          </table:table-cell>
          <table:table-cell office:value-type="string" calcext:value-type="string">
            <text:p><text:s/>Мы прочтём этот адрес и</text:p>
          </table:table-cell>
          <table:table-cell office:value-type="string" calcext:value-type="string">
            <text:p>домой</text:p>
          </table:table-cell>
          <table:table-cell office:value-type="string" calcext:value-type="string">
            <text:p><text:s/>ребёнка</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774102" calcext:value-type="float">
            <text:p>774102</text:p>
          </table:table-cell>
        </table:table-row>
        <table:table-row table:style-name="ro1">
          <table:table-cell office:value-type="string" calcext:value-type="string">
            <text:p>ukr</text:p>
          </table:table-cell>
          <table:table-cell office:value-type="string" calcext:value-type="string">
            <text:p><text:s/>Ми прочитаємо цю адресу і доставимо дитину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88]" office:value-type="float" office:value="774102" calcext:value-type="float">
            <text:p>774102</text:p>
          </table:table-cell>
        </table:table-row>
        <table:table-row table:style-name="ro1">
          <table:table-cell office:value-type="string" calcext:value-type="string">
            <text:p>rus</text:p>
          </table:table-cell>
          <table:table-cell office:value-type="string" calcext:value-type="string">
            <text:p><text:s/>Тётка говорит милиционеру Проводите этого мальчика</text:p>
          </table:table-cell>
          <table:table-cell office:value-type="string" calcext:value-type="string">
            <text:p>домой</text:p>
          </table:table-cell>
          <table:table-cell office:value-type="string" calcext:value-type="string">
            <text:p><text:s/>Милиционер говорит Павлику</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25078" calcext:value-type="float">
            <text:p>25078</text:p>
          </table:table-cell>
        </table:table-row>
        <table:table-row table:style-name="ro1">
          <table:table-cell office:value-type="string" calcext:value-type="string">
            <text:p>ukr</text:p>
          </table:table-cell>
          <table:table-cell office:value-type="string" calcext:value-type="string">
            <text:p><text:s/>Тітка каже міліціонерові Проведіть цього хлопчика додому Міліціонер до Павлика</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90]" office:value-type="float" office:value="25078" calcext:value-type="float">
            <text:p>25078</text:p>
          </table:table-cell>
        </table:table-row>
        <table:table-row table:style-name="ro1">
          <table:table-cell office:value-type="string" calcext:value-type="string">
            <text:p>rus</text:p>
          </table:table-cell>
          <table:table-cell office:value-type="string" calcext:value-type="string">
            <text:p><text:s/>Милиционер говорит Павлику Ну маленький товарищ пойдём</text:p>
          </table:table-cell>
          <table:table-cell office:value-type="string" calcext:value-type="string">
            <text:p>домой</text:p>
          </table:table-cell>
          <table:table-cell office:value-type="string" calcext:value-type="string">
            <text:p><text:s/>Павлик говорит милиционеру</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796854" calcext:value-type="float">
            <text:p>796854</text:p>
          </table:table-cell>
        </table:table-row>
        <table:table-row table:style-name="ro1">
          <table:table-cell office:value-type="string" calcext:value-type="string">
            <text:p>ukr</text:p>
          </table:table-cell>
          <table:table-cell office:value-type="string" calcext:value-type="string">
            <text:p><text:s/>Міліціонер до Павлика Ну маленький товаришу ходімо додому Павлик каже міліціонерові</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92]" office:value-type="float" office:value="796854" calcext:value-type="float">
            <text:p>796854</text:p>
          </table:table-cell>
        </table:table-row>
        <table:table-row table:style-name="ro1">
          <table:table-cell office:value-type="string" calcext:value-type="string">
            <text:p>rus</text:p>
          </table:table-cell>
          <table:table-cell office:value-type="string" calcext:value-type="string">
            <text:p><text:s/>Давайте вашу руку я вас</text:p>
          </table:table-cell>
          <table:table-cell office:value-type="string" calcext:value-type="string">
            <text:p>доведу</text:p>
          </table:table-cell>
          <table:table-cell office:value-type="string" calcext:value-type="string">
            <text:p><text:s/>до своего дома</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27276" calcext:value-type="float">
            <text:p>27276</text:p>
          </table:table-cell>
        </table:table-row>
        <table:table-row table:style-name="ro1">
          <table:table-cell office:value-type="string" calcext:value-type="string">
            <text:p>ukr</text:p>
          </table:table-cell>
          <table:table-cell office:value-type="string" calcext:value-type="string">
            <text:p><text:s/>Дайте вашу руку я вас доведу до свого 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94]" office:value-type="float" office:value="27276" calcext:value-type="float">
            <text:p>27276</text:p>
          </table:table-cell>
        </table:table-row>
        <table:table-row table:style-name="ro1">
          <table:table-cell office:value-type="string" calcext:value-type="string">
            <text:p>rus</text:p>
          </table:table-cell>
          <table:table-cell office:value-type="string" calcext:value-type="string">
            <text:p><text:s/>Мало того что он всё знает он ещё меня хочет до дому</text:p>
          </table:table-cell>
          <table:table-cell office:value-type="string" calcext:value-type="string">
            <text:p>довести</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675715" calcext:value-type="float">
            <text:p>675715</text:p>
          </table:table-cell>
        </table:table-row>
        <table:table-row table:style-name="ro1">
          <table:table-cell office:value-type="string" calcext:value-type="string">
            <text:p>ukr</text:p>
          </table:table-cell>
          <table:table-cell office:value-type="string" calcext:value-type="string">
            <text:p><text:s/>Мало того що все знає ще й мене хоче до дому довест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96]" office:value-type="float" office:value="675715" calcext:value-type="float">
            <text:p>675715</text:p>
          </table:table-cell>
        </table:table-row>
        <table:table-row table:style-name="ro1">
          <table:table-cell office:value-type="string" calcext:value-type="string">
            <text:p>rus</text:p>
          </table:table-cell>
          <table:table-cell office:value-type="string" calcext:value-type="string">
            <text:p><text:s/>Вот милиционер дал свою руку Павлику и они пошли</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164338" calcext:value-type="float">
            <text:p>164338</text:p>
          </table:table-cell>
        </table:table-row>
        <table:table-row table:style-name="ro1">
          <table:table-cell office:value-type="string" calcext:value-type="string">
            <text:p>ukr</text:p>
          </table:table-cell>
          <table:table-cell office:value-type="string" calcext:value-type="string">
            <text:p><text:s/>Міліціонер дав свою руку Павликові і вони пішл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98]" office:value-type="float" office:value="164338" calcext:value-type="float">
            <text:p>164338</text:p>
          </table:table-cell>
        </table:table-row>
        <table:table-row table:style-name="ro1">
          <table:table-cell office:value-type="string" calcext:value-type="string">
            <text:p>rus</text:p>
          </table:table-cell>
          <table:table-cell office:value-type="string" calcext:value-type="string">
            <text:p><text:s/>Только</text:p>
          </table:table-cell>
          <table:table-cell office:value-type="string" calcext:value-type="string">
            <text:p>дошли</text:p>
          </table:table-cell>
          <table:table-cell office:value-type="string" calcext:value-type="string">
            <text:p><text:s/>они до своего дома вдруг мама идёт</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832271" calcext:value-type="float">
            <text:p>832271</text:p>
          </table:table-cell>
        </table:table-row>
        <table:table-row table:style-name="ro1">
          <table:table-cell office:value-type="string" calcext:value-type="string">
            <text:p>ukr</text:p>
          </table:table-cell>
          <table:table-cell office:value-type="string" calcext:value-type="string">
            <text:p><text:s/>Тільки дійшли вони до Павликового будинку раптом мама йде</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600]" office:value-type="float" office:value="832271" calcext:value-type="float">
            <text:p>832271</text:p>
          </table:table-cell>
        </table:table-row>
        <table:table-row table:style-name="ro1">
          <table:table-cell office:value-type="string" calcext:value-type="string">
            <text:p>rus</text:p>
          </table:table-cell>
          <table:table-cell office:value-type="string" calcext:value-type="string">
            <text:p><text:s/>Мама удивилась что Павлик идёт по улице взяла его на руки принесла</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131244" calcext:value-type="float">
            <text:p>131244</text:p>
          </table:table-cell>
        </table:table-row>
        <table:table-row table:style-name="ro1">
          <table:table-cell office:value-type="string" calcext:value-type="string">
            <text:p>ukr</text:p>
          </table:table-cell>
          <table:table-cell office:value-type="string" calcext:value-type="string">
            <text:p><text:s/>Мама здивувалася чого це Павлик на вулиці взяла його на руки принесла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602]" office:value-type="float" office:value="131244" calcext:value-type="float">
            <text:p>131244</text:p>
          </table:table-cell>
        </table:table-row>
        <table:table-row table:style-name="ro1">
          <table:table-cell office:value-type="string" calcext:value-type="string">
            <text:p>rus</text:p>
          </table:table-cell>
          <table:table-cell office:value-type="string" calcext:value-type="string">
            <text:p><text:s/>Отец например приезжает</text:p>
          </table:table-cell>
          <table:table-cell office:value-type="string" calcext:value-type="string">
            <text:p>домой</text:p>
          </table:table-cell>
          <table:table-cell office:value-type="string" calcext:value-type="string">
            <text:p><text:s/>слезает с телеги а Васютка туда моментально влезает и едет до самого леса</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17109" calcext:value-type="float">
            <text:p>417109</text:p>
          </table:table-cell>
        </table:table-row>
        <table:table-row table:style-name="ro1">
          <table:table-cell office:value-type="string" calcext:value-type="string">
            <text:p>ukr</text:p>
          </table:table-cell>
          <table:table-cell office:value-type="string" calcext:value-type="string">
            <text:p><text:s/>Батько наприклад приїжджає додому злізає з воза а Василько туди миттю влізає і їде до самого ліс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604]" office:value-type="float" office:value="417109" calcext:value-type="float">
            <text:p>417109</text:p>
          </table:table-cell>
        </table:table-row>
        <table:table-row table:style-name="ro1">
          <table:table-cell office:value-type="string" calcext:value-type="string">
            <text:p>rus</text:p>
          </table:table-cell>
          <table:table-cell office:value-type="string" calcext:value-type="string">
            <text:p><text:s/>Но Вася стегал лошадь прутом и тогда ей было немного больно и она тихонько бежала Вот однажды вечером отец вернулся</text:p>
          </table:table-cell>
          <table:table-cell office:value-type="string" calcext:value-type="string">
            <text:p>домой</text:p>
          </table:table-cell>
          <table:table-cell office:value-type="string" calcext:value-type="string">
            <text:p><text:s/>Вася влез в телегу стегнул лошадку прутом и выехал со двора покататься</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115089" calcext:value-type="float">
            <text:p>115089</text:p>
          </table:table-cell>
        </table:table-row>
        <table:table-row table:style-name="ro1">
          <table:table-cell office:value-type="string" calcext:value-type="string">
            <text:p>ukr</text:p>
          </table:table-cell>
          <table:table-cell office:value-type="string" calcext:value-type="string">
            <text:p><text:s/>Але Василько періщив коня лозиною і тоді йому було трохи боляче й він тихенько біг Якось увечері батько повернувся додому Василько виліз на воза стьобнув коника лозиною і виїхав з двор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606]" office:value-type="float" office:value="115089" calcext:value-type="float">
            <text:p>115089</text:p>
          </table:table-cell>
        </table:table-row>
        <table:table-row table:style-name="ro1">
          <table:table-cell office:value-type="string" calcext:value-type="string">
            <text:p>rus</text:p>
          </table:table-cell>
          <table:table-cell office:value-type="string" calcext:value-type="string">
            <text:p><text:s/>Он подумал что это отец его</text:p>
          </table:table-cell>
          <table:table-cell office:value-type="string" calcext:value-type="string">
            <text:p>догнал</text:p>
          </table:table-cell>
          <table:table-cell office:value-type="string" calcext:value-type="string">
            <text:p><text:s/>и хлестнул прутом зачем без спросу уехал</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93831" calcext:value-type="float">
            <text:p>493831</text:p>
          </table:table-cell>
        </table:table-row>
        <table:table-row table:style-name="ro1">
          <table:table-cell office:value-type="string" calcext:value-type="string">
            <text:p>ukr</text:p>
          </table:table-cell>
          <table:table-cell office:value-type="string" calcext:value-type="string">
            <text:p><text:s/>Він подумав що це батько його наздогнав і хльоснув лозиною нащо без дозволу поїхав</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608]" office:value-type="float" office:value="493831" calcext:value-type="float">
            <text:p>493831</text:p>
          </table:table-cell>
        </table:table-row>
        <table:table-row table:style-name="ro1">
          <table:table-cell office:value-type="string" calcext:value-type="string">
            <text:p>rus</text:p>
          </table:table-cell>
          <table:table-cell office:value-type="string" calcext:value-type="string">
            <text:p><text:s/>Тогда Вася почесывая спину пошел</text:p>
          </table:table-cell>
          <table:table-cell office:value-type="string" calcext:value-type="string">
            <text:p>домой</text:p>
          </table:table-cell>
          <table:table-cell office:value-type="string" calcext:value-type="string">
            <text:p><text:s/>и лег спать</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98204" calcext:value-type="float">
            <text:p>498204</text:p>
          </table:table-cell>
        </table:table-row>
        <table:table-row table:style-name="ro1">
          <table:table-cell office:value-type="string" calcext:value-type="string">
            <text:p>ukr</text:p>
          </table:table-cell>
          <table:table-cell office:value-type="string" calcext:value-type="string">
            <text:p><text:s/>Тоді Василько чухаючи спину зайшов до хати і ліг спати</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610]" office:value-type="float" office:value="498204" calcext:value-type="float">
            <text:p>498204</text:p>
          </table:table-cell>
        </table:table-row>
        <table:table-row table:style-name="ro1">
          <table:table-cell office:value-type="string" calcext:value-type="string">
            <text:p>rus</text:p>
          </table:table-cell>
          <table:table-cell office:value-type="string" calcext:value-type="string">
            <text:p><text:s/>Когда нужно будет я сам построю себе дом сказал Нуф Нуф и лег в лужу Я тоже</text:p>
          </table:table-cell>
          <table:table-cell office:value-type="string" calcext:value-type="string">
            <text:p>добавил</text:p>
          </table:table-cell>
          <table:table-cell office:value-type="string" calcext:value-type="string">
            <text:p><text:s/>Ниф Ниф Ну как хотите</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900452" calcext:value-type="float">
            <text:p>900452</text:p>
          </table:table-cell>
        </table:table-row>
        <table:table-row table:style-name="ro1">
          <table:table-cell office:value-type="string" calcext:value-type="string">
            <text:p>ukr</text:p>
          </table:table-cell>
          <table:table-cell office:value-type="string" calcext:value-type="string">
            <text:p><text:s/>Коли треба буде я сам собі збудую дім сказав Нуф Нуф і ліг у калюжу І я так само додав Ніф Ніф Ну як собі хочете</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12]" office:value-type="float" office:value="900452" calcext:value-type="float">
            <text:p>900452</text:p>
          </table:table-cell>
        </table:table-row>
        <table:table-row table:style-name="ro1">
          <table:table-cell office:value-type="string" calcext:value-type="string">
            <text:p>rus</text:p>
          </table:table-cell>
          <table:table-cell office:value-type="string" calcext:value-type="string">
            <text:p><text:s/>Тогда я буду один строить себе дом сказал Наф Наф Я не буду вас</text:p>
          </table:table-cell>
          <table:table-cell office:value-type="string" calcext:value-type="string">
            <text:p>дожидаться</text:p>
          </table:table-cell>
          <table:table-cell office:value-type="string" calcext:value-type="string">
            <text:p><text:s/>С каждым днем становилось все холоднее и холоднее</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728091" calcext:value-type="float">
            <text:p>728091</text:p>
          </table:table-cell>
        </table:table-row>
        <table:table-row table:style-name="ro1">
          <table:table-cell office:value-type="string" calcext:value-type="string">
            <text:p>ukr</text:p>
          </table:table-cell>
          <table:table-cell office:value-type="string" calcext:value-type="string">
            <text:p><text:s/>Тоді я сам-один будуватиму собі дім сказав Наф Наф На вас не чекатиму З кожним днем все холоднішало і холоднішало</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14]" office:value-type="float" office:value="728091" calcext:value-type="float">
            <text:p>728091</text:p>
          </table:table-cell>
        </table:table-row>
        <table:table-row table:style-name="ro1">
          <table:table-cell office:value-type="string" calcext:value-type="string">
            <text:p>rus</text:p>
          </table:table-cell>
          <table:table-cell office:value-type="string" calcext:value-type="string">
            <text:p><text:s/>Никаких волков нет Он просто трус</text:p>
          </table:table-cell>
          <table:table-cell office:value-type="string" calcext:value-type="string">
            <text:p>добавил</text:p>
          </table:table-cell>
          <table:table-cell office:value-type="string" calcext:value-type="string">
            <text:p><text:s/>Нуф Нуф [...]</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706030" calcext:value-type="float">
            <text:p>706030</text:p>
          </table:table-cell>
        </table:table-row>
        <table:table-row table:style-name="ro1">
          <table:table-cell office:value-type="string" calcext:value-type="string">
            <text:p>ukr</text:p>
          </table:table-cell>
          <table:table-cell office:value-type="string" calcext:value-type="string">
            <text:p><text:s/>Ніяких вовків нема Він просто боягуз додав Нуф Нуф [...]</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16]" office:value-type="float" office:value="706030" calcext:value-type="float">
            <text:p>706030</text:p>
          </table:table-cell>
        </table:table-row>
        <table:table-row table:style-name="ro1">
          <table:table-cell office:value-type="string" calcext:value-type="string">
            <text:p>rus</text:p>
          </table:table-cell>
          <table:table-cell office:value-type="string" calcext:value-type="string">
            <text:p><text:s/>Что за шум недовольно проворчал злой и голодный волк и поскакал к тому месту откуда</text:p>
          </table:table-cell>
          <table:table-cell office:value-type="string" calcext:value-type="string">
            <text:p>доносились</text:p>
          </table:table-cell>
          <table:table-cell office:value-type="string" calcext:value-type="string">
            <text:p><text:s/>визг и хрюканье двух маленьких глупых поросят</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145310" calcext:value-type="float">
            <text:p>145310</text:p>
          </table:table-cell>
        </table:table-row>
        <table:table-row table:style-name="ro1">
          <table:table-cell office:value-type="string" calcext:value-type="string">
            <text:p>ukr</text:p>
          </table:table-cell>
          <table:table-cell office:value-type="string" calcext:value-type="string">
            <text:p><text:s/>Що за шум невдоволено пробуркотів злий і голодний вовк і поскакав до того місця звідки лунали вереск і хрокання двох маленьких дурних поросяток</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18]" office:value-type="float" office:value="145310" calcext:value-type="float">
            <text:p>145310</text:p>
          </table:table-cell>
        </table:table-row>
        <table:table-row table:style-name="ro1">
          <table:table-cell office:value-type="string" calcext:value-type="string">
            <text:p>rus</text:p>
          </table:table-cell>
          <table:table-cell office:value-type="string" calcext:value-type="string">
            <text:p><text:s/>Ниф Ниф первый</text:p>
          </table:table-cell>
          <table:table-cell office:value-type="string" calcext:value-type="string">
            <text:p>добежал</text:p>
          </table:table-cell>
          <table:table-cell office:value-type="string" calcext:value-type="string">
            <text:p><text:s/>до своей соломенной хижины и едва успел захлопнуть дверь перед самым носом волка</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390604" calcext:value-type="float">
            <text:p>390604</text:p>
          </table:table-cell>
        </table:table-row>
        <table:table-row table:style-name="ro1">
          <table:table-cell office:value-type="string" calcext:value-type="string">
            <text:p>ukr</text:p>
          </table:table-cell>
          <table:table-cell office:value-type="string" calcext:value-type="string">
            <text:p><text:s/>Ніф Ніф перший добіг до своєї солом'яної хатки і ледве встиг хряснути дверима перед самим носом вовка</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20]" office:value-type="float" office:value="390604" calcext:value-type="float">
            <text:p>390604</text:p>
          </table:table-cell>
        </table:table-row>
        <table:table-row table:style-name="ro1">
          <table:table-cell office:value-type="string" calcext:value-type="string">
            <text:p>rus</text:p>
          </table:table-cell>
          <table:table-cell office:value-type="string" calcext:value-type="string">
            <text:p><text:s/>Наф Наф сразу</text:p>
          </table:table-cell>
          <table:table-cell office:value-type="string" calcext:value-type="string">
            <text:p>догадался</text:p>
          </table:table-cell>
          <table:table-cell office:value-type="string" calcext:value-type="string">
            <text:p><text:s/>что за ними гнался волк</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572223" calcext:value-type="float">
            <text:p>572223</text:p>
          </table:table-cell>
        </table:table-row>
        <table:table-row table:style-name="ro1">
          <table:table-cell office:value-type="string" calcext:value-type="string">
            <text:p>ukr</text:p>
          </table:table-cell>
          <table:table-cell office:value-type="string" calcext:value-type="string">
            <text:p><text:s/>Наф Наф одразу здогадався що за ними гнався вовк</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22]" office:value-type="float" office:value="572223" calcext:value-type="float">
            <text:p>572223</text:p>
          </table:table-cell>
        </table:table-row>
        <table:table-row table:style-name="ro1">
          <table:table-cell office:value-type="string" calcext:value-type="string">
            <text:p>rus</text:p>
          </table:table-cell>
          <table:table-cell office:value-type="string" calcext:value-type="string">
            <text:p><text:s/>А когда на крышку котла стала сыпаться сажа умный Наф Наф сразу</text:p>
          </table:table-cell>
          <table:table-cell office:value-type="string" calcext:value-type="string">
            <text:p>догадался</text:p>
          </table:table-cell>
          <table:table-cell office:value-type="string" calcext:value-type="string">
            <text:p><text:s/>в чем дело</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193201" calcext:value-type="float">
            <text:p>193201</text:p>
          </table:table-cell>
        </table:table-row>
        <table:table-row table:style-name="ro1">
          <table:table-cell office:value-type="string" calcext:value-type="string">
            <text:p>ukr</text:p>
          </table:table-cell>
          <table:table-cell office:value-type="string" calcext:value-type="string">
            <text:p><text:s/>А коли на кришку казана стала сипатися сажа розумний Наф Наф одразу ж здогадався в чім справа</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624]" office:value-type="float" office:value="193201" calcext:value-type="float">
            <text:p>193201</text:p>
          </table:table-cell>
        </table:table-row>
        <table:table-row table:style-name="ro1">
          <table:table-cell office:value-type="string" calcext:value-type="string">
            <text:p>rus</text:p>
          </table:table-cell>
          <table:table-cell office:value-type="string" calcext:value-type="string">
            <text:p><text:s/>Кто из вас перед праздником приходил ко мне</text:p>
          </table:table-cell>
          <table:table-cell office:value-type="string" calcext:value-type="string">
            <text:p>домой</text:p>
          </table:table-cell>
          <table:table-cell office:value-type="string" calcext:value-type="string">
            <text:p><text:s/>отвечать урок встаньт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59291" calcext:value-type="float">
            <text:p>59291</text:p>
          </table:table-cell>
        </table:table-row>
        <table:table-row table:style-name="ro1">
          <table:table-cell office:value-type="string" calcext:value-type="string">
            <text:p>ukr</text:p>
          </table:table-cell>
          <table:table-cell office:value-type="string" calcext:value-type="string">
            <text:p><text:s/>Хто з вас перед святом приходив до мене додому відповідати урок устаньте</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26]" office:value-type="float" office:value="59291" calcext:value-type="float">
            <text:p>59291</text:p>
          </table:table-cell>
        </table:table-row>
        <table:table-row table:style-name="ro1">
          <table:table-cell office:value-type="string" calcext:value-type="string">
            <text:p>rus</text:p>
          </table:table-cell>
          <table:table-cell office:value-type="string" calcext:value-type="string">
            <text:p><text:s/>Он думал о том как ему явиться</text:p>
          </table:table-cell>
          <table:table-cell office:value-type="string" calcext:value-type="string">
            <text:p>домой</text:p>
          </table:table-cell>
          <table:table-cell office:value-type="string" calcext:value-type="string">
            <text:p><text:s/>и что сказать матери такой заботливой работающей с утра до поздней ночи кухаркой у акцизного инспектор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175221" calcext:value-type="float">
            <text:p>175221</text:p>
          </table:table-cell>
        </table:table-row>
        <table:table-row table:style-name="ro1">
          <table:table-cell office:value-type="string" calcext:value-type="string">
            <text:p>ukr</text:p>
          </table:table-cell>
          <table:table-cell office:value-type="string" calcext:value-type="string">
            <text:p><text:s/>Він думав про те як йому прийти додому і що сказати матері завжди такій дбайливій що працювала з ранку й до пізньої ночі куховаркою в акцизного інспектор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28]" office:value-type="float" office:value="175221" calcext:value-type="float">
            <text:p>175221</text:p>
          </table:table-cell>
        </table:table-row>
        <table:table-row table:style-name="ro1">
          <table:table-cell office:value-type="string" calcext:value-type="string">
            <text:p>rus</text:p>
          </table:table-cell>
          <table:table-cell office:value-type="string" calcext:value-type="string">
            <text:p><text:s/>Не успел Павка и пикнуть как поп схватил его за оба уха и начал</text:p>
          </table:table-cell>
          <table:table-cell office:value-type="string" calcext:value-type="string">
            <text:p>долбить</text:p>
          </table:table-cell>
          <table:table-cell office:value-type="string" calcext:value-type="string">
            <text:p><text:s/>головой об стенку</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517816" calcext:value-type="float">
            <text:p>517816</text:p>
          </table:table-cell>
        </table:table-row>
        <table:table-row table:style-name="ro1">
          <table:table-cell office:value-type="string" calcext:value-type="string">
            <text:p>ukr</text:p>
          </table:table-cell>
          <table:table-cell office:value-type="string" calcext:value-type="string">
            <text:p><text:s/>Не встиг Павка й писнути як піп схопив його за обидва вуха й почав товкти головою об стіну</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0]" office:value-type="float" office:value="517816" calcext:value-type="float">
            <text:p>517816</text:p>
          </table:table-cell>
        </table:table-row>
        <table:table-row table:style-name="ro1">
          <table:table-cell office:value-type="string" calcext:value-type="string">
            <text:p>rus</text:p>
          </table:table-cell>
          <table:table-cell office:value-type="string" calcext:value-type="string">
            <text:p><text:s/>Удостоверившись что все в порядке и самовары кипят мальчишка засунув руки в карманы цыкнув сквозь сжатые зубы слюной и с видом презрительного превосходства взглянув на Павку слегка белесоватыми глазами сказал тоном не</text:p>
          </table:table-cell>
          <table:table-cell office:value-type="string" calcext:value-type="string">
            <text:p>допускающим</text:p>
          </table:table-cell>
          <table:table-cell office:value-type="string" calcext:value-type="string">
            <text:p><text:s/>возражения Эй ты шляп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47493" calcext:value-type="float">
            <text:p>647493</text:p>
          </table:table-cell>
        </table:table-row>
        <table:table-row table:style-name="ro1">
          <table:table-cell office:value-type="string" calcext:value-type="string">
            <text:p>ukr</text:p>
          </table:table-cell>
          <table:table-cell office:value-type="string" calcext:value-type="string">
            <text:p><text:s/>Пересвідчившись що все гаразд і самовари киплять хлопець засунувши руки в кишені зневажливо чвиркнув крізь стулені зуби СЛИНОЮ з почуттям зверхності глянув на Павку своїми білястими очима і сказав тоном що не допускав заперечень Гей ти макух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2]" office:value-type="float" office:value="647493" calcext:value-type="float">
            <text:p>647493</text:p>
          </table:table-cell>
        </table:table-row>
        <table:table-row table:style-name="ro1">
          <table:table-cell office:value-type="string" calcext:value-type="string">
            <text:p>rus</text:p>
          </table:table-cell>
          <table:table-cell office:value-type="string" calcext:value-type="string">
            <text:p><text:s/>Первый день прошел благополучно и Павка шагал</text:p>
          </table:table-cell>
          <table:table-cell office:value-type="string" calcext:value-type="string">
            <text:p>домой</text:p>
          </table:table-cell>
          <table:table-cell office:value-type="string" calcext:value-type="string">
            <text:p><text:s/>с чувством человека честно заработавшего свой отдых</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90187" calcext:value-type="float">
            <text:p>690187</text:p>
          </table:table-cell>
        </table:table-row>
        <table:table-row table:style-name="ro1">
          <table:table-cell office:value-type="string" calcext:value-type="string">
            <text:p>ukr</text:p>
          </table:table-cell>
          <table:table-cell office:value-type="string" calcext:value-type="string">
            <text:p><text:s/>Перший день минув щасливо і Павка йшов додому з почуттям людини яка чесно заробила свій відпочинок</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4]" office:value-type="float" office:value="690187" calcext:value-type="float">
            <text:p>690187</text:p>
          </table:table-cell>
        </table:table-row>
        <table:table-row table:style-name="ro1">
          <table:table-cell office:value-type="string" calcext:value-type="string">
            <text:p>rus</text:p>
          </table:table-cell>
          <table:table-cell office:value-type="string" calcext:value-type="string">
            <text:p><text:s/>Уж так стараешься чтобы делать как следует чтобы никто придраться не мог кидаешься во все концы но все равно кому-нибудь не</text:p>
          </table:table-cell>
          <table:table-cell office:value-type="string" calcext:value-type="string">
            <text:p>донесли</text:p>
          </table:table-cell>
          <table:table-cell office:value-type="string" calcext:value-type="string">
            <text:p><text:s/>вовремя и по ше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910520" calcext:value-type="float">
            <text:p>910520</text:p>
          </table:table-cell>
        </table:table-row>
        <table:table-row table:style-name="ro1">
          <table:table-cell office:value-type="string" calcext:value-type="string">
            <text:p>ukr</text:p>
          </table:table-cell>
          <table:table-cell office:value-type="string" calcext:value-type="string">
            <text:p><text:s/>Вже так стараєшся щоб робити як слід щоб ніхто присікатися не міг кидаєшся в усі кінці та однаково комусь не подаси вчасно ну і по шиї</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6]" office:value-type="float" office:value="910520" calcext:value-type="float">
            <text:p>910520</text:p>
          </table:table-cell>
        </table:table-row>
        <table:table-row table:style-name="ro1">
          <table:table-cell office:value-type="string" calcext:value-type="string">
            <text:p>rus</text:p>
          </table:table-cell>
          <table:table-cell office:value-type="string" calcext:value-type="string">
            <text:p><text:s/>В один из морозных январских дней</text:p>
          </table:table-cell>
          <table:table-cell office:value-type="string" calcext:value-type="string">
            <text:p>домой</text:p>
          </table:table-cell>
          <table:table-cell office:value-type="string" calcext:value-type="string">
            <text:p><text:s/>Павка свою смену и собирался уходить но сменявшего его парня не было</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78798" calcext:value-type="float">
            <text:p>678798</text:p>
          </table:table-cell>
        </table:table-row>
        <table:table-row table:style-name="ro1">
          <table:table-cell office:value-type="string" calcext:value-type="string">
            <text:p>ukr</text:p>
          </table:table-cell>
          <table:table-cell office:value-type="string" calcext:value-type="string">
            <text:p><text:s/>Одного морозного січневого дня добував Павка свою зміну й збирався йти додому а хлопця що зміняв його не бул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8]" office:value-type="float" office:value="678798" calcext:value-type="float">
            <text:p>678798</text:p>
          </table:table-cell>
        </table:table-row>
        <table:table-row table:style-name="ro1">
          <table:table-cell office:value-type="string" calcext:value-type="string">
            <text:p>rus</text:p>
          </table:table-cell>
          <table:table-cell office:value-type="string" calcext:value-type="string">
            <text:p><text:s/>Пошел Павка к хозяйке и заявил что уходит</text:p>
          </table:table-cell>
          <table:table-cell office:value-type="string" calcext:value-type="string">
            <text:p>домой</text:p>
          </table:table-cell>
          <table:table-cell office:value-type="string" calcext:value-type="string">
            <text:p><text:s/>но та не отпускал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90406" calcext:value-type="float">
            <text:p>90406</text:p>
          </table:table-cell>
        </table:table-row>
        <table:table-row table:style-name="ro1">
          <table:table-cell office:value-type="string" calcext:value-type="string">
            <text:p>ukr</text:p>
          </table:table-cell>
          <table:table-cell office:value-type="string" calcext:value-type="string">
            <text:p><text:s/>Пішов Павка до хазяйки й заявив що йде додому але та не пустил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40]" office:value-type="float" office:value="90406" calcext:value-type="float">
            <text:p>90406</text:p>
          </table:table-cell>
        </table:table-row>
        <table:table-row table:style-name="ro1">
          <table:table-cell office:value-type="string" calcext:value-type="string">
            <text:p>rus</text:p>
          </table:table-cell>
          <table:table-cell office:value-type="string" calcext:value-type="string">
            <text:p><text:s/>В глазах вспыхивали яркие молнии и жгучая боль пронизывала все тело Избитый едва</text:p>
          </table:table-cell>
          <table:table-cell office:value-type="string" calcext:value-type="string">
            <text:p>домой</text:p>
          </table:table-cell>
          <table:table-cell office:value-type="string" calcext:value-type="string">
            <text:p><text:s/>Утром Артем угрюмый насупившийся расспрашивал Павку обо всем случившемся</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800670" calcext:value-type="float">
            <text:p>800670</text:p>
          </table:table-cell>
        </table:table-row>
        <table:table-row table:style-name="ro1">
          <table:table-cell office:value-type="string" calcext:value-type="string">
            <text:p>ukr</text:p>
          </table:table-cell>
          <table:table-cell office:value-type="string" calcext:value-type="string">
            <text:p><text:s/>В очах спалахували сліпучі блискавки і пекучий біль проймав усе тіло Побитий ледве доплентався додому Вранці Артем похмурий насуплений розпитував Павку про все що сталося</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42]" office:value-type="float" office:value="800670" calcext:value-type="float">
            <text:p>800670</text:p>
          </table:table-cell>
        </table:table-row>
        <table:table-row table:style-name="ro1">
          <table:table-cell office:value-type="string" calcext:value-type="string">
            <text:p>rus</text:p>
          </table:table-cell>
          <table:table-cell office:value-type="string" calcext:value-type="string">
            <text:p><text:s/>И помолчав</text:p>
          </table:table-cell>
          <table:table-cell office:value-type="string" calcext:value-type="string">
            <text:p>добавил</text:p>
          </table:table-cell>
          <table:table-cell office:value-type="string" calcext:value-type="string">
            <text:p><text:s/>Ничего пойдешь на электростанцию я уже о тебе говорил</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463377" calcext:value-type="float">
            <text:p>463377</text:p>
          </table:table-cell>
        </table:table-row>
        <table:table-row table:style-name="ro1">
          <table:table-cell office:value-type="string" calcext:value-type="string">
            <text:p>ukr</text:p>
          </table:table-cell>
          <table:table-cell office:value-type="string" calcext:value-type="string">
            <text:p><text:s/>І помовчавши додав Нічого підеш на електростанцію я вже про тебе говорив</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44]" office:value-type="float" office:value="463377" calcext:value-type="float">
            <text:p>463377</text:p>
          </table:table-cell>
        </table:table-row>
        <table:table-row table:style-name="ro1">
          <table:table-cell office:value-type="string" calcext:value-type="string">
            <text:p>rus</text:p>
          </table:table-cell>
          <table:table-cell office:value-type="string" calcext:value-type="string">
            <text:p><text:s/>Боже боже которого в сущности нет до чего ты которого на самом деле то и нет</text:p>
          </table:table-cell>
          <table:table-cell office:value-type="string" calcext:value-type="string">
            <text:p>довел</text:p>
          </table:table-cell>
          <table:table-cell office:value-type="string" calcext:value-type="string">
            <text:p><text:s/>пешехода</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636305" calcext:value-type="float">
            <text:p>636305</text:p>
          </table:table-cell>
        </table:table-row>
        <table:table-row table:style-name="ro1">
          <table:table-cell office:value-type="string" calcext:value-type="string">
            <text:p>ukr</text:p>
          </table:table-cell>
          <table:table-cell office:value-type="string" calcext:value-type="string">
            <text:p><text:s/>Боже боже якого по суті нема до чого ж ти якого насправді нема довів пішохода</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46]" office:value-type="float" office:value="636305" calcext:value-type="float">
            <text:p>636305</text:p>
          </table:table-cell>
        </table:table-row>
        <table:table-row table:style-name="ro1">
          <table:table-cell office:value-type="string" calcext:value-type="string">
            <text:p>rus</text:p>
          </table:table-cell>
          <table:table-cell office:value-type="string" calcext:value-type="string">
            <text:p><text:s/>Рядом с ним держась за пыльное облупленное крыло экипажа и размахивая вздутой папкой с тисненой надписью Musique быстро шел человек в длиннополой толстовке Он что-то горячо</text:p>
          </table:table-cell>
          <table:table-cell office:value-type="string" calcext:value-type="string">
            <text:p>доказывал</text:p>
          </table:table-cell>
          <table:table-cell office:value-type="string" calcext:value-type="string">
            <text:p><text:s/>седоку Седок пожилой мужчина с висячим как банан носом сжимал ногами чемодан и время от времени показывал своему собеседнику кукиш</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978482" calcext:value-type="float">
            <text:p>978482</text:p>
          </table:table-cell>
        </table:table-row>
        <table:table-row table:style-name="ro1">
          <table:table-cell office:value-type="string" calcext:value-type="string">
            <text:p>ukr</text:p>
          </table:table-cell>
          <table:table-cell office:value-type="string" calcext:value-type="string">
            <text:p><text:s/>Поруч з ним тримаючись за припаде пилом облуплене крило фургона і розмахуючи товстелезною папкою з тисненим написом Musique швидко йшов чоловік у довгополій толстовці Він щось запально доводив пасажирові фургона Пасажир людина літня з обвислим як банан носом стискував ногами чемодан і час від часу давав своєму співбесідникові дул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48]" office:value-type="float" office:value="978482" calcext:value-type="float">
            <text:p>978482</text:p>
          </table:table-cell>
        </table:table-row>
        <table:table-row table:style-name="ro1">
          <table:table-cell office:value-type="string" calcext:value-type="string">
            <text:p>rus</text:p>
          </table:table-cell>
          <table:table-cell office:value-type="string" calcext:value-type="string">
            <text:p><text:s/>Побойтесь бога Общественность этого не</text:p>
          </table:table-cell>
          <table:table-cell office:value-type="string" calcext:value-type="string">
            <text:p>допустит</text:p>
          </table:table-cell>
          <table:table-cell office:value-type="string" calcext:value-type="string">
            <text:p><text:s/>инженер Талмудовский У меня в портфеле протокол</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899196" calcext:value-type="float">
            <text:p>899196</text:p>
          </table:table-cell>
        </table:table-row>
        <table:table-row table:style-name="ro1">
          <table:table-cell office:value-type="string" calcext:value-type="string">
            <text:p>ukr</text:p>
          </table:table-cell>
          <table:table-cell office:value-type="string" calcext:value-type="string">
            <text:p><text:s/>Побійтесь бога Громадськість цього не допустить інженере Талмудовський У мене в портфелі протокол</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50]" office:value-type="float" office:value="899196" calcext:value-type="float">
            <text:p>899196</text:p>
          </table:table-cell>
        </table:table-row>
        <table:table-row table:style-name="ro1">
          <table:table-cell office:value-type="string" calcext:value-type="string">
            <text:p>rus</text:p>
          </table:table-cell>
          <table:table-cell office:value-type="string" calcext:value-type="string">
            <text:p><text:s/>И не</text:p>
          </table:table-cell>
          <table:table-cell office:value-type="string" calcext:value-type="string">
            <text:p>дожидаясь</text:p>
          </table:table-cell>
          <table:table-cell office:value-type="string" calcext:value-type="string">
            <text:p><text:s/>ответа приблизился к письменному столу</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741047" calcext:value-type="float">
            <text:p>741047</text:p>
          </table:table-cell>
        </table:table-row>
        <table:table-row table:style-name="ro1">
          <table:table-cell office:value-type="string" calcext:value-type="string">
            <text:p>ukr</text:p>
          </table:table-cell>
          <table:table-cell office:value-type="string" calcext:value-type="string">
            <text:p><text:s/>І не чекаючи відповіді наблизився до письмового столу</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52]" office:value-type="float" office:value="741047" calcext:value-type="float">
            <text:p>741047</text:p>
          </table:table-cell>
        </table:table-row>
        <table:table-row table:style-name="ro1">
          <table:table-cell office:value-type="string" calcext:value-type="string">
            <text:p>rus</text:p>
          </table:table-cell>
          <table:table-cell office:value-type="string" calcext:value-type="string">
            <text:p><text:s/>О профессии не спрашиваю учтиво сказал Бендер но</text:p>
          </table:table-cell>
          <table:table-cell office:value-type="string" calcext:value-type="string">
            <text:p>догадываюсь</text:p>
          </table:table-cell>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263337" calcext:value-type="float">
            <text:p>263337</text:p>
          </table:table-cell>
        </table:table-row>
        <table:table-row table:style-name="ro1">
          <table:table-cell office:value-type="string" calcext:value-type="string">
            <text:p>ukr</text:p>
          </table:table-cell>
          <table:table-cell office:value-type="string" calcext:value-type="string">
            <text:p><text:s/>Професією не цікавлюсь ввічливо сказав Бендер але здогадуюсь</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54]" office:value-type="float" office:value="263337" calcext:value-type="float">
            <text:p>263337</text:p>
          </table:table-cell>
        </table:table-row>
        <table:table-row table:style-name="ro1">
          <table:table-cell office:value-type="string" calcext:value-type="string">
            <text:p>rus</text:p>
          </table:table-cell>
          <table:table-cell office:value-type="string" calcext:value-type="string">
            <text:p><text:s/>Тем более</text:p>
          </table:table-cell>
          <table:table-cell office:value-type="string" calcext:value-type="string">
            <text:p>добавил</text:p>
          </table:table-cell>
          <table:table-cell office:value-type="string" calcext:value-type="string">
            <text:p><text:s/>Остап что местные квасы изготовляются артелью частников сочувствующих советской власти</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982125" calcext:value-type="float">
            <text:p>982125</text:p>
          </table:table-cell>
        </table:table-row>
        <table:table-row table:style-name="ro1">
          <table:table-cell office:value-type="string" calcext:value-type="string">
            <text:p>ukr</text:p>
          </table:table-cell>
          <table:table-cell office:value-type="string" calcext:value-type="string">
            <text:p><text:s/>Тим більше додав Остап що місцеві кваси виготовляє приватна артіль що співчуває Радянській влад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56]" office:value-type="float" office:value="982125" calcext:value-type="float">
            <text:p>982125</text:p>
          </table:table-cell>
        </table:table-row>
        <table:table-row table:style-name="ro1">
          <table:table-cell office:value-type="string" calcext:value-type="string">
            <text:p>rus</text:p>
          </table:table-cell>
          <table:table-cell office:value-type="string" calcext:value-type="string">
            <text:p><text:s/>Высокие</text:p>
          </table:table-cell>
          <table:table-cell office:value-type="string" calcext:value-type="string">
            <text:p>договаривающиеся</text:p>
          </table:table-cell>
          <table:table-cell office:value-type="string" calcext:value-type="string">
            <text:p><text:s/>стороны переругались в первую же минуту и уже не обращались друг к другу иначе как с добавлением бранных эпитетов</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109661" calcext:value-type="float">
            <text:p>109661</text:p>
          </table:table-cell>
        </table:table-row>
        <table:table-row table:style-name="ro1">
          <table:table-cell office:value-type="string" calcext:value-type="string">
            <text:p>ukr</text:p>
          </table:table-cell>
          <table:table-cell office:value-type="string" calcext:value-type="string">
            <text:p><text:s/>Високі договірні сторони перегризлися в першу ж хвилину і вже не зверталися одна до одної не вживаючи найлайливіших епітетів</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58]" office:value-type="float" office:value="109661" calcext:value-type="float">
            <text:p>109661</text:p>
          </table:table-cell>
        </table:table-row>
        <table:table-row table:style-name="ro1">
          <table:table-cell office:value-type="string" calcext:value-type="string">
            <text:p>rus</text:p>
          </table:table-cell>
          <table:table-cell office:value-type="string" calcext:value-type="string">
            <text:p><text:s/>Злая звезда Паниковского оказала свое влияние на исход дела Ему</text:p>
          </table:table-cell>
          <table:table-cell office:value-type="string" calcext:value-type="string">
            <text:p>досталось</text:p>
          </table:table-cell>
          <table:table-cell office:value-type="string" calcext:value-type="string">
            <text:p><text:s/>Поволжье Он присоединился к конвенции вне себя от злости</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430376" calcext:value-type="float">
            <text:p>430376</text:p>
          </table:table-cell>
        </table:table-row>
        <table:table-row table:style-name="ro1">
          <table:table-cell office:value-type="string" calcext:value-type="string">
            <text:p>ukr</text:p>
          </table:table-cell>
          <table:table-cell office:value-type="string" calcext:value-type="string">
            <text:p><text:s/>Лиха зірка Паніковського і тут не принесла щастя йому дісталося Поволжя Він хоч і приєднався до конвенції але був лютий донестями</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60]" office:value-type="float" office:value="430376" calcext:value-type="float">
            <text:p>430376</text:p>
          </table:table-cell>
        </table:table-row>
        <table:table-row table:style-name="ro1">
          <table:table-cell office:value-type="string" calcext:value-type="string">
            <text:p>rus</text:p>
          </table:table-cell>
          <table:table-cell office:value-type="string" calcext:value-type="string">
            <text:p><text:s/>Балаганов которому</text:p>
          </table:table-cell>
          <table:table-cell office:value-type="string" calcext:value-type="string">
            <text:p>достался</text:p>
          </table:table-cell>
          <table:table-cell office:value-type="string" calcext:value-type="string">
            <text:p><text:s/>золотой арбатовский участок встревожился и тогда же заявил что нарушения эксплуатационных норм не потерпит</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600320" calcext:value-type="float">
            <text:p>600320</text:p>
          </table:table-cell>
        </table:table-row>
        <table:table-row table:style-name="ro1">
          <table:table-cell office:value-type="string" calcext:value-type="string">
            <text:p>ukr</text:p>
          </table:table-cell>
          <table:table-cell office:value-type="string" calcext:value-type="string">
            <text:p><text:s/>Балаганов якому дісталася золота арбатовська дільниця стривожився і одразу ж заявив що він не терпітиме порушення експлуатаційних норм</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62]" office:value-type="float" office:value="600320" calcext:value-type="float">
            <text:p>600320</text:p>
          </table:table-cell>
        </table:table-row>
        <table:table-row table:style-name="ro1">
          <table:table-cell office:value-type="string" calcext:value-type="string">
            <text:p>rus</text:p>
          </table:table-cell>
          <table:table-cell office:value-type="string" calcext:value-type="string">
            <text:p><text:s/>До шофера</text:p>
          </table:table-cell>
          <table:table-cell office:value-type="string" calcext:value-type="string">
            <text:p>донеслись</text:p>
          </table:table-cell>
          <table:table-cell office:value-type="string" calcext:value-type="string">
            <text:p><text:s/>странные вздохи и слова Прокатимся товарищи после заседания</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396735" calcext:value-type="float">
            <text:p>396735</text:p>
          </table:table-cell>
        </table:table-row>
        <table:table-row table:style-name="ro1">
          <table:table-cell office:value-type="string" calcext:value-type="string">
            <text:p>ukr</text:p>
          </table:table-cell>
          <table:table-cell office:value-type="string" calcext:value-type="string">
            <text:p><text:s/>До шофера долинули дивні зітхання і слова Покатаємося товариші після засідання</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64]" office:value-type="float" office:value="396735" calcext:value-type="float">
            <text:p>396735</text:p>
          </table:table-cell>
        </table:table-row>
        <table:table-row table:style-name="ro1">
          <table:table-cell office:value-type="string" calcext:value-type="string">
            <text:p>rus</text:p>
          </table:table-cell>
          <table:table-cell office:value-type="string" calcext:value-type="string">
            <text:p><text:s/>В частных совещаниях принимали участие те активные работники института которые одинаково желали наладить организационную работу института ввести рабочий порядок избавиться от кустарщины и</text:p>
          </table:table-cell>
          <table:table-cell office:value-type="string" calcext:value-type="string">
            <text:p>добиться</text:p>
          </table:table-cell>
          <table:table-cell office:value-type="string" calcext:value-type="string">
            <text:p><text:s/>того чтобы работами института фактически руководил его Президиум</text:p>
          </table:table-cell>
          <table:table-cell office:value-type="string" calcext:value-type="string">
            <text:p>[[Дело К. И. Осьмака: документы] (1928-1930) | [Справа К. І. Осьмака: документи] (Н. Осьмак, 2010)]</text:p>
          </table:table-cell>
          <table:table-cell table:formula="of:=RANDBETWEEN(1;1000000)" office:value-type="float" office:value="959890" calcext:value-type="float">
            <text:p>959890</text:p>
          </table:table-cell>
        </table:table-row>
        <table:table-row table:style-name="ro1">
          <table:table-cell office:value-type="string" calcext:value-type="string">
            <text:p>ukr</text:p>
          </table:table-cell>
          <table:table-cell office:value-type="string" calcext:value-type="string">
            <text:p><text:s/>В приватних нарадах брали участь ті активні працівники інституту які однаково бажали налагодити організаційну роботу інституту запровадити робочий порядок позбавитися від кустарщини та добитися того щоб роботами інституту фактично керувала його Президія</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cell table:formula="of:=[.F666]" office:value-type="float" office:value="959890" calcext:value-type="float">
            <text:p>959890</text:p>
          </table:table-cell>
        </table:table-row>
        <table:table-row table:style-name="ro1">
          <table:table-cell office:value-type="string" calcext:value-type="string">
            <text:p>rus</text:p>
          </table:table-cell>
          <table:table-cell office:value-type="string" calcext:value-type="string">
            <text:p><text:s/>Считаю обвинение Осьмака Кирилла Ивановича считать</text:p>
          </table:table-cell>
          <table:table-cell office:value-type="string" calcext:value-type="string">
            <text:p>доказанным</text:p>
          </table:table-cell>
          <table:table-cell/>
          <table:table-cell office:value-type="string" calcext:value-type="string">
            <text:p>[[Дело К. И. Осьмака: документы] (1928-1930) | [Справа К. І. Осьмака: документи] (Н. Осьмак, 2010)]</text:p>
          </table:table-cell>
          <table:table-cell table:formula="of:=RANDBETWEEN(1;1000000)" office:value-type="float" office:value="933145" calcext:value-type="float">
            <text:p>933145</text:p>
          </table:table-cell>
        </table:table-row>
        <table:table-row table:style-name="ro1">
          <table:table-cell office:value-type="string" calcext:value-type="string">
            <text:p>ukr</text:p>
          </table:table-cell>
          <table:table-cell office:value-type="string" calcext:value-type="string">
            <text:p><text:s/>Вважаю Обвинувачення Осьмака Кирила Івановича вважати доведеним</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cell table:formula="of:=[.F668]" office:value-type="float" office:value="933145" calcext:value-type="float">
            <text:p>933145</text:p>
          </table:table-cell>
        </table:table-row>
        <table:table-row table:style-name="ro1">
          <table:table-cell office:value-type="string" calcext:value-type="string">
            <text:p>rus</text:p>
          </table:table-cell>
          <table:table-cell office:value-type="string" calcext:value-type="string">
            <text:p><text:s/>Бросит в воду белый камень или раковину и прикажет Ныряй</text:p>
          </table:table-cell>
          <table:table-cell office:value-type="string" calcext:value-type="string">
            <text:p>доставай</text:p>
          </table:table-cell>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449089" calcext:value-type="float">
            <text:p>449089</text:p>
          </table:table-cell>
        </table:table-row>
        <table:table-row table:style-name="ro1">
          <table:table-cell office:value-type="string" calcext:value-type="string">
            <text:p>ukr</text:p>
          </table:table-cell>
          <table:table-cell office:value-type="string" calcext:value-type="string">
            <text:p><text:s/>Кине у воду білий камінь або черепашку і накаже Пірнай діставай</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70]" office:value-type="float" office:value="449089" calcext:value-type="float">
            <text:p>449089</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станешь</text:p>
          </table:table-cell>
          <table:table-cell office:value-type="string" calcext:value-type="string">
            <text:p><text:s/>выпорет линем или плетью и бросит в воду как собачонку</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858789" calcext:value-type="float">
            <text:p>858789</text:p>
          </table:table-cell>
        </table:table-row>
        <table:table-row table:style-name="ro1">
          <table:table-cell office:value-type="string" calcext:value-type="string">
            <text:p>ukr</text:p>
          </table:table-cell>
          <table:table-cell office:value-type="string" calcext:value-type="string">
            <text:p><text:s/>Не дістанеш відшмагає лінем чи батогом і кине у воду мов цуценя</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72]" office:value-type="float" office:value="858789" calcext:value-type="float">
            <text:p>858789</text:p>
          </table:table-cell>
        </table:table-row>
        <table:table-row table:style-name="ro1">
          <table:table-cell office:value-type="string" calcext:value-type="string">
            <text:p>rus</text:p>
          </table:table-cell>
          <table:table-cell office:value-type="string" calcext:value-type="string">
            <text:p><text:s/>Но вот до его сознания</text:p>
          </table:table-cell>
          <table:table-cell office:value-type="string" calcext:value-type="string">
            <text:p>доносившийся</text:p>
          </table:table-cell>
          <table:table-cell office:value-type="string" calcext:value-type="string">
            <text:p><text:s/>какой-то звук далеко с океана</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74135" calcext:value-type="float">
            <text:p>74135</text:p>
          </table:table-cell>
        </table:table-row>
        <table:table-row table:style-name="ro1">
          <table:table-cell office:value-type="string" calcext:value-type="string">
            <text:p>ukr</text:p>
          </table:table-cell>
          <table:table-cell office:value-type="string" calcext:value-type="string">
            <text:p><text:s/>Та ось до його свідомості дійшов якийсь звук що долинав здалеку з океан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74]" office:value-type="float" office:value="74135" calcext:value-type="float">
            <text:p>74135</text:p>
          </table:table-cell>
        </table:table-row>
        <table:table-row table:style-name="ro1">
          <table:table-cell office:value-type="string" calcext:value-type="string">
            <text:p>rus</text:p>
          </table:table-cell>
          <table:table-cell office:value-type="string" calcext:value-type="string">
            <text:p><text:s/>Все эти слухи передаваемые из уст в уста</text:p>
          </table:table-cell>
          <table:table-cell office:value-type="string" calcext:value-type="string">
            <text:p>достигли</text:p>
          </table:table-cell>
          <table:table-cell office:value-type="string" calcext:value-type="string">
            <text:p><text:s/>Буэнос-Айреса</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269774" calcext:value-type="float">
            <text:p>269774</text:p>
          </table:table-cell>
        </table:table-row>
        <table:table-row table:style-name="ro1">
          <table:table-cell office:value-type="string" calcext:value-type="string">
            <text:p>ukr</text:p>
          </table:table-cell>
          <table:table-cell office:value-type="string" calcext:value-type="string">
            <text:p><text:s/>Усі ці чутки що передавалися з уст в уста дійшли до Буенос-Айреса</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76]" office:value-type="float" office:value="269774" calcext:value-type="float">
            <text:p>269774</text:p>
          </table:table-cell>
        </table:table-row>
        <table:table-row table:style-name="ro1">
          <table:table-cell office:value-type="string" calcext:value-type="string">
            <text:p>rus</text:p>
          </table:table-cell>
          <table:table-cell office:value-type="string" calcext:value-type="string">
            <text:p><text:s/>По крайней мере один утопающий уверял что когда он уже погружался в воду кто-то подхватил его снизу за спину и так поддерживая</text:p>
          </table:table-cell>
          <table:table-cell office:value-type="string" calcext:value-type="string">
            <text:p>доплыл</text:p>
          </table:table-cell>
          <table:table-cell office:value-type="string" calcext:value-type="string">
            <text:p><text:s/>до берега скрывшись в волнах прибоя в тот миг когда спасенный ступил на песок</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503429" calcext:value-type="float">
            <text:p>503429</text:p>
          </table:table-cell>
        </table:table-row>
        <table:table-row table:style-name="ro1">
          <table:table-cell office:value-type="string" calcext:value-type="string">
            <text:p>ukr</text:p>
          </table:table-cell>
          <table:table-cell office:value-type="string" calcext:value-type="string">
            <text:p><text:s/>Принаймні один потопаючий запевняв що коли він вже поринав у воду хтось підхопив його знизу за спину і так підтримуючи доплив до берега сховавшись у хвилях прибою в ту мить коли врятований ступив на пісок</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78]" office:value-type="float" office:value="503429" calcext:value-type="float">
            <text:p>503429</text:p>
          </table:table-cell>
        </table:table-row>
        <table:table-row table:style-name="ro1">
          <table:table-cell office:value-type="string" calcext:value-type="string">
            <text:p>rus</text:p>
          </table:table-cell>
          <table:table-cell office:value-type="string" calcext:value-type="string">
            <text:p><text:s/>Начальник полиции опубликовал официальное сообщение о том что никакого дьявола не существует что все это лишь выдумки невежественных людей которые уже задержаны и понесут должное наказание и убеждал рыбаков не</text:p>
          </table:table-cell>
          <table:table-cell office:value-type="string" calcext:value-type="string">
            <text:p>доверять</text:p>
          </table:table-cell>
          <table:table-cell office:value-type="string" calcext:value-type="string">
            <text:p><text:s/>слухам и взяться за лов рыбы</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935913" calcext:value-type="float">
            <text:p>935913</text:p>
          </table:table-cell>
        </table:table-row>
        <table:table-row table:style-name="ro1">
          <table:table-cell office:value-type="string" calcext:value-type="string">
            <text:p>ukr</text:p>
          </table:table-cell>
          <table:table-cell office:value-type="string" calcext:value-type="string">
            <text:p><text:s/>Начальник поліції опублікував офіційне повідомлення про те що ніякого диявола нема що все це тільки вигадки темних людей які вже затримані і будуть належним чином покарані і переконував рибалок не вірити чуткам і взятися ловити риб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80]" office:value-type="float" office:value="935913" calcext:value-type="float">
            <text:p>935913</text:p>
          </table:table-cell>
        </table:table-row>
        <table:table-row table:style-name="ro1">
          <table:table-cell office:value-type="string" calcext:value-type="string">
            <text:p>rus</text:p>
          </table:table-cell>
          <table:table-cell office:value-type="string" calcext:value-type="string">
            <text:p><text:s/>Но ученые все же не могли</text:p>
          </table:table-cell>
          <table:table-cell office:value-type="string" calcext:value-type="string">
            <text:p>допустить</text:p>
          </table:table-cell>
          <table:table-cell office:value-type="string" calcext:value-type="string">
            <text:p><text:s/>чтобы такое существо могло поступать разумно</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14450" calcext:value-type="float">
            <text:p>14450</text:p>
          </table:table-cell>
        </table:table-row>
        <table:table-row table:style-name="ro1">
          <table:table-cell office:value-type="string" calcext:value-type="string">
            <text:p>ukr</text:p>
          </table:table-cell>
          <table:table-cell office:value-type="string" calcext:value-type="string">
            <text:p><text:s/>Але вчені все ж не могли припустити що така істота могла поводитись розумно</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82]" office:value-type="float" office:value="14450" calcext:value-type="float">
            <text:p>14450</text:p>
          </table:table-cell>
        </table:table-row>
        <table:table-row table:style-name="ro1">
          <table:table-cell office:value-type="string" calcext:value-type="string">
            <text:p>rus</text:p>
          </table:table-cell>
          <table:table-cell office:value-type="string" calcext:value-type="string">
            <text:p><text:s/>Обливая себе голову теплой водой он услышал испуганные крики</text:p>
          </table:table-cell>
          <table:table-cell office:value-type="string" calcext:value-type="string">
            <text:p>доносившиеся</text:p>
          </table:table-cell>
          <table:table-cell office:value-type="string" calcext:value-type="string">
            <text:p><text:s/>с палубы</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717566" calcext:value-type="float">
            <text:p>717566</text:p>
          </table:table-cell>
        </table:table-row>
        <table:table-row table:style-name="ro1">
          <table:table-cell office:value-type="string" calcext:value-type="string">
            <text:p>ukr</text:p>
          </table:table-cell>
          <table:table-cell office:value-type="string" calcext:value-type="string">
            <text:p><text:s/>Обливаючи собі голову теплою водою він почув перелякані крики що долинали з палуб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84]" office:value-type="float" office:value="717566" calcext:value-type="float">
            <text:p>717566</text:p>
          </table:table-cell>
        </table:table-row>
        <table:table-row table:style-name="ro1">
          <table:table-cell office:value-type="string" calcext:value-type="string">
            <text:p>rus</text:p>
          </table:table-cell>
          <table:table-cell office:value-type="string" calcext:value-type="string">
            <text:p><text:s/>Арауканец не боится никого сказал он акула меня не</text:p>
          </table:table-cell>
          <table:table-cell office:value-type="string" calcext:value-type="string">
            <text:p>доела</text:p>
          </table:table-cell>
          <table:table-cell office:value-type="string" calcext:value-type="string">
            <text:p><text:s/>подавится и дьявол старыми костями</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16063" calcext:value-type="float">
            <text:p>16063</text:p>
          </table:table-cell>
        </table:table-row>
        <table:table-row table:style-name="ro1">
          <table:table-cell office:value-type="string" calcext:value-type="string">
            <text:p>ukr</text:p>
          </table:table-cell>
          <table:table-cell office:value-type="string" calcext:value-type="string">
            <text:p><text:s/>Арауканець не боїться нікого сказав він Акула мене не доїла вдавиться і диявол старими кісткам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86]" office:value-type="float" office:value="16063" calcext:value-type="float">
            <text:p>16063</text:p>
          </table:table-cell>
        </table:table-row>
        <table:table-row table:style-name="ro1">
          <table:table-cell office:value-type="string" calcext:value-type="string">
            <text:p>rus</text:p>
          </table:table-cell>
          <table:table-cell office:value-type="string" calcext:value-type="string">
            <text:p><text:s/>В несколько взмахов индеец</text:p>
          </table:table-cell>
          <table:table-cell office:value-type="string" calcext:value-type="string">
            <text:p>доплыл</text:p>
          </table:table-cell>
          <table:table-cell office:value-type="string" calcext:value-type="string">
            <text:p><text:s/>до лодки выловил плавающее весло и влез в лодку</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929278" calcext:value-type="float">
            <text:p>929278</text:p>
          </table:table-cell>
        </table:table-row>
        <table:table-row table:style-name="ro1">
          <table:table-cell office:value-type="string" calcext:value-type="string">
            <text:p>ukr</text:p>
          </table:table-cell>
          <table:table-cell office:value-type="string" calcext:value-type="string">
            <text:p><text:s/>Махнувши кілька разів руками індіанець доплив до човна виловив з води весло і вліз у човен</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88]" office:value-type="float" office:value="929278" calcext:value-type="float">
            <text:p>929278</text:p>
          </table:table-cell>
        </table:table-row>
        <table:table-row table:style-name="ro1">
          <table:table-cell office:value-type="string" calcext:value-type="string">
            <text:p>rus</text:p>
          </table:table-cell>
          <table:table-cell office:value-type="string" calcext:value-type="string">
            <text:p><text:s/>Его рост</text:p>
          </table:table-cell>
          <table:table-cell office:value-type="string" calcext:value-type="string">
            <text:p>доходил</text:p>
          </table:table-cell>
          <table:table-cell office:value-type="string" calcext:value-type="string">
            <text:p><text:s/>до ста восьмидесяти пяти сантиметров и с такой высоты ему легко и удобно было относиться к теще с некоторым пренебрежением</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593410" calcext:value-type="float">
            <text:p>593410</text:p>
          </table:table-cell>
        </table:table-row>
        <table:table-row table:style-name="ro1">
          <table:table-cell office:value-type="string" calcext:value-type="string">
            <text:p>ukr</text:p>
          </table:table-cell>
          <table:table-cell office:value-type="string" calcext:value-type="string">
            <text:p><text:s/>Його зріст сягав ста вісімдесяти п'яти сантиметрів і з такої висоти йому легко і зручно було ставитися до тещі з деякою зневагою</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0]" office:value-type="float" office:value="593410" calcext:value-type="float">
            <text:p>593410</text:p>
          </table:table-cell>
        </table:table-row>
        <table:table-row table:style-name="ro1">
          <table:table-cell office:value-type="string" calcext:value-type="string">
            <text:p>rus</text:p>
          </table:table-cell>
          <table:table-cell office:value-type="string" calcext:value-type="string">
            <text:p><text:s/>Девица прыснула Дело было на мази Ипполит Матвеевич с ловкостью фокусника принялся за работу Записал старушечьим почерком имена новобрачных в толстые книги строго</text:p>
          </table:table-cell>
          <table:table-cell office:value-type="string" calcext:value-type="string">
            <text:p>допросил</text:p>
          </table:table-cell>
          <table:table-cell office:value-type="string" calcext:value-type="string">
            <text:p><text:s/>свидетелей за которыми невеста сбегала во двор долго и нежно дышал на квадратные штампы и привстав оттискивал их на потрепанных паспортах</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3160" calcext:value-type="float">
            <text:p>3160</text:p>
          </table:table-cell>
        </table:table-row>
        <table:table-row table:style-name="ro1">
          <table:table-cell office:value-type="string" calcext:value-type="string">
            <text:p>ukr</text:p>
          </table:table-cell>
          <table:table-cell office:value-type="string" calcext:value-type="string">
            <text:p><text:s/>Дівчина пирснула Справу було налагоджено Іполит Матвійович із спритністю фокусника взявся до праці Записав баб'ячим почерком імена молодих у велетенські книги строго допитав свідків по яких наречена бігала в двір довго і ніжно дихав на квадратні штампи і підвівшись одбивав їх на потертих паспортах</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2]" office:value-type="float" office:value="3160" calcext:value-type="float">
            <text:p>3160</text:p>
          </table:table-cell>
        </table:table-row>
        <table:table-row table:style-name="ro1">
          <table:table-cell office:value-type="string" calcext:value-type="string">
            <text:p>rus</text:p>
          </table:table-cell>
          <table:table-cell office:value-type="string" calcext:value-type="string">
            <text:p><text:s/>Ипполит Матвеевич поморщился и ускорил шаг Можно в кредит</text:p>
          </table:table-cell>
          <table:table-cell office:value-type="string" calcext:value-type="string">
            <text:p>добавил</text:p>
          </table:table-cell>
          <table:table-cell office:value-type="string" calcext:value-type="string">
            <text:p><text:s/>Безенчук Трое же владельцев Нимфы ничего не говорили</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413146" calcext:value-type="float">
            <text:p>413146</text:p>
          </table:table-cell>
        </table:table-row>
        <table:table-row table:style-name="ro1">
          <table:table-cell office:value-type="string" calcext:value-type="string">
            <text:p>ukr</text:p>
          </table:table-cell>
          <table:table-cell office:value-type="string" calcext:value-type="string">
            <text:p><text:s/>Іполит Матвійович поморщився і прискорив ходу Можна в кредит додав Безенчук А троє власників Німфи не говорили ніч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4]" office:value-type="float" office:value="413146" calcext:value-type="float">
            <text:p>413146</text:p>
          </table:table-cell>
        </table:table-row>
        <table:table-row table:style-name="ro1">
          <table:table-cell office:value-type="string" calcext:value-type="string">
            <text:p>rus</text:p>
          </table:table-cell>
          <table:table-cell office:value-type="string" calcext:value-type="string">
            <text:p><text:s/>И повторяя явно чужие слова понравившиеся ей своей значительностью</text:p>
          </table:table-cell>
          <table:table-cell office:value-type="string" calcext:value-type="string">
            <text:p>добавила</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709879" calcext:value-type="float">
            <text:p>709879</text:p>
          </table:table-cell>
        </table:table-row>
        <table:table-row table:style-name="ro1">
          <table:table-cell office:value-type="string" calcext:value-type="string">
            <text:p>ukr</text:p>
          </table:table-cell>
          <table:table-cell office:value-type="string" calcext:value-type="string">
            <text:p><text:s/>І повторюючи явно чужі слова що сподобались їй своєю значущістю додал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6]" office:value-type="float" office:value="709879" calcext:value-type="float">
            <text:p>709879</text:p>
          </table:table-cell>
        </table:table-row>
        <table:table-row table:style-name="ro1">
          <table:table-cell office:value-type="string" calcext:value-type="string">
            <text:p>rus</text:p>
          </table:table-cell>
          <table:table-cell office:value-type="string" calcext:value-type="string">
            <text:p><text:s/>Современная наука говорил Андрей Иванович</text:p>
          </table:table-cell>
          <table:table-cell office:value-type="string" calcext:value-type="string">
            <text:p>дошла</text:p>
          </table:table-cell>
          <table:table-cell office:value-type="string" calcext:value-type="string">
            <text:p><text:s/>до невозможного</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612431" calcext:value-type="float">
            <text:p>612431</text:p>
          </table:table-cell>
        </table:table-row>
        <table:table-row table:style-name="ro1">
          <table:table-cell office:value-type="string" calcext:value-type="string">
            <text:p>ukr</text:p>
          </table:table-cell>
          <table:table-cell office:value-type="string" calcext:value-type="string">
            <text:p><text:s/>Сучасна наука говорив Андрій Іванович дійшла неможлив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8]" office:value-type="float" office:value="612431" calcext:value-type="float">
            <text:p>612431</text:p>
          </table:table-cell>
        </table:table-row>
        <table:table-row table:style-name="ro1">
          <table:table-cell office:value-type="string" calcext:value-type="string">
            <text:p>rus</text:p>
          </table:table-cell>
          <table:table-cell office:value-type="string" calcext:value-type="string">
            <text:p><text:s/>Раньше до заражения крови</text:p>
          </table:table-cell>
          <table:table-cell office:value-type="string" calcext:value-type="string">
            <text:p>доходило</text:p>
          </table:table-cell>
          <table:table-cell office:value-type="string" calcext:value-type="string">
            <text:p><text:s/>а теперь в Москве говорят не знаю правда это или неправда на каждого клиента отдельная стерилизованная кисточка полагается</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288031" calcext:value-type="float">
            <text:p>288031</text:p>
          </table:table-cell>
        </table:table-row>
        <table:table-row table:style-name="ro1">
          <table:table-cell office:value-type="string" calcext:value-type="string">
            <text:p>ukr</text:p>
          </table:table-cell>
          <table:table-cell office:value-type="string" calcext:value-type="string">
            <text:p><text:s/>Колись до зараження крові доходило а тепер у Москві кажуть не знаю чи правда цьому чи ні на кожного клієнта окремий стерилізований помазок</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700]" office:value-type="float" office:value="288031" calcext:value-type="float">
            <text:p>288031</text:p>
          </table:table-cell>
        </table:table-row>
        <table:table-row table:style-name="ro1">
          <table:table-cell office:value-type="string" calcext:value-type="string">
            <text:p>rus</text:p>
          </table:table-cell>
          <table:table-cell office:value-type="string" calcext:value-type="string">
            <text:p><text:s/>Разговор принимал горячие формы и черт знает до чего</text:p>
          </table:table-cell>
          <table:table-cell office:value-type="string" calcext:value-type="string">
            <text:p>дошел</text:p>
          </table:table-cell>
          <table:table-cell office:value-type="string" calcext:value-type="string">
            <text:p><text:s/>бы если б в конце Осыпной улицы не показался Ипполит Матвеевич</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231867" calcext:value-type="float">
            <text:p>231867</text:p>
          </table:table-cell>
        </table:table-row>
        <table:table-row table:style-name="ro1">
          <table:table-cell office:value-type="string" calcext:value-type="string">
            <text:p>ukr</text:p>
          </table:table-cell>
          <table:table-cell office:value-type="string" calcext:value-type="string">
            <text:p><text:s/>Розмова набирала запальних форм і чорт зна до чого дійшла б якби кінець Осипної вулиці не показався Іполит Матвійович</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702]" office:value-type="float" office:value="231867" calcext:value-type="float">
            <text:p>231867</text:p>
          </table:table-cell>
        </table:table-row>
        <table:table-row table:style-name="ro1">
          <table:table-cell office:value-type="string" calcext:value-type="string">
            <text:p>rus</text:p>
          </table:table-cell>
          <table:table-cell office:value-type="string" calcext:value-type="string">
            <text:p><text:s/>А больше ничего не скажут и строго</text:p>
          </table:table-cell>
          <table:table-cell office:value-type="string" calcext:value-type="string">
            <text:p>добавил</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396309" calcext:value-type="float">
            <text:p>396309</text:p>
          </table:table-cell>
        </table:table-row>
        <table:table-row table:style-name="ro1">
          <table:table-cell office:value-type="string" calcext:value-type="string">
            <text:p>ukr</text:p>
          </table:table-cell>
          <table:table-cell office:value-type="string" calcext:value-type="string">
            <text:p><text:s/>А більше нічого не скажуть і строго додав</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704]" office:value-type="float" office:value="396309" calcext:value-type="float">
            <text:p>396309</text:p>
          </table:table-cell>
        </table:table-row>
        <table:table-row table:style-name="ro1">
          <table:table-cell office:value-type="string" calcext:value-type="string">
            <text:p>rus</text:p>
          </table:table-cell>
          <table:table-cell office:value-type="string" calcext:value-type="string">
            <text:p><text:s/>Исповедав умирающую Клавдию Ивановну священник церкви Фрола и Лавра отец Федор Востриков вышел из дома Воробьянинова в полном ажиотаже и всю дорогу до своей квартиры прошел рассеянно глядя по сторонам и смущенно улыбаясь К концу дороги рассеянность его</text:p>
          </table:table-cell>
          <table:table-cell office:value-type="string" calcext:value-type="string">
            <text:p>дошла</text:p>
          </table:table-cell>
          <table:table-cell office:value-type="string" calcext:value-type="string">
            <text:p><text:s/>до такой степени что он чуть было не угодил под уисполкомовский автомобиль Гос No 1</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888858" calcext:value-type="float">
            <text:p>888858</text:p>
          </table:table-cell>
        </table:table-row>
        <table:table-row table:style-name="ro1">
          <table:table-cell office:value-type="string" calcext:value-type="string">
            <text:p>ukr</text:p>
          </table:table-cell>
          <table:table-cell office:value-type="string" calcext:value-type="string">
            <text:p><text:s/>Висповідавши Клавдію Іванівну перед смертю священик церкви Фрола і Лавра панотець Федір Востриков вийшов з дому Вороб'янінова в повному ажіотажі і всю дорогу до своєї квартири пройшов неуважно дивлячись увсебіч і ніяково усміхаючись Під кінець дороги неуважність його дійшла такої міри що він ледве не потрапив під повітвиконкомівський автомобіль Держ 1</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706]" office:value-type="float" office:value="888858" calcext:value-type="float">
            <text:p>888858</text:p>
          </table:table-cell>
        </table:table-row>
        <table:table-row table:style-name="ro1">
          <table:table-cell office:value-type="string" calcext:value-type="string">
            <text:p>rus</text:p>
          </table:table-cell>
          <table:table-cell office:value-type="string" calcext:value-type="string">
            <text:p><text:s/>Терзаемый видением больших заводских барабанов наматывающих толстые восковые канаты отец Федор изобретал различные проекты осуществление которых должно было</text:p>
          </table:table-cell>
          <table:table-cell office:value-type="string" calcext:value-type="string">
            <text:p>доставить</text:p>
          </table:table-cell>
          <table:table-cell office:value-type="string" calcext:value-type="string">
            <text:p><text:s/>ему основной и оборотный капиталы для покупки давно присмотренного в Самаре заводика</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561281" calcext:value-type="float">
            <text:p>561281</text:p>
          </table:table-cell>
        </table:table-row>
        <table:table-row table:style-name="ro1">
          <table:table-cell office:value-type="string" calcext:value-type="string">
            <text:p>ukr</text:p>
          </table:table-cell>
          <table:table-cell office:value-type="string" calcext:value-type="string">
            <text:p><text:s/>Панотця Федора мучили видіння великих заводських барабанів що намотують товсті воскові канати і він вигадував всілякі проекти здійснення яких мало дати йому основний і оборотний капітали для купівлі давно облюбованого в Самарі заводик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708]" office:value-type="float" office:value="561281" calcext:value-type="float">
            <text:p>561281</text:p>
          </table:table-cell>
        </table:table-row>
        <table:table-row table:style-name="ro1">
          <table:table-cell office:value-type="string" calcext:value-type="string">
            <text:p>rus</text:p>
          </table:table-cell>
          <table:table-cell office:value-type="string" calcext:value-type="string">
            <text:p><text:s/>Побежал он</text:p>
          </table:table-cell>
          <table:table-cell office:value-type="string" calcext:value-type="string">
            <text:p>домой</text:p>
          </table:table-cell>
          <table:table-cell office:value-type="string" calcext:value-type="string">
            <text:p><text:s/>взял новые и пошел заклеивать афиши конкурента собственноручно</text:p>
          </table:table-cell>
          <table:table-cell office:value-type="string" calcext:value-type="string">
            <text:p>[Аркадий Аверченко. Прага (1922-1925) | А. Т. Аверченко. Прага]</text:p>
          </table:table-cell>
          <table:table-cell table:formula="of:=RANDBETWEEN(1;1000000)" office:value-type="float" office:value="445152" calcext:value-type="float">
            <text:p>445152</text:p>
          </table:table-cell>
        </table:table-row>
        <table:table-row table:style-name="ro1">
          <table:table-cell office:value-type="string" calcext:value-type="string">
            <text:p>ukr</text:p>
          </table:table-cell>
          <table:table-cell office:value-type="string" calcext:value-type="string">
            <text:p><text:s/>Побіг він додому узяв нові і пішов заклеювати афіші конкурента власноручно</text:p>
          </table:table-cell>
          <table:table-cell table:number-columns-repeated="2"/>
          <table:table-cell office:value-type="string" calcext:value-type="string">
            <text:p>[Аркадий Аверченко. Прага (1922-1925) | А. Т. Аверченко. Прага]</text:p>
          </table:table-cell>
          <table:table-cell table:formula="of:=[.F710]" office:value-type="float" office:value="445152" calcext:value-type="float">
            <text:p>445152</text:p>
          </table:table-cell>
        </table:table-row>
        <table:table-row table:style-name="ro1">
          <table:table-cell office:value-type="string" calcext:value-type="string">
            <text:p>rus</text:p>
          </table:table-cell>
          <table:table-cell office:value-type="string" calcext:value-type="string">
            <text:p><text:s/>Побежал первый</text:p>
          </table:table-cell>
          <table:table-cell office:value-type="string" calcext:value-type="string">
            <text:p>домой</text:p>
          </table:table-cell>
          <table:table-cell office:value-type="string" calcext:value-type="string">
            <text:p><text:s/>за свежими афишами и давай восстанавливать свои нарушенные права</text:p>
          </table:table-cell>
          <table:table-cell office:value-type="string" calcext:value-type="string">
            <text:p>[Аркадий Аверченко. Прага (1922-1925) | А. Т. Аверченко. Прага]</text:p>
          </table:table-cell>
          <table:table-cell table:formula="of:=RANDBETWEEN(1;1000000)" office:value-type="float" office:value="610659" calcext:value-type="float">
            <text:p>610659</text:p>
          </table:table-cell>
        </table:table-row>
        <table:table-row table:style-name="ro1">
          <table:table-cell office:value-type="string" calcext:value-type="string">
            <text:p>ukr</text:p>
          </table:table-cell>
          <table:table-cell office:value-type="string" calcext:value-type="string">
            <text:p><text:s/>Побіг перший додому за свіжими афішами і давай відновлювати свої порушені права</text:p>
          </table:table-cell>
          <table:table-cell table:number-columns-repeated="2"/>
          <table:table-cell office:value-type="string" calcext:value-type="string">
            <text:p>[Аркадий Аверченко. Прага (1922-1925) | А. Т. Аверченко. Прага]</text:p>
          </table:table-cell>
          <table:table-cell table:formula="of:=[.F712]" office:value-type="float" office:value="610659" calcext:value-type="float">
            <text:p>610659</text:p>
          </table:table-cell>
        </table:table-row>
        <table:table-row table:style-name="ro1">
          <table:table-cell office:value-type="string" calcext:value-type="string">
            <text:p>rus</text:p>
          </table:table-cell>
          <table:table-cell office:value-type="string" calcext:value-type="string">
            <text:p><text:s/>Теперь прибавилось еще другое преступление не открытое и не наказанное когда мы зашли за угол я все-таки озираясь по сторонам</text:p>
          </table:table-cell>
          <table:table-cell office:value-type="string" calcext:value-type="string">
            <text:p>дочитал</text:p>
          </table:table-cell>
          <table:table-cell office:value-type="string" calcext:value-type="string">
            <text:p><text:s/>газету на улице</text:p>
          </table:table-cell>
          <table:table-cell office:value-type="string" calcext:value-type="string">
            <text:p>[Аркадий Аверченко. Прага (1922-1925) | А. Т. Аверченко. Прага]</text:p>
          </table:table-cell>
          <table:table-cell table:formula="of:=RANDBETWEEN(1;1000000)" office:value-type="float" office:value="747258" calcext:value-type="float">
            <text:p>747258</text:p>
          </table:table-cell>
        </table:table-row>
        <table:table-row table:style-name="ro1">
          <table:table-cell office:value-type="string" calcext:value-type="string">
            <text:p>ukr</text:p>
          </table:table-cell>
          <table:table-cell office:value-type="string" calcext:value-type="string">
            <text:p><text:s/>Тепер додався ще інший злочин не відкритий і не покараний коли ми зайшли за кут я все-таки озираючись по сторонам дочитав газету на вулиці</text:p>
          </table:table-cell>
          <table:table-cell table:number-columns-repeated="2"/>
          <table:table-cell office:value-type="string" calcext:value-type="string">
            <text:p>[Аркадий Аверченко. Прага (1922-1925) | А. Т. Аверченко. Прага]</text:p>
          </table:table-cell>
          <table:table-cell table:formula="of:=[.F714]" office:value-type="float" office:value="747258" calcext:value-type="float">
            <text:p>747258</text:p>
          </table:table-cell>
        </table:table-row>
        <table:table-row table:style-name="ro1">
          <table:table-cell office:value-type="string" calcext:value-type="string">
            <text:p>rus</text:p>
          </table:table-cell>
          <table:table-cell office:value-type="string" calcext:value-type="string">
            <text:p><text:s/>Я взял палочку скатил ею ежа в свою шляпу и понес</text:p>
          </table:table-cell>
          <table:table-cell office:value-type="string" calcext:value-type="string">
            <text:p>домой</text:p>
          </table:table-cell>
          <table:table-cell/>
          <table:table-cell office:value-type="string" calcext:value-type="string">
            <text:p>[М. М. Пришвин. Ёж (1924) | Михайло Пришвин. Їжак (М. Шумило, 1950-1982)]</text:p>
          </table:table-cell>
          <table:table-cell table:formula="of:=RANDBETWEEN(1;1000000)" office:value-type="float" office:value="960147" calcext:value-type="float">
            <text:p>960147</text:p>
          </table:table-cell>
        </table:table-row>
        <table:table-row table:style-name="ro1">
          <table:table-cell office:value-type="string" calcext:value-type="string">
            <text:p>ukr</text:p>
          </table:table-cell>
          <table:table-cell office:value-type="string" calcext:value-type="string">
            <text:p><text:s/>Я взяв паличку скотив нею їжака в свій капелюх і поніс додому</text:p>
          </table:table-cell>
          <table:table-cell table:number-columns-repeated="2"/>
          <table:table-cell office:value-type="string" calcext:value-type="string">
            <text:p>[М. М. Пришвин. Ёж (1924) | Михайло Пришвин. Їжак (М. Шумило, 1950-1982)]</text:p>
          </table:table-cell>
          <table:table-cell table:formula="of:=[.F716]" office:value-type="float" office:value="960147" calcext:value-type="float">
            <text:p>960147</text:p>
          </table:table-cell>
        </table:table-row>
        <table:table-row table:style-name="ro1">
          <table:table-cell office:value-type="string" calcext:value-type="string">
            <text:p>rus</text:p>
          </table:table-cell>
          <table:table-cell office:value-type="string" calcext:value-type="string">
            <text:p><text:s/>В одно из его редких возвращений</text:p>
          </table:table-cell>
          <table:table-cell office:value-type="string" calcext:value-type="string">
            <text:p>домой</text:p>
          </table:table-cell>
          <table:table-cell office:value-type="string" calcext:value-type="string">
            <text:p><text:s/>он не увидел как всегда еще издали на пороге дома свою жену Мери всплескивающую руками а затем бегущую навстречу до потери дыхания</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182507" calcext:value-type="float">
            <text:p>182507</text:p>
          </table:table-cell>
        </table:table-row>
        <table:table-row table:style-name="ro1">
          <table:table-cell office:value-type="string" calcext:value-type="string">
            <text:p>ukr</text:p>
          </table:table-cell>
          <table:table-cell office:value-type="string" calcext:value-type="string">
            <text:p><text:s/>Під час одного з його нечастих повернень додому він не побачив як завжди ще здаля на порозі домівки своєї дружини Мері що вдарялася руками в поли а потім бігла назустріч до втрати подих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18]" office:value-type="float" office:value="182507" calcext:value-type="float">
            <text:p>182507</text:p>
          </table:table-cell>
        </table:table-row>
        <table:table-row table:style-name="ro1">
          <table:table-cell office:value-type="string" calcext:value-type="string">
            <text:p>rus</text:p>
          </table:table-cell>
          <table:table-cell office:value-type="string" calcext:value-type="string">
            <text:p><text:s/>Она прибавила что Меннерс соглашался дать денег но требовал за это любви Мери ничего не</text:p>
          </table:table-cell>
          <table:table-cell office:value-type="string" calcext:value-type="string">
            <text:p>добилась</text:p>
          </table:table-cell>
          <table:table-cell office:value-type="string" calcext:value-type="string">
            <text:p><text:s/>У нас в доме нет даже крошки съестного сказала она соседке</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93090" calcext:value-type="float">
            <text:p>293090</text:p>
          </table:table-cell>
        </table:table-row>
        <table:table-row table:style-name="ro1">
          <table:table-cell office:value-type="string" calcext:value-type="string">
            <text:p>ukr</text:p>
          </table:table-cell>
          <table:table-cell office:value-type="string" calcext:value-type="string">
            <text:p><text:s/>Вона додала що Меннерс погодився дати гроші та вимагав за це кохання Мері нічого не домоглася В нас у домівці немає навіть крихти їжі сказала вона сусідц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20]" office:value-type="float" office:value="293090" calcext:value-type="float">
            <text:p>293090</text:p>
          </table:table-cell>
        </table:table-row>
        <table:table-row table:style-name="ro1">
          <table:table-cell office:value-type="string" calcext:value-type="string">
            <text:p>rus</text:p>
          </table:table-cell>
          <table:table-cell office:value-type="string" calcext:value-type="string">
            <text:p><text:s/>Этим способом Лонгрен</text:p>
          </table:table-cell>
          <table:table-cell office:value-type="string" calcext:value-type="string">
            <text:p>добывал</text:p>
          </table:table-cell>
          <table:table-cell office:value-type="string" calcext:value-type="string">
            <text:p><text:s/>столько чтобы жить в рамках умеренной экономи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941205" calcext:value-type="float">
            <text:p>941205</text:p>
          </table:table-cell>
        </table:table-row>
        <table:table-row table:style-name="ro1">
          <table:table-cell office:value-type="string" calcext:value-type="string">
            <text:p>ukr</text:p>
          </table:table-cell>
          <table:table-cell office:value-type="string" calcext:value-type="string">
            <text:p><text:s/>В такий спосіб Лонгрен добув стільки щоб жити в межах помірної економії</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22]" office:value-type="float" office:value="941205" calcext:value-type="float">
            <text:p>941205</text:p>
          </table:table-cell>
        </table:table-row>
        <table:table-row table:style-name="ro1">
          <table:table-cell office:value-type="string" calcext:value-type="string">
            <text:p>rus</text:p>
          </table:table-cell>
          <table:table-cell office:value-type="string" calcext:value-type="string">
            <text:p><text:s/>Теперь даже всей длиной тела Меннерс не мог бы</text:p>
          </table:table-cell>
          <table:table-cell office:value-type="string" calcext:value-type="string">
            <text:p>достичь</text:p>
          </table:table-cell>
          <table:table-cell office:value-type="string" calcext:value-type="string">
            <text:p><text:s/>самой ближайшей сва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71982" calcext:value-type="float">
            <text:p>271982</text:p>
          </table:table-cell>
        </table:table-row>
        <table:table-row table:style-name="ro1">
          <table:table-cell office:value-type="string" calcext:value-type="string">
            <text:p>ukr</text:p>
          </table:table-cell>
          <table:table-cell office:value-type="string" calcext:value-type="string">
            <text:p><text:s/>Тепер навіть усією довжиною тіла Меннерс не міг би сягнути найближчої пал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24]" office:value-type="float" office:value="271982" calcext:value-type="float">
            <text:p>271982</text:p>
          </table:table-cell>
        </table:table-row>
        <table:table-row table:style-name="ro1">
          <table:table-cell office:value-type="string" calcext:value-type="string">
            <text:p>rus</text:p>
          </table:table-cell>
          <table:table-cell office:value-type="string" calcext:value-type="string">
            <text:p><text:s/>Пока не отнесло лодку так далеко что еле</text:p>
          </table:table-cell>
          <table:table-cell office:value-type="string" calcext:value-type="string">
            <text:p>долетали</text:p>
          </table:table-cell>
          <table:table-cell office:value-type="string" calcext:value-type="string">
            <text:p><text:s/>слова крики Меннерса он не переступил даже с ноги на ногу</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891281" calcext:value-type="float">
            <text:p>891281</text:p>
          </table:table-cell>
        </table:table-row>
        <table:table-row table:style-name="ro1">
          <table:table-cell office:value-type="string" calcext:value-type="string">
            <text:p>ukr</text:p>
          </table:table-cell>
          <table:table-cell office:value-type="string" calcext:value-type="string">
            <text:p><text:s/>Поки не віднесло човна так далеко що насилу долинали слова зойки Меннерса він навіть з ноги не переступив</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26]" office:value-type="float" office:value="891281" calcext:value-type="float">
            <text:p>891281</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неслось</text:p>
          </table:table-cell>
          <table:table-cell office:value-type="string" calcext:value-type="string">
            <text:p><text:s/>к нему глухо как с крыши сидящему внутри дома спас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37844" calcext:value-type="float">
            <text:p>237844</text:p>
          </table:table-cell>
        </table:table-row>
        <table:table-row table:style-name="ro1">
          <table:table-cell office:value-type="string" calcext:value-type="string">
            <text:p>ukr</text:p>
          </table:table-cell>
          <table:table-cell office:value-type="string" calcext:value-type="string">
            <text:p><text:s/>Лонгрене долинуло до нього глухо наче з даху тому хто сидить усередині будинку поряту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28]" office:value-type="float" office:value="237844" calcext:value-type="float">
            <text:p>237844</text:p>
          </table:table-cell>
        </table:table-row>
        <table:table-row table:style-name="ro1">
          <table:table-cell office:value-type="string" calcext:value-type="string">
            <text:p>rus</text:p>
          </table:table-cell>
          <table:table-cell office:value-type="string" calcext:value-type="string">
            <text:p><text:s/>Тогда крики умолкли и Лонгрен пошел</text:p>
          </table:table-cell>
          <table:table-cell office:value-type="string" calcext:value-type="string">
            <text:p>домой</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655580" calcext:value-type="float">
            <text:p>655580</text:p>
          </table:table-cell>
        </table:table-row>
        <table:table-row table:style-name="ro1">
          <table:table-cell office:value-type="string" calcext:value-type="string">
            <text:p>ukr</text:p>
          </table:table-cell>
          <table:table-cell office:value-type="string" calcext:value-type="string">
            <text:p><text:s/>Тоді крики ущухли і Лонгрен подався додом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30]" office:value-type="float" office:value="655580" calcext:value-type="float">
            <text:p>655580</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став</text:p>
          </table:table-cell>
          <table:table-cell office:value-type="string" calcext:value-type="string">
            <text:p><text:s/>свободной рукой трубку закурил и ветер пронес дым сквозь плетень в куст росший с внешней стороны огорода</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177853" calcext:value-type="float">
            <text:p>177853</text:p>
          </table:table-cell>
        </table:table-row>
        <table:table-row table:style-name="ro1">
          <table:table-cell office:value-type="string" calcext:value-type="string">
            <text:p>ukr</text:p>
          </table:table-cell>
          <table:table-cell office:value-type="string" calcext:value-type="string">
            <text:p><text:s/>Лонгрен діставши вільною рукою люльку закурив і вітер проніс дим крізь тин у кущ який ріс із зовнішнього боку город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32]" office:value-type="float" office:value="177853" calcext:value-type="float">
            <text:p>177853</text:p>
          </table:table-cell>
        </table:table-row>
        <table:table-row table:style-name="ro1">
          <table:table-cell office:value-type="string" calcext:value-type="string">
            <text:p>rus</text:p>
          </table:table-cell>
          <table:table-cell office:value-type="string" calcext:value-type="string">
            <text:p><text:s/>Но я говорю Буди буди мол табаку то</text:p>
          </table:table-cell>
          <table:table-cell office:value-type="string" calcext:value-type="string">
            <text:p>достать</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724321" calcext:value-type="float">
            <text:p>724321</text:p>
          </table:table-cell>
        </table:table-row>
        <table:table-row table:style-name="ro1">
          <table:table-cell office:value-type="string" calcext:value-type="string">
            <text:p>ukr</text:p>
          </table:table-cell>
          <table:table-cell office:value-type="string" calcext:value-type="string">
            <text:p><text:s/>Та я кажу Буди буди мовляв тютюнцю дістати</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34]" office:value-type="float" office:value="724321" calcext:value-type="float">
            <text:p>724321</text:p>
          </table:table-cell>
        </table:table-row>
        <table:table-row table:style-name="ro1">
          <table:table-cell office:value-type="string" calcext:value-type="string">
            <text:p>rus</text:p>
          </table:table-cell>
          <table:table-cell office:value-type="string" calcext:value-type="string">
            <text:p><text:s/>Затем обернулась в сторону восклицаний там в двадцати шагах от нее стояла кучка ребят они гримасничали высовывая языки Вздохнув девочка побежала</text:p>
          </table:table-cell>
          <table:table-cell office:value-type="string" calcext:value-type="string">
            <text:p>домой</text:p>
          </table:table-cell>
          <table:table-cell office:value-type="string" calcext:value-type="string">
            <text:p><text:s/>II ГРЭЙ</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523622" calcext:value-type="float">
            <text:p>523622</text:p>
          </table:table-cell>
        </table:table-row>
        <table:table-row table:style-name="ro1">
          <table:table-cell office:value-type="string" calcext:value-type="string">
            <text:p>ukr</text:p>
          </table:table-cell>
          <table:table-cell office:value-type="string" calcext:value-type="string">
            <text:p><text:s/>Відтак обернулася в бік вигуків там за двадцять кроків од неї стояла купка дітей вони кривлялися висолоплюючи язики Зітхнувши дівчинка побігла додому ІІ ГРЕ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36]" office:value-type="float" office:value="523622" calcext:value-type="float">
            <text:p>523622</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пускайте</text:p>
          </table:table-cell>
          <table:table-cell office:value-type="string" calcext:value-type="string">
            <text:p><text:s/>чтобы молния погасла от рук буржуев и контрреволюционеров</text:p>
          </table:table-cell>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cell table:formula="of:=RANDBETWEEN(1;1000000)" office:value-type="float" office:value="291145" calcext:value-type="float">
            <text:p>291145</text:p>
          </table:table-cell>
        </table:table-row>
        <table:table-row table:style-name="ro1">
          <table:table-cell office:value-type="string" calcext:value-type="string">
            <text:p>ukr</text:p>
          </table:table-cell>
          <table:table-cell office:value-type="string" calcext:value-type="string">
            <text:p><text:s/>Не допускайте щоб блискавка згасла від рук буржуїв і контрреволюціонерів</text:p>
          </table:table-cell>
          <table:table-cell table:number-columns-repeated="2"/>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cell table:formula="of:=[.F738]" office:value-type="float" office:value="291145" calcext:value-type="float">
            <text:p>291145</text:p>
          </table:table-cell>
        </table:table-row>
        <table:table-row table:style-name="ro1">
          <table:table-cell office:value-type="string" calcext:value-type="string">
            <text:p>rus</text:p>
          </table:table-cell>
          <table:table-cell office:value-type="string" calcext:value-type="string">
            <text:p><text:s/>В частных проявлениях борьбы с украинским сепаратизмом администрация особенно местная</text:p>
          </table:table-cell>
          <table:table-cell office:value-type="string" calcext:value-type="string">
            <text:p>доходила</text:p>
          </table:table-cell>
          <table:table-cell office:value-type="string" calcext:value-type="string">
            <text:p><text:s/>до преследования самых невинных и естественных проявлений национальной украинской стихии как пение народных песен выступления кобзарей и т п</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403769" calcext:value-type="float">
            <text:p>403769</text:p>
          </table:table-cell>
        </table:table-row>
        <table:table-row table:style-name="ro1">
          <table:table-cell office:value-type="string" calcext:value-type="string">
            <text:p>ukr</text:p>
          </table:table-cell>
          <table:table-cell office:value-type="string" calcext:value-type="string">
            <text:p><text:s/>У часткових проявах боротьби з українським сепаратизмом адміністрація особливо місцева доходила до переслідування найбезневинніших і найприродніших проявів української стихії таких як співання народних пісень виступи кобзарів тощо</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740]" office:value-type="float" office:value="403769" calcext:value-type="float">
            <text:p>403769</text:p>
          </table:table-cell>
        </table:table-row>
        <table:table-row table:style-name="ro1">
          <table:table-cell office:value-type="string" calcext:value-type="string">
            <text:p>rus</text:p>
          </table:table-cell>
          <table:table-cell office:value-type="string" calcext:value-type="string">
            <text:p><text:s/>Правительственная политика этого периода стремилась к определенной цели</text:p>
          </table:table-cell>
          <table:table-cell office:value-type="string" calcext:value-type="string">
            <text:p>достичь</text:p>
          </table:table-cell>
          <table:table-cell office:value-type="string" calcext:value-type="string">
            <text:p><text:s/>полного слияния украинцев с господствующею народностью и уничтожить вредное для последней сознание своей национальной особости в украинском населении</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476440" calcext:value-type="float">
            <text:p>476440</text:p>
          </table:table-cell>
        </table:table-row>
        <table:table-row table:style-name="ro1">
          <table:table-cell office:value-type="string" calcext:value-type="string">
            <text:p>ukr</text:p>
          </table:table-cell>
          <table:table-cell office:value-type="string" calcext:value-type="string">
            <text:p><text:s/>Урядова політика цього періоду прагнула певної мети досягти остаточного злиття українців з панівною народністю і знищити шкідливе для останньої усвідомлення своєї національної особливості в українському населенні</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742]" office:value-type="float" office:value="476440" calcext:value-type="float">
            <text:p>476440</text:p>
          </table:table-cell>
        </table:table-row>
        <table:table-row table:style-name="ro1">
          <table:table-cell office:value-type="string" calcext:value-type="string">
            <text:p>rus</text:p>
          </table:table-cell>
          <table:table-cell office:value-type="string" calcext:value-type="string">
            <text:p><text:s/>Антагонисты украинства не желают</text:p>
          </table:table-cell>
          <table:table-cell office:value-type="string" calcext:value-type="string">
            <text:p>допустить</text:p>
          </table:table-cell>
          <table:table-cell office:value-type="string" calcext:value-type="string">
            <text:p><text:s/>свободы украинского движения из страха политического и культурного ущерба для России украинцы видят ущерб именно в отсутствии этой свободы и в возможности сомнений и колебаний по такому ясному и простому вопросу</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928305" calcext:value-type="float">
            <text:p>928305</text:p>
          </table:table-cell>
        </table:table-row>
        <table:table-row table:style-name="ro1">
          <table:table-cell office:value-type="string" calcext:value-type="string">
            <text:p>ukr</text:p>
          </table:table-cell>
          <table:table-cell office:value-type="string" calcext:value-type="string">
            <text:p><text:s/>Антагоністи українства не бажають допустити свободи українського руху з побоювання політичного й культурного збитку для Росії українці бачать збиток саме у відсутності цієї свободи і в можливості сумнівів та вагань з такого ясного і простого питання</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744]" office:value-type="float" office:value="928305" calcext:value-type="float">
            <text:p>928305</text:p>
          </table:table-cell>
        </table:table-row>
        <table:table-row table:style-name="ro1">
          <table:table-cell office:value-type="string" calcext:value-type="string">
            <text:p>rus</text:p>
          </table:table-cell>
          <table:table-cell office:value-type="string" calcext:value-type="string">
            <text:p><text:s/>Лучшие из сомневающихся не уверены что следует</text:p>
          </table:table-cell>
          <table:table-cell office:value-type="string" calcext:value-type="string">
            <text:p>допустить</text:p>
          </table:table-cell>
          <table:table-cell office:value-type="string" calcext:value-type="string">
            <text:p><text:s/>украинское движение украинцы же считают преступлением против общечеловеческого права противодействие просветительской и культурной работе в каких бы то ни было живых национальных формах</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615006" calcext:value-type="float">
            <text:p>615006</text:p>
          </table:table-cell>
        </table:table-row>
        <table:table-row table:style-name="ro1">
          <table:table-cell office:value-type="string" calcext:value-type="string">
            <text:p>ukr</text:p>
          </table:table-cell>
          <table:table-cell office:value-type="string" calcext:value-type="string">
            <text:p><text:s/>Навіть кращі з тих хто сумнівається не певні що варто дозволяти український рух тоді як українці вважають злочином проти загальнолюдського права протидію освітній та культурній роботі у хоч би яких живих національних формах</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746]" office:value-type="float" office:value="615006" calcext:value-type="float">
            <text:p>615006</text:p>
          </table:table-cell>
        </table:table-row>
        <table:table-row table:style-name="ro1">
          <table:table-cell office:value-type="string" calcext:value-type="string">
            <text:p>rus</text:p>
          </table:table-cell>
          <table:table-cell office:value-type="string" calcext:value-type="string">
            <text:p><text:s/>Имейте в виду господин Ихментьев что я шпионства предательства и доносов на ваших товарищей не</text:p>
          </table:table-cell>
          <table:table-cell office:value-type="string" calcext:value-type="string">
            <text:p>допущу</text:p>
          </table:table-cell>
          <table:table-cell/>
          <table:table-cell office:value-type="string" calcext:value-type="string">
            <text:p>[Аркадий Аверченко. Невозможное (1914) | А. Т. Аверченко. Неможливе]</text:p>
          </table:table-cell>
          <table:table-cell table:formula="of:=RANDBETWEEN(1;1000000)" office:value-type="float" office:value="430059" calcext:value-type="float">
            <text:p>430059</text:p>
          </table:table-cell>
        </table:table-row>
        <table:table-row table:style-name="ro1">
          <table:table-cell office:value-type="string" calcext:value-type="string">
            <text:p>ukr</text:p>
          </table:table-cell>
          <table:table-cell office:value-type="string" calcext:value-type="string">
            <text:p><text:s/>Майте на увазі пан Іхментьев що я заняття шпигунством зради і доносів на ваших товаришів не допущу</text:p>
          </table:table-cell>
          <table:table-cell table:number-columns-repeated="2"/>
          <table:table-cell office:value-type="string" calcext:value-type="string">
            <text:p>[Аркадий Аверченко. Невозможное (1914) | А. Т. Аверченко. Неможливе]</text:p>
          </table:table-cell>
          <table:table-cell table:formula="of:=[.F748]" office:value-type="float" office:value="430059" calcext:value-type="float">
            <text:p>430059</text:p>
          </table:table-cell>
        </table:table-row>
        <table:table-row table:style-name="ro1">
          <table:table-cell office:value-type="string" calcext:value-type="string">
            <text:p>rus</text:p>
          </table:table-cell>
          <table:table-cell office:value-type="string" calcext:value-type="string">
            <text:p><text:s/>Он сердито вскочил стал на цыпочки</text:p>
          </table:table-cell>
          <table:table-cell office:value-type="string" calcext:value-type="string">
            <text:p>дотянулся</text:p>
          </table:table-cell>
          <table:table-cell office:value-type="string" calcext:value-type="string">
            <text:p><text:s/>до уха учителя и нагнув его голову потащил за ухо в угол</text:p>
          </table:table-cell>
          <table:table-cell office:value-type="string" calcext:value-type="string">
            <text:p>[Аркадий Аверченко. Невозможное (1914) | А. Т. Аверченко. Неможливе]</text:p>
          </table:table-cell>
          <table:table-cell table:formula="of:=RANDBETWEEN(1;1000000)" office:value-type="float" office:value="99184" calcext:value-type="float">
            <text:p>99184</text:p>
          </table:table-cell>
        </table:table-row>
        <table:table-row table:style-name="ro1">
          <table:table-cell office:value-type="string" calcext:value-type="string">
            <text:p>ukr</text:p>
          </table:table-cell>
          <table:table-cell office:value-type="string" calcext:value-type="string">
            <text:p><text:s/>Він сердито схопився дотягся до вуха вчителя і нагнувши його голову потягнув за вухо в кут</text:p>
          </table:table-cell>
          <table:table-cell table:number-columns-repeated="2"/>
          <table:table-cell office:value-type="string" calcext:value-type="string">
            <text:p>[Аркадий Аверченко. Невозможное (1914) | А. Т. Аверченко. Неможливе]</text:p>
          </table:table-cell>
          <table:table-cell table:formula="of:=[.F750]" office:value-type="float" office:value="99184" calcext:value-type="float">
            <text:p>99184</text:p>
          </table:table-cell>
        </table:table-row>
        <table:table-row table:style-name="ro1">
          <table:table-cell office:value-type="string" calcext:value-type="string">
            <text:p>rus</text:p>
          </table:table-cell>
          <table:table-cell office:value-type="string" calcext:value-type="string">
            <text:p><text:s/>Любезный директор с белой звездой тоже встал</text:p>
          </table:table-cell>
          <table:table-cell office:value-type="string" calcext:value-type="string">
            <text:p>догнал</text:p>
          </table:table-cell>
          <table:table-cell office:value-type="string" calcext:value-type="string">
            <text:p><text:s/>меня в передней и сказал подмигивая на экзаменационную комнату</text:p>
          </table:table-cell>
          <table:table-cell office:value-type="string" calcext:value-type="string">
            <text:p>[Аркадий Аверченко. Учитель Бельмесов (1914) | А. Т. Аверченко. Вчитель Бельмесов]</text:p>
          </table:table-cell>
          <table:table-cell table:formula="of:=RANDBETWEEN(1;1000000)" office:value-type="float" office:value="805853" calcext:value-type="float">
            <text:p>805853</text:p>
          </table:table-cell>
        </table:table-row>
        <table:table-row table:style-name="ro1">
          <table:table-cell office:value-type="string" calcext:value-type="string">
            <text:p>ukr</text:p>
          </table:table-cell>
          <table:table-cell office:value-type="string" calcext:value-type="string">
            <text:p><text:s/>Люб'язний директор з білою зіркою теж встав наздогнав мене в передній і сказав підморгуючи на екзаменаційну кімнату</text:p>
          </table:table-cell>
          <table:table-cell table:number-columns-repeated="2"/>
          <table:table-cell office:value-type="string" calcext:value-type="string">
            <text:p>[Аркадий Аверченко. Учитель Бельмесов (1914) | А. Т. Аверченко. Вчитель Бельмесов]</text:p>
          </table:table-cell>
          <table:table-cell table:formula="of:=[.F752]" office:value-type="float" office:value="805853" calcext:value-type="float">
            <text:p>805853</text:p>
          </table:table-cell>
        </table:table-row>
        <table:table-row table:style-name="ro1">
          <table:table-cell office:value-type="string" calcext:value-type="string">
            <text:p>rus</text:p>
          </table:table-cell>
          <table:table-cell office:value-type="string" calcext:value-type="string">
            <text:p><text:s/>То что Рудольф вышел на четверть часа позже Вильяма</text:p>
          </table:table-cell>
          <table:table-cell office:value-type="string" calcext:value-type="string">
            <text:p>доверял</text:p>
          </table:table-cell>
          <table:table-cell office:value-type="string" calcext:value-type="string">
            <text:p><text:s/>что этот честный скваттер не особенно Вильяму и в данном случае решил просто проследить этого сорви голову к которому вот уже три дня под ряд пробирается ночью на взмыленной лошади креол в плаще</text:p>
          </table:table-cell>
          <table:table-cell office:value-type="string" calcext:value-type="string">
            <text:p>[Аркадий Аверченко. Экзаменационная задача (1914) | А. Т. Аверченко. Екзаменаційне завдання]</text:p>
          </table:table-cell>
          <table:table-cell table:formula="of:=RANDBETWEEN(1;1000000)" office:value-type="float" office:value="312500" calcext:value-type="float">
            <text:p>312500</text:p>
          </table:table-cell>
        </table:table-row>
        <table:table-row table:style-name="ro1">
          <table:table-cell office:value-type="string" calcext:value-type="string">
            <text:p>ukr</text:p>
          </table:table-cell>
          <table:table-cell office:value-type="string" calcext:value-type="string">
            <text:p><text:s/>Те що Рудольф вийшов на чверть години пізніше за Вільяма доводить що цей чесний скватер не особливо довіряв Вільяму і в даному випадку вирішив просто прослідкувати цього шибайголову до якого ось вже три дні підряд пробирається вночі на змиленому коні креол в плащі</text:p>
          </table:table-cell>
          <table:table-cell table:number-columns-repeated="2"/>
          <table:table-cell office:value-type="string" calcext:value-type="string">
            <text:p>[Аркадий Аверченко. Экзаменационная задача (1914) | А. Т. Аверченко. Екзаменаційне завдання]</text:p>
          </table:table-cell>
          <table:table-cell table:formula="of:=[.F754]" office:value-type="float" office:value="312500" calcext:value-type="float">
            <text:p>312500</text:p>
          </table:table-cell>
        </table:table-row>
        <table:table-row table:style-name="ro1">
          <table:table-cell office:value-type="string" calcext:value-type="string">
            <text:p>rus</text:p>
          </table:table-cell>
          <table:table-cell office:value-type="string" calcext:value-type="string">
            <text:p><text:s/>Свалился но ничего не испугался и плывет тихонько а потом нырнул и тотчас</text:p>
          </table:table-cell>
          <table:table-cell office:value-type="string" calcext:value-type="string">
            <text:p>достиг</text:p>
          </table:table-cell>
          <table:table-cell office:value-type="string" calcext:value-type="string">
            <text:p><text:s/>морского дна</text:p>
          </table:table-cell>
          <table:table-cell office:value-type="string" calcext:value-type="string">
            <text:p>[Максим Горький. Случай с Евсейкой (1912) | Максим Горький. Пригода з Овсійком (М. Пригара, 1965)]</text:p>
          </table:table-cell>
          <table:table-cell table:formula="of:=RANDBETWEEN(1;1000000)" office:value-type="float" office:value="206391" calcext:value-type="float">
            <text:p>206391</text:p>
          </table:table-cell>
        </table:table-row>
        <table:table-row table:style-name="ro1">
          <table:table-cell office:value-type="string" calcext:value-type="string">
            <text:p>ukr</text:p>
          </table:table-cell>
          <table:table-cell office:value-type="string" calcext:value-type="string">
            <text:p><text:s/>Упав та нічого не злякався й пливе тихенько потім пірнув і відразу досяг морського дна</text:p>
          </table:table-cell>
          <table:table-cell table:number-columns-repeated="2"/>
          <table:table-cell office:value-type="string" calcext:value-type="string">
            <text:p>[Максим Горький. Случай с Евсейкой (1912) | Максим Горький. Пригода з Овсійком (М. Пригара, 1965)]</text:p>
          </table:table-cell>
          <table:table-cell table:formula="of:=[.F756]" office:value-type="float" office:value="206391" calcext:value-type="float">
            <text:p>206391</text:p>
          </table:table-cell>
        </table:table-row>
        <table:table-row table:style-name="ro1">
          <table:table-cell office:value-type="string" calcext:value-type="string">
            <text:p>rus</text:p>
          </table:table-cell>
          <table:table-cell office:value-type="string" calcext:value-type="string">
            <text:p><text:s/>У одной дискантовой пропал голос она совсем не играла и поэтому когда до нее</text:p>
          </table:table-cell>
          <table:table-cell office:value-type="string" calcext:value-type="string">
            <text:p>доходила</text:p>
          </table:table-cell>
          <table:table-cell office:value-type="string" calcext:value-type="string">
            <text:p><text:s/>очередь то вся музыка начинала как бы заикаться прихрамывать и спотыкаться</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79620" calcext:value-type="float">
            <text:p>879620</text:p>
          </table:table-cell>
        </table:table-row>
        <table:table-row table:style-name="ro1">
          <table:table-cell office:value-type="string" calcext:value-type="string">
            <text:p>ukr</text:p>
          </table:table-cell>
          <table:table-cell office:value-type="string" calcext:value-type="string">
            <text:p><text:s/>В однієї дискантової пропав голос вона зовсім не грала й тому коли до неї доходила черга то вся музика починала мовби заїкатися накульгувати й спотикатися</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58]" office:value-type="float" office:value="879620" calcext:value-type="float">
            <text:p>879620</text:p>
          </table:table-cell>
        </table:table-row>
        <table:table-row table:style-name="ro1">
          <table:table-cell office:value-type="string" calcext:value-type="string">
            <text:p>rus</text:p>
          </table:table-cell>
          <table:table-cell office:value-type="string" calcext:value-type="string">
            <text:p><text:s/>Подожди</text:p>
          </table:table-cell>
          <table:table-cell office:value-type="string" calcext:value-type="string">
            <text:p>дойдем</text:p>
          </table:table-cell>
          <table:table-cell office:value-type="string" calcext:value-type="string">
            <text:p><text:s/>ужотко до Мисхора там и пополощем телеса свои грешные</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89844" calcext:value-type="float">
            <text:p>189844</text:p>
          </table:table-cell>
        </table:table-row>
        <table:table-row table:style-name="ro1">
          <table:table-cell office:value-type="string" calcext:value-type="string">
            <text:p>ukr</text:p>
          </table:table-cell>
          <table:table-cell office:value-type="string" calcext:value-type="string">
            <text:p><text:s/>Почекай дійдемо якось до Місхора там і пополощемо тілеса свої грішні</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60]" office:value-type="float" office:value="189844" calcext:value-type="float">
            <text:p>189844</text:p>
          </table:table-cell>
        </table:table-row>
        <table:table-row table:style-name="ro1">
          <table:table-cell office:value-type="string" calcext:value-type="string">
            <text:p>rus</text:p>
          </table:table-cell>
          <table:table-cell office:value-type="string" calcext:value-type="string">
            <text:p><text:s/>Погоди вот</text:p>
          </table:table-cell>
          <table:table-cell office:value-type="string" calcext:value-type="string">
            <text:p>дойдем</text:p>
          </table:table-cell>
          <table:table-cell office:value-type="string" calcext:value-type="string">
            <text:p><text:s/>мы до города Новороссийского и значит опять подадимся на юг</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223679" calcext:value-type="float">
            <text:p>223679</text:p>
          </table:table-cell>
        </table:table-row>
        <table:table-row table:style-name="ro1">
          <table:table-cell office:value-type="string" calcext:value-type="string">
            <text:p>ukr</text:p>
          </table:table-cell>
          <table:table-cell office:value-type="string" calcext:value-type="string">
            <text:p><text:s/>Стривай но ось дійдемо ми до міста Новоросійського і значить знову подамося на півден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62]" office:value-type="float" office:value="223679" calcext:value-type="float">
            <text:p>223679</text:p>
          </table:table-cell>
        </table:table-row>
        <table:table-row table:style-name="ro1">
          <table:table-cell office:value-type="string" calcext:value-type="string">
            <text:p>rus</text:p>
          </table:table-cell>
          <table:table-cell office:value-type="string" calcext:value-type="string">
            <text:p><text:s/>Сразу можно было</text:p>
          </table:table-cell>
          <table:table-cell office:value-type="string" calcext:value-type="string">
            <text:p>догадаться</text:p>
          </table:table-cell>
          <table:table-cell office:value-type="string" calcext:value-type="string">
            <text:p><text:s/>что причиной их беспокойства является мальчик в матросском костюме так внезапно вылетевший на террасу</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269705" calcext:value-type="float">
            <text:p>269705</text:p>
          </table:table-cell>
        </table:table-row>
        <table:table-row table:style-name="ro1">
          <table:table-cell office:value-type="string" calcext:value-type="string">
            <text:p>ukr</text:p>
          </table:table-cell>
          <table:table-cell office:value-type="string" calcext:value-type="string">
            <text:p><text:s/>Одразу можна було здогадатися що причиною їхньої турботи є хлопчик у матроському костюмі який так раптово вилетів на терасу</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64]" office:value-type="float" office:value="269705" calcext:value-type="float">
            <text:p>269705</text:p>
          </table:table-cell>
        </table:table-row>
        <table:table-row table:style-name="ro1">
          <table:table-cell office:value-type="string" calcext:value-type="string">
            <text:p>rus</text:p>
          </table:table-cell>
          <table:table-cell office:value-type="string" calcext:value-type="string">
            <text:p><text:s/>Больной должно быть Шамашедчий</text:p>
          </table:table-cell>
          <table:table-cell office:value-type="string" calcext:value-type="string">
            <text:p>догадался</text:p>
          </table:table-cell>
          <table:table-cell office:value-type="string" calcext:value-type="string">
            <text:p><text:s/>Сергей А я почем знаю</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599944" calcext:value-type="float">
            <text:p>599944</text:p>
          </table:table-cell>
        </table:table-row>
        <table:table-row table:style-name="ro1">
          <table:table-cell office:value-type="string" calcext:value-type="string">
            <text:p>ukr</text:p>
          </table:table-cell>
          <table:table-cell office:value-type="string" calcext:value-type="string">
            <text:p><text:s/>Хворий мабуть Пришелепок догадався Сергій А я звідки знаю</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66]" office:value-type="float" office:value="599944" calcext:value-type="float">
            <text:p>599944</text:p>
          </table:table-cell>
        </table:table-row>
        <table:table-row table:style-name="ro1">
          <table:table-cell office:value-type="string" calcext:value-type="string">
            <text:p>rus</text:p>
          </table:table-cell>
          <table:table-cell office:value-type="string" calcext:value-type="string">
            <text:p><text:s/>Господин хороший</text:p>
          </table:table-cell>
          <table:table-cell office:value-type="string" calcext:value-type="string">
            <text:p>дозвольте</text:p>
          </table:table-cell>
          <table:table-cell office:value-type="string" calcext:value-type="string">
            <text:p><text:s/>вам объяснить начал было деликатно дедушка</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9749" calcext:value-type="float">
            <text:p>9749</text:p>
          </table:table-cell>
        </table:table-row>
        <table:table-row table:style-name="ro1">
          <table:table-cell office:value-type="string" calcext:value-type="string">
            <text:p>ukr</text:p>
          </table:table-cell>
          <table:table-cell office:value-type="string" calcext:value-type="string">
            <text:p><text:s/>Пане добродію дозвольте вам пояснити почав був делікатно дідус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68]" office:value-type="float" office:value="9749" calcext:value-type="float">
            <text:p>9749</text:p>
          </table:table-cell>
        </table:table-row>
        <table:table-row table:style-name="ro1">
          <table:table-cell office:value-type="string" calcext:value-type="string">
            <text:p>rus</text:p>
          </table:table-cell>
          <table:table-cell office:value-type="string" calcext:value-type="string">
            <text:p><text:s/>Потом поглядел жалобно моргая глазами на хозяина и</text:p>
          </table:table-cell>
          <table:table-cell office:value-type="string" calcext:value-type="string">
            <text:p>добавил</text:p>
          </table:table-cell>
          <table:table-cell office:value-type="string" calcext:value-type="string">
            <text:p><text:s/>еще два раза Гав гав</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18492" calcext:value-type="float">
            <text:p>818492</text:p>
          </table:table-cell>
        </table:table-row>
        <table:table-row table:style-name="ro1">
          <table:table-cell office:value-type="string" calcext:value-type="string">
            <text:p>ukr</text:p>
          </table:table-cell>
          <table:table-cell office:value-type="string" calcext:value-type="string">
            <text:p><text:s/>Потім подивився жалібно кліпаючи очима на хазяїна й додав іще двічі Гав гав</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70]" office:value-type="float" office:value="818492" calcext:value-type="float">
            <text:p>818492</text:p>
          </table:table-cell>
        </table:table-row>
        <table:table-row table:style-name="ro1">
          <table:table-cell office:value-type="string" calcext:value-type="string">
            <text:p>rus</text:p>
          </table:table-cell>
          <table:table-cell office:value-type="string" calcext:value-type="string">
            <text:p><text:s/>Чудесно собачка Придем</text:p>
          </table:table-cell>
          <table:table-cell office:value-type="string" calcext:value-type="string">
            <text:p>домой</text:p>
          </table:table-cell>
          <table:table-cell office:value-type="string" calcext:value-type="string">
            <text:p><text:s/>я тебе морковки дам А ты морковку не кушаешь</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582646" calcext:value-type="float">
            <text:p>582646</text:p>
          </table:table-cell>
        </table:table-row>
        <table:table-row table:style-name="ro1">
          <table:table-cell office:value-type="string" calcext:value-type="string">
            <text:p>ukr</text:p>
          </table:table-cell>
          <table:table-cell office:value-type="string" calcext:value-type="string">
            <text:p><text:s/>Чудово собачко Прийдемо додому я тобі моркви дам А ти моркви не їси</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72]" office:value-type="float" office:value="582646" calcext:value-type="float">
            <text:p>582646</text:p>
          </table:table-cell>
        </table:table-row>
        <table:table-row table:style-name="ro1">
          <table:table-cell office:value-type="string" calcext:value-type="string">
            <text:p>rus</text:p>
          </table:table-cell>
          <table:table-cell office:value-type="string" calcext:value-type="string">
            <text:p><text:s/>Я думал и не</text:p>
          </table:table-cell>
          <table:table-cell office:value-type="string" calcext:value-type="string">
            <text:p>догнать</text:p>
          </table:table-cell>
          <table:table-cell office:value-type="string" calcext:value-type="string">
            <text:p><text:s/>мне тебя</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73314" calcext:value-type="float">
            <text:p>873314</text:p>
          </table:table-cell>
        </table:table-row>
        <table:table-row table:style-name="ro1">
          <table:table-cell office:value-type="string" calcext:value-type="string">
            <text:p>ukr</text:p>
          </table:table-cell>
          <table:table-cell office:value-type="string" calcext:value-type="string">
            <text:p><text:s/>Я думав що й не дожену тебе</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74]" office:value-type="float" office:value="873314" calcext:value-type="float">
            <text:p>873314</text:p>
          </table:table-cell>
        </table:table-row>
        <table:table-row table:style-name="ro1">
          <table:table-cell office:value-type="string" calcext:value-type="string">
            <text:p>rus</text:p>
          </table:table-cell>
          <table:table-cell office:value-type="string" calcext:value-type="string">
            <text:p><text:s/>6 Молча</text:p>
          </table:table-cell>
          <table:table-cell office:value-type="string" calcext:value-type="string">
            <text:p>дошли</text:p>
          </table:table-cell>
          <table:table-cell office:value-type="string" calcext:value-type="string">
            <text:p><text:s/>они до Алупки Дедушка всю дорогу кряхтел и вздыхал Сергей же сохранял на лице злое решительное выражение</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59601" calcext:value-type="float">
            <text:p>159601</text:p>
          </table:table-cell>
        </table:table-row>
        <table:table-row table:style-name="ro1">
          <table:table-cell office:value-type="string" calcext:value-type="string">
            <text:p>ukr</text:p>
          </table:table-cell>
          <table:table-cell office:value-type="string" calcext:value-type="string">
            <text:p><text:s/>VI Мовчки дійшли вони до Алупки Дідусь усю дорогу кректав і зітхав а Сергій зберігав на обличчі злий рішучий вираз</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776]" office:value-type="float" office:value="159601" calcext:value-type="float">
            <text:p>159601</text:p>
          </table:table-cell>
        </table:table-row>
        <table:table-row table:style-name="ro1">
          <table:table-cell office:value-type="string" calcext:value-type="string">
            <text:p>rus</text:p>
          </table:table-cell>
          <table:table-cell office:value-type="string" calcext:value-type="string">
            <text:p><text:s/>Собака завизжала больше от неожиданности и обиды чем от боли а мужик шатаясь побрел</text:p>
          </table:table-cell>
          <table:table-cell office:value-type="string" calcext:value-type="string">
            <text:p>домой</text:p>
          </table:table-cell>
          <table:table-cell office:value-type="string" calcext:value-type="string">
            <text:p><text:s/>где долго и больно бил жену и на кусочки изорвал новый платок который на прошлой неделе купил ей в подарок</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971892" calcext:value-type="float">
            <text:p>971892</text:p>
          </table:table-cell>
        </table:table-row>
        <table:table-row table:style-name="ro1">
          <table:table-cell office:value-type="string" calcext:value-type="string">
            <text:p>ukr</text:p>
          </table:table-cell>
          <table:table-cell office:value-type="string" calcext:value-type="string">
            <text:p><text:s/>Собака звискнув більше від несподіванки й образи ніж од болю а п'яниця хитаючись посунув додому де довго збиткувався над жінкою й на клапті пошматував нову хустину яку минулого тижня купив дружині у подарунок</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778]" office:value-type="float" office:value="971892" calcext:value-type="float">
            <text:p>971892</text:p>
          </table:table-cell>
        </table:table-row>
        <table:table-row table:style-name="ro1">
          <table:table-cell office:value-type="string" calcext:value-type="string">
            <text:p>rus</text:p>
          </table:table-cell>
          <table:table-cell office:value-type="string" calcext:value-type="string">
            <text:p><text:s/>С тех пор собака не</text:p>
          </table:table-cell>
          <table:table-cell office:value-type="string" calcext:value-type="string">
            <text:p>доверяла</text:p>
          </table:table-cell>
          <table:table-cell office:value-type="string" calcext:value-type="string">
            <text:p><text:s/>людям которые хотели ее приласкать и поджав хвост убегала а иногда со злобою набрасывалась на них и пыталась укусить пока камнями и палкой не удавалось отогнать ее</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61678" calcext:value-type="float">
            <text:p>61678</text:p>
          </table:table-cell>
        </table:table-row>
        <table:table-row table:style-name="ro1">
          <table:table-cell office:value-type="string" calcext:value-type="string">
            <text:p>ukr</text:p>
          </table:table-cell>
          <table:table-cell office:value-type="string" calcext:value-type="string">
            <text:p><text:s/>Відтоді собака не довіряв людям котрі хотіли його прилащити й підібгавши хвоста тікав а бувало й люто кидався на них намагаючись укусити доводилося камінням та дрюком відганяти його</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780]" office:value-type="float" office:value="61678" calcext:value-type="float">
            <text:p>61678</text:p>
          </table:table-cell>
        </table:table-row>
        <table:table-row table:style-name="ro1">
          <table:table-cell office:value-type="string" calcext:value-type="string">
            <text:p>rus</text:p>
          </table:table-cell>
          <table:table-cell office:value-type="string" calcext:value-type="string">
            <text:p><text:s/>Ну кто так сидит сказала мать и</text:p>
          </table:table-cell>
          <table:table-cell office:value-type="string" calcext:value-type="string">
            <text:p>добавила</text:p>
          </table:table-cell>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662471" calcext:value-type="float">
            <text:p>662471</text:p>
          </table:table-cell>
        </table:table-row>
        <table:table-row table:style-name="ro1">
          <table:table-cell office:value-type="string" calcext:value-type="string">
            <text:p>ukr</text:p>
          </table:table-cell>
          <table:table-cell office:value-type="string" calcext:value-type="string">
            <text:p><text:s/>Хто так сидить мовила мати й додала</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782]" office:value-type="float" office:value="662471" calcext:value-type="float">
            <text:p>662471</text:p>
          </table:table-cell>
        </table:table-row>
        <table:table-row table:style-name="ro1">
          <table:table-cell office:value-type="string" calcext:value-type="string">
            <text:p>rus</text:p>
          </table:table-cell>
          <table:table-cell office:value-type="string" calcext:value-type="string">
            <text:p><text:s/>Кусака долго металась по следам уехавших людей</text:p>
          </table:table-cell>
          <table:table-cell office:value-type="string" calcext:value-type="string">
            <text:p>добежала</text:p>
          </table:table-cell>
          <table:table-cell office:value-type="string" calcext:value-type="string">
            <text:p><text:s/>до станции и промокшая грязная вернулась на дачу</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38137" calcext:value-type="float">
            <text:p>38137</text:p>
          </table:table-cell>
        </table:table-row>
        <table:table-row table:style-name="ro1">
          <table:table-cell office:value-type="string" calcext:value-type="string">
            <text:p>ukr</text:p>
          </table:table-cell>
          <table:table-cell office:value-type="string" calcext:value-type="string">
            <text:p><text:s/>Кусака довго метався слідами людей які виїхали добіг до станції і змоклий брудний повернувся на дачу</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784]" office:value-type="float" office:value="38137" calcext:value-type="float">
            <text:p>38137</text:p>
          </table:table-cell>
        </table:table-row>
        <table:table-row table:style-name="ro1">
          <table:table-cell office:value-type="string" calcext:value-type="string">
            <text:p>rus</text:p>
          </table:table-cell>
          <table:table-cell office:value-type="string" calcext:value-type="string">
            <text:p><text:s/>Надышавшись на гумне ржаным ароматом новой соломы и мякины бодро идешь</text:p>
          </table:table-cell>
          <table:table-cell office:value-type="string" calcext:value-type="string">
            <text:p>домой</text:p>
          </table:table-cell>
          <table:table-cell office:value-type="string" calcext:value-type="string">
            <text:p><text:s/>к ужину мимо садового вал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221133" calcext:value-type="float">
            <text:p>221133</text:p>
          </table:table-cell>
        </table:table-row>
        <table:table-row table:style-name="ro1">
          <table:table-cell office:value-type="string" calcext:value-type="string">
            <text:p>ukr</text:p>
          </table:table-cell>
          <table:table-cell office:value-type="string" calcext:value-type="string">
            <text:p><text:s/>Надихавшись на току житнім ароматом нової соломи й полови бадьоро простуєш додому на вечерю повз садовий вал</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786]" office:value-type="float" office:value="221133" calcext:value-type="float">
            <text:p>221133</text:p>
          </table:table-cell>
        </table:table-row>
        <table:table-row table:style-name="ro1">
          <table:table-cell office:value-type="string" calcext:value-type="string">
            <text:p>rus</text:p>
          </table:table-cell>
          <table:table-cell office:value-type="string" calcext:value-type="string">
            <text:p><text:s/>Шурша по сухой листве как слепой</text:p>
          </table:table-cell>
          <table:table-cell office:value-type="string" calcext:value-type="string">
            <text:p>доберешься</text:p>
          </table:table-cell>
          <table:table-cell office:value-type="string" calcext:value-type="string">
            <text:p><text:s/>до шалаш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859961" calcext:value-type="float">
            <text:p>859961</text:p>
          </table:table-cell>
        </table:table-row>
        <table:table-row table:style-name="ro1">
          <table:table-cell office:value-type="string" calcext:value-type="string">
            <text:p>ukr</text:p>
          </table:table-cell>
          <table:table-cell office:value-type="string" calcext:value-type="string">
            <text:p><text:s/>Шарудячи сухим листям як сліпий дістанешся до намет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788]" office:value-type="float" office:value="859961" calcext:value-type="float">
            <text:p>859961</text:p>
          </table:table-cell>
        </table:table-row>
        <table:table-row table:style-name="ro1">
          <table:table-cell office:value-type="string" calcext:value-type="string">
            <text:p>rus</text:p>
          </table:table-cell>
          <table:table-cell office:value-type="string" calcext:value-type="string">
            <text:p><text:s/>Пока бывало</text:p>
          </table:table-cell>
          <table:table-cell office:value-type="string" calcext:value-type="string">
            <text:p>доедешь</text:p>
          </table:table-cell>
          <table:table-cell office:value-type="string" calcext:value-type="string">
            <text:p><text:s/>до этой усадьбы уже совсем ободняется</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688692" calcext:value-type="float">
            <text:p>688692</text:p>
          </table:table-cell>
        </table:table-row>
        <table:table-row table:style-name="ro1">
          <table:table-cell office:value-type="string" calcext:value-type="string">
            <text:p>ukr</text:p>
          </table:table-cell>
          <table:table-cell office:value-type="string" calcext:value-type="string">
            <text:p><text:s/>Поки бувало доїдеш до цієї садиби уже зовсім розвидніє</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790]" office:value-type="float" office:value="688692" calcext:value-type="float">
            <text:p>688692</text:p>
          </table:table-cell>
        </table:table-row>
        <table:table-row table:style-name="ro1">
          <table:table-cell office:value-type="string" calcext:value-type="string">
            <text:p>rus</text:p>
          </table:table-cell>
          <table:table-cell office:value-type="string" calcext:value-type="string">
            <text:p><text:s/>Только что очень сытно пообедали раскраснелись и возбуждены шумными разговорами о предстоящей охоте но не забывают</text:p>
          </table:table-cell>
          <table:table-cell office:value-type="string" calcext:value-type="string">
            <text:p>допивать</text:p>
          </table:table-cell>
          <table:table-cell office:value-type="string" calcext:value-type="string">
            <text:p><text:s/>водку и после обед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358305" calcext:value-type="float">
            <text:p>358305</text:p>
          </table:table-cell>
        </table:table-row>
        <table:table-row table:style-name="ro1">
          <table:table-cell office:value-type="string" calcext:value-type="string">
            <text:p>ukr</text:p>
          </table:table-cell>
          <table:table-cell office:value-type="string" calcext:value-type="string">
            <text:p><text:s/>Щойно добре пообідали розчервонілись і збуджені гомінкими розмовами про майбутнє полювання але не забувають допивати горілку і після обід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792]" office:value-type="float" office:value="358305" calcext:value-type="float">
            <text:p>358305</text:p>
          </table:table-cell>
        </table:table-row>
        <table:table-row table:style-name="ro1">
          <table:table-cell office:value-type="string" calcext:value-type="string">
            <text:p>rus</text:p>
          </table:table-cell>
          <table:table-cell office:value-type="string" calcext:value-type="string">
            <text:p><text:s/>Помню у нас в</text:p>
          </table:table-cell>
          <table:table-cell office:value-type="string" calcext:value-type="string">
            <text:p>домелю</text:p>
          </table:table-cell>
          <table:table-cell office:value-type="string" calcext:value-type="string">
            <text:p><text:s/>били в эту пору сумерничать не зажигать огня и вести в полутемноте беседы</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685460" calcext:value-type="float">
            <text:p>685460</text:p>
          </table:table-cell>
        </table:table-row>
        <table:table-row table:style-name="ro1">
          <table:table-cell office:value-type="string" calcext:value-type="string">
            <text:p>ukr</text:p>
          </table:table-cell>
          <table:table-cell office:value-type="string" calcext:value-type="string">
            <text:p><text:s/>Пам'ятаю у нас у домі любили смерком не світити вогню і вести в напівтемряві розмови</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794]" office:value-type="float" office:value="685460" calcext:value-type="float">
            <text:p>685460</text:p>
          </table:table-cell>
        </table:table-row>
      </table:table>
      <table:table table:name="Random Order"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lang</text:p>
          </table:table-cell>
          <table:table-cell table:style-name="ce1" office:value-type="string" calcext:value-type="string">
            <text:p>left_context</text:p>
          </table:table-cell>
          <table:table-cell table:style-name="ce1" office:value-type="string" calcext:value-type="string">
            <text:p>center</text:p>
          </table:table-cell>
          <table:table-cell table:style-name="ce1" office:value-type="string" calcext:value-type="string">
            <text:p>right_context</text:p>
          </table:table-cell>
          <table:table-cell table:style-name="ce1" office:value-type="string" calcext:value-type="string">
            <text:p>title</text:p>
          </table:table-cell>
          <table:table-cell table:style-name="ce1" office:value-type="string" calcext:value-type="string">
            <text:p>RndNumber</text:p>
          </table:table-cell>
        </table:table-row>
        <table:table-row table:style-name="ro1">
          <table:table-cell office:value-type="string" calcext:value-type="string">
            <text:p>rus</text:p>
          </table:table-cell>
          <table:table-cell office:value-type="string" calcext:value-type="string">
            <text:p><text:s/>О господи боже ты мой милостивый стонал мистер Паррик вытирая слёзы полой пиджака потому что он был не в состоянии найти свой носовой платок Пора идти</text:p>
          </table:table-cell>
          <table:table-cell office:value-type="string" calcext:value-type="string">
            <text:p>домой</text:p>
          </table:table-cell>
          <table:table-cell office:value-type="string" calcext:value-type="string">
            <text:p><text:s/>Голос Мэри Поппинс словно трубный глас заглушил общий хохот</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2560" calcext:value-type="float">
            <text:p>2560</text:p>
          </table:table-cell>
        </table:table-row>
        <table:table-row table:style-name="ro1">
          <table:table-cell office:value-type="string" calcext:value-type="string">
            <text:p>ukr</text:p>
          </table:table-cell>
          <table:table-cell office:value-type="string" calcext:value-type="string">
            <text:p><text:s/>О Господи Боже ти мій милосердний стогнав містер Паррук витираючи сльози полою піджака бо був не в змозі знайти свій носовичок Час іти додому Голос Мері Поппінс ніби срібна сурма заглушив загальний регіт</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 office:value-type="float" office:value="2560" calcext:value-type="float">
            <text:p>2560</text:p>
          </table:table-cell>
        </table:table-row>
        <table:table-row table:style-name="ro1">
          <table:table-cell office:value-type="string" calcext:value-type="string">
            <text:p>rus</text:p>
          </table:table-cell>
          <table:table-cell office:value-type="string" calcext:value-type="string">
            <text:p><text:s/>Девица прыснула Дело было на мази Ипполит Матвеевич с ловкостью фокусника принялся за работу Записал старушечьим почерком имена новобрачных в толстые книги строго</text:p>
          </table:table-cell>
          <table:table-cell office:value-type="string" calcext:value-type="string">
            <text:p>допросил</text:p>
          </table:table-cell>
          <table:table-cell office:value-type="string" calcext:value-type="string">
            <text:p><text:s/>свидетелей за которыми невеста сбегала во двор долго и нежно дышал на квадратные штампы и привстав оттискивал их на потрепанных паспортах</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3160" calcext:value-type="float">
            <text:p>3160</text:p>
          </table:table-cell>
        </table:table-row>
        <table:table-row table:style-name="ro1">
          <table:table-cell office:value-type="string" calcext:value-type="string">
            <text:p>ukr</text:p>
          </table:table-cell>
          <table:table-cell office:value-type="string" calcext:value-type="string">
            <text:p><text:s/>Дівчина пирснула Справу було налагоджено Іполит Матвійович із спритністю фокусника взявся до праці Записав баб'ячим почерком імена молодих у велетенські книги строго допитав свідків по яких наречена бігала в двір довго і ніжно дихав на квадратні штампи і підвівшись одбивав їх на потертих паспортах</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4]" office:value-type="float" office:value="3160" calcext:value-type="float">
            <text:p>3160</text:p>
          </table:table-cell>
        </table:table-row>
        <table:table-row table:style-name="ro1">
          <table:table-cell office:value-type="string" calcext:value-type="string">
            <text:p>rus</text:p>
          </table:table-cell>
          <table:table-cell office:value-type="string" calcext:value-type="string">
            <text:p><text:s/>Когда вспыхнул первый из нас вокруг него еще была толпа почти сотня человек</text:p>
          </table:table-cell>
          <table:table-cell office:value-type="string" calcext:value-type="string">
            <text:p>добралась</text:p>
          </table:table-cell>
          <table:table-cell office:value-type="string" calcext:value-type="string">
            <text:p><text:s/>до кают-компании прежде чем крышка захлопнулась</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6137" calcext:value-type="float">
            <text:p>6137</text:p>
          </table:table-cell>
        </table:table-row>
        <table:table-row table:style-name="ro1">
          <table:table-cell office:value-type="string" calcext:value-type="string">
            <text:p>ukr</text:p>
          </table:table-cell>
          <table:table-cell office:value-type="string" calcext:value-type="string">
            <text:p><text:s/>Коли спалахнув перший з нас навколо ще була юрба майже сотня людей дісталася до кают-компанії перш ніж накривка опустилася</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6]" office:value-type="float" office:value="6137" calcext:value-type="float">
            <text:p>6137</text:p>
          </table:table-cell>
        </table:table-row>
        <table:table-row table:style-name="ro1">
          <table:table-cell office:value-type="string" calcext:value-type="string">
            <text:p>rus</text:p>
          </table:table-cell>
          <table:table-cell office:value-type="string" calcext:value-type="string">
            <text:p><text:s/>Господин хороший</text:p>
          </table:table-cell>
          <table:table-cell office:value-type="string" calcext:value-type="string">
            <text:p>дозвольте</text:p>
          </table:table-cell>
          <table:table-cell office:value-type="string" calcext:value-type="string">
            <text:p><text:s/>вам объяснить начал было деликатно дедушка</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9749" calcext:value-type="float">
            <text:p>9749</text:p>
          </table:table-cell>
        </table:table-row>
        <table:table-row table:style-name="ro1">
          <table:table-cell office:value-type="string" calcext:value-type="string">
            <text:p>ukr</text:p>
          </table:table-cell>
          <table:table-cell office:value-type="string" calcext:value-type="string">
            <text:p><text:s/>Пане добродію дозвольте вам пояснити почав був делікатно дідус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8]" office:value-type="float" office:value="9749" calcext:value-type="float">
            <text:p>9749</text:p>
          </table:table-cell>
        </table:table-row>
        <table:table-row table:style-name="ro1">
          <table:table-cell office:value-type="string" calcext:value-type="string">
            <text:p>rus</text:p>
          </table:table-cell>
          <table:table-cell office:value-type="string" calcext:value-type="string">
            <text:p><text:s/>Но ученые все же не могли</text:p>
          </table:table-cell>
          <table:table-cell office:value-type="string" calcext:value-type="string">
            <text:p>допустить</text:p>
          </table:table-cell>
          <table:table-cell office:value-type="string" calcext:value-type="string">
            <text:p><text:s/>чтобы такое существо могло поступать разумно</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14450" calcext:value-type="float">
            <text:p>14450</text:p>
          </table:table-cell>
        </table:table-row>
        <table:table-row table:style-name="ro1">
          <table:table-cell office:value-type="string" calcext:value-type="string">
            <text:p>ukr</text:p>
          </table:table-cell>
          <table:table-cell office:value-type="string" calcext:value-type="string">
            <text:p><text:s/>Але вчені все ж не могли припустити що така істота могла поводитись розумно</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10]" office:value-type="float" office:value="14450" calcext:value-type="float">
            <text:p>14450</text:p>
          </table:table-cell>
        </table:table-row>
        <table:table-row table:style-name="ro1">
          <table:table-cell office:value-type="string" calcext:value-type="string">
            <text:p>rus</text:p>
          </table:table-cell>
          <table:table-cell office:value-type="string" calcext:value-type="string">
            <text:p><text:s/>Они кочевали по стране где останавливались строили жилища</text:p>
          </table:table-cell>
          <table:table-cell office:value-type="string" calcext:value-type="string">
            <text:p>добывали</text:p>
          </table:table-cell>
          <table:table-cell office:value-type="string" calcext:value-type="string">
            <text:p><text:s/>огонь копали колодцы в поисках воды</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5186" calcext:value-type="float">
            <text:p>15186</text:p>
          </table:table-cell>
        </table:table-row>
        <table:table-row table:style-name="ro1">
          <table:table-cell office:value-type="string" calcext:value-type="string">
            <text:p>ukr</text:p>
          </table:table-cell>
          <table:table-cell office:value-type="string" calcext:value-type="string">
            <text:p><text:s/>Вони кочували країною де зупинялись будували житла добували вогонь копали криниці щоб знайти в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12]" office:value-type="float" office:value="15186" calcext:value-type="float">
            <text:p>15186</text:p>
          </table:table-cell>
        </table:table-row>
        <table:table-row table:style-name="ro1">
          <table:table-cell office:value-type="string" calcext:value-type="string">
            <text:p>rus</text:p>
          </table:table-cell>
          <table:table-cell office:value-type="string" calcext:value-type="string">
            <text:p><text:s/>Арауканец не боится никого сказал он акула меня не</text:p>
          </table:table-cell>
          <table:table-cell office:value-type="string" calcext:value-type="string">
            <text:p>доела</text:p>
          </table:table-cell>
          <table:table-cell office:value-type="string" calcext:value-type="string">
            <text:p><text:s/>подавится и дьявол старыми костями</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16063" calcext:value-type="float">
            <text:p>16063</text:p>
          </table:table-cell>
        </table:table-row>
        <table:table-row table:style-name="ro1">
          <table:table-cell office:value-type="string" calcext:value-type="string">
            <text:p>ukr</text:p>
          </table:table-cell>
          <table:table-cell office:value-type="string" calcext:value-type="string">
            <text:p><text:s/>Арауканець не боїться нікого сказав він Акула мене не доїла вдавиться і диявол старими кісткам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14]" office:value-type="float" office:value="16063" calcext:value-type="float">
            <text:p>16063</text:p>
          </table:table-cell>
        </table:table-row>
        <table:table-row table:style-name="ro1">
          <table:table-cell office:value-type="string" calcext:value-type="string">
            <text:p>rus</text:p>
          </table:table-cell>
          <table:table-cell office:value-type="string" calcext:value-type="string">
            <text:p><text:s/>Я кричал Сашка оправдывался оба осипли но ни до чего умного не</text:p>
          </table:table-cell>
          <table:table-cell office:value-type="string" calcext:value-type="string">
            <text:p>договорились</text:p>
          </table:table-cell>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7025" calcext:value-type="float">
            <text:p>17025</text:p>
          </table:table-cell>
        </table:table-row>
        <table:table-row table:style-name="ro1">
          <table:table-cell office:value-type="string" calcext:value-type="string">
            <text:p>ukr</text:p>
          </table:table-cell>
          <table:table-cell office:value-type="string" calcext:value-type="string">
            <text:p><text:s/>Я кричав Сашко виправдовувався обидва охрипли та ні до чого розумного не добалакались</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16]" office:value-type="float" office:value="17025" calcext:value-type="float">
            <text:p>17025</text:p>
          </table:table-cell>
        </table:table-row>
        <table:table-row table:style-name="ro1">
          <table:table-cell office:value-type="string" calcext:value-type="string">
            <text:p>rus</text:p>
          </table:table-cell>
          <table:table-cell office:value-type="string" calcext:value-type="string">
            <text:p><text:s/>К этому надо</text:p>
          </table:table-cell>
          <table:table-cell office:value-type="string" calcext:value-type="string">
            <text:p>добавить</text:p>
          </table:table-cell>
          <table:table-cell office:value-type="string" calcext:value-type="string">
            <text:p><text:s/>еще одно с уверенностью можно сказать что многие женщины все что угодно отдали бы за то чтобы променять свою жизнь на жизнь Маргариты Николаевны</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17064" calcext:value-type="float">
            <text:p>17064</text:p>
          </table:table-cell>
        </table:table-row>
        <table:table-row table:style-name="ro1">
          <table:table-cell office:value-type="string" calcext:value-type="string">
            <text:p>ukr</text:p>
          </table:table-cell>
          <table:table-cell office:value-type="string" calcext:value-type="string">
            <text:p><text:s/>До цього треба додати ще одне з упевненістю можна казати що багато хто з жінок усе що завгодно віддали б за те щоб проміняти своє життя на життя Марґарити Миколаївн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18]" office:value-type="float" office:value="17064" calcext:value-type="float">
            <text:p>17064</text:p>
          </table:table-cell>
        </table:table-row>
        <table:table-row table:style-name="ro1">
          <table:table-cell office:value-type="string" calcext:value-type="string">
            <text:p>rus</text:p>
          </table:table-cell>
          <table:table-cell office:value-type="string" calcext:value-type="string">
            <text:p><text:s/>Я подумал ведь всего три года тому назад я мог видеть как она возвращается</text:p>
          </table:table-cell>
          <table:table-cell office:value-type="string" calcext:value-type="string">
            <text:p>домой</text:p>
          </table:table-cell>
          <table:table-cell office:value-type="string" calcext:value-type="string">
            <text:p><text:s/>из школы</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21422" calcext:value-type="float">
            <text:p>21422</text:p>
          </table:table-cell>
        </table:table-row>
        <table:table-row table:style-name="ro1">
          <table:table-cell office:value-type="string" calcext:value-type="string">
            <text:p>ukr</text:p>
          </table:table-cell>
          <table:table-cell office:value-type="string" calcext:value-type="string">
            <text:p><text:s/>Я подумав та всього лише три роки тому я мiг бачити як вона вертається додому зi школ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20]" office:value-type="float" office:value="21422" calcext:value-type="float">
            <text:p>21422</text:p>
          </table:table-cell>
        </table:table-row>
        <table:table-row table:style-name="ro1">
          <table:table-cell office:value-type="string" calcext:value-type="string">
            <text:p>rus</text:p>
          </table:table-cell>
          <table:table-cell office:value-type="string" calcext:value-type="string">
            <text:p><text:s/>Тётка говорит милиционеру Проводите этого мальчика</text:p>
          </table:table-cell>
          <table:table-cell office:value-type="string" calcext:value-type="string">
            <text:p>домой</text:p>
          </table:table-cell>
          <table:table-cell office:value-type="string" calcext:value-type="string">
            <text:p><text:s/>Милиционер говорит Павлику</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25078" calcext:value-type="float">
            <text:p>25078</text:p>
          </table:table-cell>
        </table:table-row>
        <table:table-row table:style-name="ro1">
          <table:table-cell office:value-type="string" calcext:value-type="string">
            <text:p>ukr</text:p>
          </table:table-cell>
          <table:table-cell office:value-type="string" calcext:value-type="string">
            <text:p><text:s/>Тітка каже міліціонерові Проведіть цього хлопчика додому Міліціонер до Павлика</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22]" office:value-type="float" office:value="25078" calcext:value-type="float">
            <text:p>25078</text:p>
          </table:table-cell>
        </table:table-row>
        <table:table-row table:style-name="ro1">
          <table:table-cell office:value-type="string" calcext:value-type="string">
            <text:p>rus</text:p>
          </table:table-cell>
          <table:table-cell office:value-type="string" calcext:value-type="string">
            <text:p><text:s/>Давайте вашу руку я вас</text:p>
          </table:table-cell>
          <table:table-cell office:value-type="string" calcext:value-type="string">
            <text:p>доведу</text:p>
          </table:table-cell>
          <table:table-cell office:value-type="string" calcext:value-type="string">
            <text:p><text:s/>до своего дома</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27276" calcext:value-type="float">
            <text:p>27276</text:p>
          </table:table-cell>
        </table:table-row>
        <table:table-row table:style-name="ro1">
          <table:table-cell office:value-type="string" calcext:value-type="string">
            <text:p>ukr</text:p>
          </table:table-cell>
          <table:table-cell office:value-type="string" calcext:value-type="string">
            <text:p><text:s/>Дайте вашу руку я вас доведу до свого 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24]" office:value-type="float" office:value="27276" calcext:value-type="float">
            <text:p>27276</text:p>
          </table:table-cell>
        </table:table-row>
        <table:table-row table:style-name="ro1">
          <table:table-cell office:value-type="string" calcext:value-type="string">
            <text:p>rus</text:p>
          </table:table-cell>
          <table:table-cell/>
          <table:table-cell office:value-type="string" calcext:value-type="string">
            <text:p>Догадывался</text:p>
          </table:table-cell>
          <table:table-cell office:value-type="string" calcext:value-type="string">
            <text:p><text:s/>почему стал космическим волком Макивчук почему прославленный капитан почти не бывает на Земле почти не уходит в отпуск да и тогда околачивается в Звездном фло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27308" calcext:value-type="float">
            <text:p>27308</text:p>
          </table:table-cell>
        </table:table-row>
        <table:table-row table:style-name="ro1">
          <table:table-cell office:value-type="string" calcext:value-type="string">
            <text:p>ukr</text:p>
          </table:table-cell>
          <table:table-cell office:value-type="string" calcext:value-type="string">
            <text:p><text:s/>Здогадувався чому став космічним вовком Маківчук чому прославлений капітан майже не буває на Землі майже не йде у відпустку та й тоді тиняється в Зоряному фло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26]" office:value-type="float" office:value="27308" calcext:value-type="float">
            <text:p>27308</text:p>
          </table:table-cell>
        </table:table-row>
        <table:table-row table:style-name="ro1">
          <table:table-cell office:value-type="string" calcext:value-type="string">
            <text:p>rus</text:p>
          </table:table-cell>
          <table:table-cell office:value-type="string" calcext:value-type="string">
            <text:p><text:s/>Кусака долго металась по следам уехавших людей</text:p>
          </table:table-cell>
          <table:table-cell office:value-type="string" calcext:value-type="string">
            <text:p>добежала</text:p>
          </table:table-cell>
          <table:table-cell office:value-type="string" calcext:value-type="string">
            <text:p><text:s/>до станции и промокшая грязная вернулась на дачу</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38137" calcext:value-type="float">
            <text:p>38137</text:p>
          </table:table-cell>
        </table:table-row>
        <table:table-row table:style-name="ro1">
          <table:table-cell office:value-type="string" calcext:value-type="string">
            <text:p>ukr</text:p>
          </table:table-cell>
          <table:table-cell office:value-type="string" calcext:value-type="string">
            <text:p><text:s/>Кусака довго метався слідами людей які виїхали добіг до станції і змоклий брудний повернувся на дачу</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28]" office:value-type="float" office:value="38137" calcext:value-type="float">
            <text:p>38137</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из кармана защитных летних штанов свернутый в трубку малиновый шелковый потертый кисет развернул его и я успел прочитать вышитую на уголке надпись Дорогому бойцу от ученицы 6 го класса Лебедянской средней школы</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39192" calcext:value-type="float">
            <text:p>39192</text:p>
          </table:table-cell>
        </table:table-row>
        <table:table-row table:style-name="ro1">
          <table:table-cell office:value-type="string" calcext:value-type="string">
            <text:p>ukr</text:p>
          </table:table-cell>
          <table:table-cell office:value-type="string" calcext:value-type="string">
            <text:p><text:s/>Він дістав із кишені згорнутий малиновий кисет на якому було написано Дорогому бійцеві від учениці 6 го класу Лебедянської середньої шко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30]" office:value-type="float" office:value="39192" calcext:value-type="float">
            <text:p>39192</text:p>
          </table:table-cell>
        </table:table-row>
        <table:table-row table:style-name="ro1">
          <table:table-cell office:value-type="string" calcext:value-type="string">
            <text:p>rus</text:p>
          </table:table-cell>
          <table:table-cell office:value-type="string" calcext:value-type="string">
            <text:p><text:s/>Короче Бог пришел к решению создать себе помощников без них он не чувствовал себя в состоянии</text:p>
          </table:table-cell>
          <table:table-cell office:value-type="string" calcext:value-type="string">
            <text:p>довести</text:p>
          </table:table-cell>
          <table:table-cell office:value-type="string" calcext:value-type="string">
            <text:p><text:s/>свои идеи наброски проекты эскизы до стадии внедрения</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42435" calcext:value-type="float">
            <text:p>42435</text:p>
          </table:table-cell>
        </table:table-row>
        <table:table-row table:style-name="ro1">
          <table:table-cell office:value-type="string" calcext:value-type="string">
            <text:p>ukr</text:p>
          </table:table-cell>
          <table:table-cell office:value-type="string" calcext:value-type="string">
            <text:p><text:s/>Отож Бог надумав зладити собі помічників бо бачив що без них він не годен довести свої ідеї начерки проекти ескізи до стадії впровадження</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2]" office:value-type="float" office:value="42435" calcext:value-type="float">
            <text:p>42435</text:p>
          </table:table-cell>
        </table:table-row>
        <table:table-row table:style-name="ro1">
          <table:table-cell office:value-type="string" calcext:value-type="string">
            <text:p>rus</text:p>
          </table:table-cell>
          <table:table-cell office:value-type="string" calcext:value-type="string">
            <text:p><text:s/>Тоска размазывает душу на тысячи световых</text:p>
          </table:table-cell>
          <table:table-cell office:value-type="string" calcext:value-type="string">
            <text:p>дотянуться</text:p>
          </table:table-cell>
          <table:table-cell office:value-type="string" calcext:value-type="string">
            <text:p><text:s/>бы пробежать по траве босиком</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45156" calcext:value-type="float">
            <text:p>45156</text:p>
          </table:table-cell>
        </table:table-row>
        <table:table-row table:style-name="ro1">
          <table:table-cell office:value-type="string" calcext:value-type="string">
            <text:p>ukr</text:p>
          </table:table-cell>
          <table:table-cell office:value-type="string" calcext:value-type="string">
            <text:p><text:s/>Туга розмазує душу на тисячі світлових дотягнутися б пробігтися б по траві босоніж</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34]" office:value-type="float" office:value="45156" calcext:value-type="float">
            <text:p>45156</text:p>
          </table:table-cell>
        </table:table-row>
        <table:table-row table:style-name="ro1">
          <table:table-cell office:value-type="string" calcext:value-type="string">
            <text:p>rus</text:p>
          </table:table-cell>
          <table:table-cell/>
          <table:table-cell office:value-type="string" calcext:value-type="string">
            <text:p>Домчит</text:p>
          </table:table-cell>
          <table:table-cell office:value-type="string" calcext:value-type="string">
            <text:p><text:s/>до рабочей избы и встанет как вкопанный на все четыре ноги только мохнатые бока ходуном ходят хы хы хы хы</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48954" calcext:value-type="float">
            <text:p>48954</text:p>
          </table:table-cell>
        </table:table-row>
        <table:table-row table:style-name="ro1">
          <table:table-cell office:value-type="string" calcext:value-type="string">
            <text:p>ukr</text:p>
          </table:table-cell>
          <table:table-cell office:value-type="string" calcext:value-type="string">
            <text:p><text:s/>Домчить до Робочої Хати та й стане як укопаний на всі чотири ноги тільки волохаті боки ходором ходять хиии хи хиии х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36]" office:value-type="float" office:value="48954" calcext:value-type="float">
            <text:p>48954</text:p>
          </table:table-cell>
        </table:table-row>
        <table:table-row table:style-name="ro1">
          <table:table-cell office:value-type="string" calcext:value-type="string">
            <text:p>rus</text:p>
          </table:table-cell>
          <table:table-cell office:value-type="string" calcext:value-type="string">
            <text:p><text:s/>А он сказал что деньги ему отныне стали ненавистны объяснил Иешуа странные действия Левия Матвея и</text:p>
          </table:table-cell>
          <table:table-cell office:value-type="string" calcext:value-type="string">
            <text:p>добавил</text:p>
          </table:table-cell>
          <table:table-cell office:value-type="string" calcext:value-type="string">
            <text:p><text:s/>и с тех пор он стал моим спутником</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51493" calcext:value-type="float">
            <text:p>51493</text:p>
          </table:table-cell>
        </table:table-row>
        <table:table-row table:style-name="ro1">
          <table:table-cell office:value-type="string" calcext:value-type="string">
            <text:p>ukr</text:p>
          </table:table-cell>
          <table:table-cell office:value-type="string" calcext:value-type="string">
            <text:p><text:s/>А він сказав що віднині гроші стали ненависні йому пояснив Ієшуа дивні вчинки Левія Матвія і додав І відтоді він став моїм супутником</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38]" office:value-type="float" office:value="51493" calcext:value-type="float">
            <text:p>51493</text:p>
          </table:table-cell>
        </table:table-row>
        <table:table-row table:style-name="ro1">
          <table:table-cell office:value-type="string" calcext:value-type="string">
            <text:p>rus</text:p>
          </table:table-cell>
          <table:table-cell office:value-type="string" calcext:value-type="string">
            <text:p><text:s/>Вот какая история сказал он Если хочешь</text:p>
          </table:table-cell>
          <table:table-cell office:value-type="string" calcext:value-type="string">
            <text:p>достать</text:p>
          </table:table-cell>
          <table:table-cell office:value-type="string" calcext:value-type="string">
            <text:p><text:s/>мед главное дело в том чтобы пчелы тебя не заметили И вот значит если шар будет зеленый они могут подумать что это листик и не заметят тебя а если шар будет синий они могут подумать что это просто кусочек неба и тоже тебя не заметят Весь вопрос чему они скорее поверят</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53998" calcext:value-type="float">
            <text:p>53998</text:p>
          </table:table-cell>
        </table:table-row>
        <table:table-row table:style-name="ro1">
          <table:table-cell office:value-type="string" calcext:value-type="string">
            <text:p>ukr</text:p>
          </table:table-cell>
          <table:table-cell office:value-type="string" calcext:value-type="string">
            <text:p><text:s/>Ось яка історія сказав він Якщо хочеш дістати меду головне полягає в тому аби бджоли тебе не помітили Отож виходить якщо кулька буде зелена вони можуть подумати що це листочок і не помітять тебе а якщо кулька буде синя вони можуть подумати що то просто клаптик неба і також тебе не помітять Питання в тім у що вони швидше повірять</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40]" office:value-type="float" office:value="53998" calcext:value-type="float">
            <text:p>53998</text:p>
          </table:table-cell>
        </table:table-row>
        <table:table-row table:style-name="ro1">
          <table:table-cell office:value-type="string" calcext:value-type="string">
            <text:p>rus</text:p>
          </table:table-cell>
          <table:table-cell office:value-type="string" calcext:value-type="string">
            <text:p><text:s/>Кто из вас перед праздником приходил ко мне</text:p>
          </table:table-cell>
          <table:table-cell office:value-type="string" calcext:value-type="string">
            <text:p>домой</text:p>
          </table:table-cell>
          <table:table-cell office:value-type="string" calcext:value-type="string">
            <text:p><text:s/>отвечать урок встаньт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59291" calcext:value-type="float">
            <text:p>59291</text:p>
          </table:table-cell>
        </table:table-row>
        <table:table-row table:style-name="ro1">
          <table:table-cell office:value-type="string" calcext:value-type="string">
            <text:p>ukr</text:p>
          </table:table-cell>
          <table:table-cell office:value-type="string" calcext:value-type="string">
            <text:p><text:s/>Хто з вас перед святом приходив до мене додому відповідати урок устаньте</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42]" office:value-type="float" office:value="59291" calcext:value-type="float">
            <text:p>59291</text:p>
          </table:table-cell>
        </table:table-row>
        <table:table-row table:style-name="ro1">
          <table:table-cell office:value-type="string" calcext:value-type="string">
            <text:p>rus</text:p>
          </table:table-cell>
          <table:table-cell office:value-type="string" calcext:value-type="string">
            <text:p><text:s/>С тех пор собака не</text:p>
          </table:table-cell>
          <table:table-cell office:value-type="string" calcext:value-type="string">
            <text:p>доверяла</text:p>
          </table:table-cell>
          <table:table-cell office:value-type="string" calcext:value-type="string">
            <text:p><text:s/>людям которые хотели ее приласкать и поджав хвост убегала а иногда со злобою набрасывалась на них и пыталась укусить пока камнями и палкой не удавалось отогнать ее</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61678" calcext:value-type="float">
            <text:p>61678</text:p>
          </table:table-cell>
        </table:table-row>
        <table:table-row table:style-name="ro1">
          <table:table-cell office:value-type="string" calcext:value-type="string">
            <text:p>ukr</text:p>
          </table:table-cell>
          <table:table-cell office:value-type="string" calcext:value-type="string">
            <text:p><text:s/>Відтоді собака не довіряв людям котрі хотіли його прилащити й підібгавши хвоста тікав а бувало й люто кидався на них намагаючись укусити доводилося камінням та дрюком відганяти його</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44]" office:value-type="float" office:value="61678" calcext:value-type="float">
            <text:p>61678</text:p>
          </table:table-cell>
        </table:table-row>
        <table:table-row table:style-name="ro1">
          <table:table-cell office:value-type="string" calcext:value-type="string">
            <text:p>rus</text:p>
          </table:table-cell>
          <table:table-cell office:value-type="string" calcext:value-type="string">
            <text:p><text:s/>А если так ты ему отдаешь эту хреновину Да нет ты погоди ты</text:p>
          </table:table-cell>
          <table:table-cell office:value-type="string" calcext:value-type="string">
            <text:p>дослушай</text:p>
          </table:table-cell>
          <table:table-cell office:value-type="string" calcext:value-type="string">
            <text:p><text:s/>А я тебе на заводе склепаю такую же</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RANDBETWEEN(1;1000000)" office:value-type="float" office:value="64514" calcext:value-type="float">
            <text:p>64514</text:p>
          </table:table-cell>
        </table:table-row>
        <table:table-row table:style-name="ro1">
          <table:table-cell office:value-type="string" calcext:value-type="string">
            <text:p>ukr</text:p>
          </table:table-cell>
          <table:table-cell office:value-type="string" calcext:value-type="string">
            <text:p><text:s/>А якщо так ти йому вiддаєш цю трубу [...] А я тобi на заводi склепаю таку ж</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F46]" office:value-type="float" office:value="64514" calcext:value-type="float">
            <text:p>64514</text:p>
          </table:table-cell>
        </table:table-row>
        <table:table-row table:style-name="ro1">
          <table:table-cell office:value-type="string" calcext:value-type="string">
            <text:p>rus</text:p>
          </table:table-cell>
          <table:table-cell office:value-type="string" calcext:value-type="string">
            <text:p><text:s/>Мелетий не дал мне</text:p>
          </table:table-cell>
          <table:table-cell office:value-type="string" calcext:value-type="string">
            <text:p>договорить</text:p>
          </table:table-cell>
          <table:table-cell office:value-type="string" calcext:value-type="string">
            <text:p><text:s/>и ухватив свою бороду стал яростно вырывать из нее волоски</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8097" calcext:value-type="float">
            <text:p>68097</text:p>
          </table:table-cell>
        </table:table-row>
        <table:table-row table:style-name="ro1">
          <table:table-cell office:value-type="string" calcext:value-type="string">
            <text:p>ukr</text:p>
          </table:table-cell>
          <table:table-cell office:value-type="string" calcext:value-type="string">
            <text:p><text:s/>Мелетій не дав мені договорити і вхопивши свою бороду почав люто висмикувати з неї волосини</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48]" office:value-type="float" office:value="68097" calcext:value-type="float">
            <text:p>68097</text:p>
          </table:table-cell>
        </table:table-row>
        <table:table-row table:style-name="ro1">
          <table:table-cell office:value-type="string" calcext:value-type="string">
            <text:p>rus</text:p>
          </table:table-cell>
          <table:table-cell office:value-type="string" calcext:value-type="string">
            <text:p><text:s/>Но вот до его сознания</text:p>
          </table:table-cell>
          <table:table-cell office:value-type="string" calcext:value-type="string">
            <text:p>доносившийся</text:p>
          </table:table-cell>
          <table:table-cell office:value-type="string" calcext:value-type="string">
            <text:p><text:s/>какой-то звук далеко с океана</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74135" calcext:value-type="float">
            <text:p>74135</text:p>
          </table:table-cell>
        </table:table-row>
        <table:table-row table:style-name="ro1">
          <table:table-cell office:value-type="string" calcext:value-type="string">
            <text:p>ukr</text:p>
          </table:table-cell>
          <table:table-cell office:value-type="string" calcext:value-type="string">
            <text:p><text:s/>Та ось до його свідомості дійшов якийсь звук що долинав здалеку з океан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50]" office:value-type="float" office:value="74135" calcext:value-type="float">
            <text:p>74135</text:p>
          </table:table-cell>
        </table:table-row>
        <table:table-row table:style-name="ro1">
          <table:table-cell office:value-type="string" calcext:value-type="string">
            <text:p>rus</text:p>
          </table:table-cell>
          <table:table-cell office:value-type="string" calcext:value-type="string">
            <text:p><text:s/>Если классный наставник увидит ужасные дырки лучше Зюзе не возвращаться</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74347" calcext:value-type="float">
            <text:p>74347</text:p>
          </table:table-cell>
        </table:table-row>
        <table:table-row table:style-name="ro1">
          <table:table-cell office:value-type="string" calcext:value-type="string">
            <text:p>ukr</text:p>
          </table:table-cell>
          <table:table-cell office:value-type="string" calcext:value-type="string">
            <text:p><text:s/>Коли класний наставник побачить ці жахливі дірки то Зюзі краще не повертатися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52]" office:value-type="float" office:value="74347" calcext:value-type="float">
            <text:p>74347</text:p>
          </table:table-cell>
        </table:table-row>
        <table:table-row table:style-name="ro1">
          <table:table-cell office:value-type="string" calcext:value-type="string">
            <text:p>rus</text:p>
          </table:table-cell>
          <table:table-cell office:value-type="string" calcext:value-type="string">
            <text:p><text:s/>Сделай милость проводи нашу гостью по лесу чтобы ей поскорее до дому</text:p>
          </table:table-cell>
          <table:table-cell office:value-type="string" calcext:value-type="string">
            <text:p>добраться</text:p>
          </table:table-cell>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8916" calcext:value-type="float">
            <text:p>78916</text:p>
          </table:table-cell>
        </table:table-row>
        <table:table-row table:style-name="ro1">
          <table:table-cell office:value-type="string" calcext:value-type="string">
            <text:p>ukr</text:p>
          </table:table-cell>
          <table:table-cell office:value-type="string" calcext:value-type="string">
            <text:p><text:s/>Зроби ласку проведи нашу гостю по лісі щоб їй швидше додому дістатись</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54]" office:value-type="float" office:value="78916" calcext:value-type="float">
            <text:p>78916</text:p>
          </table:table-cell>
        </table:table-row>
        <table:table-row table:style-name="ro1">
          <table:table-cell office:value-type="string" calcext:value-type="string">
            <text:p>rus</text:p>
          </table:table-cell>
          <table:table-cell office:value-type="string" calcext:value-type="string">
            <text:p><text:s/>Поэтому среди прочих моделей эти байдарки считаются долгожительницами они чаще других</text:p>
          </table:table-cell>
          <table:table-cell office:value-type="string" calcext:value-type="string">
            <text:p>доживают</text:p>
          </table:table-cell>
          <table:table-cell office:value-type="string" calcext:value-type="string">
            <text:p><text:s/>до пенсионного возраста и своего и хозяйского</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79964" calcext:value-type="float">
            <text:p>79964</text:p>
          </table:table-cell>
        </table:table-row>
        <table:table-row table:style-name="ro1">
          <table:table-cell office:value-type="string" calcext:value-type="string">
            <text:p>ukr</text:p>
          </table:table-cell>
          <table:table-cell office:value-type="string" calcext:value-type="string">
            <text:p><text:s/>Тому ця байдарка вважається довгожителькою вона з-помiж iнших частiше доживає до пенсiйного вiку i свого i господар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56]" office:value-type="float" office:value="79964" calcext:value-type="float">
            <text:p>79964</text:p>
          </table:table-cell>
        </table:table-row>
        <table:table-row table:style-name="ro1">
          <table:table-cell office:value-type="string" calcext:value-type="string">
            <text:p>rus</text:p>
          </table:table-cell>
          <table:table-cell office:value-type="string" calcext:value-type="string">
            <text:p><text:s/>Небольшое имущество</text:p>
          </table:table-cell>
          <table:table-cell office:value-type="string" calcext:value-type="string">
            <text:p>доставшееся</text:p>
          </table:table-cell>
          <table:table-cell office:value-type="string" calcext:value-type="string">
            <text:p><text:s/>мне после кончины отца ничего особенного Мирану он давно продал в придачу к моей поразительной хоть и несколько брутальной мужской красоте позволило мне со спокойной уверенностью пуститься на соответствующие поиски</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81301" calcext:value-type="float">
            <text:p>81301</text:p>
          </table:table-cell>
        </table:table-row>
        <table:table-row table:style-name="ro1">
          <table:table-cell office:value-type="string" calcext:value-type="string">
            <text:p>ukr</text:p>
          </table:table-cell>
          <table:table-cell office:value-type="string" calcext:value-type="string">
            <text:p><text:s/>Невелике майно що я успадкував по батьковi нiчого значного Мiрану я давно продав на додачу до моєї вражаючої хоч i дещо брутальної чоловiчої краси дозволило менi зi спокiйною впевненiстю вдатись до вiдповiдних пошу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58]" office:value-type="float" office:value="81301" calcext:value-type="float">
            <text:p>81301</text:p>
          </table:table-cell>
        </table:table-row>
        <table:table-row table:style-name="ro1">
          <table:table-cell office:value-type="string" calcext:value-type="string">
            <text:p>rus</text:p>
          </table:table-cell>
          <table:table-cell office:value-type="string" calcext:value-type="string">
            <text:p><text:s/>Больше того именно в древнем Египте этот культ</text:p>
          </table:table-cell>
          <table:table-cell office:value-type="string" calcext:value-type="string">
            <text:p>достиг</text:p>
          </table:table-cell>
          <table:table-cell office:value-type="string" calcext:value-type="string">
            <text:p><text:s/>высшей степени своего развития</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82788" calcext:value-type="float">
            <text:p>82788</text:p>
          </table:table-cell>
        </table:table-row>
        <table:table-row table:style-name="ro1">
          <table:table-cell office:value-type="string" calcext:value-type="string">
            <text:p>ukr</text:p>
          </table:table-cell>
          <table:table-cell office:value-type="string" calcext:value-type="string">
            <text:p><text:s/>Більше того саме в Стародавньому Єгипті цей культ досяг найвищого ступеня свого розвитк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60]" office:value-type="float" office:value="82788" calcext:value-type="float">
            <text:p>82788</text:p>
          </table:table-cell>
        </table:table-row>
        <table:table-row table:style-name="ro1">
          <table:table-cell office:value-type="string" calcext:value-type="string">
            <text:p>rus</text:p>
          </table:table-cell>
          <table:table-cell office:value-type="string" calcext:value-type="string">
            <text:p><text:s/>Секретарь вытаращил глаза на арестанта и не</text:p>
          </table:table-cell>
          <table:table-cell office:value-type="string" calcext:value-type="string">
            <text:p>дописал</text:p>
          </table:table-cell>
          <table:table-cell office:value-type="string" calcext:value-type="string">
            <text:p><text:s/>ни слова</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83529" calcext:value-type="float">
            <text:p>83529</text:p>
          </table:table-cell>
        </table:table-row>
        <table:table-row table:style-name="ro1">
          <table:table-cell office:value-type="string" calcext:value-type="string">
            <text:p>ukr</text:p>
          </table:table-cell>
          <table:table-cell office:value-type="string" calcext:value-type="string">
            <text:p><text:s/>Секретар витріщився на в'язня і не дописав слова</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62]" office:value-type="float" office:value="83529" calcext:value-type="float">
            <text:p>83529</text:p>
          </table:table-cell>
        </table:table-row>
        <table:table-row table:style-name="ro1">
          <table:table-cell office:value-type="string" calcext:value-type="string">
            <text:p>rus</text:p>
          </table:table-cell>
          <table:table-cell office:value-type="string" calcext:value-type="string">
            <text:p><text:s/>Однажды воскресным утром едва</text:p>
          </table:table-cell>
          <table:table-cell office:value-type="string" calcext:value-type="string">
            <text:p>дождавшись</text:p>
          </table:table-cell>
          <table:table-cell office:value-type="string" calcext:value-type="string">
            <text:p><text:s/>когда жена отправится в кругосветку по магазинам искать Завтрак туриста вы втаскиваете тюк с байдарочными деталями в комнату развязываете его и м м д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84591" calcext:value-type="float">
            <text:p>84591</text:p>
          </table:table-cell>
        </table:table-row>
        <table:table-row table:style-name="ro1">
          <table:table-cell office:value-type="string" calcext:value-type="string">
            <text:p>ukr</text:p>
          </table:table-cell>
          <table:table-cell office:value-type="string" calcext:value-type="string">
            <text:p><text:s/>Наступного ранку в недiлю ви ледве дочекавшись коли дружина вирушить у навколосвiтню подорож по магазинах шукати Снiданок туриста не рибнокруп'яний а справжнiй затягаєте тюк з байдарочним причандаллям до кiмнати розв'язуєте його i м м мда</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64]" office:value-type="float" office:value="84591" calcext:value-type="float">
            <text:p>84591</text:p>
          </table:table-cell>
        </table:table-row>
        <table:table-row table:style-name="ro1">
          <table:table-cell office:value-type="string" calcext:value-type="string">
            <text:p>rus</text:p>
          </table:table-cell>
          <table:table-cell office:value-type="string" calcext:value-type="string">
            <text:p><text:s/>И дальше Ужели род человеческий</text:p>
          </table:table-cell>
          <table:table-cell office:value-type="string" calcext:value-type="string">
            <text:p>доходил</text:p>
          </table:table-cell>
          <table:table-cell office:value-type="string" calcext:value-type="string">
            <text:p><text:s/>в наше время до крайней степени возможного просвещения и должен действием какого-нибудь чудного и тайного закона ниспадать с сей высоты чтобы снова погрузиться в варварство и снова мало-помалу выходить из оного подобно Сизифову камню который будучи взнесен на верх горы собственной тяжестью скатывается вниз и опять рукою вечного труженика на гору возносится</text:p>
          </table:table-cell>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RANDBETWEEN(1;1000000)" office:value-type="float" office:value="85409" calcext:value-type="float">
            <text:p>85409</text:p>
          </table:table-cell>
        </table:table-row>
        <table:table-row table:style-name="ro1">
          <table:table-cell office:value-type="string" calcext:value-type="string">
            <text:p>ukr</text:p>
          </table:table-cell>
          <table:table-cell office:value-type="string" calcext:value-type="string">
            <text:p><text:s/>І далі Невже рід людський доходив у наш час до крайнього ступеня можливої просвіти й має дією якогось дивовижного й таємного закону падати з цієї вишини щоб знову поринути у варварство й знову помалу виходити з нього подібно Сизіфову каменю що будучи винесений на верх гори власною вагою скочується долі й знову рукою вічного трудівника на гору підноситься</text:p>
          </table:table-cell>
          <table:table-cell table:number-columns-repeated="2"/>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F66]" office:value-type="float" office:value="85409" calcext:value-type="float">
            <text:p>85409</text:p>
          </table:table-cell>
        </table:table-row>
        <table:table-row table:style-name="ro1">
          <table:table-cell office:value-type="string" calcext:value-type="string">
            <text:p>rus</text:p>
          </table:table-cell>
          <table:table-cell office:value-type="string" calcext:value-type="string">
            <text:p><text:s/>Вдруг словно с неба к нам</text:p>
          </table:table-cell>
          <table:table-cell office:value-type="string" calcext:value-type="string">
            <text:p>доносится</text:p>
          </table:table-cell>
          <table:table-cell office:value-type="string" calcext:value-type="string">
            <text:p><text:s/>голос Мелетия</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85556" calcext:value-type="float">
            <text:p>85556</text:p>
          </table:table-cell>
        </table:table-row>
        <table:table-row table:style-name="ro1">
          <table:table-cell office:value-type="string" calcext:value-type="string">
            <text:p>ukr</text:p>
          </table:table-cell>
          <table:table-cell office:value-type="string" calcext:value-type="string">
            <text:p><text:s/>Раптом немов з неба до нас долинає голос Мелеті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68]" office:value-type="float" office:value="85556" calcext:value-type="float">
            <text:p>85556</text:p>
          </table:table-cell>
        </table:table-row>
        <table:table-row table:style-name="ro1">
          <table:table-cell office:value-type="string" calcext:value-type="string">
            <text:p>rus</text:p>
          </table:table-cell>
          <table:table-cell office:value-type="string" calcext:value-type="string">
            <text:p><text:s/>Как на баразе право слово Затем вы</text:p>
          </table:table-cell>
          <table:table-cell office:value-type="string" calcext:value-type="string">
            <text:p>доили</text:p>
          </table:table-cell>
          <table:table-cell office:value-type="string" calcext:value-type="string">
            <text:p><text:s/>еще что-то страшное Неужели и в самом деле пробовали ту жидкость</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89903" calcext:value-type="float">
            <text:p>89903</text:p>
          </table:table-cell>
        </table:table-row>
        <table:table-row table:style-name="ro1">
          <table:table-cell office:value-type="string" calcext:value-type="string">
            <text:p>ukr</text:p>
          </table:table-cell>
          <table:table-cell office:value-type="string" calcext:value-type="string">
            <text:p><text:s/>Як на базарі слово честі Потім ви доїли ще щось страшне Невже і справді куштували ту рідину</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70]" office:value-type="float" office:value="89903" calcext:value-type="float">
            <text:p>89903</text:p>
          </table:table-cell>
        </table:table-row>
        <table:table-row table:style-name="ro1">
          <table:table-cell office:value-type="string" calcext:value-type="string">
            <text:p>rus</text:p>
          </table:table-cell>
          <table:table-cell office:value-type="string" calcext:value-type="string">
            <text:p><text:s/>Пошел Павка к хозяйке и заявил что уходит</text:p>
          </table:table-cell>
          <table:table-cell office:value-type="string" calcext:value-type="string">
            <text:p>домой</text:p>
          </table:table-cell>
          <table:table-cell office:value-type="string" calcext:value-type="string">
            <text:p><text:s/>но та не отпускал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90406" calcext:value-type="float">
            <text:p>90406</text:p>
          </table:table-cell>
        </table:table-row>
        <table:table-row table:style-name="ro1">
          <table:table-cell office:value-type="string" calcext:value-type="string">
            <text:p>ukr</text:p>
          </table:table-cell>
          <table:table-cell office:value-type="string" calcext:value-type="string">
            <text:p><text:s/>Пішов Павка до хазяйки й заявив що йде додому але та не пустил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72]" office:value-type="float" office:value="90406" calcext:value-type="float">
            <text:p>90406</text:p>
          </table:table-cell>
        </table:table-row>
        <table:table-row table:style-name="ro1">
          <table:table-cell office:value-type="string" calcext:value-type="string">
            <text:p>rus</text:p>
          </table:table-cell>
          <table:table-cell office:value-type="string" calcext:value-type="string">
            <text:p><text:s/>Внезапно мы оказались влюбленными друг в дружку безумно неуклюже бесстыдно мучительно я бы</text:p>
          </table:table-cell>
          <table:table-cell office:value-type="string" calcext:value-type="string">
            <text:p>добавил</text:p>
          </table:table-cell>
          <table:table-cell office:value-type="string" calcext:value-type="string">
            <text:p><text:s/>безнадежно ибо наше неистовое стремление ко взаимному обладанию могло бы быть утолено только если бы каждый из нас в самом деле впитал и усвоил каждую частицу тела и души другого между тем мы даже не могли найти места где бы совокупиться как без труда находят дети трущоб</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93648" calcext:value-type="float">
            <text:p>93648</text:p>
          </table:table-cell>
        </table:table-row>
        <table:table-row table:style-name="ro1">
          <table:table-cell office:value-type="string" calcext:value-type="string">
            <text:p>ukr</text:p>
          </table:table-cell>
          <table:table-cell office:value-type="string" calcext:value-type="string">
            <text:p><text:s/>Та знагла ми стали закоханими одне в одне нестямно незграбно безстидно нестерпно я додав би безнадiйно адже наше несамовите прагнення до взаємного володiння можна було б вгамувати тiльки якби кожен з нас насправдi увiбрав та засвоїв кожну частку тiла й душi iншого втiм ми навiть не могли знайти мiсця де б злучитись як цiлком вiльно знаходять дiти хащ</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74]" office:value-type="float" office:value="93648" calcext:value-type="float">
            <text:p>93648</text:p>
          </table:table-cell>
        </table:table-row>
        <table:table-row table:style-name="ro1">
          <table:table-cell office:value-type="string" calcext:value-type="string">
            <text:p>rus</text:p>
          </table:table-cell>
          <table:table-cell office:value-type="string" calcext:value-type="string">
            <text:p><text:s/>Вместо того чтобы заступаться за прохожего и этим</text:p>
          </table:table-cell>
          <table:table-cell office:value-type="string" calcext:value-type="string">
            <text:p>доводить</text:p>
          </table:table-cell>
          <table:table-cell office:value-type="string" calcext:value-type="string">
            <text:p><text:s/>детей до слёз ты бы лучше объяснил им что есть плохого в том что они сделали</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RANDBETWEEN(1;1000000)" office:value-type="float" office:value="97898" calcext:value-type="float">
            <text:p>97898</text:p>
          </table:table-cell>
        </table:table-row>
        <table:table-row table:style-name="ro1">
          <table:table-cell office:value-type="string" calcext:value-type="string">
            <text:p>ukr</text:p>
          </table:table-cell>
          <table:table-cell office:value-type="string" calcext:value-type="string">
            <text:p><text:s/>Замість того щоб заступатися за перехожого і цим доводити дітей до сліз ти краще б пояснив їм що поганого в їхньому вчинкові</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F76]" office:value-type="float" office:value="97898" calcext:value-type="float">
            <text:p>97898</text:p>
          </table:table-cell>
        </table:table-row>
        <table:table-row table:style-name="ro1">
          <table:table-cell office:value-type="string" calcext:value-type="string">
            <text:p>rus</text:p>
          </table:table-cell>
          <table:table-cell office:value-type="string" calcext:value-type="string">
            <text:p><text:s/>Он сердито вскочил стал на цыпочки</text:p>
          </table:table-cell>
          <table:table-cell office:value-type="string" calcext:value-type="string">
            <text:p>дотянулся</text:p>
          </table:table-cell>
          <table:table-cell office:value-type="string" calcext:value-type="string">
            <text:p><text:s/>до уха учителя и нагнув его голову потащил за ухо в угол</text:p>
          </table:table-cell>
          <table:table-cell office:value-type="string" calcext:value-type="string">
            <text:p>[Аркадий Аверченко. Невозможное (1914) | А. Т. Аверченко. Неможливе]</text:p>
          </table:table-cell>
          <table:table-cell table:formula="of:=RANDBETWEEN(1;1000000)" office:value-type="float" office:value="99184" calcext:value-type="float">
            <text:p>99184</text:p>
          </table:table-cell>
        </table:table-row>
        <table:table-row table:style-name="ro1">
          <table:table-cell office:value-type="string" calcext:value-type="string">
            <text:p>ukr</text:p>
          </table:table-cell>
          <table:table-cell office:value-type="string" calcext:value-type="string">
            <text:p><text:s/>Він сердито схопився дотягся до вуха вчителя і нагнувши його голову потягнув за вухо в кут</text:p>
          </table:table-cell>
          <table:table-cell table:number-columns-repeated="2"/>
          <table:table-cell office:value-type="string" calcext:value-type="string">
            <text:p>[Аркадий Аверченко. Невозможное (1914) | А. Т. Аверченко. Неможливе]</text:p>
          </table:table-cell>
          <table:table-cell table:formula="of:=[.F78]" office:value-type="float" office:value="99184" calcext:value-type="float">
            <text:p>99184</text:p>
          </table:table-cell>
        </table:table-row>
        <table:table-row table:style-name="ro1">
          <table:table-cell office:value-type="string" calcext:value-type="string">
            <text:p>rus</text:p>
          </table:table-cell>
          <table:table-cell office:value-type="string" calcext:value-type="string">
            <text:p><text:s/>И вот ворча себе под нос эту Ворчалку и размышляя а размышлял Винни Пух о том что было бы если бы он Винни был не Винни Пухом а кем-нибудь совсем совсем другим наш Винни незаметно</text:p>
          </table:table-cell>
          <table:table-cell office:value-type="string" calcext:value-type="string">
            <text:p>дошел</text:p>
          </table:table-cell>
          <table:table-cell office:value-type="string" calcext:value-type="string">
            <text:p><text:s/>до песчаного откоса в котором была большая дыр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99758" calcext:value-type="float">
            <text:p>99758</text:p>
          </table:table-cell>
        </table:table-row>
        <table:table-row table:style-name="ro1">
          <table:table-cell office:value-type="string" calcext:value-type="string">
            <text:p>ukr</text:p>
          </table:table-cell>
          <table:table-cell office:value-type="string" calcext:value-type="string">
            <text:p><text:s/>І от буркочучи собі під носа цю Буркоталку і розмірковуючи а міркував Вінні Пух про те що було б якби він Вінні був не Вінні Пухом а кимось зовсім зовсім іншим наш Вінні непомітно дістався піщаного схилу в якому була велика дірк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80]" office:value-type="float" office:value="99758" calcext:value-type="float">
            <text:p>99758</text:p>
          </table:table-cell>
        </table:table-row>
        <table:table-row table:style-name="ro1">
          <table:table-cell office:value-type="string" calcext:value-type="string">
            <text:p>rus</text:p>
          </table:table-cell>
          <table:table-cell office:value-type="string" calcext:value-type="string">
            <text:p><text:s/>Взрослый человек мог бы</text:p>
          </table:table-cell>
          <table:table-cell office:value-type="string" calcext:value-type="string">
            <text:p>добраться</text:p>
          </table:table-cell>
          <table:table-cell office:value-type="string" calcext:value-type="string">
            <text:p><text:s/>сюда только ползком на четвереньках</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07619" calcext:value-type="float">
            <text:p>107619</text:p>
          </table:table-cell>
        </table:table-row>
        <table:table-row table:style-name="ro1">
          <table:table-cell office:value-type="string" calcext:value-type="string">
            <text:p>ukr</text:p>
          </table:table-cell>
          <table:table-cell office:value-type="string" calcext:value-type="string">
            <text:p><text:s/>Доросла людина могла б дістатися сюди лише поповзом</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82]" office:value-type="float" office:value="107619" calcext:value-type="float">
            <text:p>107619</text:p>
          </table:table-cell>
        </table:table-row>
        <table:table-row table:style-name="ro1">
          <table:table-cell office:value-type="string" calcext:value-type="string">
            <text:p>rus</text:p>
          </table:table-cell>
          <table:table-cell office:value-type="string" calcext:value-type="string">
            <text:p><text:s/>Высокие</text:p>
          </table:table-cell>
          <table:table-cell office:value-type="string" calcext:value-type="string">
            <text:p>договаривающиеся</text:p>
          </table:table-cell>
          <table:table-cell office:value-type="string" calcext:value-type="string">
            <text:p><text:s/>стороны переругались в первую же минуту и уже не обращались друг к другу иначе как с добавлением бранных эпитетов</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109661" calcext:value-type="float">
            <text:p>109661</text:p>
          </table:table-cell>
        </table:table-row>
        <table:table-row table:style-name="ro1">
          <table:table-cell office:value-type="string" calcext:value-type="string">
            <text:p>ukr</text:p>
          </table:table-cell>
          <table:table-cell office:value-type="string" calcext:value-type="string">
            <text:p><text:s/>Високі договірні сторони перегризлися в першу ж хвилину і вже не зверталися одна до одної не вживаючи найлайливіших епітетів</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84]" office:value-type="float" office:value="109661" calcext:value-type="float">
            <text:p>109661</text:p>
          </table:table-cell>
        </table:table-row>
        <table:table-row table:style-name="ro1">
          <table:table-cell office:value-type="string" calcext:value-type="string">
            <text:p>rus</text:p>
          </table:table-cell>
          <table:table-cell office:value-type="string" calcext:value-type="string">
            <text:p><text:s/>Необходимо</text:p>
          </table:table-cell>
          <table:table-cell office:value-type="string" calcext:value-type="string">
            <text:p>добавить</text:p>
          </table:table-cell>
          <table:table-cell office:value-type="string" calcext:value-type="string">
            <text:p><text:s/>что на поэта иностранец с первых же слов произвел отвратительное впечатление а Берлиозу скорее понравился то есть не то чтобы понравился а как бы выразиться заинтересовал что ли</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1538" calcext:value-type="float">
            <text:p>111538</text:p>
          </table:table-cell>
        </table:table-row>
        <table:table-row table:style-name="ro1">
          <table:table-cell office:value-type="string" calcext:value-type="string">
            <text:p>ukr</text:p>
          </table:table-cell>
          <table:table-cell office:value-type="string" calcext:value-type="string">
            <text:p><text:s/>А слід зазначити що на поета чужоземець уже з перших слів справив препогане враження Берліозові ж радше припав до вподоби тобто не те щоб сподобався а як би це сказати зацікавив чи що</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86]" office:value-type="float" office:value="111538" calcext:value-type="float">
            <text:p>111538</text:p>
          </table:table-cell>
        </table:table-row>
        <table:table-row table:style-name="ro1">
          <table:table-cell office:value-type="string" calcext:value-type="string">
            <text:p>rus</text:p>
          </table:table-cell>
          <table:table-cell office:value-type="string" calcext:value-type="string">
            <text:p><text:s/>Они больше не хотели</text:p>
          </table:table-cell>
          <table:table-cell office:value-type="string" calcext:value-type="string">
            <text:p>дожидаться</text:p>
          </table:table-cell>
          <table:table-cell office:value-type="string" calcext:value-type="string">
            <text:p><text:s/>естественного конца какого-нибудь дряхлого гения Их агенты вооружились бесшумными револьверами и моими аппаратами</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14510" calcext:value-type="float">
            <text:p>114510</text:p>
          </table:table-cell>
        </table:table-row>
        <table:table-row table:style-name="ro1">
          <table:table-cell office:value-type="string" calcext:value-type="string">
            <text:p>ukr</text:p>
          </table:table-cell>
          <table:table-cell office:value-type="string" calcext:value-type="string">
            <text:p><text:s/>Вони бiльше не хотiли чекати природного кiнця якого небудь немiчного генiя їхнi агенти озброїлись безшумними револьверами i моїми апаратами</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88]" office:value-type="float" office:value="114510" calcext:value-type="float">
            <text:p>114510</text:p>
          </table:table-cell>
        </table:table-row>
        <table:table-row table:style-name="ro1">
          <table:table-cell office:value-type="string" calcext:value-type="string">
            <text:p>rus</text:p>
          </table:table-cell>
          <table:table-cell office:value-type="string" calcext:value-type="string">
            <text:p><text:s/>Но Вася стегал лошадь прутом и тогда ей было немного больно и она тихонько бежала Вот однажды вечером отец вернулся</text:p>
          </table:table-cell>
          <table:table-cell office:value-type="string" calcext:value-type="string">
            <text:p>домой</text:p>
          </table:table-cell>
          <table:table-cell office:value-type="string" calcext:value-type="string">
            <text:p><text:s/>Вася влез в телегу стегнул лошадку прутом и выехал со двора покататься</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115089" calcext:value-type="float">
            <text:p>115089</text:p>
          </table:table-cell>
        </table:table-row>
        <table:table-row table:style-name="ro1">
          <table:table-cell office:value-type="string" calcext:value-type="string">
            <text:p>ukr</text:p>
          </table:table-cell>
          <table:table-cell office:value-type="string" calcext:value-type="string">
            <text:p><text:s/>Але Василько періщив коня лозиною і тоді йому було трохи боляче й він тихенько біг Якось увечері батько повернувся додому Василько виліз на воза стьобнув коника лозиною і виїхав з двор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90]" office:value-type="float" office:value="115089" calcext:value-type="float">
            <text:p>115089</text:p>
          </table:table-cell>
        </table:table-row>
        <table:table-row table:style-name="ro1">
          <table:table-cell office:value-type="string" calcext:value-type="string">
            <text:p>rus</text:p>
          </table:table-cell>
          <table:table-cell office:value-type="string" calcext:value-type="string">
            <text:p><text:s/>Да Левий Матвей</text:p>
          </table:table-cell>
          <table:table-cell office:value-type="string" calcext:value-type="string">
            <text:p>донесся</text:p>
          </table:table-cell>
          <table:table-cell office:value-type="string" calcext:value-type="string">
            <text:p><text:s/>до него высокий мучающий его голос</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8841" calcext:value-type="float">
            <text:p>118841</text:p>
          </table:table-cell>
        </table:table-row>
        <table:table-row table:style-name="ro1">
          <table:table-cell office:value-type="string" calcext:value-type="string">
            <text:p>ukr</text:p>
          </table:table-cell>
          <table:table-cell office:value-type="string" calcext:value-type="string">
            <text:p><text:s/>Так Левій Матвій долинув до нього високий нестерпучий голос</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92]" office:value-type="float" office:value="118841" calcext:value-type="float">
            <text:p>118841</text:p>
          </table:table-cell>
        </table:table-row>
        <table:table-row table:style-name="ro1">
          <table:table-cell office:value-type="string" calcext:value-type="string">
            <text:p>rus</text:p>
          </table:table-cell>
          <table:table-cell office:value-type="string" calcext:value-type="string">
            <text:p><text:s/>Да так ли нет ли а говорил мой дед что в самый канун Нового года</text:p>
          </table:table-cell>
          <table:table-cell office:value-type="string" calcext:value-type="string">
            <text:p>довелось</text:p>
          </table:table-cell>
          <table:table-cell office:value-type="string" calcext:value-type="string">
            <text:p><text:s/>его деду со всеми двенадцатью месяцами встретиться</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119547" calcext:value-type="float">
            <text:p>119547</text:p>
          </table:table-cell>
        </table:table-row>
        <table:table-row table:style-name="ro1">
          <table:table-cell office:value-type="string" calcext:value-type="string">
            <text:p>ukr</text:p>
          </table:table-cell>
          <table:table-cell office:value-type="string" calcext:value-type="string">
            <text:p><text:s/>Та ось так чи не так а казав мій дід що саме в переддень Нового року привелось його дідові з усіма дванадцятьма місяцями зустрітис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94]" office:value-type="float" office:value="119547" calcext:value-type="float">
            <text:p>119547</text:p>
          </table:table-cell>
        </table:table-row>
        <table:table-row table:style-name="ro1">
          <table:table-cell office:value-type="string" calcext:value-type="string">
            <text:p>rus</text:p>
          </table:table-cell>
          <table:table-cell office:value-type="string" calcext:value-type="string">
            <text:p><text:s/>Она охала и стонала но вместо ожидаемых подарков она от нашей мамы получила несколько шлепков потому что она подставила стул к камину и хотела</text:p>
          </table:table-cell>
          <table:table-cell office:value-type="string" calcext:value-type="string">
            <text:p>достать</text:p>
          </table:table-cell>
          <table:table-cell office:value-type="string" calcext:value-type="string">
            <text:p><text:s/>мамины часики а это было запрещено</text:p>
          </table:table-cell>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RANDBETWEEN(1;1000000)" office:value-type="float" office:value="123191" calcext:value-type="float">
            <text:p>123191</text:p>
          </table:table-cell>
        </table:table-row>
        <table:table-row table:style-name="ro1">
          <table:table-cell office:value-type="string" calcext:value-type="string">
            <text:p>ukr</text:p>
          </table:table-cell>
          <table:table-cell office:value-type="string" calcext:value-type="string">
            <text:p><text:s/>Вона зойкала і стогнала та замість очікуваних подарунків одержала від нашої мами кілька ляпанців бо підсунула стільця до каміна і хотіла дістати мамин годинник а це було заборонено</text:p>
          </table:table-cell>
          <table:table-cell table:number-columns-repeated="2"/>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F96]" office:value-type="float" office:value="123191" calcext:value-type="float">
            <text:p>123191</text:p>
          </table:table-cell>
        </table:table-row>
        <table:table-row table:style-name="ro1">
          <table:table-cell office:value-type="string" calcext:value-type="string">
            <text:p>rus</text:p>
          </table:table-cell>
          <table:table-cell office:value-type="string" calcext:value-type="string">
            <text:p><text:s/>Мама удивилась что Павлик идёт по улице взяла его на руки принесла</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131244" calcext:value-type="float">
            <text:p>131244</text:p>
          </table:table-cell>
        </table:table-row>
        <table:table-row table:style-name="ro1">
          <table:table-cell office:value-type="string" calcext:value-type="string">
            <text:p>ukr</text:p>
          </table:table-cell>
          <table:table-cell office:value-type="string" calcext:value-type="string">
            <text:p><text:s/>Мама здивувалася чого це Павлик на вулиці взяла його на руки принесла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98]" office:value-type="float" office:value="131244" calcext:value-type="float">
            <text:p>131244</text:p>
          </table:table-cell>
        </table:table-row>
        <table:table-row table:style-name="ro1">
          <table:table-cell office:value-type="string" calcext:value-type="string">
            <text:p>rus</text:p>
          </table:table-cell>
          <table:table-cell office:value-type="string" calcext:value-type="string">
            <text:p><text:s/>Археологи и</text:p>
          </table:table-cell>
          <table:table-cell office:value-type="string" calcext:value-type="string">
            <text:p>допустить</text:p>
          </table:table-cell>
          <table:table-cell office:value-type="string" calcext:value-type="string">
            <text:p><text:s/>этого не могли доисторический человек занимался живописью надо же придумать такое</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33000" calcext:value-type="float">
            <text:p>133000</text:p>
          </table:table-cell>
        </table:table-row>
        <table:table-row table:style-name="ro1">
          <table:table-cell office:value-type="string" calcext:value-type="string">
            <text:p>ukr</text:p>
          </table:table-cell>
          <table:table-cell office:value-type="string" calcext:value-type="string">
            <text:p><text:s/>Археологи не могли припустити щоб доісторична людина займалася живописом треба ж отаке вигадат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100]" office:value-type="float" office:value="133000" calcext:value-type="float">
            <text:p>133000</text:p>
          </table:table-cell>
        </table:table-row>
        <table:table-row table:style-name="ro1">
          <table:table-cell office:value-type="string" calcext:value-type="string">
            <text:p>rus</text:p>
          </table:table-cell>
          <table:table-cell office:value-type="string" calcext:value-type="string">
            <text:p><text:s/>Идти искать этих глупых мальчишек которые поставили его на караул взяли с него честное слово а сами убежали</text:p>
          </table:table-cell>
          <table:table-cell office:value-type="string" calcext:value-type="string">
            <text:p>домой</text:p>
          </table:table-cell>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138289" calcext:value-type="float">
            <text:p>138289</text:p>
          </table:table-cell>
        </table:table-row>
        <table:table-row table:style-name="ro1">
          <table:table-cell office:value-type="string" calcext:value-type="string">
            <text:p>ukr</text:p>
          </table:table-cell>
          <table:table-cell office:value-type="string" calcext:value-type="string">
            <text:p><text:s/>Іти шукати цих дурних хлоп'ят які поставили його на варту взяли з нього чесне слово а самі втекли додому</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102]" office:value-type="float" office:value="138289" calcext:value-type="float">
            <text:p>138289</text:p>
          </table:table-cell>
        </table:table-row>
        <table:table-row table:style-name="ro1">
          <table:table-cell office:value-type="string" calcext:value-type="string">
            <text:p>rus</text:p>
          </table:table-cell>
          <table:table-cell office:value-type="string" calcext:value-type="string">
            <text:p><text:s/>Ворота еще не были закрыты еще сторож ходил где-то в самых дальних уголках сада и</text:p>
          </table:table-cell>
          <table:table-cell office:value-type="string" calcext:value-type="string">
            <text:p>дозванивал</text:p>
          </table:table-cell>
          <table:table-cell office:value-type="string" calcext:value-type="string">
            <text:p><text:s/>там в свой колокольчик</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141433" calcext:value-type="float">
            <text:p>141433</text:p>
          </table:table-cell>
        </table:table-row>
        <table:table-row table:style-name="ro1">
          <table:table-cell office:value-type="string" calcext:value-type="string">
            <text:p>ukr</text:p>
          </table:table-cell>
          <table:table-cell office:value-type="string" calcext:value-type="string">
            <text:p><text:s/>Ворота ще не були зачинені ще сторож ходив десь у найдальших закутках саду і додзвонював там своїм дзвоником</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104]" office:value-type="float" office:value="141433" calcext:value-type="float">
            <text:p>141433</text:p>
          </table:table-cell>
        </table:table-row>
        <table:table-row table:style-name="ro1">
          <table:table-cell office:value-type="string" calcext:value-type="string">
            <text:p>rus</text:p>
          </table:table-cell>
          <table:table-cell office:value-type="string" calcext:value-type="string">
            <text:p><text:s/>Как вы добились чтобы ваши сыновья не сделались плесенью Как</text:p>
          </table:table-cell>
          <table:table-cell office:value-type="string" calcext:value-type="string">
            <text:p>добилась</text:p>
          </table:table-cell>
          <table:table-cell office:value-type="string" calcext:value-type="string">
            <text:p><text:s/>Я специально этого не добивалась</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44037" calcext:value-type="float">
            <text:p>144037</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 Як домоглася Я спеціально цього не прагнула</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106]" office:value-type="float" office:value="144037" calcext:value-type="float">
            <text:p>144037</text:p>
          </table:table-cell>
        </table:table-row>
        <table:table-row table:style-name="ro1">
          <table:table-cell office:value-type="string" calcext:value-type="string">
            <text:p>rus</text:p>
          </table:table-cell>
          <table:table-cell office:value-type="string" calcext:value-type="string">
            <text:p><text:s/>Что за шум недовольно проворчал злой и голодный волк и поскакал к тому месту откуда</text:p>
          </table:table-cell>
          <table:table-cell office:value-type="string" calcext:value-type="string">
            <text:p>доносились</text:p>
          </table:table-cell>
          <table:table-cell office:value-type="string" calcext:value-type="string">
            <text:p><text:s/>визг и хрюканье двух маленьких глупых поросят</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145310" calcext:value-type="float">
            <text:p>145310</text:p>
          </table:table-cell>
        </table:table-row>
        <table:table-row table:style-name="ro1">
          <table:table-cell office:value-type="string" calcext:value-type="string">
            <text:p>ukr</text:p>
          </table:table-cell>
          <table:table-cell office:value-type="string" calcext:value-type="string">
            <text:p><text:s/>Що за шум невдоволено пробуркотів злий і голодний вовк і поскакав до того місця звідки лунали вереск і хрокання двох маленьких дурних поросяток</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108]" office:value-type="float" office:value="145310" calcext:value-type="float">
            <text:p>145310</text:p>
          </table:table-cell>
        </table:table-row>
        <table:table-row table:style-name="ro1">
          <table:table-cell office:value-type="string" calcext:value-type="string">
            <text:p>rus</text:p>
          </table:table-cell>
          <table:table-cell office:value-type="string" calcext:value-type="string">
            <text:p><text:s/>Моя мама хотела позвать дворника чтобы с дворником</text:p>
          </table:table-cell>
          <table:table-cell office:value-type="string" calcext:value-type="string">
            <text:p>догнать</text:p>
          </table:table-cell>
          <table:table-cell office:value-type="string" calcext:value-type="string">
            <text:p><text:s/>прохожего и арестовать его</text:p>
          </table:table-cell>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RANDBETWEEN(1;1000000)" office:value-type="float" office:value="146929" calcext:value-type="float">
            <text:p>146929</text:p>
          </table:table-cell>
        </table:table-row>
        <table:table-row table:style-name="ro1">
          <table:table-cell office:value-type="string" calcext:value-type="string">
            <text:p>ukr</text:p>
          </table:table-cell>
          <table:table-cell office:value-type="string" calcext:value-type="string">
            <text:p><text:s/>Моя мама хотіла покликати двірника щоб з двірником наздогнати перехожого й арештувати його</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F110]" office:value-type="float" office:value="146929" calcext:value-type="float">
            <text:p>146929</text:p>
          </table:table-cell>
        </table:table-row>
        <table:table-row table:style-name="ro1">
          <table:table-cell office:value-type="string" calcext:value-type="string">
            <text:p>rus</text:p>
          </table:table-cell>
          <table:table-cell office:value-type="string" calcext:value-type="string">
            <text:p><text:s/>Размахивая палкой Андрюша раза два ударил собаку по голове но та забежала сзади и немного порвала Андрюшины штаны И Андрюша с рёвом побежал</text:p>
          </table:table-cell>
          <table:table-cell office:value-type="string" calcext:value-type="string">
            <text:p>домой</text:p>
          </table:table-cell>
          <table:table-cell office:value-type="string" calcext:value-type="string">
            <text:p><text:s/>А дома утирая слёзы он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149997" calcext:value-type="float">
            <text:p>149997</text:p>
          </table:table-cell>
        </table:table-row>
        <table:table-row table:style-name="ro1">
          <table:table-cell office:value-type="string" calcext:value-type="string">
            <text:p>ukr</text:p>
          </table:table-cell>
          <table:table-cell office:value-type="string" calcext:value-type="string">
            <text:p><text:s/>Розмахуючи палицею Андрійко двічі вдарив пса по голові але той забіг ззаду і трохи порвав Андрійкові штанці Андрійко з плачем побіг додому А вдома витираючи сльози він сказа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112]" office:value-type="float" office:value="149997" calcext:value-type="float">
            <text:p>149997</text:p>
          </table:table-cell>
        </table:table-row>
        <table:table-row table:style-name="ro1">
          <table:table-cell office:value-type="string" calcext:value-type="string">
            <text:p>rus</text:p>
          </table:table-cell>
          <table:table-cell office:value-type="string" calcext:value-type="string">
            <text:p><text:s/>Все работали на каменном карьере вручную</text:p>
          </table:table-cell>
          <table:table-cell office:value-type="string" calcext:value-type="string">
            <text:p>долбили</text:p>
          </table:table-cell>
          <table:table-cell office:value-type="string" calcext:value-type="string">
            <text:p><text:s/>резали крошили немецкий камень</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150291" calcext:value-type="float">
            <text:p>150291</text:p>
          </table:table-cell>
        </table:table-row>
        <table:table-row table:style-name="ro1">
          <table:table-cell office:value-type="string" calcext:value-type="string">
            <text:p>ukr</text:p>
          </table:table-cell>
          <table:table-cell office:value-type="string" calcext:value-type="string">
            <text:p><text:s/>Усі працювали на кам'яному кар'єрі вручну довбали різали кришили німецький камін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114]" office:value-type="float" office:value="150291" calcext:value-type="float">
            <text:p>150291</text:p>
          </table:table-cell>
        </table:table-row>
        <table:table-row table:style-name="ro1">
          <table:table-cell office:value-type="string" calcext:value-type="string">
            <text:p>rus</text:p>
          </table:table-cell>
          <table:table-cell office:value-type="string" calcext:value-type="string">
            <text:p><text:s/>Он мог чуять мед он мог видеть мед но</text:p>
          </table:table-cell>
          <table:table-cell office:value-type="string" calcext:value-type="string">
            <text:p>достать</text:p>
          </table:table-cell>
          <table:table-cell office:value-type="string" calcext:value-type="string">
            <text:p><text:s/>мед он увы никак не мог</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154255" calcext:value-type="float">
            <text:p>154255</text:p>
          </table:table-cell>
        </table:table-row>
        <table:table-row table:style-name="ro1">
          <table:table-cell office:value-type="string" calcext:value-type="string">
            <text:p>ukr</text:p>
          </table:table-cell>
          <table:table-cell office:value-type="string" calcext:value-type="string">
            <text:p><text:s/>Він міг нюхати мед він міг бачити мед але дістати мед не міг ну ніяк</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116]" office:value-type="float" office:value="154255" calcext:value-type="float">
            <text:p>154255</text:p>
          </table:table-cell>
        </table:table-row>
        <table:table-row table:style-name="ro1">
          <table:table-cell office:value-type="string" calcext:value-type="string">
            <text:p>rus</text:p>
          </table:table-cell>
          <table:table-cell office:value-type="string" calcext:value-type="string">
            <text:p><text:s/>А по вечерам он приносил их</text:p>
          </table:table-cell>
          <table:table-cell office:value-type="string" calcext:value-type="string">
            <text:p>домой</text:p>
          </table:table-cell>
          <table:table-cell office:value-type="string" calcext:value-type="string">
            <text:p><text:s/>в своём чёрном портфельчике</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154617" calcext:value-type="float">
            <text:p>154617</text:p>
          </table:table-cell>
        </table:table-row>
        <table:table-row table:style-name="ro1">
          <table:table-cell office:value-type="string" calcext:value-type="string">
            <text:p>ukr</text:p>
          </table:table-cell>
          <table:table-cell office:value-type="string" calcext:value-type="string">
            <text:p><text:s/>А вечорами він приносив їх додому в своему чорному портфелик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118]" office:value-type="float" office:value="154617" calcext:value-type="float">
            <text:p>154617</text:p>
          </table:table-cell>
        </table:table-row>
        <table:table-row table:style-name="ro1">
          <table:table-cell office:value-type="string" calcext:value-type="string">
            <text:p>rus</text:p>
          </table:table-cell>
          <table:table-cell office:value-type="string" calcext:value-type="string">
            <text:p><text:s/>6 Молча</text:p>
          </table:table-cell>
          <table:table-cell office:value-type="string" calcext:value-type="string">
            <text:p>дошли</text:p>
          </table:table-cell>
          <table:table-cell office:value-type="string" calcext:value-type="string">
            <text:p><text:s/>они до Алупки Дедушка всю дорогу кряхтел и вздыхал Сергей же сохранял на лице злое решительное выражение</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59601" calcext:value-type="float">
            <text:p>159601</text:p>
          </table:table-cell>
        </table:table-row>
        <table:table-row table:style-name="ro1">
          <table:table-cell office:value-type="string" calcext:value-type="string">
            <text:p>ukr</text:p>
          </table:table-cell>
          <table:table-cell office:value-type="string" calcext:value-type="string">
            <text:p><text:s/>VI Мовчки дійшли вони до Алупки Дідусь усю дорогу кректав і зітхав а Сергій зберігав на обличчі злий рішучий вираз</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120]" office:value-type="float" office:value="159601" calcext:value-type="float">
            <text:p>159601</text:p>
          </table:table-cell>
        </table:table-row>
        <table:table-row table:style-name="ro1">
          <table:table-cell office:value-type="string" calcext:value-type="string">
            <text:p>rus</text:p>
          </table:table-cell>
          <table:table-cell office:value-type="string" calcext:value-type="string">
            <text:p><text:s/>Если сейчас извне</text:p>
          </table:table-cell>
          <table:table-cell office:value-type="string" calcext:value-type="string">
            <text:p>донесется</text:p>
          </table:table-cell>
          <table:table-cell office:value-type="string" calcext:value-type="string">
            <text:p><text:s/>шипение свист обращающейся в пар морской воды значит мы в чужом океане при полном неведении погодных условий завал</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63303" calcext:value-type="float">
            <text:p>163303</text:p>
          </table:table-cell>
        </table:table-row>
        <table:table-row table:style-name="ro1">
          <table:table-cell office:value-type="string" calcext:value-type="string">
            <text:p>ukr</text:p>
          </table:table-cell>
          <table:table-cell office:value-type="string" calcext:value-type="string">
            <text:p><text:s/>Якщо зараз іззовні долине сичання свист морської води що перетворюється в пару отже ми в чужому океані за повного незнання погодних умов завал</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122]" office:value-type="float" office:value="163303" calcext:value-type="float">
            <text:p>163303</text:p>
          </table:table-cell>
        </table:table-row>
        <table:table-row table:style-name="ro1">
          <table:table-cell office:value-type="string" calcext:value-type="string">
            <text:p>rus</text:p>
          </table:table-cell>
          <table:table-cell office:value-type="string" calcext:value-type="string">
            <text:p><text:s/>У него было изумленное и радостное лицо Элина</text:p>
          </table:table-cell>
          <table:table-cell office:value-type="string" calcext:value-type="string">
            <text:p>допей</text:p>
          </table:table-cell>
          <table:table-cell office:value-type="string" calcext:value-type="string">
            <text:p><text:s/>все Амброзия напиток богов</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164007" calcext:value-type="float">
            <text:p>164007</text:p>
          </table:table-cell>
        </table:table-row>
        <table:table-row table:style-name="ro1">
          <table:table-cell office:value-type="string" calcext:value-type="string">
            <text:p>ukr</text:p>
          </table:table-cell>
          <table:table-cell office:value-type="string" calcext:value-type="string">
            <text:p><text:s/>У нього було здивоване і радісне обличчя Еліно допий усе Амброзія напій богів</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124]" office:value-type="float" office:value="164007" calcext:value-type="float">
            <text:p>164007</text:p>
          </table:table-cell>
        </table:table-row>
        <table:table-row table:style-name="ro1">
          <table:table-cell office:value-type="string" calcext:value-type="string">
            <text:p>rus</text:p>
          </table:table-cell>
          <table:table-cell office:value-type="string" calcext:value-type="string">
            <text:p><text:s/>Вот милиционер дал свою руку Павлику и они пошли</text:p>
          </table:table-cell>
          <table:table-cell office:value-type="string" calcext:value-type="string">
            <text:p>домой</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164338" calcext:value-type="float">
            <text:p>164338</text:p>
          </table:table-cell>
        </table:table-row>
        <table:table-row table:style-name="ro1">
          <table:table-cell office:value-type="string" calcext:value-type="string">
            <text:p>ukr</text:p>
          </table:table-cell>
          <table:table-cell office:value-type="string" calcext:value-type="string">
            <text:p><text:s/>Міліціонер дав свою руку Павликові і вони пішл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126]" office:value-type="float" office:value="164338" calcext:value-type="float">
            <text:p>164338</text:p>
          </table:table-cell>
        </table:table-row>
        <table:table-row table:style-name="ro1">
          <table:table-cell office:value-type="string" calcext:value-type="string">
            <text:p>rus</text:p>
          </table:table-cell>
          <table:table-cell office:value-type="string" calcext:value-type="string">
            <text:p><text:s/>Мария рявкнул Савелий Со двора</text:p>
          </table:table-cell>
          <table:table-cell office:value-type="string" calcext:value-type="string">
            <text:p>донеслось</text:p>
          </table:table-cell>
          <table:table-cell office:value-type="string" calcext:value-type="string">
            <text:p><text:s/>сердитое Чего тебе</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166728" calcext:value-type="float">
            <text:p>166728</text:p>
          </table:table-cell>
        </table:table-row>
        <table:table-row table:style-name="ro1">
          <table:table-cell office:value-type="string" calcext:value-type="string">
            <text:p>ukr</text:p>
          </table:table-cell>
          <table:table-cell office:value-type="string" calcext:value-type="string">
            <text:p><text:s/>Маріє гарикнув Савелій З двору долинуло сердите Чого тобі</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128]" office:value-type="float" office:value="166728" calcext:value-type="float">
            <text:p>166728</text:p>
          </table:table-cell>
        </table:table-row>
        <table:table-row table:style-name="ro1">
          <table:table-cell office:value-type="string" calcext:value-type="string">
            <text:p>rus</text:p>
          </table:table-cell>
          <table:table-cell office:value-type="string" calcext:value-type="string">
            <text:p><text:s/>Как вы</text:p>
          </table:table-cell>
          <table:table-cell office:value-type="string" calcext:value-type="string">
            <text:p>добились</text:p>
          </table:table-cell>
          <table:table-cell office:value-type="string" calcext:value-type="string">
            <text:p><text:s/>чтобы ваши сыновья не сделались плесенью</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69626" calcext:value-type="float">
            <text:p>169626</text:p>
          </table:table-cell>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130]" office:value-type="float" office:value="169626" calcext:value-type="float">
            <text:p>169626</text:p>
          </table:table-cell>
        </table:table-row>
        <table:table-row table:style-name="ro1">
          <table:table-cell office:value-type="string" calcext:value-type="string">
            <text:p>rus</text:p>
          </table:table-cell>
          <table:table-cell office:value-type="string" calcext:value-type="string">
            <text:p><text:s/>Так моей старухе огнецов и не</text:p>
          </table:table-cell>
          <table:table-cell office:value-type="string" calcext:value-type="string">
            <text:p>досталось</text:p>
          </table:table-cell>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174230" calcext:value-type="float">
            <text:p>174230</text:p>
          </table:table-cell>
        </table:table-row>
        <table:table-row table:style-name="ro1">
          <table:table-cell office:value-type="string" calcext:value-type="string">
            <text:p>ukr</text:p>
          </table:table-cell>
          <table:table-cell office:value-type="string" calcext:value-type="string">
            <text:p><text:s/>Так моя стара без каганців і залишилася</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132]" office:value-type="float" office:value="174230" calcext:value-type="float">
            <text:p>174230</text:p>
          </table:table-cell>
        </table:table-row>
        <table:table-row table:style-name="ro1">
          <table:table-cell office:value-type="string" calcext:value-type="string">
            <text:p>rus</text:p>
          </table:table-cell>
          <table:table-cell office:value-type="string" calcext:value-type="string">
            <text:p><text:s/>Он думал о том как ему явиться</text:p>
          </table:table-cell>
          <table:table-cell office:value-type="string" calcext:value-type="string">
            <text:p>домой</text:p>
          </table:table-cell>
          <table:table-cell office:value-type="string" calcext:value-type="string">
            <text:p><text:s/>и что сказать матери такой заботливой работающей с утра до поздней ночи кухаркой у акцизного инспектор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175221" calcext:value-type="float">
            <text:p>175221</text:p>
          </table:table-cell>
        </table:table-row>
        <table:table-row table:style-name="ro1">
          <table:table-cell office:value-type="string" calcext:value-type="string">
            <text:p>ukr</text:p>
          </table:table-cell>
          <table:table-cell office:value-type="string" calcext:value-type="string">
            <text:p><text:s/>Він думав про те як йому прийти додому і що сказати матері завжди такій дбайливій що працювала з ранку й до пізньої ночі куховаркою в акцизного інспектора</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134]" office:value-type="float" office:value="175221" calcext:value-type="float">
            <text:p>175221</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став</text:p>
          </table:table-cell>
          <table:table-cell office:value-type="string" calcext:value-type="string">
            <text:p><text:s/>свободной рукой трубку закурил и ветер пронес дым сквозь плетень в куст росший с внешней стороны огорода</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177853" calcext:value-type="float">
            <text:p>177853</text:p>
          </table:table-cell>
        </table:table-row>
        <table:table-row table:style-name="ro1">
          <table:table-cell office:value-type="string" calcext:value-type="string">
            <text:p>ukr</text:p>
          </table:table-cell>
          <table:table-cell office:value-type="string" calcext:value-type="string">
            <text:p><text:s/>Лонгрен діставши вільною рукою люльку закурив і вітер проніс дим крізь тин у кущ який ріс із зовнішнього боку город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136]" office:value-type="float" office:value="177853" calcext:value-type="float">
            <text:p>177853</text:p>
          </table:table-cell>
        </table:table-row>
        <table:table-row table:style-name="ro1">
          <table:table-cell office:value-type="string" calcext:value-type="string">
            <text:p>rus</text:p>
          </table:table-cell>
          <table:table-cell office:value-type="string" calcext:value-type="string">
            <text:p><text:s/>Приглядитесь к глазам кота когда в полдень Ра в своем сияющем путешествии по небу возносится высоко высоко и</text:p>
          </table:table-cell>
          <table:table-cell office:value-type="string" calcext:value-type="string">
            <text:p>достигает</text:p>
          </table:table-cell>
          <table:table-cell office:value-type="string" calcext:value-type="string">
            <text:p><text:s/>зенита зрачки у кота узкие щелочки</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78038" calcext:value-type="float">
            <text:p>178038</text:p>
          </table:table-cell>
        </table:table-row>
        <table:table-row table:style-name="ro1">
          <table:table-cell office:value-type="string" calcext:value-type="string">
            <text:p>ukr</text:p>
          </table:table-cell>
          <table:table-cell office:value-type="string" calcext:value-type="string">
            <text:p><text:s/>Придивіться до очей кота коли в полудень Ра у своїй сяючій мандрівці небом підбивається високо високо і досягає зеніту зіниці кота вузенькі щілинки</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138]" office:value-type="float" office:value="178038" calcext:value-type="float">
            <text:p>178038</text:p>
          </table:table-cell>
        </table:table-row>
        <table:table-row table:style-name="ro1">
          <table:table-cell office:value-type="string" calcext:value-type="string">
            <text:p>rus</text:p>
          </table:table-cell>
          <table:table-cell office:value-type="string" calcext:value-type="string">
            <text:p><text:s/>Она нужна им Они поклялись</text:p>
          </table:table-cell>
          <table:table-cell office:value-type="string" calcext:value-type="string">
            <text:p>добыть</text:p>
          </table:table-cell>
          <table:table-cell office:value-type="string" calcext:value-type="string">
            <text:p><text:s/>ее любой ценой Я знаю как все произойдет</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80104" calcext:value-type="float">
            <text:p>180104</text:p>
          </table:table-cell>
        </table:table-row>
        <table:table-row table:style-name="ro1">
          <table:table-cell office:value-type="string" calcext:value-type="string">
            <text:p>ukr</text:p>
          </table:table-cell>
          <table:table-cell office:value-type="string" calcext:value-type="string">
            <text:p><text:s/>Вона потрiбна їм Вони поклялись добути її за всяку цiну Я знаю як усе скоїтьс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140]" office:value-type="float" office:value="180104" calcext:value-type="float">
            <text:p>180104</text:p>
          </table:table-cell>
        </table:table-row>
        <table:table-row table:style-name="ro1">
          <table:table-cell office:value-type="string" calcext:value-type="string">
            <text:p>rus</text:p>
          </table:table-cell>
          <table:table-cell office:value-type="string" calcext:value-type="string">
            <text:p><text:s/>Словно по облакам идешь Еле до дому</text:p>
          </table:table-cell>
          <table:table-cell office:value-type="string" calcext:value-type="string">
            <text:p>добралась</text:p>
          </table:table-cell>
          <table:table-cell office:value-type="string" calcext:value-type="string">
            <text:p><text:s/>[...]</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180285" calcext:value-type="float">
            <text:p>180285</text:p>
          </table:table-cell>
        </table:table-row>
        <table:table-row table:style-name="ro1">
          <table:table-cell office:value-type="string" calcext:value-type="string">
            <text:p>ukr</text:p>
          </table:table-cell>
          <table:table-cell office:value-type="string" calcext:value-type="string">
            <text:p><text:s/>Наче по хмарах ідеш Ледве додому добралася [...]</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142]" office:value-type="float" office:value="180285" calcext:value-type="float">
            <text:p>180285</text:p>
          </table:table-cell>
        </table:table-row>
        <table:table-row table:style-name="ro1">
          <table:table-cell office:value-type="string" calcext:value-type="string">
            <text:p>rus</text:p>
          </table:table-cell>
          <table:table-cell office:value-type="string" calcext:value-type="string">
            <text:p><text:s/>В одно из его редких возвращений</text:p>
          </table:table-cell>
          <table:table-cell office:value-type="string" calcext:value-type="string">
            <text:p>домой</text:p>
          </table:table-cell>
          <table:table-cell office:value-type="string" calcext:value-type="string">
            <text:p><text:s/>он не увидел как всегда еще издали на пороге дома свою жену Мери всплескивающую руками а затем бегущую навстречу до потери дыхания</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182507" calcext:value-type="float">
            <text:p>182507</text:p>
          </table:table-cell>
        </table:table-row>
        <table:table-row table:style-name="ro1">
          <table:table-cell office:value-type="string" calcext:value-type="string">
            <text:p>ukr</text:p>
          </table:table-cell>
          <table:table-cell office:value-type="string" calcext:value-type="string">
            <text:p><text:s/>Під час одного з його нечастих повернень додому він не побачив як завжди ще здаля на порозі домівки своєї дружини Мері що вдарялася руками в поли а потім бігла назустріч до втрати подих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144]" office:value-type="float" office:value="182507" calcext:value-type="float">
            <text:p>182507</text:p>
          </table:table-cell>
        </table:table-row>
        <table:table-row table:style-name="ro1">
          <table:table-cell office:value-type="string" calcext:value-type="string">
            <text:p>rus</text:p>
          </table:table-cell>
          <table:table-cell office:value-type="string" calcext:value-type="string">
            <text:p><text:s/>Бим побегает малость управится как и полагается и спешит</text:p>
          </table:table-cell>
          <table:table-cell office:value-type="string" calcext:value-type="string">
            <text:p>домой</text:p>
          </table:table-cell>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183137" calcext:value-type="float">
            <text:p>183137</text:p>
          </table:table-cell>
        </table:table-row>
        <table:table-row table:style-name="ro1">
          <table:table-cell office:value-type="string" calcext:value-type="string">
            <text:p>ukr</text:p>
          </table:table-cell>
          <table:table-cell office:value-type="string" calcext:value-type="string">
            <text:p><text:s/>Бім трохи побігає впорається як і належить і поспішає додом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146]" office:value-type="float" office:value="183137" calcext:value-type="float">
            <text:p>183137</text:p>
          </table:table-cell>
        </table:table-row>
        <table:table-row table:style-name="ro1">
          <table:table-cell office:value-type="string" calcext:value-type="string">
            <text:p>rus</text:p>
          </table:table-cell>
          <table:table-cell office:value-type="string" calcext:value-type="string">
            <text:p><text:s/>Подожди</text:p>
          </table:table-cell>
          <table:table-cell office:value-type="string" calcext:value-type="string">
            <text:p>дойдем</text:p>
          </table:table-cell>
          <table:table-cell office:value-type="string" calcext:value-type="string">
            <text:p><text:s/>ужотко до Мисхора там и пополощем телеса свои грешные</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89844" calcext:value-type="float">
            <text:p>189844</text:p>
          </table:table-cell>
        </table:table-row>
        <table:table-row table:style-name="ro1">
          <table:table-cell office:value-type="string" calcext:value-type="string">
            <text:p>ukr</text:p>
          </table:table-cell>
          <table:table-cell office:value-type="string" calcext:value-type="string">
            <text:p><text:s/>Почекай дійдемо якось до Місхора там і пополощемо тілеса свої грішні</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148]" office:value-type="float" office:value="189844" calcext:value-type="float">
            <text:p>189844</text:p>
          </table:table-cell>
        </table:table-row>
        <table:table-row table:style-name="ro1">
          <table:table-cell office:value-type="string" calcext:value-type="string">
            <text:p>rus</text:p>
          </table:table-cell>
          <table:table-cell office:value-type="string" calcext:value-type="string">
            <text:p><text:s/>А когда на крышку котла стала сыпаться сажа умный Наф Наф сразу</text:p>
          </table:table-cell>
          <table:table-cell office:value-type="string" calcext:value-type="string">
            <text:p>догадался</text:p>
          </table:table-cell>
          <table:table-cell office:value-type="string" calcext:value-type="string">
            <text:p><text:s/>в чем дело</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193201" calcext:value-type="float">
            <text:p>193201</text:p>
          </table:table-cell>
        </table:table-row>
        <table:table-row table:style-name="ro1">
          <table:table-cell office:value-type="string" calcext:value-type="string">
            <text:p>ukr</text:p>
          </table:table-cell>
          <table:table-cell office:value-type="string" calcext:value-type="string">
            <text:p><text:s/>А коли на кришку казана стала сипатися сажа розумний Наф Наф одразу ж здогадався в чім справа</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150]" office:value-type="float" office:value="193201" calcext:value-type="float">
            <text:p>193201</text:p>
          </table:table-cell>
        </table:table-row>
        <table:table-row table:style-name="ro1">
          <table:table-cell office:value-type="string" calcext:value-type="string">
            <text:p>rus</text:p>
          </table:table-cell>
          <table:table-cell office:value-type="string" calcext:value-type="string">
            <text:p><text:s/>Не заметили как день прошёл Идут</text:p>
          </table:table-cell>
          <table:table-cell office:value-type="string" calcext:value-type="string">
            <text:p>домой</text:p>
          </table:table-cell>
          <table:table-cell office:value-type="string" calcext:value-type="string">
            <text:p><text:s/>боятся Попадёт нам дома</text:p>
          </table:table-cell>
          <table:table-cell office:value-type="string" calcext:value-type="string">
            <text:p>[Валентина Осеева. Что легче? (1940-1950) | В. О. Осеєва. Що легше? (Анатолій Купрієнко, 1982)]</text:p>
          </table:table-cell>
          <table:table-cell table:formula="of:=RANDBETWEEN(1;1000000)" office:value-type="float" office:value="205815" calcext:value-type="float">
            <text:p>205815</text:p>
          </table:table-cell>
        </table:table-row>
        <table:table-row table:style-name="ro1">
          <table:table-cell office:value-type="string" calcext:value-type="string">
            <text:p>ukr</text:p>
          </table:table-cell>
          <table:table-cell office:value-type="string" calcext:value-type="string">
            <text:p><text:s/>Не помітили як і день скінчився Ідуть додому а самі бояться Ох і перепаде ж нам удома</text:p>
          </table:table-cell>
          <table:table-cell table:number-columns-repeated="2"/>
          <table:table-cell office:value-type="string" calcext:value-type="string">
            <text:p>[Валентина Осеева. Что легче? (1940-1950) | В. О. Осеєва. Що легше? (Анатолій Купрієнко, 1982)]</text:p>
          </table:table-cell>
          <table:table-cell table:formula="of:=[.F152]" office:value-type="float" office:value="205815" calcext:value-type="float">
            <text:p>205815</text:p>
          </table:table-cell>
        </table:table-row>
        <table:table-row table:style-name="ro1">
          <table:table-cell office:value-type="string" calcext:value-type="string">
            <text:p>rus</text:p>
          </table:table-cell>
          <table:table-cell office:value-type="string" calcext:value-type="string">
            <text:p><text:s/>Свалился но ничего не испугался и плывет тихонько а потом нырнул и тотчас</text:p>
          </table:table-cell>
          <table:table-cell office:value-type="string" calcext:value-type="string">
            <text:p>достиг</text:p>
          </table:table-cell>
          <table:table-cell office:value-type="string" calcext:value-type="string">
            <text:p><text:s/>морского дна</text:p>
          </table:table-cell>
          <table:table-cell office:value-type="string" calcext:value-type="string">
            <text:p>[Максим Горький. Случай с Евсейкой (1912) | Максим Горький. Пригода з Овсійком (М. Пригара, 1965)]</text:p>
          </table:table-cell>
          <table:table-cell table:formula="of:=RANDBETWEEN(1;1000000)" office:value-type="float" office:value="206391" calcext:value-type="float">
            <text:p>206391</text:p>
          </table:table-cell>
        </table:table-row>
        <table:table-row table:style-name="ro1">
          <table:table-cell office:value-type="string" calcext:value-type="string">
            <text:p>ukr</text:p>
          </table:table-cell>
          <table:table-cell office:value-type="string" calcext:value-type="string">
            <text:p><text:s/>Упав та нічого не злякався й пливе тихенько потім пірнув і відразу досяг морського дна</text:p>
          </table:table-cell>
          <table:table-cell table:number-columns-repeated="2"/>
          <table:table-cell office:value-type="string" calcext:value-type="string">
            <text:p>[Максим Горький. Случай с Евсейкой (1912) | Максим Горький. Пригода з Овсійком (М. Пригара, 1965)]</text:p>
          </table:table-cell>
          <table:table-cell table:formula="of:=[.F154]" office:value-type="float" office:value="206391" calcext:value-type="float">
            <text:p>206391</text:p>
          </table:table-cell>
        </table:table-row>
        <table:table-row table:style-name="ro1">
          <table:table-cell office:value-type="string" calcext:value-type="string">
            <text:p>rus</text:p>
          </table:table-cell>
          <table:table-cell office:value-type="string" calcext:value-type="string">
            <text:p><text:s/>Только и сказал но ведь нашелся же из своих какой-то подлец</text:p>
          </table:table-cell>
          <table:table-cell office:value-type="string" calcext:value-type="string">
            <text:p>донес</text:p>
          </table:table-cell>
          <table:table-cell office:value-type="string" calcext:value-type="string">
            <text:p><text:s/>коменданту лагеря про эти мои горькие слова</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07662" calcext:value-type="float">
            <text:p>207662</text:p>
          </table:table-cell>
        </table:table-row>
        <table:table-row table:style-name="ro1">
          <table:table-cell office:value-type="string" calcext:value-type="string">
            <text:p>ukr</text:p>
          </table:table-cell>
          <table:table-cell office:value-type="string" calcext:value-type="string">
            <text:p><text:s/>Тільки й сказав та от знайшовся ж із своїх якийсь падлюка доніс комендантові табору про ці мої гіркі слова</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156]" office:value-type="float" office:value="207662" calcext:value-type="float">
            <text:p>207662</text:p>
          </table:table-cell>
        </table:table-row>
        <table:table-row table:style-name="ro1">
          <table:table-cell office:value-type="string" calcext:value-type="string">
            <text:p>rus</text:p>
          </table:table-cell>
          <table:table-cell office:value-type="string" calcext:value-type="string">
            <text:p><text:s/>Снова и снова перелистываю эти жалкие воспоминания и все</text:p>
          </table:table-cell>
          <table:table-cell office:value-type="string" calcext:value-type="string">
            <text:p>допытываюсь</text:p>
          </table:table-cell>
          <table:table-cell office:value-type="string" calcext:value-type="string">
            <text:p><text:s/>у самого себя не оттуда ли не из блеска ли того далекого лета пошла трещина через всю мою жизн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207730" calcext:value-type="float">
            <text:p>207730</text:p>
          </table:table-cell>
        </table:table-row>
        <table:table-row table:style-name="ro1">
          <table:table-cell office:value-type="string" calcext:value-type="string">
            <text:p>ukr</text:p>
          </table:table-cell>
          <table:table-cell office:value-type="string" calcext:value-type="string">
            <text:p><text:s/>Знову i знову гортаю цi мiзернi спомини та щоразу питаю в себе самого чи не звiдти не з мерехтiння того далекого лiта пiшла трiщина через усе моє життя</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158]" office:value-type="float" office:value="207730" calcext:value-type="float">
            <text:p>207730</text:p>
          </table:table-cell>
        </table:table-row>
        <table:table-row table:style-name="ro1">
          <table:table-cell office:value-type="string" calcext:value-type="string">
            <text:p>rus</text:p>
          </table:table-cell>
          <table:table-cell/>
          <table:table-cell office:value-type="string" calcext:value-type="string">
            <text:p>Доконала</text:p>
          </table:table-cell>
          <table:table-cell office:value-type="string" calcext:value-type="string">
            <text:p><text:s/>таки мой корабль своими булыжниками два раза в стратосфере и вот здесь</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0300" calcext:value-type="float">
            <text:p>210300</text:p>
          </table:table-cell>
        </table:table-row>
        <table:table-row table:style-name="ro1">
          <table:table-cell office:value-type="string" calcext:value-type="string">
            <text:p>ukr</text:p>
          </table:table-cell>
          <table:table-cell office:value-type="string" calcext:value-type="string">
            <text:p><text:s/>Доконала вона усе-таки мій корабель своїми каменюками двічі у стратосфері і ось тут</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160]" office:value-type="float" office:value="210300" calcext:value-type="float">
            <text:p>210300</text:p>
          </table:table-cell>
        </table:table-row>
        <table:table-row table:style-name="ro1">
          <table:table-cell office:value-type="string" calcext:value-type="string">
            <text:p>rus</text:p>
          </table:table-cell>
          <table:table-cell office:value-type="string" calcext:value-type="string">
            <text:p><text:s/>Наука в наши дни</text:p>
          </table:table-cell>
          <table:table-cell office:value-type="string" calcext:value-type="string">
            <text:p>достигла</text:p>
          </table:table-cell>
          <table:table-cell office:value-type="string" calcext:value-type="string">
            <text:p><text:s/>небывалого прогресса основные законы строения материи изучены но еще немало в мире загадок</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12118" calcext:value-type="float">
            <text:p>212118</text:p>
          </table:table-cell>
        </table:table-row>
        <table:table-row table:style-name="ro1">
          <table:table-cell office:value-type="string" calcext:value-type="string">
            <text:p>ukr</text:p>
          </table:table-cell>
          <table:table-cell office:value-type="string" calcext:value-type="string">
            <text:p><text:s/>Нині наука досягла небувалого прогресу основні закони будови матерії вивчено проте в світі існує ще багато таємниць</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162]" office:value-type="float" office:value="212118" calcext:value-type="float">
            <text:p>212118</text:p>
          </table:table-cell>
        </table:table-row>
        <table:table-row table:style-name="ro1">
          <table:table-cell office:value-type="string" calcext:value-type="string">
            <text:p>rus</text:p>
          </table:table-cell>
          <table:table-cell office:value-type="string" calcext:value-type="string">
            <text:p><text:s/>Каются черти Я</text:p>
          </table:table-cell>
          <table:table-cell office:value-type="string" calcext:value-type="string">
            <text:p>достала</text:p>
          </table:table-cell>
          <table:table-cell office:value-type="string" calcext:value-type="string">
            <text:p><text:s/>письмо Отпечатано на машинке</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213573" calcext:value-type="float">
            <text:p>213573</text:p>
          </table:table-cell>
        </table:table-row>
        <table:table-row table:style-name="ro1">
          <table:table-cell office:value-type="string" calcext:value-type="string">
            <text:p>ukr</text:p>
          </table:table-cell>
          <table:table-cell office:value-type="string" calcext:value-type="string">
            <text:p><text:s/>Каються чортенята Я дістала листа Віддруковано на машинці</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164]" office:value-type="float" office:value="213573" calcext:value-type="float">
            <text:p>213573</text:p>
          </table:table-cell>
        </table:table-row>
        <table:table-row table:style-name="ro1">
          <table:table-cell office:value-type="string" calcext:value-type="string">
            <text:p>rus</text:p>
          </table:table-cell>
          <table:table-cell office:value-type="string" calcext:value-type="string">
            <text:p><text:s/>Один из них не</text:p>
          </table:table-cell>
          <table:table-cell office:value-type="string" calcext:value-type="string">
            <text:p>доходя</text:p>
          </table:table-cell>
          <table:table-cell office:value-type="string" calcext:value-type="string">
            <text:p><text:s/>шагов нескольких плечом дернул автомат снял</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14392" calcext:value-type="float">
            <text:p>214392</text:p>
          </table:table-cell>
        </table:table-row>
        <table:table-row table:style-name="ro1">
          <table:table-cell office:value-type="string" calcext:value-type="string">
            <text:p>ukr</text:p>
          </table:table-cell>
          <table:table-cell office:value-type="string" calcext:value-type="string">
            <text:p><text:s/>Один із них не доходячи кілька кроків плечем стенув автомата зня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166]" office:value-type="float" office:value="214392" calcext:value-type="float">
            <text:p>214392</text:p>
          </table:table-cell>
        </table:table-row>
        <table:table-row table:style-name="ro1">
          <table:table-cell office:value-type="string" calcext:value-type="string">
            <text:p>rus</text:p>
          </table:table-cell>
          <table:table-cell office:value-type="string" calcext:value-type="string">
            <text:p><text:s/>Может быть именно эта отстраненность от суеты цивилизации многократно усиленная глухотой и как следует из воспоминаний близких абсолютно несносным характером и дала возможность предельно сконцентрироваться на идеях которые в других условиях Циолковский вряд ли</text:p>
          </table:table-cell>
          <table:table-cell office:value-type="string" calcext:value-type="string">
            <text:p>довел</text:p>
          </table:table-cell>
          <table:table-cell office:value-type="string" calcext:value-type="string">
            <text:p><text:s/>бы до конца</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215050" calcext:value-type="float">
            <text:p>215050</text:p>
          </table:table-cell>
        </table:table-row>
        <table:table-row table:style-name="ro1">
          <table:table-cell office:value-type="string" calcext:value-type="string">
            <text:p>ukr</text:p>
          </table:table-cell>
          <table:table-cell office:value-type="string" calcext:value-type="string">
            <text:p><text:s/>Можливо саме ця відстороненість від суєти цивілізації багато разів посилена глухотою і як випливає зі спогадів близьких абсолютно нестерпним характером і дала можливість гранично концентруватися на ідеях які в інших умовах Ціолковській навряд чи довів би до кінця</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168]" office:value-type="float" office:value="215050" calcext:value-type="float">
            <text:p>215050</text:p>
          </table:table-cell>
        </table:table-row>
        <table:table-row table:style-name="ro1">
          <table:table-cell office:value-type="string" calcext:value-type="string">
            <text:p>rus</text:p>
          </table:table-cell>
          <table:table-cell office:value-type="string" calcext:value-type="string">
            <text:p><text:s/>Зеф</text:p>
          </table:table-cell>
          <table:table-cell office:value-type="string" calcext:value-type="string">
            <text:p>доложил</text:p>
          </table:table-cell>
          <table:table-cell office:value-type="string" calcext:value-type="string">
            <text:p><text:s/>что нынешней ночью он со своим отрядом прочесывал квадрат 23 07 уничтожил четыре самоходных баллисты и одну установку неизвестного назначения потерял двоих при взрыве и все было в порядке</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8476" calcext:value-type="float">
            <text:p>218476</text:p>
          </table:table-cell>
        </table:table-row>
        <table:table-row table:style-name="ro1">
          <table:table-cell office:value-type="string" calcext:value-type="string">
            <text:p>ukr</text:p>
          </table:table-cell>
          <table:table-cell office:value-type="string" calcext:value-type="string">
            <text:p><text:s/>Зеф доповів що минулої ночі він зі своїм загоном прочісував квадрат 23 07 знищив чотири самохідних балісти й одну установку невідомого призначення втратив двох людей під час вибуху і все було гаразд</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170]" office:value-type="float" office:value="218476" calcext:value-type="float">
            <text:p>218476</text:p>
          </table:table-cell>
        </table:table-row>
        <table:table-row table:style-name="ro1">
          <table:table-cell office:value-type="string" calcext:value-type="string">
            <text:p>rus</text:p>
          </table:table-cell>
          <table:table-cell office:value-type="string" calcext:value-type="string">
            <text:p><text:s/>Хозяин мог бы по этим анкетам не только</text:p>
          </table:table-cell>
          <table:table-cell office:value-type="string" calcext:value-type="string">
            <text:p>дойти</text:p>
          </table:table-cell>
          <table:table-cell office:value-type="string" calcext:value-type="string">
            <text:p><text:s/>до прадеда и пробабки Бима но и знать при желании прадедового прадеда и прабабушкину прабабушку</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218903" calcext:value-type="float">
            <text:p>218903</text:p>
          </table:table-cell>
        </table:table-row>
        <table:table-row table:style-name="ro1">
          <table:table-cell office:value-type="string" calcext:value-type="string">
            <text:p>ukr</text:p>
          </table:table-cell>
          <table:table-cell office:value-type="string" calcext:value-type="string">
            <text:p><text:s/>Хазяїн міг би за цими анкетами дійти не тільки до Бімових прадіда й прабаби але й знати при бажанні прадідового прадіда й прабабину прабабу</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172]" office:value-type="float" office:value="218903" calcext:value-type="float">
            <text:p>218903</text:p>
          </table:table-cell>
        </table:table-row>
        <table:table-row table:style-name="ro1">
          <table:table-cell office:value-type="string" calcext:value-type="string">
            <text:p>rus</text:p>
          </table:table-cell>
          <table:table-cell office:value-type="string" calcext:value-type="string">
            <text:p><text:s/>Надышавшись на гумне ржаным ароматом новой соломы и мякины бодро идешь</text:p>
          </table:table-cell>
          <table:table-cell office:value-type="string" calcext:value-type="string">
            <text:p>домой</text:p>
          </table:table-cell>
          <table:table-cell office:value-type="string" calcext:value-type="string">
            <text:p><text:s/>к ужину мимо садового вал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221133" calcext:value-type="float">
            <text:p>221133</text:p>
          </table:table-cell>
        </table:table-row>
        <table:table-row table:style-name="ro1">
          <table:table-cell office:value-type="string" calcext:value-type="string">
            <text:p>ukr</text:p>
          </table:table-cell>
          <table:table-cell office:value-type="string" calcext:value-type="string">
            <text:p><text:s/>Надихавшись на току житнім ароматом нової соломи й полови бадьоро простуєш додому на вечерю повз садовий вал</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174]" office:value-type="float" office:value="221133" calcext:value-type="float">
            <text:p>221133</text:p>
          </table:table-cell>
        </table:table-row>
        <table:table-row table:style-name="ro1">
          <table:table-cell office:value-type="string" calcext:value-type="string">
            <text:p>rus</text:p>
          </table:table-cell>
          <table:table-cell office:value-type="string" calcext:value-type="string">
            <text:p><text:s/>Погоди вот</text:p>
          </table:table-cell>
          <table:table-cell office:value-type="string" calcext:value-type="string">
            <text:p>дойдем</text:p>
          </table:table-cell>
          <table:table-cell office:value-type="string" calcext:value-type="string">
            <text:p><text:s/>мы до города Новороссийского и значит опять подадимся на юг</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223679" calcext:value-type="float">
            <text:p>223679</text:p>
          </table:table-cell>
        </table:table-row>
        <table:table-row table:style-name="ro1">
          <table:table-cell office:value-type="string" calcext:value-type="string">
            <text:p>ukr</text:p>
          </table:table-cell>
          <table:table-cell office:value-type="string" calcext:value-type="string">
            <text:p><text:s/>Стривай но ось дійдемо ми до міста Новоросійського і значить знову подамося на південь</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176]" office:value-type="float" office:value="223679" calcext:value-type="float">
            <text:p>223679</text:p>
          </table:table-cell>
        </table:table-row>
        <table:table-row table:style-name="ro1">
          <table:table-cell office:value-type="string" calcext:value-type="string">
            <text:p>rus</text:p>
          </table:table-cell>
          <table:table-cell office:value-type="string" calcext:value-type="string">
            <text:p><text:s/>На самом деле пятнадцать лет растянулись на всю жизнь Аполлинера Анжелика Костровицкая умерла спустя четыре месяца после кончины ее старшего сына и в старости</text:p>
          </table:table-cell>
          <table:table-cell office:value-type="string" calcext:value-type="string">
            <text:p>донимая</text:p>
          </table:table-cell>
          <table:table-cell office:value-type="string" calcext:value-type="string">
            <text:p><text:s/>его ревностью и капризами</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224309" calcext:value-type="float">
            <text:p>224309</text:p>
          </table:table-cell>
        </table:table-row>
        <table:table-row table:style-name="ro1">
          <table:table-cell office:value-type="string" calcext:value-type="string">
            <text:p>ukr</text:p>
          </table:table-cell>
          <table:table-cell office:value-type="string" calcext:value-type="string">
            <text:p><text:s/>Насправді п'ятнадцять років розтягнулися на все життя Аполлінера Анжеліка Костровицька померла через чотири місяці після кончини її старшого сина і в старості дошкуляючи йому ревнощами та забаганками</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178]" office:value-type="float" office:value="224309" calcext:value-type="float">
            <text:p>224309</text:p>
          </table:table-cell>
        </table:table-row>
        <table:table-row table:style-name="ro1">
          <table:table-cell office:value-type="string" calcext:value-type="string">
            <text:p>rus</text:p>
          </table:table-cell>
          <table:table-cell office:value-type="string" calcext:value-type="string">
            <text:p><text:s/>Но уж тогда я не буду</text:p>
          </table:table-cell>
          <table:table-cell office:value-type="string" calcext:value-type="string">
            <text:p>дописывать</text:p>
          </table:table-cell>
          <table:table-cell office:value-type="string" calcext:value-type="string">
            <text:p><text:s/>зенелеет</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228675" calcext:value-type="float">
            <text:p>228675</text:p>
          </table:table-cell>
        </table:table-row>
        <table:table-row table:style-name="ro1">
          <table:table-cell office:value-type="string" calcext:value-type="string">
            <text:p>ukr</text:p>
          </table:table-cell>
          <table:table-cell office:value-type="string" calcext:value-type="string">
            <text:p><text:s/>Але тоді вже я не буду дописувати зеленіє</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180]" office:value-type="float" office:value="228675" calcext:value-type="float">
            <text:p>228675</text:p>
          </table:table-cell>
        </table:table-row>
        <table:table-row table:style-name="ro1">
          <table:table-cell office:value-type="string" calcext:value-type="string">
            <text:p>rus</text:p>
          </table:table-cell>
          <table:table-cell office:value-type="string" calcext:value-type="string">
            <text:p><text:s/>Когда до нас</text:p>
          </table:table-cell>
          <table:table-cell office:value-type="string" calcext:value-type="string">
            <text:p>дошло</text:p>
          </table:table-cell>
          <table:table-cell office:value-type="string" calcext:value-type="string">
            <text:p><text:s/>что он сказал Янка дернулась ящеркой в сторону к стене</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229364" calcext:value-type="float">
            <text:p>229364</text:p>
          </table:table-cell>
        </table:table-row>
        <table:table-row table:style-name="ro1">
          <table:table-cell office:value-type="string" calcext:value-type="string">
            <text:p>ukr</text:p>
          </table:table-cell>
          <table:table-cell office:value-type="string" calcext:value-type="string">
            <text:p><text:s/>Коли до нас дійшло ЩО він сказав Янка смикнулася ящіркою вбік до стіни</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182]" office:value-type="float" office:value="229364" calcext:value-type="float">
            <text:p>229364</text:p>
          </table:table-cell>
        </table:table-row>
        <table:table-row table:style-name="ro1">
          <table:table-cell office:value-type="string" calcext:value-type="string">
            <text:p>rus</text:p>
          </table:table-cell>
          <table:table-cell office:value-type="string" calcext:value-type="string">
            <text:p><text:s/>Видишь я тебя уже</text:p>
          </table:table-cell>
          <table:table-cell office:value-type="string" calcext:value-type="string">
            <text:p>догнал</text:p>
          </table:table-cell>
          <table:table-cell office:value-type="string" calcext:value-type="string">
            <text:p><text:s/>крикнул Заяц</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29912" calcext:value-type="float">
            <text:p>229912</text:p>
          </table:table-cell>
        </table:table-row>
        <table:table-row table:style-name="ro1">
          <table:table-cell office:value-type="string" calcext:value-type="string">
            <text:p>ukr</text:p>
          </table:table-cell>
          <table:table-cell office:value-type="string" calcext:value-type="string">
            <text:p><text:s/>Бачиш я тебе вже наздогнав скрикнув Заєць</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84]" office:value-type="float" office:value="229912" calcext:value-type="float">
            <text:p>229912</text:p>
          </table:table-cell>
        </table:table-row>
        <table:table-row table:style-name="ro1">
          <table:table-cell office:value-type="string" calcext:value-type="string">
            <text:p>rus</text:p>
          </table:table-cell>
          <table:table-cell office:value-type="string" calcext:value-type="string">
            <text:p><text:s/>Подручными средствами конопатили ненадежную посудину и вычерпывали из нее воду пока не</text:p>
          </table:table-cell>
          <table:table-cell office:value-type="string" calcext:value-type="string">
            <text:p>доехали</text:p>
          </table:table-cell>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30229" calcext:value-type="float">
            <text:p>230229</text:p>
          </table:table-cell>
        </table:table-row>
        <table:table-row table:style-name="ro1">
          <table:table-cell office:value-type="string" calcext:value-type="string">
            <text:p>ukr</text:p>
          </table:table-cell>
          <table:table-cell office:value-type="string" calcext:value-type="string">
            <text:p><text:s/>Конопатили ми ненадійну посудину та вичерпували з неї воду поки не доїхал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186]" office:value-type="float" office:value="230229" calcext:value-type="float">
            <text:p>230229</text:p>
          </table:table-cell>
        </table:table-row>
        <table:table-row table:style-name="ro1">
          <table:table-cell office:value-type="string" calcext:value-type="string">
            <text:p>rus</text:p>
          </table:table-cell>
          <table:table-cell office:value-type="string" calcext:value-type="string">
            <text:p><text:s/>Ты прав сказал Медвежонок Вздохнул и отправился</text:p>
          </table:table-cell>
          <table:table-cell office:value-type="string" calcext:value-type="string">
            <text:p>домой</text:p>
          </table:table-cell>
          <table:table-cell office:value-type="string" calcext:value-type="string">
            <text:p><text:s/>В самое жаркое воскресенье которое было в лесу</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31863" calcext:value-type="float">
            <text:p>231863</text:p>
          </table:table-cell>
        </table:table-row>
        <table:table-row table:style-name="ro1">
          <table:table-cell office:value-type="string" calcext:value-type="string">
            <text:p>ukr</text:p>
          </table:table-cell>
          <table:table-cell office:value-type="string" calcext:value-type="string">
            <text:p><text:s/>А й справді сказало Ведмедик Зітхнув і пішов додому Найспекотнішої неділі яка лиш була у лісі</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188]" office:value-type="float" office:value="231863" calcext:value-type="float">
            <text:p>231863</text:p>
          </table:table-cell>
        </table:table-row>
        <table:table-row table:style-name="ro1">
          <table:table-cell office:value-type="string" calcext:value-type="string">
            <text:p>rus</text:p>
          </table:table-cell>
          <table:table-cell office:value-type="string" calcext:value-type="string">
            <text:p><text:s/>Разговор принимал горячие формы и черт знает до чего</text:p>
          </table:table-cell>
          <table:table-cell office:value-type="string" calcext:value-type="string">
            <text:p>дошел</text:p>
          </table:table-cell>
          <table:table-cell office:value-type="string" calcext:value-type="string">
            <text:p><text:s/>бы если б в конце Осыпной улицы не показался Ипполит Матвеевич</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231867" calcext:value-type="float">
            <text:p>231867</text:p>
          </table:table-cell>
        </table:table-row>
        <table:table-row table:style-name="ro1">
          <table:table-cell office:value-type="string" calcext:value-type="string">
            <text:p>ukr</text:p>
          </table:table-cell>
          <table:table-cell office:value-type="string" calcext:value-type="string">
            <text:p><text:s/>Розмова набирала запальних форм і чорт зна до чого дійшла б якби кінець Осипної вулиці не показався Іполит Матвійович</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190]" office:value-type="float" office:value="231867" calcext:value-type="float">
            <text:p>231867</text:p>
          </table:table-cell>
        </table:table-row>
        <table:table-row table:style-name="ro1">
          <table:table-cell office:value-type="string" calcext:value-type="string">
            <text:p>rus</text:p>
          </table:table-cell>
          <table:table-cell office:value-type="string" calcext:value-type="string">
            <text:p><text:s/>Здесь похоже хозяйничал не ветер а стадо обезьян Я оделась и пошла</text:p>
          </table:table-cell>
          <table:table-cell office:value-type="string" calcext:value-type="string">
            <text:p>домой</text:p>
          </table:table-cell>
          <table:table-cell office:value-type="string" calcext:value-type="string">
            <text:p><text:s/>Быстрый дождик отстукивал чечетку по новеньким листьям</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233425" calcext:value-type="float">
            <text:p>233425</text:p>
          </table:table-cell>
        </table:table-row>
        <table:table-row table:style-name="ro1">
          <table:table-cell office:value-type="string" calcext:value-type="string">
            <text:p>ukr</text:p>
          </table:table-cell>
          <table:table-cell office:value-type="string" calcext:value-type="string">
            <text:p><text:s/>Здавалося що тут хазяйнував не вітер а зграя мавп Я вдяглась і пішла додому Густий дощик відстукував чечітку на новенькому листячк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192]" office:value-type="float" office:value="233425" calcext:value-type="float">
            <text:p>233425</text:p>
          </table:table-cell>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неслось</text:p>
          </table:table-cell>
          <table:table-cell office:value-type="string" calcext:value-type="string">
            <text:p><text:s/>к нему глухо как с крыши сидящему внутри дома спас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37844" calcext:value-type="float">
            <text:p>237844</text:p>
          </table:table-cell>
        </table:table-row>
        <table:table-row table:style-name="ro1">
          <table:table-cell office:value-type="string" calcext:value-type="string">
            <text:p>ukr</text:p>
          </table:table-cell>
          <table:table-cell office:value-type="string" calcext:value-type="string">
            <text:p><text:s/>Лонгрене долинуло до нього глухо наче з даху тому хто сидить усередині будинку поряту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194]" office:value-type="float" office:value="237844" calcext:value-type="float">
            <text:p>237844</text:p>
          </table:table-cell>
        </table:table-row>
        <table:table-row table:style-name="ro1">
          <table:table-cell office:value-type="string" calcext:value-type="string">
            <text:p>rus</text:p>
          </table:table-cell>
          <table:table-cell office:value-type="string" calcext:value-type="string">
            <text:p><text:s/>Стада зверей покидали неприветливый край и тысячами гибли от стужи Людям стало трудно</text:p>
          </table:table-cell>
          <table:table-cell office:value-type="string" calcext:value-type="string">
            <text:p>добывать</text:p>
          </table:table-cell>
          <table:table-cell office:value-type="string" calcext:value-type="string">
            <text:p><text:s/>пропитание От ледяного ветра они укрылись в пещерах во мраке подземелий едва освещенных тусклым пламенем каменных светильников наполненных жиром с фитилями из мха</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54665" calcext:value-type="float">
            <text:p>254665</text:p>
          </table:table-cell>
        </table:table-row>
        <table:table-row table:style-name="ro1">
          <table:table-cell office:value-type="string" calcext:value-type="string">
            <text:p>ukr</text:p>
          </table:table-cell>
          <table:table-cell office:value-type="string" calcext:value-type="string">
            <text:p><text:s/>Табуни звірів залишали непривітний край і тисячами гинули від холоду Людям стало важко добувати собі їжу Від крижаного вітру вони сховалися в печерах у мороці підземель ледь освітлених тьмавим полум'ям камінних світильників наповнених лоєм з ґнотами із мох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196]" office:value-type="float" office:value="254665" calcext:value-type="float">
            <text:p>254665</text:p>
          </table:table-cell>
        </table:table-row>
        <table:table-row table:style-name="ro1">
          <table:table-cell office:value-type="string" calcext:value-type="string">
            <text:p>rus</text:p>
          </table:table-cell>
          <table:table-cell office:value-type="string" calcext:value-type="string">
            <text:p><text:s/>Я попробую усмехнулся Павлик я сейчас же попробую Он вскочил и побежал</text:p>
          </table:table-cell>
          <table:table-cell office:value-type="string" calcext:value-type="string">
            <text:p>домой</text:p>
          </table:table-cell>
          <table:table-cell office:value-type="string" calcext:value-type="string">
            <text:p><text:s/>Лена сидела за столом и рисовала</text:p>
          </table:table-cell>
          <table:table-cell office:value-type="string" calcext:value-type="string">
            <text:p>[Валентина Осеева. Волшебное слово (1940-1950) | В. О. Осеєва. Чарівне слово (Марія Познанська, 1982)]</text:p>
          </table:table-cell>
          <table:table-cell table:formula="of:=RANDBETWEEN(1;1000000)" office:value-type="float" office:value="256155" calcext:value-type="float">
            <text:p>256155</text:p>
          </table:table-cell>
        </table:table-row>
        <table:table-row table:style-name="ro1">
          <table:table-cell office:value-type="string" calcext:value-type="string">
            <text:p>ukr</text:p>
          </table:table-cell>
          <table:table-cell office:value-type="string" calcext:value-type="string">
            <text:p><text:s/>Я спробую усміхнувся Павлик я зараз же спробую Він схопився і побіг додому Оленка сиділа за столом і малювала</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cell table:formula="of:=[.F198]" office:value-type="float" office:value="256155" calcext:value-type="float">
            <text:p>256155</text:p>
          </table:table-cell>
        </table:table-row>
        <table:table-row table:style-name="ro1">
          <table:table-cell office:value-type="string" calcext:value-type="string">
            <text:p>rus</text:p>
          </table:table-cell>
          <table:table-cell office:value-type="string" calcext:value-type="string">
            <text:p><text:s/>Она сказала папе Приезжай скорей</text:p>
          </table:table-cell>
          <table:table-cell office:value-type="string" calcext:value-type="string">
            <text:p>домой</text:p>
          </table:table-cell>
          <table:table-cell office:value-type="string" calcext:value-type="string">
            <text:p><text:s/>Что-то с нашим мальчиком случилось он на ножках стоять не может</text:p>
          </table:table-cell>
          <table:table-cell office:value-type="string" calcext:value-type="string">
            <text:p>[Михаил Зощенко. Глупая история (1937) | М. М. Зощенко. Безглузда історія (Михайло Зяблюк, 1991)]</text:p>
          </table:table-cell>
          <table:table-cell table:formula="of:=RANDBETWEEN(1;1000000)" office:value-type="float" office:value="257559" calcext:value-type="float">
            <text:p>257559</text:p>
          </table:table-cell>
        </table:table-row>
        <table:table-row table:style-name="ro1">
          <table:table-cell office:value-type="string" calcext:value-type="string">
            <text:p>ukr</text:p>
          </table:table-cell>
          <table:table-cell office:value-type="string" calcext:value-type="string">
            <text:p><text:s/>[...] Приїжджай швидше додому Щось з нашим хлопчиком сталося він на ніжках стояти не може</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cell table:formula="of:=[.F200]" office:value-type="float" office:value="257559" calcext:value-type="float">
            <text:p>257559</text:p>
          </table:table-cell>
        </table:table-row>
        <table:table-row table:style-name="ro1">
          <table:table-cell office:value-type="string" calcext:value-type="string">
            <text:p>rus</text:p>
          </table:table-cell>
          <table:table-cell office:value-type="string" calcext:value-type="string">
            <text:p><text:s/>На кровати на одеяле лежали сорочки чулки и белье скомканное же белье валялось просто на полу рядом с раздавленной в волнении коробкой папирос Туфли стояли на ночном столике рядом с недопитой чашкой кофе и пепельницей в которой дымил окурок на спинке стула висело черное вечернее платье В комнате пахло духами кроме того в нее</text:p>
          </table:table-cell>
          <table:table-cell office:value-type="string" calcext:value-type="string">
            <text:p>доносился</text:p>
          </table:table-cell>
          <table:table-cell office:value-type="string" calcext:value-type="string">
            <text:p><text:s/>откуда-то запах раскаленного утюг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258015" calcext:value-type="float">
            <text:p>258015</text:p>
          </table:table-cell>
        </table:table-row>
        <table:table-row table:style-name="ro1">
          <table:table-cell office:value-type="string" calcext:value-type="string">
            <text:p>ukr</text:p>
          </table:table-cell>
          <table:table-cell office:value-type="string" calcext:value-type="string">
            <text:p><text:s/>На ліжкові поверх ковдри лежали сорочки панчохи й білизна зібгана ж білизна валялася долі поряд з розчавленою у хвилюванні коробкою цигарок Черевички стояли на нічному столикові поряд з недопитою філіжанкою кави й попільничкою в якій курівся недопалок На спинці стільця висіла чорна вечірня сукня В кімнаті пахло парфумами До того ж сюди завівало звідкись запах розжареної праск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202]" office:value-type="float" office:value="258015" calcext:value-type="float">
            <text:p>258015</text:p>
          </table:table-cell>
        </table:table-row>
        <table:table-row table:style-name="ro1">
          <table:table-cell office:value-type="string" calcext:value-type="string">
            <text:p>rus</text:p>
          </table:table-cell>
          <table:table-cell office:value-type="string" calcext:value-type="string">
            <text:p><text:s/>Господи сказал Савелий жалостливо до чего скотину</text:p>
          </table:table-cell>
          <table:table-cell office:value-type="string" calcext:value-type="string">
            <text:p>довели</text:p>
          </table:table-cell>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258170" calcext:value-type="float">
            <text:p>258170</text:p>
          </table:table-cell>
        </table:table-row>
        <table:table-row table:style-name="ro1">
          <table:table-cell office:value-type="string" calcext:value-type="string">
            <text:p>ukr</text:p>
          </table:table-cell>
          <table:table-cell office:value-type="string" calcext:value-type="string">
            <text:p><text:s/>Лишенько мовив Савелій скрушно до чого худобу дове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204]" office:value-type="float" office:value="258170" calcext:value-type="float">
            <text:p>258170</text:p>
          </table:table-cell>
        </table:table-row>
        <table:table-row table:style-name="ro1">
          <table:table-cell office:value-type="string" calcext:value-type="string">
            <text:p>rus</text:p>
          </table:table-cell>
          <table:table-cell office:value-type="string" calcext:value-type="string">
            <text:p><text:s/>Река шуршала камышами бурлила на перекатах и Ежик чувствовал что совсем промок и скоро утонет Вдруг кто-то</text:p>
          </table:table-cell>
          <table:table-cell office:value-type="string" calcext:value-type="string">
            <text:p>дотронулся</text:p>
          </table:table-cell>
          <table:table-cell office:value-type="string" calcext:value-type="string">
            <text:p><text:s/>до его задней лапы Извините беззвучно сказал кто-то кто вы и как сюда попали</text:p>
          </table:table-cell>
          <table:table-cell office:value-type="string" calcext:value-type="string">
            <text:p>[Сергей Козлов. Ёжик в тумане (1975) | С. Г. Козлов. Їжачок у тумані (І. Андрусяк, Наталя Рогаля, 2007)]</text:p>
          </table:table-cell>
          <table:table-cell table:formula="of:=RANDBETWEEN(1;1000000)" office:value-type="float" office:value="258937" calcext:value-type="float">
            <text:p>258937</text:p>
          </table:table-cell>
        </table:table-row>
        <table:table-row table:style-name="ro1">
          <table:table-cell office:value-type="string" calcext:value-type="string">
            <text:p>ukr</text:p>
          </table:table-cell>
          <table:table-cell office:value-type="string" calcext:value-type="string">
            <text:p><text:s/>Ріка шаруділа очеретами вирувала на перекатах і Їжачок відчував що зовсім змок і скоро потоне Раптом хтось торкнувся його задньої лапи Перепрошую безгучно сказав хтось хто ви і як сюди потрапили</text:p>
          </table:table-cell>
          <table:table-cell table:number-columns-repeated="2"/>
          <table:table-cell office:value-type="string" calcext:value-type="string">
            <text:p>[Сергей Козлов. Ёжик в тумане (1975) | С. Г. Козлов. Їжачок у тумані (І. Андрусяк, Наталя Рогаля, 2007)]</text:p>
          </table:table-cell>
          <table:table-cell table:formula="of:=[.F206]" office:value-type="float" office:value="258937" calcext:value-type="float">
            <text:p>258937</text:p>
          </table:table-cell>
        </table:table-row>
        <table:table-row table:style-name="ro1">
          <table:table-cell office:value-type="string" calcext:value-type="string">
            <text:p>rus</text:p>
          </table:table-cell>
          <table:table-cell office:value-type="string" calcext:value-type="string">
            <text:p><text:s/>Много мне радости от моих мальчишек рассердилась Евтихия Эй вы Марш</text:p>
          </table:table-cell>
          <table:table-cell office:value-type="string" calcext:value-type="string">
            <text:p>домой</text:p>
          </table:table-cell>
          <table:table-cell office:value-type="string" calcext:value-type="string">
            <text:p><text:s/>Или хотите чтобы суп пригорел</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59498" calcext:value-type="float">
            <text:p>259498</text:p>
          </table:table-cell>
        </table:table-row>
        <table:table-row table:style-name="ro1">
          <table:table-cell office:value-type="string" calcext:value-type="string">
            <text:p>ukr</text:p>
          </table:table-cell>
          <table:table-cell office:value-type="string" calcext:value-type="string">
            <text:p><text:s/>Багато мені радості від моїх хлопчаків розгнівалась Євтихія Ей ви Гайда додому Чи хочете щоб суп пригорі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08]" office:value-type="float" office:value="259498" calcext:value-type="float">
            <text:p>259498</text:p>
          </table:table-cell>
        </table:table-row>
        <table:table-row table:style-name="ro1">
          <table:table-cell office:value-type="string" calcext:value-type="string">
            <text:p>rus</text:p>
          </table:table-cell>
          <table:table-cell office:value-type="string" calcext:value-type="string">
            <text:p><text:s/>В конце концов ему удалось завладеть моим ухом и он прокричал туда уже без всяких фиоритур красноречия что о моем буйстве он</text:p>
          </table:table-cell>
          <table:table-cell office:value-type="string" calcext:value-type="string">
            <text:p>доложит</text:p>
          </table:table-cell>
          <table:table-cell office:value-type="string" calcext:value-type="string">
            <text:p><text:s/>совету а покуда до того как будет вынесен мне приговор он исключает меня из гимназии на две недели и пусть завтра в субботу или нет в понедельник придет к нему моя мать которая которая</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259660" calcext:value-type="float">
            <text:p>259660</text:p>
          </table:table-cell>
        </table:table-row>
        <table:table-row table:style-name="ro1">
          <table:table-cell office:value-type="string" calcext:value-type="string">
            <text:p>ukr</text:p>
          </table:table-cell>
          <table:table-cell office:value-type="string" calcext:value-type="string">
            <text:p><text:s/>Кінець кінцем йому вдалося заволодіти моїм вухом і він прокричав у нього вже без усяких фіоритур красномовства що про моє буйство він доповість раді а тим часом поки буде ухвалено мені присуд він виключає мене з гімназії на два тижні і нехай завтра в суботу або ні в понеділок прийде до нього моя мати яка як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210]" office:value-type="float" office:value="259660" calcext:value-type="float">
            <text:p>259660</text:p>
          </table:table-cell>
        </table:table-row>
        <table:table-row table:style-name="ro1">
          <table:table-cell office:value-type="string" calcext:value-type="string">
            <text:p>rus</text:p>
          </table:table-cell>
          <table:table-cell office:value-type="string" calcext:value-type="string">
            <text:p><text:s/>Пусть увидит сам чего</text:p>
          </table:table-cell>
          <table:table-cell office:value-type="string" calcext:value-type="string">
            <text:p>достигает</text:p>
          </table:table-cell>
          <table:table-cell office:value-type="string" calcext:value-type="string">
            <text:p><text:s/>человек если он этого захочет</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60523" calcext:value-type="float">
            <text:p>260523</text:p>
          </table:table-cell>
        </table:table-row>
        <table:table-row table:style-name="ro1">
          <table:table-cell office:value-type="string" calcext:value-type="string">
            <text:p>ukr</text:p>
          </table:table-cell>
          <table:table-cell office:value-type="string" calcext:value-type="string">
            <text:p><text:s/>Нехай побачить сам чого може досягти людина якщо вона цього захоче</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12]" office:value-type="float" office:value="260523" calcext:value-type="float">
            <text:p>260523</text:p>
          </table:table-cell>
        </table:table-row>
        <table:table-row table:style-name="ro1">
          <table:table-cell office:value-type="string" calcext:value-type="string">
            <text:p>rus</text:p>
          </table:table-cell>
          <table:table-cell office:value-type="string" calcext:value-type="string">
            <text:p><text:s/>О профессии не спрашиваю учтиво сказал Бендер но</text:p>
          </table:table-cell>
          <table:table-cell office:value-type="string" calcext:value-type="string">
            <text:p>догадываюсь</text:p>
          </table:table-cell>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263337" calcext:value-type="float">
            <text:p>263337</text:p>
          </table:table-cell>
        </table:table-row>
        <table:table-row table:style-name="ro1">
          <table:table-cell office:value-type="string" calcext:value-type="string">
            <text:p>ukr</text:p>
          </table:table-cell>
          <table:table-cell office:value-type="string" calcext:value-type="string">
            <text:p><text:s/>Професією не цікавлюсь ввічливо сказав Бендер але здогадуюсь</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214]" office:value-type="float" office:value="263337" calcext:value-type="float">
            <text:p>263337</text:p>
          </table:table-cell>
        </table:table-row>
        <table:table-row table:style-name="ro1">
          <table:table-cell office:value-type="string" calcext:value-type="string">
            <text:p>rus</text:p>
          </table:table-cell>
          <table:table-cell office:value-type="string" calcext:value-type="string">
            <text:p><text:s/>Пока Зеф</text:p>
          </table:table-cell>
          <table:table-cell office:value-type="string" calcext:value-type="string">
            <text:p>докладывал</text:p>
          </table:table-cell>
          <table:table-cell office:value-type="string" calcext:value-type="string">
            <text:p><text:s/>задержанный бегал быстрыми глазами по помещению жутко и странно улыбаясь всем присутствующим зубы у него были ровные и белые как сахар</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64097" calcext:value-type="float">
            <text:p>264097</text:p>
          </table:table-cell>
        </table:table-row>
        <table:table-row table:style-name="ro1">
          <table:table-cell office:value-type="string" calcext:value-type="string">
            <text:p>ukr</text:p>
          </table:table-cell>
          <table:table-cell office:value-type="string" calcext:value-type="string">
            <text:p><text:s/>Поки Зеф доповідав затриманий бігав меткими очима по приміщенню моторошно і дивно усміхаючись усім присутнім зуби мав рівні й білі мов цукор</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16]" office:value-type="float" office:value="264097" calcext:value-type="float">
            <text:p>264097</text:p>
          </table:table-cell>
        </table:table-row>
        <table:table-row table:style-name="ro1">
          <table:table-cell office:value-type="string" calcext:value-type="string">
            <text:p>rus</text:p>
          </table:table-cell>
          <table:table-cell office:value-type="string" calcext:value-type="string">
            <text:p><text:s/>Пусть они</text:p>
          </table:table-cell>
          <table:table-cell office:value-type="string" calcext:value-type="string">
            <text:p>допьют</text:p>
          </table:table-cell>
          <table:table-cell office:value-type="string" calcext:value-type="string">
            <text:p><text:s/>свой чай и уходят в свою комнату</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265764" calcext:value-type="float">
            <text:p>265764</text:p>
          </table:table-cell>
        </table:table-row>
        <table:table-row table:style-name="ro1">
          <table:table-cell office:value-type="string" calcext:value-type="string">
            <text:p>ukr</text:p>
          </table:table-cell>
          <table:table-cell office:value-type="string" calcext:value-type="string">
            <text:p><text:s/>Нехай вони доп'ють чай і відправляються в свою кімнату</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218]" office:value-type="float" office:value="265764" calcext:value-type="float">
            <text:p>265764</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 доработан Как это не</text:p>
          </table:table-cell>
          <table:table-cell office:value-type="string" calcext:value-type="string">
            <text:p>доработан</text:p>
          </table:table-cell>
          <table:table-cell office:value-type="string" calcext:value-type="string">
            <text:p><text:s/>Терпение надо иметь с вами ангелы</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265920" calcext:value-type="float">
            <text:p>265920</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 Як то не до кінця Терпець на вас треба мати янголи</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220]" office:value-type="float" office:value="265920" calcext:value-type="float">
            <text:p>265920</text:p>
          </table:table-cell>
        </table:table-row>
        <table:table-row table:style-name="ro1">
          <table:table-cell office:value-type="string" calcext:value-type="string">
            <text:p>rus</text:p>
          </table:table-cell>
          <table:table-cell office:value-type="string" calcext:value-type="string">
            <text:p><text:s/>Она вздыхала и мечтала о возвращении</text:p>
          </table:table-cell>
          <table:table-cell office:value-type="string" calcext:value-type="string">
            <text:p>домой</text:p>
          </table:table-cell>
          <table:table-cell office:value-type="string" calcext:value-type="string">
            <text:p><text:s/>говоря что дома тоже бывает хорошо</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267978" calcext:value-type="float">
            <text:p>267978</text:p>
          </table:table-cell>
        </table:table-row>
        <table:table-row table:style-name="ro1">
          <table:table-cell office:value-type="string" calcext:value-type="string">
            <text:p>ukr</text:p>
          </table:table-cell>
          <table:table-cell office:value-type="string" calcext:value-type="string">
            <text:p><text:s/>Вона зітхала і мріяла про повернення додому кажучи що дома тож буває добре</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222]" office:value-type="float" office:value="267978" calcext:value-type="float">
            <text:p>267978</text:p>
          </table:table-cell>
        </table:table-row>
        <table:table-row table:style-name="ro1">
          <table:table-cell office:value-type="string" calcext:value-type="string">
            <text:p>rus</text:p>
          </table:table-cell>
          <table:table-cell office:value-type="string" calcext:value-type="string">
            <text:p><text:s/>Сразу можно было</text:p>
          </table:table-cell>
          <table:table-cell office:value-type="string" calcext:value-type="string">
            <text:p>догадаться</text:p>
          </table:table-cell>
          <table:table-cell office:value-type="string" calcext:value-type="string">
            <text:p><text:s/>что причиной их беспокойства является мальчик в матросском костюме так внезапно вылетевший на террасу</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269705" calcext:value-type="float">
            <text:p>269705</text:p>
          </table:table-cell>
        </table:table-row>
        <table:table-row table:style-name="ro1">
          <table:table-cell office:value-type="string" calcext:value-type="string">
            <text:p>ukr</text:p>
          </table:table-cell>
          <table:table-cell office:value-type="string" calcext:value-type="string">
            <text:p><text:s/>Одразу можна було здогадатися що причиною їхньої турботи є хлопчик у матроському костюмі який так раптово вилетів на терасу</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224]" office:value-type="float" office:value="269705" calcext:value-type="float">
            <text:p>269705</text:p>
          </table:table-cell>
        </table:table-row>
        <table:table-row table:style-name="ro1">
          <table:table-cell office:value-type="string" calcext:value-type="string">
            <text:p>rus</text:p>
          </table:table-cell>
          <table:table-cell office:value-type="string" calcext:value-type="string">
            <text:p><text:s/>Все эти слухи передаваемые из уст в уста</text:p>
          </table:table-cell>
          <table:table-cell office:value-type="string" calcext:value-type="string">
            <text:p>достигли</text:p>
          </table:table-cell>
          <table:table-cell office:value-type="string" calcext:value-type="string">
            <text:p><text:s/>Буэнос-Айреса</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269774" calcext:value-type="float">
            <text:p>269774</text:p>
          </table:table-cell>
        </table:table-row>
        <table:table-row table:style-name="ro1">
          <table:table-cell office:value-type="string" calcext:value-type="string">
            <text:p>ukr</text:p>
          </table:table-cell>
          <table:table-cell office:value-type="string" calcext:value-type="string">
            <text:p><text:s/>Усі ці чутки що передавалися з уст в уста дійшли до Буенос-Айреса</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226]" office:value-type="float" office:value="269774" calcext:value-type="float">
            <text:p>269774</text:p>
          </table:table-cell>
        </table:table-row>
        <table:table-row table:style-name="ro1">
          <table:table-cell office:value-type="string" calcext:value-type="string">
            <text:p>rus</text:p>
          </table:table-cell>
          <table:table-cell office:value-type="string" calcext:value-type="string">
            <text:p><text:s/>Сажи никак и не может понять как малышка открыла дверь и вышла Таус молча вернулась</text:p>
          </table:table-cell>
          <table:table-cell office:value-type="string" calcext:value-type="string">
            <text:p>домой</text:p>
          </table:table-cell>
          <table:table-cell office:value-type="string" calcext:value-type="string">
            <text:p><text:s/>Вечером в 21 00 по московскому времени в доме Таус Заремы и Сажи все часы показывали 20 50</text:p>
          </table:table-cell>
          <table:table-cell office:value-type="string" calcext:value-type="string">
            <text:p>[Зура Итсмиолорд. Бумажные ангелы (2009) | Зура Ітсміолорд. Паперові янголи (Галина Пагутяк, 2009)]</text:p>
          </table:table-cell>
          <table:table-cell table:formula="of:=RANDBETWEEN(1;1000000)" office:value-type="float" office:value="269849" calcext:value-type="float">
            <text:p>269849</text:p>
          </table:table-cell>
        </table:table-row>
        <table:table-row table:style-name="ro1">
          <table:table-cell office:value-type="string" calcext:value-type="string">
            <text:p>ukr</text:p>
          </table:table-cell>
          <table:table-cell office:value-type="string" calcext:value-type="string">
            <text:p><text:s/>Сажі ніяк не може второпати як мала відчинила двері й вийшла Таус мовчки повернулась додому Увечері в 21 00 за московським часом в домі Таус Зареми та Сажі всі годинники показували 20 50</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cell table:formula="of:=[.F228]" office:value-type="float" office:value="269849" calcext:value-type="float">
            <text:p>269849</text:p>
          </table:table-cell>
        </table:table-row>
        <table:table-row table:style-name="ro1">
          <table:table-cell office:value-type="string" calcext:value-type="string">
            <text:p>rus</text:p>
          </table:table-cell>
          <table:table-cell office:value-type="string" calcext:value-type="string">
            <text:p><text:s/>Вам надлежит</text:p>
          </table:table-cell>
          <table:table-cell office:value-type="string" calcext:value-type="string">
            <text:p>достигнуть</text:p>
          </table:table-cell>
          <table:table-cell office:value-type="string" calcext:value-type="string">
            <text:p><text:s/>гармонического совершенства души и тела</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69913" calcext:value-type="float">
            <text:p>269913</text:p>
          </table:table-cell>
        </table:table-row>
        <table:table-row table:style-name="ro1">
          <table:table-cell office:value-type="string" calcext:value-type="string">
            <text:p>ukr</text:p>
          </table:table-cell>
          <table:table-cell office:value-type="string" calcext:value-type="string">
            <text:p><text:s/>Ви повинні досягнути гармонійної досконалості душі й тіл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30]" office:value-type="float" office:value="269913" calcext:value-type="float">
            <text:p>269913</text:p>
          </table:table-cell>
        </table:table-row>
        <table:table-row table:style-name="ro1">
          <table:table-cell office:value-type="string" calcext:value-type="string">
            <text:p>rus</text:p>
          </table:table-cell>
          <table:table-cell office:value-type="string" calcext:value-type="string">
            <text:p><text:s/>Теперь даже всей длиной тела Меннерс не мог бы</text:p>
          </table:table-cell>
          <table:table-cell office:value-type="string" calcext:value-type="string">
            <text:p>достичь</text:p>
          </table:table-cell>
          <table:table-cell office:value-type="string" calcext:value-type="string">
            <text:p><text:s/>самой ближайшей сва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71982" calcext:value-type="float">
            <text:p>271982</text:p>
          </table:table-cell>
        </table:table-row>
        <table:table-row table:style-name="ro1">
          <table:table-cell office:value-type="string" calcext:value-type="string">
            <text:p>ukr</text:p>
          </table:table-cell>
          <table:table-cell office:value-type="string" calcext:value-type="string">
            <text:p><text:s/>Тепер навіть усією довжиною тіла Меннерс не міг би сягнути найближчої пал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232]" office:value-type="float" office:value="271982" calcext:value-type="float">
            <text:p>271982</text:p>
          </table:table-cell>
        </table:table-row>
        <table:table-row table:style-name="ro1">
          <table:table-cell office:value-type="string" calcext:value-type="string">
            <text:p>rus</text:p>
          </table:table-cell>
          <table:table-cell office:value-type="string" calcext:value-type="string">
            <text:p><text:s/>И луна уже блестит на небе и звёзды садятся вокруг неё кружком и засыпает Заяц прячется в дупле Белка уходит к себе</text:p>
          </table:table-cell>
          <table:table-cell office:value-type="string" calcext:value-type="string">
            <text:p>домой</text:p>
          </table:table-cell>
          <table:table-cell office:value-type="string" calcext:value-type="string">
            <text:p><text:s/>Медвежонок бежит мимо Ёжика Ослик Волк зевает во всю свою волчью пасть да так и засыпает с разинутой пастью а Ёжик всё ходит по тропинке от ёлочки к ёлочке между двух сосен и ждёт рассвет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274035" calcext:value-type="float">
            <text:p>274035</text:p>
          </table:table-cell>
        </table:table-row>
        <table:table-row table:style-name="ro1">
          <table:table-cell office:value-type="string" calcext:value-type="string">
            <text:p>ukr</text:p>
          </table:table-cell>
          <table:table-cell office:value-type="string" calcext:value-type="string">
            <text:p><text:s/>І місяць уже блищить на небі і зірки всідаються довкруж нього і засинає Заєць ховається в дуплі Білка іде до себе додому Ведмедик біжить повз Їжачка Ослик Вовк позіхає на всю свою вовчу пащу і так і засинає з роззявленою пащекою а Їжачок усе ходить по стежці від ялинки до ялинки між двох сосон і чекає світ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234]" office:value-type="float" office:value="274035" calcext:value-type="float">
            <text:p>274035</text:p>
          </table:table-cell>
        </table:table-row>
        <table:table-row table:style-name="ro1">
          <table:table-cell office:value-type="string" calcext:value-type="string">
            <text:p>rus</text:p>
          </table:table-cell>
          <table:table-cell office:value-type="string" calcext:value-type="string">
            <text:p><text:s/>Вот уж не знаю Танюша отрывать пуговицы умеют и мальчики и девочки а пришивать то все больше</text:p>
          </table:table-cell>
          <table:table-cell office:value-type="string" calcext:value-type="string">
            <text:p>достается</text:p>
          </table:table-cell>
          <table:table-cell office:value-type="string" calcext:value-type="string">
            <text:p><text:s/>бабушкам</text:p>
          </table:table-cell>
          <table:table-cell office:value-type="string" calcext:value-type="string">
            <text:p>[Валентина Осеева. Пуговица (1940-1950) | В. О. Осеєва. Ґудзик (Анатолій Купрієнко, 1982)]</text:p>
          </table:table-cell>
          <table:table-cell table:formula="of:=RANDBETWEEN(1;1000000)" office:value-type="float" office:value="278093" calcext:value-type="float">
            <text:p>278093</text:p>
          </table:table-cell>
        </table:table-row>
        <table:table-row table:style-name="ro1">
          <table:table-cell office:value-type="string" calcext:value-type="string">
            <text:p>ukr</text:p>
          </table:table-cell>
          <table:table-cell office:value-type="string" calcext:value-type="string">
            <text:p><text:s/>Ось цього я правду кажучи не знаю Танечко Відривати ґудзики вміють і хлопчики і дівчатка а пришивати доводиться найбільше бабусям</text:p>
          </table:table-cell>
          <table:table-cell table:number-columns-repeated="2"/>
          <table:table-cell office:value-type="string" calcext:value-type="string">
            <text:p>[Валентина Осеева. Пуговица (1940-1950) | В. О. Осеєва. Ґудзик (Анатолій Купрієнко, 1982)]</text:p>
          </table:table-cell>
          <table:table-cell table:formula="of:=[.F236]" office:value-type="float" office:value="278093" calcext:value-type="float">
            <text:p>278093</text:p>
          </table:table-cell>
        </table:table-row>
        <table:table-row table:style-name="ro1">
          <table:table-cell office:value-type="string" calcext:value-type="string">
            <text:p>rus</text:p>
          </table:table-cell>
          <table:table-cell office:value-type="string" calcext:value-type="string">
            <text:p><text:s/>Взобраться что ли Там они меня не</text:p>
          </table:table-cell>
          <table:table-cell office:value-type="string" calcext:value-type="string">
            <text:p>достанут</text:p>
          </table:table-cell>
          <table:table-cell office:value-type="string" calcext:value-type="string">
            <text:p><text:s/>Взбирается на одну из ветвей и усаживается в развилине</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280104" calcext:value-type="float">
            <text:p>280104</text:p>
          </table:table-cell>
        </table:table-row>
        <table:table-row table:style-name="ro1">
          <table:table-cell office:value-type="string" calcext:value-type="string">
            <text:p>ukr</text:p>
          </table:table-cell>
          <table:table-cell office:value-type="string" calcext:value-type="string">
            <text:p><text:s/>Залізти на дерево абощо Там вони мене не дістануть Залазить на одну з гілок сідає в розвилці</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238]" office:value-type="float" office:value="280104" calcext:value-type="float">
            <text:p>280104</text:p>
          </table:table-cell>
        </table:table-row>
        <table:table-row table:style-name="ro1">
          <table:table-cell office:value-type="string" calcext:value-type="string">
            <text:p>rus</text:p>
          </table:table-cell>
          <table:table-cell office:value-type="string" calcext:value-type="string">
            <text:p><text:s/>Это</text:p>
          </table:table-cell>
          <table:table-cell office:value-type="string" calcext:value-type="string">
            <text:p>добавляет</text:p>
          </table:table-cell>
          <table:table-cell office:value-type="string" calcext:value-type="string">
            <text:p><text:s/>к лаврам альсан альсаныча вероятно А А Петрова Агатова бывшего жителя 19 й еще кое-что</text:p>
          </table:table-cell>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cell table:formula="of:=RANDBETWEEN(1;1000000)" office:value-type="float" office:value="282951" calcext:value-type="float">
            <text:p>282951</text:p>
          </table:table-cell>
        </table:table-row>
        <table:table-row table:style-name="ro1">
          <table:table-cell office:value-type="string" calcext:value-type="string">
            <text:p>ukr</text:p>
          </table:table-cell>
          <table:table-cell office:value-type="string" calcext:value-type="string">
            <text:p><text:s/>Це добавляє до лаврів Альсан Альсанича [правдоподібно А А Петрова Аґатова] колишнього мешканця 19 ї ще дещо</text:p>
          </table:table-cell>
          <table:table-cell table:number-columns-repeated="2"/>
          <table:table-cell office:value-type="string" calcext:value-type="string">
            <text:p>[Василь Стус. Письмо Ирине Корсуньской (1979) | Василь Стус. Лист до Ірини Корсунської (Осип Зінкевич і Микола Француженко, 1987)]</text:p>
          </table:table-cell>
          <table:table-cell table:formula="of:=[.F240]" office:value-type="float" office:value="282951" calcext:value-type="float">
            <text:p>282951</text:p>
          </table:table-cell>
        </table:table-row>
        <table:table-row table:style-name="ro1">
          <table:table-cell office:value-type="string" calcext:value-type="string">
            <text:p>rus</text:p>
          </table:table-cell>
          <table:table-cell office:value-type="string" calcext:value-type="string">
            <text:p><text:s/>Раньше до заражения крови</text:p>
          </table:table-cell>
          <table:table-cell office:value-type="string" calcext:value-type="string">
            <text:p>доходило</text:p>
          </table:table-cell>
          <table:table-cell office:value-type="string" calcext:value-type="string">
            <text:p><text:s/>а теперь в Москве говорят не знаю правда это или неправда на каждого клиента отдельная стерилизованная кисточка полагается</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288031" calcext:value-type="float">
            <text:p>288031</text:p>
          </table:table-cell>
        </table:table-row>
        <table:table-row table:style-name="ro1">
          <table:table-cell office:value-type="string" calcext:value-type="string">
            <text:p>ukr</text:p>
          </table:table-cell>
          <table:table-cell office:value-type="string" calcext:value-type="string">
            <text:p><text:s/>Колись до зараження крові доходило а тепер у Москві кажуть не знаю чи правда цьому чи ні на кожного клієнта окремий стерилізований помазок</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242]" office:value-type="float" office:value="288031" calcext:value-type="float">
            <text:p>288031</text:p>
          </table:table-cell>
        </table:table-row>
        <table:table-row table:style-name="ro1">
          <table:table-cell office:value-type="string" calcext:value-type="string">
            <text:p>rus</text:p>
          </table:table-cell>
          <table:table-cell office:value-type="string" calcext:value-type="string">
            <text:p><text:s/>Тогда во весь мах Маргарита понеслась вниз отсчитывая этажи</text:p>
          </table:table-cell>
          <table:table-cell office:value-type="string" calcext:value-type="string">
            <text:p>долетела</text:p>
          </table:table-cell>
          <table:table-cell office:value-type="string" calcext:value-type="string">
            <text:p><text:s/>донизу вырвалась на улицу и глядя вверх отсчитала и проверила этажи снаружи соображая какие именно окна квартиры Латунского</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288840" calcext:value-type="float">
            <text:p>288840</text:p>
          </table:table-cell>
        </table:table-row>
        <table:table-row table:style-name="ro1">
          <table:table-cell office:value-type="string" calcext:value-type="string">
            <text:p>ukr</text:p>
          </table:table-cell>
          <table:table-cell office:value-type="string" calcext:value-type="string">
            <text:p><text:s/>Тоді Марґарита чимдуж гайнула назад пролітаючи поверхи дісталася низу вирвалась на вулицю і дивлячись угору відрахувала і перевірила поверхи ззовні визначаючи вікна квартири саме Латунського</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244]" office:value-type="float" office:value="288840" calcext:value-type="float">
            <text:p>288840</text:p>
          </table:table-cell>
        </table:table-row>
        <table:table-row table:style-name="ro1">
          <table:table-cell office:value-type="string" calcext:value-type="string">
            <text:p>rus</text:p>
          </table:table-cell>
          <table:table-cell office:value-type="string" calcext:value-type="string">
            <text:p><text:s/>Лицо отчаянное труба на коленях До белой горячки ведь</text:p>
          </table:table-cell>
          <table:table-cell office:value-type="string" calcext:value-type="string">
            <text:p>допьешься</text:p>
          </table:table-cell>
          <table:table-cell office:value-type="string" calcext:value-type="string">
            <text:p><text:s/>сказал Леха Петро замычал раскачиваясь</text:p>
          </table:table-cell>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RANDBETWEEN(1;1000000)" office:value-type="float" office:value="289774" calcext:value-type="float">
            <text:p>289774</text:p>
          </table:table-cell>
        </table:table-row>
        <table:table-row table:style-name="ro1">
          <table:table-cell office:value-type="string" calcext:value-type="string">
            <text:p>ukr</text:p>
          </table:table-cell>
          <table:table-cell office:value-type="string" calcext:value-type="string">
            <text:p><text:s/>Обличчя вiдчайдушне труба на колiнах [...] [...]</text:p>
          </table:table-cell>
          <table:table-cell table:number-columns-repeated="2"/>
          <table:table-cell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formula="of:=[.F246]" office:value-type="float" office:value="289774" calcext:value-type="float">
            <text:p>289774</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пускайте</text:p>
          </table:table-cell>
          <table:table-cell office:value-type="string" calcext:value-type="string">
            <text:p><text:s/>чтобы молния погасла от рук буржуев и контрреволюционеров</text:p>
          </table:table-cell>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cell table:formula="of:=RANDBETWEEN(1;1000000)" office:value-type="float" office:value="291145" calcext:value-type="float">
            <text:p>291145</text:p>
          </table:table-cell>
        </table:table-row>
        <table:table-row table:style-name="ro1">
          <table:table-cell office:value-type="string" calcext:value-type="string">
            <text:p>ukr</text:p>
          </table:table-cell>
          <table:table-cell office:value-type="string" calcext:value-type="string">
            <text:p><text:s/>Не допускайте щоб блискавка згасла від рук буржуїв і контрреволюціонерів</text:p>
          </table:table-cell>
          <table:table-cell table:number-columns-repeated="2"/>
          <table:table-cell office:value-type="string" calcext:value-type="string">
            <text:p>[Аркадий Аверченко. Дюжина ножей в спину революции. Предисловие (1921) | А. Т. Аверченко. Дюжина ножів у спину революції. Передмова]</text:p>
          </table:table-cell>
          <table:table-cell table:formula="of:=[.F248]" office:value-type="float" office:value="291145" calcext:value-type="float">
            <text:p>291145</text:p>
          </table:table-cell>
        </table:table-row>
        <table:table-row table:style-name="ro1">
          <table:table-cell office:value-type="string" calcext:value-type="string">
            <text:p>rus</text:p>
          </table:table-cell>
          <table:table-cell office:value-type="string" calcext:value-type="string">
            <text:p><text:s/>Девочка со свечой в руках пошла дальше Ощупью</text:p>
          </table:table-cell>
          <table:table-cell office:value-type="string" calcext:value-type="string">
            <text:p>добралась</text:p>
          </table:table-cell>
          <table:table-cell office:value-type="string" calcext:value-type="string">
            <text:p><text:s/>до конца подземного зала Своды его нависали над самой головой</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92851" calcext:value-type="float">
            <text:p>292851</text:p>
          </table:table-cell>
        </table:table-row>
        <table:table-row table:style-name="ro1">
          <table:table-cell office:value-type="string" calcext:value-type="string">
            <text:p>ukr</text:p>
          </table:table-cell>
          <table:table-cell office:value-type="string" calcext:value-type="string">
            <text:p><text:s/>Дівчинка зі свічкою в руках пішла далі Навпомацки добулася кінця підземного залу його склепіння нависало над самою головою</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250]" office:value-type="float" office:value="292851" calcext:value-type="float">
            <text:p>292851</text:p>
          </table:table-cell>
        </table:table-row>
        <table:table-row table:style-name="ro1">
          <table:table-cell office:value-type="string" calcext:value-type="string">
            <text:p>rus</text:p>
          </table:table-cell>
          <table:table-cell office:value-type="string" calcext:value-type="string">
            <text:p><text:s/>Она прибавила что Меннерс соглашался дать денег но требовал за это любви Мери ничего не</text:p>
          </table:table-cell>
          <table:table-cell office:value-type="string" calcext:value-type="string">
            <text:p>добилась</text:p>
          </table:table-cell>
          <table:table-cell office:value-type="string" calcext:value-type="string">
            <text:p><text:s/>У нас в доме нет даже крошки съестного сказала она соседке</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93090" calcext:value-type="float">
            <text:p>293090</text:p>
          </table:table-cell>
        </table:table-row>
        <table:table-row table:style-name="ro1">
          <table:table-cell office:value-type="string" calcext:value-type="string">
            <text:p>ukr</text:p>
          </table:table-cell>
          <table:table-cell office:value-type="string" calcext:value-type="string">
            <text:p><text:s/>Вона додала що Меннерс погодився дати гроші та вимагав за це кохання Мері нічого не домоглася В нас у домівці немає навіть крихти їжі сказала вона сусідці</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252]" office:value-type="float" office:value="293090" calcext:value-type="float">
            <text:p>293090</text:p>
          </table:table-cell>
        </table:table-row>
        <table:table-row table:style-name="ro1">
          <table:table-cell office:value-type="string" calcext:value-type="string">
            <text:p>rus</text:p>
          </table:table-cell>
          <table:table-cell/>
          <table:table-cell office:value-type="string" calcext:value-type="string">
            <text:p>Докладывает</text:p>
          </table:table-cell>
          <table:table-cell office:value-type="string" calcext:value-type="string">
            <text:p><text:s/>старшина сто четырнадцатого отряда воспитуемый Зеф</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94169" calcext:value-type="float">
            <text:p>294169</text:p>
          </table:table-cell>
        </table:table-row>
        <table:table-row table:style-name="ro1">
          <table:table-cell office:value-type="string" calcext:value-type="string">
            <text:p>ukr</text:p>
          </table:table-cell>
          <table:table-cell office:value-type="string" calcext:value-type="string">
            <text:p><text:s/>Доповідає старшина сто чотирнадцятого загону виховуваний Зеф</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54]" office:value-type="float" office:value="294169" calcext:value-type="float">
            <text:p>294169</text:p>
          </table:table-cell>
        </table:table-row>
        <table:table-row table:style-name="ro1">
          <table:table-cell office:value-type="string" calcext:value-type="string">
            <text:p>rus</text:p>
          </table:table-cell>
          <table:table-cell office:value-type="string" calcext:value-type="string">
            <text:p><text:s/>Леля это нехорошо обманывать родителей Леля засмеялась и пошла</text:p>
          </table:table-cell>
          <table:table-cell office:value-type="string" calcext:value-type="string">
            <text:p>домой</text:p>
          </table:table-cell>
          <table:table-cell office:value-type="string" calcext:value-type="string">
            <text:p><text:s/>А я в грустном настроении зашёл в городской сад сел там на скамейку и развернув дневник с ужасом глядел на единиц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298229" calcext:value-type="float">
            <text:p>298229</text:p>
          </table:table-cell>
        </table:table-row>
        <table:table-row table:style-name="ro1">
          <table:table-cell office:value-type="string" calcext:value-type="string">
            <text:p>ukr</text:p>
          </table:table-cell>
          <table:table-cell office:value-type="string" calcext:value-type="string">
            <text:p><text:s/>Льолю це негарно обманювати батьків Льоля засміялася і пішла додому А я з сумним настроєм зайшов до міського саду сів там на лаву і розгорнувши щоденника з жахом дивився на одиницю</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256]" office:value-type="float" office:value="298229" calcext:value-type="float">
            <text:p>298229</text:p>
          </table:table-cell>
        </table:table-row>
        <table:table-row table:style-name="ro1">
          <table:table-cell office:value-type="string" calcext:value-type="string">
            <text:p>rus</text:p>
          </table:table-cell>
          <table:table-cell office:value-type="string" calcext:value-type="string">
            <text:p><text:s/>И если я услышу ещё один вопрос мы сразу пойдём</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299538" calcext:value-type="float">
            <text:p>299538</text:p>
          </table:table-cell>
        </table:table-row>
        <table:table-row table:style-name="ro1">
          <table:table-cell office:value-type="string" calcext:value-type="string">
            <text:p>ukr</text:p>
          </table:table-cell>
          <table:table-cell office:value-type="string" calcext:value-type="string">
            <text:p><text:s/>І якщо я почую ще одне запитання ми відразу підемо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258]" office:value-type="float" office:value="299538" calcext:value-type="float">
            <text:p>299538</text:p>
          </table:table-cell>
        </table:table-row>
        <table:table-row table:style-name="ro1">
          <table:table-cell office:value-type="string" calcext:value-type="string">
            <text:p>rus</text:p>
          </table:table-cell>
          <table:table-cell office:value-type="string" calcext:value-type="string">
            <text:p><text:s/>Правда Геро тихо ответила Эригона ведь ты знаешь что многое не</text:p>
          </table:table-cell>
          <table:table-cell office:value-type="string" calcext:value-type="string">
            <text:p>дозволено</text:p>
          </table:table-cell>
          <table:table-cell office:value-type="string" calcext:value-type="string">
            <text:p><text:s/>афинским женщинам</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299578" calcext:value-type="float">
            <text:p>299578</text:p>
          </table:table-cell>
        </table:table-row>
        <table:table-row table:style-name="ro1">
          <table:table-cell office:value-type="string" calcext:value-type="string">
            <text:p>ukr</text:p>
          </table:table-cell>
          <table:table-cell office:value-type="string" calcext:value-type="string">
            <text:p><text:s/>Правда Геро тихо відповіла Еригона адже ти знаєш що багато чого не дозволено афінським жінкам</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260]" office:value-type="float" office:value="299578" calcext:value-type="float">
            <text:p>299578</text:p>
          </table:table-cell>
        </table:table-row>
        <table:table-row table:style-name="ro1">
          <table:table-cell office:value-type="string" calcext:value-type="string">
            <text:p>rus</text:p>
          </table:table-cell>
          <table:table-cell office:value-type="string" calcext:value-type="string">
            <text:p><text:s/>В возрасте четырех месяцев когда Бим уже смог</text:p>
          </table:table-cell>
          <table:table-cell office:value-type="string" calcext:value-type="string">
            <text:p>дотянуться</text:p>
          </table:table-cell>
          <table:table-cell office:value-type="string" calcext:value-type="string">
            <text:p><text:s/>на задних лапках он сам вытащил брусочек и попытался его исследовать</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302162" calcext:value-type="float">
            <text:p>302162</text:p>
          </table:table-cell>
        </table:table-row>
        <table:table-row table:style-name="ro1">
          <table:table-cell office:value-type="string" calcext:value-type="string">
            <text:p>ukr</text:p>
          </table:table-cell>
          <table:table-cell office:value-type="string" calcext:value-type="string">
            <text:p><text:s/>В чотири місяці Бім уже зміг ставши на задні лапки дотягнутися до стіни Він сам вийняв зубами брусочок і спробував його дослідит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262]" office:value-type="float" office:value="302162" calcext:value-type="float">
            <text:p>302162</text:p>
          </table:table-cell>
        </table:table-row>
        <table:table-row table:style-name="ro1">
          <table:table-cell office:value-type="string" calcext:value-type="string">
            <text:p>rus</text:p>
          </table:table-cell>
          <table:table-cell office:value-type="string" calcext:value-type="string">
            <text:p><text:s/>Мягкая борода его коснулась Павликовой щеки Он прошептал что-то и громко</text:p>
          </table:table-cell>
          <table:table-cell office:value-type="string" calcext:value-type="string">
            <text:p>добавил</text:p>
          </table:table-cell>
          <table:table-cell office:value-type="string" calcext:value-type="string">
            <text:p><text:s/>Это волшебное слово</text:p>
          </table:table-cell>
          <table:table-cell office:value-type="string" calcext:value-type="string">
            <text:p>[Валентина Осеева. Волшебное слово (1940-1950) | В. О. Осеєва. Чарівне слово (Марія Познанська, 1982)]</text:p>
          </table:table-cell>
          <table:table-cell table:formula="of:=RANDBETWEEN(1;1000000)" office:value-type="float" office:value="309429" calcext:value-type="float">
            <text:p>309429</text:p>
          </table:table-cell>
        </table:table-row>
        <table:table-row table:style-name="ro1">
          <table:table-cell office:value-type="string" calcext:value-type="string">
            <text:p>ukr</text:p>
          </table:table-cell>
          <table:table-cell office:value-type="string" calcext:value-type="string">
            <text:p><text:s/>М'яка борода його торкнулася Павликової щоки Він прошепотів щось і голосно додав Це чарівне слово</text:p>
          </table:table-cell>
          <table:table-cell table:number-columns-repeated="2"/>
          <table:table-cell office:value-type="string" calcext:value-type="string">
            <text:p>[Валентина Осеева. Волшебное слово (1940-1950) | В. О. Осеєва. Чарівне слово (Марія Познанська, 1982)]</text:p>
          </table:table-cell>
          <table:table-cell table:formula="of:=[.F264]" office:value-type="float" office:value="309429" calcext:value-type="float">
            <text:p>309429</text:p>
          </table:table-cell>
        </table:table-row>
        <table:table-row table:style-name="ro1">
          <table:table-cell office:value-type="string" calcext:value-type="string">
            <text:p>rus</text:p>
          </table:table-cell>
          <table:table-cell office:value-type="string" calcext:value-type="string">
            <text:p><text:s/>Наконец Бог понял что их деятельности не будет конца и решил приступать к сотворению мира не</text:p>
          </table:table-cell>
          <table:table-cell office:value-type="string" calcext:value-type="string">
            <text:p>дожидаясь</text:p>
          </table:table-cell>
          <table:table-cell office:value-type="string" calcext:value-type="string">
            <text:p><text:s/>окончания этапа проектирования а недоделки устранять на ходу</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310059" calcext:value-type="float">
            <text:p>310059</text:p>
          </table:table-cell>
        </table:table-row>
        <table:table-row table:style-name="ro1">
          <table:table-cell office:value-type="string" calcext:value-type="string">
            <text:p>ukr</text:p>
          </table:table-cell>
          <table:table-cell office:value-type="string" calcext:value-type="string">
            <text:p><text:s/>Нарешті Бог зрозумів що їх діяльність не матиме краю й вирішив братися до створення світу не чекаючи коли буде завершено проектування а всякі там огріхи усувати на ходу</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266]" office:value-type="float" office:value="310059" calcext:value-type="float">
            <text:p>310059</text:p>
          </table:table-cell>
        </table:table-row>
        <table:table-row table:style-name="ro1">
          <table:table-cell office:value-type="string" calcext:value-type="string">
            <text:p>rus</text:p>
          </table:table-cell>
          <table:table-cell office:value-type="string" calcext:value-type="string">
            <text:p><text:s/>То что Рудольф вышел на четверть часа позже Вильяма</text:p>
          </table:table-cell>
          <table:table-cell office:value-type="string" calcext:value-type="string">
            <text:p>доверял</text:p>
          </table:table-cell>
          <table:table-cell office:value-type="string" calcext:value-type="string">
            <text:p><text:s/>что этот честный скваттер не особенно Вильяму и в данном случае решил просто проследить этого сорви голову к которому вот уже три дня под ряд пробирается ночью на взмыленной лошади креол в плаще</text:p>
          </table:table-cell>
          <table:table-cell office:value-type="string" calcext:value-type="string">
            <text:p>[Аркадий Аверченко. Экзаменационная задача (1914) | А. Т. Аверченко. Екзаменаційне завдання]</text:p>
          </table:table-cell>
          <table:table-cell table:formula="of:=RANDBETWEEN(1;1000000)" office:value-type="float" office:value="312500" calcext:value-type="float">
            <text:p>312500</text:p>
          </table:table-cell>
        </table:table-row>
        <table:table-row table:style-name="ro1">
          <table:table-cell office:value-type="string" calcext:value-type="string">
            <text:p>ukr</text:p>
          </table:table-cell>
          <table:table-cell office:value-type="string" calcext:value-type="string">
            <text:p><text:s/>Те що Рудольф вийшов на чверть години пізніше за Вільяма доводить що цей чесний скватер не особливо довіряв Вільяму і в даному випадку вирішив просто прослідкувати цього шибайголову до якого ось вже три дні підряд пробирається вночі на змиленому коні креол в плащі</text:p>
          </table:table-cell>
          <table:table-cell table:number-columns-repeated="2"/>
          <table:table-cell office:value-type="string" calcext:value-type="string">
            <text:p>[Аркадий Аверченко. Экзаменационная задача (1914) | А. Т. Аверченко. Екзаменаційне завдання]</text:p>
          </table:table-cell>
          <table:table-cell table:formula="of:=[.F268]" office:value-type="float" office:value="312500" calcext:value-type="float">
            <text:p>312500</text:p>
          </table:table-cell>
        </table:table-row>
        <table:table-row table:style-name="ro1">
          <table:table-cell office:value-type="string" calcext:value-type="string">
            <text:p>rus</text:p>
          </table:table-cell>
          <table:table-cell office:value-type="string" calcext:value-type="string">
            <text:p><text:s/>Может заметят а может и нет сказал Винни Пух Разве знаешь что пчелам в голову придет Он подумал минутку и</text:p>
          </table:table-cell>
          <table:table-cell office:value-type="string" calcext:value-type="string">
            <text:p>догадаются</text:p>
          </table:table-cell>
          <table:table-cell office:value-type="string" calcext:value-type="string">
            <text:p><text:s/>Я притворюсь как будто я маленькая черная тучка Тогда они не</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318241" calcext:value-type="float">
            <text:p>318241</text:p>
          </table:table-cell>
        </table:table-row>
        <table:table-row table:style-name="ro1">
          <table:table-cell office:value-type="string" calcext:value-type="string">
            <text:p>ukr</text:p>
          </table:table-cell>
          <table:table-cell office:value-type="string" calcext:value-type="string">
            <text:p><text:s/>Може помітять а може й ні сказав Вінні Пух Хіба вгадаєш що спаде бджолам на думку Він хвильку подумав і додав Я удам наче я маленька чорна хмаринка Тоді вони не здогадаються</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270]" office:value-type="float" office:value="318241" calcext:value-type="float">
            <text:p>318241</text:p>
          </table:table-cell>
        </table:table-row>
        <table:table-row table:style-name="ro1">
          <table:table-cell office:value-type="string" calcext:value-type="string">
            <text:p>rus</text:p>
          </table:table-cell>
          <table:table-cell office:value-type="string" calcext:value-type="string">
            <text:p><text:s/>Но после я</text:p>
          </table:table-cell>
          <table:table-cell office:value-type="string" calcext:value-type="string">
            <text:p>догадался</text:p>
          </table:table-cell>
          <table:table-cell office:value-type="string" calcext:value-type="string">
            <text:p><text:s/>что это не белка а птица ореховка воткнула орех может быть украв из гнезда белки</text:p>
          </table:table-cell>
          <table:table-cell office:value-type="string" calcext:value-type="string">
            <text:p>[М. М. Пришвин. Берестяная трубочка (1940) | Михайло Пришвин. Луб'яна дудочка (М. Шумило, 1950-1982)]</text:p>
          </table:table-cell>
          <table:table-cell table:formula="of:=RANDBETWEEN(1;1000000)" office:value-type="float" office:value="318978" calcext:value-type="float">
            <text:p>318978</text:p>
          </table:table-cell>
        </table:table-row>
        <table:table-row table:style-name="ro1">
          <table:table-cell office:value-type="string" calcext:value-type="string">
            <text:p>ukr</text:p>
          </table:table-cell>
          <table:table-cell office:value-type="string" calcext:value-type="string">
            <text:p><text:s/>Та згодом я здогадався що то не білка а пташка горішанка встромила горіха можливо вкравши його з білчиного кубельця</text:p>
          </table:table-cell>
          <table:table-cell table:number-columns-repeated="2"/>
          <table:table-cell office:value-type="string" calcext:value-type="string">
            <text:p>[М. М. Пришвин. Берестяная трубочка (1940) | Михайло Пришвин. Луб'яна дудочка (М. Шумило, 1950-1982)]</text:p>
          </table:table-cell>
          <table:table-cell table:formula="of:=[.F272]" office:value-type="float" office:value="318978" calcext:value-type="float">
            <text:p>318978</text:p>
          </table:table-cell>
        </table:table-row>
        <table:table-row table:style-name="ro1">
          <table:table-cell office:value-type="string" calcext:value-type="string">
            <text:p>rus</text:p>
          </table:table-cell>
          <table:table-cell office:value-type="string" calcext:value-type="string">
            <text:p><text:s/>Будто люди играли и</text:p>
          </table:table-cell>
          <table:table-cell office:value-type="string" calcext:value-type="string">
            <text:p>доигрались</text:p>
          </table:table-cell>
          <table:table-cell office:value-type="string" calcext:value-type="string">
            <text:p><text:s/>с АРУЖЫЕМ</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321750" calcext:value-type="float">
            <text:p>321750</text:p>
          </table:table-cell>
        </table:table-row>
        <table:table-row table:style-name="ro1">
          <table:table-cell office:value-type="string" calcext:value-type="string">
            <text:p>ukr</text:p>
          </table:table-cell>
          <table:table-cell office:value-type="string" calcext:value-type="string">
            <text:p><text:s/>Мовляв люди гралися і догралися с АРУЖИЄМ</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274]" office:value-type="float" office:value="321750" calcext:value-type="float">
            <text:p>321750</text:p>
          </table:table-cell>
        </table:table-row>
        <table:table-row table:style-name="ro1">
          <table:table-cell office:value-type="string" calcext:value-type="string">
            <text:p>rus</text:p>
          </table:table-cell>
          <table:table-cell office:value-type="string" calcext:value-type="string">
            <text:p><text:s/>Прибежав</text:p>
          </table:table-cell>
          <table:table-cell office:value-type="string" calcext:value-type="string">
            <text:p>домой</text:p>
          </table:table-cell>
          <table:table-cell office:value-type="string" calcext:value-type="string">
            <text:p><text:s/>он забрался в сарай и там спал до вечера</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330918" calcext:value-type="float">
            <text:p>330918</text:p>
          </table:table-cell>
        </table:table-row>
        <table:table-row table:style-name="ro1">
          <table:table-cell office:value-type="string" calcext:value-type="string">
            <text:p>ukr</text:p>
          </table:table-cell>
          <table:table-cell office:value-type="string" calcext:value-type="string">
            <text:p><text:s/>Прибігши додому він забрався в сарай і там спав до вечора</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276]" office:value-type="float" office:value="330918" calcext:value-type="float">
            <text:p>330918</text:p>
          </table:table-cell>
        </table:table-row>
        <table:table-row table:style-name="ro1">
          <table:table-cell office:value-type="string" calcext:value-type="string">
            <text:p>rus</text:p>
          </table:table-cell>
          <table:table-cell office:value-type="string" calcext:value-type="string">
            <text:p><text:s/>Женька не</text:p>
          </table:table-cell>
          <table:table-cell office:value-type="string" calcext:value-type="string">
            <text:p>дошел</text:p>
          </table:table-cell>
          <table:table-cell office:value-type="string" calcext:value-type="string">
            <text:p><text:s/>до геликоптера всего несколько шагов</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330991" calcext:value-type="float">
            <text:p>330991</text:p>
          </table:table-cell>
        </table:table-row>
        <table:table-row table:style-name="ro1">
          <table:table-cell office:value-type="string" calcext:value-type="string">
            <text:p>ukr</text:p>
          </table:table-cell>
          <table:table-cell office:value-type="string" calcext:value-type="string">
            <text:p><text:s/>Женька не дійшов до гелікоптера всього декілька кроків</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278]" office:value-type="float" office:value="330991" calcext:value-type="float">
            <text:p>330991</text:p>
          </table:table-cell>
        </table:table-row>
        <table:table-row table:style-name="ro1">
          <table:table-cell office:value-type="string" calcext:value-type="string">
            <text:p>rus</text:p>
          </table:table-cell>
          <table:table-cell office:value-type="string" calcext:value-type="string">
            <text:p><text:s/>Женька решил что пришло время и ему</text:p>
          </table:table-cell>
          <table:table-cell office:value-type="string" calcext:value-type="string">
            <text:p>дополнить</text:p>
          </table:table-cell>
          <table:table-cell office:value-type="string" calcext:value-type="string">
            <text:p><text:s/>рассказ о столкновении и бегстве</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332089" calcext:value-type="float">
            <text:p>332089</text:p>
          </table:table-cell>
        </table:table-row>
        <table:table-row table:style-name="ro1">
          <table:table-cell office:value-type="string" calcext:value-type="string">
            <text:p>ukr</text:p>
          </table:table-cell>
          <table:table-cell office:value-type="string" calcext:value-type="string">
            <text:p><text:s/>Женька вирішив що прийшов час і йому доповнити розповідь про сутичку і втечу</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280]" office:value-type="float" office:value="332089" calcext:value-type="float">
            <text:p>332089</text:p>
          </table:table-cell>
        </table:table-row>
        <table:table-row table:style-name="ro1">
          <table:table-cell office:value-type="string" calcext:value-type="string">
            <text:p>rus</text:p>
          </table:table-cell>
          <table:table-cell office:value-type="string" calcext:value-type="string">
            <text:p><text:s/>Может быть его не так уж мало но оно не</text:p>
          </table:table-cell>
          <table:table-cell office:value-type="string" calcext:value-type="string">
            <text:p>достается</text:p>
          </table:table-cell>
          <table:table-cell office:value-type="string" calcext:value-type="string">
            <text:p><text:s/>мне одним куском</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332126" calcext:value-type="float">
            <text:p>332126</text:p>
          </table:table-cell>
        </table:table-row>
        <table:table-row table:style-name="ro1">
          <table:table-cell office:value-type="string" calcext:value-type="string">
            <text:p>ukr</text:p>
          </table:table-cell>
          <table:table-cell office:value-type="string" calcext:value-type="string">
            <text:p><text:s/>Можливо його не так уже й мало але він не дістається мені цілим шматком</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282]" office:value-type="float" office:value="332126" calcext:value-type="float">
            <text:p>332126</text:p>
          </table:table-cell>
        </table:table-row>
        <table:table-row table:style-name="ro1">
          <table:table-cell office:value-type="string" calcext:value-type="string">
            <text:p>rus</text:p>
          </table:table-cell>
          <table:table-cell office:value-type="string" calcext:value-type="string">
            <text:p><text:s/>Встречался ответил Тролль коротко Женька</text:p>
          </table:table-cell>
          <table:table-cell office:value-type="string" calcext:value-type="string">
            <text:p>догнал</text:p>
          </table:table-cell>
          <table:table-cell office:value-type="string" calcext:value-type="string">
            <text:p><text:s/>заглянул в лицо космонавта Тролль шел потемневший глаза ушли под надбровные дуги лицо окаменело словно вспомнил и мгновенно пережил страшное время на другой куда более трудной и нещадной планете</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337355" calcext:value-type="float">
            <text:p>337355</text:p>
          </table:table-cell>
        </table:table-row>
        <table:table-row table:style-name="ro1">
          <table:table-cell office:value-type="string" calcext:value-type="string">
            <text:p>ukr</text:p>
          </table:table-cell>
          <table:table-cell office:value-type="string" calcext:value-type="string">
            <text:p><text:s/>Зустрічався відповів Троль коротко Женька наздогнав його зазирнув у обличчя космонавта Троль йшов потемнілий очі сховалися під надбрівні дуги лице закам'яніло наче пригадав і миттєво пережив страшний час на іншій куди важчій і нещаднішій планеті</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284]" office:value-type="float" office:value="337355" calcext:value-type="float">
            <text:p>337355</text:p>
          </table:table-cell>
        </table:table-row>
        <table:table-row table:style-name="ro1">
          <table:table-cell office:value-type="string" calcext:value-type="string">
            <text:p>rus</text:p>
          </table:table-cell>
          <table:table-cell office:value-type="string" calcext:value-type="string">
            <text:p><text:s/>И она могла умереть если бы мы не</text:p>
          </table:table-cell>
          <table:table-cell office:value-type="string" calcext:value-type="string">
            <text:p>догадались</text:p>
          </table:table-cell>
          <table:table-cell office:value-type="string" calcext:value-type="string">
            <text:p><text:s/>под дверь молоко подливать</text:p>
          </table:table-cell>
          <table:table-cell office:value-type="string" calcext:value-type="string">
            <text:p>[Михаил Зощенко. Умная Тамара (1938) | М. М. Зощенко. Розумна Тамара (Михайло Зяблюк, 1991)]</text:p>
          </table:table-cell>
          <table:table-cell table:formula="of:=RANDBETWEEN(1;1000000)" office:value-type="float" office:value="337436" calcext:value-type="float">
            <text:p>337436</text:p>
          </table:table-cell>
        </table:table-row>
        <table:table-row table:style-name="ro1">
          <table:table-cell office:value-type="string" calcext:value-type="string">
            <text:p>ukr</text:p>
          </table:table-cell>
          <table:table-cell office:value-type="string" calcext:value-type="string">
            <text:p><text:s/>І вона могла померти якби ми не здогадалися під двері молоко підливати</text:p>
          </table:table-cell>
          <table:table-cell table:number-columns-repeated="2"/>
          <table:table-cell office:value-type="string" calcext:value-type="string">
            <text:p>[Михаил Зощенко. Умная Тамара (1938) | М. М. Зощенко. Розумна Тамара (Михайло Зяблюк, 1991)]</text:p>
          </table:table-cell>
          <table:table-cell table:formula="of:=[.F286]" office:value-type="float" office:value="337436" calcext:value-type="float">
            <text:p>337436</text:p>
          </table:table-cell>
        </table:table-row>
        <table:table-row table:style-name="ro1">
          <table:table-cell office:value-type="string" calcext:value-type="string">
            <text:p>rus</text:p>
          </table:table-cell>
          <table:table-cell office:value-type="string" calcext:value-type="string">
            <text:p><text:s/>Он поднимался на носки вытягивался изо всех сил и в это время пел так Тара тара тара ра А потом когда он наклонялся стараясь</text:p>
          </table:table-cell>
          <table:table-cell office:value-type="string" calcext:value-type="string">
            <text:p>дотянуться</text:p>
          </table:table-cell>
          <table:table-cell office:value-type="string" calcext:value-type="string">
            <text:p><text:s/>передними лапками до носков он пел так Тара тара ой караул трам пам па</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339205" calcext:value-type="float">
            <text:p>339205</text:p>
          </table:table-cell>
        </table:table-row>
        <table:table-row table:style-name="ro1">
          <table:table-cell office:value-type="string" calcext:value-type="string">
            <text:p>ukr</text:p>
          </table:table-cell>
          <table:table-cell office:value-type="string" calcext:value-type="string">
            <text:p><text:s/>эВін зводився навшпиньки витягувався щосили і в цей час так співав Тара тара тара ра А потім коли він нахилявся силкуючись дістати передніми лапками носки то співав так Тара тара ой пробі трам пам па</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288]" office:value-type="float" office:value="339205" calcext:value-type="float">
            <text:p>339205</text:p>
          </table:table-cell>
        </table:table-row>
        <table:table-row table:style-name="ro1">
          <table:table-cell office:value-type="string" calcext:value-type="string">
            <text:p>rus</text:p>
          </table:table-cell>
          <table:table-cell office:value-type="string" calcext:value-type="string">
            <text:p><text:s/>Максиму вдруг пришло в голову что край настолько запущен и дик что людей может и не оказаться поблизости что</text:p>
          </table:table-cell>
          <table:table-cell office:value-type="string" calcext:value-type="string">
            <text:p>добираться</text:p>
          </table:table-cell>
          <table:table-cell office:value-type="string" calcext:value-type="string">
            <text:p><text:s/>до них придется несколько суток</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343600" calcext:value-type="float">
            <text:p>343600</text:p>
          </table:table-cell>
        </table:table-row>
        <table:table-row table:style-name="ro1">
          <table:table-cell office:value-type="string" calcext:value-type="string">
            <text:p>ukr</text:p>
          </table:table-cell>
          <table:table-cell office:value-type="string" calcext:value-type="string">
            <text:p><text:s/>Максимові зненацька спало на думку що край настільки занедбаний і дикий що людей може не виявитися поблизу що добиратися до них доведеться не одну добу</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290]" office:value-type="float" office:value="343600" calcext:value-type="float">
            <text:p>343600</text:p>
          </table:table-cell>
        </table:table-row>
        <table:table-row table:style-name="ro1">
          <table:table-cell office:value-type="string" calcext:value-type="string">
            <text:p>rus</text:p>
          </table:table-cell>
          <table:table-cell office:value-type="string" calcext:value-type="string">
            <text:p><text:s/>3 Я вернулась</text:p>
          </table:table-cell>
          <table:table-cell office:value-type="string" calcext:value-type="string">
            <text:p>домой</text:p>
          </table:table-cell>
          <table:table-cell office:value-type="string" calcext:value-type="string">
            <text:p><text:s/>В квартире было тихо спят паршивцы наголодались и спят но в моей комнате горел свет</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346444" calcext:value-type="float">
            <text:p>346444</text:p>
          </table:table-cell>
        </table:table-row>
        <table:table-row table:style-name="ro1">
          <table:table-cell office:value-type="string" calcext:value-type="string">
            <text:p>ukr</text:p>
          </table:table-cell>
          <table:table-cell office:value-type="string" calcext:value-type="string">
            <text:p><text:s/>3 Я повернулася додому В квартирі було тихо сплять поганці зголодніли і сплять але в моїй кімнаті горіло світло</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292]" office:value-type="float" office:value="346444" calcext:value-type="float">
            <text:p>346444</text:p>
          </table:table-cell>
        </table:table-row>
        <table:table-row table:style-name="ro1">
          <table:table-cell office:value-type="string" calcext:value-type="string">
            <text:p>rus</text:p>
          </table:table-cell>
          <table:table-cell office:value-type="string" calcext:value-type="string">
            <text:p><text:s/>Откуда-то сверху до нашего слуха</text:p>
          </table:table-cell>
          <table:table-cell office:value-type="string" calcext:value-type="string">
            <text:p>донесся</text:p>
          </table:table-cell>
          <table:table-cell office:value-type="string" calcext:value-type="string">
            <text:p><text:s/>тихий свист</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352001" calcext:value-type="float">
            <text:p>352001</text:p>
          </table:table-cell>
        </table:table-row>
        <table:table-row table:style-name="ro1">
          <table:table-cell office:value-type="string" calcext:value-type="string">
            <text:p>ukr</text:p>
          </table:table-cell>
          <table:table-cell office:value-type="string" calcext:value-type="string">
            <text:p><text:s/>Звідкись згори до нашого слуху донісся тихий свист</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294]" office:value-type="float" office:value="352001" calcext:value-type="float">
            <text:p>352001</text:p>
          </table:table-cell>
        </table:table-row>
        <table:table-row table:style-name="ro1">
          <table:table-cell office:value-type="string" calcext:value-type="string">
            <text:p>rus</text:p>
          </table:table-cell>
          <table:table-cell office:value-type="string" calcext:value-type="string">
            <text:p><text:s/>Везло везло да и</text:p>
          </table:table-cell>
          <table:table-cell office:value-type="string" calcext:value-type="string">
            <text:p>довезло</text:p>
          </table:table-cell>
          <table:table-cell office:value-type="string" calcext:value-type="string">
            <text:p><text:s/>до самой ручки</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352912" calcext:value-type="float">
            <text:p>352912</text:p>
          </table:table-cell>
        </table:table-row>
        <table:table-row table:style-name="ro1">
          <table:table-cell office:value-type="string" calcext:value-type="string">
            <text:p>ukr</text:p>
          </table:table-cell>
          <table:table-cell office:value-type="string" calcext:value-type="string">
            <text:p><text:s/>Везло везло та й завезло по саме нікуд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296]" office:value-type="float" office:value="352912" calcext:value-type="float">
            <text:p>352912</text:p>
          </table:table-cell>
        </table:table-row>
        <table:table-row table:style-name="ro1">
          <table:table-cell office:value-type="string" calcext:value-type="string">
            <text:p>rus</text:p>
          </table:table-cell>
          <table:table-cell office:value-type="string" calcext:value-type="string">
            <text:p><text:s/>Он говорил что он служитель алтаря да да да и не</text:p>
          </table:table-cell>
          <table:table-cell office:value-type="string" calcext:value-type="string">
            <text:p>допустит</text:p>
          </table:table-cell>
          <table:table-cell office:value-type="string" calcext:value-type="string">
            <text:p><text:s/>да да да чтобы всякий молокосос да да да</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354536" calcext:value-type="float">
            <text:p>354536</text:p>
          </table:table-cell>
        </table:table-row>
        <table:table-row table:style-name="ro1">
          <table:table-cell office:value-type="string" calcext:value-type="string">
            <text:p>ukr</text:p>
          </table:table-cell>
          <table:table-cell office:value-type="string" calcext:value-type="string">
            <text:p><text:s/>Він говорив що він служитель олтаря так-так так і не допустить так-так так щоб усякий молокосос так-так так</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298]" office:value-type="float" office:value="354536" calcext:value-type="float">
            <text:p>354536</text:p>
          </table:table-cell>
        </table:table-row>
        <table:table-row table:style-name="ro1">
          <table:table-cell office:value-type="string" calcext:value-type="string">
            <text:p>rus</text:p>
          </table:table-cell>
          <table:table-cell office:value-type="string" calcext:value-type="string">
            <text:p><text:s/>И Ёжик успокоенный пошёл</text:p>
          </table:table-cell>
          <table:table-cell office:value-type="string" calcext:value-type="string">
            <text:p>домой</text:p>
          </table:table-cell>
          <table:table-cell office:value-type="string" calcext:value-type="string">
            <text:p><text:s/>и по дороге представил себе заснежённую Кудыкину гору по которой ходит наверное сейчас Дед-Мороз и скрипит своими большими вален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355099" calcext:value-type="float">
            <text:p>355099</text:p>
          </table:table-cell>
        </table:table-row>
        <table:table-row table:style-name="ro1">
          <table:table-cell office:value-type="string" calcext:value-type="string">
            <text:p>ukr</text:p>
          </table:table-cell>
          <table:table-cell office:value-type="string" calcext:value-type="string">
            <text:p><text:s/>І Їжачок заспокоєний пішов додому й по дорозі уявив собі засніжений Світ за очі по якому ходить напевно тепер Дід Мороз і скрипить своїми величезними валян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300]" office:value-type="float" office:value="355099" calcext:value-type="float">
            <text:p>355099</text:p>
          </table:table-cell>
        </table:table-row>
        <table:table-row table:style-name="ro1">
          <table:table-cell office:value-type="string" calcext:value-type="string">
            <text:p>rus</text:p>
          </table:table-cell>
          <table:table-cell office:value-type="string" calcext:value-type="string">
            <text:p><text:s/>Только что очень сытно пообедали раскраснелись и возбуждены шумными разговорами о предстоящей охоте но не забывают</text:p>
          </table:table-cell>
          <table:table-cell office:value-type="string" calcext:value-type="string">
            <text:p>допивать</text:p>
          </table:table-cell>
          <table:table-cell office:value-type="string" calcext:value-type="string">
            <text:p><text:s/>водку и после обед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358305" calcext:value-type="float">
            <text:p>358305</text:p>
          </table:table-cell>
        </table:table-row>
        <table:table-row table:style-name="ro1">
          <table:table-cell office:value-type="string" calcext:value-type="string">
            <text:p>ukr</text:p>
          </table:table-cell>
          <table:table-cell office:value-type="string" calcext:value-type="string">
            <text:p><text:s/>Щойно добре пообідали розчервонілись і збуджені гомінкими розмовами про майбутнє полювання але не забувають допивати горілку і після обід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302]" office:value-type="float" office:value="358305" calcext:value-type="float">
            <text:p>358305</text:p>
          </table:table-cell>
        </table:table-row>
        <table:table-row table:style-name="ro1">
          <table:table-cell office:value-type="string" calcext:value-type="string">
            <text:p>rus</text:p>
          </table:table-cell>
          <table:table-cell office:value-type="string" calcext:value-type="string">
            <text:p><text:s/>Повара рабы с бритыми головами спешили на рынок или возвращались</text:p>
          </table:table-cell>
          <table:table-cell office:value-type="string" calcext:value-type="string">
            <text:p>домой</text:p>
          </table:table-cell>
          <table:table-cell office:value-type="string" calcext:value-type="string">
            <text:p><text:s/>с корзинами полными рыбой кроликами грудами овощей фруктов и связками пряных трав</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369891" calcext:value-type="float">
            <text:p>369891</text:p>
          </table:table-cell>
        </table:table-row>
        <table:table-row table:style-name="ro1">
          <table:table-cell office:value-type="string" calcext:value-type="string">
            <text:p>ukr</text:p>
          </table:table-cell>
          <table:table-cell office:value-type="string" calcext:value-type="string">
            <text:p><text:s/>Кухарі раби з поголеними головами поспішали на базар або поверталися додому з кошиками наповненими рибою кроликами овочами фруктами і жмутами пряних трав</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304]" office:value-type="float" office:value="369891" calcext:value-type="float">
            <text:p>369891</text:p>
          </table:table-cell>
        </table:table-row>
        <table:table-row table:style-name="ro1">
          <table:table-cell office:value-type="string" calcext:value-type="string">
            <text:p>rus</text:p>
          </table:table-cell>
          <table:table-cell office:value-type="string" calcext:value-type="string">
            <text:p><text:s/>Услышав что до этого еще не</text:p>
          </table:table-cell>
          <table:table-cell office:value-type="string" calcext:value-type="string">
            <text:p>дошло</text:p>
          </table:table-cell>
          <table:table-cell office:value-type="string" calcext:value-type="string">
            <text:p><text:s/>а также определив полную комплектность байдарки приятель облегченно закуривает и осведомляется зачем он был вызван</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370178" calcext:value-type="float">
            <text:p>370178</text:p>
          </table:table-cell>
        </table:table-row>
        <table:table-row table:style-name="ro1">
          <table:table-cell office:value-type="string" calcext:value-type="string">
            <text:p>ukr</text:p>
          </table:table-cell>
          <table:table-cell office:value-type="string" calcext:value-type="string">
            <text:p><text:s/>Дiзнавшись що цього не трапилось а також визначивши повну комплектнiсть байдарки приятель з полегшенням запалює i цiкавиться навiщо його кликал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306]" office:value-type="float" office:value="370178" calcext:value-type="float">
            <text:p>370178</text:p>
          </table:table-cell>
        </table:table-row>
        <table:table-row table:style-name="ro1">
          <table:table-cell office:value-type="string" calcext:value-type="string">
            <text:p>rus</text:p>
          </table:table-cell>
          <table:table-cell office:value-type="string" calcext:value-type="string">
            <text:p><text:s/>По-моему это ловкий шпион заявила старая чернильница Надо</text:p>
          </table:table-cell>
          <table:table-cell office:value-type="string" calcext:value-type="string">
            <text:p>доложить</text:p>
          </table:table-cell>
          <table:table-cell office:value-type="string" calcext:value-type="string">
            <text:p><text:s/>господину бригадиру Господин ротмистр не обратил на него внимания</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374072" calcext:value-type="float">
            <text:p>374072</text:p>
          </table:table-cell>
        </table:table-row>
        <table:table-row table:style-name="ro1">
          <table:table-cell office:value-type="string" calcext:value-type="string">
            <text:p>ukr</text:p>
          </table:table-cell>
          <table:table-cell office:value-type="string" calcext:value-type="string">
            <text:p><text:s/>Як на мене то це спритний шпигун сказала стара чорнильниця Треба доповісти панові бригадиру Пан ротмістр не звернув на нього уваг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308]" office:value-type="float" office:value="374072" calcext:value-type="float">
            <text:p>374072</text:p>
          </table:table-cell>
        </table:table-row>
        <table:table-row table:style-name="ro1">
          <table:table-cell office:value-type="string" calcext:value-type="string">
            <text:p>rus</text:p>
          </table:table-cell>
          <table:table-cell office:value-type="string" calcext:value-type="string">
            <text:p><text:s/>Хью Броутон полемический писатель времен Джемса Первого</text:p>
          </table:table-cell>
          <table:table-cell office:value-type="string" calcext:value-type="string">
            <text:p>доказал</text:p>
          </table:table-cell>
          <table:table-cell office:value-type="string" calcext:value-type="string">
            <text:p><text:s/>что Рахаб была блудницей в десять лет</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378212" calcext:value-type="float">
            <text:p>378212</text:p>
          </table:table-cell>
        </table:table-row>
        <table:table-row table:style-name="ro1">
          <table:table-cell office:value-type="string" calcext:value-type="string">
            <text:p>ukr</text:p>
          </table:table-cell>
          <table:table-cell office:value-type="string" calcext:value-type="string">
            <text:p><text:s/>Хью Броутон полемiчний письменник часiв Джемса Першого довiв що Рахаб була блудницею вже в десять рокiв</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310]" office:value-type="float" office:value="378212" calcext:value-type="float">
            <text:p>378212</text:p>
          </table:table-cell>
        </table:table-row>
        <table:table-row table:style-name="ro1">
          <table:table-cell office:value-type="string" calcext:value-type="string">
            <text:p>rus</text:p>
          </table:table-cell>
          <table:table-cell office:value-type="string" calcext:value-type="string">
            <text:p><text:s/>Ужасно жалко что вы должны идти</text:p>
          </table:table-cell>
          <table:table-cell office:value-type="string" calcext:value-type="string">
            <text:p>домой</text:p>
          </table:table-cell>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379007" calcext:value-type="float">
            <text:p>379007</text:p>
          </table:table-cell>
        </table:table-row>
        <table:table-row table:style-name="ro1">
          <table:table-cell office:value-type="string" calcext:value-type="string">
            <text:p>ukr</text:p>
          </table:table-cell>
          <table:table-cell office:value-type="string" calcext:value-type="string">
            <text:p><text:s/>Дуже шкода що ви повинні йти додом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312]" office:value-type="float" office:value="379007" calcext:value-type="float">
            <text:p>379007</text:p>
          </table:table-cell>
        </table:table-row>
        <table:table-row table:style-name="ro1">
          <table:table-cell office:value-type="string" calcext:value-type="string">
            <text:p>rus</text:p>
          </table:table-cell>
          <table:table-cell office:value-type="string" calcext:value-type="string">
            <text:p><text:s/>Бенедикт иной раз</text:p>
          </table:table-cell>
          <table:table-cell office:value-type="string" calcext:value-type="string">
            <text:p>допытывался</text:p>
          </table:table-cell>
          <table:table-cell office:value-type="string" calcext:value-type="string">
            <text:p><text:s/>у матушки отчего да отчего был Взрыв</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379429" calcext:value-type="float">
            <text:p>379429</text:p>
          </table:table-cell>
        </table:table-row>
        <table:table-row table:style-name="ro1">
          <table:table-cell office:value-type="string" calcext:value-type="string">
            <text:p>ukr</text:p>
          </table:table-cell>
          <table:table-cell office:value-type="string" calcext:value-type="string">
            <text:p><text:s/>Бенедикт другим разом допитувався у матінки чого та чого був Взрив</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314]" office:value-type="float" office:value="379429" calcext:value-type="float">
            <text:p>379429</text:p>
          </table:table-cell>
        </table:table-row>
        <table:table-row table:style-name="ro1">
          <table:table-cell office:value-type="string" calcext:value-type="string">
            <text:p>rus</text:p>
          </table:table-cell>
          <table:table-cell office:value-type="string" calcext:value-type="string">
            <text:p><text:s/>Скорей я пойду в кругосветное путешествие с твоей сестрёнкой Лелей чем я возьму тебя Мне не</text:p>
          </table:table-cell>
          <table:table-cell office:value-type="string" calcext:value-type="string">
            <text:p>доставляет</text:p>
          </table:table-cell>
          <table:table-cell office:value-type="string" calcext:value-type="string">
            <text:p><text:s/>интереса с дураками путешествовать Но мне хотелось путешествовать и я подарил Стёпке перочинный ножик</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385401" calcext:value-type="float">
            <text:p>385401</text:p>
          </table:table-cell>
        </table:table-row>
        <table:table-row table:style-name="ro1">
          <table:table-cell office:value-type="string" calcext:value-type="string">
            <text:p>ukr</text:p>
          </table:table-cell>
          <table:table-cell office:value-type="string" calcext:value-type="string">
            <text:p><text:s/>Я швидше піду в кругосвітню подорож з твоєю сестричкою Льолею ніж з тобою Мені нецікаво з дурнями мандрувати Але мені хотілося подорожувати і я подарував Степанкові складаний ножик</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316]" office:value-type="float" office:value="385401" calcext:value-type="float">
            <text:p>385401</text:p>
          </table:table-cell>
        </table:table-row>
        <table:table-row table:style-name="ro1">
          <table:table-cell office:value-type="string" calcext:value-type="string">
            <text:p>rus</text:p>
          </table:table-cell>
          <table:table-cell office:value-type="string" calcext:value-type="string">
            <text:p><text:s/>Не может же он</text:p>
          </table:table-cell>
          <table:table-cell office:value-type="string" calcext:value-type="string">
            <text:p>допустить</text:p>
          </table:table-cell>
          <table:table-cell office:value-type="string" calcext:value-type="string">
            <text:p><text:s/>чтобы таким замечательным изобретением пользовался всего один человек</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386235" calcext:value-type="float">
            <text:p>386235</text:p>
          </table:table-cell>
        </table:table-row>
        <table:table-row table:style-name="ro1">
          <table:table-cell office:value-type="string" calcext:value-type="string">
            <text:p>ukr</text:p>
          </table:table-cell>
          <table:table-cell office:value-type="string" calcext:value-type="string">
            <text:p><text:s/>Не може ж він допустити щоб таким чудовим винаходом користувалася лише одна людина</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18]" office:value-type="float" office:value="386235" calcext:value-type="float">
            <text:p>386235</text:p>
          </table:table-cell>
        </table:table-row>
        <table:table-row table:style-name="ro1">
          <table:table-cell office:value-type="string" calcext:value-type="string">
            <text:p>rus</text:p>
          </table:table-cell>
          <table:table-cell office:value-type="string" calcext:value-type="string">
            <text:p><text:s/>Ниф Ниф первый</text:p>
          </table:table-cell>
          <table:table-cell office:value-type="string" calcext:value-type="string">
            <text:p>добежал</text:p>
          </table:table-cell>
          <table:table-cell office:value-type="string" calcext:value-type="string">
            <text:p><text:s/>до своей соломенной хижины и едва успел захлопнуть дверь перед самым носом волка</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390604" calcext:value-type="float">
            <text:p>390604</text:p>
          </table:table-cell>
        </table:table-row>
        <table:table-row table:style-name="ro1">
          <table:table-cell office:value-type="string" calcext:value-type="string">
            <text:p>ukr</text:p>
          </table:table-cell>
          <table:table-cell office:value-type="string" calcext:value-type="string">
            <text:p><text:s/>Ніф Ніф перший добіг до своєї солом'яної хатки і ледве встиг хряснути дверима перед самим носом вовка</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320]" office:value-type="float" office:value="390604" calcext:value-type="float">
            <text:p>390604</text:p>
          </table:table-cell>
        </table:table-row>
        <table:table-row table:style-name="ro1">
          <table:table-cell office:value-type="string" calcext:value-type="string">
            <text:p>rus</text:p>
          </table:table-cell>
          <table:table-cell office:value-type="string" calcext:value-type="string">
            <text:p><text:s/>Но самое удивительное она не могла отмеривать как мы сантиметры а прямо на глаз с точностью определяла ныряла и</text:p>
          </table:table-cell>
          <table:table-cell office:value-type="string" calcext:value-type="string">
            <text:p>доставала</text:p>
          </table:table-cell>
          <table:table-cell/>
          <table:table-cell office:value-type="string" calcext:value-type="string">
            <text:p>[М. М. Пришвин. Беличья память (1940) | Михайло Пришвин. Білоччина пам'ять (М. Шумило, 1950-1982)]</text:p>
          </table:table-cell>
          <table:table-cell table:formula="of:=RANDBETWEEN(1;1000000)" office:value-type="float" office:value="392498" calcext:value-type="float">
            <text:p>392498</text:p>
          </table:table-cell>
        </table:table-row>
        <table:table-row table:style-name="ro1">
          <table:table-cell office:value-type="string" calcext:value-type="string">
            <text:p>ukr</text:p>
          </table:table-cell>
          <table:table-cell office:value-type="string" calcext:value-type="string">
            <text:p><text:s/>Та найдивовижніше вона ж не могла як ми відмірювати сантиметри а просто на око з точністю визначала пірнала й діставала</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cell table:formula="of:=[.F322]" office:value-type="float" office:value="392498" calcext:value-type="float">
            <text:p>392498</text:p>
          </table:table-cell>
        </table:table-row>
        <table:table-row table:style-name="ro1">
          <table:table-cell office:value-type="string" calcext:value-type="string">
            <text:p>rus</text:p>
          </table:table-cell>
          <table:table-cell office:value-type="string" calcext:value-type="string">
            <text:p><text:s/>А больше ничего не скажут и строго</text:p>
          </table:table-cell>
          <table:table-cell office:value-type="string" calcext:value-type="string">
            <text:p>добавил</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396309" calcext:value-type="float">
            <text:p>396309</text:p>
          </table:table-cell>
        </table:table-row>
        <table:table-row table:style-name="ro1">
          <table:table-cell office:value-type="string" calcext:value-type="string">
            <text:p>ukr</text:p>
          </table:table-cell>
          <table:table-cell office:value-type="string" calcext:value-type="string">
            <text:p><text:s/>А більше нічого не скажуть і строго додав</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324]" office:value-type="float" office:value="396309" calcext:value-type="float">
            <text:p>396309</text:p>
          </table:table-cell>
        </table:table-row>
        <table:table-row table:style-name="ro1">
          <table:table-cell office:value-type="string" calcext:value-type="string">
            <text:p>rus</text:p>
          </table:table-cell>
          <table:table-cell office:value-type="string" calcext:value-type="string">
            <text:p><text:s/>До шофера</text:p>
          </table:table-cell>
          <table:table-cell office:value-type="string" calcext:value-type="string">
            <text:p>донеслись</text:p>
          </table:table-cell>
          <table:table-cell office:value-type="string" calcext:value-type="string">
            <text:p><text:s/>странные вздохи и слова Прокатимся товарищи после заседания</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396735" calcext:value-type="float">
            <text:p>396735</text:p>
          </table:table-cell>
        </table:table-row>
        <table:table-row table:style-name="ro1">
          <table:table-cell office:value-type="string" calcext:value-type="string">
            <text:p>ukr</text:p>
          </table:table-cell>
          <table:table-cell office:value-type="string" calcext:value-type="string">
            <text:p><text:s/>До шофера долинули дивні зітхання і слова Покатаємося товариші після засідання</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326]" office:value-type="float" office:value="396735" calcext:value-type="float">
            <text:p>396735</text:p>
          </table:table-cell>
        </table:table-row>
        <table:table-row table:style-name="ro1">
          <table:table-cell office:value-type="string" calcext:value-type="string">
            <text:p>rus</text:p>
          </table:table-cell>
          <table:table-cell office:value-type="string" calcext:value-type="string">
            <text:p><text:s/>Вместо струн на скрипке были натянуты травинки и засыпая Ёжик думал как завтра он натянет свежие струны и</text:p>
          </table:table-cell>
          <table:table-cell office:value-type="string" calcext:value-type="string">
            <text:p>добьётся</text:p>
          </table:table-cell>
          <table:table-cell office:value-type="string" calcext:value-type="string">
            <text:p><text:s/>всё-таки того чтобы скрипка шумела сосной дышала ветром и топотала падающими шишками</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400438" calcext:value-type="float">
            <text:p>400438</text:p>
          </table:table-cell>
        </table:table-row>
        <table:table-row table:style-name="ro1">
          <table:table-cell office:value-type="string" calcext:value-type="string">
            <text:p>ukr</text:p>
          </table:table-cell>
          <table:table-cell office:value-type="string" calcext:value-type="string">
            <text:p><text:s/>Замість струн на скрипці були натягнуті травинки і засинаючи Їжачок думав як завтра він натягне свіжі струни й таки доб'ється того щоб скрипка шуміла сосною дихала вітром і гупала падаючими шишкам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328]" office:value-type="float" office:value="400438" calcext:value-type="float">
            <text:p>400438</text:p>
          </table:table-cell>
        </table:table-row>
        <table:table-row table:style-name="ro1">
          <table:table-cell office:value-type="string" calcext:value-type="string">
            <text:p>rus</text:p>
          </table:table-cell>
          <table:table-cell office:value-type="string" calcext:value-type="string">
            <text:p><text:s/>В частных проявлениях борьбы с украинским сепаратизмом администрация особенно местная</text:p>
          </table:table-cell>
          <table:table-cell office:value-type="string" calcext:value-type="string">
            <text:p>доходила</text:p>
          </table:table-cell>
          <table:table-cell office:value-type="string" calcext:value-type="string">
            <text:p><text:s/>до преследования самых невинных и естественных проявлений национальной украинской стихии как пение народных песен выступления кобзарей и т п</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403769" calcext:value-type="float">
            <text:p>403769</text:p>
          </table:table-cell>
        </table:table-row>
        <table:table-row table:style-name="ro1">
          <table:table-cell office:value-type="string" calcext:value-type="string">
            <text:p>ukr</text:p>
          </table:table-cell>
          <table:table-cell office:value-type="string" calcext:value-type="string">
            <text:p><text:s/>У часткових проявах боротьби з українським сепаратизмом адміністрація особливо місцева доходила до переслідування найбезневинніших і найприродніших проявів української стихії таких як співання народних пісень виступи кобзарів тощо</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330]" office:value-type="float" office:value="403769" calcext:value-type="float">
            <text:p>403769</text:p>
          </table:table-cell>
        </table:table-row>
        <table:table-row table:style-name="ro1">
          <table:table-cell office:value-type="string" calcext:value-type="string">
            <text:p>rus</text:p>
          </table:table-cell>
          <table:table-cell office:value-type="string" calcext:value-type="string">
            <text:p><text:s/>Бим опять ринулся было безрассудно</text:p>
          </table:table-cell>
          <table:table-cell office:value-type="string" calcext:value-type="string">
            <text:p>догонять</text:p>
          </table:table-cell>
          <table:table-cell office:value-type="string" calcext:value-type="string">
            <text:p><text:s/>птицу н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11110" calcext:value-type="float">
            <text:p>411110</text:p>
          </table:table-cell>
        </table:table-row>
        <table:table-row table:style-name="ro1">
          <table:table-cell office:value-type="string" calcext:value-type="string">
            <text:p>ukr</text:p>
          </table:table-cell>
          <table:table-cell office:value-type="string" calcext:value-type="string">
            <text:p><text:s/>Бім знову нерозважливо кинувся був наздоганяти птаха але</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332]" office:value-type="float" office:value="411110" calcext:value-type="float">
            <text:p>411110</text:p>
          </table:table-cell>
        </table:table-row>
        <table:table-row table:style-name="ro1">
          <table:table-cell office:value-type="string" calcext:value-type="string">
            <text:p>rus</text:p>
          </table:table-cell>
          <table:table-cell office:value-type="string" calcext:value-type="string">
            <text:p><text:s/>Ипполит Матвеевич поморщился и ускорил шаг Можно в кредит</text:p>
          </table:table-cell>
          <table:table-cell office:value-type="string" calcext:value-type="string">
            <text:p>добавил</text:p>
          </table:table-cell>
          <table:table-cell office:value-type="string" calcext:value-type="string">
            <text:p><text:s/>Безенчук Трое же владельцев Нимфы ничего не говорили</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413146" calcext:value-type="float">
            <text:p>413146</text:p>
          </table:table-cell>
        </table:table-row>
        <table:table-row table:style-name="ro1">
          <table:table-cell office:value-type="string" calcext:value-type="string">
            <text:p>ukr</text:p>
          </table:table-cell>
          <table:table-cell office:value-type="string" calcext:value-type="string">
            <text:p><text:s/>Іполит Матвійович поморщився і прискорив ходу Можна в кредит додав Безенчук А троє власників Німфи не говорили ніч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334]" office:value-type="float" office:value="413146" calcext:value-type="float">
            <text:p>413146</text:p>
          </table:table-cell>
        </table:table-row>
        <table:table-row table:style-name="ro1">
          <table:table-cell office:value-type="string" calcext:value-type="string">
            <text:p>rus</text:p>
          </table:table-cell>
          <table:table-cell office:value-type="string" calcext:value-type="string">
            <text:p><text:s/>И</text:p>
          </table:table-cell>
          <table:table-cell office:value-type="string" calcext:value-type="string">
            <text:p>догонять</text:p>
          </table:table-cell>
          <table:table-cell office:value-type="string" calcext:value-type="string">
            <text:p><text:s/>его оказывается вовсе не надо его только найти поднять на крыло и лечь а остальное сделает друг</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15646" calcext:value-type="float">
            <text:p>415646</text:p>
          </table:table-cell>
        </table:table-row>
        <table:table-row table:style-name="ro1">
          <table:table-cell office:value-type="string" calcext:value-type="string">
            <text:p>ukr</text:p>
          </table:table-cell>
          <table:table-cell office:value-type="string" calcext:value-type="string">
            <text:p><text:s/>І наздоганяти його виявляється зовсім не треба його тільки знайти підняти на крило й лягти а решту зробить друг</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336]" office:value-type="float" office:value="415646" calcext:value-type="float">
            <text:p>415646</text:p>
          </table:table-cell>
        </table:table-row>
        <table:table-row table:style-name="ro1">
          <table:table-cell office:value-type="string" calcext:value-type="string">
            <text:p>rus</text:p>
          </table:table-cell>
          <table:table-cell office:value-type="string" calcext:value-type="string">
            <text:p><text:s/>Отец например приезжает</text:p>
          </table:table-cell>
          <table:table-cell office:value-type="string" calcext:value-type="string">
            <text:p>домой</text:p>
          </table:table-cell>
          <table:table-cell office:value-type="string" calcext:value-type="string">
            <text:p><text:s/>слезает с телеги а Васютка туда моментально влезает и едет до самого леса</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17109" calcext:value-type="float">
            <text:p>417109</text:p>
          </table:table-cell>
        </table:table-row>
        <table:table-row table:style-name="ro1">
          <table:table-cell office:value-type="string" calcext:value-type="string">
            <text:p>ukr</text:p>
          </table:table-cell>
          <table:table-cell office:value-type="string" calcext:value-type="string">
            <text:p><text:s/>Батько наприклад приїжджає додому злізає з воза а Василько туди миттю влізає і їде до самого лісу</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338]" office:value-type="float" office:value="417109" calcext:value-type="float">
            <text:p>417109</text:p>
          </table:table-cell>
        </table:table-row>
        <table:table-row table:style-name="ro1">
          <table:table-cell office:value-type="string" calcext:value-type="string">
            <text:p>rus</text:p>
          </table:table-cell>
          <table:table-cell office:value-type="string" calcext:value-type="string">
            <text:p><text:s/>Имейте в виду господин Ихментьев что я шпионства предательства и доносов на ваших товарищей не</text:p>
          </table:table-cell>
          <table:table-cell office:value-type="string" calcext:value-type="string">
            <text:p>допущу</text:p>
          </table:table-cell>
          <table:table-cell/>
          <table:table-cell office:value-type="string" calcext:value-type="string">
            <text:p>[Аркадий Аверченко. Невозможное (1914) | А. Т. Аверченко. Неможливе]</text:p>
          </table:table-cell>
          <table:table-cell table:formula="of:=RANDBETWEEN(1;1000000)" office:value-type="float" office:value="430059" calcext:value-type="float">
            <text:p>430059</text:p>
          </table:table-cell>
        </table:table-row>
        <table:table-row table:style-name="ro1">
          <table:table-cell office:value-type="string" calcext:value-type="string">
            <text:p>ukr</text:p>
          </table:table-cell>
          <table:table-cell office:value-type="string" calcext:value-type="string">
            <text:p><text:s/>Майте на увазі пан Іхментьев що я заняття шпигунством зради і доносів на ваших товаришів не допущу</text:p>
          </table:table-cell>
          <table:table-cell table:number-columns-repeated="2"/>
          <table:table-cell office:value-type="string" calcext:value-type="string">
            <text:p>[Аркадий Аверченко. Невозможное (1914) | А. Т. Аверченко. Неможливе]</text:p>
          </table:table-cell>
          <table:table-cell table:formula="of:=[.F340]" office:value-type="float" office:value="430059" calcext:value-type="float">
            <text:p>430059</text:p>
          </table:table-cell>
        </table:table-row>
        <table:table-row table:style-name="ro1">
          <table:table-cell office:value-type="string" calcext:value-type="string">
            <text:p>rus</text:p>
          </table:table-cell>
          <table:table-cell office:value-type="string" calcext:value-type="string">
            <text:p><text:s/>Злая звезда Паниковского оказала свое влияние на исход дела Ему</text:p>
          </table:table-cell>
          <table:table-cell office:value-type="string" calcext:value-type="string">
            <text:p>досталось</text:p>
          </table:table-cell>
          <table:table-cell office:value-type="string" calcext:value-type="string">
            <text:p><text:s/>Поволжье Он присоединился к конвенции вне себя от злости</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430376" calcext:value-type="float">
            <text:p>430376</text:p>
          </table:table-cell>
        </table:table-row>
        <table:table-row table:style-name="ro1">
          <table:table-cell office:value-type="string" calcext:value-type="string">
            <text:p>ukr</text:p>
          </table:table-cell>
          <table:table-cell office:value-type="string" calcext:value-type="string">
            <text:p><text:s/>Лиха зірка Паніковського і тут не принесла щастя йому дісталося Поволжя Він хоч і приєднався до конвенції але був лютий донестями</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342]" office:value-type="float" office:value="430376" calcext:value-type="float">
            <text:p>430376</text:p>
          </table:table-cell>
        </table:table-row>
        <table:table-row table:style-name="ro1">
          <table:table-cell office:value-type="string" calcext:value-type="string">
            <text:p>rus</text:p>
          </table:table-cell>
          <table:table-cell office:value-type="string" calcext:value-type="string">
            <text:p><text:s/>Такой проект великий Боже есть но он еще не совсем</text:p>
          </table:table-cell>
          <table:table-cell office:value-type="string" calcext:value-type="string">
            <text:p>доработан</text:p>
          </table:table-cell>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431625" calcext:value-type="float">
            <text:p>431625</text:p>
          </table:table-cell>
        </table:table-row>
        <table:table-row table:style-name="ro1">
          <table:table-cell office:value-type="string" calcext:value-type="string">
            <text:p>ukr</text:p>
          </table:table-cell>
          <table:table-cell office:value-type="string" calcext:value-type="string">
            <text:p><text:s/>Такий проект великий Боже є але його ще не до кінця опрацьовано</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344]" office:value-type="float" office:value="431625" calcext:value-type="float">
            <text:p>431625</text:p>
          </table:table-cell>
        </table:table-row>
        <table:table-row table:style-name="ro1">
          <table:table-cell office:value-type="string" calcext:value-type="string">
            <text:p>rus</text:p>
          </table:table-cell>
          <table:table-cell office:value-type="string" calcext:value-type="string">
            <text:p><text:s/>И в самом деле тут неизвестный повернулся к Берлиозу вообразите что вы например начнете управлять распоряжаться и другими и собою вообще так сказать входить во вкус и вдруг у вас кхе кхе саркома легкого тут иностранец сладко усмехнулся как будто мысль о саркоме легкого</text:p>
          </table:table-cell>
          <table:table-cell office:value-type="string" calcext:value-type="string">
            <text:p>доставила</text:p>
          </table:table-cell>
          <table:table-cell office:value-type="string" calcext:value-type="string">
            <text:p><text:s/>ему удовольствие да саркома жмурясь как кот повторил он звучное слово и вот ваше управление закончилось</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35608" calcext:value-type="float">
            <text:p>435608</text:p>
          </table:table-cell>
        </table:table-row>
        <table:table-row table:style-name="ro1">
          <table:table-cell office:value-type="string" calcext:value-type="string">
            <text:p>ukr</text:p>
          </table:table-cell>
          <table:table-cell office:value-type="string" calcext:value-type="string">
            <text:p><text:s/>І справді невідомий вже обернувся до Берліоза уявіть що ви до прикладу почнете керувати порядкувати й іншими і собою загалом так би мовити саме розохотитесь і раптом у вас кхе кхе саркома легені на цих словах чужоземець солоденько посміхнувся наче думка про саркому легені його втішила так саркома мружачись наче кіт повторив він лунке слово і ось вашому порядкуванню край</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346]" office:value-type="float" office:value="435608" calcext:value-type="float">
            <text:p>435608</text:p>
          </table:table-cell>
        </table:table-row>
        <table:table-row table:style-name="ro1">
          <table:table-cell office:value-type="string" calcext:value-type="string">
            <text:p>rus</text:p>
          </table:table-cell>
          <table:table-cell office:value-type="string" calcext:value-type="string">
            <text:p><text:s/>А еще чтобы огнец не</text:p>
          </table:table-cell>
          <table:table-cell office:value-type="string" calcext:value-type="string">
            <text:p>догадался</text:p>
          </table:table-cell>
          <table:table-cell office:value-type="string" calcext:value-type="string">
            <text:p><text:s/>что это дескать люд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437179" calcext:value-type="float">
            <text:p>437179</text:p>
          </table:table-cell>
        </table:table-row>
        <table:table-row table:style-name="ro1">
          <table:table-cell office:value-type="string" calcext:value-type="string">
            <text:p>ukr</text:p>
          </table:table-cell>
          <table:table-cell office:value-type="string" calcext:value-type="string">
            <text:p><text:s/>А ще для того шоб каганець не здогадався шо то мовляв люд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348]" office:value-type="float" office:value="437179" calcext:value-type="float">
            <text:p>437179</text:p>
          </table:table-cell>
        </table:table-row>
        <table:table-row table:style-name="ro1">
          <table:table-cell office:value-type="string" calcext:value-type="string">
            <text:p>rus</text:p>
          </table:table-cell>
          <table:table-cell office:value-type="string" calcext:value-type="string">
            <text:p><text:s/>Кажется уже полилось на пол подумала Маргарита и</text:p>
          </table:table-cell>
          <table:table-cell office:value-type="string" calcext:value-type="string">
            <text:p>добавила</text:p>
          </table:table-cell>
          <table:table-cell office:value-type="string" calcext:value-type="string">
            <text:p><text:s/>вслух</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37537" calcext:value-type="float">
            <text:p>437537</text:p>
          </table:table-cell>
        </table:table-row>
        <table:table-row table:style-name="ro1">
          <table:table-cell office:value-type="string" calcext:value-type="string">
            <text:p>ukr</text:p>
          </table:table-cell>
          <table:table-cell office:value-type="string" calcext:value-type="string">
            <text:p><text:s/>Здається вже полилося на підлогу подумала Марґарита і докинула вголос</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350]" office:value-type="float" office:value="437537" calcext:value-type="float">
            <text:p>437537</text:p>
          </table:table-cell>
        </table:table-row>
        <table:table-row table:style-name="ro1">
          <table:table-cell office:value-type="string" calcext:value-type="string">
            <text:p>rus</text:p>
          </table:table-cell>
          <table:table-cell office:value-type="string" calcext:value-type="string">
            <text:p><text:s/>И с этими словами она</text:p>
          </table:table-cell>
          <table:table-cell office:value-type="string" calcext:value-type="string">
            <text:p>достала</text:p>
          </table:table-cell>
          <table:table-cell office:value-type="string" calcext:value-type="string">
            <text:p><text:s/>из совершенно пустой сумки накрахмаленный белый фартук и надела его</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439736" calcext:value-type="float">
            <text:p>439736</text:p>
          </table:table-cell>
        </table:table-row>
        <table:table-row table:style-name="ro1">
          <table:table-cell office:value-type="string" calcext:value-type="string">
            <text:p>ukr</text:p>
          </table:table-cell>
          <table:table-cell office:value-type="string" calcext:value-type="string">
            <text:p><text:s/>І з цими словами вона дістала з зовсім порожньої валізки накрохмалений білий фартух і наділа його</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352]" office:value-type="float" office:value="439736" calcext:value-type="float">
            <text:p>439736</text:p>
          </table:table-cell>
        </table:table-row>
        <table:table-row table:style-name="ro1">
          <table:table-cell office:value-type="string" calcext:value-type="string">
            <text:p>rus</text:p>
          </table:table-cell>
          <table:table-cell office:value-type="string" calcext:value-type="string">
            <text:p><text:s/>Свиньи иначе не назовешь Приходишь</text:p>
          </table:table-cell>
          <table:table-cell office:value-type="string" calcext:value-type="string">
            <text:p>домой</text:p>
          </table:table-cell>
          <table:table-cell office:value-type="string" calcext:value-type="string">
            <text:p><text:s/>как в кабак Хоть бы один раз пепельницу за собой вынесли</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441643" calcext:value-type="float">
            <text:p>441643</text:p>
          </table:table-cell>
        </table:table-row>
        <table:table-row table:style-name="ro1">
          <table:table-cell office:value-type="string" calcext:value-type="string">
            <text:p>ukr</text:p>
          </table:table-cell>
          <table:table-cell office:value-type="string" calcext:value-type="string">
            <text:p><text:s/>Свині та й годі Додому приходиш наче в шинок Хоча б раз прибрали після себе попільницю</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354]" office:value-type="float" office:value="441643" calcext:value-type="float">
            <text:p>441643</text:p>
          </table:table-cell>
        </table:table-row>
        <table:table-row table:style-name="ro1">
          <table:table-cell office:value-type="string" calcext:value-type="string">
            <text:p>rus</text:p>
          </table:table-cell>
          <table:table-cell office:value-type="string" calcext:value-type="string">
            <text:p><text:s/>Вам ни о чем не придется заботиться вас</text:p>
          </table:table-cell>
          <table:table-cell office:value-type="string" calcext:value-type="string">
            <text:p>доставят</text:p>
          </table:table-cell>
          <table:table-cell office:value-type="string" calcext:value-type="string">
            <text:p><text:s/>куда нужно и вам не причинят никакого беспокойств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44910" calcext:value-type="float">
            <text:p>444910</text:p>
          </table:table-cell>
        </table:table-row>
        <table:table-row table:style-name="ro1">
          <table:table-cell office:value-type="string" calcext:value-type="string">
            <text:p>ukr</text:p>
          </table:table-cell>
          <table:table-cell office:value-type="string" calcext:value-type="string">
            <text:p><text:s/>Вам нічим не доведеться сушити голову вас допровадять куди слід і вам не завдадуть ніякого клопоту</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356]" office:value-type="float" office:value="444910" calcext:value-type="float">
            <text:p>444910</text:p>
          </table:table-cell>
        </table:table-row>
        <table:table-row table:style-name="ro1">
          <table:table-cell office:value-type="string" calcext:value-type="string">
            <text:p>rus</text:p>
          </table:table-cell>
          <table:table-cell office:value-type="string" calcext:value-type="string">
            <text:p><text:s/>Побежал он</text:p>
          </table:table-cell>
          <table:table-cell office:value-type="string" calcext:value-type="string">
            <text:p>домой</text:p>
          </table:table-cell>
          <table:table-cell office:value-type="string" calcext:value-type="string">
            <text:p><text:s/>взял новые и пошел заклеивать афиши конкурента собственноручно</text:p>
          </table:table-cell>
          <table:table-cell office:value-type="string" calcext:value-type="string">
            <text:p>[Аркадий Аверченко. Прага (1922-1925) | А. Т. Аверченко. Прага]</text:p>
          </table:table-cell>
          <table:table-cell table:formula="of:=RANDBETWEEN(1;1000000)" office:value-type="float" office:value="445152" calcext:value-type="float">
            <text:p>445152</text:p>
          </table:table-cell>
        </table:table-row>
        <table:table-row table:style-name="ro1">
          <table:table-cell office:value-type="string" calcext:value-type="string">
            <text:p>ukr</text:p>
          </table:table-cell>
          <table:table-cell office:value-type="string" calcext:value-type="string">
            <text:p><text:s/>Побіг він додому узяв нові і пішов заклеювати афіші конкурента власноручно</text:p>
          </table:table-cell>
          <table:table-cell table:number-columns-repeated="2"/>
          <table:table-cell office:value-type="string" calcext:value-type="string">
            <text:p>[Аркадий Аверченко. Прага (1922-1925) | А. Т. Аверченко. Прага]</text:p>
          </table:table-cell>
          <table:table-cell table:formula="of:=[.F358]" office:value-type="float" office:value="445152" calcext:value-type="float">
            <text:p>445152</text:p>
          </table:table-cell>
        </table:table-row>
        <table:table-row table:style-name="ro1">
          <table:table-cell office:value-type="string" calcext:value-type="string">
            <text:p>rus</text:p>
          </table:table-cell>
          <table:table-cell office:value-type="string" calcext:value-type="string">
            <text:p><text:s/>Иди</text:p>
          </table:table-cell>
          <table:table-cell office:value-type="string" calcext:value-type="string">
            <text:p>домой</text:p>
          </table:table-cell>
          <table:table-cell office:value-type="string" calcext:value-type="string">
            <text:p><text:s/>сказал Ёжик спусти её с привязи и ложись спать</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445651" calcext:value-type="float">
            <text:p>445651</text:p>
          </table:table-cell>
        </table:table-row>
        <table:table-row table:style-name="ro1">
          <table:table-cell office:value-type="string" calcext:value-type="string">
            <text:p>ukr</text:p>
          </table:table-cell>
          <table:table-cell office:value-type="string" calcext:value-type="string">
            <text:p><text:s/>Іди додому сказав Їжачок відпусти її з прив'язі й лягай спат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360]" office:value-type="float" office:value="445651" calcext:value-type="float">
            <text:p>445651</text:p>
          </table:table-cell>
        </table:table-row>
        <table:table-row table:style-name="ro1">
          <table:table-cell office:value-type="string" calcext:value-type="string">
            <text:p>rus</text:p>
          </table:table-cell>
          <table:table-cell office:value-type="string" calcext:value-type="string">
            <text:p><text:s/>Да и в самом деле этак каждый может происхождение своей собаки</text:p>
          </table:table-cell>
          <table:table-cell office:value-type="string" calcext:value-type="string">
            <text:p>довести</text:p>
          </table:table-cell>
          <table:table-cell office:value-type="string" calcext:value-type="string">
            <text:p><text:s/>до собаки писателя а там и самому недалеко до Л Н Толстого</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45922" calcext:value-type="float">
            <text:p>445922</text:p>
          </table:table-cell>
        </table:table-row>
        <table:table-row table:style-name="ro1">
          <table:table-cell office:value-type="string" calcext:value-type="string">
            <text:p>ukr</text:p>
          </table:table-cell>
          <table:table-cell office:value-type="string" calcext:value-type="string">
            <text:p><text:s/>Та й справді отак кожен може походження свого собаки довести до собаки письменника а там і самому недалеко до Л М Толстого</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362]" office:value-type="float" office:value="445922" calcext:value-type="float">
            <text:p>445922</text:p>
          </table:table-cell>
        </table:table-row>
        <table:table-row table:style-name="ro1">
          <table:table-cell office:value-type="string" calcext:value-type="string">
            <text:p>rus</text:p>
          </table:table-cell>
          <table:table-cell office:value-type="string" calcext:value-type="string">
            <text:p><text:s/>Замученный шел я в этот день из гимназии</text:p>
          </table:table-cell>
          <table:table-cell office:value-type="string" calcext:value-type="string">
            <text:p>домой</text:p>
          </table:table-cell>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446109" calcext:value-type="float">
            <text:p>446109</text:p>
          </table:table-cell>
        </table:table-row>
        <table:table-row table:style-name="ro1">
          <table:table-cell office:value-type="string" calcext:value-type="string">
            <text:p>ukr</text:p>
          </table:table-cell>
          <table:table-cell office:value-type="string" calcext:value-type="string">
            <text:p><text:s/>Змучений ішов я того дня з гімназії додому</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64]" office:value-type="float" office:value="446109" calcext:value-type="float">
            <text:p>446109</text:p>
          </table:table-cell>
        </table:table-row>
        <table:table-row table:style-name="ro1">
          <table:table-cell office:value-type="string" calcext:value-type="string">
            <text:p>rus</text:p>
          </table:table-cell>
          <table:table-cell office:value-type="string" calcext:value-type="string">
            <text:p><text:s/>Напрасно я</text:p>
          </table:table-cell>
          <table:table-cell office:value-type="string" calcext:value-type="string">
            <text:p>доказывал</text:p>
          </table:table-cell>
          <table:table-cell office:value-type="string" calcext:value-type="string">
            <text:p><text:s/>им что ни одно великое изобретение не бывает на первых порах совершенным они были глухи к моим слезам и протестам</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446997" calcext:value-type="float">
            <text:p>446997</text:p>
          </table:table-cell>
        </table:table-row>
        <table:table-row table:style-name="ro1">
          <table:table-cell office:value-type="string" calcext:value-type="string">
            <text:p>ukr</text:p>
          </table:table-cell>
          <table:table-cell office:value-type="string" calcext:value-type="string">
            <text:p><text:s/>Марно я доводив їм що жоден великий винахід не буває на перших порах досконалим вони були глухі до моїх сліз і протестів</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366]" office:value-type="float" office:value="446997" calcext:value-type="float">
            <text:p>446997</text:p>
          </table:table-cell>
        </table:table-row>
        <table:table-row table:style-name="ro1">
          <table:table-cell office:value-type="string" calcext:value-type="string">
            <text:p>rus</text:p>
          </table:table-cell>
          <table:table-cell office:value-type="string" calcext:value-type="string">
            <text:p><text:s/>И до батареи остался какой-нибудь километр уже свернул я на проселок а</text:p>
          </table:table-cell>
          <table:table-cell office:value-type="string" calcext:value-type="string">
            <text:p>добраться</text:p>
          </table:table-cell>
          <table:table-cell office:value-type="string" calcext:value-type="string">
            <text:p><text:s/>до своих мне браток не пришлось</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448591" calcext:value-type="float">
            <text:p>448591</text:p>
          </table:table-cell>
        </table:table-row>
        <table:table-row table:style-name="ro1">
          <table:table-cell office:value-type="string" calcext:value-type="string">
            <text:p>ukr</text:p>
          </table:table-cell>
          <table:table-cell office:value-type="string" calcext:value-type="string">
            <text:p><text:s/>І до батареї залишився якийсь там кілометр уже звернув я на путівець Але дістатися мені до своїх не довелось</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368]" office:value-type="float" office:value="448591" calcext:value-type="float">
            <text:p>448591</text:p>
          </table:table-cell>
        </table:table-row>
        <table:table-row table:style-name="ro1">
          <table:table-cell office:value-type="string" calcext:value-type="string">
            <text:p>rus</text:p>
          </table:table-cell>
          <table:table-cell office:value-type="string" calcext:value-type="string">
            <text:p><text:s/>Бросит в воду белый камень или раковину и прикажет Ныряй</text:p>
          </table:table-cell>
          <table:table-cell office:value-type="string" calcext:value-type="string">
            <text:p>доставай</text:p>
          </table:table-cell>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449089" calcext:value-type="float">
            <text:p>449089</text:p>
          </table:table-cell>
        </table:table-row>
        <table:table-row table:style-name="ro1">
          <table:table-cell office:value-type="string" calcext:value-type="string">
            <text:p>ukr</text:p>
          </table:table-cell>
          <table:table-cell office:value-type="string" calcext:value-type="string">
            <text:p><text:s/>Кине у воду білий камінь або черепашку і накаже Пірнай діставай</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370]" office:value-type="float" office:value="449089" calcext:value-type="float">
            <text:p>449089</text:p>
          </table:table-cell>
        </table:table-row>
        <table:table-row table:style-name="ro1">
          <table:table-cell office:value-type="string" calcext:value-type="string">
            <text:p>rus</text:p>
          </table:table-cell>
          <table:table-cell office:value-type="string" calcext:value-type="string">
            <text:p><text:s/>Но только не всякий муравей</text:p>
          </table:table-cell>
          <table:table-cell office:value-type="string" calcext:value-type="string">
            <text:p>доносит</text:p>
          </table:table-cell>
          <table:table-cell office:value-type="string" calcext:value-type="string">
            <text:p><text:s/>добычу благополучно</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452478" calcext:value-type="float">
            <text:p>452478</text:p>
          </table:table-cell>
        </table:table-row>
        <table:table-row table:style-name="ro1">
          <table:table-cell office:value-type="string" calcext:value-type="string">
            <text:p>ukr</text:p>
          </table:table-cell>
          <table:table-cell office:value-type="string" calcext:value-type="string">
            <text:p><text:s/>От тільки не кожна мураха доносить здобич щасливо</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372]" office:value-type="float" office:value="452478" calcext:value-type="float">
            <text:p>452478</text:p>
          </table:table-cell>
        </table:table-row>
        <table:table-row table:style-name="ro1">
          <table:table-cell office:value-type="string" calcext:value-type="string">
            <text:p>rus</text:p>
          </table:table-cell>
          <table:table-cell office:value-type="string" calcext:value-type="string">
            <text:p><text:s/>Я историк подтвердил ученый и</text:p>
          </table:table-cell>
          <table:table-cell office:value-type="string" calcext:value-type="string">
            <text:p>добавил</text:p>
          </table:table-cell>
          <table:table-cell office:value-type="string" calcext:value-type="string">
            <text:p><text:s/>ни к селу ни к городу сегодня вечером на Патриарших прудах будет интересная история</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58256" calcext:value-type="float">
            <text:p>458256</text:p>
          </table:table-cell>
        </table:table-row>
        <table:table-row table:style-name="ro1">
          <table:table-cell office:value-type="string" calcext:value-type="string">
            <text:p>ukr</text:p>
          </table:table-cell>
          <table:table-cell office:value-type="string" calcext:value-type="string">
            <text:p><text:s/>Я історик підтвердив учений і докинув ні сіло ні впало Сьогодні ввечері на Патріарших буде цікава історія</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374]" office:value-type="float" office:value="458256" calcext:value-type="float">
            <text:p>458256</text:p>
          </table:table-cell>
        </table:table-row>
        <table:table-row table:style-name="ro1">
          <table:table-cell office:value-type="string" calcext:value-type="string">
            <text:p>rus</text:p>
          </table:table-cell>
          <table:table-cell office:value-type="string" calcext:value-type="string">
            <text:p><text:s/>И помолчав</text:p>
          </table:table-cell>
          <table:table-cell office:value-type="string" calcext:value-type="string">
            <text:p>добавил</text:p>
          </table:table-cell>
          <table:table-cell office:value-type="string" calcext:value-type="string">
            <text:p><text:s/>Ничего пойдешь на электростанцию я уже о тебе говорил</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463377" calcext:value-type="float">
            <text:p>463377</text:p>
          </table:table-cell>
        </table:table-row>
        <table:table-row table:style-name="ro1">
          <table:table-cell office:value-type="string" calcext:value-type="string">
            <text:p>ukr</text:p>
          </table:table-cell>
          <table:table-cell office:value-type="string" calcext:value-type="string">
            <text:p><text:s/>І помовчавши додав Нічого підеш на електростанцію я вже про тебе говорив</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376]" office:value-type="float" office:value="463377" calcext:value-type="float">
            <text:p>463377</text:p>
          </table:table-cell>
        </table:table-row>
        <table:table-row table:style-name="ro1">
          <table:table-cell office:value-type="string" calcext:value-type="string">
            <text:p>rus</text:p>
          </table:table-cell>
          <table:table-cell office:value-type="string" calcext:value-type="string">
            <text:p><text:s/>Прошел немного и</text:p>
          </table:table-cell>
          <table:table-cell office:value-type="string" calcext:value-type="string">
            <text:p>догоняет</text:p>
          </table:table-cell>
          <table:table-cell office:value-type="string" calcext:value-type="string">
            <text:p><text:s/>меня колонна наших пленных из той же дивизии в какой я был</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463401" calcext:value-type="float">
            <text:p>463401</text:p>
          </table:table-cell>
        </table:table-row>
        <table:table-row table:style-name="ro1">
          <table:table-cell office:value-type="string" calcext:value-type="string">
            <text:p>ukr</text:p>
          </table:table-cell>
          <table:table-cell office:value-type="string" calcext:value-type="string">
            <text:p><text:s/>Пройшов трохи і доганяє мене колона наших полонених з тієї самої дивізії у якій я був</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378]" office:value-type="float" office:value="463401" calcext:value-type="float">
            <text:p>463401</text:p>
          </table:table-cell>
        </table:table-row>
        <table:table-row table:style-name="ro1">
          <table:table-cell office:value-type="string" calcext:value-type="string">
            <text:p>rus</text:p>
          </table:table-cell>
          <table:table-cell office:value-type="string" calcext:value-type="string">
            <text:p><text:s/>И по этой причине некоторые вещи мама положила в сундук и зарыла в землю чтоб они не</text:p>
          </table:table-cell>
          <table:table-cell office:value-type="string" calcext:value-type="string">
            <text:p>достались</text:p>
          </table:table-cell>
          <table:table-cell office:value-type="string" calcext:value-type="string">
            <text:p><text:s/>фашистам</text:p>
          </table:table-cell>
          <table:table-cell office:value-type="string" calcext:value-type="string">
            <text:p>[Михаил Зощенко. Интересный рассказ (1945) | М. М. Зощенко. Цікава розповідь (Михайло Зяблюк, 1991)]</text:p>
          </table:table-cell>
          <table:table-cell table:formula="of:=RANDBETWEEN(1;1000000)" office:value-type="float" office:value="467186" calcext:value-type="float">
            <text:p>467186</text:p>
          </table:table-cell>
        </table:table-row>
        <table:table-row table:style-name="ro1">
          <table:table-cell office:value-type="string" calcext:value-type="string">
            <text:p>ukr</text:p>
          </table:table-cell>
          <table:table-cell office:value-type="string" calcext:value-type="string">
            <text:p><text:s/>І з цієї причини деякі речі мама поклала в скриню і закопала в землю щоб вони не дісталися фашистам</text:p>
          </table:table-cell>
          <table:table-cell table:number-columns-repeated="2"/>
          <table:table-cell office:value-type="string" calcext:value-type="string">
            <text:p>[Михаил Зощенко. Интересный рассказ (1945) | М. М. Зощенко. Цікава розповідь (Михайло Зяблюк, 1991)]</text:p>
          </table:table-cell>
          <table:table-cell table:formula="of:=[.F380]" office:value-type="float" office:value="467186" calcext:value-type="float">
            <text:p>467186</text:p>
          </table:table-cell>
        </table:table-row>
        <table:table-row table:style-name="ro1">
          <table:table-cell office:value-type="string" calcext:value-type="string">
            <text:p>rus</text:p>
          </table:table-cell>
          <table:table-cell/>
          <table:table-cell office:value-type="string" calcext:value-type="string">
            <text:p>Довелось</text:p>
          </table:table-cell>
          <table:table-cell office:value-type="string" calcext:value-type="string">
            <text:p><text:s/>тебе нынче в последнюю ночь старого года в первую ночь Нового года встретиться со всеми двенадцатью месяцами разом</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468887" calcext:value-type="float">
            <text:p>468887</text:p>
          </table:table-cell>
        </table:table-row>
        <table:table-row table:style-name="ro1">
          <table:table-cell office:value-type="string" calcext:value-type="string">
            <text:p>ukr</text:p>
          </table:table-cell>
          <table:table-cell office:value-type="string" calcext:value-type="string">
            <text:p><text:s/>Довелось тобі нині в останню ніч старого року в першу ніч нового року зустрітися з усіма дванадцятьма місяцями разом</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382]" office:value-type="float" office:value="468887" calcext:value-type="float">
            <text:p>468887</text:p>
          </table:table-cell>
        </table:table-row>
        <table:table-row table:style-name="ro1">
          <table:table-cell office:value-type="string" calcext:value-type="string">
            <text:p>rus</text:p>
          </table:table-cell>
          <table:table-cell office:value-type="string" calcext:value-type="string">
            <text:p><text:s/>Раньше люди при всем желании не могли позволить себе такую роскошь каждый член первобытной общины должен был</text:p>
          </table:table-cell>
          <table:table-cell office:value-type="string" calcext:value-type="string">
            <text:p>добывать</text:p>
          </table:table-cell>
          <table:table-cell office:value-type="string" calcext:value-type="string">
            <text:p><text:s/>средства пропитания чтобы не умереть с голоду</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469734" calcext:value-type="float">
            <text:p>469734</text:p>
          </table:table-cell>
        </table:table-row>
        <table:table-row table:style-name="ro1">
          <table:table-cell office:value-type="string" calcext:value-type="string">
            <text:p>ukr</text:p>
          </table:table-cell>
          <table:table-cell office:value-type="string" calcext:value-type="string">
            <text:p><text:s/>Раніше люди навіть бажаючи не могли дозволити собі такої розкоші кожний член первісної общини повинен був добувати їжу аби не вмерти з голоду</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384]" office:value-type="float" office:value="469734" calcext:value-type="float">
            <text:p>469734</text:p>
          </table:table-cell>
        </table:table-row>
        <table:table-row table:style-name="ro1">
          <table:table-cell office:value-type="string" calcext:value-type="string">
            <text:p>rus</text:p>
          </table:table-cell>
          <table:table-cell office:value-type="string" calcext:value-type="string">
            <text:p><text:s/>С реки</text:p>
          </table:table-cell>
          <table:table-cell office:value-type="string" calcext:value-type="string">
            <text:p>донеслись</text:p>
          </table:table-cell>
          <table:table-cell office:value-type="string" calcext:value-type="string">
            <text:p><text:s/>отчаянные крики о помощи</text:p>
          </table:table-cell>
          <table:table-cell office:value-type="string" calcext:value-type="string">
            <text:p>[Валентина Осеева. Мечтатель (1940-1950) | В. О. Осеєва. Мрійник (Анатолій Купрієнко, 1982)]</text:p>
          </table:table-cell>
          <table:table-cell table:formula="of:=RANDBETWEEN(1;1000000)" office:value-type="float" office:value="470944" calcext:value-type="float">
            <text:p>470944</text:p>
          </table:table-cell>
        </table:table-row>
        <table:table-row table:style-name="ro1">
          <table:table-cell office:value-type="string" calcext:value-type="string">
            <text:p>ukr</text:p>
          </table:table-cell>
          <table:table-cell office:value-type="string" calcext:value-type="string">
            <text:p><text:s/>Від річки долинули відчайдушні крики хтось просив допомоги</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cell table:formula="of:=[.F386]" office:value-type="float" office:value="470944" calcext:value-type="float">
            <text:p>470944</text:p>
          </table:table-cell>
        </table:table-row>
        <table:table-row table:style-name="ro1">
          <table:table-cell office:value-type="string" calcext:value-type="string">
            <text:p>rus</text:p>
          </table:table-cell>
          <table:table-cell office:value-type="string" calcext:value-type="string">
            <text:p><text:s/>Правительственная политика этого периода стремилась к определенной цели</text:p>
          </table:table-cell>
          <table:table-cell office:value-type="string" calcext:value-type="string">
            <text:p>достичь</text:p>
          </table:table-cell>
          <table:table-cell office:value-type="string" calcext:value-type="string">
            <text:p><text:s/>полного слияния украинцев с господствующею народностью и уничтожить вредное для последней сознание своей национальной особости в украинском населении</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476440" calcext:value-type="float">
            <text:p>476440</text:p>
          </table:table-cell>
        </table:table-row>
        <table:table-row table:style-name="ro1">
          <table:table-cell office:value-type="string" calcext:value-type="string">
            <text:p>ukr</text:p>
          </table:table-cell>
          <table:table-cell office:value-type="string" calcext:value-type="string">
            <text:p><text:s/>Урядова політика цього періоду прагнула певної мети досягти остаточного злиття українців з панівною народністю і знищити шкідливе для останньої усвідомлення своєї національної особливості в українському населенні</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388]" office:value-type="float" office:value="476440" calcext:value-type="float">
            <text:p>476440</text:p>
          </table:table-cell>
        </table:table-row>
        <table:table-row table:style-name="ro1">
          <table:table-cell office:value-type="string" calcext:value-type="string">
            <text:p>rus</text:p>
          </table:table-cell>
          <table:table-cell office:value-type="string" calcext:value-type="string">
            <text:p><text:s/>Может</text:p>
          </table:table-cell>
          <table:table-cell office:value-type="string" calcext:value-type="string">
            <text:p>догнать</text:p>
          </table:table-cell>
          <table:table-cell office:value-type="string" calcext:value-type="string">
            <text:p><text:s/>его Подумал он остановить погасить котел</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477007" calcext:value-type="float">
            <text:p>477007</text:p>
          </table:table-cell>
        </table:table-row>
        <table:table-row table:style-name="ro1">
          <table:table-cell office:value-type="string" calcext:value-type="string">
            <text:p>ukr</text:p>
          </table:table-cell>
          <table:table-cell office:value-type="string" calcext:value-type="string">
            <text:p><text:s/>Може наздогнати його подумав він Зупинити загасити котел</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390]" office:value-type="float" office:value="477007" calcext:value-type="float">
            <text:p>477007</text:p>
          </table:table-cell>
        </table:table-row>
        <table:table-row table:style-name="ro1">
          <table:table-cell office:value-type="string" calcext:value-type="string">
            <text:p>rus</text:p>
          </table:table-cell>
          <table:table-cell office:value-type="string" calcext:value-type="string">
            <text:p><text:s/>В фокусе температура</text:p>
          </table:table-cell>
          <table:table-cell office:value-type="string" calcext:value-type="string">
            <text:p>достигает</text:p>
          </table:table-cell>
          <table:table-cell office:value-type="string" calcext:value-type="string">
            <text:p><text:s/>двух тысяч градусов</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479431" calcext:value-type="float">
            <text:p>479431</text:p>
          </table:table-cell>
        </table:table-row>
        <table:table-row table:style-name="ro1">
          <table:table-cell office:value-type="string" calcext:value-type="string">
            <text:p>ukr</text:p>
          </table:table-cell>
          <table:table-cell office:value-type="string" calcext:value-type="string">
            <text:p><text:s/>У фокусі температура досягає двох тисяч градусі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392]" office:value-type="float" office:value="479431" calcext:value-type="float">
            <text:p>479431</text:p>
          </table:table-cell>
        </table:table-row>
        <table:table-row table:style-name="ro1">
          <table:table-cell office:value-type="string" calcext:value-type="string">
            <text:p>rus</text:p>
          </table:table-cell>
          <table:table-cell office:value-type="string" calcext:value-type="string">
            <text:p><text:s/>Я ничего не понимаю тихо заговорила Маргарита Николаевна про листки еще можно узнать Проникнуть подсмотреть Наташа подкуплена Да Но как вы могли узнать мои мысли она страдальчески сморщилась и</text:p>
          </table:table-cell>
          <table:table-cell office:value-type="string" calcext:value-type="string">
            <text:p>добавила</text:p>
          </table:table-cell>
          <table:table-cell office:value-type="string" calcext:value-type="string">
            <text:p><text:s/>скажите мне кто вы такой Из какого вы учреждения</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479598" calcext:value-type="float">
            <text:p>479598</text:p>
          </table:table-cell>
        </table:table-row>
        <table:table-row table:style-name="ro1">
          <table:table-cell office:value-type="string" calcext:value-type="string">
            <text:p>ukr</text:p>
          </table:table-cell>
          <table:table-cell office:value-type="string" calcext:value-type="string">
            <text:p><text:s/>Я нічого не збагну тихо заговорила Марґарита Миколаївна про аркушики ще можна дізнатися промкнутися піддивитися Наташу підкуплено так Але як ви могли дізнатися про мої думки Вона страдницьки скривилась і додала Скажіть мені хто ви такий З якої ви установ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394]" office:value-type="float" office:value="479598" calcext:value-type="float">
            <text:p>479598</text:p>
          </table:table-cell>
        </table:table-row>
        <table:table-row table:style-name="ro1">
          <table:table-cell office:value-type="string" calcext:value-type="string">
            <text:p>rus</text:p>
          </table:table-cell>
          <table:table-cell office:value-type="string" calcext:value-type="string">
            <text:p><text:s/>Мысли понеслись короткие бессвязные и необыкновенные Погиб потом Погибли и какая-то совсем нелепая среди них о каком-то</text:p>
          </table:table-cell>
          <table:table-cell office:value-type="string" calcext:value-type="string">
            <text:p>долженствующем</text:p>
          </table:table-cell>
          <table:table-cell office:value-type="string" calcext:value-type="string">
            <text:p><text:s/>непременно быть и с кем бессмертии причем бессмертие почему-то вызывало нестерпимую тоску</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482783" calcext:value-type="float">
            <text:p>482783</text:p>
          </table:table-cell>
        </table:table-row>
        <table:table-row table:style-name="ro1">
          <table:table-cell office:value-type="string" calcext:value-type="string">
            <text:p>ukr</text:p>
          </table:table-cell>
          <table:table-cell office:value-type="string" calcext:value-type="string">
            <text:p><text:s/>Думки застрибали короткі роз'єднані й незвичайні Пропав потім Пропали І якась зовсім недоладна серед них гадка про якесь безсмертя до того ж це безсмертя чомусь викликало нестерпну тугу</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396]" office:value-type="float" office:value="482783" calcext:value-type="float">
            <text:p>482783</text:p>
          </table:table-cell>
        </table:table-row>
        <table:table-row table:style-name="ro1">
          <table:table-cell office:value-type="string" calcext:value-type="string">
            <text:p>rus</text:p>
          </table:table-cell>
          <table:table-cell office:value-type="string" calcext:value-type="string">
            <text:p><text:s/>Он перевернул все книги по охоте и собаководству чтобы хоть немного приблизиться к истине и</text:p>
          </table:table-cell>
          <table:table-cell office:value-type="string" calcext:value-type="string">
            <text:p>доказать</text:p>
          </table:table-cell>
          <table:table-cell office:value-type="string" calcext:value-type="string">
            <text:p><text:s/>со временем что Бим не виноват</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487945" calcext:value-type="float">
            <text:p>487945</text:p>
          </table:table-cell>
        </table:table-row>
        <table:table-row table:style-name="ro1">
          <table:table-cell office:value-type="string" calcext:value-type="string">
            <text:p>ukr</text:p>
          </table:table-cell>
          <table:table-cell office:value-type="string" calcext:value-type="string">
            <text:p><text:s/>Він перегорнув усі книжки з полювання та собаківництва щоб хоч трохи наблизитися до істини й довести згодом що Бім не винен</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398]" office:value-type="float" office:value="487945" calcext:value-type="float">
            <text:p>487945</text:p>
          </table:table-cell>
        </table:table-row>
        <table:table-row table:style-name="ro1">
          <table:table-cell office:value-type="string" calcext:value-type="string">
            <text:p>rus</text:p>
          </table:table-cell>
          <table:table-cell office:value-type="string" calcext:value-type="string">
            <text:p><text:s/>Громоздкие человечьи самки которыми мне</text:p>
          </table:table-cell>
          <table:table-cell office:value-type="string" calcext:value-type="string">
            <text:p>довелось</text:p>
          </table:table-cell>
          <table:table-cell office:value-type="string" calcext:value-type="string">
            <text:p><text:s/>пользоваться служили лишь паллиативом Я готов поверить что ощущения мною извлекаемые из естественного соития равнялись более или менее тем которые испытывают нормальные большие мужчины общаясь с нормальными большими женщинами в том рутинном ритме который сотрясает мир но беда в том что этим господам не как мне познать проблеск несравненно более пронзительного блаженства</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488728" calcext:value-type="float">
            <text:p>488728</text:p>
          </table:table-cell>
        </table:table-row>
        <table:table-row table:style-name="ro1">
          <table:table-cell office:value-type="string" calcext:value-type="string">
            <text:p>ukr</text:p>
          </table:table-cell>
          <table:table-cell office:value-type="string" calcext:value-type="string">
            <text:p><text:s/>Кремезнi людячi самицi котрих менi дозволено було уживати слугували тiльки палiативом Я готовий повiрити що вiдчування якi я вилучав iз природного злягання рiвнялись бiльш-менш тим що їх зазнають нормальнi великi мужчини коли спiлкуються iз нормальними великими жiнками в тому рутинному ритмi який iздригає свiт Але негаразд є в тiм що цьому товариству не довелось як довелось менi спiзнати проблиск незрiвнянно бiльш пронизливої насолод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400]" office:value-type="float" office:value="488728" calcext:value-type="float">
            <text:p>488728</text:p>
          </table:table-cell>
        </table:table-row>
        <table:table-row table:style-name="ro1">
          <table:table-cell office:value-type="string" calcext:value-type="string">
            <text:p>rus</text:p>
          </table:table-cell>
          <table:table-cell office:value-type="string" calcext:value-type="string">
            <text:p><text:s/>Он подумал что это отец его</text:p>
          </table:table-cell>
          <table:table-cell office:value-type="string" calcext:value-type="string">
            <text:p>догнал</text:p>
          </table:table-cell>
          <table:table-cell office:value-type="string" calcext:value-type="string">
            <text:p><text:s/>и хлестнул прутом зачем без спросу уехал</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93831" calcext:value-type="float">
            <text:p>493831</text:p>
          </table:table-cell>
        </table:table-row>
        <table:table-row table:style-name="ro1">
          <table:table-cell office:value-type="string" calcext:value-type="string">
            <text:p>ukr</text:p>
          </table:table-cell>
          <table:table-cell office:value-type="string" calcext:value-type="string">
            <text:p><text:s/>Він подумав що це батько його наздогнав і хльоснув лозиною нащо без дозволу поїхав</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402]" office:value-type="float" office:value="493831" calcext:value-type="float">
            <text:p>493831</text:p>
          </table:table-cell>
        </table:table-row>
        <table:table-row table:style-name="ro1">
          <table:table-cell office:value-type="string" calcext:value-type="string">
            <text:p>rus</text:p>
          </table:table-cell>
          <table:table-cell office:value-type="string" calcext:value-type="string">
            <text:p><text:s/>Сколько раз я пробовала</text:p>
          </table:table-cell>
          <table:table-cell office:value-type="string" calcext:value-type="string">
            <text:p>дойти</text:p>
          </table:table-cell>
          <table:table-cell office:value-type="string" calcext:value-type="string">
            <text:p><text:s/>до нее словами не могу</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496466" calcext:value-type="float">
            <text:p>496466</text:p>
          </table:table-cell>
        </table:table-row>
        <table:table-row table:style-name="ro1">
          <table:table-cell office:value-type="string" calcext:value-type="string">
            <text:p>ukr</text:p>
          </table:table-cell>
          <table:table-cell office:value-type="string" calcext:value-type="string">
            <text:p><text:s/>Скільки разів я намагалася словами дійти до неї не можу</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404]" office:value-type="float" office:value="496466" calcext:value-type="float">
            <text:p>496466</text:p>
          </table:table-cell>
        </table:table-row>
        <table:table-row table:style-name="ro1">
          <table:table-cell office:value-type="string" calcext:value-type="string">
            <text:p>rus</text:p>
          </table:table-cell>
          <table:table-cell office:value-type="string" calcext:value-type="string">
            <text:p><text:s/>Для этого оказывается вполне достаточно тех денег которые вы в течение зимы откладывали на выходной костюм Впрочем</text:p>
          </table:table-cell>
          <table:table-cell office:value-type="string" calcext:value-type="string">
            <text:p>домой</text:p>
          </table:table-cell>
          <table:table-cell office:value-type="string" calcext:value-type="string">
            <text:p><text:s/>что в момент когда эта книга попадется тебе на глаза дорогой читатель в магазинах появятся новые еще не известные автору модели байдарок Наконец байдарка с помощью друзей привезена 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497345" calcext:value-type="float">
            <text:p>497345</text:p>
          </table:table-cell>
        </table:table-row>
        <table:table-row table:style-name="ro1">
          <table:table-cell office:value-type="string" calcext:value-type="string">
            <text:p>ukr</text:p>
          </table:table-cell>
          <table:table-cell office:value-type="string" calcext:value-type="string">
            <text:p><text:s/>Для цього виявляється цiлком достатньо тих грошей що ви протягом зими вiдкладали на парадний костюм [...] 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406]" office:value-type="float" office:value="497345" calcext:value-type="float">
            <text:p>497345</text:p>
          </table:table-cell>
        </table:table-row>
        <table:table-row table:style-name="ro1">
          <table:table-cell office:value-type="string" calcext:value-type="string">
            <text:p>rus</text:p>
          </table:table-cell>
          <table:table-cell office:value-type="string" calcext:value-type="string">
            <text:p><text:s/>Тогда Вася почесывая спину пошел</text:p>
          </table:table-cell>
          <table:table-cell office:value-type="string" calcext:value-type="string">
            <text:p>домой</text:p>
          </table:table-cell>
          <table:table-cell office:value-type="string" calcext:value-type="string">
            <text:p><text:s/>и лег спать</text:p>
          </table:table-cell>
          <table:table-cell office:value-type="string" calcext:value-type="string">
            <text:p>[Михаил Зощенко. Трусишка Вася (1937) | М. М. Зощенко. Боягузик Василько (Михайло Зяблюк, 1991)]</text:p>
          </table:table-cell>
          <table:table-cell table:formula="of:=RANDBETWEEN(1;1000000)" office:value-type="float" office:value="498204" calcext:value-type="float">
            <text:p>498204</text:p>
          </table:table-cell>
        </table:table-row>
        <table:table-row table:style-name="ro1">
          <table:table-cell office:value-type="string" calcext:value-type="string">
            <text:p>ukr</text:p>
          </table:table-cell>
          <table:table-cell office:value-type="string" calcext:value-type="string">
            <text:p><text:s/>Тоді Василько чухаючи спину зайшов до хати і ліг спати</text:p>
          </table:table-cell>
          <table:table-cell table:number-columns-repeated="2"/>
          <table:table-cell office:value-type="string" calcext:value-type="string">
            <text:p>[Михаил Зощенко. Трусишка Вася (1937) | М. М. Зощенко. Боягузик Василько (Михайло Зяблюк, 1991)]</text:p>
          </table:table-cell>
          <table:table-cell table:formula="of:=[.F408]" office:value-type="float" office:value="498204" calcext:value-type="float">
            <text:p>498204</text:p>
          </table:table-cell>
        </table:table-row>
        <table:table-row table:style-name="ro1">
          <table:table-cell office:value-type="string" calcext:value-type="string">
            <text:p>rus</text:p>
          </table:table-cell>
          <table:table-cell office:value-type="string" calcext:value-type="string">
            <text:p><text:s/>Там на мягком песке в нескольких шагах от старших мы валялись все утро в оцепенелом исступлении любовной муки и пользовались всяким благословенным изъяном в ткани времени и пространства чтобы притронуться друг к дружке ее рука сквозь песок подползала ко мне придвигалась все ближе переставляя узкие загорелые пальцы а затем ее перламутровое колено отправлялось в то же длинное осторожное путешествие иногда случайный вал сооруженный другими детьми помоложе служил нам прикрытием для беглого соленого поцелуя эти несовершенные соприкосновения</text:p>
          </table:table-cell>
          <table:table-cell office:value-type="string" calcext:value-type="string">
            <text:p>доводили</text:p>
          </table:table-cell>
          <table:table-cell office:value-type="string" calcext:value-type="string">
            <text:p><text:s/>наши здоровые и неопытные тела до такой степени раздражения что даже прохлада голубой воды под которой мы продолжали преследовать свою цель не могла нас успокоит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500896" calcext:value-type="float">
            <text:p>500896</text:p>
          </table:table-cell>
        </table:table-row>
        <table:table-row table:style-name="ro1">
          <table:table-cell office:value-type="string" calcext:value-type="string">
            <text:p>ukr</text:p>
          </table:table-cell>
          <table:table-cell office:value-type="string" calcext:value-type="string">
            <text:p><text:s/>Там на м'якому пiску за кiлька крокiв вiд старших ми валялися цiлий ранок у зацiпенiлiй нестямi любовної муки та зуживали всякого щасного вирiзу в тканинi простору й часу щоб торкнутись одне одного її рука крiзь пiсок пiдповзала до мене тулилася ближче переставляючи вузькi та смаглявi пальцi а потiм її перламутровi колiна вiдправлялись у таку ж тривалу обачливу подорож iнодi випадковий вал споруджений iншими дiтьми молодшими слугував нам укриттям для обiжного солоного поцiлунку цi недосконалi дотики доводили нашi здоровi та недосвiдченi тiла до такого ступеня збудження що навiть прохолода блакитної води пiд якою ми продовжували правити свого не в змозi була нас заспокоїти</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410]" office:value-type="float" office:value="500896" calcext:value-type="float">
            <text:p>500896</text:p>
          </table:table-cell>
        </table:table-row>
        <table:table-row table:style-name="ro1">
          <table:table-cell office:value-type="string" calcext:value-type="string">
            <text:p>rus</text:p>
          </table:table-cell>
          <table:table-cell office:value-type="string" calcext:value-type="string">
            <text:p><text:s/>По крайней мере один утопающий уверял что когда он уже погружался в воду кто-то подхватил его снизу за спину и так поддерживая</text:p>
          </table:table-cell>
          <table:table-cell office:value-type="string" calcext:value-type="string">
            <text:p>доплыл</text:p>
          </table:table-cell>
          <table:table-cell office:value-type="string" calcext:value-type="string">
            <text:p><text:s/>до берега скрывшись в волнах прибоя в тот миг когда спасенный ступил на песок</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503429" calcext:value-type="float">
            <text:p>503429</text:p>
          </table:table-cell>
        </table:table-row>
        <table:table-row table:style-name="ro1">
          <table:table-cell office:value-type="string" calcext:value-type="string">
            <text:p>ukr</text:p>
          </table:table-cell>
          <table:table-cell office:value-type="string" calcext:value-type="string">
            <text:p><text:s/>Принаймні один потопаючий запевняв що коли він вже поринав у воду хтось підхопив його знизу за спину і так підтримуючи доплив до берега сховавшись у хвилях прибою в ту мить коли врятований ступив на пісок</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412]" office:value-type="float" office:value="503429" calcext:value-type="float">
            <text:p>503429</text:p>
          </table:table-cell>
        </table:table-row>
        <table:table-row table:style-name="ro1">
          <table:table-cell office:value-type="string" calcext:value-type="string">
            <text:p>rus</text:p>
          </table:table-cell>
          <table:table-cell office:value-type="string" calcext:value-type="string">
            <text:p><text:s/>Кто-то</text:p>
          </table:table-cell>
          <table:table-cell office:value-type="string" calcext:value-type="string">
            <text:p>догадался</text:p>
          </table:table-cell>
          <table:table-cell office:value-type="string" calcext:value-type="string">
            <text:p><text:s/>вычерпывать электричество из струй раскаленных газов</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504378" calcext:value-type="float">
            <text:p>504378</text:p>
          </table:table-cell>
        </table:table-row>
        <table:table-row table:style-name="ro1">
          <table:table-cell office:value-type="string" calcext:value-type="string">
            <text:p>ukr</text:p>
          </table:table-cell>
          <table:table-cell office:value-type="string" calcext:value-type="string">
            <text:p><text:s/>Хтось здогадався черпати енергiю iз струменiв розжарених газ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414]" office:value-type="float" office:value="504378" calcext:value-type="float">
            <text:p>504378</text:p>
          </table:table-cell>
        </table:table-row>
        <table:table-row table:style-name="ro1">
          <table:table-cell office:value-type="string" calcext:value-type="string">
            <text:p>rus</text:p>
          </table:table-cell>
          <table:table-cell office:value-type="string" calcext:value-type="string">
            <text:p><text:s/>Нельзя Нельзя</text:p>
          </table:table-cell>
          <table:table-cell office:value-type="string" calcext:value-type="string">
            <text:p>долбил</text:p>
          </table:table-cell>
          <table:table-cell office:value-type="string" calcext:value-type="string">
            <text:p><text:s/>тот нарочито и совал снова и снова книгу к носу но уже не наказывал</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511506" calcext:value-type="float">
            <text:p>511506</text:p>
          </table:table-cell>
        </table:table-row>
        <table:table-row table:style-name="ro1">
          <table:table-cell office:value-type="string" calcext:value-type="string">
            <text:p>ukr</text:p>
          </table:table-cell>
          <table:table-cell office:value-type="string" calcext:value-type="string">
            <text:p><text:s/>Не можна Не можна товкмачив той навмисне і тицяв знову й знову книжку до носа та вже не карав</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416]" office:value-type="float" office:value="511506" calcext:value-type="float">
            <text:p>511506</text:p>
          </table:table-cell>
        </table:table-row>
        <table:table-row table:style-name="ro1">
          <table:table-cell office:value-type="string" calcext:value-type="string">
            <text:p>rus</text:p>
          </table:table-cell>
          <table:table-cell office:value-type="string" calcext:value-type="string">
            <text:p><text:s/>Но даже в этом состоянии он мог бы</text:p>
          </table:table-cell>
          <table:table-cell office:value-type="string" calcext:value-type="string">
            <text:p>довести</text:p>
          </table:table-cell>
          <table:table-cell office:value-type="string" calcext:value-type="string">
            <text:p><text:s/>геликоптер до корабля</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514921" calcext:value-type="float">
            <text:p>514921</text:p>
          </table:table-cell>
        </table:table-row>
        <table:table-row table:style-name="ro1">
          <table:table-cell office:value-type="string" calcext:value-type="string">
            <text:p>ukr</text:p>
          </table:table-cell>
          <table:table-cell office:value-type="string" calcext:value-type="string">
            <text:p><text:s/>Але навіть в цьому стані він міг би довести гелікоптер до корабля</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418]" office:value-type="float" office:value="514921" calcext:value-type="float">
            <text:p>514921</text:p>
          </table:table-cell>
        </table:table-row>
        <table:table-row table:style-name="ro1">
          <table:table-cell office:value-type="string" calcext:value-type="string">
            <text:p>rus</text:p>
          </table:table-cell>
          <table:table-cell office:value-type="string" calcext:value-type="string">
            <text:p><text:s/>Не успел Павка и пикнуть как поп схватил его за оба уха и начал</text:p>
          </table:table-cell>
          <table:table-cell office:value-type="string" calcext:value-type="string">
            <text:p>долбить</text:p>
          </table:table-cell>
          <table:table-cell office:value-type="string" calcext:value-type="string">
            <text:p><text:s/>головой об стенку</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517816" calcext:value-type="float">
            <text:p>517816</text:p>
          </table:table-cell>
        </table:table-row>
        <table:table-row table:style-name="ro1">
          <table:table-cell office:value-type="string" calcext:value-type="string">
            <text:p>ukr</text:p>
          </table:table-cell>
          <table:table-cell office:value-type="string" calcext:value-type="string">
            <text:p><text:s/>Не встиг Павка й писнути як піп схопив його за обидва вуха й почав товкти головою об стіну</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420]" office:value-type="float" office:value="517816" calcext:value-type="float">
            <text:p>517816</text:p>
          </table:table-cell>
        </table:table-row>
        <table:table-row table:style-name="ro1">
          <table:table-cell office:value-type="string" calcext:value-type="string">
            <text:p>rus</text:p>
          </table:table-cell>
          <table:table-cell office:value-type="string" calcext:value-type="string">
            <text:p><text:s/>Затем обернулась в сторону восклицаний там в двадцати шагах от нее стояла кучка ребят они гримасничали высовывая языки Вздохнув девочка побежала</text:p>
          </table:table-cell>
          <table:table-cell office:value-type="string" calcext:value-type="string">
            <text:p>домой</text:p>
          </table:table-cell>
          <table:table-cell office:value-type="string" calcext:value-type="string">
            <text:p><text:s/>II ГРЭЙ</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523622" calcext:value-type="float">
            <text:p>523622</text:p>
          </table:table-cell>
        </table:table-row>
        <table:table-row table:style-name="ro1">
          <table:table-cell office:value-type="string" calcext:value-type="string">
            <text:p>ukr</text:p>
          </table:table-cell>
          <table:table-cell office:value-type="string" calcext:value-type="string">
            <text:p><text:s/>Відтак обернулася в бік вигуків там за двадцять кроків од неї стояла купка дітей вони кривлялися висолоплюючи язики Зітхнувши дівчинка побігла додому ІІ ГРЕЙ</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422]" office:value-type="float" office:value="523622" calcext:value-type="float">
            <text:p>523622</text:p>
          </table:table-cell>
        </table:table-row>
        <table:table-row table:style-name="ro1">
          <table:table-cell office:value-type="string" calcext:value-type="string">
            <text:p>rus</text:p>
          </table:table-cell>
          <table:table-cell office:value-type="string" calcext:value-type="string">
            <text:p><text:s/>Эх Коля и Костя там без обеда</text:p>
          </table:table-cell>
          <table:table-cell office:value-type="string" calcext:value-type="string">
            <text:p>Догадаются</text:p>
          </table:table-cell>
          <table:table-cell office:value-type="string" calcext:value-type="string">
            <text:p><text:s/>ли дурни что-нибудь купить себе Ничего пусть привыкают</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528061" calcext:value-type="float">
            <text:p>528061</text:p>
          </table:table-cell>
        </table:table-row>
        <table:table-row table:style-name="ro1">
          <table:table-cell office:value-type="string" calcext:value-type="string">
            <text:p>ukr</text:p>
          </table:table-cell>
          <table:table-cell office:value-type="string" calcext:value-type="string">
            <text:p><text:s/>Ех Микола і Костя там без обіду Чи здогадаються дурні щось купити собі Нічого нехай звикають</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424]" office:value-type="float" office:value="528061" calcext:value-type="float">
            <text:p>528061</text:p>
          </table:table-cell>
        </table:table-row>
        <table:table-row table:style-name="ro1">
          <table:table-cell office:value-type="string" calcext:value-type="string">
            <text:p>rus</text:p>
          </table:table-cell>
          <table:table-cell office:value-type="string" calcext:value-type="string">
            <text:p><text:s/>Представляю сколько смельчаков должно погибнуть пока</text:p>
          </table:table-cell>
          <table:table-cell office:value-type="string" calcext:value-type="string">
            <text:p>достанут</text:p>
          </table:table-cell>
          <table:table-cell office:value-type="string" calcext:value-type="string">
            <text:p><text:s/>хоть один цветок прошептал Женька</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529348" calcext:value-type="float">
            <text:p>529348</text:p>
          </table:table-cell>
        </table:table-row>
        <table:table-row table:style-name="ro1">
          <table:table-cell office:value-type="string" calcext:value-type="string">
            <text:p>ukr</text:p>
          </table:table-cell>
          <table:table-cell office:value-type="string" calcext:value-type="string">
            <text:p><text:s/>Уявляю скільки сміливців мусить загинути поки добудуть хоч одну квітку прошепотів Женьк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426]" office:value-type="float" office:value="529348" calcext:value-type="float">
            <text:p>529348</text:p>
          </table:table-cell>
        </table:table-row>
        <table:table-row table:style-name="ro1">
          <table:table-cell office:value-type="string" calcext:value-type="string">
            <text:p>rus</text:p>
          </table:table-cell>
          <table:table-cell/>
          <table:table-cell office:value-type="string" calcext:value-type="string">
            <text:p>Доев</text:p>
          </table:table-cell>
          <table:table-cell office:value-type="string" calcext:value-type="string">
            <text:p><text:s/>сардинки мы с Лелей удалились под весёлый смех и шутки гостей</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532814" calcext:value-type="float">
            <text:p>532814</text:p>
          </table:table-cell>
        </table:table-row>
        <table:table-row table:style-name="ro1">
          <table:table-cell office:value-type="string" calcext:value-type="string">
            <text:p>ukr</text:p>
          </table:table-cell>
          <table:table-cell office:value-type="string" calcext:value-type="string">
            <text:p><text:s/>Доївши сардинки ми з Льолею вийшли під веселий сміх і жарти гостей</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428]" office:value-type="float" office:value="532814" calcext:value-type="float">
            <text:p>532814</text:p>
          </table:table-cell>
        </table:table-row>
        <table:table-row table:style-name="ro1">
          <table:table-cell office:value-type="string" calcext:value-type="string">
            <text:p>rus</text:p>
          </table:table-cell>
          <table:table-cell office:value-type="string" calcext:value-type="string">
            <text:p><text:s/>После уроков моя сестрёнка Леля зашла за мной чтобы вместе идти</text:p>
          </table:table-cell>
          <table:table-cell office:value-type="string" calcext:value-type="string">
            <text:p>домой</text:p>
          </table:table-cell>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541329" calcext:value-type="float">
            <text:p>541329</text:p>
          </table:table-cell>
        </table:table-row>
        <table:table-row table:style-name="ro1">
          <table:table-cell office:value-type="string" calcext:value-type="string">
            <text:p>ukr</text:p>
          </table:table-cell>
          <table:table-cell office:value-type="string" calcext:value-type="string">
            <text:p><text:s/>Після уроків моя сестричка Льоля зайшла за мною щоб разом іти додом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430]" office:value-type="float" office:value="541329" calcext:value-type="float">
            <text:p>541329</text:p>
          </table:table-cell>
        </table:table-row>
        <table:table-row table:style-name="ro1">
          <table:table-cell office:value-type="string" calcext:value-type="string">
            <text:p>rus</text:p>
          </table:table-cell>
          <table:table-cell office:value-type="string" calcext:value-type="string">
            <text:p><text:s/>И она помогла им раздеться причём они заметили что те же самые крючки и пуговицы которые</text:p>
          </table:table-cell>
          <table:table-cell office:value-type="string" calcext:value-type="string">
            <text:p>доставляли</text:p>
          </table:table-cell>
          <table:table-cell office:value-type="string" calcext:value-type="string">
            <text:p><text:s/>няне Кэти столько хлопот у Мэри Поппинс расстёгивались сами стоило ей на них взглянуть</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550960" calcext:value-type="float">
            <text:p>550960</text:p>
          </table:table-cell>
        </table:table-row>
        <table:table-row table:style-name="ro1">
          <table:table-cell office:value-type="string" calcext:value-type="string">
            <text:p>ukr</text:p>
          </table:table-cell>
          <table:table-cell office:value-type="string" calcext:value-type="string">
            <text:p><text:s/>І вона допомогла їм роздягнутись причому вони помітили що ті самі гачки й ґудзики які завдавали няньці Кеті стільки клопоту в Мері Поппінс розстібалися самі варто їй було на них поглянут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432]" office:value-type="float" office:value="550960" calcext:value-type="float">
            <text:p>550960</text:p>
          </table:table-cell>
        </table:table-row>
        <table:table-row table:style-name="ro1">
          <table:table-cell office:value-type="string" calcext:value-type="string">
            <text:p>rus</text:p>
          </table:table-cell>
          <table:table-cell office:value-type="string" calcext:value-type="string">
            <text:p><text:s/>Но когда дело</text:p>
          </table:table-cell>
          <table:table-cell office:value-type="string" calcext:value-type="string">
            <text:p>дошло</text:p>
          </table:table-cell>
          <table:table-cell office:value-type="string" calcext:value-type="string">
            <text:p><text:s/>до фразы Крест под облаками как свеча горит я сказал Треск под сапогами как свеча болит</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551235" calcext:value-type="float">
            <text:p>551235</text:p>
          </table:table-cell>
        </table:table-row>
        <table:table-row table:style-name="ro1">
          <table:table-cell office:value-type="string" calcext:value-type="string">
            <text:p>ukr</text:p>
          </table:table-cell>
          <table:table-cell office:value-type="string" calcext:value-type="string">
            <text:p><text:s/>А коли дійшло до фрази Хрест під хмарами як свічка горить я сказав Трест під парами як свічка болить</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434]" office:value-type="float" office:value="551235" calcext:value-type="float">
            <text:p>551235</text:p>
          </table:table-cell>
        </table:table-row>
        <table:table-row table:style-name="ro1">
          <table:table-cell office:value-type="string" calcext:value-type="string">
            <text:p>rus</text:p>
          </table:table-cell>
          <table:table-cell office:value-type="string" calcext:value-type="string">
            <text:p><text:s/>Потому что она могла до всего</text:p>
          </table:table-cell>
          <table:table-cell office:value-type="string" calcext:value-type="string">
            <text:p>дотянуться</text:p>
          </table:table-cell>
          <table:table-cell office:value-type="string" calcext:value-type="string">
            <text:p><text:s/>а я нет</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560800" calcext:value-type="float">
            <text:p>560800</text:p>
          </table:table-cell>
        </table:table-row>
        <table:table-row table:style-name="ro1">
          <table:table-cell office:value-type="string" calcext:value-type="string">
            <text:p>ukr</text:p>
          </table:table-cell>
          <table:table-cell office:value-type="string" calcext:value-type="string">
            <text:p><text:s/>Тому що вона могла до всього дотягнутися а я ні</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436]" office:value-type="float" office:value="560800" calcext:value-type="float">
            <text:p>560800</text:p>
          </table:table-cell>
        </table:table-row>
        <table:table-row table:style-name="ro1">
          <table:table-cell office:value-type="string" calcext:value-type="string">
            <text:p>rus</text:p>
          </table:table-cell>
          <table:table-cell office:value-type="string" calcext:value-type="string">
            <text:p><text:s/>Терзаемый видением больших заводских барабанов наматывающих толстые восковые канаты отец Федор изобретал различные проекты осуществление которых должно было</text:p>
          </table:table-cell>
          <table:table-cell office:value-type="string" calcext:value-type="string">
            <text:p>доставить</text:p>
          </table:table-cell>
          <table:table-cell office:value-type="string" calcext:value-type="string">
            <text:p><text:s/>ему основной и оборотный капиталы для покупки давно присмотренного в Самаре заводика</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561281" calcext:value-type="float">
            <text:p>561281</text:p>
          </table:table-cell>
        </table:table-row>
        <table:table-row table:style-name="ro1">
          <table:table-cell office:value-type="string" calcext:value-type="string">
            <text:p>ukr</text:p>
          </table:table-cell>
          <table:table-cell office:value-type="string" calcext:value-type="string">
            <text:p><text:s/>Панотця Федора мучили видіння великих заводських барабанів що намотують товсті воскові канати і він вигадував всілякі проекти здійснення яких мало дати йому основний і оборотний капітали для купівлі давно облюбованого в Самарі заводик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438]" office:value-type="float" office:value="561281" calcext:value-type="float">
            <text:p>561281</text:p>
          </table:table-cell>
        </table:table-row>
        <table:table-row table:style-name="ro1">
          <table:table-cell office:value-type="string" calcext:value-type="string">
            <text:p>rus</text:p>
          </table:table-cell>
          <table:table-cell office:value-type="string" calcext:value-type="string">
            <text:p><text:s/>И медленно до сознания</text:p>
          </table:table-cell>
          <table:table-cell office:value-type="string" calcext:value-type="string">
            <text:p>доходила</text:p>
          </table:table-cell>
          <table:table-cell office:value-type="string" calcext:value-type="string">
            <text:p><text:s/>простая и страшная истина несовместимость</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562446" calcext:value-type="float">
            <text:p>562446</text:p>
          </table:table-cell>
        </table:table-row>
        <table:table-row table:style-name="ro1">
          <table:table-cell office:value-type="string" calcext:value-type="string">
            <text:p>ukr</text:p>
          </table:table-cell>
          <table:table-cell office:value-type="string" calcext:value-type="string">
            <text:p><text:s/>І поволі до свідомості доходила проста і страшна істина несумісність</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440]" office:value-type="float" office:value="562446" calcext:value-type="float">
            <text:p>562446</text:p>
          </table:table-cell>
        </table:table-row>
        <table:table-row table:style-name="ro1">
          <table:table-cell office:value-type="string" calcext:value-type="string">
            <text:p>rus</text:p>
          </table:table-cell>
          <table:table-cell office:value-type="string" calcext:value-type="string">
            <text:p><text:s/>Наф Наф сразу</text:p>
          </table:table-cell>
          <table:table-cell office:value-type="string" calcext:value-type="string">
            <text:p>догадался</text:p>
          </table:table-cell>
          <table:table-cell office:value-type="string" calcext:value-type="string">
            <text:p><text:s/>что за ними гнался волк</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572223" calcext:value-type="float">
            <text:p>572223</text:p>
          </table:table-cell>
        </table:table-row>
        <table:table-row table:style-name="ro1">
          <table:table-cell office:value-type="string" calcext:value-type="string">
            <text:p>ukr</text:p>
          </table:table-cell>
          <table:table-cell office:value-type="string" calcext:value-type="string">
            <text:p><text:s/>Наф Наф одразу здогадався що за ними гнався вовк</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442]" office:value-type="float" office:value="572223" calcext:value-type="float">
            <text:p>572223</text:p>
          </table:table-cell>
        </table:table-row>
        <table:table-row table:style-name="ro1">
          <table:table-cell office:value-type="string" calcext:value-type="string">
            <text:p>rus</text:p>
          </table:table-cell>
          <table:table-cell office:value-type="string" calcext:value-type="string">
            <text:p><text:s/>Тем более не</text:p>
          </table:table-cell>
          <table:table-cell office:value-type="string" calcext:value-type="string">
            <text:p>доверяйте</text:p>
          </table:table-cell>
          <table:table-cell office:value-type="string" calcext:value-type="string">
            <text:p><text:s/>Страбону и Геродоту</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74276" calcext:value-type="float">
            <text:p>574276</text:p>
          </table:table-cell>
        </table:table-row>
        <table:table-row table:style-name="ro1">
          <table:table-cell office:value-type="string" calcext:value-type="string">
            <text:p>ukr</text:p>
          </table:table-cell>
          <table:table-cell office:value-type="string" calcext:value-type="string">
            <text:p><text:s/>Тим бiльше не довiряйтесь Страбону i Геродо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444]" office:value-type="float" office:value="574276" calcext:value-type="float">
            <text:p>574276</text:p>
          </table:table-cell>
        </table:table-row>
        <table:table-row table:style-name="ro1">
          <table:table-cell office:value-type="string" calcext:value-type="string">
            <text:p>rus</text:p>
          </table:table-cell>
          <table:table-cell office:value-type="string" calcext:value-type="string">
            <text:p><text:s/>Наконец байдарка с помощью друзей привезена</text:p>
          </table:table-cell>
          <table:table-cell office:value-type="string" calcext:value-type="string">
            <text:p>домой</text:p>
          </table:table-cell>
          <table:table-cell office:value-type="string" calcext:value-type="string">
            <text:p><text:s/>водружена на балкон шкуру вы заботливо поместили в кладовке на антресолях либо на худой конец в платяном шкафу ибо она боится мороза и сырости пыли и града тумана и сглаза</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74691" calcext:value-type="float">
            <text:p>574691</text:p>
          </table:table-cell>
        </table:table-row>
        <table:table-row table:style-name="ro1">
          <table:table-cell office:value-type="string" calcext:value-type="string">
            <text:p>ukr</text:p>
          </table:table-cell>
          <table:table-cell office:value-type="string" calcext:value-type="string">
            <text:p><text:s/>I ось байдарка з допомогою друзiв привезена додому дбайливо поставлена на балконi шкiру ви не забудете заховати в комiрчинi на антресолях або на крайнiй випадок у шафi бо вона не терпить морозу вологостi пилу i граду туману i пристрiту</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446]" office:value-type="float" office:value="574691" calcext:value-type="float">
            <text:p>574691</text:p>
          </table:table-cell>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одно обнаружил трещинку бросил обратно и взял целое</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575385" calcext:value-type="float">
            <text:p>575385</text:p>
          </table:table-cell>
        </table:table-row>
        <table:table-row table:style-name="ro1">
          <table:table-cell office:value-type="string" calcext:value-type="string">
            <text:p>ukr</text:p>
          </table:table-cell>
          <table:table-cell office:value-type="string" calcext:value-type="string">
            <text:p><text:s/>Він дістав одне виявив тріщину кинув назад і узяв ціле</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448]" office:value-type="float" office:value="575385" calcext:value-type="float">
            <text:p>575385</text:p>
          </table:table-cell>
        </table:table-row>
        <table:table-row table:style-name="ro1">
          <table:table-cell office:value-type="string" calcext:value-type="string">
            <text:p>rus</text:p>
          </table:table-cell>
          <table:table-cell office:value-type="string" calcext:value-type="string">
            <text:p><text:s/>Чудесно собачка Придем</text:p>
          </table:table-cell>
          <table:table-cell office:value-type="string" calcext:value-type="string">
            <text:p>домой</text:p>
          </table:table-cell>
          <table:table-cell office:value-type="string" calcext:value-type="string">
            <text:p><text:s/>я тебе морковки дам А ты морковку не кушаешь</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582646" calcext:value-type="float">
            <text:p>582646</text:p>
          </table:table-cell>
        </table:table-row>
        <table:table-row table:style-name="ro1">
          <table:table-cell office:value-type="string" calcext:value-type="string">
            <text:p>ukr</text:p>
          </table:table-cell>
          <table:table-cell office:value-type="string" calcext:value-type="string">
            <text:p><text:s/>Чудово собачко Прийдемо додому я тобі моркви дам А ти моркви не їси</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450]" office:value-type="float" office:value="582646" calcext:value-type="float">
            <text:p>582646</text:p>
          </table:table-cell>
        </table:table-row>
        <table:table-row table:style-name="ro1">
          <table:table-cell office:value-type="string" calcext:value-type="string">
            <text:p>rus</text:p>
          </table:table-cell>
          <table:table-cell office:value-type="string" calcext:value-type="string">
            <text:p><text:s/>Огня и то не</text:p>
          </table:table-cell>
          <table:table-cell office:value-type="string" calcext:value-type="string">
            <text:p>добудешь</text:p>
          </table:table-cell>
          <table:table-cell office:value-type="string" calcext:value-type="string">
            <text:p><text:s/>чтобы еду согреть не из чего и нечем</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583875" calcext:value-type="float">
            <text:p>583875</text:p>
          </table:table-cell>
        </table:table-row>
        <table:table-row table:style-name="ro1">
          <table:table-cell office:value-type="string" calcext:value-type="string">
            <text:p>ukr</text:p>
          </table:table-cell>
          <table:table-cell office:value-type="string" calcext:value-type="string">
            <text:p><text:s/>Вогню навіть не добудеш аби їжу зігріти нема з чого і нічим</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452]" office:value-type="float" office:value="583875" calcext:value-type="float">
            <text:p>583875</text:p>
          </table:table-cell>
        </table:table-row>
        <table:table-row table:style-name="ro1">
          <table:table-cell office:value-type="string" calcext:value-type="string">
            <text:p>rus</text:p>
          </table:table-cell>
          <table:table-cell office:value-type="string" calcext:value-type="string">
            <text:p><text:s/>Безлюдье таежных рек непуганые лоси которые удостаивают проплывающую байдарку лишь кивком царственной головы медведь терпеливо</text:p>
          </table:table-cell>
          <table:table-cell office:value-type="string" calcext:value-type="string">
            <text:p>дожидающийся</text:p>
          </table:table-cell>
          <table:table-cell office:value-type="string" calcext:value-type="string">
            <text:p><text:s/>банки из-под сгущенки в кустах возле разбитого вами лагеря и комары заставляющие ретироваться с позором даже медвед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585813" calcext:value-type="float">
            <text:p>585813</text:p>
          </table:table-cell>
        </table:table-row>
        <table:table-row table:style-name="ro1">
          <table:table-cell office:value-type="string" calcext:value-type="string">
            <text:p>ukr</text:p>
          </table:table-cell>
          <table:table-cell office:value-type="string" calcext:value-type="string">
            <text:p><text:s/>Безлюддя тайгових рiчок неполоханi лосi якi при зустрiчi з байдаркою вшановують її лише кивком гордої голови ведмiдь який терпляче очiкує банку з-пiд згущеного молока в кущах бiля стоянки комарi якi змушують ганебно вiдступати навiть ведмед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454]" office:value-type="float" office:value="585813" calcext:value-type="float">
            <text:p>585813</text:p>
          </table:table-cell>
        </table:table-row>
        <table:table-row table:style-name="ro1">
          <table:table-cell office:value-type="string" calcext:value-type="string">
            <text:p>rus</text:p>
          </table:table-cell>
          <table:table-cell office:value-type="string" calcext:value-type="string">
            <text:p><text:s/>Видно от радости от упоения Открытием все мы несколько тронулись Иначе не могу объяснить те серьезнейшие нарушения основных инструкций которые были</text:p>
          </table:table-cell>
          <table:table-cell office:value-type="string" calcext:value-type="string">
            <text:p>допущены</text:p>
          </table:table-cell>
          <table:table-cell office:value-type="string" calcext:value-type="string">
            <text:p><text:s/>нами в первые же часы Странности начались с зондирования</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591244" calcext:value-type="float">
            <text:p>591244</text:p>
          </table:table-cell>
        </table:table-row>
        <table:table-row table:style-name="ro1">
          <table:table-cell office:value-type="string" calcext:value-type="string">
            <text:p>ukr</text:p>
          </table:table-cell>
          <table:table-cell office:value-type="string" calcext:value-type="string">
            <text:p><text:s/>[...] [...] Складнощі почалися із зондування</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456]" office:value-type="float" office:value="591244" calcext:value-type="float">
            <text:p>591244</text:p>
          </table:table-cell>
        </table:table-row>
        <table:table-row table:style-name="ro1">
          <table:table-cell office:value-type="string" calcext:value-type="string">
            <text:p>rus</text:p>
          </table:table-cell>
          <table:table-cell office:value-type="string" calcext:value-type="string">
            <text:p><text:s/>Конечно она ни к чему не повела если бы не встретила помощи науки Кажется</text:p>
          </table:table-cell>
          <table:table-cell office:value-type="string" calcext:value-type="string">
            <text:p>добавить</text:p>
          </table:table-cell>
          <table:table-cell office:value-type="string" calcext:value-type="string">
            <text:p><text:s/>нечего Не проекты и точные расчеты сообщает фантастика науке а когда и пытается то чаще всего попадает впросак но нечто более ценное</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592832" calcext:value-type="float">
            <text:p>592832</text:p>
          </table:table-cell>
        </table:table-row>
        <table:table-row table:style-name="ro1">
          <table:table-cell office:value-type="string" calcext:value-type="string">
            <text:p>ukr</text:p>
          </table:table-cell>
          <table:table-cell office:value-type="string" calcext:value-type="string">
            <text:p><text:s/>Звичайно вона ні до чого не призвела якби не зустріла допомоги науки Здається додати нічого Не проекти та точні розрахунки повідомляє фантастика науці а коли й намагається то найчастіше втрапляє в халепу але щось цінніше</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458]" office:value-type="float" office:value="592832" calcext:value-type="float">
            <text:p>592832</text:p>
          </table:table-cell>
        </table:table-row>
        <table:table-row table:style-name="ro1">
          <table:table-cell office:value-type="string" calcext:value-type="string">
            <text:p>rus</text:p>
          </table:table-cell>
          <table:table-cell office:value-type="string" calcext:value-type="string">
            <text:p><text:s/>Я голубушка в молодые то годы мог на одной ноге отсюда как вон до того пригорка</text:p>
          </table:table-cell>
          <table:table-cell office:value-type="string" calcext:value-type="string">
            <text:p>допрыгать</text:p>
          </table:table-cell>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593397" calcext:value-type="float">
            <text:p>593397</text:p>
          </table:table-cell>
        </table:table-row>
        <table:table-row table:style-name="ro1">
          <table:table-cell office:value-type="string" calcext:value-type="string">
            <text:p>ukr</text:p>
          </table:table-cell>
          <table:table-cell office:value-type="string" calcext:value-type="string">
            <text:p><text:s/>Та я голубонько замолоду міг звідси та о о о он аж до того пагорба на одній нозі дострибати</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460]" office:value-type="float" office:value="593397" calcext:value-type="float">
            <text:p>593397</text:p>
          </table:table-cell>
        </table:table-row>
        <table:table-row table:style-name="ro1">
          <table:table-cell office:value-type="string" calcext:value-type="string">
            <text:p>rus</text:p>
          </table:table-cell>
          <table:table-cell office:value-type="string" calcext:value-type="string">
            <text:p><text:s/>Его рост</text:p>
          </table:table-cell>
          <table:table-cell office:value-type="string" calcext:value-type="string">
            <text:p>доходил</text:p>
          </table:table-cell>
          <table:table-cell office:value-type="string" calcext:value-type="string">
            <text:p><text:s/>до ста восьмидесяти пяти сантиметров и с такой высоты ему легко и удобно было относиться к теще с некоторым пренебрежением</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593410" calcext:value-type="float">
            <text:p>593410</text:p>
          </table:table-cell>
        </table:table-row>
        <table:table-row table:style-name="ro1">
          <table:table-cell office:value-type="string" calcext:value-type="string">
            <text:p>ukr</text:p>
          </table:table-cell>
          <table:table-cell office:value-type="string" calcext:value-type="string">
            <text:p><text:s/>Його зріст сягав ста вісімдесяти п'яти сантиметрів і з такої висоти йому легко і зручно було ставитися до тещі з деякою зневагою</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462]" office:value-type="float" office:value="593410" calcext:value-type="float">
            <text:p>593410</text:p>
          </table:table-cell>
        </table:table-row>
        <table:table-row table:style-name="ro1">
          <table:table-cell office:value-type="string" calcext:value-type="string">
            <text:p>rus</text:p>
          </table:table-cell>
          <table:table-cell office:value-type="string" calcext:value-type="string">
            <text:p><text:s/>Нам пора</text:p>
          </table:table-cell>
          <table:table-cell office:value-type="string" calcext:value-type="string">
            <text:p>домой</text:p>
          </table:table-cell>
          <table:table-cell office:value-type="string" calcext:value-type="string">
            <text:p><text:s/>иначе мы опоздаем к обеду</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594308" calcext:value-type="float">
            <text:p>594308</text:p>
          </table:table-cell>
        </table:table-row>
        <table:table-row table:style-name="ro1">
          <table:table-cell office:value-type="string" calcext:value-type="string">
            <text:p>ukr</text:p>
          </table:table-cell>
          <table:table-cell office:value-type="string" calcext:value-type="string">
            <text:p><text:s/>Нам час додому інакше ми запізнимося на обід</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464]" office:value-type="float" office:value="594308" calcext:value-type="float">
            <text:p>594308</text:p>
          </table:table-cell>
        </table:table-row>
        <table:table-row table:style-name="ro1">
          <table:table-cell office:value-type="string" calcext:value-type="string">
            <text:p>rus</text:p>
          </table:table-cell>
          <table:table-cell office:value-type="string" calcext:value-type="string">
            <text:p><text:s/>Знал бы он что его ругань нам одно удовольствие</text:p>
          </table:table-cell>
          <table:table-cell office:value-type="string" calcext:value-type="string">
            <text:p>доставляет</text:p>
          </table:table-cell>
          <table:table-cell office:value-type="string" calcext:value-type="string">
            <text:p><text:s/>уж он по-русски не ругался бы а только на своем языке</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594592" calcext:value-type="float">
            <text:p>594592</text:p>
          </table:table-cell>
        </table:table-row>
        <table:table-row table:style-name="ro1">
          <table:table-cell office:value-type="string" calcext:value-type="string">
            <text:p>ukr</text:p>
          </table:table-cell>
          <table:table-cell office:value-type="string" calcext:value-type="string">
            <text:p><text:s/>Якби він знав що його лайка нам тільки втіха то вже б він по-російському б не лаявся а лише по-своєму</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466]" office:value-type="float" office:value="594592" calcext:value-type="float">
            <text:p>594592</text:p>
          </table:table-cell>
        </table:table-row>
        <table:table-row table:style-name="ro1">
          <table:table-cell office:value-type="string" calcext:value-type="string">
            <text:p>rus</text:p>
          </table:table-cell>
          <table:table-cell office:value-type="string" calcext:value-type="string">
            <text:p><text:s/>Ну эти дети</text:p>
          </table:table-cell>
          <table:table-cell office:value-type="string" calcext:value-type="string">
            <text:p>доведут</text:p>
          </table:table-cell>
          <table:table-cell office:value-type="string" calcext:value-type="string">
            <text:p><text:s/>меня до сумасшествия</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596301" calcext:value-type="float">
            <text:p>596301</text:p>
          </table:table-cell>
        </table:table-row>
        <table:table-row table:style-name="ro1">
          <table:table-cell office:value-type="string" calcext:value-type="string">
            <text:p>ukr</text:p>
          </table:table-cell>
          <table:table-cell office:value-type="string" calcext:value-type="string">
            <text:p><text:s/>Ну ці діти доведуть мене до божевілля</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468]" office:value-type="float" office:value="596301" calcext:value-type="float">
            <text:p>596301</text:p>
          </table:table-cell>
        </table:table-row>
        <table:table-row table:style-name="ro1">
          <table:table-cell office:value-type="string" calcext:value-type="string">
            <text:p>rus</text:p>
          </table:table-cell>
          <table:table-cell office:value-type="string" calcext:value-type="string">
            <text:p><text:s/>Ну как спросил он</text:p>
          </table:table-cell>
          <table:table-cell office:value-type="string" calcext:value-type="string">
            <text:p>Дошло</text:p>
          </table:table-cell>
          <table:table-cell office:value-type="string" calcext:value-type="string">
            <text:p><text:s/>И вдруг увидев меня завопил</text:p>
          </table:table-cell>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597724" calcext:value-type="float">
            <text:p>597724</text:p>
          </table:table-cell>
        </table:table-row>
        <table:table-row table:style-name="ro1">
          <table:table-cell office:value-type="string" calcext:value-type="string">
            <text:p>ukr</text:p>
          </table:table-cell>
          <table:table-cell office:value-type="string" calcext:value-type="string">
            <text:p><text:s/>Ну як спитав він Дійшло І враз побачивши мене зарепетував</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F470]" office:value-type="float" office:value="597724" calcext:value-type="float">
            <text:p>597724</text:p>
          </table:table-cell>
        </table:table-row>
        <table:table-row table:style-name="ro1">
          <table:table-cell office:value-type="string" calcext:value-type="string">
            <text:p>rus</text:p>
          </table:table-cell>
          <table:table-cell office:value-type="string" calcext:value-type="string">
            <text:p><text:s/>Так прошептал Ёжик</text:p>
          </table:table-cell>
          <table:table-cell office:value-type="string" calcext:value-type="string">
            <text:p>доставая</text:p>
          </table:table-cell>
          <table:table-cell office:value-type="string" calcext:value-type="string">
            <text:p><text:s/>две новые горошины</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598069" calcext:value-type="float">
            <text:p>598069</text:p>
          </table:table-cell>
        </table:table-row>
        <table:table-row table:style-name="ro1">
          <table:table-cell office:value-type="string" calcext:value-type="string">
            <text:p>ukr</text:p>
          </table:table-cell>
          <table:table-cell office:value-type="string" calcext:value-type="string">
            <text:p><text:s/>Так прошептав Їжачок дістаючи дві нові горошини</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472]" office:value-type="float" office:value="598069" calcext:value-type="float">
            <text:p>598069</text:p>
          </table:table-cell>
        </table:table-row>
        <table:table-row table:style-name="ro1">
          <table:table-cell office:value-type="string" calcext:value-type="string">
            <text:p>rus</text:p>
          </table:table-cell>
          <table:table-cell office:value-type="string" calcext:value-type="string">
            <text:p><text:s/>Больной должно быть Шамашедчий</text:p>
          </table:table-cell>
          <table:table-cell office:value-type="string" calcext:value-type="string">
            <text:p>догадался</text:p>
          </table:table-cell>
          <table:table-cell office:value-type="string" calcext:value-type="string">
            <text:p><text:s/>Сергей А я почем знаю</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599944" calcext:value-type="float">
            <text:p>599944</text:p>
          </table:table-cell>
        </table:table-row>
        <table:table-row table:style-name="ro1">
          <table:table-cell office:value-type="string" calcext:value-type="string">
            <text:p>ukr</text:p>
          </table:table-cell>
          <table:table-cell office:value-type="string" calcext:value-type="string">
            <text:p><text:s/>Хворий мабуть Пришелепок догадався Сергій А я звідки знаю</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474]" office:value-type="float" office:value="599944" calcext:value-type="float">
            <text:p>599944</text:p>
          </table:table-cell>
        </table:table-row>
        <table:table-row table:style-name="ro1">
          <table:table-cell office:value-type="string" calcext:value-type="string">
            <text:p>rus</text:p>
          </table:table-cell>
          <table:table-cell office:value-type="string" calcext:value-type="string">
            <text:p><text:s/>Балаганов которому</text:p>
          </table:table-cell>
          <table:table-cell office:value-type="string" calcext:value-type="string">
            <text:p>достался</text:p>
          </table:table-cell>
          <table:table-cell office:value-type="string" calcext:value-type="string">
            <text:p><text:s/>золотой арбатовский участок встревожился и тогда же заявил что нарушения эксплуатационных норм не потерпит</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600320" calcext:value-type="float">
            <text:p>600320</text:p>
          </table:table-cell>
        </table:table-row>
        <table:table-row table:style-name="ro1">
          <table:table-cell office:value-type="string" calcext:value-type="string">
            <text:p>ukr</text:p>
          </table:table-cell>
          <table:table-cell office:value-type="string" calcext:value-type="string">
            <text:p><text:s/>Балаганов якому дісталася золота арбатовська дільниця стривожився і одразу ж заявив що він не терпітиме порушення експлуатаційних норм</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476]" office:value-type="float" office:value="600320" calcext:value-type="float">
            <text:p>600320</text:p>
          </table:table-cell>
        </table:table-row>
        <table:table-row table:style-name="ro1">
          <table:table-cell office:value-type="string" calcext:value-type="string">
            <text:p>rus</text:p>
          </table:table-cell>
          <table:table-cell office:value-type="string" calcext:value-type="string">
            <text:p><text:s/>Блохин</text:p>
          </table:table-cell>
          <table:table-cell office:value-type="string" calcext:value-type="string">
            <text:p>достает</text:p>
          </table:table-cell>
          <table:table-cell office:value-type="string" calcext:value-type="string">
            <text:p><text:s/>из кармана бечевку и протягивает ее от Тимоши к Бугаю</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00427" calcext:value-type="float">
            <text:p>600427</text:p>
          </table:table-cell>
        </table:table-row>
        <table:table-row table:style-name="ro1">
          <table:table-cell office:value-type="string" calcext:value-type="string">
            <text:p>ukr</text:p>
          </table:table-cell>
          <table:table-cell office:value-type="string" calcext:value-type="string">
            <text:p><text:s/>Блохін виймає з кишені мотузок і протягує його від Тимоші до Бугая</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478]" office:value-type="float" office:value="600427" calcext:value-type="float">
            <text:p>600427</text:p>
          </table:table-cell>
        </table:table-row>
        <table:table-row table:style-name="ro1">
          <table:table-cell office:value-type="string" calcext:value-type="string">
            <text:p>rus</text:p>
          </table:table-cell>
          <table:table-cell office:value-type="string" calcext:value-type="string">
            <text:p><text:s/>Увидев все великолепие Игр блеск и мощность атлетов он захочет стать таким как они чтобы тоже когда-нибудь</text:p>
          </table:table-cell>
          <table:table-cell office:value-type="string" calcext:value-type="string">
            <text:p>добиться</text:p>
          </table:table-cell>
          <table:table-cell office:value-type="string" calcext:value-type="string">
            <text:p><text:s/>звания олимпионика</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602649" calcext:value-type="float">
            <text:p>602649</text:p>
          </table:table-cell>
        </table:table-row>
        <table:table-row table:style-name="ro1">
          <table:table-cell office:value-type="string" calcext:value-type="string">
            <text:p>ukr</text:p>
          </table:table-cell>
          <table:table-cell office:value-type="string" calcext:value-type="string">
            <text:p><text:s/>Побачивши всю чудову красу Ігор майстерність і могутність атлетів він захоче стати таким як вони щоб теж коли-небудь здобути звання олімпіоніка</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480]" office:value-type="float" office:value="602649" calcext:value-type="float">
            <text:p>602649</text:p>
          </table:table-cell>
        </table:table-row>
        <table:table-row table:style-name="ro1">
          <table:table-cell office:value-type="string" calcext:value-type="string">
            <text:p>rus</text:p>
          </table:table-cell>
          <table:table-cell office:value-type="string" calcext:value-type="string">
            <text:p><text:s/>Да было похоже на то что ветер сперва</text:p>
          </table:table-cell>
          <table:table-cell office:value-type="string" calcext:value-type="string">
            <text:p>донёс</text:p>
          </table:table-cell>
          <table:table-cell office:value-type="string" calcext:value-type="string">
            <text:p><text:s/>её до калитки подождал пока она откроет а потом принёс её прямо к парадной двери</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607614" calcext:value-type="float">
            <text:p>607614</text:p>
          </table:table-cell>
        </table:table-row>
        <table:table-row table:style-name="ro1">
          <table:table-cell office:value-type="string" calcext:value-type="string">
            <text:p>ukr</text:p>
          </table:table-cell>
          <table:table-cell office:value-type="string" calcext:value-type="string">
            <text:p><text:s/>Так скидалося на те що вітер спершу доніс її до хвірточки зачекав доки вона відчинить а потім приніс її просто до парадного входу</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482]" office:value-type="float" office:value="607614" calcext:value-type="float">
            <text:p>607614</text:p>
          </table:table-cell>
        </table:table-row>
        <table:table-row table:style-name="ro1">
          <table:table-cell office:value-type="string" calcext:value-type="string">
            <text:p>rus</text:p>
          </table:table-cell>
          <table:table-cell office:value-type="string" calcext:value-type="string">
            <text:p><text:s/>Побежал первый</text:p>
          </table:table-cell>
          <table:table-cell office:value-type="string" calcext:value-type="string">
            <text:p>домой</text:p>
          </table:table-cell>
          <table:table-cell office:value-type="string" calcext:value-type="string">
            <text:p><text:s/>за свежими афишами и давай восстанавливать свои нарушенные права</text:p>
          </table:table-cell>
          <table:table-cell office:value-type="string" calcext:value-type="string">
            <text:p>[Аркадий Аверченко. Прага (1922-1925) | А. Т. Аверченко. Прага]</text:p>
          </table:table-cell>
          <table:table-cell table:formula="of:=RANDBETWEEN(1;1000000)" office:value-type="float" office:value="610659" calcext:value-type="float">
            <text:p>610659</text:p>
          </table:table-cell>
        </table:table-row>
        <table:table-row table:style-name="ro1">
          <table:table-cell office:value-type="string" calcext:value-type="string">
            <text:p>ukr</text:p>
          </table:table-cell>
          <table:table-cell office:value-type="string" calcext:value-type="string">
            <text:p><text:s/>Побіг перший додому за свіжими афішами і давай відновлювати свої порушені права</text:p>
          </table:table-cell>
          <table:table-cell table:number-columns-repeated="2"/>
          <table:table-cell office:value-type="string" calcext:value-type="string">
            <text:p>[Аркадий Аверченко. Прага (1922-1925) | А. Т. Аверченко. Прага]</text:p>
          </table:table-cell>
          <table:table-cell table:formula="of:=[.F484]" office:value-type="float" office:value="610659" calcext:value-type="float">
            <text:p>610659</text:p>
          </table:table-cell>
        </table:table-row>
        <table:table-row table:style-name="ro1">
          <table:table-cell office:value-type="string" calcext:value-type="string">
            <text:p>rus</text:p>
          </table:table-cell>
          <table:table-cell office:value-type="string" calcext:value-type="string">
            <text:p><text:s/>Но как популяризировать научную дисциплину которую еще предстояло создать Циолковский привык до всего</text:p>
          </table:table-cell>
          <table:table-cell office:value-type="string" calcext:value-type="string">
            <text:p>доходить</text:p>
          </table:table-cell>
          <table:table-cell office:value-type="string" calcext:value-type="string">
            <text:p><text:s/>сам И он обращается к научной фантастике понимая ее конечно по-своему</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612367" calcext:value-type="float">
            <text:p>612367</text:p>
          </table:table-cell>
        </table:table-row>
        <table:table-row table:style-name="ro1">
          <table:table-cell office:value-type="string" calcext:value-type="string">
            <text:p>ukr</text:p>
          </table:table-cell>
          <table:table-cell office:value-type="string" calcext:value-type="string">
            <text:p><text:s/>Але як популяризувати наукову дисципліну яку ще належало створити Ціолковській звик до всього доходити сам І він звертається до наукової фантастики розуміючи її звичайно по-своєму</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486]" office:value-type="float" office:value="612367" calcext:value-type="float">
            <text:p>612367</text:p>
          </table:table-cell>
        </table:table-row>
        <table:table-row table:style-name="ro1">
          <table:table-cell office:value-type="string" calcext:value-type="string">
            <text:p>rus</text:p>
          </table:table-cell>
          <table:table-cell office:value-type="string" calcext:value-type="string">
            <text:p><text:s/>Современная наука говорил Андрей Иванович</text:p>
          </table:table-cell>
          <table:table-cell office:value-type="string" calcext:value-type="string">
            <text:p>дошла</text:p>
          </table:table-cell>
          <table:table-cell office:value-type="string" calcext:value-type="string">
            <text:p><text:s/>до невозможного</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612431" calcext:value-type="float">
            <text:p>612431</text:p>
          </table:table-cell>
        </table:table-row>
        <table:table-row table:style-name="ro1">
          <table:table-cell office:value-type="string" calcext:value-type="string">
            <text:p>ukr</text:p>
          </table:table-cell>
          <table:table-cell office:value-type="string" calcext:value-type="string">
            <text:p><text:s/>Сучасна наука говорив Андрій Іванович дійшла неможливого</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488]" office:value-type="float" office:value="612431" calcext:value-type="float">
            <text:p>612431</text:p>
          </table:table-cell>
        </table:table-row>
        <table:table-row table:style-name="ro1">
          <table:table-cell office:value-type="string" calcext:value-type="string">
            <text:p>rus</text:p>
          </table:table-cell>
          <table:table-cell office:value-type="string" calcext:value-type="string">
            <text:p><text:s/>Лучшие из сомневающихся не уверены что следует</text:p>
          </table:table-cell>
          <table:table-cell office:value-type="string" calcext:value-type="string">
            <text:p>допустить</text:p>
          </table:table-cell>
          <table:table-cell office:value-type="string" calcext:value-type="string">
            <text:p><text:s/>украинское движение украинцы же считают преступлением против общечеловеческого права противодействие просветительской и культурной работе в каких бы то ни было живых национальных формах</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615006" calcext:value-type="float">
            <text:p>615006</text:p>
          </table:table-cell>
        </table:table-row>
        <table:table-row table:style-name="ro1">
          <table:table-cell office:value-type="string" calcext:value-type="string">
            <text:p>ukr</text:p>
          </table:table-cell>
          <table:table-cell office:value-type="string" calcext:value-type="string">
            <text:p><text:s/>Навіть кращі з тих хто сумнівається не певні що варто дозволяти український рух тоді як українці вважають злочином проти загальнолюдського права протидію освітній та культурній роботі у хоч би яких живих національних формах</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490]" office:value-type="float" office:value="615006" calcext:value-type="float">
            <text:p>615006</text:p>
          </table:table-cell>
        </table:table-row>
        <table:table-row table:style-name="ro1">
          <table:table-cell office:value-type="string" calcext:value-type="string">
            <text:p>rus</text:p>
          </table:table-cell>
          <table:table-cell office:value-type="string" calcext:value-type="string">
            <text:p><text:s/>В угоду старомодным читателям интересующимся дальнейшей судьбой живых образцов за горизонтом правдивой повести могу привести некоторые указания полученные от г-на Виндмюллера из Рамздэля который пожелал остаться неназванным дабы длинная тень прискорбной и грязной истории не</text:p>
          </table:table-cell>
          <table:table-cell office:value-type="string" calcext:value-type="string">
            <text:p>дотянулась</text:p>
          </table:table-cell>
          <table:table-cell office:value-type="string" calcext:value-type="string">
            <text:p><text:s/>до того городка в котором он имеет честь проживать</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618352" calcext:value-type="float">
            <text:p>618352</text:p>
          </table:table-cell>
        </table:table-row>
        <table:table-row table:style-name="ro1">
          <table:table-cell office:value-type="string" calcext:value-type="string">
            <text:p>ukr</text:p>
          </table:table-cell>
          <table:table-cell office:value-type="string" calcext:value-type="string">
            <text:p><text:s/>На догоду старомодним читачам якi цiкавляться подальшою долею живих зразкiв за обрiєм правдивої повiстi можу навести деякi вiстки одержанi вiд п на Вiндмюллера з Рамзделя котрий волiв лишитись неназваним щоб довга тiнь невтiшної та брудної iсторiї не дотяглась до того мiстечка у якому вiн честиво проживає</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492]" office:value-type="float" office:value="618352" calcext:value-type="float">
            <text:p>618352</text:p>
          </table:table-cell>
        </table:table-row>
        <table:table-row table:style-name="ro1">
          <table:table-cell office:value-type="string" calcext:value-type="string">
            <text:p>rus</text:p>
          </table:table-cell>
          <table:table-cell office:value-type="string" calcext:value-type="string">
            <text:p><text:s/>А на дворе их ждет маленький облупленный автобус Впрочем кто желает может</text:p>
          </table:table-cell>
          <table:table-cell office:value-type="string" calcext:value-type="string">
            <text:p>добираться</text:p>
          </table:table-cell>
          <table:table-cell office:value-type="string" calcext:value-type="string">
            <text:p><text:s/>самостоятельно Сеньор презабавно выглядит в этой курточке</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22059" calcext:value-type="float">
            <text:p>622059</text:p>
          </table:table-cell>
        </table:table-row>
        <table:table-row table:style-name="ro1">
          <table:table-cell office:value-type="string" calcext:value-type="string">
            <text:p>ukr</text:p>
          </table:table-cell>
          <table:table-cell office:value-type="string" calcext:value-type="string">
            <text:p><text:s/>А на подвiр'ї на них чекає обiдраний автобус Зрештою хто бажає може добиратися самостiйно Сеньйор має кумедний вигляд у цiй куртцi</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494]" office:value-type="float" office:value="622059" calcext:value-type="float">
            <text:p>622059</text:p>
          </table:table-cell>
        </table:table-row>
        <table:table-row table:style-name="ro1">
          <table:table-cell office:value-type="string" calcext:value-type="string">
            <text:p>rus</text:p>
          </table:table-cell>
          <table:table-cell office:value-type="string" calcext:value-type="string">
            <text:p><text:s/>Это теперь говорят бревно</text:p>
          </table:table-cell>
          <table:table-cell office:value-type="string" calcext:value-type="string">
            <text:p>долбят</text:p>
          </table:table-cell>
          <table:table-cell office:value-type="string" calcext:value-type="string">
            <text:p><text:s/>да на воду спускают</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629570" calcext:value-type="float">
            <text:p>629570</text:p>
          </table:table-cell>
        </table:table-row>
        <table:table-row table:style-name="ro1">
          <table:table-cell office:value-type="string" calcext:value-type="string">
            <text:p>ukr</text:p>
          </table:table-cell>
          <table:table-cell office:value-type="string" calcext:value-type="string">
            <text:p><text:s/>Це вже зараз кажуть колоду довбають та на воду пускають</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496]" office:value-type="float" office:value="629570" calcext:value-type="float">
            <text:p>629570</text:p>
          </table:table-cell>
        </table:table-row>
        <table:table-row table:style-name="ro1">
          <table:table-cell office:value-type="string" calcext:value-type="string">
            <text:p>rus</text:p>
          </table:table-cell>
          <table:table-cell office:value-type="string" calcext:value-type="string">
            <text:p><text:s/>Я пришёл</text:p>
          </table:table-cell>
          <table:table-cell office:value-type="string" calcext:value-type="string">
            <text:p>домой</text:p>
          </table:table-cell>
          <table:table-cell office:value-type="string" calcext:value-type="string">
            <text:p><text:s/>и сказал отцу что потерял свой дневник</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633054" calcext:value-type="float">
            <text:p>633054</text:p>
          </table:table-cell>
        </table:table-row>
        <table:table-row table:style-name="ro1">
          <table:table-cell office:value-type="string" calcext:value-type="string">
            <text:p>ukr</text:p>
          </table:table-cell>
          <table:table-cell office:value-type="string" calcext:value-type="string">
            <text:p><text:s/>Я прийшов додому і сказав татові що загубив свого щоденника</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498]" office:value-type="float" office:value="633054" calcext:value-type="float">
            <text:p>633054</text:p>
          </table:table-cell>
        </table:table-row>
        <table:table-row table:style-name="ro1">
          <table:table-cell office:value-type="string" calcext:value-type="string">
            <text:p>rus</text:p>
          </table:table-cell>
          <table:table-cell office:value-type="string" calcext:value-type="string">
            <text:p><text:s/>Боже боже которого в сущности нет до чего ты которого на самом деле то и нет</text:p>
          </table:table-cell>
          <table:table-cell office:value-type="string" calcext:value-type="string">
            <text:p>довел</text:p>
          </table:table-cell>
          <table:table-cell office:value-type="string" calcext:value-type="string">
            <text:p><text:s/>пешехода</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636305" calcext:value-type="float">
            <text:p>636305</text:p>
          </table:table-cell>
        </table:table-row>
        <table:table-row table:style-name="ro1">
          <table:table-cell office:value-type="string" calcext:value-type="string">
            <text:p>ukr</text:p>
          </table:table-cell>
          <table:table-cell office:value-type="string" calcext:value-type="string">
            <text:p><text:s/>Боже боже якого по суті нема до чого ж ти якого насправді нема довів пішохода</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500]" office:value-type="float" office:value="636305" calcext:value-type="float">
            <text:p>636305</text:p>
          </table:table-cell>
        </table:table-row>
        <table:table-row table:style-name="ro1">
          <table:table-cell office:value-type="string" calcext:value-type="string">
            <text:p>rus</text:p>
          </table:table-cell>
          <table:table-cell office:value-type="string" calcext:value-type="string">
            <text:p><text:s/>Сегодня разглядывая на снегу следы зверушек и птиц вот что я по этим следам прочитал белка пробилась сквозь снег в мох</text:p>
          </table:table-cell>
          <table:table-cell office:value-type="string" calcext:value-type="string">
            <text:p>достала</text:p>
          </table:table-cell>
          <table:table-cell office:value-type="string" calcext:value-type="string">
            <text:p><text:s/>там с осени спрятанные два ореха тут же их съела я скорлупки нашел</text:p>
          </table:table-cell>
          <table:table-cell office:value-type="string" calcext:value-type="string">
            <text:p>[М. М. Пришвин. Беличья память (1940) | Михайло Пришвин. Білоччина пам'ять (М. Шумило, 1950-1982)]</text:p>
          </table:table-cell>
          <table:table-cell table:formula="of:=RANDBETWEEN(1;1000000)" office:value-type="float" office:value="640431" calcext:value-type="float">
            <text:p>640431</text:p>
          </table:table-cell>
        </table:table-row>
        <table:table-row table:style-name="ro1">
          <table:table-cell office:value-type="string" calcext:value-type="string">
            <text:p>ukr</text:p>
          </table:table-cell>
          <table:table-cell office:value-type="string" calcext:value-type="string">
            <text:p><text:s/>Сьогодні розглядаючи на снігу сліди звіряток і птахів ось що я по тих слідах вичитав білка пробилася крізь сніг у мох добула звідти сховані там з осені два горіхи тут їх і з'їла я шкаралупку знайшов</text:p>
          </table:table-cell>
          <table:table-cell table:number-columns-repeated="2"/>
          <table:table-cell office:value-type="string" calcext:value-type="string">
            <text:p>[М. М. Пришвин. Беличья память (1940) | Михайло Пришвин. Білоччина пам'ять (М. Шумило, 1950-1982)]</text:p>
          </table:table-cell>
          <table:table-cell table:formula="of:=[.F502]" office:value-type="float" office:value="640431" calcext:value-type="float">
            <text:p>640431</text:p>
          </table:table-cell>
        </table:table-row>
        <table:table-row table:style-name="ro1">
          <table:table-cell office:value-type="string" calcext:value-type="string">
            <text:p>rus</text:p>
          </table:table-cell>
          <table:table-cell office:value-type="string" calcext:value-type="string">
            <text:p><text:s/>Очевидно уровень наносов в старом русле</text:p>
          </table:table-cell>
          <table:table-cell office:value-type="string" calcext:value-type="string">
            <text:p>достиг</text:p>
          </table:table-cell>
          <table:table-cell office:value-type="string" calcext:value-type="string">
            <text:p><text:s/>критической точки русло засорилось и вода только что начала искать новый более удобный путь</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642529" calcext:value-type="float">
            <text:p>642529</text:p>
          </table:table-cell>
        </table:table-row>
        <table:table-row table:style-name="ro1">
          <table:table-cell office:value-type="string" calcext:value-type="string">
            <text:p>ukr</text:p>
          </table:table-cell>
          <table:table-cell office:value-type="string" calcext:value-type="string">
            <text:p><text:s/>Очевидно рівень наносів в старому руслі досяг критичної межі русло засмітилося і вода щойно почала шукати новий зручніший шлях</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504]" office:value-type="float" office:value="642529" calcext:value-type="float">
            <text:p>642529</text:p>
          </table:table-cell>
        </table:table-row>
        <table:table-row table:style-name="ro1">
          <table:table-cell office:value-type="string" calcext:value-type="string">
            <text:p>rus</text:p>
          </table:table-cell>
          <table:table-cell office:value-type="string" calcext:value-type="string">
            <text:p><text:s/>Рассказал еще чеченец про страсти лесные про то как тропинки различать которые всамделишные а которые морок один зеленый пар травяная кудель волшебство и наваждение все приметы</text:p>
          </table:table-cell>
          <table:table-cell office:value-type="string" calcext:value-type="string">
            <text:p>доложил</text:p>
          </table:table-cell>
          <table:table-cell office:value-type="string" calcext:value-type="string">
            <text:p><text:s/>про то как русалка на заре поет кулдычет водяные свои песни поначалу низко так глубоко возьмет ы ы ы ы ы потом выше забирает оуааа оуааа тогда держись гляди в оба не то в реку затянет а уж когда песня на визг пойдет ййих ййих тут уж беги мужик без памят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643920" calcext:value-type="float">
            <text:p>643920</text:p>
          </table:table-cell>
        </table:table-row>
        <table:table-row table:style-name="ro1">
          <table:table-cell office:value-type="string" calcext:value-type="string">
            <text:p>ukr</text:p>
          </table:table-cell>
          <table:table-cell office:value-type="string" calcext:value-type="string">
            <text:p><text:s/>Розповів іще чеченець про страхіття лісові та як стежки розпізнавать які справдешні а які обмара зелена пара трав'яна куделя відьомська омана всі ознаки розписав про те як русалка на світанку співає кулдиче водяні свої пісні спочатку низенько так глибоко візьме и и и и и потім вище забирає оуааа оуааа ой дивися стережися бо ще затягне в річку а як уже на вереск перейде ййих ййих отоді вже дядьку ноги в руки та тікать</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506]" office:value-type="float" office:value="643920" calcext:value-type="float">
            <text:p>643920</text:p>
          </table:table-cell>
        </table:table-row>
        <table:table-row table:style-name="ro1">
          <table:table-cell office:value-type="string" calcext:value-type="string">
            <text:p>rus</text:p>
          </table:table-cell>
          <table:table-cell office:value-type="string" calcext:value-type="string">
            <text:p><text:s/>Удостоверившись что все в порядке и самовары кипят мальчишка засунув руки в карманы цыкнув сквозь сжатые зубы слюной и с видом презрительного превосходства взглянув на Павку слегка белесоватыми глазами сказал тоном не</text:p>
          </table:table-cell>
          <table:table-cell office:value-type="string" calcext:value-type="string">
            <text:p>допускающим</text:p>
          </table:table-cell>
          <table:table-cell office:value-type="string" calcext:value-type="string">
            <text:p><text:s/>возражения Эй ты шляпа</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47493" calcext:value-type="float">
            <text:p>647493</text:p>
          </table:table-cell>
        </table:table-row>
        <table:table-row table:style-name="ro1">
          <table:table-cell office:value-type="string" calcext:value-type="string">
            <text:p>ukr</text:p>
          </table:table-cell>
          <table:table-cell office:value-type="string" calcext:value-type="string">
            <text:p><text:s/>Пересвідчившись що все гаразд і самовари киплять хлопець засунувши руки в кишені зневажливо чвиркнув крізь стулені зуби СЛИНОЮ з почуттям зверхності глянув на Павку своїми білястими очима і сказав тоном що не допускав заперечень Гей ти макух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508]" office:value-type="float" office:value="647493" calcext:value-type="float">
            <text:p>647493</text:p>
          </table:table-cell>
        </table:table-row>
        <table:table-row table:style-name="ro1">
          <table:table-cell office:value-type="string" calcext:value-type="string">
            <text:p>rus</text:p>
          </table:table-cell>
          <table:table-cell office:value-type="string" calcext:value-type="string">
            <text:p><text:s/>Генералы не</text:p>
          </table:table-cell>
          <table:table-cell office:value-type="string" calcext:value-type="string">
            <text:p>доверяют</text:p>
          </table:table-cell>
          <table:table-cell office:value-type="string" calcext:value-type="string">
            <text:p><text:s/>ученым промышленники только по необходимости терпят специалистов</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55364" calcext:value-type="float">
            <text:p>655364</text:p>
          </table:table-cell>
        </table:table-row>
        <table:table-row table:style-name="ro1">
          <table:table-cell office:value-type="string" calcext:value-type="string">
            <text:p>ukr</text:p>
          </table:table-cell>
          <table:table-cell office:value-type="string" calcext:value-type="string">
            <text:p><text:s/>Генерали не довiряють вченим промисловцi лише через необхiднiсть терплять фахiвцiв</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510]" office:value-type="float" office:value="655364" calcext:value-type="float">
            <text:p>655364</text:p>
          </table:table-cell>
        </table:table-row>
        <table:table-row table:style-name="ro1">
          <table:table-cell office:value-type="string" calcext:value-type="string">
            <text:p>rus</text:p>
          </table:table-cell>
          <table:table-cell office:value-type="string" calcext:value-type="string">
            <text:p><text:s/>Тогда крики умолкли и Лонгрен пошел</text:p>
          </table:table-cell>
          <table:table-cell office:value-type="string" calcext:value-type="string">
            <text:p>домой</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655580" calcext:value-type="float">
            <text:p>655580</text:p>
          </table:table-cell>
        </table:table-row>
        <table:table-row table:style-name="ro1">
          <table:table-cell office:value-type="string" calcext:value-type="string">
            <text:p>ukr</text:p>
          </table:table-cell>
          <table:table-cell office:value-type="string" calcext:value-type="string">
            <text:p><text:s/>Тоді крики ущухли і Лонгрен подався додому</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512]" office:value-type="float" office:value="655580" calcext:value-type="float">
            <text:p>655580</text:p>
          </table:table-cell>
        </table:table-row>
        <table:table-row table:style-name="ro1">
          <table:table-cell office:value-type="string" calcext:value-type="string">
            <text:p>rus</text:p>
          </table:table-cell>
          <table:table-cell office:value-type="string" calcext:value-type="string">
            <text:p><text:s/>Да подумал он позитронных эмиттеров мне здесь не</text:p>
          </table:table-cell>
          <table:table-cell office:value-type="string" calcext:value-type="string">
            <text:p>достать</text:p>
          </table:table-cell>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659644" calcext:value-type="float">
            <text:p>659644</text:p>
          </table:table-cell>
        </table:table-row>
        <table:table-row table:style-name="ro1">
          <table:table-cell office:value-type="string" calcext:value-type="string">
            <text:p>ukr</text:p>
          </table:table-cell>
          <table:table-cell office:value-type="string" calcext:value-type="string">
            <text:p><text:s/>Так подумав він позитронних емітерів мені тут не роздобути</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514]" office:value-type="float" office:value="659644" calcext:value-type="float">
            <text:p>659644</text:p>
          </table:table-cell>
        </table:table-row>
        <table:table-row table:style-name="ro1">
          <table:table-cell office:value-type="string" calcext:value-type="string">
            <text:p>rus</text:p>
          </table:table-cell>
          <table:table-cell office:value-type="string" calcext:value-type="string">
            <text:p><text:s/>И вдруг не успел</text:p>
          </table:table-cell>
          <table:table-cell office:value-type="string" calcext:value-type="string">
            <text:p>добежать</text:p>
          </table:table-cell>
          <table:table-cell office:value-type="string" calcext:value-type="string">
            <text:p><text:s/>вижу к остановке подходит трамвай и командир молодой кавалерийский майор вместе с остальной публикой собирается протискиваться в вагон</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661757" calcext:value-type="float">
            <text:p>661757</text:p>
          </table:table-cell>
        </table:table-row>
        <table:table-row table:style-name="ro1">
          <table:table-cell office:value-type="string" calcext:value-type="string">
            <text:p>ukr</text:p>
          </table:table-cell>
          <table:table-cell office:value-type="string" calcext:value-type="string">
            <text:p><text:s/>І раптом не встиг добігти бачу до зупинки підходить трамвай і командир молодий кавалерійський майор разом з усією публікою збирається просунутися до вагона</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516]" office:value-type="float" office:value="661757" calcext:value-type="float">
            <text:p>661757</text:p>
          </table:table-cell>
        </table:table-row>
        <table:table-row table:style-name="ro1">
          <table:table-cell office:value-type="string" calcext:value-type="string">
            <text:p>rus</text:p>
          </table:table-cell>
          <table:table-cell office:value-type="string" calcext:value-type="string">
            <text:p><text:s/>Ну кто так сидит сказала мать и</text:p>
          </table:table-cell>
          <table:table-cell office:value-type="string" calcext:value-type="string">
            <text:p>добавила</text:p>
          </table:table-cell>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662471" calcext:value-type="float">
            <text:p>662471</text:p>
          </table:table-cell>
        </table:table-row>
        <table:table-row table:style-name="ro1">
          <table:table-cell office:value-type="string" calcext:value-type="string">
            <text:p>ukr</text:p>
          </table:table-cell>
          <table:table-cell office:value-type="string" calcext:value-type="string">
            <text:p><text:s/>Хто так сидить мовила мати й додала</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518]" office:value-type="float" office:value="662471" calcext:value-type="float">
            <text:p>662471</text:p>
          </table:table-cell>
        </table:table-row>
        <table:table-row table:style-name="ro1">
          <table:table-cell office:value-type="string" calcext:value-type="string">
            <text:p>rus</text:p>
          </table:table-cell>
          <table:table-cell office:value-type="string" calcext:value-type="string">
            <text:p><text:s/>Этого она боится больше смерти Ужасно не хочется возвращаться</text:p>
          </table:table-cell>
          <table:table-cell office:value-type="string" calcext:value-type="string">
            <text:p>домой</text:p>
          </table:table-cell>
          <table:table-cell office:value-type="string" calcext:value-type="string">
            <text:p><text:s/>Я останавливаюсь перед большим магазином Гастрономическая торговля братьев В И и М И Сарафановых и рассматриваю колбасы маслины икру балыки сыры</text:p>
          </table:table-cell>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66301" calcext:value-type="float">
            <text:p>666301</text:p>
          </table:table-cell>
        </table:table-row>
        <table:table-row table:style-name="ro1">
          <table:table-cell office:value-type="string" calcext:value-type="string">
            <text:p>ukr</text:p>
          </table:table-cell>
          <table:table-cell office:value-type="string" calcext:value-type="string">
            <text:p><text:s/>Цього вона боїться більше ніж смерті Страшенно не хочеться повертатися додому Я зупиняюся перед великим магазином Гастрономічна торгівля братів В І та М ї Сарафанових і розглядаю ковбаси маслини ікру балики різний сир</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F520]" office:value-type="float" office:value="666301" calcext:value-type="float">
            <text:p>666301</text:p>
          </table:table-cell>
        </table:table-row>
        <table:table-row table:style-name="ro1">
          <table:table-cell office:value-type="string" calcext:value-type="string">
            <text:p>rus</text:p>
          </table:table-cell>
          <table:table-cell office:value-type="string" calcext:value-type="string">
            <text:p><text:s/>Ну</text:p>
          </table:table-cell>
          <table:table-cell office:value-type="string" calcext:value-type="string">
            <text:p>добежали</text:p>
          </table:table-cell>
          <table:table-cell office:value-type="string" calcext:value-type="string">
            <text:p><text:s/>и в одну минуту спустили с меня все мое рванье</text:p>
          </table:table-cell>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673653" calcext:value-type="float">
            <text:p>673653</text:p>
          </table:table-cell>
        </table:table-row>
        <table:table-row table:style-name="ro1">
          <table:table-cell office:value-type="string" calcext:value-type="string">
            <text:p>ukr</text:p>
          </table:table-cell>
          <table:table-cell office:value-type="string" calcext:value-type="string">
            <text:p><text:s/>Ну добігли вони і в одну мить обдерли на мені всі мої лахи</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F522]" office:value-type="float" office:value="673653" calcext:value-type="float">
            <text:p>673653</text:p>
          </table:table-cell>
        </table:table-row>
        <table:table-row table:style-name="ro1">
          <table:table-cell office:value-type="string" calcext:value-type="string">
            <text:p>rus</text:p>
          </table:table-cell>
          <table:table-cell office:value-type="string" calcext:value-type="string">
            <text:p><text:s/>К концу своей недолгой жизни Аполлинер</text:p>
          </table:table-cell>
          <table:table-cell office:value-type="string" calcext:value-type="string">
            <text:p>добился</text:p>
          </table:table-cell>
          <table:table-cell office:value-type="string" calcext:value-type="string">
            <text:p><text:s/>не только признания казалось были удовлетворены и две его главные страсти он обрел наконец взаимную любовь что же до мистификации то даже с его смертью была сыграна достойная шутка</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673920" calcext:value-type="float">
            <text:p>673920</text:p>
          </table:table-cell>
        </table:table-row>
        <table:table-row table:style-name="ro1">
          <table:table-cell office:value-type="string" calcext:value-type="string">
            <text:p>ukr</text:p>
          </table:table-cell>
          <table:table-cell office:value-type="string" calcext:value-type="string">
            <text:p><text:s/>На кінець свого недовгого життя Аполлінер домігся не тільки визнання здавалося були задоволені й дві його головні пристрасті він знайшов нарешті взаємне кохання щодо містифікацій то навіть з його смертю було зіграно гідний поета жарт</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524]" office:value-type="float" office:value="673920" calcext:value-type="float">
            <text:p>673920</text:p>
          </table:table-cell>
        </table:table-row>
        <table:table-row table:style-name="ro1">
          <table:table-cell office:value-type="string" calcext:value-type="string">
            <text:p>rus</text:p>
          </table:table-cell>
          <table:table-cell office:value-type="string" calcext:value-type="string">
            <text:p><text:s/>Спускать лодки удобно полуправда чтобы</text:p>
          </table:table-cell>
          <table:table-cell office:value-type="string" calcext:value-type="string">
            <text:p>добраться</text:p>
          </table:table-cell>
          <table:table-cell office:value-type="string" calcext:value-type="string">
            <text:p><text:s/>до удобного места мало совершить двухкилометровый бросок надо пробалансировать по ветхой доске на другую сторону реки</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674122" calcext:value-type="float">
            <text:p>674122</text:p>
          </table:table-cell>
        </table:table-row>
        <table:table-row table:style-name="ro1">
          <table:table-cell office:value-type="string" calcext:value-type="string">
            <text:p>ukr</text:p>
          </table:table-cell>
          <table:table-cell office:value-type="string" calcext:value-type="string">
            <text:p><text:s/>Спускати човни зручно напiвправда щоб дiстатися до зручного трав'яного майданчика треба пробалансувати по трухлявiй дошцi на другий берег рiчки</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526]" office:value-type="float" office:value="674122" calcext:value-type="float">
            <text:p>674122</text:p>
          </table:table-cell>
        </table:table-row>
        <table:table-row table:style-name="ro1">
          <table:table-cell office:value-type="string" calcext:value-type="string">
            <text:p>rus</text:p>
          </table:table-cell>
          <table:table-cell office:value-type="string" calcext:value-type="string">
            <text:p><text:s/>Каждого кто захочет вернуться</text:p>
          </table:table-cell>
          <table:table-cell office:value-type="string" calcext:value-type="string">
            <text:p>домой</text:p>
          </table:table-cell>
          <table:table-cell office:value-type="string" calcext:value-type="string">
            <text:p><text:s/>я привяжу к дереву и оставлю на съедение муравьям</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675649" calcext:value-type="float">
            <text:p>675649</text:p>
          </table:table-cell>
        </table:table-row>
        <table:table-row table:style-name="ro1">
          <table:table-cell office:value-type="string" calcext:value-type="string">
            <text:p>ukr</text:p>
          </table:table-cell>
          <table:table-cell office:value-type="string" calcext:value-type="string">
            <text:p><text:s/>Кожного хто захоче повернутись додому я прив'яжу до дерева і залишу мурашкам на обід</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28]" office:value-type="float" office:value="675649" calcext:value-type="float">
            <text:p>675649</text:p>
          </table:table-cell>
        </table:table-row>
        <table:table-row table:style-name="ro1">
          <table:table-cell office:value-type="string" calcext:value-type="string">
            <text:p>rus</text:p>
          </table:table-cell>
          <table:table-cell office:value-type="string" calcext:value-type="string">
            <text:p><text:s/>Мало того что он всё знает он ещё меня хочет до дому</text:p>
          </table:table-cell>
          <table:table-cell office:value-type="string" calcext:value-type="string">
            <text:p>довести</text:p>
          </table:table-cell>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675715" calcext:value-type="float">
            <text:p>675715</text:p>
          </table:table-cell>
        </table:table-row>
        <table:table-row table:style-name="ro1">
          <table:table-cell office:value-type="string" calcext:value-type="string">
            <text:p>ukr</text:p>
          </table:table-cell>
          <table:table-cell office:value-type="string" calcext:value-type="string">
            <text:p><text:s/>Мало того що все знає ще й мене хоче до дому довести</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530]" office:value-type="float" office:value="675715" calcext:value-type="float">
            <text:p>675715</text:p>
          </table:table-cell>
        </table:table-row>
        <table:table-row table:style-name="ro1">
          <table:table-cell office:value-type="string" calcext:value-type="string">
            <text:p>rus</text:p>
          </table:table-cell>
          <table:table-cell office:value-type="string" calcext:value-type="string">
            <text:p><text:s/>Ответь нам сказал Макивчук и чуть помедлив</text:p>
          </table:table-cell>
          <table:table-cell office:value-type="string" calcext:value-type="string">
            <text:p>добавил</text:p>
          </table:table-cell>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676405" calcext:value-type="float">
            <text:p>676405</text:p>
          </table:table-cell>
        </table:table-row>
        <table:table-row table:style-name="ro1">
          <table:table-cell office:value-type="string" calcext:value-type="string">
            <text:p>ukr</text:p>
          </table:table-cell>
          <table:table-cell office:value-type="string" calcext:value-type="string">
            <text:p><text:s/>Дай нам відповідь сказав Маківчук і трохи зачекавши додав</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532]" office:value-type="float" office:value="676405" calcext:value-type="float">
            <text:p>676405</text:p>
          </table:table-cell>
        </table:table-row>
        <table:table-row table:style-name="ro1">
          <table:table-cell office:value-type="string" calcext:value-type="string">
            <text:p>rus</text:p>
          </table:table-cell>
          <table:table-cell office:value-type="string" calcext:value-type="string">
            <text:p><text:s/>Может быть профессор</text:p>
          </table:table-cell>
          <table:table-cell office:value-type="string" calcext:value-type="string">
            <text:p>догадается</text:p>
          </table:table-cell>
          <table:table-cell office:value-type="string" calcext:value-type="string">
            <text:p><text:s/>почему этот ребёнок падает</text:p>
          </table:table-cell>
          <table:table-cell office:value-type="string" calcext:value-type="string">
            <text:p>[Михаил Зощенко. Глупая история (1937) | М. М. Зощенко. Безглузда історія (Михайло Зяблюк, 1991)]</text:p>
          </table:table-cell>
          <table:table-cell table:formula="of:=RANDBETWEEN(1;1000000)" office:value-type="float" office:value="676462" calcext:value-type="float">
            <text:p>676462</text:p>
          </table:table-cell>
        </table:table-row>
        <table:table-row table:style-name="ro1">
          <table:table-cell office:value-type="string" calcext:value-type="string">
            <text:p>ukr</text:p>
          </table:table-cell>
          <table:table-cell office:value-type="string" calcext:value-type="string">
            <text:p><text:s/>Може професор з'ясує чого це хлопчик падає</text:p>
          </table:table-cell>
          <table:table-cell table:number-columns-repeated="2"/>
          <table:table-cell office:value-type="string" calcext:value-type="string">
            <text:p>[Михаил Зощенко. Глупая история (1937) | М. М. Зощенко. Безглузда історія (Михайло Зяблюк, 1991)]</text:p>
          </table:table-cell>
          <table:table-cell table:formula="of:=[.F534]" office:value-type="float" office:value="676462" calcext:value-type="float">
            <text:p>676462</text:p>
          </table:table-cell>
        </table:table-row>
        <table:table-row table:style-name="ro1">
          <table:table-cell office:value-type="string" calcext:value-type="string">
            <text:p>rus</text:p>
          </table:table-cell>
          <table:table-cell office:value-type="string" calcext:value-type="string">
            <text:p><text:s/>В один из морозных январских дней</text:p>
          </table:table-cell>
          <table:table-cell office:value-type="string" calcext:value-type="string">
            <text:p>домой</text:p>
          </table:table-cell>
          <table:table-cell office:value-type="string" calcext:value-type="string">
            <text:p><text:s/>Павка свою смену и собирался уходить но сменявшего его парня не было</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78798" calcext:value-type="float">
            <text:p>678798</text:p>
          </table:table-cell>
        </table:table-row>
        <table:table-row table:style-name="ro1">
          <table:table-cell office:value-type="string" calcext:value-type="string">
            <text:p>ukr</text:p>
          </table:table-cell>
          <table:table-cell office:value-type="string" calcext:value-type="string">
            <text:p><text:s/>Одного морозного січневого дня добував Павка свою зміну й збирався йти додому а хлопця що зміняв його не було</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536]" office:value-type="float" office:value="678798" calcext:value-type="float">
            <text:p>678798</text:p>
          </table:table-cell>
        </table:table-row>
        <table:table-row table:style-name="ro1">
          <table:table-cell office:value-type="string" calcext:value-type="string">
            <text:p>rus</text:p>
          </table:table-cell>
          <table:table-cell office:value-type="string" calcext:value-type="string">
            <text:p><text:s/>В качестве широчайшего веера пионерских идей источника вдохновения для целых поколений писателей и читателей фантастики среди которых немало было и таких кому</text:p>
          </table:table-cell>
          <table:table-cell office:value-type="string" calcext:value-type="string">
            <text:p>довелось</text:p>
          </table:table-cell>
          <table:table-cell office:value-type="string" calcext:value-type="string">
            <text:p><text:s/>осуществить многие дерзкие проекты калужского мечтателя значение его фантазий трудно переоценить</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682442" calcext:value-type="float">
            <text:p>682442</text:p>
          </table:table-cell>
        </table:table-row>
        <table:table-row table:style-name="ro1">
          <table:table-cell office:value-type="string" calcext:value-type="string">
            <text:p>ukr</text:p>
          </table:table-cell>
          <table:table-cell office:value-type="string" calcext:value-type="string">
            <text:p><text:s/>В якості найширшого віяла піонерських ідей джерела натхнення для цілих поколінь письменників та читачів фантастики серед яких немало було й таких кому довелося здійснити багато зухвалих проектів калузького мрійника значення його фантазій важко переоцінит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538]" office:value-type="float" office:value="682442" calcext:value-type="float">
            <text:p>682442</text:p>
          </table:table-cell>
        </table:table-row>
        <table:table-row table:style-name="ro1">
          <table:table-cell office:value-type="string" calcext:value-type="string">
            <text:p>rus</text:p>
          </table:table-cell>
          <table:table-cell office:value-type="string" calcext:value-type="string">
            <text:p><text:s/>Кристоферу Робину</text:p>
          </table:table-cell>
          <table:table-cell office:value-type="string" calcext:value-type="string">
            <text:p>достался</text:p>
          </table:table-cell>
          <table:table-cell office:value-type="string" calcext:value-type="string">
            <text:p><text:s/>большущий зеленый шар а одному из Родных и Знакомых Кролика приготовили большой пребольшой синий шар но этот Родственник и Знакомый его не взял потому что сам он был еще такой маленький что его не взяли в гости поэтому Кристоферу Робину пришлось так и быть захватить с собой оба шара и зеленый и синий</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683039" calcext:value-type="float">
            <text:p>683039</text:p>
          </table:table-cell>
        </table:table-row>
        <table:table-row table:style-name="ro1">
          <table:table-cell office:value-type="string" calcext:value-type="string">
            <text:p>ukr</text:p>
          </table:table-cell>
          <table:table-cell office:value-type="string" calcext:value-type="string">
            <text:p><text:s/>Крістоферові Робіну трапилася величезна зелена кулька а одному з Рідних і Знайомих Кролика приготували велику превелику синю кульку але цей Родич і Знайомий її не взяв бо сам був іще такий малий що в гості його не взяли тому Крістоферові Робіну довелося що поробиш прихопити із собою обидві кульки і зелену й син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540]" office:value-type="float" office:value="683039" calcext:value-type="float">
            <text:p>683039</text:p>
          </table:table-cell>
        </table:table-row>
        <table:table-row table:style-name="ro1">
          <table:table-cell office:value-type="string" calcext:value-type="string">
            <text:p>rus</text:p>
          </table:table-cell>
          <table:table-cell office:value-type="string" calcext:value-type="string">
            <text:p><text:s/>Помню у нас в</text:p>
          </table:table-cell>
          <table:table-cell office:value-type="string" calcext:value-type="string">
            <text:p>домелю</text:p>
          </table:table-cell>
          <table:table-cell office:value-type="string" calcext:value-type="string">
            <text:p><text:s/>били в эту пору сумерничать не зажигать огня и вести в полутемноте беседы</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685460" calcext:value-type="float">
            <text:p>685460</text:p>
          </table:table-cell>
        </table:table-row>
        <table:table-row table:style-name="ro1">
          <table:table-cell office:value-type="string" calcext:value-type="string">
            <text:p>ukr</text:p>
          </table:table-cell>
          <table:table-cell office:value-type="string" calcext:value-type="string">
            <text:p><text:s/>Пам'ятаю у нас у домі любили смерком не світити вогню і вести в напівтемряві розмови</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542]" office:value-type="float" office:value="685460" calcext:value-type="float">
            <text:p>685460</text:p>
          </table:table-cell>
        </table:table-row>
        <table:table-row table:style-name="ro1">
          <table:table-cell office:value-type="string" calcext:value-type="string">
            <text:p>rus</text:p>
          </table:table-cell>
          <table:table-cell office:value-type="string" calcext:value-type="string">
            <text:p><text:s/>Я полагаю отозвался Пилат что мало радости ты</text:p>
          </table:table-cell>
          <table:table-cell office:value-type="string" calcext:value-type="string">
            <text:p>доставил</text:p>
          </table:table-cell>
          <table:table-cell office:value-type="string" calcext:value-type="string">
            <text:p><text:s/>бы легату легиона если бы вздумал разговаривать с кем-нибудь из его офицеров или солдат</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688258" calcext:value-type="float">
            <text:p>688258</text:p>
          </table:table-cell>
        </table:table-row>
        <table:table-row table:style-name="ro1">
          <table:table-cell office:value-type="string" calcext:value-type="string">
            <text:p>ukr</text:p>
          </table:table-cell>
          <table:table-cell office:value-type="string" calcext:value-type="string">
            <text:p><text:s/>Я гадаю озвався Пілат що мало втішив би ти легата легіону якби надумав розмовляти з котримсь із його старшин чи вояків</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544]" office:value-type="float" office:value="688258" calcext:value-type="float">
            <text:p>688258</text:p>
          </table:table-cell>
        </table:table-row>
        <table:table-row table:style-name="ro1">
          <table:table-cell office:value-type="string" calcext:value-type="string">
            <text:p>rus</text:p>
          </table:table-cell>
          <table:table-cell office:value-type="string" calcext:value-type="string">
            <text:p><text:s/>Пока бывало</text:p>
          </table:table-cell>
          <table:table-cell office:value-type="string" calcext:value-type="string">
            <text:p>доедешь</text:p>
          </table:table-cell>
          <table:table-cell office:value-type="string" calcext:value-type="string">
            <text:p><text:s/>до этой усадьбы уже совсем ободняется</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688692" calcext:value-type="float">
            <text:p>688692</text:p>
          </table:table-cell>
        </table:table-row>
        <table:table-row table:style-name="ro1">
          <table:table-cell office:value-type="string" calcext:value-type="string">
            <text:p>ukr</text:p>
          </table:table-cell>
          <table:table-cell office:value-type="string" calcext:value-type="string">
            <text:p><text:s/>Поки бувало доїдеш до цієї садиби уже зовсім розвидніє</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546]" office:value-type="float" office:value="688692" calcext:value-type="float">
            <text:p>688692</text:p>
          </table:table-cell>
        </table:table-row>
        <table:table-row table:style-name="ro1">
          <table:table-cell office:value-type="string" calcext:value-type="string">
            <text:p>rus</text:p>
          </table:table-cell>
          <table:table-cell office:value-type="string" calcext:value-type="string">
            <text:p><text:s/>Однажды вечером я вернулся от него</text:p>
          </table:table-cell>
          <table:table-cell office:value-type="string" calcext:value-type="string">
            <text:p>домой</text:p>
          </table:table-cell>
          <table:table-cell office:value-type="string" calcext:value-type="string">
            <text:p><text:s/>сильно опечаленный</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688991" calcext:value-type="float">
            <text:p>688991</text:p>
          </table:table-cell>
        </table:table-row>
        <table:table-row table:style-name="ro1">
          <table:table-cell office:value-type="string" calcext:value-type="string">
            <text:p>ukr</text:p>
          </table:table-cell>
          <table:table-cell office:value-type="string" calcext:value-type="string">
            <text:p><text:s/>Одного разу ввечерi я повернувся вiд нього додому дуже засмучений</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548]" office:value-type="float" office:value="688991" calcext:value-type="float">
            <text:p>688991</text:p>
          </table:table-cell>
        </table:table-row>
        <table:table-row table:style-name="ro1">
          <table:table-cell office:value-type="string" calcext:value-type="string">
            <text:p>rus</text:p>
          </table:table-cell>
          <table:table-cell office:value-type="string" calcext:value-type="string">
            <text:p><text:s/>Берлиоз же хотел</text:p>
          </table:table-cell>
          <table:table-cell office:value-type="string" calcext:value-type="string">
            <text:p>доказать</text:p>
          </table:table-cell>
          <table:table-cell office:value-type="string" calcext:value-type="string">
            <text:p><text:s/>поэту что главное не в том каков был Иисус плох ли хорош ли а в том что Иисуса то этого как личности вовсе не существовало на свете и что все рассказы о нем простые выдумки самый обыкновенный миф</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689473" calcext:value-type="float">
            <text:p>689473</text:p>
          </table:table-cell>
        </table:table-row>
        <table:table-row table:style-name="ro1">
          <table:table-cell office:value-type="string" calcext:value-type="string">
            <text:p>ukr</text:p>
          </table:table-cell>
          <table:table-cell office:value-type="string" calcext:value-type="string">
            <text:p><text:s/>Берліоз же хотів довести поетові що сенс не в тому яким був Ісус лихим чи добрим а в тому що Ісуса цього як особи зовсім ніколи не існувало на світі і всі розповіді про нього прості вигадки звичайнісінький міф</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550]" office:value-type="float" office:value="689473" calcext:value-type="float">
            <text:p>689473</text:p>
          </table:table-cell>
        </table:table-row>
        <table:table-row table:style-name="ro1">
          <table:table-cell office:value-type="string" calcext:value-type="string">
            <text:p>rus</text:p>
          </table:table-cell>
          <table:table-cell office:value-type="string" calcext:value-type="string">
            <text:p><text:s/>Первый день прошел благополучно и Павка шагал</text:p>
          </table:table-cell>
          <table:table-cell office:value-type="string" calcext:value-type="string">
            <text:p>домой</text:p>
          </table:table-cell>
          <table:table-cell office:value-type="string" calcext:value-type="string">
            <text:p><text:s/>с чувством человека честно заработавшего свой отдых</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690187" calcext:value-type="float">
            <text:p>690187</text:p>
          </table:table-cell>
        </table:table-row>
        <table:table-row table:style-name="ro1">
          <table:table-cell office:value-type="string" calcext:value-type="string">
            <text:p>ukr</text:p>
          </table:table-cell>
          <table:table-cell office:value-type="string" calcext:value-type="string">
            <text:p><text:s/>Перший день минув щасливо і Павка йшов додому з почуттям людини яка чесно заробила свій відпочинок</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552]" office:value-type="float" office:value="690187" calcext:value-type="float">
            <text:p>690187</text:p>
          </table:table-cell>
        </table:table-row>
        <table:table-row table:style-name="ro1">
          <table:table-cell office:value-type="string" calcext:value-type="string">
            <text:p>rus</text:p>
          </table:table-cell>
          <table:table-cell office:value-type="string" calcext:value-type="string">
            <text:p><text:s/>Если вы</text:p>
          </table:table-cell>
          <table:table-cell office:value-type="string" calcext:value-type="string">
            <text:p>доверитесь</text:p>
          </table:table-cell>
          <table:table-cell office:value-type="string" calcext:value-type="string">
            <text:p><text:s/>только рассказам очевидцев то сами сможете продолжить список поразительных расхождений суровой действительности с самыми розовыми воспоминаниями о ней</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692716" calcext:value-type="float">
            <text:p>692716</text:p>
          </table:table-cell>
        </table:table-row>
        <table:table-row table:style-name="ro1">
          <table:table-cell office:value-type="string" calcext:value-type="string">
            <text:p>ukr</text:p>
          </table:table-cell>
          <table:table-cell office:value-type="string" calcext:value-type="string">
            <text:p><text:s/>Якщо ви довiритесь тiльки розповiдям очевидцiв то самi зможете продовжити список разючих розходжень суворої дiйсностi з рожевими спогадами про неї</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554]" office:value-type="float" office:value="692716" calcext:value-type="float">
            <text:p>692716</text:p>
          </table:table-cell>
        </table:table-row>
        <table:table-row table:style-name="ro1">
          <table:table-cell office:value-type="string" calcext:value-type="string">
            <text:p>rus</text:p>
          </table:table-cell>
          <table:table-cell office:value-type="string" calcext:value-type="string">
            <text:p><text:s/>Молода ты еще</text:p>
          </table:table-cell>
          <table:table-cell office:value-type="string" calcext:value-type="string">
            <text:p>доживешь</text:p>
          </table:table-cell>
          <table:table-cell office:value-type="string" calcext:value-type="string">
            <text:p><text:s/>и до хорошего</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02008" calcext:value-type="float">
            <text:p>702008</text:p>
          </table:table-cell>
        </table:table-row>
        <table:table-row table:style-name="ro1">
          <table:table-cell office:value-type="string" calcext:value-type="string">
            <text:p>ukr</text:p>
          </table:table-cell>
          <table:table-cell office:value-type="string" calcext:value-type="string">
            <text:p><text:s/>Молода ти ще доживеш і до хорошого житт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556]" office:value-type="float" office:value="702008" calcext:value-type="float">
            <text:p>702008</text:p>
          </table:table-cell>
        </table:table-row>
        <table:table-row table:style-name="ro1">
          <table:table-cell office:value-type="string" calcext:value-type="string">
            <text:p>rus</text:p>
          </table:table-cell>
          <table:table-cell office:value-type="string" calcext:value-type="string">
            <text:p><text:s/>А те которые пускаются в дальний путь без этих знаний приходят к печальным результатам достойным сожаления С этими словами мы пришли</text:p>
          </table:table-cell>
          <table:table-cell office:value-type="string" calcext:value-type="string">
            <text:p>домой</text:p>
          </table:table-cell>
          <table:table-cell office:value-type="string" calcext:value-type="string">
            <text:p><text:s/>И сели обедать</text:p>
          </table:table-cell>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RANDBETWEEN(1;1000000)" office:value-type="float" office:value="702234" calcext:value-type="float">
            <text:p>702234</text:p>
          </table:table-cell>
        </table:table-row>
        <table:table-row table:style-name="ro1">
          <table:table-cell office:value-type="string" calcext:value-type="string">
            <text:p>ukr</text:p>
          </table:table-cell>
          <table:table-cell office:value-type="string" calcext:value-type="string">
            <text:p><text:s/>А ті хто вирушає в далеку дорогу без цих знань приходять до сумних результатів вартих жалю З цими словами ми прийшли додому І сіли обідати</text:p>
          </table:table-cell>
          <table:table-cell table:number-columns-repeated="2"/>
          <table:table-cell office:value-type="string" calcext:value-type="string">
            <text:p>[Михаил Зощенко. Великие путешественники (Лёля и Минька) (1939) | М. М. Зощенко. Великі мандрівники (Льоля і Мишко) (Михайло Зяблюк, 1991)]</text:p>
          </table:table-cell>
          <table:table-cell table:formula="of:=[.F558]" office:value-type="float" office:value="702234" calcext:value-type="float">
            <text:p>702234</text:p>
          </table:table-cell>
        </table:table-row>
        <table:table-row table:style-name="ro1">
          <table:table-cell office:value-type="string" calcext:value-type="string">
            <text:p>rus</text:p>
          </table:table-cell>
          <table:table-cell office:value-type="string" calcext:value-type="string">
            <text:p><text:s/>Никаких волков нет Он просто трус</text:p>
          </table:table-cell>
          <table:table-cell office:value-type="string" calcext:value-type="string">
            <text:p>добавил</text:p>
          </table:table-cell>
          <table:table-cell office:value-type="string" calcext:value-type="string">
            <text:p><text:s/>Нуф Нуф [...]</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706030" calcext:value-type="float">
            <text:p>706030</text:p>
          </table:table-cell>
        </table:table-row>
        <table:table-row table:style-name="ro1">
          <table:table-cell office:value-type="string" calcext:value-type="string">
            <text:p>ukr</text:p>
          </table:table-cell>
          <table:table-cell office:value-type="string" calcext:value-type="string">
            <text:p><text:s/>Ніяких вовків нема Він просто боягуз додав Нуф Нуф [...]</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560]" office:value-type="float" office:value="706030" calcext:value-type="float">
            <text:p>706030</text:p>
          </table:table-cell>
        </table:table-row>
        <table:table-row table:style-name="ro1">
          <table:table-cell office:value-type="string" calcext:value-type="string">
            <text:p>rus</text:p>
          </table:table-cell>
          <table:table-cell office:value-type="string" calcext:value-type="string">
            <text:p><text:s/>Он до всего повторяю</text:p>
          </table:table-cell>
          <table:table-cell office:value-type="string" calcext:value-type="string">
            <text:p>доходил</text:p>
          </table:table-cell>
          <table:table-cell office:value-type="string" calcext:value-type="string">
            <text:p><text:s/>сам без подсказок</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07129" calcext:value-type="float">
            <text:p>707129</text:p>
          </table:table-cell>
        </table:table-row>
        <table:table-row table:style-name="ro1">
          <table:table-cell office:value-type="string" calcext:value-type="string">
            <text:p>ukr</text:p>
          </table:table-cell>
          <table:table-cell office:value-type="string" calcext:value-type="string">
            <text:p><text:s/>Він до всього повторюю доходив сам без підказок</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562]" office:value-type="float" office:value="707129" calcext:value-type="float">
            <text:p>707129</text:p>
          </table:table-cell>
        </table:table-row>
        <table:table-row table:style-name="ro1">
          <table:table-cell office:value-type="string" calcext:value-type="string">
            <text:p>rus</text:p>
          </table:table-cell>
          <table:table-cell office:value-type="string" calcext:value-type="string">
            <text:p><text:s/>Тем не менее они никому не сказали об этом И</text:p>
          </table:table-cell>
          <table:table-cell office:value-type="string" calcext:value-type="string">
            <text:p>допустили</text:p>
          </table:table-cell>
          <table:table-cell office:value-type="string" calcext:value-type="string">
            <text:p><text:s/>выпить такой чай И вот в чём их главное преступление</text:p>
          </table:table-cell>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RANDBETWEEN(1;1000000)" office:value-type="float" office:value="709526" calcext:value-type="float">
            <text:p>709526</text:p>
          </table:table-cell>
        </table:table-row>
        <table:table-row table:style-name="ro1">
          <table:table-cell office:value-type="string" calcext:value-type="string">
            <text:p>ukr</text:p>
          </table:table-cell>
          <table:table-cell office:value-type="string" calcext:value-type="string">
            <text:p><text:s/>Однак вони нікому не сказали про це [...] Ось у чому їх головна провина</text:p>
          </table:table-cell>
          <table:table-cell table:number-columns-repeated="2"/>
          <table:table-cell office:value-type="string" calcext:value-type="string">
            <text:p>[Михаил Зощенко. Золотые слова (Лёля и Минька) (1939) | М. М. Зощенко. Золоті слова (Льоля і Мишко) (Михайло Зяблюк, 1991)]</text:p>
          </table:table-cell>
          <table:table-cell table:formula="of:=[.F564]" office:value-type="float" office:value="709526" calcext:value-type="float">
            <text:p>709526</text:p>
          </table:table-cell>
        </table:table-row>
        <table:table-row table:style-name="ro1">
          <table:table-cell office:value-type="string" calcext:value-type="string">
            <text:p>rus</text:p>
          </table:table-cell>
          <table:table-cell office:value-type="string" calcext:value-type="string">
            <text:p><text:s/>И повторяя явно чужие слова понравившиеся ей своей значительностью</text:p>
          </table:table-cell>
          <table:table-cell office:value-type="string" calcext:value-type="string">
            <text:p>добавила</text:p>
          </table:table-cell>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709879" calcext:value-type="float">
            <text:p>709879</text:p>
          </table:table-cell>
        </table:table-row>
        <table:table-row table:style-name="ro1">
          <table:table-cell office:value-type="string" calcext:value-type="string">
            <text:p>ukr</text:p>
          </table:table-cell>
          <table:table-cell office:value-type="string" calcext:value-type="string">
            <text:p><text:s/>І повторюючи явно чужі слова що сподобались їй своєю значущістю додала</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566]" office:value-type="float" office:value="709879" calcext:value-type="float">
            <text:p>709879</text:p>
          </table:table-cell>
        </table:table-row>
        <table:table-row table:style-name="ro1">
          <table:table-cell office:value-type="string" calcext:value-type="string">
            <text:p>rus</text:p>
          </table:table-cell>
          <table:table-cell office:value-type="string" calcext:value-type="string">
            <text:p><text:s/>Винни Пух был всегда не прочь немного подкрепиться в особенности часов в одиннадцать утра потому что в это время завтрак уже давно окончился а обед еще и не думал начинаться И конечно он страшно обрадовался увидев что Кролик</text:p>
          </table:table-cell>
          <table:table-cell office:value-type="string" calcext:value-type="string">
            <text:p>добавил</text:p>
          </table:table-cell>
          <table:table-cell office:value-type="string" calcext:value-type="string">
            <text:p><text:s/>чашки и тарелки А когда Кролик спросил Тебе чего намазать меду или сгущенного молока Пух пришел в такой восторг что выпалил И того и другого Правда спохватившись он чтобы не показаться очень жадным поскорее А хлеба можно вообще не давать</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10582" calcext:value-type="float">
            <text:p>710582</text:p>
          </table:table-cell>
        </table:table-row>
        <table:table-row table:style-name="ro1">
          <table:table-cell office:value-type="string" calcext:value-type="string">
            <text:p>ukr</text:p>
          </table:table-cell>
          <table:table-cell office:value-type="string" calcext:value-type="string">
            <text:p><text:s/>Вінні Пух був завжди згодний трохи підкріпитись особливо годині об одинадцятій ранку бо в цей час сніданок уже давно скінчився а обід іще й не думав починатись І звичайно він страшенно зрадів коли побачив що Кролик дістає чашки й тарілки А коли Кролик запитав Тобі чого намазати меду чи згущеного молока Пуха охопило таке збудження що він вигукнув І того й другого Щоправда спохватившися він аби не здатися надто жадібним мерщій додав А хліба можна зовсім не давати</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568]" office:value-type="float" office:value="710582" calcext:value-type="float">
            <text:p>710582</text:p>
          </table:table-cell>
        </table:table-row>
        <table:table-row table:style-name="ro1">
          <table:table-cell office:value-type="string" calcext:value-type="string">
            <text:p>rus</text:p>
          </table:table-cell>
          <table:table-cell office:value-type="string" calcext:value-type="string">
            <text:p><text:s/>Обливая себе голову теплой водой он услышал испуганные крики</text:p>
          </table:table-cell>
          <table:table-cell office:value-type="string" calcext:value-type="string">
            <text:p>доносившиеся</text:p>
          </table:table-cell>
          <table:table-cell office:value-type="string" calcext:value-type="string">
            <text:p><text:s/>с палубы</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717566" calcext:value-type="float">
            <text:p>717566</text:p>
          </table:table-cell>
        </table:table-row>
        <table:table-row table:style-name="ro1">
          <table:table-cell office:value-type="string" calcext:value-type="string">
            <text:p>ukr</text:p>
          </table:table-cell>
          <table:table-cell office:value-type="string" calcext:value-type="string">
            <text:p><text:s/>Обливаючи собі голову теплою водою він почув перелякані крики що долинали з палуби</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570]" office:value-type="float" office:value="717566" calcext:value-type="float">
            <text:p>717566</text:p>
          </table:table-cell>
        </table:table-row>
        <table:table-row table:style-name="ro1">
          <table:table-cell office:value-type="string" calcext:value-type="string">
            <text:p>rus</text:p>
          </table:table-cell>
          <table:table-cell office:value-type="string" calcext:value-type="string">
            <text:p><text:s/>Башмачки твои позапрошлогодние</text:p>
          </table:table-cell>
          <table:table-cell office:value-type="string" calcext:value-type="string">
            <text:p>донашивать</text:p>
          </table:table-cell>
          <table:table-cell office:value-type="string" calcext:value-type="string">
            <text:p><text:s/>ей позволила жалко что ли</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20910" calcext:value-type="float">
            <text:p>720910</text:p>
          </table:table-cell>
        </table:table-row>
        <table:table-row table:style-name="ro1">
          <table:table-cell office:value-type="string" calcext:value-type="string">
            <text:p>ukr</text:p>
          </table:table-cell>
          <table:table-cell office:value-type="string" calcext:value-type="string">
            <text:p><text:s/>Черевички твої позаторішні доношувати їй дозволила Чи мені шкода</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572]" office:value-type="float" office:value="720910" calcext:value-type="float">
            <text:p>720910</text:p>
          </table:table-cell>
        </table:table-row>
        <table:table-row table:style-name="ro1">
          <table:table-cell office:value-type="string" calcext:value-type="string">
            <text:p>rus</text:p>
          </table:table-cell>
          <table:table-cell office:value-type="string" calcext:value-type="string">
            <text:p><text:s/>А Леля была очень такая высокая длинновязая девочка И она могла высоко</text:p>
          </table:table-cell>
          <table:table-cell office:value-type="string" calcext:value-type="string">
            <text:p>достать</text:p>
          </table:table-cell>
          <table:table-cell office:value-type="string" calcext:value-type="string">
            <text:p><text:s/>Она встала на цыпочки и своим большим ртом стала поедать вторую пастилку</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23714" calcext:value-type="float">
            <text:p>723714</text:p>
          </table:table-cell>
        </table:table-row>
        <table:table-row table:style-name="ro1">
          <table:table-cell office:value-type="string" calcext:value-type="string">
            <text:p>ukr</text:p>
          </table:table-cell>
          <table:table-cell office:value-type="string" calcext:value-type="string">
            <text:p><text:s/>А Льоля була дуже високою довготелесою дівчинкою І вона могла високо дістати Вона стала навшпиньки і своїм великим ротом ухопила другу пастилку</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574]" office:value-type="float" office:value="723714" calcext:value-type="float">
            <text:p>723714</text:p>
          </table:table-cell>
        </table:table-row>
        <table:table-row table:style-name="ro1">
          <table:table-cell office:value-type="string" calcext:value-type="string">
            <text:p>rus</text:p>
          </table:table-cell>
          <table:table-cell office:value-type="string" calcext:value-type="string">
            <text:p><text:s/>Но я говорю Буди буди мол табаку то</text:p>
          </table:table-cell>
          <table:table-cell office:value-type="string" calcext:value-type="string">
            <text:p>достать</text:p>
          </table:table-cell>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724321" calcext:value-type="float">
            <text:p>724321</text:p>
          </table:table-cell>
        </table:table-row>
        <table:table-row table:style-name="ro1">
          <table:table-cell office:value-type="string" calcext:value-type="string">
            <text:p>ukr</text:p>
          </table:table-cell>
          <table:table-cell office:value-type="string" calcext:value-type="string">
            <text:p><text:s/>Та я кажу Буди буди мовляв тютюнцю дістати</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576]" office:value-type="float" office:value="724321" calcext:value-type="float">
            <text:p>724321</text:p>
          </table:table-cell>
        </table:table-row>
        <table:table-row table:style-name="ro1">
          <table:table-cell office:value-type="string" calcext:value-type="string">
            <text:p>rus</text:p>
          </table:table-cell>
          <table:table-cell office:value-type="string" calcext:value-type="string">
            <text:p><text:s/>Не горюй мы будем читать тебе вслух весело воскликнул Кролик Только бы снег не пошел Да вот еще что</text:p>
          </table:table-cell>
          <table:table-cell office:value-type="string" calcext:value-type="string">
            <text:p>добавил</text:p>
          </table:table-cell>
          <table:table-cell office:value-type="string" calcext:value-type="string">
            <text:p><text:s/>он ты дружок занял у меня почти всю комнату Можно я буду вешать полотенца на твои задние ноги А то они торчат там совершенно зря а из них выйдет чудесная вешалка для полотенец</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26238" calcext:value-type="float">
            <text:p>726238</text:p>
          </table:table-cell>
        </table:table-row>
        <table:table-row table:style-name="ro1">
          <table:table-cell office:value-type="string" calcext:value-type="string">
            <text:p>ukr</text:p>
          </table:table-cell>
          <table:table-cell office:value-type="string" calcext:value-type="string">
            <text:p><text:s/>Не переживай ми читатимемо тобі вголос весело вигукнув Кролик Тільки б сніг не пішов Ага ось іще що додав він ти друже зайняв у мене майже всю кімнату Можна я вішатиму рушники на твої задні ноги А то вони стирчать отак зовсім надаремно а з них вийде чудова вішалка для рушників</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578]" office:value-type="float" office:value="726238" calcext:value-type="float">
            <text:p>726238</text:p>
          </table:table-cell>
        </table:table-row>
        <table:table-row table:style-name="ro1">
          <table:table-cell office:value-type="string" calcext:value-type="string">
            <text:p>rus</text:p>
          </table:table-cell>
          <table:table-cell office:value-type="string" calcext:value-type="string">
            <text:p><text:s/>Тогда я буду один строить себе дом сказал Наф Наф Я не буду вас</text:p>
          </table:table-cell>
          <table:table-cell office:value-type="string" calcext:value-type="string">
            <text:p>дожидаться</text:p>
          </table:table-cell>
          <table:table-cell office:value-type="string" calcext:value-type="string">
            <text:p><text:s/>С каждым днем становилось все холоднее и холоднее</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728091" calcext:value-type="float">
            <text:p>728091</text:p>
          </table:table-cell>
        </table:table-row>
        <table:table-row table:style-name="ro1">
          <table:table-cell office:value-type="string" calcext:value-type="string">
            <text:p>ukr</text:p>
          </table:table-cell>
          <table:table-cell office:value-type="string" calcext:value-type="string">
            <text:p><text:s/>Тоді я сам-один будуватиму собі дім сказав Наф Наф На вас не чекатиму З кожним днем все холоднішало і холоднішало</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580]" office:value-type="float" office:value="728091" calcext:value-type="float">
            <text:p>728091</text:p>
          </table:table-cell>
        </table:table-row>
        <table:table-row table:style-name="ro1">
          <table:table-cell office:value-type="string" calcext:value-type="string">
            <text:p>rus</text:p>
          </table:table-cell>
          <table:table-cell office:value-type="string" calcext:value-type="string">
            <text:p><text:s/>Ракета зонд</text:p>
          </table:table-cell>
          <table:table-cell office:value-type="string" calcext:value-type="string">
            <text:p>донесла</text:p>
          </table:table-cell>
          <table:table-cell office:value-type="string" calcext:value-type="string">
            <text:p><text:s/>о наличии разумных существ на четвертой планете Телекана</text:p>
          </table:table-cell>
          <table:table-cell office:value-type="string" calcext:value-type="string">
            <text:p>[Юрий Никитин. След человека (1973) | Ю. Нікітін. Слід людини (Віталій Геник, 1995-2010)]</text:p>
          </table:table-cell>
          <table:table-cell table:formula="of:=RANDBETWEEN(1;1000000)" office:value-type="float" office:value="729572" calcext:value-type="float">
            <text:p>729572</text:p>
          </table:table-cell>
        </table:table-row>
        <table:table-row table:style-name="ro1">
          <table:table-cell office:value-type="string" calcext:value-type="string">
            <text:p>ukr</text:p>
          </table:table-cell>
          <table:table-cell office:value-type="string" calcext:value-type="string">
            <text:p><text:s/>Ракета зонд повідомила про наявність розумних істот на четвертій планеті Телекана</text:p>
          </table:table-cell>
          <table:table-cell table:number-columns-repeated="2"/>
          <table:table-cell office:value-type="string" calcext:value-type="string">
            <text:p>[Юрий Никитин. След человека (1973) | Ю. Нікітін. Слід людини (Віталій Геник, 1995-2010)]</text:p>
          </table:table-cell>
          <table:table-cell table:formula="of:=[.F582]" office:value-type="float" office:value="729572" calcext:value-type="float">
            <text:p>729572</text:p>
          </table:table-cell>
        </table:table-row>
        <table:table-row table:style-name="ro1">
          <table:table-cell office:value-type="string" calcext:value-type="string">
            <text:p>rus</text:p>
          </table:table-cell>
          <table:table-cell office:value-type="string" calcext:value-type="string">
            <text:p><text:s/>Кошмар Ну что стоишь</text:p>
          </table:table-cell>
          <table:table-cell office:value-type="string" calcext:value-type="string">
            <text:p>докладывай</text:p>
          </table:table-cell>
          <table:table-cell office:value-type="string" calcext:value-type="string">
            <text:p><text:s/>Ангел поклонился взял указку и начал</text:p>
          </table:table-cell>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734102" calcext:value-type="float">
            <text:p>734102</text:p>
          </table:table-cell>
        </table:table-row>
        <table:table-row table:style-name="ro1">
          <table:table-cell office:value-type="string" calcext:value-type="string">
            <text:p>ukr</text:p>
          </table:table-cell>
          <table:table-cell office:value-type="string" calcext:value-type="string">
            <text:p><text:s/>Який жах Ну чого стовбичиш доповідай Янгол уклонився взяв указку й почав</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F584]" office:value-type="float" office:value="734102" calcext:value-type="float">
            <text:p>734102</text:p>
          </table:table-cell>
        </table:table-row>
        <table:table-row table:style-name="ro1">
          <table:table-cell office:value-type="string" calcext:value-type="string">
            <text:p>rus</text:p>
          </table:table-cell>
          <table:table-cell office:value-type="string" calcext:value-type="string">
            <text:p><text:s/>И хотя премия Ересиарху не</text:p>
          </table:table-cell>
          <table:table-cell office:value-type="string" calcext:value-type="string">
            <text:p>досталась</text:p>
          </table:table-cell>
          <table:table-cell office:value-type="string" calcext:value-type="string">
            <text:p><text:s/>в этой книге Аполлинер заявил о себе как замечательный прозаик тонко улавливающий дух своего времени</text:p>
          </table:table-cell>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735207" calcext:value-type="float">
            <text:p>735207</text:p>
          </table:table-cell>
        </table:table-row>
        <table:table-row table:style-name="ro1">
          <table:table-cell office:value-type="string" calcext:value-type="string">
            <text:p>ukr</text:p>
          </table:table-cell>
          <table:table-cell office:value-type="string" calcext:value-type="string">
            <text:p><text:s/>І хоча премії Єресіарху не присудили в цій книзі Аполлінер заявив про себе як чудовий прозаїк що тонко відчував дух свого часу</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F586]" office:value-type="float" office:value="735207" calcext:value-type="float">
            <text:p>735207</text:p>
          </table:table-cell>
        </table:table-row>
        <table:table-row table:style-name="ro1">
          <table:table-cell office:value-type="string" calcext:value-type="string">
            <text:p>rus</text:p>
          </table:table-cell>
          <table:table-cell office:value-type="string" calcext:value-type="string">
            <text:p><text:s/>Присев на корточки она открыла нижний ящик первого из них и из-под груды шелковых обрезков</text:p>
          </table:table-cell>
          <table:table-cell office:value-type="string" calcext:value-type="string">
            <text:p>достала</text:p>
          </table:table-cell>
          <table:table-cell office:value-type="string" calcext:value-type="string">
            <text:p><text:s/>то единственно ценное что имела в жизни</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739250" calcext:value-type="float">
            <text:p>739250</text:p>
          </table:table-cell>
        </table:table-row>
        <table:table-row table:style-name="ro1">
          <table:table-cell office:value-type="string" calcext:value-type="string">
            <text:p>ukr</text:p>
          </table:table-cell>
          <table:table-cell office:value-type="string" calcext:value-type="string">
            <text:p><text:s/>Сівши навпочіпки вона висунула нижню шухляду першої з них і з-під купи шовкових обрізків дістала те єдине вартісне що мала в житті</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588]" office:value-type="float" office:value="739250" calcext:value-type="float">
            <text:p>739250</text:p>
          </table:table-cell>
        </table:table-row>
        <table:table-row table:style-name="ro1">
          <table:table-cell office:value-type="string" calcext:value-type="string">
            <text:p>rus</text:p>
          </table:table-cell>
          <table:table-cell office:value-type="string" calcext:value-type="string">
            <text:p><text:s/>И не</text:p>
          </table:table-cell>
          <table:table-cell office:value-type="string" calcext:value-type="string">
            <text:p>дожидаясь</text:p>
          </table:table-cell>
          <table:table-cell office:value-type="string" calcext:value-type="string">
            <text:p><text:s/>ответа приблизился к письменному столу</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741047" calcext:value-type="float">
            <text:p>741047</text:p>
          </table:table-cell>
        </table:table-row>
        <table:table-row table:style-name="ro1">
          <table:table-cell office:value-type="string" calcext:value-type="string">
            <text:p>ukr</text:p>
          </table:table-cell>
          <table:table-cell office:value-type="string" calcext:value-type="string">
            <text:p><text:s/>І не чекаючи відповіді наблизився до письмового столу</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590]" office:value-type="float" office:value="741047" calcext:value-type="float">
            <text:p>741047</text:p>
          </table:table-cell>
        </table:table-row>
        <table:table-row table:style-name="ro1">
          <table:table-cell office:value-type="string" calcext:value-type="string">
            <text:p>rus</text:p>
          </table:table-cell>
          <table:table-cell office:value-type="string" calcext:value-type="string">
            <text:p><text:s/>Теперь прибавилось еще другое преступление не открытое и не наказанное когда мы зашли за угол я все-таки озираясь по сторонам</text:p>
          </table:table-cell>
          <table:table-cell office:value-type="string" calcext:value-type="string">
            <text:p>дочитал</text:p>
          </table:table-cell>
          <table:table-cell office:value-type="string" calcext:value-type="string">
            <text:p><text:s/>газету на улице</text:p>
          </table:table-cell>
          <table:table-cell office:value-type="string" calcext:value-type="string">
            <text:p>[Аркадий Аверченко. Прага (1922-1925) | А. Т. Аверченко. Прага]</text:p>
          </table:table-cell>
          <table:table-cell table:formula="of:=RANDBETWEEN(1;1000000)" office:value-type="float" office:value="747258" calcext:value-type="float">
            <text:p>747258</text:p>
          </table:table-cell>
        </table:table-row>
        <table:table-row table:style-name="ro1">
          <table:table-cell office:value-type="string" calcext:value-type="string">
            <text:p>ukr</text:p>
          </table:table-cell>
          <table:table-cell office:value-type="string" calcext:value-type="string">
            <text:p><text:s/>Тепер додався ще інший злочин не відкритий і не покараний коли ми зайшли за кут я все-таки озираючись по сторонам дочитав газету на вулиці</text:p>
          </table:table-cell>
          <table:table-cell table:number-columns-repeated="2"/>
          <table:table-cell office:value-type="string" calcext:value-type="string">
            <text:p>[Аркадий Аверченко. Прага (1922-1925) | А. Т. Аверченко. Прага]</text:p>
          </table:table-cell>
          <table:table-cell table:formula="of:=[.F592]" office:value-type="float" office:value="747258" calcext:value-type="float">
            <text:p>747258</text:p>
          </table:table-cell>
        </table:table-row>
        <table:table-row table:style-name="ro1">
          <table:table-cell office:value-type="string" calcext:value-type="string">
            <text:p>rus</text:p>
          </table:table-cell>
          <table:table-cell office:value-type="string" calcext:value-type="string">
            <text:p><text:s/>Страстно запойно читать Циолковский начал с детства и читал все что можно было</text:p>
          </table:table-cell>
          <table:table-cell office:value-type="string" calcext:value-type="string">
            <text:p>достать</text:p>
          </table:table-cell>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54212" calcext:value-type="float">
            <text:p>754212</text:p>
          </table:table-cell>
        </table:table-row>
        <table:table-row table:style-name="ro1">
          <table:table-cell office:value-type="string" calcext:value-type="string">
            <text:p>ukr</text:p>
          </table:table-cell>
          <table:table-cell office:value-type="string" calcext:value-type="string">
            <text:p><text:s/>Пристрасно запійне читати Ціолковській почав з дитинства і читав все що можна було дістат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594]" office:value-type="float" office:value="754212" calcext:value-type="float">
            <text:p>754212</text:p>
          </table:table-cell>
        </table:table-row>
        <table:table-row table:style-name="ro1">
          <table:table-cell office:value-type="string" calcext:value-type="string">
            <text:p>rus</text:p>
          </table:table-cell>
          <table:table-cell office:value-type="string" calcext:value-type="string">
            <text:p><text:s/>Ну Кристофер Робин конечно рассмеялся про себя и подумал Ах ты глупенький мишка но вслух он этого не сказал потому что он очень любил Пуха И он отправился</text:p>
          </table:table-cell>
          <table:table-cell office:value-type="string" calcext:value-type="string">
            <text:p>домой</text:p>
          </table:table-cell>
          <table:table-cell office:value-type="string" calcext:value-type="string">
            <text:p><text:s/>за зонтиком</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754786" calcext:value-type="float">
            <text:p>754786</text:p>
          </table:table-cell>
        </table:table-row>
        <table:table-row table:style-name="ro1">
          <table:table-cell office:value-type="string" calcext:value-type="string">
            <text:p>ukr</text:p>
          </table:table-cell>
          <table:table-cell office:value-type="string" calcext:value-type="string">
            <text:p><text:s/>Ну Крістофер Робін звичайно розреготався про себе й подумав Ох дурненьке ведмежатко та вголос він цього не сказав бо дуже любив Пуха І він попрямував додому за парасолькою</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596]" office:value-type="float" office:value="754786" calcext:value-type="float">
            <text:p>754786</text:p>
          </table:table-cell>
        </table:table-row>
        <table:table-row table:style-name="ro1">
          <table:table-cell office:value-type="string" calcext:value-type="string">
            <text:p>rus</text:p>
          </table:table-cell>
          <table:table-cell office:value-type="string" calcext:value-type="string">
            <text:p><text:s/>Можете дальнейшее не записывать обратился он к секретарю хотя тот и так ничего не записывал и продолжал говорить арестанту в какой-нибудь из греческих книг ты прочел об этом Нет я своим умом</text:p>
          </table:table-cell>
          <table:table-cell office:value-type="string" calcext:value-type="string">
            <text:p>дошел</text:p>
          </table:table-cell>
          <table:table-cell office:value-type="string" calcext:value-type="string">
            <text:p><text:s/>до этого И ты проповедуешь это</text:p>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757019" calcext:value-type="float">
            <text:p>757019</text:p>
          </table:table-cell>
        </table:table-row>
        <table:table-row table:style-name="ro1">
          <table:table-cell office:value-type="string" calcext:value-type="string">
            <text:p>ukr</text:p>
          </table:table-cell>
          <table:table-cell office:value-type="string" calcext:value-type="string">
            <text:p><text:s/>Можете далі не записувати звернувся він до секретаря хоч той і так нічого не записував а далі продовжував до арештанта Це ти в якійсь із грецьких книг вичитав Ні я самотужки дійшов до цього І ти проповідуєш це</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F598]" office:value-type="float" office:value="757019" calcext:value-type="float">
            <text:p>757019</text:p>
          </table:table-cell>
        </table:table-row>
        <table:table-row table:style-name="ro1">
          <table:table-cell office:value-type="string" calcext:value-type="string">
            <text:p>rus</text:p>
          </table:table-cell>
          <table:table-cell office:value-type="string" calcext:value-type="string">
            <text:p><text:s/>Короче говоря они немножко побили Андрюшу И тот с рёвом вернулся</text:p>
          </table:table-cell>
          <table:table-cell office:value-type="string" calcext:value-type="string">
            <text:p>домой</text:p>
          </table:table-cell>
          <table:table-cell office:value-type="string" calcext:value-type="string">
            <text:p><text:s/>И дома утирая слёзы Андрюша сказал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767958" calcext:value-type="float">
            <text:p>767958</text:p>
          </table:table-cell>
        </table:table-row>
        <table:table-row table:style-name="ro1">
          <table:table-cell office:value-type="string" calcext:value-type="string">
            <text:p>ukr</text:p>
          </table:table-cell>
          <table:table-cell office:value-type="string" calcext:value-type="string">
            <text:p><text:s/>Одне слово вони трошки побили Андрійка І той плачучи повернувся додому Вдома крізь сльози Андрійко повідоми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600]" office:value-type="float" office:value="767958" calcext:value-type="float">
            <text:p>767958</text:p>
          </table:table-cell>
        </table:table-row>
        <table:table-row table:style-name="ro1">
          <table:table-cell office:value-type="string" calcext:value-type="string">
            <text:p>rus</text:p>
          </table:table-cell>
          <table:table-cell office:value-type="string" calcext:value-type="string">
            <text:p><text:s/>Признанных оперных солистов Эдварда Дока Смита Джека Уильямсона и Эдмонда Гамильтона печатать более или менее регулярно начали только в 1990 х [Хотя Звездных королей последнего в самиздате читали а отдельные строго</text:p>
          </table:table-cell>
          <table:table-cell office:value-type="string" calcext:value-type="string">
            <text:p>дозированные</text:p>
          </table:table-cell>
          <table:table-cell office:value-type="string" calcext:value-type="string">
            <text:p><text:s/>якобы положительные образцы раскритикованного жанра к примеру те же Саргассы в космосе мало кому в ту пору известной Андрэ Нортон разумеется еще больше запутывали истинную картину</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769277" calcext:value-type="float">
            <text:p>769277</text:p>
          </table:table-cell>
        </table:table-row>
        <table:table-row table:style-name="ro1">
          <table:table-cell office:value-type="string" calcext:value-type="string">
            <text:p>ukr</text:p>
          </table:table-cell>
          <table:table-cell office:value-type="string" calcext:value-type="string">
            <text:p><text:s/>Визнаних оперних солістів Едварда Дока Сміта Джека Вільямсона та Едмонда Гамільтона друкувати більш-менш регулярно почали тільки в 1990 х хоча Зоряних королів останнього в самвидаві читали а окремі строго дозовані нібито позитивні зразки розкритикованого жанру наприклад ті ж самі Саргасси в космосі мало кому в ту пору відомої Андре Нортон певним чином ще більше заплутували дійсну картину</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602]" office:value-type="float" office:value="769277" calcext:value-type="float">
            <text:p>769277</text:p>
          </table:table-cell>
        </table:table-row>
        <table:table-row table:style-name="ro1">
          <table:table-cell office:value-type="string" calcext:value-type="string">
            <text:p>rus</text:p>
          </table:table-cell>
          <table:table-cell office:value-type="string" calcext:value-type="string">
            <text:p><text:s/>Андрюша пошёл</text:p>
          </table:table-cell>
          <table:table-cell office:value-type="string" calcext:value-type="string">
            <text:p>домой</text:p>
          </table:table-cell>
          <table:table-cell office:value-type="string" calcext:value-type="string">
            <text:p><text:s/>и дома утирая слёзы сказал своей маме</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770239" calcext:value-type="float">
            <text:p>770239</text:p>
          </table:table-cell>
        </table:table-row>
        <table:table-row table:style-name="ro1">
          <table:table-cell office:value-type="string" calcext:value-type="string">
            <text:p>ukr</text:p>
          </table:table-cell>
          <table:table-cell office:value-type="string" calcext:value-type="string">
            <text:p><text:s/>Андрійко пішов додому і вдома схлипуючи розповів</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604]" office:value-type="float" office:value="770239" calcext:value-type="float">
            <text:p>770239</text:p>
          </table:table-cell>
        </table:table-row>
        <table:table-row table:style-name="ro1">
          <table:table-cell office:value-type="string" calcext:value-type="string">
            <text:p>rus</text:p>
          </table:table-cell>
          <table:table-cell office:value-type="string" calcext:value-type="string">
            <text:p><text:s/>Это мама нас звала</text:p>
          </table:table-cell>
          <table:table-cell office:value-type="string" calcext:value-type="string">
            <text:p>домой</text:p>
          </table:table-cell>
          <table:table-cell office:value-type="string" calcext:value-type="string">
            <text:p><text:s/>так как с нами хотели попрощаться мамины гости</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770320" calcext:value-type="float">
            <text:p>770320</text:p>
          </table:table-cell>
        </table:table-row>
        <table:table-row table:style-name="ro1">
          <table:table-cell office:value-type="string" calcext:value-type="string">
            <text:p>ukr</text:p>
          </table:table-cell>
          <table:table-cell office:value-type="string" calcext:value-type="string">
            <text:p><text:s/>Це мама кликала нас додому бо з нами хотіли попрощатися мамині гості</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606]" office:value-type="float" office:value="770320" calcext:value-type="float">
            <text:p>770320</text:p>
          </table:table-cell>
        </table:table-row>
        <table:table-row table:style-name="ro1">
          <table:table-cell office:value-type="string" calcext:value-type="string">
            <text:p>rus</text:p>
          </table:table-cell>
          <table:table-cell office:value-type="string" calcext:value-type="string">
            <text:p><text:s/>Макивчук</text:p>
          </table:table-cell>
          <table:table-cell office:value-type="string" calcext:value-type="string">
            <text:p>достал</text:p>
          </table:table-cell>
          <table:table-cell office:value-type="string" calcext:value-type="string">
            <text:p><text:s/>из шкафа три тонкостенных фужера из прозрачного стекла бережно разлил паленку</text:p>
          </table:table-cell>
          <table:table-cell office:value-type="string" calcext:value-type="string">
            <text:p>[Юрий Никитин. Грозная планета (1973) | Ю. Нікітін. Грізна планета (Віталій Геник, 1995-2010)]</text:p>
          </table:table-cell>
          <table:table-cell table:formula="of:=RANDBETWEEN(1;1000000)" office:value-type="float" office:value="772279" calcext:value-type="float">
            <text:p>772279</text:p>
          </table:table-cell>
        </table:table-row>
        <table:table-row table:style-name="ro1">
          <table:table-cell office:value-type="string" calcext:value-type="string">
            <text:p>ukr</text:p>
          </table:table-cell>
          <table:table-cell office:value-type="string" calcext:value-type="string">
            <text:p><text:s/>Маківчук дістав з шафи три тонкостінні фужери з прозорого скла дбайливо розлив паленку</text:p>
          </table:table-cell>
          <table:table-cell table:number-columns-repeated="2"/>
          <table:table-cell office:value-type="string" calcext:value-type="string">
            <text:p>[Юрий Никитин. Грозная планета (1973) | Ю. Нікітін. Грізна планета (Віталій Геник, 1995-2010)]</text:p>
          </table:table-cell>
          <table:table-cell table:formula="of:=[.F608]" office:value-type="float" office:value="772279" calcext:value-type="float">
            <text:p>772279</text:p>
          </table:table-cell>
        </table:table-row>
        <table:table-row table:style-name="ro1">
          <table:table-cell office:value-type="string" calcext:value-type="string">
            <text:p>rus</text:p>
          </table:table-cell>
          <table:table-cell office:value-type="string" calcext:value-type="string">
            <text:p><text:s/>Мы прочтём этот адрес и</text:p>
          </table:table-cell>
          <table:table-cell office:value-type="string" calcext:value-type="string">
            <text:p>домой</text:p>
          </table:table-cell>
          <table:table-cell office:value-type="string" calcext:value-type="string">
            <text:p><text:s/>ребёнка</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774102" calcext:value-type="float">
            <text:p>774102</text:p>
          </table:table-cell>
        </table:table-row>
        <table:table-row table:style-name="ro1">
          <table:table-cell office:value-type="string" calcext:value-type="string">
            <text:p>ukr</text:p>
          </table:table-cell>
          <table:table-cell office:value-type="string" calcext:value-type="string">
            <text:p><text:s/>Ми прочитаємо цю адресу і доставимо дитину додому</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610]" office:value-type="float" office:value="774102" calcext:value-type="float">
            <text:p>774102</text:p>
          </table:table-cell>
        </table:table-row>
        <table:table-row table:style-name="ro1">
          <table:table-cell office:value-type="string" calcext:value-type="string">
            <text:p>rus</text:p>
          </table:table-cell>
          <table:table-cell office:value-type="string" calcext:value-type="string">
            <text:p><text:s/>Однако в течение всего средневековья кит числился в разряде рыб пока английский натуралист Дж Рей 1648 1705 не</text:p>
          </table:table-cell>
          <table:table-cell office:value-type="string" calcext:value-type="string">
            <text:p>доказал</text:p>
          </table:table-cell>
          <table:table-cell office:value-type="string" calcext:value-type="string">
            <text:p><text:s/>что его место среди зверей</text:p>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778605" calcext:value-type="float">
            <text:p>778605</text:p>
          </table:table-cell>
        </table:table-row>
        <table:table-row table:style-name="ro1">
          <table:table-cell office:value-type="string" calcext:value-type="string">
            <text:p>ukr</text:p>
          </table:table-cell>
          <table:table-cell office:value-type="string" calcext:value-type="string">
            <text:p><text:s/>Однак із середньовіччя кита вважали рибою аж поки англійський натураліст Дж Рей 1648 1705 довів що кит тварина</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F612]" office:value-type="float" office:value="778605" calcext:value-type="float">
            <text:p>778605</text:p>
          </table:table-cell>
        </table:table-row>
        <table:table-row table:style-name="ro1">
          <table:table-cell office:value-type="string" calcext:value-type="string">
            <text:p>rus</text:p>
          </table:table-cell>
          <table:table-cell office:value-type="string" calcext:value-type="string">
            <text:p><text:s/>По дороге я</text:p>
          </table:table-cell>
          <table:table-cell office:value-type="string" calcext:value-type="string">
            <text:p>достал</text:p>
          </table:table-cell>
          <table:table-cell office:value-type="string" calcext:value-type="string">
            <text:p><text:s/>из ранца дневник развернул его на той странице где была поставлена единица и сказал Леле</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780741" calcext:value-type="float">
            <text:p>780741</text:p>
          </table:table-cell>
        </table:table-row>
        <table:table-row table:style-name="ro1">
          <table:table-cell office:value-type="string" calcext:value-type="string">
            <text:p>ukr</text:p>
          </table:table-cell>
          <table:table-cell office:value-type="string" calcext:value-type="string">
            <text:p><text:s/>По дорозі я дістав з ранця щоденник розгорнув його на тій сторінці де стояла одиниця і сказав Льолі</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614]" office:value-type="float" office:value="780741" calcext:value-type="float">
            <text:p>780741</text:p>
          </table:table-cell>
        </table:table-row>
        <table:table-row table:style-name="ro1">
          <table:table-cell office:value-type="string" calcext:value-type="string">
            <text:p>rus</text:p>
          </table:table-cell>
          <table:table-cell office:value-type="string" calcext:value-type="string">
            <text:p><text:s/>Что до интеллигентности то Бим даже умел так научился сам</text:p>
          </table:table-cell>
          <table:table-cell office:value-type="string" calcext:value-type="string">
            <text:p>дошел</text:p>
          </table:table-cell>
          <table:table-cell office:value-type="string" calcext:value-type="string">
            <text:p><text:s/>своим умом царапаться в дверь чтобы откры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781050" calcext:value-type="float">
            <text:p>781050</text:p>
          </table:table-cell>
        </table:table-row>
        <table:table-row table:style-name="ro1">
          <table:table-cell office:value-type="string" calcext:value-type="string">
            <text:p>ukr</text:p>
          </table:table-cell>
          <table:table-cell office:value-type="string" calcext:value-type="string">
            <text:p><text:s/>Щодо інтелігентності то Бім умів навіть так навчився сам дійшов своїм розумом дряпатися в двері щоб відчинили</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616]" office:value-type="float" office:value="781050" calcext:value-type="float">
            <text:p>781050</text:p>
          </table:table-cell>
        </table:table-row>
        <table:table-row table:style-name="ro1">
          <table:table-cell office:value-type="string" calcext:value-type="string">
            <text:p>rus</text:p>
          </table:table-cell>
          <table:table-cell office:value-type="string" calcext:value-type="string">
            <text:p><text:s/>Но разве он не видит здесь в Афинах каких успехов</text:p>
          </table:table-cell>
          <table:table-cell office:value-type="string" calcext:value-type="string">
            <text:p>добиваются</text:p>
          </table:table-cell>
          <table:table-cell office:value-type="string" calcext:value-type="string">
            <text:p><text:s/>его сверстники</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783351" calcext:value-type="float">
            <text:p>783351</text:p>
          </table:table-cell>
        </table:table-row>
        <table:table-row table:style-name="ro1">
          <table:table-cell office:value-type="string" calcext:value-type="string">
            <text:p>ukr</text:p>
          </table:table-cell>
          <table:table-cell office:value-type="string" calcext:value-type="string">
            <text:p><text:s/>А хіба він не бачить тут в Афінах яких успіхів досягають його ровесники</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618]" office:value-type="float" office:value="783351" calcext:value-type="float">
            <text:p>783351</text:p>
          </table:table-cell>
        </table:table-row>
        <table:table-row table:style-name="ro1">
          <table:table-cell office:value-type="string" calcext:value-type="string">
            <text:p>rus</text:p>
          </table:table-cell>
          <table:table-cell office:value-type="string" calcext:value-type="string">
            <text:p><text:s/>Оставь нас послышался в наушниках тоскливый голос Женьки Ты еще успеешь</text:p>
          </table:table-cell>
          <table:table-cell office:value-type="string" calcext:value-type="string">
            <text:p>добежать</text:p>
          </table:table-cell>
          <table:table-cell office:value-type="string" calcext:value-type="string">
            <text:p><text:s/>до ракеты Я тебя прикрою огнем</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787144" calcext:value-type="float">
            <text:p>787144</text:p>
          </table:table-cell>
        </table:table-row>
        <table:table-row table:style-name="ro1">
          <table:table-cell office:value-type="string" calcext:value-type="string">
            <text:p>ukr</text:p>
          </table:table-cell>
          <table:table-cell office:value-type="string" calcext:value-type="string">
            <text:p><text:s/>Покинь нас почувся в навушниках тужний голос Женьки Ти ще встигнеш добігти до ракети Я тебе прикрию вогне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620]" office:value-type="float" office:value="787144" calcext:value-type="float">
            <text:p>787144</text:p>
          </table:table-cell>
        </table:table-row>
        <table:table-row table:style-name="ro1">
          <table:table-cell office:value-type="string" calcext:value-type="string">
            <text:p>rus</text:p>
          </table:table-cell>
          <table:table-cell office:value-type="string" calcext:value-type="string">
            <text:p><text:s/>Ему казалось что только она позволит доходчиво и образно</text:p>
          </table:table-cell>
          <table:table-cell office:value-type="string" calcext:value-type="string">
            <text:p>довести</text:p>
          </table:table-cell>
          <table:table-cell office:value-type="string" calcext:value-type="string">
            <text:p><text:s/>до широкой аудитории мысли и идеи имевшие по его мнению всепланетное значение Фантастические рассказы на темы межпланетных рейсов несут новую мысль в массы</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794135" calcext:value-type="float">
            <text:p>794135</text:p>
          </table:table-cell>
        </table:table-row>
        <table:table-row table:style-name="ro1">
          <table:table-cell office:value-type="string" calcext:value-type="string">
            <text:p>ukr</text:p>
          </table:table-cell>
          <table:table-cell office:value-type="string" calcext:value-type="string">
            <text:p><text:s/>Йому здавалося що тільки вона дозволить дохідливо й образно донести до широкої аудиторії думки та ідеї що мали на його думку всепланетне значення Фантастичні розповіді на теми міжпланетних рейсів несуть нову думку в маси</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622]" office:value-type="float" office:value="794135" calcext:value-type="float">
            <text:p>794135</text:p>
          </table:table-cell>
        </table:table-row>
        <table:table-row table:style-name="ro1">
          <table:table-cell office:value-type="string" calcext:value-type="string">
            <text:p>rus</text:p>
          </table:table-cell>
          <table:table-cell office:value-type="string" calcext:value-type="string">
            <text:p><text:s/>А я Лелища как поставлю к ёлке стул и как</text:p>
          </table:table-cell>
          <table:table-cell office:value-type="string" calcext:value-type="string">
            <text:p>достану</text:p>
          </table:table-cell>
          <table:table-cell office:value-type="string" calcext:value-type="string">
            <text:p><text:s/>себе тоже что-нибудь кроме яблока</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94511" calcext:value-type="float">
            <text:p>794511</text:p>
          </table:table-cell>
        </table:table-row>
        <table:table-row table:style-name="ro1">
          <table:table-cell office:value-type="string" calcext:value-type="string">
            <text:p>ukr</text:p>
          </table:table-cell>
          <table:table-cell office:value-type="string" calcext:value-type="string">
            <text:p><text:s/>А я Льолище підставлю до ялинки стіл і теж дістану собі щось крім яблука</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624]" office:value-type="float" office:value="794511" calcext:value-type="float">
            <text:p>794511</text:p>
          </table:table-cell>
        </table:table-row>
        <table:table-row table:style-name="ro1">
          <table:table-cell office:value-type="string" calcext:value-type="string">
            <text:p>rus</text:p>
          </table:table-cell>
          <table:table-cell office:value-type="string" calcext:value-type="string">
            <text:p><text:s/>Милиционер говорит Павлику Ну маленький товарищ пойдём</text:p>
          </table:table-cell>
          <table:table-cell office:value-type="string" calcext:value-type="string">
            <text:p>домой</text:p>
          </table:table-cell>
          <table:table-cell office:value-type="string" calcext:value-type="string">
            <text:p><text:s/>Павлик говорит милиционеру</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796854" calcext:value-type="float">
            <text:p>796854</text:p>
          </table:table-cell>
        </table:table-row>
        <table:table-row table:style-name="ro1">
          <table:table-cell office:value-type="string" calcext:value-type="string">
            <text:p>ukr</text:p>
          </table:table-cell>
          <table:table-cell office:value-type="string" calcext:value-type="string">
            <text:p><text:s/>Міліціонер до Павлика Ну маленький товаришу ходімо додому Павлик каже міліціонерові</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626]" office:value-type="float" office:value="796854" calcext:value-type="float">
            <text:p>796854</text:p>
          </table:table-cell>
        </table:table-row>
        <table:table-row table:style-name="ro1">
          <table:table-cell office:value-type="string" calcext:value-type="string">
            <text:p>rus</text:p>
          </table:table-cell>
          <table:table-cell office:value-type="string" calcext:value-type="string">
            <text:p><text:s/>Но несчастный доходяга из бывших интеллигентов еще раз приподнялся на своем месте и окрепшим голосом</text:p>
          </table:table-cell>
          <table:table-cell office:value-type="string" calcext:value-type="string">
            <text:p>добавил</text:p>
          </table:table-cell>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RANDBETWEEN(1;1000000)" office:value-type="float" office:value="798777" calcext:value-type="float">
            <text:p>798777</text:p>
          </table:table-cell>
        </table:table-row>
        <table:table-row table:style-name="ro1">
          <table:table-cell office:value-type="string" calcext:value-type="string">
            <text:p>ukr</text:p>
          </table:table-cell>
          <table:table-cell office:value-type="string" calcext:value-type="string">
            <text:p><text:s/>Та нещасний доходяга з колишніх інтелігентів ще раз підвівшись зі свого місця зміцнілим голосом додав</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F628]" office:value-type="float" office:value="798777" calcext:value-type="float">
            <text:p>798777</text:p>
          </table:table-cell>
        </table:table-row>
        <table:table-row table:style-name="ro1">
          <table:table-cell office:value-type="string" calcext:value-type="string">
            <text:p>rus</text:p>
          </table:table-cell>
          <table:table-cell office:value-type="string" calcext:value-type="string">
            <text:p><text:s/>И мне почти что ничего нельзя было</text:p>
          </table:table-cell>
          <table:table-cell office:value-type="string" calcext:value-type="string">
            <text:p>достать</text:p>
          </table:table-cell>
          <table:table-cell office:value-type="string" calcext:value-type="string">
            <text:p><text:s/>кроме одного яблока которое висело низко</text:p>
          </table:table-cell>
          <table:table-cell office:value-type="string" calcext:value-type="string">
            <text:p>[Михаил Зощенко. Ёлка (Лёля и Минька) (1939) | М. М. Зощенко. Ялинка (Льоля і Мишко) (Михайло Зяблюк, 1991)]</text:p>
          </table:table-cell>
          <table:table-cell table:formula="of:=RANDBETWEEN(1;1000000)" office:value-type="float" office:value="799316" calcext:value-type="float">
            <text:p>799316</text:p>
          </table:table-cell>
        </table:table-row>
        <table:table-row table:style-name="ro1">
          <table:table-cell office:value-type="string" calcext:value-type="string">
            <text:p>ukr</text:p>
          </table:table-cell>
          <table:table-cell office:value-type="string" calcext:value-type="string">
            <text:p><text:s/>Майже нічого не міг дістати крім одного яблука яке висіло низько</text:p>
          </table:table-cell>
          <table:table-cell table:number-columns-repeated="2"/>
          <table:table-cell office:value-type="string" calcext:value-type="string">
            <text:p>[Михаил Зощенко. Ёлка (Лёля и Минька) (1939) | М. М. Зощенко. Ялинка (Льоля і Мишко) (Михайло Зяблюк, 1991)]</text:p>
          </table:table-cell>
          <table:table-cell table:formula="of:=[.F630]" office:value-type="float" office:value="799316" calcext:value-type="float">
            <text:p>799316</text:p>
          </table:table-cell>
        </table:table-row>
        <table:table-row table:style-name="ro1">
          <table:table-cell office:value-type="string" calcext:value-type="string">
            <text:p>rus</text:p>
          </table:table-cell>
          <table:table-cell office:value-type="string" calcext:value-type="string">
            <text:p><text:s/>В глазах вспыхивали яркие молнии и жгучая боль пронизывала все тело Избитый едва</text:p>
          </table:table-cell>
          <table:table-cell office:value-type="string" calcext:value-type="string">
            <text:p>домой</text:p>
          </table:table-cell>
          <table:table-cell office:value-type="string" calcext:value-type="string">
            <text:p><text:s/>Утром Артем угрюмый насупившийся расспрашивал Павку обо всем случившемся</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800670" calcext:value-type="float">
            <text:p>800670</text:p>
          </table:table-cell>
        </table:table-row>
        <table:table-row table:style-name="ro1">
          <table:table-cell office:value-type="string" calcext:value-type="string">
            <text:p>ukr</text:p>
          </table:table-cell>
          <table:table-cell office:value-type="string" calcext:value-type="string">
            <text:p><text:s/>В очах спалахували сліпучі блискавки і пекучий біль проймав усе тіло Побитий ледве доплентався додому Вранці Артем похмурий насуплений розпитував Павку про все що сталося</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632]" office:value-type="float" office:value="800670" calcext:value-type="float">
            <text:p>800670</text:p>
          </table:table-cell>
        </table:table-row>
        <table:table-row table:style-name="ro1">
          <table:table-cell office:value-type="string" calcext:value-type="string">
            <text:p>rus</text:p>
          </table:table-cell>
          <table:table-cell office:value-type="string" calcext:value-type="string">
            <text:p><text:s/>Первой фразой которая вылетит из милых уст вашей супруги когда она возвратится</text:p>
          </table:table-cell>
          <table:table-cell office:value-type="string" calcext:value-type="string">
            <text:p>домой</text:p>
          </table:table-cell>
          <table:table-cell office:value-type="string" calcext:value-type="string">
            <text:p><text:s/>будет Я так и знала что этим кончится</text:p>
          </table:table-cell>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801498" calcext:value-type="float">
            <text:p>801498</text:p>
          </table:table-cell>
        </table:table-row>
        <table:table-row table:style-name="ro1">
          <table:table-cell office:value-type="string" calcext:value-type="string">
            <text:p>ukr</text:p>
          </table:table-cell>
          <table:table-cell office:value-type="string" calcext:value-type="string">
            <text:p><text:s/>Першою фразою яка вилетить з милих вуст вашої дружини коли вона повернеться додому буде Я так i знала що цим скiнчиться</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F634]" office:value-type="float" office:value="801498" calcext:value-type="float">
            <text:p>801498</text:p>
          </table:table-cell>
        </table:table-row>
        <table:table-row table:style-name="ro1">
          <table:table-cell office:value-type="string" calcext:value-type="string">
            <text:p>rus</text:p>
          </table:table-cell>
          <table:table-cell office:value-type="string" calcext:value-type="string">
            <text:p><text:s/>Любезный директор с белой звездой тоже встал</text:p>
          </table:table-cell>
          <table:table-cell office:value-type="string" calcext:value-type="string">
            <text:p>догнал</text:p>
          </table:table-cell>
          <table:table-cell office:value-type="string" calcext:value-type="string">
            <text:p><text:s/>меня в передней и сказал подмигивая на экзаменационную комнату</text:p>
          </table:table-cell>
          <table:table-cell office:value-type="string" calcext:value-type="string">
            <text:p>[Аркадий Аверченко. Учитель Бельмесов (1914) | А. Т. Аверченко. Вчитель Бельмесов]</text:p>
          </table:table-cell>
          <table:table-cell table:formula="of:=RANDBETWEEN(1;1000000)" office:value-type="float" office:value="805853" calcext:value-type="float">
            <text:p>805853</text:p>
          </table:table-cell>
        </table:table-row>
        <table:table-row table:style-name="ro1">
          <table:table-cell office:value-type="string" calcext:value-type="string">
            <text:p>ukr</text:p>
          </table:table-cell>
          <table:table-cell office:value-type="string" calcext:value-type="string">
            <text:p><text:s/>Люб'язний директор з білою зіркою теж встав наздогнав мене в передній і сказав підморгуючи на екзаменаційну кімнату</text:p>
          </table:table-cell>
          <table:table-cell table:number-columns-repeated="2"/>
          <table:table-cell office:value-type="string" calcext:value-type="string">
            <text:p>[Аркадий Аверченко. Учитель Бельмесов (1914) | А. Т. Аверченко. Вчитель Бельмесов]</text:p>
          </table:table-cell>
          <table:table-cell table:formula="of:=[.F636]" office:value-type="float" office:value="805853" calcext:value-type="float">
            <text:p>805853</text:p>
          </table:table-cell>
        </table:table-row>
        <table:table-row table:style-name="ro1">
          <table:table-cell office:value-type="string" calcext:value-type="string">
            <text:p>rus</text:p>
          </table:table-cell>
          <table:table-cell office:value-type="string" calcext:value-type="string">
            <text:p><text:s/>Более того светлый пример француза Карсака как бы оттенял собой ту по мнению писавших беспардонную антигуманную насквозь упадническую пронизанную насилием и ксенофобией космическую оперу авторов естественно поголовно заокеанских которой стало быть мало еще</text:p>
          </table:table-cell>
          <table:table-cell office:value-type="string" calcext:value-type="string">
            <text:p>досталось</text:p>
          </table:table-cell>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810547" calcext:value-type="float">
            <text:p>810547</text:p>
          </table:table-cell>
        </table:table-row>
        <table:table-row table:style-name="ro1">
          <table:table-cell office:value-type="string" calcext:value-type="string">
            <text:p>ukr</text:p>
          </table:table-cell>
          <table:table-cell office:value-type="string" calcext:value-type="string">
            <text:p><text:s/>Більш того світлий приклад француза Карсака начебто відтіняв собою ту на думку тих що писали про нього безпардонну антигуманну наскрізь занепадницьку пронизану насильством та ксенофобією космічну оперу авторів природно поголовно заокеанських якій отже малувато ще й дісталося</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638]" office:value-type="float" office:value="810547" calcext:value-type="float">
            <text:p>810547</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text:p>
          </table:table-cell>
          <table:table-cell office:value-type="string" calcext:value-type="string">
            <text:p>доведенной</text:p>
          </table:table-cell>
          <table:table-cell office:value-type="string" calcext:value-type="string">
            <text:p><text:s/>до отчаянья женщиной</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814909" calcext:value-type="float">
            <text:p>814909</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640]" office:value-type="float" office:value="814909" calcext:value-type="float">
            <text:p>814909</text:p>
          </table:table-cell>
        </table:table-row>
        <table:table-row table:style-name="ro1">
          <table:table-cell office:value-type="string" calcext:value-type="string">
            <text:p>rus</text:p>
          </table:table-cell>
          <table:table-cell office:value-type="string" calcext:value-type="string">
            <text:p><text:s/>Потом поглядел жалобно моргая глазами на хозяина и</text:p>
          </table:table-cell>
          <table:table-cell office:value-type="string" calcext:value-type="string">
            <text:p>добавил</text:p>
          </table:table-cell>
          <table:table-cell office:value-type="string" calcext:value-type="string">
            <text:p><text:s/>еще два раза Гав гав</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18492" calcext:value-type="float">
            <text:p>818492</text:p>
          </table:table-cell>
        </table:table-row>
        <table:table-row table:style-name="ro1">
          <table:table-cell office:value-type="string" calcext:value-type="string">
            <text:p>ukr</text:p>
          </table:table-cell>
          <table:table-cell office:value-type="string" calcext:value-type="string">
            <text:p><text:s/>Потім подивився жалібно кліпаючи очима на хазяїна й додав іще двічі Гав гав</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642]" office:value-type="float" office:value="818492" calcext:value-type="float">
            <text:p>818492</text:p>
          </table:table-cell>
        </table:table-row>
        <table:table-row table:style-name="ro1">
          <table:table-cell office:value-type="string" calcext:value-type="string">
            <text:p>rus</text:p>
          </table:table-cell>
          <table:table-cell office:value-type="string" calcext:value-type="string">
            <text:p><text:s/>Тот как бы застыл на ней и в полном ошеломлении прислушивался к крикам и грохоту</text:p>
          </table:table-cell>
          <table:table-cell office:value-type="string" calcext:value-type="string">
            <text:p>доносящимся</text:p>
          </table:table-cell>
          <table:table-cell office:value-type="string" calcext:value-type="string">
            <text:p><text:s/>из освещенной спальни верхних жильцов</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822303" calcext:value-type="float">
            <text:p>822303</text:p>
          </table:table-cell>
        </table:table-row>
        <table:table-row table:style-name="ro1">
          <table:table-cell office:value-type="string" calcext:value-type="string">
            <text:p>ukr</text:p>
          </table:table-cell>
          <table:table-cell office:value-type="string" calcext:value-type="string">
            <text:p><text:s/>Той наче заціпенів на ній і в цілковитому запамороченні вслухався до гуку та ґвалту що линули з освітленої спальні горішніх мешканців</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644]" office:value-type="float" office:value="822303" calcext:value-type="float">
            <text:p>822303</text:p>
          </table:table-cell>
        </table:table-row>
        <table:table-row table:style-name="ro1">
          <table:table-cell office:value-type="string" calcext:value-type="string">
            <text:p>rus</text:p>
          </table:table-cell>
          <table:table-cell office:value-type="string" calcext:value-type="string">
            <text:p><text:s/>Банка наполнилась сдавленными смешками все тут же представили Владову ходьбу лёжа Сгинь</text:p>
          </table:table-cell>
          <table:table-cell office:value-type="string" calcext:value-type="string">
            <text:p>дозволил</text:p>
          </table:table-cell>
          <table:table-cell office:value-type="string" calcext:value-type="string">
            <text:p><text:s/>тиран Остальным имеющим уши слушать сюда</text:p>
          </table:table-cell>
          <table:table-cell office:value-type="string" calcext:value-type="string">
            <text:p>[Наталья Метелева. Ярь (2008) | Н. Метелева. Ярь (Наталія Дев'ятко, 2008)]</text:p>
          </table:table-cell>
          <table:table-cell table:formula="of:=RANDBETWEEN(1;1000000)" office:value-type="float" office:value="823352" calcext:value-type="float">
            <text:p>823352</text:p>
          </table:table-cell>
        </table:table-row>
        <table:table-row table:style-name="ro1">
          <table:table-cell office:value-type="string" calcext:value-type="string">
            <text:p>ukr</text:p>
          </table:table-cell>
          <table:table-cell office:value-type="string" calcext:value-type="string">
            <text:p><text:s/>Банка наповнилася задушеними смішками усі вмить уявили Владову ходьбу лежачи Згинь дозволив тиран Іншим що мають вуха слухати сюди</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F646]" office:value-type="float" office:value="823352" calcext:value-type="float">
            <text:p>823352</text:p>
          </table:table-cell>
        </table:table-row>
        <table:table-row table:style-name="ro1">
          <table:table-cell office:value-type="string" calcext:value-type="string">
            <text:p>rus</text:p>
          </table:table-cell>
          <table:table-cell office:value-type="string" calcext:value-type="string">
            <text:p><text:s/>А Пух все думал как же этот дедушка выглядит И ему пришло в голову что вдруг они сейчас охотятся как раз на двух дедушек и интересно если они поймают этих дедушек можно ли будет взять хоть одного</text:p>
          </table:table-cell>
          <table:table-cell office:value-type="string" calcext:value-type="string">
            <text:p>домой</text:p>
          </table:table-cell>
          <table:table-cell office:value-type="string" calcext:value-type="string">
            <text:p><text:s/>и держать его у себя и что интересно скажет по этому поводу Кристофер Робин</text:p>
          </table:table-cell>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830708" calcext:value-type="float">
            <text:p>830708</text:p>
          </table:table-cell>
        </table:table-row>
        <table:table-row table:style-name="ro1">
          <table:table-cell office:value-type="string" calcext:value-type="string">
            <text:p>ukr</text:p>
          </table:table-cell>
          <table:table-cell office:value-type="string" calcext:value-type="string">
            <text:p><text:s/>А Пух усе розмірковував як же виглядає цей дідусь І йому прийшло до голови а якщо раптом вони зараз полюють саме на двох дідусів і цікаво якщо вони упіймають оцих дідусів чи можна буде взяти додому бодай одного і тримати його у себе і що цікаво скаже з цього приводу Крістофер Робін</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F648]" office:value-type="float" office:value="830708" calcext:value-type="float">
            <text:p>830708</text:p>
          </table:table-cell>
        </table:table-row>
        <table:table-row table:style-name="ro1">
          <table:table-cell office:value-type="string" calcext:value-type="string">
            <text:p>rus</text:p>
          </table:table-cell>
          <table:table-cell office:value-type="string" calcext:value-type="string">
            <text:p><text:s/>Только</text:p>
          </table:table-cell>
          <table:table-cell office:value-type="string" calcext:value-type="string">
            <text:p>дошли</text:p>
          </table:table-cell>
          <table:table-cell office:value-type="string" calcext:value-type="string">
            <text:p><text:s/>они до своего дома вдруг мама идёт</text:p>
          </table:table-cell>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832271" calcext:value-type="float">
            <text:p>832271</text:p>
          </table:table-cell>
        </table:table-row>
        <table:table-row table:style-name="ro1">
          <table:table-cell office:value-type="string" calcext:value-type="string">
            <text:p>ukr</text:p>
          </table:table-cell>
          <table:table-cell office:value-type="string" calcext:value-type="string">
            <text:p><text:s/>Тільки дійшли вони до Павликового будинку раптом мама йде</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F650]" office:value-type="float" office:value="832271" calcext:value-type="float">
            <text:p>832271</text:p>
          </table:table-cell>
        </table:table-row>
        <table:table-row table:style-name="ro1">
          <table:table-cell office:value-type="string" calcext:value-type="string">
            <text:p>rus</text:p>
          </table:table-cell>
          <table:table-cell office:value-type="string" calcext:value-type="string">
            <text:p><text:s/>Казалось бы что в этой колядке не было никакой контрреволюции однако сексоты уже успели</text:p>
          </table:table-cell>
          <table:table-cell office:value-type="string" calcext:value-type="string">
            <text:p>донести</text:p>
          </table:table-cell>
          <table:table-cell office:value-type="string" calcext:value-type="string">
            <text:p><text:s/>куда надо</text:p>
          </table:table-cell>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RANDBETWEEN(1;1000000)" office:value-type="float" office:value="833111" calcext:value-type="float">
            <text:p>833111</text:p>
          </table:table-cell>
        </table:table-row>
        <table:table-row table:style-name="ro1">
          <table:table-cell office:value-type="string" calcext:value-type="string">
            <text:p>ukr</text:p>
          </table:table-cell>
          <table:table-cell office:value-type="string" calcext:value-type="string">
            <text:p><text:s/>Здавалося що в цій колядці вже не було ніякої контрреволюції але сексоти вже встигли донести куди слід</text:p>
          </table:table-cell>
          <table:table-cell table:number-columns-repeated="2"/>
          <table:table-cell office:value-type="string" calcext:value-type="string">
            <text:p>[К. Петрус. Рождество в концлагере (Узники коммунизма) (1936-1955) | К. Петрус. Різдво в концтаборі (Людмила Іванникова, 2011)]</text:p>
          </table:table-cell>
          <table:table-cell table:formula="of:=[.F652]" office:value-type="float" office:value="833111" calcext:value-type="float">
            <text:p>833111</text:p>
          </table:table-cell>
        </table:table-row>
        <table:table-row table:style-name="ro1">
          <table:table-cell office:value-type="string" calcext:value-type="string">
            <text:p>rus</text:p>
          </table:table-cell>
          <table:table-cell office:value-type="string" calcext:value-type="string">
            <text:p><text:s/>Леля хотела побежать</text:p>
          </table:table-cell>
          <table:table-cell office:value-type="string" calcext:value-type="string">
            <text:p>домой</text:p>
          </table:table-cell>
          <table:table-cell office:value-type="string" calcext:value-type="string">
            <text:p><text:s/>чтоб принести ещё что-нибудь из калош но в этот момент раздался мамин голос</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833242" calcext:value-type="float">
            <text:p>833242</text:p>
          </table:table-cell>
        </table:table-row>
        <table:table-row table:style-name="ro1">
          <table:table-cell office:value-type="string" calcext:value-type="string">
            <text:p>ukr</text:p>
          </table:table-cell>
          <table:table-cell office:value-type="string" calcext:value-type="string">
            <text:p><text:s/>Льоля хотіла побігти додому аби випести ще якусь калошу та и цей момент пролунав мамин голос</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654]" office:value-type="float" office:value="833242" calcext:value-type="float">
            <text:p>833242</text:p>
          </table:table-cell>
        </table:table-row>
        <table:table-row table:style-name="ro1">
          <table:table-cell office:value-type="string" calcext:value-type="string">
            <text:p>rus</text:p>
          </table:table-cell>
          <table:table-cell office:value-type="string" calcext:value-type="string">
            <text:p><text:s/>[...]</text:p>
          </table:table-cell>
          <table:table-cell office:value-type="string" calcext:value-type="string">
            <text:p>Допустим</text:p>
          </table:table-cell>
          <table:table-cell office:value-type="string" calcext:value-type="string">
            <text:p><text:s/>[...]</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836195" calcext:value-type="float">
            <text:p>836195</text:p>
          </table:table-cell>
        </table:table-row>
        <table:table-row table:style-name="ro1">
          <table:table-cell office:value-type="string" calcext:value-type="string">
            <text:p>ukr</text:p>
          </table:table-cell>
          <table:table-cell office:value-type="string" calcext:value-type="string">
            <text:p><text:s/>Тьху Дві мацапури в ролі естрадного жюрі отак Схоже схоже Саме цю реакцію вони від нас і одержал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656]" office:value-type="float" office:value="836195" calcext:value-type="float">
            <text:p>836195</text:p>
          </table:table-cell>
        </table:table-row>
        <table:table-row table:style-name="ro1">
          <table:table-cell office:value-type="string" calcext:value-type="string">
            <text:p>rus</text:p>
          </table:table-cell>
          <table:table-cell office:value-type="string" calcext:value-type="string">
            <text:p><text:s/>Мы с Лелей моментально побежали</text:p>
          </table:table-cell>
          <table:table-cell office:value-type="string" calcext:value-type="string">
            <text:p>домой</text:p>
          </table:table-cell>
          <table:table-cell office:value-type="string" calcext:value-type="string">
            <text:p><text:s/>и стали прощаться с мамиными гостями с тётей Олей и дядей Колей которые уже одевались в прихожей</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848812" calcext:value-type="float">
            <text:p>848812</text:p>
          </table:table-cell>
        </table:table-row>
        <table:table-row table:style-name="ro1">
          <table:table-cell office:value-type="string" calcext:value-type="string">
            <text:p>ukr</text:p>
          </table:table-cell>
          <table:table-cell office:value-type="string" calcext:value-type="string">
            <text:p><text:s/>Ми з Льолею хутенько побігли додому і стали прощатися з маминими гостями з тіткою Олею і дядьком Колею які вже одягались у передпокої</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658]" office:value-type="float" office:value="848812" calcext:value-type="float">
            <text:p>848812</text:p>
          </table:table-cell>
        </table:table-row>
        <table:table-row table:style-name="ro1">
          <table:table-cell office:value-type="string" calcext:value-type="string">
            <text:p>rus</text:p>
          </table:table-cell>
          <table:table-cell office:value-type="string" calcext:value-type="string">
            <text:p><text:s/>На всю жизнь запомнил сыну рассказал и внукам рассказать велел Так до меня оно и</text:p>
          </table:table-cell>
          <table:table-cell office:value-type="string" calcext:value-type="string">
            <text:p>дошло</text:p>
          </table:table-cell>
          <table:table-cell office:value-type="string" calcext:value-type="string">
            <text:p><text:s/>Падчерица</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851062" calcext:value-type="float">
            <text:p>851062</text:p>
          </table:table-cell>
        </table:table-row>
        <table:table-row table:style-name="ro1">
          <table:table-cell office:value-type="string" calcext:value-type="string">
            <text:p>ukr</text:p>
          </table:table-cell>
          <table:table-cell office:value-type="string" calcext:value-type="string">
            <text:p><text:s/>На все життя запам'ятав синові розповів і онукам розповісти наказав Так воно до мене й дійшло Пасербиця</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660]" office:value-type="float" office:value="851062" calcext:value-type="float">
            <text:p>851062</text:p>
          </table:table-cell>
        </table:table-row>
        <table:table-row table:style-name="ro1">
          <table:table-cell office:value-type="string" calcext:value-type="string">
            <text:p>rus</text:p>
          </table:table-cell>
          <table:table-cell office:value-type="string" calcext:value-type="string">
            <text:p><text:s/>А педотриб тут же</text:p>
          </table:table-cell>
          <table:table-cell office:value-type="string" calcext:value-type="string">
            <text:p>добавлял</text:p>
          </table:table-cell>
          <table:table-cell office:value-type="string" calcext:value-type="string">
            <text:p><text:s/>и своей палкой</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851594" calcext:value-type="float">
            <text:p>851594</text:p>
          </table:table-cell>
        </table:table-row>
        <table:table-row table:style-name="ro1">
          <table:table-cell office:value-type="string" calcext:value-type="string">
            <text:p>ukr</text:p>
          </table:table-cell>
          <table:table-cell office:value-type="string" calcext:value-type="string">
            <text:p><text:s/>А педотриб тут таки добавляв ще й своєю палицею</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662]" office:value-type="float" office:value="851594" calcext:value-type="float">
            <text:p>851594</text:p>
          </table:table-cell>
        </table:table-row>
        <table:table-row table:style-name="ro1">
          <table:table-cell office:value-type="string" calcext:value-type="string">
            <text:p>rus</text:p>
          </table:table-cell>
          <table:table-cell office:value-type="string" calcext:value-type="string">
            <text:p><text:s/>Не</text:p>
          </table:table-cell>
          <table:table-cell office:value-type="string" calcext:value-type="string">
            <text:p>достанешь</text:p>
          </table:table-cell>
          <table:table-cell office:value-type="string" calcext:value-type="string">
            <text:p><text:s/>выпорет линем или плетью и бросит в воду как собачонку</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858789" calcext:value-type="float">
            <text:p>858789</text:p>
          </table:table-cell>
        </table:table-row>
        <table:table-row table:style-name="ro1">
          <table:table-cell office:value-type="string" calcext:value-type="string">
            <text:p>ukr</text:p>
          </table:table-cell>
          <table:table-cell office:value-type="string" calcext:value-type="string">
            <text:p><text:s/>Не дістанеш відшмагає лінем чи батогом і кине у воду мов цуценя</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664]" office:value-type="float" office:value="858789" calcext:value-type="float">
            <text:p>858789</text:p>
          </table:table-cell>
        </table:table-row>
        <table:table-row table:style-name="ro1">
          <table:table-cell office:value-type="string" calcext:value-type="string">
            <text:p>rus</text:p>
          </table:table-cell>
          <table:table-cell office:value-type="string" calcext:value-type="string">
            <text:p><text:s/>Шурша по сухой листве как слепой</text:p>
          </table:table-cell>
          <table:table-cell office:value-type="string" calcext:value-type="string">
            <text:p>доберешься</text:p>
          </table:table-cell>
          <table:table-cell office:value-type="string" calcext:value-type="string">
            <text:p><text:s/>до шалаша</text:p>
          </table:table-cell>
          <table:table-cell office:value-type="string" calcext:value-type="string">
            <text:p>[И. А. Бунин. Антоновские яблоки (1900) | Іван Бунін. Антонівські яблука (Л. Смілянський, 1956-1966)]</text:p>
          </table:table-cell>
          <table:table-cell table:formula="of:=RANDBETWEEN(1;1000000)" office:value-type="float" office:value="859961" calcext:value-type="float">
            <text:p>859961</text:p>
          </table:table-cell>
        </table:table-row>
        <table:table-row table:style-name="ro1">
          <table:table-cell office:value-type="string" calcext:value-type="string">
            <text:p>ukr</text:p>
          </table:table-cell>
          <table:table-cell office:value-type="string" calcext:value-type="string">
            <text:p><text:s/>Шарудячи сухим листям як сліпий дістанешся до намету</text:p>
          </table:table-cell>
          <table:table-cell table:number-columns-repeated="2"/>
          <table:table-cell office:value-type="string" calcext:value-type="string">
            <text:p>[И. А. Бунин. Антоновские яблоки (1900) | Іван Бунін. Антонівські яблука (Л. Смілянський, 1956-1966)]</text:p>
          </table:table-cell>
          <table:table-cell table:formula="of:=[.F666]" office:value-type="float" office:value="859961" calcext:value-type="float">
            <text:p>859961</text:p>
          </table:table-cell>
        </table:table-row>
        <table:table-row table:style-name="ro1">
          <table:table-cell office:value-type="string" calcext:value-type="string">
            <text:p>rus</text:p>
          </table:table-cell>
          <table:table-cell office:value-type="string" calcext:value-type="string">
            <text:p><text:s/>В научной фантастике порой</text:p>
          </table:table-cell>
          <table:table-cell office:value-type="string" calcext:value-type="string">
            <text:p>достигается</text:p>
          </table:table-cell>
          <table:table-cell office:value-type="string" calcext:value-type="string">
            <text:p><text:s/>парадоксальный результат то что книга безнадежно устаревает становится нечитаемой есть самый верный залог бессмертия ее автора</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861220" calcext:value-type="float">
            <text:p>861220</text:p>
          </table:table-cell>
        </table:table-row>
        <table:table-row table:style-name="ro1">
          <table:table-cell office:value-type="string" calcext:value-type="string">
            <text:p>ukr</text:p>
          </table:table-cell>
          <table:table-cell office:value-type="string" calcext:value-type="string">
            <text:p><text:s/>У науковій фантастиці інколи досягається парадоксальний результат те що книга безнадійно застаріває стає нечитабельною є найвірнішою запорукою безсмертя її автора</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668]" office:value-type="float" office:value="861220" calcext:value-type="float">
            <text:p>861220</text:p>
          </table:table-cell>
        </table:table-row>
        <table:table-row table:style-name="ro1">
          <table:table-cell office:value-type="string" calcext:value-type="string">
            <text:p>rus</text:p>
          </table:table-cell>
          <table:table-cell office:value-type="string" calcext:value-type="string">
            <text:p><text:s/>Да мысль о том что пора идти</text:p>
          </table:table-cell>
          <table:table-cell office:value-type="string" calcext:value-type="string">
            <text:p>домой</text:p>
          </table:table-cell>
          <table:table-cell office:value-type="string" calcext:value-type="string">
            <text:p><text:s/>это была первая грустная мысль за весь день и как только она появилась смешинка пропала</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62967" calcext:value-type="float">
            <text:p>862967</text:p>
          </table:table-cell>
        </table:table-row>
        <table:table-row table:style-name="ro1">
          <table:table-cell office:value-type="string" calcext:value-type="string">
            <text:p>ukr</text:p>
          </table:table-cell>
          <table:table-cell office:value-type="string" calcext:value-type="string">
            <text:p><text:s/>Так думка про те що час іти додому це була перша сумна думка за весь день і як тільки вона з'явилася смішинка пропала</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670]" office:value-type="float" office:value="862967" calcext:value-type="float">
            <text:p>862967</text:p>
          </table:table-cell>
        </table:table-row>
        <table:table-row table:style-name="ro1">
          <table:table-cell office:value-type="string" calcext:value-type="string">
            <text:p>rus</text:p>
          </table:table-cell>
          <table:table-cell office:value-type="string" calcext:value-type="string">
            <text:p><text:s/>Мэри Поппинс</text:p>
          </table:table-cell>
          <table:table-cell office:value-type="string" calcext:value-type="string">
            <text:p>достала</text:p>
          </table:table-cell>
          <table:table-cell office:value-type="string" calcext:value-type="string">
            <text:p><text:s/>из сумки большую бутыль с ярлыком Принимать по чайной ложке перед сном</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67547" calcext:value-type="float">
            <text:p>867547</text:p>
          </table:table-cell>
        </table:table-row>
        <table:table-row table:style-name="ro1">
          <table:table-cell office:value-type="string" calcext:value-type="string">
            <text:p>ukr</text:p>
          </table:table-cell>
          <table:table-cell office:value-type="string" calcext:value-type="string">
            <text:p><text:s/>Мері Поппінс дістала з валізки чималеньку плящину з написом Вживати по чайній ложці перед сном</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672]" office:value-type="float" office:value="867547" calcext:value-type="float">
            <text:p>867547</text:p>
          </table:table-cell>
        </table:table-row>
        <table:table-row table:style-name="ro1">
          <table:table-cell office:value-type="string" calcext:value-type="string">
            <text:p>rus</text:p>
          </table:table-cell>
          <table:table-cell office:value-type="string" calcext:value-type="string">
            <text:p><text:s/>Два поэта относились к совершенно разным типам поэтической и человеческой личности но этой разностью темпераментов и дарований прекрасно</text:p>
          </table:table-cell>
          <table:table-cell office:value-type="string" calcext:value-type="string">
            <text:p>дополняли</text:p>
          </table:table-cell>
          <table:table-cell office:value-type="string" calcext:value-type="string">
            <text:p><text:s/>друг друга что и делало их общение таким плодотворны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872214" calcext:value-type="float">
            <text:p>872214</text:p>
          </table:table-cell>
        </table:table-row>
        <table:table-row table:style-name="ro1">
          <table:table-cell office:value-type="string" calcext:value-type="string">
            <text:p>ukr</text:p>
          </table:table-cell>
          <table:table-cell office:value-type="string" calcext:value-type="string">
            <text:p><text:s/>Два поети належали до абсолютно різних типів поетичної та людської особистості але цією різницею темпераментів й обдарувань прекрасно доповнювали один одного що й робило їхнє спілкування таким плідн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674]" office:value-type="float" office:value="872214" calcext:value-type="float">
            <text:p>872214</text:p>
          </table:table-cell>
        </table:table-row>
        <table:table-row table:style-name="ro1">
          <table:table-cell office:value-type="string" calcext:value-type="string">
            <text:p>rus</text:p>
          </table:table-cell>
          <table:table-cell office:value-type="string" calcext:value-type="string">
            <text:p><text:s/>Я думал и не</text:p>
          </table:table-cell>
          <table:table-cell office:value-type="string" calcext:value-type="string">
            <text:p>догнать</text:p>
          </table:table-cell>
          <table:table-cell office:value-type="string" calcext:value-type="string">
            <text:p><text:s/>мне тебя</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73314" calcext:value-type="float">
            <text:p>873314</text:p>
          </table:table-cell>
        </table:table-row>
        <table:table-row table:style-name="ro1">
          <table:table-cell office:value-type="string" calcext:value-type="string">
            <text:p>ukr</text:p>
          </table:table-cell>
          <table:table-cell office:value-type="string" calcext:value-type="string">
            <text:p><text:s/>Я думав що й не дожену тебе</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676]" office:value-type="float" office:value="873314" calcext:value-type="float">
            <text:p>873314</text:p>
          </table:table-cell>
        </table:table-row>
        <table:table-row table:style-name="ro1">
          <table:table-cell office:value-type="string" calcext:value-type="string">
            <text:p>rus</text:p>
          </table:table-cell>
          <table:table-cell office:value-type="string" calcext:value-type="string">
            <text:p><text:s/>А Ёжик</text:p>
          </table:table-cell>
          <table:table-cell office:value-type="string" calcext:value-type="string">
            <text:p>достал</text:p>
          </table:table-cell>
          <table:table-cell office:value-type="string" calcext:value-type="string">
            <text:p><text:s/>из чулана скрипку позвал двух зайцев и сказал и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874854" calcext:value-type="float">
            <text:p>874854</text:p>
          </table:table-cell>
        </table:table-row>
        <table:table-row table:style-name="ro1">
          <table:table-cell office:value-type="string" calcext:value-type="string">
            <text:p>ukr</text:p>
          </table:table-cell>
          <table:table-cell office:value-type="string" calcext:value-type="string">
            <text:p><text:s/>А Їжачок дістав із прикомірка скрипку покликав двох зайців і сказав їм</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678]" office:value-type="float" office:value="874854" calcext:value-type="float">
            <text:p>874854</text:p>
          </table:table-cell>
        </table:table-row>
        <table:table-row table:style-name="ro1">
          <table:table-cell office:value-type="string" calcext:value-type="string">
            <text:p>rus</text:p>
          </table:table-cell>
          <table:table-cell office:value-type="string" calcext:value-type="string">
            <text:p><text:s/>Ты беги</text:p>
          </table:table-cell>
          <table:table-cell office:value-type="string" calcext:value-type="string">
            <text:p>домой</text:p>
          </table:table-cell>
          <table:table-cell office:value-type="string" calcext:value-type="string">
            <text:p><text:s/>поужинай а я пока за тебя постою тут</text:p>
          </table:table-cell>
          <table:table-cell office:value-type="string" calcext:value-type="string">
            <text:p>[Л. Пантелеев. Честное слово (1941) | Л. Пантелєєв. Чесне слово (1957)]</text:p>
          </table:table-cell>
          <table:table-cell table:formula="of:=RANDBETWEEN(1;1000000)" office:value-type="float" office:value="877286" calcext:value-type="float">
            <text:p>877286</text:p>
          </table:table-cell>
        </table:table-row>
        <table:table-row table:style-name="ro1">
          <table:table-cell office:value-type="string" calcext:value-type="string">
            <text:p>ukr</text:p>
          </table:table-cell>
          <table:table-cell office:value-type="string" calcext:value-type="string">
            <text:p><text:s/>Ти валяй біжи додому повечеряй а я поки що за тебе постою тут</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F680]" office:value-type="float" office:value="877286" calcext:value-type="float">
            <text:p>877286</text:p>
          </table:table-cell>
        </table:table-row>
        <table:table-row table:style-name="ro1">
          <table:table-cell office:value-type="string" calcext:value-type="string">
            <text:p>rus</text:p>
          </table:table-cell>
          <table:table-cell office:value-type="string" calcext:value-type="string">
            <text:p><text:s/>У одной дискантовой пропал голос она совсем не играла и поэтому когда до нее</text:p>
          </table:table-cell>
          <table:table-cell office:value-type="string" calcext:value-type="string">
            <text:p>доходила</text:p>
          </table:table-cell>
          <table:table-cell office:value-type="string" calcext:value-type="string">
            <text:p><text:s/>очередь то вся музыка начинала как бы заикаться прихрамывать и спотыкаться</text:p>
          </table:table-cell>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879620" calcext:value-type="float">
            <text:p>879620</text:p>
          </table:table-cell>
        </table:table-row>
        <table:table-row table:style-name="ro1">
          <table:table-cell office:value-type="string" calcext:value-type="string">
            <text:p>ukr</text:p>
          </table:table-cell>
          <table:table-cell office:value-type="string" calcext:value-type="string">
            <text:p><text:s/>В однієї дискантової пропав голос вона зовсім не грала й тому коли до неї доходила черга то вся музика починала мовби заїкатися накульгувати й спотикатися</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F682]" office:value-type="float" office:value="879620" calcext:value-type="float">
            <text:p>879620</text:p>
          </table:table-cell>
        </table:table-row>
        <table:table-row table:style-name="ro1">
          <table:table-cell office:value-type="string" calcext:value-type="string">
            <text:p>rus</text:p>
          </table:table-cell>
          <table:table-cell office:value-type="string" calcext:value-type="string">
            <text:p><text:s/>Из ковровой сумки она</text:p>
          </table:table-cell>
          <table:table-cell office:value-type="string" calcext:value-type="string">
            <text:p>достала</text:p>
          </table:table-cell>
          <table:table-cell office:value-type="string" calcext:value-type="string">
            <text:p><text:s/>семь фланелевых ночных рубашек четыре полотняных пару туфель коробку домино две купальные шапочки альбом с открытками и зонтик зонтик с ручкой в виде головы попугая</text:p>
          </table:table-cell>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RANDBETWEEN(1;1000000)" office:value-type="float" office:value="883487" calcext:value-type="float">
            <text:p>883487</text:p>
          </table:table-cell>
        </table:table-row>
        <table:table-row table:style-name="ro1">
          <table:table-cell office:value-type="string" calcext:value-type="string">
            <text:p>ukr</text:p>
          </table:table-cell>
          <table:table-cell office:value-type="string" calcext:value-type="string">
            <text:p><text:s/>Із килимової валізки вона дістала сім байкових нічних сорочок чотири ситцевих пару черевиків коробку доміно дві купальні шапочки альбом із листівками та парасольку парасольку з ручкою у вигляді голівки папужки</text:p>
          </table:table-cell>
          <table:table-cell table:number-columns-repeated="2"/>
          <table:table-cell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formula="of:=[.F684]" office:value-type="float" office:value="883487" calcext:value-type="float">
            <text:p>883487</text:p>
          </table:table-cell>
        </table:table-row>
        <table:table-row table:style-name="ro1">
          <table:table-cell office:value-type="string" calcext:value-type="string">
            <text:p>rus</text:p>
          </table:table-cell>
          <table:table-cell office:value-type="string" calcext:value-type="string">
            <text:p><text:s/>Голова ее едва</text:p>
          </table:table-cell>
          <table:table-cell office:value-type="string" calcext:value-type="string">
            <text:p>доходила</text:p>
          </table:table-cell>
          <table:table-cell office:value-type="string" calcext:value-type="string">
            <text:p><text:s/>до моей нагрудной шерсти личико было круглое с ямочками какое часто встречается у молодых француженок</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884843" calcext:value-type="float">
            <text:p>884843</text:p>
          </table:table-cell>
        </table:table-row>
        <table:table-row table:style-name="ro1">
          <table:table-cell office:value-type="string" calcext:value-type="string">
            <text:p>ukr</text:p>
          </table:table-cell>
          <table:table-cell office:value-type="string" calcext:value-type="string">
            <text:p><text:s/>Голова її ледь сягала моєї нагрудної шерстi личко було кругле з ямками яке так часто трапляється серед молодих французок</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686]" office:value-type="float" office:value="884843" calcext:value-type="float">
            <text:p>884843</text:p>
          </table:table-cell>
        </table:table-row>
        <table:table-row table:style-name="ro1">
          <table:table-cell office:value-type="string" calcext:value-type="string">
            <text:p>rus</text:p>
          </table:table-cell>
          <table:table-cell office:value-type="string" calcext:value-type="string">
            <text:p><text:s/>Но не</text:p>
          </table:table-cell>
          <table:table-cell office:value-type="string" calcext:value-type="string">
            <text:p>дожидаясь</text:p>
          </table:table-cell>
          <table:table-cell office:value-type="string" calcext:value-type="string">
            <text:p><text:s/>ответа одним прыжком он подскочил к волшебному циферблату уцепился за тяжелую стрелку и налегая всем телом крутанул ее назад</text:p>
          </table:table-cell>
          <table:table-cell office:value-type="string" calcext:value-type="string">
            <text:p>[Лидия Обухова. Улыбка птеродактиля (1979) | Л. О. Обухова. Посмішка птеродактіля (Nick, 2009)]</text:p>
          </table:table-cell>
          <table:table-cell table:formula="of:=RANDBETWEEN(1;1000000)" office:value-type="float" office:value="885764" calcext:value-type="float">
            <text:p>885764</text:p>
          </table:table-cell>
        </table:table-row>
        <table:table-row table:style-name="ro1">
          <table:table-cell office:value-type="string" calcext:value-type="string">
            <text:p>ukr</text:p>
          </table:table-cell>
          <table:table-cell office:value-type="string" calcext:value-type="string">
            <text:p><text:s/>Але не чекаючи відповіді одним стрибком він підскочив до чарівного циферблата учепився за важку стрілку й налягаючи всім тілом крутонув її назад</text:p>
          </table:table-cell>
          <table:table-cell table:number-columns-repeated="2"/>
          <table:table-cell office:value-type="string" calcext:value-type="string">
            <text:p>[Лидия Обухова. Улыбка птеродактиля (1979) | Л. О. Обухова. Посмішка птеродактіля (Nick, 2009)]</text:p>
          </table:table-cell>
          <table:table-cell table:formula="of:=[.F688]" office:value-type="float" office:value="885764" calcext:value-type="float">
            <text:p>885764</text:p>
          </table:table-cell>
        </table:table-row>
        <table:table-row table:style-name="ro1">
          <table:table-cell office:value-type="string" calcext:value-type="string">
            <text:p>rus</text:p>
          </table:table-cell>
          <table:table-cell office:value-type="string" calcext:value-type="string">
            <text:p><text:s/>Исповедав умирающую Клавдию Ивановну священник церкви Фрола и Лавра отец Федор Востриков вышел из дома Воробьянинова в полном ажиотаже и всю дорогу до своей квартиры прошел рассеянно глядя по сторонам и смущенно улыбаясь К концу дороги рассеянность его</text:p>
          </table:table-cell>
          <table:table-cell office:value-type="string" calcext:value-type="string">
            <text:p>дошла</text:p>
          </table:table-cell>
          <table:table-cell office:value-type="string" calcext:value-type="string">
            <text:p><text:s/>до такой степени что он чуть было не угодил под уисполкомовский автомобиль Гос No 1</text:p>
          </table:table-cell>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888858" calcext:value-type="float">
            <text:p>888858</text:p>
          </table:table-cell>
        </table:table-row>
        <table:table-row table:style-name="ro1">
          <table:table-cell office:value-type="string" calcext:value-type="string">
            <text:p>ukr</text:p>
          </table:table-cell>
          <table:table-cell office:value-type="string" calcext:value-type="string">
            <text:p><text:s/>Висповідавши Клавдію Іванівну перед смертю священик церкви Фрола і Лавра панотець Федір Востриков вийшов з дому Вороб'янінова в повному ажіотажі і всю дорогу до своєї квартири пройшов неуважно дивлячись увсебіч і ніяково усміхаючись Під кінець дороги неуважність його дійшла такої міри що він ледве не потрапив під повітвиконкомівський автомобіль Держ 1</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F690]" office:value-type="float" office:value="888858" calcext:value-type="float">
            <text:p>888858</text:p>
          </table:table-cell>
        </table:table-row>
        <table:table-row table:style-name="ro1">
          <table:table-cell office:value-type="string" calcext:value-type="string">
            <text:p>rus</text:p>
          </table:table-cell>
          <table:table-cell office:value-type="string" calcext:value-type="string">
            <text:p><text:s/>Посему всемилостивейше повелеваем</text:p>
          </table:table-cell>
          <table:table-cell office:value-type="string" calcext:value-type="string">
            <text:p>доставить</text:p>
          </table:table-cell>
          <table:table-cell office:value-type="string" calcext:value-type="string">
            <text:p><text:s/>к Новому году во дворец полную корзину подснежников</text:p>
          </table:table-cell>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890131" calcext:value-type="float">
            <text:p>890131</text:p>
          </table:table-cell>
        </table:table-row>
        <table:table-row table:style-name="ro1">
          <table:table-cell office:value-type="string" calcext:value-type="string">
            <text:p>ukr</text:p>
          </table:table-cell>
          <table:table-cell office:value-type="string" calcext:value-type="string">
            <text:p><text:s/>Тому наймилостивіше наказуємо приставити до Нового року в палац повний кошик пролісків</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F692]" office:value-type="float" office:value="890131" calcext:value-type="float">
            <text:p>890131</text:p>
          </table:table-cell>
        </table:table-row>
        <table:table-row table:style-name="ro1">
          <table:table-cell office:value-type="string" calcext:value-type="string">
            <text:p>rus</text:p>
          </table:table-cell>
          <table:table-cell office:value-type="string" calcext:value-type="string">
            <text:p><text:s/>Пока не отнесло лодку так далеко что еле</text:p>
          </table:table-cell>
          <table:table-cell office:value-type="string" calcext:value-type="string">
            <text:p>долетали</text:p>
          </table:table-cell>
          <table:table-cell office:value-type="string" calcext:value-type="string">
            <text:p><text:s/>слова крики Меннерса он не переступил даже с ноги на ногу</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891281" calcext:value-type="float">
            <text:p>891281</text:p>
          </table:table-cell>
        </table:table-row>
        <table:table-row table:style-name="ro1">
          <table:table-cell office:value-type="string" calcext:value-type="string">
            <text:p>ukr</text:p>
          </table:table-cell>
          <table:table-cell office:value-type="string" calcext:value-type="string">
            <text:p><text:s/>Поки не віднесло човна так далеко що насилу долинали слова зойки Меннерса він навіть з ноги не переступив</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694]" office:value-type="float" office:value="891281" calcext:value-type="float">
            <text:p>891281</text:p>
          </table:table-cell>
        </table:table-row>
        <table:table-row table:style-name="ro1">
          <table:table-cell office:value-type="string" calcext:value-type="string">
            <text:p>rus</text:p>
          </table:table-cell>
          <table:table-cell office:value-type="string" calcext:value-type="string">
            <text:p><text:s/>Побойтесь бога Общественность этого не</text:p>
          </table:table-cell>
          <table:table-cell office:value-type="string" calcext:value-type="string">
            <text:p>допустит</text:p>
          </table:table-cell>
          <table:table-cell office:value-type="string" calcext:value-type="string">
            <text:p><text:s/>инженер Талмудовский У меня в портфеле протокол</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899196" calcext:value-type="float">
            <text:p>899196</text:p>
          </table:table-cell>
        </table:table-row>
        <table:table-row table:style-name="ro1">
          <table:table-cell office:value-type="string" calcext:value-type="string">
            <text:p>ukr</text:p>
          </table:table-cell>
          <table:table-cell office:value-type="string" calcext:value-type="string">
            <text:p><text:s/>Побійтесь бога Громадськість цього не допустить інженере Талмудовський У мене в портфелі протокол</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696]" office:value-type="float" office:value="899196" calcext:value-type="float">
            <text:p>899196</text:p>
          </table:table-cell>
        </table:table-row>
        <table:table-row table:style-name="ro1">
          <table:table-cell office:value-type="string" calcext:value-type="string">
            <text:p>rus</text:p>
          </table:table-cell>
          <table:table-cell office:value-type="string" calcext:value-type="string">
            <text:p><text:s/>А не</text:p>
          </table:table-cell>
          <table:table-cell office:value-type="string" calcext:value-type="string">
            <text:p>доходя</text:p>
          </table:table-cell>
          <table:table-cell office:value-type="string" calcext:value-type="string">
            <text:p><text:s/>до гавани два квартала свернем в переулок</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00199" calcext:value-type="float">
            <text:p>900199</text:p>
          </table:table-cell>
        </table:table-row>
        <table:table-row table:style-name="ro1">
          <table:table-cell office:value-type="string" calcext:value-type="string">
            <text:p>ukr</text:p>
          </table:table-cell>
          <table:table-cell office:value-type="string" calcext:value-type="string">
            <text:p><text:s/>А не доходячи до гаванi два квартали звернемо в провулок</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698]" office:value-type="float" office:value="900199" calcext:value-type="float">
            <text:p>900199</text:p>
          </table:table-cell>
        </table:table-row>
        <table:table-row table:style-name="ro1">
          <table:table-cell office:value-type="string" calcext:value-type="string">
            <text:p>rus</text:p>
          </table:table-cell>
          <table:table-cell office:value-type="string" calcext:value-type="string">
            <text:p><text:s/>А я тебя</text:p>
          </table:table-cell>
          <table:table-cell office:value-type="string" calcext:value-type="string">
            <text:p>догоняю</text:p>
          </table:table-cell>
          <table:table-cell office:value-type="string" calcext:value-type="string">
            <text:p><text:s/>сказал Заяц и сел рядом</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900296" calcext:value-type="float">
            <text:p>900296</text:p>
          </table:table-cell>
        </table:table-row>
        <table:table-row table:style-name="ro1">
          <table:table-cell office:value-type="string" calcext:value-type="string">
            <text:p>ukr</text:p>
          </table:table-cell>
          <table:table-cell office:value-type="string" calcext:value-type="string">
            <text:p><text:s/>А я тебе доганяю мовив Заєць і сів поруч</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700]" office:value-type="float" office:value="900296" calcext:value-type="float">
            <text:p>900296</text:p>
          </table:table-cell>
        </table:table-row>
        <table:table-row table:style-name="ro1">
          <table:table-cell office:value-type="string" calcext:value-type="string">
            <text:p>rus</text:p>
          </table:table-cell>
          <table:table-cell office:value-type="string" calcext:value-type="string">
            <text:p><text:s/>Когда нужно будет я сам построю себе дом сказал Нуф Нуф и лег в лужу Я тоже</text:p>
          </table:table-cell>
          <table:table-cell office:value-type="string" calcext:value-type="string">
            <text:p>добавил</text:p>
          </table:table-cell>
          <table:table-cell office:value-type="string" calcext:value-type="string">
            <text:p><text:s/>Ниф Ниф Ну как хотите</text:p>
          </table:table-cell>
          <table:table-cell office:value-type="string" calcext:value-type="string">
            <text:p>[Сергей Михалков. Три поросенка (1936) | С. В. Міхалков. Троє поросят]</text:p>
          </table:table-cell>
          <table:table-cell table:formula="of:=RANDBETWEEN(1;1000000)" office:value-type="float" office:value="900452" calcext:value-type="float">
            <text:p>900452</text:p>
          </table:table-cell>
        </table:table-row>
        <table:table-row table:style-name="ro1">
          <table:table-cell office:value-type="string" calcext:value-type="string">
            <text:p>ukr</text:p>
          </table:table-cell>
          <table:table-cell office:value-type="string" calcext:value-type="string">
            <text:p><text:s/>Коли треба буде я сам собі збудую дім сказав Нуф Нуф і ліг у калюжу І я так само додав Ніф Ніф Ну як собі хочете</text:p>
          </table:table-cell>
          <table:table-cell table:number-columns-repeated="2"/>
          <table:table-cell office:value-type="string" calcext:value-type="string">
            <text:p>[Сергей Михалков. Три поросенка (1936) | С. В. Міхалков. Троє поросят]</text:p>
          </table:table-cell>
          <table:table-cell table:formula="of:=[.F702]" office:value-type="float" office:value="900452" calcext:value-type="float">
            <text:p>900452</text:p>
          </table:table-cell>
        </table:table-row>
        <table:table-row table:style-name="ro1">
          <table:table-cell office:value-type="string" calcext:value-type="string">
            <text:p>rus</text:p>
          </table:table-cell>
          <table:table-cell office:value-type="string" calcext:value-type="string">
            <text:p><text:s/>Миша</text:p>
          </table:table-cell>
          <table:table-cell office:value-type="string" calcext:value-type="string">
            <text:p>доел</text:p>
          </table:table-cell>
          <table:table-cell office:value-type="string" calcext:value-type="string">
            <text:p><text:s/>последний кусочек и посмотрел на маму она мешала ложечкой неначатый чай</text:p>
          </table:table-cell>
          <table:table-cell office:value-type="string" calcext:value-type="string">
            <text:p>[Валентина Осеева. Печенье (1940-1950) | В. О. Осеєва. Печиво (Анатолій Купрієнко, 1982)]</text:p>
          </table:table-cell>
          <table:table-cell table:formula="of:=RANDBETWEEN(1;1000000)" office:value-type="float" office:value="900544" calcext:value-type="float">
            <text:p>900544</text:p>
          </table:table-cell>
        </table:table-row>
        <table:table-row table:style-name="ro1">
          <table:table-cell office:value-type="string" calcext:value-type="string">
            <text:p>ukr</text:p>
          </table:table-cell>
          <table:table-cell office:value-type="string" calcext:value-type="string">
            <text:p><text:s/>Михайлик доїв останній шматочок і подивився на маму Вона розмішувала ложечкою непочатий чай</text:p>
          </table:table-cell>
          <table:table-cell table:number-columns-repeated="2"/>
          <table:table-cell office:value-type="string" calcext:value-type="string">
            <text:p>[Валентина Осеева. Печенье (1940-1950) | В. О. Осеєва. Печиво (Анатолій Купрієнко, 1982)]</text:p>
          </table:table-cell>
          <table:table-cell table:formula="of:=[.F704]" office:value-type="float" office:value="900544" calcext:value-type="float">
            <text:p>900544</text:p>
          </table:table-cell>
        </table:table-row>
        <table:table-row table:style-name="ro1">
          <table:table-cell office:value-type="string" calcext:value-type="string">
            <text:p>rus</text:p>
          </table:table-cell>
          <table:table-cell office:value-type="string" calcext:value-type="string">
            <text:p><text:s/>Смешно воскликнули бы мы но мы этого не сделаем перед доведенной до отчаянья женщиной В таких мучениях прожила Маргарита Николаевна всю зиму и</text:p>
          </table:table-cell>
          <table:table-cell office:value-type="string" calcext:value-type="string">
            <text:p>дожила</text:p>
          </table:table-cell>
          <table:table-cell office:value-type="string" calcext:value-type="string">
            <text:p><text:s/>до весны В тот самый день когда происходила всякая нелепая кутерьма вызванная появлением черного мага в Москве в пятницу когда был изгнан обратно в Киев дядя Берлиоза когда арестовали бухгалтера и произошло еще множество других глупейших и непонятных вещей Маргарита проснулась около полудня в спальне выходящей фонарем в башню особняка</text:p>
          </table:table-cell>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902656" calcext:value-type="float">
            <text:p>902656</text:p>
          </table:table-cell>
        </table:table-row>
        <table:table-row table:style-name="ro1">
          <table:table-cell office:value-type="string" calcext:value-type="string">
            <text:p>ukr</text:p>
          </table:table-cell>
          <table:table-cell office:value-type="string" calcext:value-type="string">
            <text:p><text:s/>Смішно вигукнули б ми але ми цього не робитимемо перед доведеною до відчаю жінкою [...] Того самого дня коли відбувалася безглузда круговерть усіляких подій спричинена з'явою чорного мага в Москві в п'ятницю коли було спроваджено назад до Києва Берліозового дядечка коли було арештовано бухгалтера і сталося ще багато безглуздих і незбагненних речей Марґарита прокинулася десь опівдні у своїй спальні яка заскленою стелею виходила у башту вілли</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F706]" office:value-type="float" office:value="902656" calcext:value-type="float">
            <text:p>902656</text:p>
          </table:table-cell>
        </table:table-row>
        <table:table-row table:style-name="ro1">
          <table:table-cell office:value-type="string" calcext:value-type="string">
            <text:p>rus</text:p>
          </table:table-cell>
          <table:table-cell office:value-type="string" calcext:value-type="string">
            <text:p><text:s/>Он мельком подумал что огонь может</text:p>
          </table:table-cell>
          <table:table-cell office:value-type="string" calcext:value-type="string">
            <text:p>догнать</text:p>
          </table:table-cell>
          <table:table-cell office:value-type="string" calcext:value-type="string">
            <text:p><text:s/>его и тогда придется уходить вплавь и это будет неприятно но красный свет вдруг померк и погас совсем и он понял что противопожарные устройства в отличие от него разобрались все-таки что к чему и выполнили свое назначение с присущей им тщательностью</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903693" calcext:value-type="float">
            <text:p>903693</text:p>
          </table:table-cell>
        </table:table-row>
        <table:table-row table:style-name="ro1">
          <table:table-cell office:value-type="string" calcext:value-type="string">
            <text:p>ukr</text:p>
          </table:table-cell>
          <table:table-cell office:value-type="string" calcext:value-type="string">
            <text:p><text:s/>Він мигцем подумав що вогонь може наздогнати його і тоді доведеться втікати плавом і це буде неприємно але червоне світло зненацька потьмяніло і згасло зовсім і він збагнув що протипожежні пристрої на відміну од нього розчовпали усе-таки що й до чого і виконали своє призначення з притаманною їм старанністю</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708]" office:value-type="float" office:value="903693" calcext:value-type="float">
            <text:p>903693</text:p>
          </table:table-cell>
        </table:table-row>
        <table:table-row table:style-name="ro1">
          <table:table-cell office:value-type="string" calcext:value-type="string">
            <text:p>rus</text:p>
          </table:table-cell>
          <table:table-cell office:value-type="string" calcext:value-type="string">
            <text:p><text:s/>Уж так стараешься чтобы делать как следует чтобы никто придраться не мог кидаешься во все концы но все равно кому-нибудь не</text:p>
          </table:table-cell>
          <table:table-cell office:value-type="string" calcext:value-type="string">
            <text:p>донесли</text:p>
          </table:table-cell>
          <table:table-cell office:value-type="string" calcext:value-type="string">
            <text:p><text:s/>вовремя и по шее</text:p>
          </table:table-cell>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RANDBETWEEN(1;1000000)" office:value-type="float" office:value="910520" calcext:value-type="float">
            <text:p>910520</text:p>
          </table:table-cell>
        </table:table-row>
        <table:table-row table:style-name="ro1">
          <table:table-cell office:value-type="string" calcext:value-type="string">
            <text:p>ukr</text:p>
          </table:table-cell>
          <table:table-cell office:value-type="string" calcext:value-type="string">
            <text:p><text:s/>Вже так стараєшся щоб робити як слід щоб ніхто присікатися не міг кидаєшся в усі кінці та однаково комусь не подаси вчасно ну і по шиї</text:p>
          </table:table-cell>
          <table:table-cell table:number-columns-repeated="2"/>
          <table:table-cell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formula="of:=[.F710]" office:value-type="float" office:value="910520" calcext:value-type="float">
            <text:p>910520</text:p>
          </table:table-cell>
        </table:table-row>
        <table:table-row table:style-name="ro1">
          <table:table-cell office:value-type="string" calcext:value-type="string">
            <text:p>rus</text:p>
          </table:table-cell>
          <table:table-cell office:value-type="string" calcext:value-type="string">
            <text:p><text:s/>Вордсворт</text:p>
          </table:table-cell>
          <table:table-cell office:value-type="string" calcext:value-type="string">
            <text:p>добавил</text:p>
          </table:table-cell>
          <table:table-cell office:value-type="string" calcext:value-type="string">
            <text:p><text:s/>несколько деталей в частности герой поэмы должен совершить какое-то преступление чтобы дальнейшее развитие сюжета воспринималось как расплата подсказал и само преступление убийство белого альбатроса</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10542" calcext:value-type="float">
            <text:p>910542</text:p>
          </table:table-cell>
        </table:table-row>
        <table:table-row table:style-name="ro1">
          <table:table-cell office:value-type="string" calcext:value-type="string">
            <text:p>ukr</text:p>
          </table:table-cell>
          <table:table-cell office:value-type="string" calcext:value-type="string">
            <text:p><text:s/>Вордсворт додав кілька деталей зокрема герой поеми мав вчинити якийсь злочин щоб подальший сюжет сприймався як розплата підказав і сам злочин убивство білого альбатроса</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712]" office:value-type="float" office:value="910542" calcext:value-type="float">
            <text:p>910542</text:p>
          </table:table-cell>
        </table:table-row>
        <table:table-row table:style-name="ro1">
          <table:table-cell office:value-type="string" calcext:value-type="string">
            <text:p>rus</text:p>
          </table:table-cell>
          <table:table-cell office:value-type="string" calcext:value-type="string">
            <text:p><text:s/>Но единственным его произведением официального характера стала Ода на введение его королевского высочества принца Альберта в должность канцлера Кембриджского университета 1847 г к тому же им не законченная и</text:p>
          </table:table-cell>
          <table:table-cell office:value-type="string" calcext:value-type="string">
            <text:p>дописанная</text:p>
          </table:table-cell>
          <table:table-cell office:value-type="string" calcext:value-type="string">
            <text:p><text:s/>его племянником епископом Линкольнским</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11843" calcext:value-type="float">
            <text:p>911843</text:p>
          </table:table-cell>
        </table:table-row>
        <table:table-row table:style-name="ro1">
          <table:table-cell office:value-type="string" calcext:value-type="string">
            <text:p>ukr</text:p>
          </table:table-cell>
          <table:table-cell office:value-type="string" calcext:value-type="string">
            <text:p><text:s/>Але єдиним його твором офіційного характеру стала Ода на введення його королівської величності принца Альберта на посаду канцлера Кембриджського університету 1847 р до того ж ним не закінчена й дописана його племінником єпископом Лінкольнським</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714]" office:value-type="float" office:value="911843" calcext:value-type="float">
            <text:p>911843</text:p>
          </table:table-cell>
        </table:table-row>
        <table:table-row table:style-name="ro1">
          <table:table-cell office:value-type="string" calcext:value-type="string">
            <text:p>rus</text:p>
          </table:table-cell>
          <table:table-cell office:value-type="string" calcext:value-type="string">
            <text:p><text:s/>Но до святой Евлалии</text:p>
          </table:table-cell>
          <table:table-cell office:value-type="string" calcext:value-type="string">
            <text:p>доедет</text:p>
          </table:table-cell>
          <table:table-cell office:value-type="string" calcext:value-type="string">
            <text:p><text:s/>только регистрационная карточка</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18036" calcext:value-type="float">
            <text:p>918036</text:p>
          </table:table-cell>
        </table:table-row>
        <table:table-row table:style-name="ro1">
          <table:table-cell office:value-type="string" calcext:value-type="string">
            <text:p>ukr</text:p>
          </table:table-cell>
          <table:table-cell office:value-type="string" calcext:value-type="string">
            <text:p><text:s/>Але до Святої Євлалiї доїде лише реєстрацiйна картка</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716]" office:value-type="float" office:value="918036" calcext:value-type="float">
            <text:p>918036</text:p>
          </table:table-cell>
        </table:table-row>
        <table:table-row table:style-name="ro1">
          <table:table-cell office:value-type="string" calcext:value-type="string">
            <text:p>rus</text:p>
          </table:table-cell>
          <table:table-cell office:value-type="string" calcext:value-type="string">
            <text:p><text:s/>Взять к примеру ту же космическую оперу Так и хочется</text:p>
          </table:table-cell>
          <table:table-cell office:value-type="string" calcext:value-type="string">
            <text:p>добавить</text:p>
          </table:table-cell>
          <table:table-cell office:value-type="string" calcext:value-type="string">
            <text:p><text:s/>пресловутую Кто только в 1960 е годы не отметился в ритуальном вытирании ног о злосчастный жанр произведения коего хотя бы в порядке информации отечественного читателя о царящих у них литературных нравах наши издатели переводить не торопились</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25169" calcext:value-type="float">
            <text:p>925169</text:p>
          </table:table-cell>
        </table:table-row>
        <table:table-row table:style-name="ro1">
          <table:table-cell office:value-type="string" calcext:value-type="string">
            <text:p>ukr</text:p>
          </table:table-cell>
          <table:table-cell office:value-type="string" calcext:value-type="string">
            <text:p><text:s/>Взяти наприклад ту ж саму космічну оперу Так і хочеться додати горезвісну Хто тільки в 1960 і роки не відзначився в ритуальному витиранні ніг об злощасний жанр твори якого хоч б у порядку інформування вітчизняного читача про пануючі у них літературні вподобання наші видавці перекладати не поспішал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718]" office:value-type="float" office:value="925169" calcext:value-type="float">
            <text:p>925169</text:p>
          </table:table-cell>
        </table:table-row>
        <table:table-row table:style-name="ro1">
          <table:table-cell office:value-type="string" calcext:value-type="string">
            <text:p>rus</text:p>
          </table:table-cell>
          <table:table-cell office:value-type="string" calcext:value-type="string">
            <text:p><text:s/>Необходимо было</text:p>
          </table:table-cell>
          <table:table-cell office:value-type="string" calcext:value-type="string">
            <text:p>добиться</text:p>
          </table:table-cell>
          <table:table-cell office:value-type="string" calcext:value-type="string">
            <text:p><text:s/>чтобы в их сознании оставались яркие впечатления</text:p>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926802" calcext:value-type="float">
            <text:p>926802</text:p>
          </table:table-cell>
        </table:table-row>
        <table:table-row table:style-name="ro1">
          <table:table-cell office:value-type="string" calcext:value-type="string">
            <text:p>ukr</text:p>
          </table:table-cell>
          <table:table-cell office:value-type="string" calcext:value-type="string">
            <text:p><text:s/>Необхiдно було домогтися щоб у їхнiй свiдомостi лишились яскравi враження</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F720]" office:value-type="float" office:value="926802" calcext:value-type="float">
            <text:p>926802</text:p>
          </table:table-cell>
        </table:table-row>
        <table:table-row table:style-name="ro1">
          <table:table-cell office:value-type="string" calcext:value-type="string">
            <text:p>rus</text:p>
          </table:table-cell>
          <table:table-cell office:value-type="string" calcext:value-type="string">
            <text:p><text:s/>Антагонисты украинства не желают</text:p>
          </table:table-cell>
          <table:table-cell office:value-type="string" calcext:value-type="string">
            <text:p>допустить</text:p>
          </table:table-cell>
          <table:table-cell office:value-type="string" calcext:value-type="string">
            <text:p><text:s/>свободы украинского движения из страха политического и культурного ущерба для России украинцы видят ущерб именно в отсутствии этой свободы и в возможности сомнений и колебаний по такому ясному и простому вопросу</text:p>
          </table:table-cell>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RANDBETWEEN(1;1000000)" office:value-type="float" office:value="928305" calcext:value-type="float">
            <text:p>928305</text:p>
          </table:table-cell>
        </table:table-row>
        <table:table-row table:style-name="ro1">
          <table:table-cell office:value-type="string" calcext:value-type="string">
            <text:p>ukr</text:p>
          </table:table-cell>
          <table:table-cell office:value-type="string" calcext:value-type="string">
            <text:p><text:s/>Антагоністи українства не бажають допустити свободи українського руху з побоювання політичного й культурного збитку для Росії українці бачать збиток саме у відсутності цієї свободи і в можливості сумнівів та вагань з такого ясного і простого питання</text:p>
          </table:table-cell>
          <table:table-cell table:number-columns-repeated="2"/>
          <table:table-cell office:value-type="string" calcext:value-type="string">
            <text:p>[В. И. Вернадский. Украинский вопрос и русское общество (1915) | В. І. Вернадський. Українське питання і російська громадськість (Наталя Білоцерківець, 1988)]</text:p>
          </table:table-cell>
          <table:table-cell table:formula="of:=[.F722]" office:value-type="float" office:value="928305" calcext:value-type="float">
            <text:p>928305</text:p>
          </table:table-cell>
        </table:table-row>
        <table:table-row table:style-name="ro1">
          <table:table-cell office:value-type="string" calcext:value-type="string">
            <text:p>rus</text:p>
          </table:table-cell>
          <table:table-cell office:value-type="string" calcext:value-type="string">
            <text:p><text:s/>В несколько взмахов индеец</text:p>
          </table:table-cell>
          <table:table-cell office:value-type="string" calcext:value-type="string">
            <text:p>доплыл</text:p>
          </table:table-cell>
          <table:table-cell office:value-type="string" calcext:value-type="string">
            <text:p><text:s/>до лодки выловил плавающее весло и влез в лодку</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929278" calcext:value-type="float">
            <text:p>929278</text:p>
          </table:table-cell>
        </table:table-row>
        <table:table-row table:style-name="ro1">
          <table:table-cell office:value-type="string" calcext:value-type="string">
            <text:p>ukr</text:p>
          </table:table-cell>
          <table:table-cell office:value-type="string" calcext:value-type="string">
            <text:p><text:s/>Махнувши кілька разів руками індіанець доплив до човна виловив з води весло і вліз у човен</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724]" office:value-type="float" office:value="929278" calcext:value-type="float">
            <text:p>929278</text:p>
          </table:table-cell>
        </table:table-row>
        <table:table-row table:style-name="ro1">
          <table:table-cell office:value-type="string" calcext:value-type="string">
            <text:p>rus</text:p>
          </table:table-cell>
          <table:table-cell office:value-type="string" calcext:value-type="string">
            <text:p><text:s/>Не знаю сказал Макивчук четко но знать хотел бы До Женьки наконец</text:p>
          </table:table-cell>
          <table:table-cell office:value-type="string" calcext:value-type="string">
            <text:p>дошло</text:p>
          </table:table-cell>
          <table:table-cell office:value-type="string" calcext:value-type="string">
            <text:p><text:s/>Не человек сказал он с тихим ужасом</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930854" calcext:value-type="float">
            <text:p>930854</text:p>
          </table:table-cell>
        </table:table-row>
        <table:table-row table:style-name="ro1">
          <table:table-cell office:value-type="string" calcext:value-type="string">
            <text:p>ukr</text:p>
          </table:table-cell>
          <table:table-cell office:value-type="string" calcext:value-type="string">
            <text:p><text:s/>Не знаю сказав Маківчук чітко але знати хотів би До Женьки нарешті дійшло Не людина сказав він з тихим жахом</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726]" office:value-type="float" office:value="930854" calcext:value-type="float">
            <text:p>930854</text:p>
          </table:table-cell>
        </table:table-row>
        <table:table-row table:style-name="ro1">
          <table:table-cell office:value-type="string" calcext:value-type="string">
            <text:p>rus</text:p>
          </table:table-cell>
          <table:table-cell office:value-type="string" calcext:value-type="string">
            <text:p><text:s/>Считаю обвинение Осьмака Кирилла Ивановича считать</text:p>
          </table:table-cell>
          <table:table-cell office:value-type="string" calcext:value-type="string">
            <text:p>доказанным</text:p>
          </table:table-cell>
          <table:table-cell/>
          <table:table-cell office:value-type="string" calcext:value-type="string">
            <text:p>[[Дело К. И. Осьмака: документы] (1928-1930) | [Справа К. І. Осьмака: документи] (Н. Осьмак, 2010)]</text:p>
          </table:table-cell>
          <table:table-cell table:formula="of:=RANDBETWEEN(1;1000000)" office:value-type="float" office:value="933145" calcext:value-type="float">
            <text:p>933145</text:p>
          </table:table-cell>
        </table:table-row>
        <table:table-row table:style-name="ro1">
          <table:table-cell office:value-type="string" calcext:value-type="string">
            <text:p>ukr</text:p>
          </table:table-cell>
          <table:table-cell office:value-type="string" calcext:value-type="string">
            <text:p><text:s/>Вважаю Обвинувачення Осьмака Кирила Івановича вважати доведеним</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cell table:formula="of:=[.F728]" office:value-type="float" office:value="933145" calcext:value-type="float">
            <text:p>933145</text:p>
          </table:table-cell>
        </table:table-row>
        <table:table-row table:style-name="ro1">
          <table:table-cell office:value-type="string" calcext:value-type="string">
            <text:p>rus</text:p>
          </table:table-cell>
          <table:table-cell office:value-type="string" calcext:value-type="string">
            <text:p><text:s/>И то что все описанное для нас его потомков лишь повседневная несколько прискучившая реальность лишь</text:p>
          </table:table-cell>
          <table:table-cell office:value-type="string" calcext:value-type="string">
            <text:p>доказывает</text:p>
          </table:table-cell>
          <table:table-cell office:value-type="string" calcext:value-type="string">
            <text:p><text:s/>как он точно все предвидел</text:p>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934749" calcext:value-type="float">
            <text:p>934749</text:p>
          </table:table-cell>
        </table:table-row>
        <table:table-row table:style-name="ro1">
          <table:table-cell office:value-type="string" calcext:value-type="string">
            <text:p>ukr</text:p>
          </table:table-cell>
          <table:table-cell office:value-type="string" calcext:value-type="string">
            <text:p><text:s/>І те що все описане для нас його нащадків лише повсякденна така що дещо надокучила реальність лише доводить як він точно все передбачав</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730]" office:value-type="float" office:value="934749" calcext:value-type="float">
            <text:p>934749</text:p>
          </table:table-cell>
        </table:table-row>
        <table:table-row table:style-name="ro1">
          <table:table-cell office:value-type="string" calcext:value-type="string">
            <text:p>rus</text:p>
          </table:table-cell>
          <table:table-cell office:value-type="string" calcext:value-type="string">
            <text:p><text:s/>Набрал их полный подол и пошел</text:p>
          </table:table-cell>
          <table:table-cell office:value-type="string" calcext:value-type="string">
            <text:p>домой</text:p>
          </table:table-cell>
          <table:table-cell/>
          <table:table-cell office:value-type="string" calcext:value-type="string">
            <text:p>[Вл. Гаков. Звездный сеятель (2007) | Вл. Гаков. Зоряний сіяч (2007-2010)]</text:p>
          </table:table-cell>
          <table:table-cell table:formula="of:=RANDBETWEEN(1;1000000)" office:value-type="float" office:value="935222" calcext:value-type="float">
            <text:p>935222</text:p>
          </table:table-cell>
        </table:table-row>
        <table:table-row table:style-name="ro1">
          <table:table-cell office:value-type="string" calcext:value-type="string">
            <text:p>ukr</text:p>
          </table:table-cell>
          <table:table-cell office:value-type="string" calcext:value-type="string">
            <text:p><text:s/>Набрав їх повний поділ та й пішов додому</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F732]" office:value-type="float" office:value="935222" calcext:value-type="float">
            <text:p>935222</text:p>
          </table:table-cell>
        </table:table-row>
        <table:table-row table:style-name="ro1">
          <table:table-cell office:value-type="string" calcext:value-type="string">
            <text:p>rus</text:p>
          </table:table-cell>
          <table:table-cell office:value-type="string" calcext:value-type="string">
            <text:p><text:s/>Начальник полиции опубликовал официальное сообщение о том что никакого дьявола не существует что все это лишь выдумки невежественных людей которые уже задержаны и понесут должное наказание и убеждал рыбаков не</text:p>
          </table:table-cell>
          <table:table-cell office:value-type="string" calcext:value-type="string">
            <text:p>доверять</text:p>
          </table:table-cell>
          <table:table-cell office:value-type="string" calcext:value-type="string">
            <text:p><text:s/>слухам и взяться за лов рыбы</text:p>
          </table:table-cell>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935913" calcext:value-type="float">
            <text:p>935913</text:p>
          </table:table-cell>
        </table:table-row>
        <table:table-row table:style-name="ro1">
          <table:table-cell office:value-type="string" calcext:value-type="string">
            <text:p>ukr</text:p>
          </table:table-cell>
          <table:table-cell office:value-type="string" calcext:value-type="string">
            <text:p><text:s/>Начальник поліції опублікував офіційне повідомлення про те що ніякого диявола нема що все це тільки вигадки темних людей які вже затримані і будуть належним чином покарані і переконував рибалок не вірити чуткам і взятися ловити рибу</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F734]" office:value-type="float" office:value="935913" calcext:value-type="float">
            <text:p>935913</text:p>
          </table:table-cell>
        </table:table-row>
        <table:table-row table:style-name="ro1">
          <table:table-cell office:value-type="string" calcext:value-type="string">
            <text:p>rus</text:p>
          </table:table-cell>
          <table:table-cell office:value-type="string" calcext:value-type="string">
            <text:p><text:s/>Не для баловства для жизни</text:p>
          </table:table-cell>
          <table:table-cell office:value-type="string" calcext:value-type="string">
            <text:p>добываем</text:p>
          </table:table-cell>
          <table:table-cell office:value-type="string" calcext:value-type="string">
            <text:p><text:s/>пропитание тяжким и опасным трудом</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936512" calcext:value-type="float">
            <text:p>936512</text:p>
          </table:table-cell>
        </table:table-row>
        <table:table-row table:style-name="ro1">
          <table:table-cell office:value-type="string" calcext:value-type="string">
            <text:p>ukr</text:p>
          </table:table-cell>
          <table:table-cell office:value-type="string" calcext:value-type="string">
            <text:p><text:s/>Не для пустощів для прожиття добуваємо харчі тяжкою і небезпечною працею</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736]" office:value-type="float" office:value="936512" calcext:value-type="float">
            <text:p>936512</text:p>
          </table:table-cell>
        </table:table-row>
        <table:table-row table:style-name="ro1">
          <table:table-cell office:value-type="string" calcext:value-type="string">
            <text:p>rus</text:p>
          </table:table-cell>
          <table:table-cell office:value-type="string" calcext:value-type="string">
            <text:p><text:s/>Очевидно неведомый Максиму юмор ситуации</text:p>
          </table:table-cell>
          <table:table-cell office:value-type="string" calcext:value-type="string">
            <text:p>дошел</text:p>
          </table:table-cell>
          <table:table-cell office:value-type="string" calcext:value-type="string">
            <text:p><text:s/>наконец до рыжебородого</text:p>
          </table:table-cell>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937141" calcext:value-type="float">
            <text:p>937141</text:p>
          </table:table-cell>
        </table:table-row>
        <table:table-row table:style-name="ro1">
          <table:table-cell office:value-type="string" calcext:value-type="string">
            <text:p>ukr</text:p>
          </table:table-cell>
          <table:table-cell office:value-type="string" calcext:value-type="string">
            <text:p><text:s/>Певно невідомий Максимові гумор ситуації дійшов нарешті до рудобородого</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F738]" office:value-type="float" office:value="937141" calcext:value-type="float">
            <text:p>937141</text:p>
          </table:table-cell>
        </table:table-row>
        <table:table-row table:style-name="ro1">
          <table:table-cell office:value-type="string" calcext:value-type="string">
            <text:p>rus</text:p>
          </table:table-cell>
          <table:table-cell office:value-type="string" calcext:value-type="string">
            <text:p><text:s/>Этим способом Лонгрен</text:p>
          </table:table-cell>
          <table:table-cell office:value-type="string" calcext:value-type="string">
            <text:p>добывал</text:p>
          </table:table-cell>
          <table:table-cell office:value-type="string" calcext:value-type="string">
            <text:p><text:s/>столько чтобы жить в рамках умеренной экономии</text:p>
          </table:table-cell>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941205" calcext:value-type="float">
            <text:p>941205</text:p>
          </table:table-cell>
        </table:table-row>
        <table:table-row table:style-name="ro1">
          <table:table-cell office:value-type="string" calcext:value-type="string">
            <text:p>ukr</text:p>
          </table:table-cell>
          <table:table-cell office:value-type="string" calcext:value-type="string">
            <text:p><text:s/>В такий спосіб Лонгрен добув стільки щоб жити в межах помірної економії</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F740]" office:value-type="float" office:value="941205" calcext:value-type="float">
            <text:p>941205</text:p>
          </table:table-cell>
        </table:table-row>
        <table:table-row table:style-name="ro1">
          <table:table-cell office:value-type="string" calcext:value-type="string">
            <text:p>rus</text:p>
          </table:table-cell>
          <table:table-cell office:value-type="string" calcext:value-type="string">
            <text:p><text:s/>И кроме того эти люди</text:p>
          </table:table-cell>
          <table:table-cell office:value-type="string" calcext:value-type="string">
            <text:p>доставили</text:p>
          </table:table-cell>
          <table:table-cell office:value-type="string" calcext:value-type="string">
            <text:p><text:s/>рыбацкую лодку взяли её на буксир и к берегу</text:p>
          </table:table-cell>
          <table:table-cell office:value-type="string" calcext:value-type="string">
            <text:p>[Михаил Зощенко. Самое главное (1938) | М. М. Зощенко. Найголовніше (Михайло Зяблюк, 1991)]</text:p>
          </table:table-cell>
          <table:table-cell table:formula="of:=RANDBETWEEN(1;1000000)" office:value-type="float" office:value="942192" calcext:value-type="float">
            <text:p>942192</text:p>
          </table:table-cell>
        </table:table-row>
        <table:table-row table:style-name="ro1">
          <table:table-cell office:value-type="string" calcext:value-type="string">
            <text:p>ukr</text:p>
          </table:table-cell>
          <table:table-cell office:value-type="string" calcext:value-type="string">
            <text:p><text:s/>І крім того ці люди наздогнали рибальського човна взяли його на буксир і доставили до берега</text:p>
          </table:table-cell>
          <table:table-cell table:number-columns-repeated="2"/>
          <table:table-cell office:value-type="string" calcext:value-type="string">
            <text:p>[Михаил Зощенко. Самое главное (1938) | М. М. Зощенко. Найголовніше (Михайло Зяблюк, 1991)]</text:p>
          </table:table-cell>
          <table:table-cell table:formula="of:=[.F742]" office:value-type="float" office:value="942192" calcext:value-type="float">
            <text:p>942192</text:p>
          </table:table-cell>
        </table:table-row>
        <table:table-row table:style-name="ro1">
          <table:table-cell office:value-type="string" calcext:value-type="string">
            <text:p>rus</text:p>
          </table:table-cell>
          <table:table-cell office:value-type="string" calcext:value-type="string">
            <text:p><text:s/>А теперь</text:p>
          </table:table-cell>
          <table:table-cell office:value-type="string" calcext:value-type="string">
            <text:p>дознались</text:p>
          </table:table-cell>
          <table:table-cell office:value-type="string" calcext:value-type="string">
            <text:p><text:s/>кто их поест у того на всю жизнь в грудях хрипы и булькотня</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946577" calcext:value-type="float">
            <text:p>946577</text:p>
          </table:table-cell>
        </table:table-row>
        <table:table-row table:style-name="ro1">
          <table:table-cell office:value-type="string" calcext:value-type="string">
            <text:p>ukr</text:p>
          </table:table-cell>
          <table:table-cell office:value-type="string" calcext:value-type="string">
            <text:p><text:s/>А зараз вже дізналися хто їх покуштує тому все життя у грудях хрипітиме булькотітиме</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744]" office:value-type="float" office:value="946577" calcext:value-type="float">
            <text:p>946577</text:p>
          </table:table-cell>
        </table:table-row>
        <table:table-row table:style-name="ro1">
          <table:table-cell office:value-type="string" calcext:value-type="string">
            <text:p>rus</text:p>
          </table:table-cell>
          <table:table-cell office:value-type="string" calcext:value-type="string">
            <text:p><text:s/>Динокан стоял перед ним и смотрел с ожиданием Савелий</text:p>
          </table:table-cell>
          <table:table-cell office:value-type="string" calcext:value-type="string">
            <text:p>достал</text:p>
          </table:table-cell>
          <table:table-cell office:value-type="string" calcext:value-type="string">
            <text:p><text:s/>куриную лапку осторожно протянул зверю Динокан жадно втянул незнакомый запах ноздри затрепетали</text:p>
          </table:table-cell>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946871" calcext:value-type="float">
            <text:p>946871</text:p>
          </table:table-cell>
        </table:table-row>
        <table:table-row table:style-name="ro1">
          <table:table-cell office:value-type="string" calcext:value-type="string">
            <text:p>ukr</text:p>
          </table:table-cell>
          <table:table-cell office:value-type="string" calcext:value-type="string">
            <text:p><text:s/>Динокан стояв перед ним і очікувально дивився у вічі Савелій дістав курячу лапу простягнув звірюці Динокан жадібно втягнув спокусливий запах його ніздрі затріпотіли</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F746]" office:value-type="float" office:value="946871" calcext:value-type="float">
            <text:p>946871</text:p>
          </table:table-cell>
        </table:table-row>
        <table:table-row table:style-name="ro1">
          <table:table-cell office:value-type="string" calcext:value-type="string">
            <text:p>rus</text:p>
          </table:table-cell>
          <table:table-cell office:value-type="string" calcext:value-type="string">
            <text:p><text:s/>Роман назывался Робинзоны Космоса и в 60 е годы когда научную фантастику не покупали а</text:p>
          </table:table-cell>
          <table:table-cell office:value-type="string" calcext:value-type="string">
            <text:p>доставали</text:p>
          </table:table-cell>
          <table:table-cell office:value-type="string" calcext:value-type="string">
            <text:p><text:s/>и с немалым трудом книжку с красными стилизованными кентаврами на обложке можно было увидеть на любом развале</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48275" calcext:value-type="float">
            <text:p>948275</text:p>
          </table:table-cell>
        </table:table-row>
        <table:table-row table:style-name="ro1">
          <table:table-cell office:value-type="string" calcext:value-type="string">
            <text:p>ukr</text:p>
          </table:table-cell>
          <table:table-cell office:value-type="string" calcext:value-type="string">
            <text:p><text:s/>Роман називався Робінзони Космосу і в 60 і роки коли наукову фантастику не купували а діставали і з чималим трудом книжку з червоними стилізованими кентаврами на обкладинці можна було побачити на будь-якому розвалі</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748]" office:value-type="float" office:value="948275" calcext:value-type="float">
            <text:p>948275</text:p>
          </table:table-cell>
        </table:table-row>
        <table:table-row table:style-name="ro1">
          <table:table-cell office:value-type="string" calcext:value-type="string">
            <text:p>rus</text:p>
          </table:table-cell>
          <table:table-cell office:value-type="string" calcext:value-type="string">
            <text:p><text:s/>Он также переведен и издавался на русском языке не раз поэтому лишь напомню действие происходит в далеком будущем когда не</text:p>
          </table:table-cell>
          <table:table-cell office:value-type="string" calcext:value-type="string">
            <text:p>дожидаясь</text:p>
          </table:table-cell>
          <table:table-cell office:value-type="string" calcext:value-type="string">
            <text:p><text:s/>предсказанного учеными неизбежного взрыва Солнца в долгое звездное плавание отправляется совершенно уже необычный космический корабль весь земной шар снятый нашими далекими потомками с привычной орбиты</text:p>
          </table:table-cell>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RANDBETWEEN(1;1000000)" office:value-type="float" office:value="950211" calcext:value-type="float">
            <text:p>950211</text:p>
          </table:table-cell>
        </table:table-row>
        <table:table-row table:style-name="ro1">
          <table:table-cell office:value-type="string" calcext:value-type="string">
            <text:p>ukr</text:p>
          </table:table-cell>
          <table:table-cell office:value-type="string" calcext:value-type="string">
            <text:p><text:s/>Він теж перекладений і видавався російською мовою не раз тому лише нагадаю дія відбувається в далекому майбутньому коли не чекаючи передбаченого науковцями неминучого вибуху Сонця в довге зоряне плавання відправляється абсолютно вже незвичайний космічний корабель уся земна куля знята нашими далекими нащадками зі звичної орбіти</text:p>
          </table:table-cell>
          <table:table-cell table:number-columns-repeated="2"/>
          <table:table-cell office:value-type="string" calcext:value-type="string">
            <text:p>[Вл. Гаков. Возвращение космического робинзона (2001) | Вл. Гаков. Повернення космічного робінзону (2001-2010)]</text:p>
          </table:table-cell>
          <table:table-cell table:formula="of:=[.F750]" office:value-type="float" office:value="950211" calcext:value-type="float">
            <text:p>950211</text:p>
          </table:table-cell>
        </table:table-row>
        <table:table-row table:style-name="ro1">
          <table:table-cell office:value-type="string" calcext:value-type="string">
            <text:p>rus</text:p>
          </table:table-cell>
          <table:table-cell office:value-type="string" calcext:value-type="string">
            <text:p><text:s/>Досконально знают наш язык раз</text:p>
          </table:table-cell>
          <table:table-cell office:value-type="string" calcext:value-type="string">
            <text:p>Добрались</text:p>
          </table:table-cell>
          <table:table-cell office:value-type="string" calcext:value-type="string">
            <text:p><text:s/>до информатория как два Разбираются в земных реалиях животный мир телефон одеколон Маршак наконец и прочее три</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953391" calcext:value-type="float">
            <text:p>953391</text:p>
          </table:table-cell>
        </table:table-row>
        <table:table-row table:style-name="ro1">
          <table:table-cell office:value-type="string" calcext:value-type="string">
            <text:p>ukr</text:p>
          </table:table-cell>
          <table:table-cell office:value-type="string" calcext:value-type="string">
            <text:p><text:s/>Досконало володіють нашою мовою раз Дорвалися до інформаторів два Знаються на земних реаліях тваринний світ телефон одеколон Маршак нарешті три</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752]" office:value-type="float" office:value="953391" calcext:value-type="float">
            <text:p>953391</text:p>
          </table:table-cell>
        </table:table-row>
        <table:table-row table:style-name="ro1">
          <table:table-cell office:value-type="string" calcext:value-type="string">
            <text:p>rus</text:p>
          </table:table-cell>
          <table:table-cell office:value-type="string" calcext:value-type="string">
            <text:p><text:s/>И этим он не</text:p>
          </table:table-cell>
          <table:table-cell office:value-type="string" calcext:value-type="string">
            <text:p>довёл</text:p>
          </table:table-cell>
          <table:table-cell office:value-type="string" calcext:value-type="string">
            <text:p><text:s/>бы свою сестрёнку до злобы и зависти</text:p>
          </table:table-cell>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cell table:formula="of:=RANDBETWEEN(1;1000000)" office:value-type="float" office:value="955481" calcext:value-type="float">
            <text:p>955481</text:p>
          </table:table-cell>
        </table:table-row>
        <table:table-row table:style-name="ro1">
          <table:table-cell office:value-type="string" calcext:value-type="string">
            <text:p>ukr</text:p>
          </table:table-cell>
          <table:table-cell office:value-type="string" calcext:value-type="string">
            <text:p><text:s/>І цим він не довів би свою сестричку до гніву і заздрощів</text:p>
          </table:table-cell>
          <table:table-cell table:number-columns-repeated="2"/>
          <table:table-cell office:value-type="string" calcext:value-type="string">
            <text:p>[Михаил Зощенко. Бабушкин подарок (Лёля и Минька) (1939) | М. М. Зощенко. Бабусин подарунок (Льоля і Мишко) (Михайло Зяблюк, 1991)]</text:p>
          </table:table-cell>
          <table:table-cell table:formula="of:=[.F754]" office:value-type="float" office:value="955481" calcext:value-type="float">
            <text:p>955481</text:p>
          </table:table-cell>
        </table:table-row>
        <table:table-row table:style-name="ro1">
          <table:table-cell office:value-type="string" calcext:value-type="string">
            <text:p>rus</text:p>
          </table:table-cell>
          <table:table-cell office:value-type="string" calcext:value-type="string">
            <text:p><text:s/>В частных совещаниях принимали участие те активные работники института которые одинаково желали наладить организационную работу института ввести рабочий порядок избавиться от кустарщины и</text:p>
          </table:table-cell>
          <table:table-cell office:value-type="string" calcext:value-type="string">
            <text:p>добиться</text:p>
          </table:table-cell>
          <table:table-cell office:value-type="string" calcext:value-type="string">
            <text:p><text:s/>того чтобы работами института фактически руководил его Президиум</text:p>
          </table:table-cell>
          <table:table-cell office:value-type="string" calcext:value-type="string">
            <text:p>[[Дело К. И. Осьмака: документы] (1928-1930) | [Справа К. І. Осьмака: документи] (Н. Осьмак, 2010)]</text:p>
          </table:table-cell>
          <table:table-cell table:formula="of:=RANDBETWEEN(1;1000000)" office:value-type="float" office:value="959890" calcext:value-type="float">
            <text:p>959890</text:p>
          </table:table-cell>
        </table:table-row>
        <table:table-row table:style-name="ro1">
          <table:table-cell office:value-type="string" calcext:value-type="string">
            <text:p>ukr</text:p>
          </table:table-cell>
          <table:table-cell office:value-type="string" calcext:value-type="string">
            <text:p><text:s/>В приватних нарадах брали участь ті активні працівники інституту які однаково бажали налагодити організаційну роботу інституту запровадити робочий порядок позбавитися від кустарщини та добитися того щоб роботами інституту фактично керувала його Президія</text:p>
          </table:table-cell>
          <table:table-cell table:number-columns-repeated="2"/>
          <table:table-cell office:value-type="string" calcext:value-type="string">
            <text:p>[[Дело К. И. Осьмака: документы] (1928-1930) | [Справа К. І. Осьмака: документи] (Н. Осьмак, 2010)]</text:p>
          </table:table-cell>
          <table:table-cell table:formula="of:=[.F756]" office:value-type="float" office:value="959890" calcext:value-type="float">
            <text:p>959890</text:p>
          </table:table-cell>
        </table:table-row>
        <table:table-row table:style-name="ro1">
          <table:table-cell office:value-type="string" calcext:value-type="string">
            <text:p>rus</text:p>
          </table:table-cell>
          <table:table-cell office:value-type="string" calcext:value-type="string">
            <text:p><text:s/>Я взял палочку скатил ею ежа в свою шляпу и понес</text:p>
          </table:table-cell>
          <table:table-cell office:value-type="string" calcext:value-type="string">
            <text:p>домой</text:p>
          </table:table-cell>
          <table:table-cell/>
          <table:table-cell office:value-type="string" calcext:value-type="string">
            <text:p>[М. М. Пришвин. Ёж (1924) | Михайло Пришвин. Їжак (М. Шумило, 1950-1982)]</text:p>
          </table:table-cell>
          <table:table-cell table:formula="of:=RANDBETWEEN(1;1000000)" office:value-type="float" office:value="960147" calcext:value-type="float">
            <text:p>960147</text:p>
          </table:table-cell>
        </table:table-row>
        <table:table-row table:style-name="ro1">
          <table:table-cell office:value-type="string" calcext:value-type="string">
            <text:p>ukr</text:p>
          </table:table-cell>
          <table:table-cell office:value-type="string" calcext:value-type="string">
            <text:p><text:s/>Я взяв паличку скотив нею їжака в свій капелюх і поніс додому</text:p>
          </table:table-cell>
          <table:table-cell table:number-columns-repeated="2"/>
          <table:table-cell office:value-type="string" calcext:value-type="string">
            <text:p>[М. М. Пришвин. Ёж (1924) | Михайло Пришвин. Їжак (М. Шумило, 1950-1982)]</text:p>
          </table:table-cell>
          <table:table-cell table:formula="of:=[.F758]" office:value-type="float" office:value="960147" calcext:value-type="float">
            <text:p>960147</text:p>
          </table:table-cell>
        </table:table-row>
        <table:table-row table:style-name="ro1">
          <table:table-cell office:value-type="string" calcext:value-type="string">
            <text:p>rus</text:p>
          </table:table-cell>
          <table:table-cell office:value-type="string" calcext:value-type="string">
            <text:p><text:s/>Они ее подхватили когда она</text:p>
          </table:table-cell>
          <table:table-cell office:value-type="string" calcext:value-type="string">
            <text:p>долетела</text:p>
          </table:table-cell>
          <table:table-cell office:value-type="string" calcext:value-type="string">
            <text:p><text:s/>до второго этажа</text:p>
          </table:table-cell>
          <table:table-cell office:value-type="string" calcext:value-type="string">
            <text:p>[Зура Итсмиолорд. Бумажные ангелы (2009) | Зура Ітсміолорд. Паперові янголи (Галина Пагутяк, 2009)]</text:p>
          </table:table-cell>
          <table:table-cell table:formula="of:=RANDBETWEEN(1;1000000)" office:value-type="float" office:value="965019" calcext:value-type="float">
            <text:p>965019</text:p>
          </table:table-cell>
        </table:table-row>
        <table:table-row table:style-name="ro1">
          <table:table-cell office:value-type="string" calcext:value-type="string">
            <text:p>ukr</text:p>
          </table:table-cell>
          <table:table-cell office:value-type="string" calcext:value-type="string">
            <text:p><text:s/>Вони підхопили її коли вона долетіла до другого поверху</text:p>
          </table:table-cell>
          <table:table-cell table:number-columns-repeated="2"/>
          <table:table-cell office:value-type="string" calcext:value-type="string">
            <text:p>[Зура Итсмиолорд. Бумажные ангелы (2009) | Зура Ітсміолорд. Паперові янголи (Галина Пагутяк, 2009)]</text:p>
          </table:table-cell>
          <table:table-cell table:formula="of:=[.F760]" office:value-type="float" office:value="965019" calcext:value-type="float">
            <text:p>965019</text:p>
          </table:table-cell>
        </table:table-row>
        <table:table-row table:style-name="ro1">
          <table:table-cell office:value-type="string" calcext:value-type="string">
            <text:p>rus</text:p>
          </table:table-cell>
          <table:table-cell office:value-type="string" calcext:value-type="string">
            <text:p><text:s/>Над головой нависали тучи казалось до них можно</text:p>
          </table:table-cell>
          <table:table-cell office:value-type="string" calcext:value-type="string">
            <text:p>дотянуться</text:p>
          </table:table-cell>
          <table:table-cell office:value-type="string" calcext:value-type="string">
            <text:p><text:s/>рукой</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968577" calcext:value-type="float">
            <text:p>968577</text:p>
          </table:table-cell>
        </table:table-row>
        <table:table-row table:style-name="ro1">
          <table:table-cell office:value-type="string" calcext:value-type="string">
            <text:p>ukr</text:p>
          </table:table-cell>
          <table:table-cell office:value-type="string" calcext:value-type="string">
            <text:p><text:s/>Над головою нависали хмари здавалося до них можна дотягнутися рукою</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762]" office:value-type="float" office:value="968577" calcext:value-type="float">
            <text:p>968577</text:p>
          </table:table-cell>
        </table:table-row>
        <table:table-row table:style-name="ro1">
          <table:table-cell office:value-type="string" calcext:value-type="string">
            <text:p>rus</text:p>
          </table:table-cell>
          <table:table-cell office:value-type="string" calcext:value-type="string">
            <text:p><text:s/>В 1828 г он вместе с дочерью</text:p>
          </table:table-cell>
          <table:table-cell office:value-type="string" calcext:value-type="string">
            <text:p>Дорой</text:p>
          </table:table-cell>
          <table:table-cell office:value-type="string" calcext:value-type="string">
            <text:p><text:s/>и Кольриджем путешествовал по долине Рейна в Германии где их встретил английский путешественник Томас Граттон оставивший их описание Кольридж был ростом около пяти футов пяти дюймов полный и ленивый на вид но не толстый</text:p>
          </table:table-cell>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RANDBETWEEN(1;1000000)" office:value-type="float" office:value="969452" calcext:value-type="float">
            <text:p>969452</text:p>
          </table:table-cell>
        </table:table-row>
        <table:table-row table:style-name="ro1">
          <table:table-cell office:value-type="string" calcext:value-type="string">
            <text:p>ukr</text:p>
          </table:table-cell>
          <table:table-cell office:value-type="string" calcext:value-type="string">
            <text:p><text:s/>У 1828 р він разом з дочкою Дорою та Кольріджем подорожував долиною Рейну в Німеччині де їх зустрів англійський мандрівник Томас Ґраттон що залишив такий опис Кольрідж був зросту близько п'яти футів п'яти дюймів гладкий і лінивий на вигляд але не товстий</text:p>
          </table:table-cell>
          <table:table-cell table:number-columns-repeated="2"/>
          <table:table-cell office:value-type="string" calcext:value-type="string">
            <text:p>[Е. Зыкова. Певец Озерного края [Предисловие к кн.: Уильям Вордсворт. Избранная лирика. М.: Радуга, 2001.] (2001) | К. Зикова. Уїльям Вордсворт — співець Озерного краю (Едіт Богацька, 2009)]</text:p>
          </table:table-cell>
          <table:table-cell table:formula="of:=[.F764]" office:value-type="float" office:value="969452" calcext:value-type="float">
            <text:p>969452</text:p>
          </table:table-cell>
        </table:table-row>
        <table:table-row table:style-name="ro1">
          <table:table-cell office:value-type="string" calcext:value-type="string">
            <text:p>rus</text:p>
          </table:table-cell>
          <table:table-cell office:value-type="string" calcext:value-type="string">
            <text:p><text:s/>Собака завизжала больше от неожиданности и обиды чем от боли а мужик шатаясь побрел</text:p>
          </table:table-cell>
          <table:table-cell office:value-type="string" calcext:value-type="string">
            <text:p>домой</text:p>
          </table:table-cell>
          <table:table-cell office:value-type="string" calcext:value-type="string">
            <text:p><text:s/>где долго и больно бил жену и на кусочки изорвал новый платок который на прошлой неделе купил ей в подарок</text:p>
          </table:table-cell>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971892" calcext:value-type="float">
            <text:p>971892</text:p>
          </table:table-cell>
        </table:table-row>
        <table:table-row table:style-name="ro1">
          <table:table-cell office:value-type="string" calcext:value-type="string">
            <text:p>ukr</text:p>
          </table:table-cell>
          <table:table-cell office:value-type="string" calcext:value-type="string">
            <text:p><text:s/>Собака звискнув більше від несподіванки й образи ніж од болю а п'яниця хитаючись посунув додому де довго збиткувався над жінкою й на клапті пошматував нову хустину яку минулого тижня купив дружині у подарунок</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F766]" office:value-type="float" office:value="971892" calcext:value-type="float">
            <text:p>971892</text:p>
          </table:table-cell>
        </table:table-row>
        <table:table-row table:style-name="ro1">
          <table:table-cell office:value-type="string" calcext:value-type="string">
            <text:p>rus</text:p>
          </table:table-cell>
          <table:table-cell office:value-type="string" calcext:value-type="string">
            <text:p><text:s/>Я долго сидел в саду Потом пошёл</text:p>
          </table:table-cell>
          <table:table-cell office:value-type="string" calcext:value-type="string">
            <text:p>домой</text:p>
          </table:table-cell>
          <table:table-cell office:value-type="string" calcext:value-type="string">
            <text:p><text:s/>Но когда подходил к дому вдруг вспомнил что оставил свой дневник на скамейке в саду</text:p>
          </table:table-cell>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RANDBETWEEN(1;1000000)" office:value-type="float" office:value="972026" calcext:value-type="float">
            <text:p>972026</text:p>
          </table:table-cell>
        </table:table-row>
        <table:table-row table:style-name="ro1">
          <table:table-cell office:value-type="string" calcext:value-type="string">
            <text:p>ukr</text:p>
          </table:table-cell>
          <table:table-cell office:value-type="string" calcext:value-type="string">
            <text:p><text:s/>Я довго сидів у саду Потім пішов додому Та коли підходив до будинку раптом згадав що залишив свого щоденника на лаві в саду</text:p>
          </table:table-cell>
          <table:table-cell table:number-columns-repeated="2"/>
          <table:table-cell office:value-type="string" calcext:value-type="string">
            <text:p>[Михаил Зощенко. Не надо врать (Лёля и Минька) (1939) | М. М. Зощенко. Не треба брехати (Льоля і Мишко) (Михайло Зяблюк, 1991)]</text:p>
          </table:table-cell>
          <table:table-cell table:formula="of:=[.F768]" office:value-type="float" office:value="972026" calcext:value-type="float">
            <text:p>972026</text:p>
          </table:table-cell>
        </table:table-row>
        <table:table-row table:style-name="ro1">
          <table:table-cell office:value-type="string" calcext:value-type="string">
            <text:p>rus</text:p>
          </table:table-cell>
          <table:table-cell office:value-type="string" calcext:value-type="string">
            <text:p><text:s/>Тщательно и старательно шел Бим по лугу челноком разыскивая разбросанный сыр и вдруг среди разных запахов трав цветов самой земли и реки ворвалась струя воздуха необычная и волнующая пахло какой-то птицей вовсе не похожей на тех что знал Бим воробьев там разных веселых синиц трясогузок и всякой мелочи</text:p>
          </table:table-cell>
          <table:table-cell office:value-type="string" calcext:value-type="string">
            <text:p>догнать</text:p>
          </table:table-cell>
          <table:table-cell office:value-type="string" calcext:value-type="string">
            <text:p><text:s/>какую нечего и пытаться пробовали</text:p>
          </table:table-cell>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975027" calcext:value-type="float">
            <text:p>975027</text:p>
          </table:table-cell>
        </table:table-row>
        <table:table-row table:style-name="ro1">
          <table:table-cell office:value-type="string" calcext:value-type="string">
            <text:p>ukr</text:p>
          </table:table-cell>
          <table:table-cell office:value-type="string" calcext:value-type="string">
            <text:p><text:s/>Пильно й старанно йшов Бім через луг човником вишукуючи розкиданий сир і раптом серед різних пахощів трав квітів самої землі та річки ввірвався струмінь повітря незвичний і хвилюючий пахло якимось птахом зовсім не схожим на тих яких знав Бім горобців там різних веселих синиць трясогузок і всілякої дрібноти яку нізащо не наздоженеш</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F770]" office:value-type="float" office:value="975027" calcext:value-type="float">
            <text:p>975027</text:p>
          </table:table-cell>
        </table:table-row>
        <table:table-row table:style-name="ro1">
          <table:table-cell office:value-type="string" calcext:value-type="string">
            <text:p>rus</text:p>
          </table:table-cell>
          <table:table-cell office:value-type="string" calcext:value-type="string">
            <text:p><text:s/>И что это за нить если на ней держится так много и почему человечество все еще</text:p>
          </table:table-cell>
          <table:table-cell office:value-type="string" calcext:value-type="string">
            <text:p>доверяет</text:p>
          </table:table-cell>
          <table:table-cell office:value-type="string" calcext:value-type="string">
            <text:p><text:s/>этой нити</text:p>
          </table:table-cell>
          <table:table-cell office:value-type="string" calcext:value-type="string">
            <text:p>[Юрий Никитин. Слишком просто (1973) | Ю. Нікітін. Надто просто (Віталій Геник, 1995-2010)]</text:p>
          </table:table-cell>
          <table:table-cell table:formula="of:=RANDBETWEEN(1;1000000)" office:value-type="float" office:value="976225" calcext:value-type="float">
            <text:p>976225</text:p>
          </table:table-cell>
        </table:table-row>
        <table:table-row table:style-name="ro1">
          <table:table-cell office:value-type="string" calcext:value-type="string">
            <text:p>ukr</text:p>
          </table:table-cell>
          <table:table-cell office:value-type="string" calcext:value-type="string">
            <text:p><text:s/>І що це за нитка якщо на ній тримається так багато і чому людство все ще довіряє цій нитці</text:p>
          </table:table-cell>
          <table:table-cell table:number-columns-repeated="2"/>
          <table:table-cell office:value-type="string" calcext:value-type="string">
            <text:p>[Юрий Никитин. Слишком просто (1973) | Ю. Нікітін. Надто просто (Віталій Геник, 1995-2010)]</text:p>
          </table:table-cell>
          <table:table-cell table:formula="of:=[.F772]" office:value-type="float" office:value="976225" calcext:value-type="float">
            <text:p>976225</text:p>
          </table:table-cell>
        </table:table-row>
        <table:table-row table:style-name="ro1">
          <table:table-cell office:value-type="string" calcext:value-type="string">
            <text:p>rus</text:p>
          </table:table-cell>
          <table:table-cell office:value-type="string" calcext:value-type="string">
            <text:p><text:s/>Рядом с ним держась за пыльное облупленное крыло экипажа и размахивая вздутой папкой с тисненой надписью Musique быстро шел человек в длиннополой толстовке Он что-то горячо</text:p>
          </table:table-cell>
          <table:table-cell office:value-type="string" calcext:value-type="string">
            <text:p>доказывал</text:p>
          </table:table-cell>
          <table:table-cell office:value-type="string" calcext:value-type="string">
            <text:p><text:s/>седоку Седок пожилой мужчина с висячим как банан носом сжимал ногами чемодан и время от времени показывал своему собеседнику кукиш</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978482" calcext:value-type="float">
            <text:p>978482</text:p>
          </table:table-cell>
        </table:table-row>
        <table:table-row table:style-name="ro1">
          <table:table-cell office:value-type="string" calcext:value-type="string">
            <text:p>ukr</text:p>
          </table:table-cell>
          <table:table-cell office:value-type="string" calcext:value-type="string">
            <text:p><text:s/>Поруч з ним тримаючись за припаде пилом облуплене крило фургона і розмахуючи товстелезною папкою з тисненим написом Musique швидко йшов чоловік у довгополій толстовці Він щось запально доводив пасажирові фургона Пасажир людина літня з обвислим як банан носом стискував ногами чемодан і час від часу давав своєму співбесідникові дул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774]" office:value-type="float" office:value="978482" calcext:value-type="float">
            <text:p>978482</text:p>
          </table:table-cell>
        </table:table-row>
        <table:table-row table:style-name="ro1">
          <table:table-cell office:value-type="string" calcext:value-type="string">
            <text:p>rus</text:p>
          </table:table-cell>
          <table:table-cell office:value-type="string" calcext:value-type="string">
            <text:p><text:s/>Так и в путешествии ты погуляешь потом пообедаешь еще погуляешь поужинаешь поспишь а через пять шесть дней уже</text:p>
          </table:table-cell>
          <table:table-cell office:value-type="string" calcext:value-type="string">
            <text:p>дойдешь</text:p>
          </table:table-cell>
          <table:table-cell office:value-type="string" calcext:value-type="string">
            <text:p><text:s/>до Олимпии</text:p>
          </table:table-cell>
          <table:table-cell office:value-type="string" calcext:value-type="string">
            <text:p>[Е. Л. Озерецкая. Олимпийские игры (1972) | О. Л. Озерецька. Олімпійські ігри (Наталя Майстренко, 1979)]</text:p>
          </table:table-cell>
          <table:table-cell table:formula="of:=RANDBETWEEN(1;1000000)" office:value-type="float" office:value="981311" calcext:value-type="float">
            <text:p>981311</text:p>
          </table:table-cell>
        </table:table-row>
        <table:table-row table:style-name="ro1">
          <table:table-cell office:value-type="string" calcext:value-type="string">
            <text:p>ukr</text:p>
          </table:table-cell>
          <table:table-cell office:value-type="string" calcext:value-type="string">
            <text:p><text:s/>Отак і в подорожі ти погуляєш потім пообідаєш ще погуляєш повечеряєш поспиш а через п'ять шість днів уже дійдеш до Олімпії</text:p>
          </table:table-cell>
          <table:table-cell table:number-columns-repeated="2"/>
          <table:table-cell office:value-type="string" calcext:value-type="string">
            <text:p>[Е. Л. Озерецкая. Олимпийские игры (1972) | О. Л. Озерецька. Олімпійські ігри (Наталя Майстренко, 1979)]</text:p>
          </table:table-cell>
          <table:table-cell table:formula="of:=[.F776]" office:value-type="float" office:value="981311" calcext:value-type="float">
            <text:p>981311</text:p>
          </table:table-cell>
        </table:table-row>
        <table:table-row table:style-name="ro1">
          <table:table-cell office:value-type="string" calcext:value-type="string">
            <text:p>rus</text:p>
          </table:table-cell>
          <table:table-cell office:value-type="string" calcext:value-type="string">
            <text:p><text:s/>Все это крайне интересно и я</text:p>
          </table:table-cell>
          <table:table-cell office:value-type="string" calcext:value-type="string">
            <text:p>допускаю</text:p>
          </table:table-cell>
          <table:table-cell office:value-type="string" calcext:value-type="string">
            <text:p><text:s/>что вы уже видите как у меня пенится рот перед припадком но нет ничего не пенится я просто пускаю выщелком разноцветные блошки счастливых мыслей в соответствующую чашечку</text:p>
          </table:table-cell>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981339" calcext:value-type="float">
            <text:p>981339</text:p>
          </table:table-cell>
        </table:table-row>
        <table:table-row table:style-name="ro1">
          <table:table-cell office:value-type="string" calcext:value-type="string">
            <text:p>ukr</text:p>
          </table:table-cell>
          <table:table-cell office:value-type="string" calcext:value-type="string">
            <text:p><text:s/>Все це вкрай цiкаво i я припускаю що ви вже бачите як рот менi пiниться перед приступом та нi нiщо не пiниться я просто пускаю вистрибом рiзнобарвнi блiшки щасливих думок у вiдповiдну чашечку</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F778]" office:value-type="float" office:value="981339" calcext:value-type="float">
            <text:p>981339</text:p>
          </table:table-cell>
        </table:table-row>
        <table:table-row table:style-name="ro1">
          <table:table-cell office:value-type="string" calcext:value-type="string">
            <text:p>rus</text:p>
          </table:table-cell>
          <table:table-cell office:value-type="string" calcext:value-type="string">
            <text:p><text:s/>Тем более</text:p>
          </table:table-cell>
          <table:table-cell office:value-type="string" calcext:value-type="string">
            <text:p>добавил</text:p>
          </table:table-cell>
          <table:table-cell office:value-type="string" calcext:value-type="string">
            <text:p><text:s/>Остап что местные квасы изготовляются артелью частников сочувствующих советской власти</text:p>
          </table:table-cell>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982125" calcext:value-type="float">
            <text:p>982125</text:p>
          </table:table-cell>
        </table:table-row>
        <table:table-row table:style-name="ro1">
          <table:table-cell office:value-type="string" calcext:value-type="string">
            <text:p>ukr</text:p>
          </table:table-cell>
          <table:table-cell office:value-type="string" calcext:value-type="string">
            <text:p><text:s/>Тим більше додав Остап що місцеві кваси виготовляє приватна артіль що співчуває Радянській владі</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F780]" office:value-type="float" office:value="982125" calcext:value-type="float">
            <text:p>982125</text:p>
          </table:table-cell>
        </table:table-row>
        <table:table-row table:style-name="ro1">
          <table:table-cell office:value-type="string" calcext:value-type="string">
            <text:p>rus</text:p>
          </table:table-cell>
          <table:table-cell office:value-type="string" calcext:value-type="string">
            <text:p><text:s/>Юра на ходу сбросил туфли отшвырнул в сторону книги и</text:p>
          </table:table-cell>
          <table:table-cell office:value-type="string" calcext:value-type="string">
            <text:p>достигнув</text:p>
          </table:table-cell>
          <table:table-cell office:value-type="string" calcext:value-type="string">
            <text:p><text:s/>берега бросился в воду</text:p>
          </table:table-cell>
          <table:table-cell office:value-type="string" calcext:value-type="string">
            <text:p>[Валентина Осеева. Мечтатель (1940-1950) | В. О. Осеєва. Мрійник (Анатолій Купрієнко, 1982)]</text:p>
          </table:table-cell>
          <table:table-cell table:formula="of:=RANDBETWEEN(1;1000000)" office:value-type="float" office:value="985856" calcext:value-type="float">
            <text:p>985856</text:p>
          </table:table-cell>
        </table:table-row>
        <table:table-row table:style-name="ro1">
          <table:table-cell office:value-type="string" calcext:value-type="string">
            <text:p>ukr</text:p>
          </table:table-cell>
          <table:table-cell office:value-type="string" calcext:value-type="string">
            <text:p><text:s/>Юрко на бігу скинув із себе черевики відкинув убік книжки і добігши до берега шубовснув у воду</text:p>
          </table:table-cell>
          <table:table-cell table:number-columns-repeated="2"/>
          <table:table-cell office:value-type="string" calcext:value-type="string">
            <text:p>[Валентина Осеева. Мечтатель (1940-1950) | В. О. Осеєва. Мрійник (Анатолій Купрієнко, 1982)]</text:p>
          </table:table-cell>
          <table:table-cell table:formula="of:=[.F782]" office:value-type="float" office:value="985856" calcext:value-type="float">
            <text:p>985856</text:p>
          </table:table-cell>
        </table:table-row>
        <table:table-row table:style-name="ro1">
          <table:table-cell office:value-type="string" calcext:value-type="string">
            <text:p>rus</text:p>
          </table:table-cell>
          <table:table-cell office:value-type="string" calcext:value-type="string">
            <text:p><text:s/>Оба вели вглубь муравейника откуда</text:p>
          </table:table-cell>
          <table:table-cell office:value-type="string" calcext:value-type="string">
            <text:p>доносился</text:p>
          </table:table-cell>
          <table:table-cell office:value-type="string" calcext:value-type="string">
            <text:p><text:s/>приглушенный шорох множества ног</text:p>
          </table:table-cell>
          <table:table-cell office:value-type="string" calcext:value-type="string">
            <text:p>[Юрий Никитин. Муравьи (1973) | Ю. Нікітін. Мурахи (Віталій Геник, 1995-2010)]</text:p>
          </table:table-cell>
          <table:table-cell table:formula="of:=RANDBETWEEN(1;1000000)" office:value-type="float" office:value="987881" calcext:value-type="float">
            <text:p>987881</text:p>
          </table:table-cell>
        </table:table-row>
        <table:table-row table:style-name="ro1">
          <table:table-cell office:value-type="string" calcext:value-type="string">
            <text:p>ukr</text:p>
          </table:table-cell>
          <table:table-cell office:value-type="string" calcext:value-type="string">
            <text:p><text:s/>Обидва вели углиб мурашника звідки долинав приглушений шерех безлічі ніг</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F784]" office:value-type="float" office:value="987881" calcext:value-type="float">
            <text:p>987881</text:p>
          </table:table-cell>
        </table:table-row>
        <table:table-row table:style-name="ro1">
          <table:table-cell office:value-type="string" calcext:value-type="string">
            <text:p>rus</text:p>
          </table:table-cell>
          <table:table-cell office:value-type="string" calcext:value-type="string">
            <text:p><text:s/>Я побежал</text:p>
          </table:table-cell>
          <table:table-cell office:value-type="string" calcext:value-type="string">
            <text:p>домой</text:p>
          </table:table-cell>
          <table:table-cell office:value-type="string" calcext:value-type="string">
            <text:p><text:s/>и вскоре принёс какую-то калошу очень больших размеров</text:p>
          </table:table-cell>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RANDBETWEEN(1;1000000)" office:value-type="float" office:value="989079" calcext:value-type="float">
            <text:p>989079</text:p>
          </table:table-cell>
        </table:table-row>
        <table:table-row table:style-name="ro1">
          <table:table-cell office:value-type="string" calcext:value-type="string">
            <text:p>ukr</text:p>
          </table:table-cell>
          <table:table-cell office:value-type="string" calcext:value-type="string">
            <text:p><text:s/>Я побіг додому і невдовзі приніс якусь калошу дуже великого розміру</text:p>
          </table:table-cell>
          <table:table-cell table:number-columns-repeated="2"/>
          <table:table-cell office:value-type="string" calcext:value-type="string">
            <text:p>[Михаил Зощенко. Калоши и мороженое (Лёля и Минька) (1939) | М. М. Зощенко. Калоші і морозиво (Льоля і Мишко) (Михайло Зяблюк, 1991)]</text:p>
          </table:table-cell>
          <table:table-cell table:formula="of:=[.F786]" office:value-type="float" office:value="989079" calcext:value-type="float">
            <text:p>989079</text:p>
          </table:table-cell>
        </table:table-row>
        <table:table-row table:style-name="ro1">
          <table:table-cell office:value-type="string" calcext:value-type="string">
            <text:p>rus</text:p>
          </table:table-cell>
          <table:table-cell office:value-type="string" calcext:value-type="string">
            <text:p><text:s/>Пришла</text:p>
          </table:table-cell>
          <table:table-cell office:value-type="string" calcext:value-type="string">
            <text:p>домой</text:p>
          </table:table-cell>
          <table:table-cell office:value-type="string" calcext:value-type="string">
            <text:p><text:s/>холстину отдернула батюшки-светы пера нету а вместо пера говешки</text:p>
          </table:table-cell>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990758" calcext:value-type="float">
            <text:p>990758</text:p>
          </table:table-cell>
        </table:table-row>
        <table:table-row table:style-name="ro1">
          <table:table-cell office:value-type="string" calcext:value-type="string">
            <text:p>ukr</text:p>
          </table:table-cell>
          <table:table-cell office:value-type="string" calcext:value-type="string">
            <text:p><text:s/>Прийшли додому ряднинку підняли батюшки светы нема пір'ячка а замість пір'ячка гіменце</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F788]" office:value-type="float" office:value="990758" calcext:value-type="float">
            <text:p>990758</text:p>
          </table:table-cell>
        </table:table-row>
        <table:table-row table:style-name="ro1">
          <table:table-cell office:value-type="string" calcext:value-type="string">
            <text:p>rus</text:p>
          </table:table-cell>
          <table:table-cell office:value-type="string" calcext:value-type="string">
            <text:p><text:s/>Мы мчимся прямо на Слоне подхватывал Медвежонок Туруру глухо</text:p>
          </table:table-cell>
          <table:table-cell office:value-type="string" calcext:value-type="string">
            <text:p>доносилось</text:p>
          </table:table-cell>
          <table:table-cell office:value-type="string" calcext:value-type="string">
            <text:p><text:s/>откуда-то снизу И так они веселились до самого утра</text:p>
          </table:table-cell>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RANDBETWEEN(1;1000000)" office:value-type="float" office:value="991185" calcext:value-type="float">
            <text:p>991185</text:p>
          </table:table-cell>
        </table:table-row>
        <table:table-row table:style-name="ro1">
          <table:table-cell office:value-type="string" calcext:value-type="string">
            <text:p>ukr</text:p>
          </table:table-cell>
          <table:table-cell office:value-type="string" calcext:value-type="string">
            <text:p><text:s/>Мчимо ми просто на Слоні підхоплював Ведмедик Туруру глухо почулося звідкись ізнизу І так вони веселилися аж до ранку</text:p>
          </table:table-cell>
          <table:table-cell table:number-columns-repeated="2"/>
          <table:table-cell office:value-type="string" calcext:value-type="string">
            <text:p>[Сергей Козлов. Правда, мы будем всегда? (1969-1981) | Сергій Козлов. А чи ми справді будемо завжди? (І. Андрусяк, 2007)]</text:p>
          </table:table-cell>
          <table:table-cell table:formula="of:=[.F790]" office:value-type="float" office:value="991185" calcext:value-type="float">
            <text:p>991185</text:p>
          </table:table-cell>
        </table:table-row>
        <table:table-row table:style-name="ro1">
          <table:table-cell office:value-type="string" calcext:value-type="string">
            <text:p>rus</text:p>
          </table:table-cell>
          <table:table-cell office:value-type="string" calcext:value-type="string">
            <text:p><text:s/>[...] Ну что Саша пора</text:p>
          </table:table-cell>
          <table:table-cell office:value-type="string" calcext:value-type="string">
            <text:p>домой</text:p>
          </table:table-cell>
          <table:table-cell office:value-type="string" calcext:value-type="string">
            <text:p><text:s/>Пора Костя спокойно ответил Александр как-то странно глядя на меня</text:p>
          </table:table-cell>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993145" calcext:value-type="float">
            <text:p>993145</text:p>
          </table:table-cell>
        </table:table-row>
        <table:table-row table:style-name="ro1">
          <table:table-cell office:value-type="string" calcext:value-type="string">
            <text:p>ukr</text:p>
          </table:table-cell>
          <table:table-cell office:value-type="string" calcext:value-type="string">
            <text:p><text:s/>А я подивився на Олександра і зненацька мовив слова що їх зовсім і не прагнув говорити вони самохіть зірвалися з язика То що Сашо час додому Час Костю спокійно відповів він якось дивно позираючи на мене</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F792]" office:value-type="float" office:value="993145" calcext:value-type="float">
            <text:p>993145</text:p>
          </table:table-cell>
        </table:table-row>
        <table:table-row table:style-name="ro1">
          <table:table-cell office:value-type="string" calcext:value-type="string">
            <text:p>rus</text:p>
          </table:table-cell>
          <table:table-cell office:value-type="string" calcext:value-type="string">
            <text:p><text:s/>Он не торопясь принялся</text:p>
          </table:table-cell>
          <table:table-cell office:value-type="string" calcext:value-type="string">
            <text:p>дозаряжать</text:p>
          </table:table-cell>
          <table:table-cell office:value-type="string" calcext:value-type="string">
            <text:p><text:s/>автомат отыскал в траве оружие курсанта</text:p>
          </table:table-cell>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RANDBETWEEN(1;1000000)" office:value-type="float" office:value="997657" calcext:value-type="float">
            <text:p>997657</text:p>
          </table:table-cell>
        </table:table-row>
        <table:table-row table:style-name="ro1">
          <table:table-cell office:value-type="string" calcext:value-type="string">
            <text:p>ukr</text:p>
          </table:table-cell>
          <table:table-cell office:value-type="string" calcext:value-type="string">
            <text:p><text:s/>Він не поспішаючи почав дозаряджати автомат відшукав у траві зброю курсанта</text:p>
          </table:table-cell>
          <table:table-cell table:number-columns-repeated="2"/>
          <table:table-cell office:value-type="string" calcext:value-type="string">
            <text:p>[Юрий Никитин. Здесь все проще и легче (1985) | Ю. Нікітін. Тут все простіше і легше (Віталій Геник, 1995-2010)]</text:p>
          </table:table-cell>
          <table:table-cell table:formula="of:=[.F794]" office:value-type="float" office:value="997657" calcext:value-type="float">
            <text:p>997657</text:p>
          </table:table-cell>
        </table:table-row>
      </table:table>
      <table:table table:name="Sample" table:style-name="ta1">
        <table:table-column table:style-name="co5" table:default-cell-style-name="Default"/>
        <table:table-column table:style-name="co6" table:default-cell-style-name="ce7"/>
        <table:table-column table:style-name="co7" table:default-cell-style-name="Default"/>
        <table:table-column table:style-name="co8" table:default-cell-style-name="ce7"/>
        <table:table-column table:style-name="co5" table:number-columns-repeated="2" table:default-cell-style-name="ce12"/>
        <table:table-column table:style-name="co5" table:default-cell-style-name="Default"/>
        <table:table-column table:style-name="co5" table:default-cell-style-name="ce7"/>
        <table:table-column table:style-name="co5" table:number-columns-repeated="1015" table:default-cell-style-name="Default"/>
        <table:table-row table:style-name="ro1">
          <table:table-cell table:style-name="ce1" office:value-type="string" calcext:value-type="string">
            <text:p>lang</text:p>
          </table:table-cell>
          <table:table-cell table:style-name="ce5" office:value-type="string" calcext:value-type="string">
            <text:p>left_context</text:p>
          </table:table-cell>
          <table:table-cell table:style-name="ce1" office:value-type="string" calcext:value-type="string">
            <text:p>center</text:p>
          </table:table-cell>
          <table:table-cell table:style-name="ce5" office:value-type="string" calcext:value-type="string">
            <text:p>right_context</text:p>
          </table:table-cell>
          <table:table-cell table:style-name="ce10" office:value-type="string" calcext:value-type="string">
            <text:p>Cognate</text:p>
          </table:table-cell>
          <table:table-cell table:style-name="ce10" office:value-type="string" calcext:value-type="string">
            <text:p>Prefix</text:p>
          </table:table-cell>
          <table:table-cell table:style-name="ce1" office:value-type="string" calcext:value-type="string">
            <text:p>AspectChange</text:p>
          </table:table-cell>
          <table:table-cell table:style-name="ce5" office:value-type="string" calcext:value-type="string">
            <text:p>title <text:s text:c="9"/></text:p>
          </table:table-cell>
          <table:table-cell table:style-name="ce1" office:value-type="string" calcext:value-type="string">
            <text:p>RndNumber</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О господи боже ты мой милостивый стонал мистер Паррик вытирая слёзы полой пиджака потому что он был не в состоянии найти свой носовой платок Пора идти</text:p>
          </table:table-cell>
          <table:table-cell table:style-name="ce2" office:value-type="string" calcext:value-type="string">
            <text:p>домой</text:p>
          </table:table-cell>
          <table:table-cell table:style-name="ce6" office:value-type="string" calcext:value-type="string">
            <text:p><text:s/>Голос Мэри Поппинс словно трубный глас заглушил общий хохот</text:p>
          </table:table-cell>
          <table:table-cell table:style-name="ce11" table:number-columns-repeated="2"/>
          <table:table-cell/>
          <table:table-cell table:style-name="ce6"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style-name="ce2" table:formula="of:=RANDBETWEEN(1;1000000)" office:value-type="float" office:value="2560" calcext:value-type="float">
            <text:p>2560</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О Господи Боже ти мій милосердний стогнав містер Паррук витираючи сльози полою піджака бо був не в змозі знайти свій носовичок Час іти додому Голос Мері Поппінс ніби срібна сурма заглушив загальний регіт</text:p>
          </table:table-cell>
          <table:table-cell table:style-name="ce2"/>
          <table:table-cell table:style-name="ce6"/>
          <table:table-cell table:style-name="ce11" table:number-columns-repeated="2"/>
          <table:table-cell/>
          <table:table-cell table:style-name="ce6"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style-name="ce2" table:formula="of:=[.I2]" office:value-type="float" office:value="2560" calcext:value-type="float">
            <text:p>2560</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Девица прыснула Дело было на мази Ипполит Матвеевич с ловкостью фокусника принялся за работу Записал старушечьим почерком имена новобрачных в толстые книги строго</text:p>
          </table:table-cell>
          <table:table-cell office:value-type="string" calcext:value-type="string">
            <text:p>допросил</text:p>
          </table:table-cell>
          <table:table-cell office:value-type="string" calcext:value-type="string">
            <text:p><text:s/>свидетелей за которыми невеста сбегала во двор долго и нежно дышал на квадратные штампы и привстав оттискивал их на потрепанных паспортах</text:p>
          </table:table-cell>
          <table:table-cell table:number-columns-repeated="3"/>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3160" calcext:value-type="float">
            <text:p>3160</text:p>
          </table:table-cell>
          <table:table-cell table:number-columns-repeated="1014"/>
        </table:table-row>
        <table:table-row table:style-name="ro1">
          <table:table-cell office:value-type="string" calcext:value-type="string">
            <text:p>ukr</text:p>
          </table:table-cell>
          <table:table-cell office:value-type="string" calcext:value-type="string">
            <text:p><text:s/>Дівчина пирснула Справу було налагоджено Іполит Матвійович із спритністю фокусника взявся до праці Записав баб'ячим почерком імена молодих у велетенські книги строго <text:s/></text:p>
          </table:table-cell>
          <table:table-cell office:value-type="string" calcext:value-type="string">
            <text:p>допитав</text:p>
          </table:table-cell>
          <table:table-cell office:value-type="string" calcext:value-type="string">
            <text:p>свідків по яких наречена бігала в двір довго і ніжно дихав на квадратні штампи і підвівшись одбивав їх на потертих паспортах</text:p>
          </table:table-cell>
          <table:table-cell office:value-type="string" calcext:value-type="string">
            <text:p>no</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I4]" office:value-type="float" office:value="3160" calcext:value-type="float">
            <text:p>3160</text:p>
          </table:table-cell>
          <table:table-cell table:number-columns-repeated="1014"/>
        </table:table-row>
        <table:table-row table:style-name="ro1">
          <table:table-cell office:value-type="string" calcext:value-type="string">
            <text:p>rus</text:p>
          </table:table-cell>
          <table:table-cell office:value-type="string" calcext:value-type="string">
            <text:p><text:s/>Когда вспыхнул первый из нас вокруг него еще была толпа почти сотня человек</text:p>
          </table:table-cell>
          <table:table-cell office:value-type="string" calcext:value-type="string">
            <text:p>добралась</text:p>
          </table:table-cell>
          <table:table-cell office:value-type="string" calcext:value-type="string">
            <text:p><text:s/>до кают-компании прежде чем крышка захлопнулась</text:p>
          </table:table-cell>
          <table:table-cell table:number-columns-repeated="3"/>
          <table:table-cell office:value-type="string" calcext:value-type="string">
            <text:p>[Наталья Метелева. Ярь (2008) | Н. Метелева. Ярь (Наталія Дев'ятко, 2008)]</text:p>
          </table:table-cell>
          <table:table-cell table:formula="of:=RANDBETWEEN(1;1000000)" office:value-type="float" office:value="6137" calcext:value-type="float">
            <text:p>6137</text:p>
          </table:table-cell>
          <table:table-cell table:number-columns-repeated="1014"/>
        </table:table-row>
        <table:table-row table:style-name="ro1">
          <table:table-cell office:value-type="string" calcext:value-type="string">
            <text:p>ukr</text:p>
          </table:table-cell>
          <table:table-cell office:value-type="string" calcext:value-type="string">
            <text:p><text:s/>Коли спалахнув перший з нас навколо ще була юрба майже сотня людей <text:s/></text:p>
          </table:table-cell>
          <table:table-cell office:value-type="string" calcext:value-type="string">
            <text:p>дісталася</text:p>
          </table:table-cell>
          <table:table-cell office:value-type="string" calcext:value-type="string">
            <text:p>до кают-компанії перш ніж накривка опустилася</text:p>
          </table:table-cell>
          <table:table-cell office:value-type="string" calcext:value-type="string">
            <text:p>no</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I6]" office:value-type="float" office:value="6137" calcext:value-type="float">
            <text:p>6137</text:p>
          </table:table-cell>
          <table:table-cell table:number-columns-repeated="1014"/>
        </table:table-row>
        <table:table-row table:style-name="ro1">
          <table:table-cell office:value-type="string" calcext:value-type="string">
            <text:p>rus</text:p>
          </table:table-cell>
          <table:table-cell office:value-type="string" calcext:value-type="string">
            <text:p><text:s/>Господин хороший</text:p>
          </table:table-cell>
          <table:table-cell office:value-type="string" calcext:value-type="string">
            <text:p>дозвольте</text:p>
          </table:table-cell>
          <table:table-cell office:value-type="string" calcext:value-type="string">
            <text:p><text:s/>вам объяснить начал было деликатно дедушка</text:p>
          </table:table-cell>
          <table:table-cell table:number-columns-repeated="3"/>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9749" calcext:value-type="float">
            <text:p>9749</text:p>
          </table:table-cell>
          <table:table-cell table:number-columns-repeated="1014"/>
        </table:table-row>
        <table:table-row table:style-name="ro1">
          <table:table-cell office:value-type="string" calcext:value-type="string">
            <text:p>ukr</text:p>
          </table:table-cell>
          <table:table-cell office:value-type="string" calcext:value-type="string">
            <text:p><text:s/>Пане добродію <text:s/></text:p>
          </table:table-cell>
          <table:table-cell office:value-type="string" calcext:value-type="string">
            <text:p>дозвольте</text:p>
          </table:table-cell>
          <table:table-cell office:value-type="string" calcext:value-type="string">
            <text:p>вам пояснити почав був делікатно дідусь</text:p>
          </table:table-cell>
          <table:table-cell office:value-type="string" calcext:value-type="string">
            <text:p>yes</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I8]" office:value-type="float" office:value="9749" calcext:value-type="float">
            <text:p>9749</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Но ученые все же не могли</text:p>
          </table:table-cell>
          <table:table-cell table:style-name="ce3" office:value-type="string" calcext:value-type="string">
            <text:p>допустить</text:p>
          </table:table-cell>
          <table:table-cell table:style-name="ce8" office:value-type="string" calcext:value-type="string">
            <text:p><text:s/>чтобы такое существо могло поступать разумно</text:p>
          </table:table-cell>
          <table:table-cell table:style-name="ce13" table:number-columns-repeated="2"/>
          <table:table-cell/>
          <table:table-cell table:style-name="ce8" office:value-type="string" calcext:value-type="string">
            <text:p>[Александр Беляев. Человек-амфибия (1928) | О. Р. Бєляєв. Людина-амфібія (Л. Є. Вовчик, 1957)]</text:p>
          </table:table-cell>
          <table:table-cell table:style-name="ce3" table:formula="of:=RANDBETWEEN(1;1000000)" office:value-type="float" office:value="14450" calcext:value-type="float">
            <text:p>14450</text:p>
          </table:table-cell>
          <table:table-cell table:style-name="ce3" table:number-columns-repeated="1014"/>
        </table:table-row>
        <table:table-row table:style-name="ro1">
          <table:table-cell table:style-name="ce4" office:value-type="string" calcext:value-type="string">
            <text:p>ukr</text:p>
          </table:table-cell>
          <table:table-cell table:style-name="ce9" office:value-type="string" calcext:value-type="string">
            <text:p><text:s/>Але вчені все ж не могли <text:s/></text:p>
          </table:table-cell>
          <table:table-cell table:style-name="ce4" office:value-type="string" calcext:value-type="string">
            <text:p>припустити</text:p>
          </table:table-cell>
          <table:table-cell table:style-name="ce9" office:value-type="string" calcext:value-type="string">
            <text:p>що така істота могла поводитись розумно</text:p>
          </table:table-cell>
          <table:table-cell table:style-name="ce14" office:value-type="string" calcext:value-type="string">
            <text:p>yes</text:p>
          </table:table-cell>
          <table:table-cell table:style-name="ce14" office:value-type="string" calcext:value-type="string">
            <text:p>pri</text:p>
          </table:table-cell>
          <table:table-cell/>
          <table:table-cell table:style-name="ce9" office:value-type="string" calcext:value-type="string">
            <text:p>[Александр Беляев. Человек-амфибия (1928) | О. Р. Бєляєв. Людина-амфібія (Л. Є. Вовчик, 1957)]</text:p>
          </table:table-cell>
          <table:table-cell table:style-name="ce4" table:formula="of:=[.I10]" office:value-type="float" office:value="14450" calcext:value-type="float">
            <text:p>14450</text:p>
          </table:table-cell>
          <table:table-cell table:style-name="ce4" table:number-columns-repeated="1014"/>
        </table:table-row>
        <table:table-row table:style-name="ro1">
          <table:table-cell office:value-type="string" calcext:value-type="string">
            <text:p>rus</text:p>
          </table:table-cell>
          <table:table-cell office:value-type="string" calcext:value-type="string">
            <text:p><text:s/>Они кочевали по стране где останавливались строили жилища</text:p>
          </table:table-cell>
          <table:table-cell office:value-type="string" calcext:value-type="string">
            <text:p>добывали</text:p>
          </table:table-cell>
          <table:table-cell office:value-type="string" calcext:value-type="string">
            <text:p><text:s/>огонь копали колодцы в поисках воды</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5186" calcext:value-type="float">
            <text:p>15186</text:p>
          </table:table-cell>
          <table:table-cell table:number-columns-repeated="1014"/>
        </table:table-row>
        <table:table-row table:style-name="ro1">
          <table:table-cell office:value-type="string" calcext:value-type="string">
            <text:p>ukr</text:p>
          </table:table-cell>
          <table:table-cell office:value-type="string" calcext:value-type="string">
            <text:p><text:s/>Вони кочували країною де зупинялись будували житла <text:s/></text:p>
          </table:table-cell>
          <table:table-cell office:value-type="string" calcext:value-type="string">
            <text:p>добували</text:p>
          </table:table-cell>
          <table:table-cell office:value-type="string" calcext:value-type="string">
            <text:p>вогонь копали криниці щоб знайти воду</text:p>
          </table:table-cell>
          <table:table-cell office:value-type="string" calcext:value-type="string">
            <text:p>yes</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I12]" office:value-type="float" office:value="15186" calcext:value-type="float">
            <text:p>15186</text:p>
          </table:table-cell>
          <table:table-cell table:number-columns-repeated="1014"/>
        </table:table-row>
        <table:table-row table:style-name="ro1">
          <table:table-cell office:value-type="string" calcext:value-type="string">
            <text:p>rus</text:p>
          </table:table-cell>
          <table:table-cell office:value-type="string" calcext:value-type="string">
            <text:p><text:s/>Арауканец не боится никого сказал он акула меня не</text:p>
          </table:table-cell>
          <table:table-cell office:value-type="string" calcext:value-type="string">
            <text:p>доела</text:p>
          </table:table-cell>
          <table:table-cell office:value-type="string" calcext:value-type="string">
            <text:p><text:s/>подавится и дьявол старыми костями</text:p>
          </table:table-cell>
          <table:table-cell table:number-columns-repeated="3"/>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16063" calcext:value-type="float">
            <text:p>16063</text:p>
          </table:table-cell>
          <table:table-cell table:number-columns-repeated="1014"/>
        </table:table-row>
        <table:table-row table:style-name="ro1">
          <table:table-cell office:value-type="string" calcext:value-type="string">
            <text:p>ukr</text:p>
          </table:table-cell>
          <table:table-cell office:value-type="string" calcext:value-type="string">
            <text:p><text:s/>Арауканець не боїться нікого сказав він Акула мене не <text:s/></text:p>
          </table:table-cell>
          <table:table-cell office:value-type="string" calcext:value-type="string">
            <text:p>доїла</text:p>
          </table:table-cell>
          <table:table-cell office:value-type="string" calcext:value-type="string">
            <text:p>вдавиться і диявол старими кістками</text:p>
          </table:table-cell>
          <table:table-cell office:value-type="string" calcext:value-type="string">
            <text:p>yes</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I14]" office:value-type="float" office:value="16063" calcext:value-type="float">
            <text:p>16063</text:p>
          </table:table-cell>
          <table:table-cell table:number-columns-repeated="1014"/>
        </table:table-row>
        <table:table-row table:style-name="ro1">
          <table:table-cell office:value-type="string" calcext:value-type="string">
            <text:p>rus</text:p>
          </table:table-cell>
          <table:table-cell office:value-type="string" calcext:value-type="string">
            <text:p><text:s/>Я кричал Сашка оправдывался оба осипли но ни до чего умного не</text:p>
          </table:table-cell>
          <table:table-cell office:value-type="string" calcext:value-type="string">
            <text:p>договорились</text:p>
          </table:table-cell>
          <table:table-cell table:number-columns-repeated="4"/>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7025" calcext:value-type="float">
            <text:p>17025</text:p>
          </table:table-cell>
          <table:table-cell table:number-columns-repeated="1014"/>
        </table:table-row>
        <table:table-row table:style-name="ro1">
          <table:table-cell office:value-type="string" calcext:value-type="string">
            <text:p>ukr</text:p>
          </table:table-cell>
          <table:table-cell office:value-type="string" calcext:value-type="string">
            <text:p><text:s/>Я кричав Сашко виправдовувався обидва охрипли та ні до чого розумного не </text:p>
          </table:table-cell>
          <table:table-cell office:value-type="string" calcext:value-type="string">
            <text:p>добалакались</text:p>
          </table:table-cell>
          <table:table-cell/>
          <table:table-cell office:value-type="string" calcext:value-type="string">
            <text:p>no</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I16]" office:value-type="float" office:value="17025" calcext:value-type="float">
            <text:p>17025</text:p>
          </table:table-cell>
          <table:table-cell table:number-columns-repeated="1014"/>
        </table:table-row>
        <table:table-row table:style-name="ro1">
          <table:table-cell office:value-type="string" calcext:value-type="string">
            <text:p>rus</text:p>
          </table:table-cell>
          <table:table-cell office:value-type="string" calcext:value-type="string">
            <text:p><text:s/>К этому надо</text:p>
          </table:table-cell>
          <table:table-cell office:value-type="string" calcext:value-type="string">
            <text:p>добавить</text:p>
          </table:table-cell>
          <table:table-cell office:value-type="string" calcext:value-type="string">
            <text:p><text:s/>еще одно с уверенностью можно сказать что многие женщины все что угодно отдали бы за то чтобы променять свою жизнь на жизнь Маргариты Николаевны</text:p>
          </table:table-cell>
          <table:table-cell table:number-columns-repeated="3"/>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RANDBETWEEN(1;1000000)" office:value-type="float" office:value="17064" calcext:value-type="float">
            <text:p>17064</text:p>
          </table:table-cell>
          <table:table-cell table:number-columns-repeated="1014"/>
        </table:table-row>
        <table:table-row table:style-name="ro1">
          <table:table-cell office:value-type="string" calcext:value-type="string">
            <text:p>ukr</text:p>
          </table:table-cell>
          <table:table-cell office:value-type="string" calcext:value-type="string">
            <text:p><text:s/>До цього треба <text:s/></text:p>
          </table:table-cell>
          <table:table-cell office:value-type="string" calcext:value-type="string">
            <text:p>додати</text:p>
          </table:table-cell>
          <table:table-cell office:value-type="string" calcext:value-type="string">
            <text:p>ще одне з упевненістю можна казати що багато хто з жінок усе що завгодно віддали б за те щоб проміняти своє життя на життя Марґарити Миколаївни</text:p>
          </table:table-cell>
          <table:table-cell office:value-type="string" calcext:value-type="string">
            <text:p>no</text:p>
          </table:table-cell>
          <table:table-cell table:number-columns-repeated="2"/>
          <table:table-cell office:value-type="string" calcext:value-type="string">
            <text:p>[Михаил Булгаков. Мастер и Маргарита (ч. 2) (1929-1940) | Михайло Булгаков. Майстер і Марґарита (ч. 2) (М. Білорус, 2005)]</text:p>
          </table:table-cell>
          <table:table-cell table:formula="of:=[.I18]" office:value-type="float" office:value="17064" calcext:value-type="float">
            <text:p>17064</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Я подумал ведь всего три года тому назад я мог видеть как она возвращается</text:p>
          </table:table-cell>
          <table:table-cell table:style-name="ce2" office:value-type="string" calcext:value-type="string">
            <text:p>домой</text:p>
          </table:table-cell>
          <table:table-cell table:style-name="ce6" office:value-type="string" calcext:value-type="string">
            <text:p><text:s/>из школы</text:p>
          </table:table-cell>
          <table:table-cell table:style-name="ce11" table:number-columns-repeated="2"/>
          <table:table-cell/>
          <table:table-cell table:style-name="ce6" office:value-type="string" calcext:value-type="string">
            <text:p>[Владимир Набоков. Лолита (1967) | Володимир Набоков. Лоліта (К. Васюков, 2006)]</text:p>
          </table:table-cell>
          <table:table-cell table:style-name="ce2" table:formula="of:=RANDBETWEEN(1;1000000)" office:value-type="float" office:value="21422" calcext:value-type="float">
            <text:p>21422</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Я подумав та всього лише три роки тому я мiг бачити як вона вертається додому зi школи</text:p>
          </table:table-cell>
          <table:table-cell table:style-name="ce2"/>
          <table:table-cell table:style-name="ce6"/>
          <table:table-cell table:style-name="ce11" table:number-columns-repeated="2"/>
          <table:table-cell/>
          <table:table-cell table:style-name="ce6" office:value-type="string" calcext:value-type="string">
            <text:p>[Владимир Набоков. Лолита (1967) | Володимир Набоков. Лоліта (К. Васюков, 2006)]</text:p>
          </table:table-cell>
          <table:table-cell table:style-name="ce2" table:formula="of:=[.I20]" office:value-type="float" office:value="21422" calcext:value-type="float">
            <text:p>21422</text:p>
          </table:table-cell>
          <table:table-cell table:style-name="ce2" table:number-columns-repeated="1014"/>
        </table:table-row>
        <table:table-row table:style-name="ro1">
          <table:table-cell table:style-name="ce2" office:value-type="string" calcext:value-type="string">
            <text:p>rus</text:p>
          </table:table-cell>
          <table:table-cell table:style-name="ce6" office:value-type="string" calcext:value-type="string">
            <text:p><text:s/>Тётка говорит милиционеру Проводите этого мальчика</text:p>
          </table:table-cell>
          <table:table-cell table:style-name="ce2" office:value-type="string" calcext:value-type="string">
            <text:p>домой</text:p>
          </table:table-cell>
          <table:table-cell table:style-name="ce6" office:value-type="string" calcext:value-type="string">
            <text:p><text:s/>Милиционер говорит Павлику</text:p>
          </table:table-cell>
          <table:table-cell table:style-name="ce11" table:number-columns-repeated="2"/>
          <table:table-cell/>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RANDBETWEEN(1;1000000)" office:value-type="float" office:value="25078" calcext:value-type="float">
            <text:p>25078</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Тітка каже міліціонерові Проведіть цього хлопчика додому Міліціонер до Павлика</text:p>
          </table:table-cell>
          <table:table-cell table:style-name="ce2"/>
          <table:table-cell table:style-name="ce6"/>
          <table:table-cell table:style-name="ce11" table:number-columns-repeated="2"/>
          <table:table-cell/>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I22]" office:value-type="float" office:value="25078" calcext:value-type="float">
            <text:p>25078</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Давайте вашу руку я вас</text:p>
          </table:table-cell>
          <table:table-cell office:value-type="string" calcext:value-type="string">
            <text:p>доведу</text:p>
          </table:table-cell>
          <table:table-cell office:value-type="string" calcext:value-type="string">
            <text:p><text:s/>до своего дома</text:p>
          </table:table-cell>
          <table:table-cell table:number-columns-repeated="3"/>
          <table:table-cell office:value-type="string" calcext:value-type="string">
            <text:p>[Михаил Зощенко. Показательный ребёнок (1937) | М. М. Зощенко. Показова дитина (Михайло Зяблюк, 1991)]</text:p>
          </table:table-cell>
          <table:table-cell table:formula="of:=RANDBETWEEN(1;1000000)" office:value-type="float" office:value="27276" calcext:value-type="float">
            <text:p>27276</text:p>
          </table:table-cell>
          <table:table-cell table:number-columns-repeated="1014"/>
        </table:table-row>
        <table:table-row table:style-name="ro1">
          <table:table-cell office:value-type="string" calcext:value-type="string">
            <text:p>ukr</text:p>
          </table:table-cell>
          <table:table-cell office:value-type="string" calcext:value-type="string">
            <text:p><text:s/>Дайте вашу руку я вас <text:s/></text:p>
          </table:table-cell>
          <table:table-cell office:value-type="string" calcext:value-type="string">
            <text:p>доведу</text:p>
          </table:table-cell>
          <table:table-cell office:value-type="string" calcext:value-type="string">
            <text:p>до свого дому</text:p>
          </table:table-cell>
          <table:table-cell office:value-type="string" calcext:value-type="string">
            <text:p>yes</text:p>
          </table:table-cell>
          <table:table-cell table:number-columns-repeated="2"/>
          <table:table-cell office:value-type="string" calcext:value-type="string">
            <text:p>[Михаил Зощенко. Показательный ребёнок (1937) | М. М. Зощенко. Показова дитина (Михайло Зяблюк, 1991)]</text:p>
          </table:table-cell>
          <table:table-cell table:formula="of:=[.I24]" office:value-type="float" office:value="27276" calcext:value-type="float">
            <text:p>27276</text:p>
          </table:table-cell>
          <table:table-cell table:number-columns-repeated="1014"/>
        </table:table-row>
        <table:table-row table:style-name="ro1">
          <table:table-cell table:style-name="ce3" office:value-type="string" calcext:value-type="string">
            <text:p>rus</text:p>
          </table:table-cell>
          <table:table-cell table:style-name="ce8"/>
          <table:table-cell table:style-name="ce3" office:value-type="string" calcext:value-type="string">
            <text:p>Догадывался</text:p>
          </table:table-cell>
          <table:table-cell table:style-name="ce8" office:value-type="string" calcext:value-type="string">
            <text:p><text:s/>почему стал космическим волком Макивчук почему прославленный капитан почти не бывает на Земле почти не уходит в отпуск да и тогда околачивается в Звездном флоте</text:p>
          </table:table-cell>
          <table:table-cell table:style-name="ce13" table:number-columns-repeated="2"/>
          <table:table-cell/>
          <table:table-cell table:style-name="ce8" office:value-type="string" calcext:value-type="string">
            <text:p>[Юрий Никитин. Здесь все проще и легче (1985) | Ю. Нікітін. Тут все простіше і легше (Віталій Геник, 1995-2010)]</text:p>
          </table:table-cell>
          <table:table-cell table:style-name="ce3" table:formula="of:=RANDBETWEEN(1;1000000)" office:value-type="float" office:value="27308" calcext:value-type="float">
            <text:p>27308</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 text:c="2"/></text:p>
          </table:table-cell>
          <table:table-cell table:style-name="ce3" office:value-type="string" calcext:value-type="string">
            <text:p>Здогадувався</text:p>
          </table:table-cell>
          <table:table-cell table:style-name="ce8" office:value-type="string" calcext:value-type="string">
            <text:p>чому став космічним вовком Маківчук чому прославлений капітан майже не буває на Землі майже не йде у відпустку та й тоді тиняється в Зоряному флоті</text:p>
          </table:table-cell>
          <table:table-cell table:style-name="ce13" office:value-type="string" calcext:value-type="string">
            <text:p>yes</text:p>
          </table:table-cell>
          <table:table-cell table:style-name="ce13" office:value-type="string" calcext:value-type="string">
            <text:p>zdo</text:p>
          </table:table-cell>
          <table:table-cell/>
          <table:table-cell table:style-name="ce8" office:value-type="string" calcext:value-type="string">
            <text:p>[Юрий Никитин. Здесь все проще и легче (1985) | Ю. Нікітін. Тут все простіше і легше (Віталій Геник, 1995-2010)]</text:p>
          </table:table-cell>
          <table:table-cell table:style-name="ce3" table:formula="of:=[.I26]" office:value-type="float" office:value="27308" calcext:value-type="float">
            <text:p>27308</text:p>
          </table:table-cell>
          <table:table-cell table:style-name="ce3" table:number-columns-repeated="1014"/>
        </table:table-row>
        <table:table-row table:style-name="ro1">
          <table:table-cell office:value-type="string" calcext:value-type="string">
            <text:p>rus</text:p>
          </table:table-cell>
          <table:table-cell office:value-type="string" calcext:value-type="string">
            <text:p><text:s/>Кусака долго металась по следам уехавших людей</text:p>
          </table:table-cell>
          <table:table-cell office:value-type="string" calcext:value-type="string">
            <text:p>добежала</text:p>
          </table:table-cell>
          <table:table-cell office:value-type="string" calcext:value-type="string">
            <text:p><text:s/>до станции и промокшая грязная вернулась на дачу</text:p>
          </table:table-cell>
          <table:table-cell table:number-columns-repeated="3"/>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38137" calcext:value-type="float">
            <text:p>38137</text:p>
          </table:table-cell>
          <table:table-cell table:number-columns-repeated="1014"/>
        </table:table-row>
        <table:table-row table:style-name="ro1">
          <table:table-cell office:value-type="string" calcext:value-type="string">
            <text:p>ukr</text:p>
          </table:table-cell>
          <table:table-cell office:value-type="string" calcext:value-type="string">
            <text:p><text:s/>Кусака довго метався слідами людей які виїхали </text:p>
          </table:table-cell>
          <table:table-cell office:value-type="string" calcext:value-type="string">
            <text:p>добіг</text:p>
          </table:table-cell>
          <table:table-cell office:value-type="string" calcext:value-type="string">
            <text:p><text:s/>до станції і змоклий брудний повернувся на дачу</text:p>
          </table:table-cell>
          <table:table-cell office:value-type="string" calcext:value-type="string">
            <text:p>yes</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I28]" office:value-type="float" office:value="38137" calcext:value-type="float">
            <text:p>38137</text:p>
          </table:table-cell>
          <table:table-cell table:number-columns-repeated="1014"/>
        </table:table-row>
        <table:table-row table:style-name="ro1">
          <table:table-cell office:value-type="string" calcext:value-type="string">
            <text:p>rus</text:p>
          </table:table-cell>
          <table:table-cell office:value-type="string" calcext:value-type="string">
            <text:p><text:s/>Он</text:p>
          </table:table-cell>
          <table:table-cell office:value-type="string" calcext:value-type="string">
            <text:p>достал</text:p>
          </table:table-cell>
          <table:table-cell office:value-type="string" calcext:value-type="string">
            <text:p><text:s/>из кармана защитных летних штанов свернутый в трубку малиновый шелковый потертый кисет развернул его и я успел прочитать вышитую на уголке надпись Дорогому бойцу от ученицы 6 го класса Лебедянской средней школы</text:p>
          </table:table-cell>
          <table:table-cell table:number-columns-repeated="3"/>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39192" calcext:value-type="float">
            <text:p>39192</text:p>
          </table:table-cell>
          <table:table-cell table:number-columns-repeated="1014"/>
        </table:table-row>
        <table:table-row table:style-name="ro1">
          <table:table-cell office:value-type="string" calcext:value-type="string">
            <text:p>ukr</text:p>
          </table:table-cell>
          <table:table-cell office:value-type="string" calcext:value-type="string">
            <text:p><text:s/>Він <text:s/></text:p>
          </table:table-cell>
          <table:table-cell office:value-type="string" calcext:value-type="string">
            <text:p>дістав</text:p>
          </table:table-cell>
          <table:table-cell office:value-type="string" calcext:value-type="string">
            <text:p>із кишені згорнутий малиновий кисет на якому було написано Дорогому бійцеві від учениці 6 го класу Лебедянської середньої школи</text:p>
          </table:table-cell>
          <table:table-cell office:value-type="string" calcext:value-type="string">
            <text:p>yes</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I30]" office:value-type="float" office:value="39192" calcext:value-type="float">
            <text:p>39192</text:p>
          </table:table-cell>
          <table:table-cell table:number-columns-repeated="1014"/>
        </table:table-row>
        <table:table-row table:style-name="ro1">
          <table:table-cell office:value-type="string" calcext:value-type="string">
            <text:p>rus</text:p>
          </table:table-cell>
          <table:table-cell office:value-type="string" calcext:value-type="string">
            <text:p><text:s/>Короче Бог пришел к решению создать себе помощников без них он не чувствовал себя в состоянии</text:p>
          </table:table-cell>
          <table:table-cell office:value-type="string" calcext:value-type="string">
            <text:p>довести</text:p>
          </table:table-cell>
          <table:table-cell office:value-type="string" calcext:value-type="string">
            <text:p><text:s/>свои идеи наброски проекты эскизы до стадии внедрения</text:p>
          </table:table-cell>
          <table:table-cell table:number-columns-repeated="3"/>
          <table:table-cell office:value-type="string" calcext:value-type="string">
            <text:p>[Всеволод Ревич. Штурмовая неделя (1965) | В. О. Ревич. Штурмовий тиждень (Л. Василенко, 1966)]</text:p>
          </table:table-cell>
          <table:table-cell table:formula="of:=RANDBETWEEN(1;1000000)" office:value-type="float" office:value="42435" calcext:value-type="float">
            <text:p>42435</text:p>
          </table:table-cell>
          <table:table-cell table:number-columns-repeated="1014"/>
        </table:table-row>
        <table:table-row table:style-name="ro1">
          <table:table-cell office:value-type="string" calcext:value-type="string">
            <text:p>ukr</text:p>
          </table:table-cell>
          <table:table-cell office:value-type="string" calcext:value-type="string">
            <text:p><text:s/>Отож Бог надумав зладити собі помічників бо бачив що без них він не годен <text:s/></text:p>
          </table:table-cell>
          <table:table-cell office:value-type="string" calcext:value-type="string">
            <text:p>довести</text:p>
          </table:table-cell>
          <table:table-cell office:value-type="string" calcext:value-type="string">
            <text:p>свої ідеї начерки проекти ескізи до стадії впровадження</text:p>
          </table:table-cell>
          <table:table-cell office:value-type="string" calcext:value-type="string">
            <text:p>yes</text:p>
          </table:table-cell>
          <table:table-cell table:number-columns-repeated="2"/>
          <table:table-cell office:value-type="string" calcext:value-type="string">
            <text:p>[Всеволод Ревич. Штурмовая неделя (1965) | В. О. Ревич. Штурмовий тиждень (Л. Василенко, 1966)]</text:p>
          </table:table-cell>
          <table:table-cell table:formula="of:=[.I32]" office:value-type="float" office:value="42435" calcext:value-type="float">
            <text:p>42435</text:p>
          </table:table-cell>
          <table:table-cell table:number-columns-repeated="1014"/>
        </table:table-row>
        <table:table-row table:style-name="ro1">
          <table:table-cell office:value-type="string" calcext:value-type="string">
            <text:p>rus</text:p>
          </table:table-cell>
          <table:table-cell office:value-type="string" calcext:value-type="string">
            <text:p><text:s/>Тоска размазывает душу на тысячи световых</text:p>
          </table:table-cell>
          <table:table-cell office:value-type="string" calcext:value-type="string">
            <text:p>дотянуться</text:p>
          </table:table-cell>
          <table:table-cell office:value-type="string" calcext:value-type="string">
            <text:p><text:s/>бы пробежать по траве босиком</text:p>
          </table:table-cell>
          <table:table-cell table:number-columns-repeated="3"/>
          <table:table-cell office:value-type="string" calcext:value-type="string">
            <text:p>[Наталья Метелева. Ярь (2008) | Н. Метелева. Ярь (Наталія Дев'ятко, 2008)]</text:p>
          </table:table-cell>
          <table:table-cell table:formula="of:=RANDBETWEEN(1;1000000)" office:value-type="float" office:value="45156" calcext:value-type="float">
            <text:p>45156</text:p>
          </table:table-cell>
          <table:table-cell table:number-columns-repeated="1014"/>
        </table:table-row>
        <table:table-row table:style-name="ro1">
          <table:table-cell office:value-type="string" calcext:value-type="string">
            <text:p>ukr</text:p>
          </table:table-cell>
          <table:table-cell office:value-type="string" calcext:value-type="string">
            <text:p><text:s/>Туга розмазує душу на тисячі світлових <text:s/></text:p>
          </table:table-cell>
          <table:table-cell office:value-type="string" calcext:value-type="string">
            <text:p>дотягнутися</text:p>
          </table:table-cell>
          <table:table-cell office:value-type="string" calcext:value-type="string">
            <text:p>б пробігтися б по траві босоніж</text:p>
          </table:table-cell>
          <table:table-cell office:value-type="string" calcext:value-type="string">
            <text:p>yes</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I34]" office:value-type="float" office:value="45156" calcext:value-type="float">
            <text:p>45156</text:p>
          </table:table-cell>
          <table:table-cell table:number-columns-repeated="1014"/>
        </table:table-row>
        <table:table-row table:style-name="ro1">
          <table:table-cell office:value-type="string" calcext:value-type="string">
            <text:p>rus</text:p>
          </table:table-cell>
          <table:table-cell/>
          <table:table-cell office:value-type="string" calcext:value-type="string">
            <text:p>Домчит</text:p>
          </table:table-cell>
          <table:table-cell office:value-type="string" calcext:value-type="string">
            <text:p><text:s/>до рабочей избы и встанет как вкопанный на все четыре ноги только мохнатые бока ходуном ходят хы хы хы хы</text:p>
          </table:table-cell>
          <table:table-cell table:number-columns-repeated="3"/>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48954" calcext:value-type="float">
            <text:p>48954</text:p>
          </table:table-cell>
          <table:table-cell table:number-columns-repeated="1014"/>
        </table:table-row>
        <table:table-row table:style-name="ro1">
          <table:table-cell office:value-type="string" calcext:value-type="string">
            <text:p>ukr</text:p>
          </table:table-cell>
          <table:table-cell office:value-type="string" calcext:value-type="string">
            <text:p><text:s text:c="2"/></text:p>
          </table:table-cell>
          <table:table-cell office:value-type="string" calcext:value-type="string">
            <text:p>Домчить</text:p>
          </table:table-cell>
          <table:table-cell office:value-type="string" calcext:value-type="string">
            <text:p>до Робочої Хати та й стане як укопаний на всі чотири ноги тільки волохаті боки ходором ходять хиии хи хиии хи</text:p>
          </table:table-cell>
          <table:table-cell office:value-type="string" calcext:value-type="string">
            <text:p>yes</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I36]" office:value-type="float" office:value="48954" calcext:value-type="float">
            <text:p>48954</text:p>
          </table:table-cell>
          <table:table-cell table:number-columns-repeated="1014"/>
        </table:table-row>
        <table:table-row table:style-name="ro1">
          <table:table-cell office:value-type="string" calcext:value-type="string">
            <text:p>rus</text:p>
          </table:table-cell>
          <table:table-cell office:value-type="string" calcext:value-type="string">
            <text:p><text:s/>А он сказал что деньги ему отныне стали ненавистны объяснил Иешуа странные действия Левия Матвея и</text:p>
          </table:table-cell>
          <table:table-cell office:value-type="string" calcext:value-type="string">
            <text:p>добавил</text:p>
          </table:table-cell>
          <table:table-cell office:value-type="string" calcext:value-type="string">
            <text:p><text:s/>и с тех пор он стал моим спутником</text:p>
          </table:table-cell>
          <table:table-cell table:number-columns-repeated="3"/>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51493" calcext:value-type="float">
            <text:p>51493</text:p>
          </table:table-cell>
          <table:table-cell table:number-columns-repeated="1014"/>
        </table:table-row>
        <table:table-row table:style-name="ro1">
          <table:table-cell office:value-type="string" calcext:value-type="string">
            <text:p>ukr</text:p>
          </table:table-cell>
          <table:table-cell office:value-type="string" calcext:value-type="string">
            <text:p><text:s/>А він сказав що віднині гроші стали ненависні йому пояснив Ієшуа дивні вчинки Левія Матвія і <text:s/></text:p>
          </table:table-cell>
          <table:table-cell office:value-type="string" calcext:value-type="string">
            <text:p>додав</text:p>
          </table:table-cell>
          <table:table-cell office:value-type="string" calcext:value-type="string">
            <text:p>І відтоді він став моїм супутником</text:p>
          </table:table-cell>
          <table:table-cell office:value-type="string" calcext:value-type="string">
            <text:p>no</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I38]" office:value-type="float" office:value="51493" calcext:value-type="float">
            <text:p>51493</text:p>
          </table:table-cell>
          <table:table-cell table:number-columns-repeated="1014"/>
        </table:table-row>
        <table:table-row table:style-name="ro1">
          <table:table-cell office:value-type="string" calcext:value-type="string">
            <text:p>rus</text:p>
          </table:table-cell>
          <table:table-cell office:value-type="string" calcext:value-type="string">
            <text:p><text:s/>Вот какая история сказал он Если хочешь</text:p>
          </table:table-cell>
          <table:table-cell office:value-type="string" calcext:value-type="string">
            <text:p>достать</text:p>
          </table:table-cell>
          <table:table-cell office:value-type="string" calcext:value-type="string">
            <text:p><text:s/>мед главное дело в том чтобы пчелы тебя не заметили И вот значит если шар будет зеленый они могут подумать что это листик и не заметят тебя а если шар будет синий они могут подумать что это просто кусочек неба и тоже тебя не заметят Весь вопрос чему они скорее поверят</text:p>
          </table:table-cell>
          <table:table-cell table:number-columns-repeated="3"/>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53998" calcext:value-type="float">
            <text:p>53998</text:p>
          </table:table-cell>
          <table:table-cell table:number-columns-repeated="1014"/>
        </table:table-row>
        <table:table-row table:style-name="ro1">
          <table:table-cell office:value-type="string" calcext:value-type="string">
            <text:p>ukr</text:p>
          </table:table-cell>
          <table:table-cell office:value-type="string" calcext:value-type="string">
            <text:p><text:s/>Ось яка історія сказав він Якщо хочеш <text:s/></text:p>
          </table:table-cell>
          <table:table-cell office:value-type="string" calcext:value-type="string">
            <text:p>дістати</text:p>
          </table:table-cell>
          <table:table-cell office:value-type="string" calcext:value-type="string">
            <text:p>меду головне полягає в тому аби бджоли тебе не помітили Отож виходить якщо кулька буде зелена вони можуть подумати що це листочок і не помітять тебе а якщо кулька буде синя вони можуть подумати що то просто клаптик неба і також тебе не помітять Питання в тім у що вони швидше повірять</text:p>
          </table:table-cell>
          <table:table-cell office:value-type="string" calcext:value-type="string">
            <text:p>yes</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I40]" office:value-type="float" office:value="53998" calcext:value-type="float">
            <text:p>53998</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Кто из вас перед праздником приходил ко мне</text:p>
          </table:table-cell>
          <table:table-cell table:style-name="ce2" office:value-type="string" calcext:value-type="string">
            <text:p>домой</text:p>
          </table:table-cell>
          <table:table-cell table:style-name="ce6" office:value-type="string" calcext:value-type="string">
            <text:p><text:s/>отвечать урок встаньте</text:p>
          </table:table-cell>
          <table:table-cell table:style-name="ce11" table:number-columns-repeated="2"/>
          <table:table-cell/>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RANDBETWEEN(1;1000000)" office:value-type="float" office:value="59291" calcext:value-type="float">
            <text:p>59291</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Хто з вас перед святом приходив до мене додому відповідати урок устаньте</text:p>
          </table:table-cell>
          <table:table-cell table:style-name="ce2"/>
          <table:table-cell table:style-name="ce6"/>
          <table:table-cell table:style-name="ce11" table:number-columns-repeated="2"/>
          <table:table-cell/>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I42]" office:value-type="float" office:value="59291" calcext:value-type="float">
            <text:p>59291</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С тех пор собака не</text:p>
          </table:table-cell>
          <table:table-cell office:value-type="string" calcext:value-type="string">
            <text:p>доверяла</text:p>
          </table:table-cell>
          <table:table-cell office:value-type="string" calcext:value-type="string">
            <text:p><text:s/>людям которые хотели ее приласкать и поджав хвост убегала а иногда со злобою набрасывалась на них и пыталась укусить пока камнями и палкой не удавалось отогнать ее</text:p>
          </table:table-cell>
          <table:table-cell table:number-columns-repeated="3"/>
          <table:table-cell office:value-type="string" calcext:value-type="string">
            <text:p>[Леонид Андреев. Кусака (1901) | Леонід Андреєв. Кусака (Л. Письменна, 1981)]</text:p>
          </table:table-cell>
          <table:table-cell table:formula="of:=RANDBETWEEN(1;1000000)" office:value-type="float" office:value="61678" calcext:value-type="float">
            <text:p>61678</text:p>
          </table:table-cell>
          <table:table-cell table:number-columns-repeated="1014"/>
        </table:table-row>
        <table:table-row table:style-name="ro1">
          <table:table-cell office:value-type="string" calcext:value-type="string">
            <text:p>ukr</text:p>
          </table:table-cell>
          <table:table-cell office:value-type="string" calcext:value-type="string">
            <text:p><text:s/>Відтоді собака не <text:s/></text:p>
          </table:table-cell>
          <table:table-cell office:value-type="string" calcext:value-type="string">
            <text:p>довіряв</text:p>
          </table:table-cell>
          <table:table-cell office:value-type="string" calcext:value-type="string">
            <text:p>людям котрі хотіли його прилащити й підібгавши хвоста тікав а бувало й люто кидався на них намагаючись укусити доводилося камінням та дрюком відганяти його</text:p>
          </table:table-cell>
          <table:table-cell office:value-type="string" calcext:value-type="string">
            <text:p>yes</text:p>
          </table:table-cell>
          <table:table-cell table:number-columns-repeated="2"/>
          <table:table-cell office:value-type="string" calcext:value-type="string">
            <text:p>[Леонид Андреев. Кусака (1901) | Леонід Андреєв. Кусака (Л. Письменна, 1981)]</text:p>
          </table:table-cell>
          <table:table-cell table:formula="of:=[.I44]" office:value-type="float" office:value="61678" calcext:value-type="float">
            <text:p>61678</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А если так ты ему отдаешь эту хреновину Да нет ты погоди ты</text:p>
          </table:table-cell>
          <table:table-cell table:style-name="ce2" office:value-type="string" calcext:value-type="string">
            <text:p>дослушай</text:p>
          </table:table-cell>
          <table:table-cell table:style-name="ce6" office:value-type="string" calcext:value-type="string">
            <text:p><text:s/>А я тебе на заводе склепаю такую же</text:p>
          </table:table-cell>
          <table:table-cell table:style-name="ce11" table:number-columns-repeated="2"/>
          <table:table-cell/>
          <table:table-cell table:style-name="ce6"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style-name="ce2" table:formula="of:=RANDBETWEEN(1;1000000)" office:value-type="float" office:value="64514" calcext:value-type="float">
            <text:p>64514</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А якщо так ти йому вiддаєш цю трубу [...] А я тобi на заводi склепаю таку ж</text:p>
          </table:table-cell>
          <table:table-cell table:style-name="ce2"/>
          <table:table-cell table:style-name="ce6"/>
          <table:table-cell table:style-name="ce11" table:number-columns-repeated="2"/>
          <table:table-cell/>
          <table:table-cell table:style-name="ce6" office:value-type="string" calcext:value-type="string">
            <text:p>[Л. Лукина, Е. Лукин. Отдай мою посадочную ногу! (1981-2001) | Л. Лукіна, Є. Лукін. Віддай мою посадкову ногу! (Л. Лукіна, Є. Лукін, 2001)]</text:p>
          </table:table-cell>
          <table:table-cell table:style-name="ce2" table:formula="of:=[.I46]" office:value-type="float" office:value="64514" calcext:value-type="float">
            <text:p>64514</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Мелетий не дал мне</text:p>
          </table:table-cell>
          <table:table-cell office:value-type="string" calcext:value-type="string">
            <text:p>договорить</text:p>
          </table:table-cell>
          <table:table-cell office:value-type="string" calcext:value-type="string">
            <text:p><text:s/>и ухватив свою бороду стал яростно вырывать из нее волоски</text:p>
          </table:table-cell>
          <table:table-cell table:number-columns-repeated="3"/>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68097" calcext:value-type="float">
            <text:p>68097</text:p>
          </table:table-cell>
          <table:table-cell table:number-columns-repeated="1014"/>
        </table:table-row>
        <table:table-row table:style-name="ro1">
          <table:table-cell office:value-type="string" calcext:value-type="string">
            <text:p>ukr</text:p>
          </table:table-cell>
          <table:table-cell office:value-type="string" calcext:value-type="string">
            <text:p><text:s/>Мелетій не дав мені </text:p>
          </table:table-cell>
          <table:table-cell office:value-type="string" calcext:value-type="string">
            <text:p>договорити</text:p>
          </table:table-cell>
          <table:table-cell office:value-type="string" calcext:value-type="string">
            <text:p><text:s/>і вхопивши свою бороду почав люто висмикувати з неї волосини</text:p>
          </table:table-cell>
          <table:table-cell office:value-type="string" calcext:value-type="string">
            <text:p>yes</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I48]" office:value-type="float" office:value="68097" calcext:value-type="float">
            <text:p>68097</text:p>
          </table:table-cell>
          <table:table-cell table:number-columns-repeated="1014"/>
        </table:table-row>
        <table:table-row table:style-name="ro1">
          <table:table-cell office:value-type="string" calcext:value-type="string">
            <text:p>rus</text:p>
          </table:table-cell>
          <table:table-cell office:value-type="string" calcext:value-type="string">
            <text:p><text:s/>Но вот до его сознания</text:p>
          </table:table-cell>
          <table:table-cell office:value-type="string" calcext:value-type="string">
            <text:p>доносившийся</text:p>
          </table:table-cell>
          <table:table-cell office:value-type="string" calcext:value-type="string">
            <text:p><text:s/>какой-то звук далеко с океана</text:p>
          </table:table-cell>
          <table:table-cell table:number-columns-repeated="3"/>
          <table:table-cell office:value-type="string" calcext:value-type="string">
            <text:p>[Александр Беляев. Человек-амфибия (1928) | О. Р. Бєляєв. Людина-амфібія (Л. Є. Вовчик, 1957)]</text:p>
          </table:table-cell>
          <table:table-cell table:formula="of:=RANDBETWEEN(1;1000000)" office:value-type="float" office:value="74135" calcext:value-type="float">
            <text:p>74135</text:p>
          </table:table-cell>
          <table:table-cell table:number-columns-repeated="1014"/>
        </table:table-row>
        <table:table-row table:style-name="ro1">
          <table:table-cell office:value-type="string" calcext:value-type="string">
            <text:p>ukr</text:p>
          </table:table-cell>
          <table:table-cell office:value-type="string" calcext:value-type="string">
            <text:p><text:s/>Та ось до його свідомості <text:s/></text:p>
          </table:table-cell>
          <table:table-cell office:value-type="string" calcext:value-type="string">
            <text:p>дійшов</text:p>
          </table:table-cell>
          <table:table-cell office:value-type="string" calcext:value-type="string">
            <text:p>якийсь звук що долинав здалеку з океану</text:p>
          </table:table-cell>
          <table:table-cell office:value-type="string" calcext:value-type="string">
            <text:p>no</text:p>
          </table:table-cell>
          <table:table-cell table:number-columns-repeated="2"/>
          <table:table-cell office:value-type="string" calcext:value-type="string">
            <text:p>[Александр Беляев. Человек-амфибия (1928) | О. Р. Бєляєв. Людина-амфібія (Л. Є. Вовчик, 1957)]</text:p>
          </table:table-cell>
          <table:table-cell table:formula="of:=[.I50]" office:value-type="float" office:value="74135" calcext:value-type="float">
            <text:p>74135</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Если классный наставник увидит ужасные дырки лучше Зюзе не возвращаться</text:p>
          </table:table-cell>
          <table:table-cell table:style-name="ce2" office:value-type="string" calcext:value-type="string">
            <text:p>домой</text:p>
          </table:table-cell>
          <table:table-cell table:style-name="ce6"/>
          <table:table-cell table:style-name="ce11" table:number-columns-repeated="2"/>
          <table:table-cell/>
          <table:table-cell table:style-name="ce6" office:value-type="string" calcext:value-type="string">
            <text:p>[Корней Чуковский. Серебряный герб (1938-1965) | К. І. Чуковський. Срібний герб (І. Щербина, 1963)]</text:p>
          </table:table-cell>
          <table:table-cell table:style-name="ce2" table:formula="of:=RANDBETWEEN(1;1000000)" office:value-type="float" office:value="74347" calcext:value-type="float">
            <text:p>74347</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Коли класний наставник побачить ці жахливі дірки то Зюзі краще не повертатися додому</text:p>
          </table:table-cell>
          <table:table-cell table:style-name="ce2"/>
          <table:table-cell table:style-name="ce6"/>
          <table:table-cell table:style-name="ce11" table:number-columns-repeated="2"/>
          <table:table-cell/>
          <table:table-cell table:style-name="ce6" office:value-type="string" calcext:value-type="string">
            <text:p>[Корней Чуковский. Серебряный герб (1938-1965) | К. І. Чуковський. Срібний герб (І. Щербина, 1963)]</text:p>
          </table:table-cell>
          <table:table-cell table:style-name="ce2" table:formula="of:=[.I52]" office:value-type="float" office:value="74347" calcext:value-type="float">
            <text:p>74347</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Сделай милость проводи нашу гостью по лесу чтобы ей поскорее до дому</text:p>
          </table:table-cell>
          <table:table-cell office:value-type="string" calcext:value-type="string">
            <text:p>добраться</text:p>
          </table:table-cell>
          <table:table-cell table:number-columns-repeated="4"/>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78916" calcext:value-type="float">
            <text:p>78916</text:p>
          </table:table-cell>
          <table:table-cell table:number-columns-repeated="1014"/>
        </table:table-row>
        <table:table-row table:style-name="ro1">
          <table:table-cell office:value-type="string" calcext:value-type="string">
            <text:p>ukr</text:p>
          </table:table-cell>
          <table:table-cell office:value-type="string" calcext:value-type="string">
            <text:p><text:s/>Зроби ласку проведи нашу гостю по лісі щоб їй швидше додому </text:p>
          </table:table-cell>
          <table:table-cell office:value-type="string" calcext:value-type="string">
            <text:p>дістатись</text:p>
          </table:table-cell>
          <table:table-cell/>
          <table:table-cell office:value-type="string" calcext:value-type="string">
            <text:p>no</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I54]" office:value-type="float" office:value="78916" calcext:value-type="float">
            <text:p>78916</text:p>
          </table:table-cell>
          <table:table-cell table:number-columns-repeated="1014"/>
        </table:table-row>
        <table:table-row table:style-name="ro1">
          <table:table-cell office:value-type="string" calcext:value-type="string">
            <text:p>rus</text:p>
          </table:table-cell>
          <table:table-cell office:value-type="string" calcext:value-type="string">
            <text:p><text:s/>Поэтому среди прочих моделей эти байдарки считаются долгожительницами они чаще других</text:p>
          </table:table-cell>
          <table:table-cell office:value-type="string" calcext:value-type="string">
            <text:p>доживают</text:p>
          </table:table-cell>
          <table:table-cell office:value-type="string" calcext:value-type="string">
            <text:p><text:s/>до пенсионного возраста и своего и хозяйского</text:p>
          </table:table-cell>
          <table:table-cell table:number-columns-repeated="3"/>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79964" calcext:value-type="float">
            <text:p>79964</text:p>
          </table:table-cell>
          <table:table-cell table:number-columns-repeated="1014"/>
        </table:table-row>
        <table:table-row table:style-name="ro1">
          <table:table-cell office:value-type="string" calcext:value-type="string">
            <text:p>ukr</text:p>
          </table:table-cell>
          <table:table-cell office:value-type="string" calcext:value-type="string">
            <text:p><text:s/>Тому ця байдарка вважається довгожителькою вона з-помiж iнших частiше <text:s/></text:p>
          </table:table-cell>
          <table:table-cell office:value-type="string" calcext:value-type="string">
            <text:p>доживає</text:p>
          </table:table-cell>
          <table:table-cell office:value-type="string" calcext:value-type="string">
            <text:p>до пенсiйного вiку i свого i господаря</text:p>
          </table:table-cell>
          <table:table-cell office:value-type="string" calcext:value-type="string">
            <text:p>yes</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I56]" office:value-type="float" office:value="79964" calcext:value-type="float">
            <text:p>79964</text:p>
          </table:table-cell>
          <table:table-cell table:number-columns-repeated="1014"/>
        </table:table-row>
        <table:table-row table:style-name="ro1">
          <table:table-cell office:value-type="string" calcext:value-type="string">
            <text:p>rus</text:p>
          </table:table-cell>
          <table:table-cell office:value-type="string" calcext:value-type="string">
            <text:p><text:s/>Небольшое имущество</text:p>
          </table:table-cell>
          <table:table-cell office:value-type="string" calcext:value-type="string">
            <text:p>доставшееся</text:p>
          </table:table-cell>
          <table:table-cell office:value-type="string" calcext:value-type="string">
            <text:p><text:s/>мне после кончины отца ничего особенного Мирану он давно продал в придачу к моей поразительной хоть и несколько брутальной мужской красоте позволило мне со спокойной уверенностью пуститься на соответствующие поиски</text:p>
          </table:table-cell>
          <table:table-cell table:number-columns-repeated="3"/>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81301" calcext:value-type="float">
            <text:p>81301</text:p>
          </table:table-cell>
          <table:table-cell table:number-columns-repeated="1014"/>
        </table:table-row>
        <table:table-row table:style-name="ro1">
          <table:table-cell office:value-type="string" calcext:value-type="string">
            <text:p>ukr</text:p>
          </table:table-cell>
          <table:table-cell office:value-type="string" calcext:value-type="string">
            <text:p><text:s/>Невелике майно що я <text:s/></text:p>
          </table:table-cell>
          <table:table-cell office:value-type="string" calcext:value-type="string">
            <text:p>успадкував</text:p>
          </table:table-cell>
          <table:table-cell office:value-type="string" calcext:value-type="string">
            <text:p>по батьковi нiчого значного Мiрану я давно продав на додачу до моєї вражаючої хоч i дещо брутальної чоловiчої краси дозволило менi зi спокiйною впевненiстю вдатись до вiдповiдних пошукiв</text:p>
          </table:table-cell>
          <table:table-cell office:value-type="string" calcext:value-type="string">
            <text:p>no</text:p>
          </table:table-cell>
          <table:table-cell office:value-type="string" calcext:value-type="string">
            <text:p>u</text:p>
          </table:table-cell>
          <table:table-cell/>
          <table:table-cell office:value-type="string" calcext:value-type="string">
            <text:p>[Владимир Набоков. Лолита (1967) | Володимир Набоков. Лоліта (К. Васюков, 2006)]</text:p>
          </table:table-cell>
          <table:table-cell table:formula="of:=[.I58]" office:value-type="float" office:value="81301" calcext:value-type="float">
            <text:p>81301</text:p>
          </table:table-cell>
          <table:table-cell table:number-columns-repeated="1014"/>
        </table:table-row>
        <table:table-row table:style-name="ro1">
          <table:table-cell office:value-type="string" calcext:value-type="string">
            <text:p>rus</text:p>
          </table:table-cell>
          <table:table-cell office:value-type="string" calcext:value-type="string">
            <text:p><text:s/>Больше того именно в древнем Египте этот культ</text:p>
          </table:table-cell>
          <table:table-cell office:value-type="string" calcext:value-type="string">
            <text:p>достиг</text:p>
          </table:table-cell>
          <table:table-cell office:value-type="string" calcext:value-type="string">
            <text:p><text:s/>высшей степени своего развития</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82788" calcext:value-type="float">
            <text:p>82788</text:p>
          </table:table-cell>
          <table:table-cell table:number-columns-repeated="1014"/>
        </table:table-row>
        <table:table-row table:style-name="ro1">
          <table:table-cell office:value-type="string" calcext:value-type="string">
            <text:p>ukr</text:p>
          </table:table-cell>
          <table:table-cell office:value-type="string" calcext:value-type="string">
            <text:p><text:s/>Більше того саме в Стародавньому Єгипті цей культ <text:s/></text:p>
          </table:table-cell>
          <table:table-cell office:value-type="string" calcext:value-type="string">
            <text:p>досяг</text:p>
          </table:table-cell>
          <table:table-cell office:value-type="string" calcext:value-type="string">
            <text:p>найвищого ступеня свого розвитку</text:p>
          </table:table-cell>
          <table:table-cell table:style-name="ce15" office:value-type="string" calcext:value-type="string">
            <text:p>maybe</text:p>
          </table:table-cell>
          <table:table-cell table:style-name="ce15"/>
          <table:table-cell/>
          <table:table-cell office:value-type="string" calcext:value-type="string">
            <text:p>[И. И. Акимушкин. Тропою легенд (1961) | І. І. Акимушкін. Стежкою легенд (Л. Силаєва, В. Сологуб, 1970)]</text:p>
          </table:table-cell>
          <table:table-cell table:formula="of:=[.I60]" office:value-type="float" office:value="82788" calcext:value-type="float">
            <text:p>82788</text:p>
          </table:table-cell>
          <table:table-cell table:number-columns-repeated="1014"/>
        </table:table-row>
        <table:table-row table:style-name="ro1">
          <table:table-cell office:value-type="string" calcext:value-type="string">
            <text:p>rus</text:p>
          </table:table-cell>
          <table:table-cell office:value-type="string" calcext:value-type="string">
            <text:p><text:s/>Секретарь вытаращил глаза на арестанта и не</text:p>
          </table:table-cell>
          <table:table-cell office:value-type="string" calcext:value-type="string">
            <text:p>дописал</text:p>
          </table:table-cell>
          <table:table-cell office:value-type="string" calcext:value-type="string">
            <text:p><text:s/>ни слова</text:p>
          </table:table-cell>
          <table:table-cell table:number-columns-repeated="3"/>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83529" calcext:value-type="float">
            <text:p>83529</text:p>
          </table:table-cell>
          <table:table-cell table:number-columns-repeated="1014"/>
        </table:table-row>
        <table:table-row table:style-name="ro1">
          <table:table-cell office:value-type="string" calcext:value-type="string">
            <text:p>ukr</text:p>
          </table:table-cell>
          <table:table-cell office:value-type="string" calcext:value-type="string">
            <text:p><text:s/>Секретар витріщився на в'язня і не <text:s/></text:p>
          </table:table-cell>
          <table:table-cell office:value-type="string" calcext:value-type="string">
            <text:p>дописав</text:p>
          </table:table-cell>
          <table:table-cell office:value-type="string" calcext:value-type="string">
            <text:p>слова</text:p>
          </table:table-cell>
          <table:table-cell office:value-type="string" calcext:value-type="string">
            <text:p>yes</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I62]" office:value-type="float" office:value="83529" calcext:value-type="float">
            <text:p>83529</text:p>
          </table:table-cell>
          <table:table-cell table:number-columns-repeated="1014"/>
        </table:table-row>
        <table:table-row table:style-name="ro1">
          <table:table-cell office:value-type="string" calcext:value-type="string">
            <text:p>rus</text:p>
          </table:table-cell>
          <table:table-cell office:value-type="string" calcext:value-type="string">
            <text:p><text:s/>Однажды воскресным утром едва</text:p>
          </table:table-cell>
          <table:table-cell office:value-type="string" calcext:value-type="string">
            <text:p>дождавшись</text:p>
          </table:table-cell>
          <table:table-cell office:value-type="string" calcext:value-type="string">
            <text:p><text:s/>когда жена отправится в кругосветку по магазинам искать Завтрак туриста вы втаскиваете тюк с байдарочными деталями в комнату развязываете его и м м да</text:p>
          </table:table-cell>
          <table:table-cell table:number-columns-repeated="3"/>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RANDBETWEEN(1;1000000)" office:value-type="float" office:value="84591" calcext:value-type="float">
            <text:p>84591</text:p>
          </table:table-cell>
          <table:table-cell table:number-columns-repeated="1014"/>
        </table:table-row>
        <table:table-row table:style-name="ro1">
          <table:table-cell office:value-type="string" calcext:value-type="string">
            <text:p>ukr</text:p>
          </table:table-cell>
          <table:table-cell office:value-type="string" calcext:value-type="string">
            <text:p><text:s/>Наступного ранку в недiлю ви ледве <text:s/></text:p>
          </table:table-cell>
          <table:table-cell office:value-type="string" calcext:value-type="string">
            <text:p>дочекавшись</text:p>
          </table:table-cell>
          <table:table-cell office:value-type="string" calcext:value-type="string">
            <text:p>коли дружина вирушить у навколосвiтню подорож по магазинах шукати Снiданок туриста не рибнокруп'яний а справжнiй затягаєте тюк з байдарочним причандаллям до кiмнати розв'язуєте його i м м мда</text:p>
          </table:table-cell>
          <table:table-cell office:value-type="string" calcext:value-type="string">
            <text:p>no</text:p>
          </table:table-cell>
          <table:table-cell table:number-columns-repeated="2"/>
          <table:table-cell office:value-type="string" calcext:value-type="string">
            <text:p>[Феликс Квадригин (Г. Е. Аронов, М. Я. Гольштейн, Ю. Я. Фиалков, Ю. В. Шанин). На байдарке (1980) | Фелікс Квадрігін (Г. Ю. Аронов, М. Я. Гольдштейн, Ю. Я. Фiалков, Ю. В. Шанiн). На байдарці за снагою (1980)]</text:p>
          </table:table-cell>
          <table:table-cell table:formula="of:=[.I64]" office:value-type="float" office:value="84591" calcext:value-type="float">
            <text:p>84591</text:p>
          </table:table-cell>
          <table:table-cell table:number-columns-repeated="1014"/>
        </table:table-row>
        <table:table-row table:style-name="ro1">
          <table:table-cell office:value-type="string" calcext:value-type="string">
            <text:p>rus</text:p>
          </table:table-cell>
          <table:table-cell office:value-type="string" calcext:value-type="string">
            <text:p><text:s/>И дальше Ужели род человеческий</text:p>
          </table:table-cell>
          <table:table-cell office:value-type="string" calcext:value-type="string">
            <text:p>доходил</text:p>
          </table:table-cell>
          <table:table-cell office:value-type="string" calcext:value-type="string">
            <text:p><text:s/>в наше время до крайней степени возможного просвещения и должен действием какого-нибудь чудного и тайного закона ниспадать с сей высоты чтобы снова погрузиться в варварство и снова мало-помалу выходить из оного подобно Сизифову камню который будучи взнесен на верх горы собственной тяжестью скатывается вниз и опять рукою вечного труженика на гору возносится</text:p>
          </table:table-cell>
          <table:table-cell table:number-columns-repeated="3"/>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RANDBETWEEN(1;1000000)" office:value-type="float" office:value="85409" calcext:value-type="float">
            <text:p>85409</text:p>
          </table:table-cell>
          <table:table-cell table:number-columns-repeated="1014"/>
        </table:table-row>
        <table:table-row table:style-name="ro1">
          <table:table-cell office:value-type="string" calcext:value-type="string">
            <text:p>ukr</text:p>
          </table:table-cell>
          <table:table-cell office:value-type="string" calcext:value-type="string">
            <text:p><text:s/>І далі Невже рід людський <text:s/></text:p>
          </table:table-cell>
          <table:table-cell office:value-type="string" calcext:value-type="string">
            <text:p>доходив</text:p>
          </table:table-cell>
          <table:table-cell office:value-type="string" calcext:value-type="string">
            <text:p>у наш час до крайнього ступеня можливої просвіти й має дією якогось дивовижного й таємного закону падати з цієї вишини щоб знову поринути у варварство й знову помалу виходити з нього подібно Сизіфову каменю що будучи винесений на верх гори власною вагою скочується долі й знову рукою вічного трудівника на гору підноситься</text:p>
          </table:table-cell>
          <table:table-cell office:value-type="string" calcext:value-type="string">
            <text:p>yes</text:p>
          </table:table-cell>
          <table:table-cell table:number-columns-repeated="2"/>
          <table:table-cell office:value-type="string" calcext:value-type="string">
            <text:p>[Роман Редлих. Об общественном идеале, утопии и солидаризме (1985) | Р. М. Редліх. Про суспільний ідеал, утопію та солідаризм (О. Кацай, 2000-2010)]</text:p>
          </table:table-cell>
          <table:table-cell table:formula="of:=[.I66]" office:value-type="float" office:value="85409" calcext:value-type="float">
            <text:p>85409</text:p>
          </table:table-cell>
          <table:table-cell table:number-columns-repeated="1014"/>
        </table:table-row>
        <table:table-row table:style-name="ro1">
          <table:table-cell office:value-type="string" calcext:value-type="string">
            <text:p>rus</text:p>
          </table:table-cell>
          <table:table-cell office:value-type="string" calcext:value-type="string">
            <text:p><text:s/>Вдруг словно с неба к нам</text:p>
          </table:table-cell>
          <table:table-cell office:value-type="string" calcext:value-type="string">
            <text:p>доносится</text:p>
          </table:table-cell>
          <table:table-cell office:value-type="string" calcext:value-type="string">
            <text:p><text:s/>голос Мелетия</text:p>
          </table:table-cell>
          <table:table-cell table:number-columns-repeated="3"/>
          <table:table-cell office:value-type="string" calcext:value-type="string">
            <text:p>[Корней Чуковский. Серебряный герб (1938-1965) | К. І. Чуковський. Срібний герб (І. Щербина, 1963)]</text:p>
          </table:table-cell>
          <table:table-cell table:formula="of:=RANDBETWEEN(1;1000000)" office:value-type="float" office:value="85556" calcext:value-type="float">
            <text:p>85556</text:p>
          </table:table-cell>
          <table:table-cell table:number-columns-repeated="1014"/>
        </table:table-row>
        <table:table-row table:style-name="ro1">
          <table:table-cell office:value-type="string" calcext:value-type="string">
            <text:p>ukr</text:p>
          </table:table-cell>
          <table:table-cell office:value-type="string" calcext:value-type="string">
            <text:p><text:s/>Раптом немов з неба до нас <text:s/></text:p>
          </table:table-cell>
          <table:table-cell office:value-type="string" calcext:value-type="string">
            <text:p>долинає</text:p>
          </table:table-cell>
          <table:table-cell office:value-type="string" calcext:value-type="string">
            <text:p>голос Мелетія</text:p>
          </table:table-cell>
          <table:table-cell office:value-type="string" calcext:value-type="string">
            <text:p>no</text:p>
          </table:table-cell>
          <table:table-cell table:number-columns-repeated="2"/>
          <table:table-cell office:value-type="string" calcext:value-type="string">
            <text:p>[Корней Чуковский. Серебряный герб (1938-1965) | К. І. Чуковський. Срібний герб (І. Щербина, 1963)]</text:p>
          </table:table-cell>
          <table:table-cell table:formula="of:=[.I68]" office:value-type="float" office:value="85556" calcext:value-type="float">
            <text:p>85556</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Как на баразе право слово Затем вы</text:p>
          </table:table-cell>
          <table:table-cell table:style-name="ce2" office:value-type="string" calcext:value-type="string">
            <text:p>доили</text:p>
          </table:table-cell>
          <table:table-cell table:style-name="ce6" office:value-type="string" calcext:value-type="string">
            <text:p><text:s/>еще что-то страшное Неужели и в самом деле пробовали ту жидкость</text:p>
          </table:table-cell>
          <table:table-cell table:style-name="ce11" table:number-columns-repeated="2"/>
          <table:table-cell table:style-name="ce2"/>
          <table:table-cell table:style-name="ce6" office:value-type="string" calcext:value-type="string">
            <text:p>[Юрий Никитин. Муравьи (1973) | Ю. Нікітін. Мурахи (Віталій Геник, 1995-2010)]</text:p>
          </table:table-cell>
          <table:table-cell table:style-name="ce2" table:formula="of:=RANDBETWEEN(1;1000000)" office:value-type="float" office:value="89903" calcext:value-type="float">
            <text:p>89903</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Як на базарі слово честі Потім ви <text:s/></text:p>
          </table:table-cell>
          <table:table-cell table:style-name="ce2" office:value-type="string" calcext:value-type="string">
            <text:p>доїли</text:p>
          </table:table-cell>
          <table:table-cell table:style-name="ce6" office:value-type="string" calcext:value-type="string">
            <text:p>ще щось страшне Невже і справді куштували ту рідину</text:p>
          </table:table-cell>
          <table:table-cell table:style-name="ce11" table:number-columns-repeated="2"/>
          <table:table-cell table:style-name="ce2"/>
          <table:table-cell table:style-name="ce6" office:value-type="string" calcext:value-type="string">
            <text:p>[Юрий Никитин. Муравьи (1973) | Ю. Нікітін. Мурахи (Віталій Геник, 1995-2010)]</text:p>
          </table:table-cell>
          <table:table-cell table:style-name="ce2" table:formula="of:=[.I70]" office:value-type="float" office:value="89903" calcext:value-type="float">
            <text:p>89903</text:p>
          </table:table-cell>
          <table:table-cell table:style-name="ce2" table:number-columns-repeated="1014"/>
        </table:table-row>
        <table:table-row table:style-name="ro1">
          <table:table-cell table:style-name="ce2" office:value-type="string" calcext:value-type="string">
            <text:p>rus</text:p>
          </table:table-cell>
          <table:table-cell table:style-name="ce6" office:value-type="string" calcext:value-type="string">
            <text:p><text:s/>Пошел Павка к хозяйке и заявил что уходит</text:p>
          </table:table-cell>
          <table:table-cell table:style-name="ce2" office:value-type="string" calcext:value-type="string">
            <text:p>домой</text:p>
          </table:table-cell>
          <table:table-cell table:style-name="ce6" office:value-type="string" calcext:value-type="string">
            <text:p><text:s/>но та не отпускала</text:p>
          </table:table-cell>
          <table:table-cell table:style-name="ce11" table:number-columns-repeated="2"/>
          <table:table-cell table:style-name="ce2"/>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RANDBETWEEN(1;1000000)" office:value-type="float" office:value="90406" calcext:value-type="float">
            <text:p>90406</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Пішов Павка до хазяйки й заявив що йде додому але та не пустила</text:p>
          </table:table-cell>
          <table:table-cell table:style-name="ce2"/>
          <table:table-cell table:style-name="ce6"/>
          <table:table-cell table:style-name="ce11" table:number-columns-repeated="2"/>
          <table:table-cell table:style-name="ce2"/>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I72]" office:value-type="float" office:value="90406" calcext:value-type="float">
            <text:p>90406</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Внезапно мы оказались влюбленными друг в дружку безумно неуклюже бесстыдно мучительно я бы</text:p>
          </table:table-cell>
          <table:table-cell office:value-type="string" calcext:value-type="string">
            <text:p>добавил</text:p>
          </table:table-cell>
          <table:table-cell office:value-type="string" calcext:value-type="string">
            <text:p><text:s/>безнадежно ибо наше неистовое стремление ко взаимному обладанию могло бы быть утолено только если бы каждый из нас в самом деле впитал и усвоил каждую частицу тела и души другого между тем мы даже не могли найти места где бы совокупиться как без труда находят дети трущоб</text:p>
          </table:table-cell>
          <table:table-cell table:number-columns-repeated="3"/>
          <table:table-cell office:value-type="string" calcext:value-type="string">
            <text:p>[Владимир Набоков. Лолита (1967) | Володимир Набоков. Лоліта (К. Васюков, 2006)]</text:p>
          </table:table-cell>
          <table:table-cell table:formula="of:=RANDBETWEEN(1;1000000)" office:value-type="float" office:value="93648" calcext:value-type="float">
            <text:p>93648</text:p>
          </table:table-cell>
          <table:table-cell table:number-columns-repeated="1014"/>
        </table:table-row>
        <table:table-row table:style-name="ro1">
          <table:table-cell office:value-type="string" calcext:value-type="string">
            <text:p>ukr</text:p>
          </table:table-cell>
          <table:table-cell office:value-type="string" calcext:value-type="string">
            <text:p><text:s/>Та знагла ми стали закоханими одне в одне нестямно незграбно безстидно нестерпно я <text:s/></text:p>
          </table:table-cell>
          <table:table-cell office:value-type="string" calcext:value-type="string">
            <text:p>додав</text:p>
          </table:table-cell>
          <table:table-cell office:value-type="string" calcext:value-type="string">
            <text:p>би безнадiйно адже наше несамовите прагнення до взаємного володiння можна було б вгамувати тiльки якби кожен з нас насправдi увiбрав та засвоїв кожну частку тiла й душi iншого втiм ми навiть не могли знайти мiсця де б злучитись як цiлком вiльно знаходять дiти хащ</text:p>
          </table:table-cell>
          <table:table-cell office:value-type="string" calcext:value-type="string">
            <text:p>no</text:p>
          </table:table-cell>
          <table:table-cell table:number-columns-repeated="2"/>
          <table:table-cell office:value-type="string" calcext:value-type="string">
            <text:p>[Владимир Набоков. Лолита (1967) | Володимир Набоков. Лоліта (К. Васюков, 2006)]</text:p>
          </table:table-cell>
          <table:table-cell table:formula="of:=[.I74]" office:value-type="float" office:value="93648" calcext:value-type="float">
            <text:p>93648</text:p>
          </table:table-cell>
          <table:table-cell table:number-columns-repeated="1014"/>
        </table:table-row>
        <table:table-row table:style-name="ro1">
          <table:table-cell office:value-type="string" calcext:value-type="string">
            <text:p>rus</text:p>
          </table:table-cell>
          <table:table-cell office:value-type="string" calcext:value-type="string">
            <text:p><text:s/>Вместо того чтобы заступаться за прохожего и этим</text:p>
          </table:table-cell>
          <table:table-cell office:value-type="string" calcext:value-type="string">
            <text:p>доводить</text:p>
          </table:table-cell>
          <table:table-cell office:value-type="string" calcext:value-type="string">
            <text:p><text:s/>детей до слёз ты бы лучше объяснил им что есть плохого в том что они сделали</text:p>
          </table:table-cell>
          <table:table-cell table:number-columns-repeated="3"/>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RANDBETWEEN(1;1000000)" office:value-type="float" office:value="97898" calcext:value-type="float">
            <text:p>97898</text:p>
          </table:table-cell>
          <table:table-cell table:number-columns-repeated="1014"/>
        </table:table-row>
        <table:table-row table:style-name="ro1">
          <table:table-cell office:value-type="string" calcext:value-type="string">
            <text:p>ukr</text:p>
          </table:table-cell>
          <table:table-cell office:value-type="string" calcext:value-type="string">
            <text:p><text:s/>Замість того щоб заступатися за перехожого і цим <text:s/></text:p>
          </table:table-cell>
          <table:table-cell office:value-type="string" calcext:value-type="string">
            <text:p>доводити</text:p>
          </table:table-cell>
          <table:table-cell office:value-type="string" calcext:value-type="string">
            <text:p>дітей до сліз ти краще б пояснив їм що поганого в їхньому вчинкові</text:p>
          </table:table-cell>
          <table:table-cell office:value-type="string" calcext:value-type="string">
            <text:p>yes</text:p>
          </table:table-cell>
          <table:table-cell table:number-columns-repeated="2"/>
          <table:table-cell office:value-type="string" calcext:value-type="string">
            <text:p>[Михаил Зощенко. Находка (Лёля и Минька) (1939) | М. М. Зощенко. Знахідка (Льоля і Мишко) (Михайло Зяблюк, 1991)]</text:p>
          </table:table-cell>
          <table:table-cell table:formula="of:=[.I76]" office:value-type="float" office:value="97898" calcext:value-type="float">
            <text:p>97898</text:p>
          </table:table-cell>
          <table:table-cell table:number-columns-repeated="1014"/>
        </table:table-row>
        <table:table-row table:style-name="ro1">
          <table:table-cell office:value-type="string" calcext:value-type="string">
            <text:p>rus</text:p>
          </table:table-cell>
          <table:table-cell office:value-type="string" calcext:value-type="string">
            <text:p><text:s/>Он сердито вскочил стал на цыпочки</text:p>
          </table:table-cell>
          <table:table-cell office:value-type="string" calcext:value-type="string">
            <text:p>дотянулся</text:p>
          </table:table-cell>
          <table:table-cell office:value-type="string" calcext:value-type="string">
            <text:p><text:s/>до уха учителя и нагнув его голову потащил за ухо в угол</text:p>
          </table:table-cell>
          <table:table-cell table:number-columns-repeated="3"/>
          <table:table-cell office:value-type="string" calcext:value-type="string">
            <text:p>[Аркадий Аверченко. Невозможное (1914) | А. Т. Аверченко. Неможливе]</text:p>
          </table:table-cell>
          <table:table-cell table:formula="of:=RANDBETWEEN(1;1000000)" office:value-type="float" office:value="99184" calcext:value-type="float">
            <text:p>99184</text:p>
          </table:table-cell>
          <table:table-cell table:number-columns-repeated="1014"/>
        </table:table-row>
        <table:table-row table:style-name="ro1">
          <table:table-cell office:value-type="string" calcext:value-type="string">
            <text:p>ukr</text:p>
          </table:table-cell>
          <table:table-cell office:value-type="string" calcext:value-type="string">
            <text:p><text:s/>Він сердито схопився <text:s/></text:p>
          </table:table-cell>
          <table:table-cell office:value-type="string" calcext:value-type="string">
            <text:p>дотягся</text:p>
          </table:table-cell>
          <table:table-cell office:value-type="string" calcext:value-type="string">
            <text:p>до вуха вчителя і нагнувши його голову потягнув за вухо в кут</text:p>
          </table:table-cell>
          <table:table-cell office:value-type="string" calcext:value-type="string">
            <text:p>maybe</text:p>
          </table:table-cell>
          <table:table-cell table:number-columns-repeated="2"/>
          <table:table-cell office:value-type="string" calcext:value-type="string">
            <text:p>[Аркадий Аверченко. Невозможное (1914) | А. Т. Аверченко. Неможливе]</text:p>
          </table:table-cell>
          <table:table-cell table:formula="of:=[.I78]" office:value-type="float" office:value="99184" calcext:value-type="float">
            <text:p>99184</text:p>
          </table:table-cell>
          <table:table-cell table:number-columns-repeated="1014"/>
        </table:table-row>
        <table:table-row table:style-name="ro1">
          <table:table-cell office:value-type="string" calcext:value-type="string">
            <text:p>rus</text:p>
          </table:table-cell>
          <table:table-cell office:value-type="string" calcext:value-type="string">
            <text:p><text:s/>И вот ворча себе под нос эту Ворчалку и размышляя а размышлял Винни Пух о том что было бы если бы он Винни был не Винни Пухом а кем-нибудь совсем совсем другим наш Винни незаметно</text:p>
          </table:table-cell>
          <table:table-cell office:value-type="string" calcext:value-type="string">
            <text:p>дошел</text:p>
          </table:table-cell>
          <table:table-cell office:value-type="string" calcext:value-type="string">
            <text:p><text:s/>до песчаного откоса в котором была большая дыра</text:p>
          </table:table-cell>
          <table:table-cell table:number-columns-repeated="3"/>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99758" calcext:value-type="float">
            <text:p>99758</text:p>
          </table:table-cell>
          <table:table-cell table:number-columns-repeated="1014"/>
        </table:table-row>
        <table:table-row table:style-name="ro1">
          <table:table-cell office:value-type="string" calcext:value-type="string">
            <text:p>ukr</text:p>
          </table:table-cell>
          <table:table-cell office:value-type="string" calcext:value-type="string">
            <text:p><text:s/>І от буркочучи собі під носа цю Буркоталку і розмірковуючи а міркував Вінні Пух про те що було б якби він Вінні був не Вінні Пухом а кимось зовсім зовсім іншим наш Вінні непомітно <text:s/></text:p>
          </table:table-cell>
          <table:table-cell office:value-type="string" calcext:value-type="string">
            <text:p>дістався</text:p>
          </table:table-cell>
          <table:table-cell office:value-type="string" calcext:value-type="string">
            <text:p>піщаного схилу в якому була велика дірка</text:p>
          </table:table-cell>
          <table:table-cell office:value-type="string" calcext:value-type="string">
            <text:p>no</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I80]" office:value-type="float" office:value="99758" calcext:value-type="float">
            <text:p>99758</text:p>
          </table:table-cell>
          <table:table-cell table:number-columns-repeated="1014"/>
        </table:table-row>
        <table:table-row table:style-name="ro1">
          <table:table-cell office:value-type="string" calcext:value-type="string">
            <text:p>rus</text:p>
          </table:table-cell>
          <table:table-cell office:value-type="string" calcext:value-type="string">
            <text:p><text:s/>Взрослый человек мог бы</text:p>
          </table:table-cell>
          <table:table-cell office:value-type="string" calcext:value-type="string">
            <text:p>добраться</text:p>
          </table:table-cell>
          <table:table-cell office:value-type="string" calcext:value-type="string">
            <text:p><text:s/>сюда только ползком на четвереньках</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07619" calcext:value-type="float">
            <text:p>107619</text:p>
          </table:table-cell>
          <table:table-cell table:number-columns-repeated="1014"/>
        </table:table-row>
        <table:table-row table:style-name="ro1">
          <table:table-cell office:value-type="string" calcext:value-type="string">
            <text:p>ukr</text:p>
          </table:table-cell>
          <table:table-cell office:value-type="string" calcext:value-type="string">
            <text:p><text:s/>Доросла людина могла б <text:s/></text:p>
          </table:table-cell>
          <table:table-cell office:value-type="string" calcext:value-type="string">
            <text:p>дістатися</text:p>
          </table:table-cell>
          <table:table-cell office:value-type="string" calcext:value-type="string">
            <text:p>сюди лише поповзом</text:p>
          </table:table-cell>
          <table:table-cell office:value-type="string" calcext:value-type="string">
            <text:p>no</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I82]" office:value-type="float" office:value="107619" calcext:value-type="float">
            <text:p>107619</text:p>
          </table:table-cell>
          <table:table-cell table:number-columns-repeated="1014"/>
        </table:table-row>
        <table:table-row table:style-name="ro1">
          <table:table-cell office:value-type="string" calcext:value-type="string">
            <text:p>rus</text:p>
          </table:table-cell>
          <table:table-cell office:value-type="string" calcext:value-type="string">
            <text:p><text:s/>Высокие</text:p>
          </table:table-cell>
          <table:table-cell office:value-type="string" calcext:value-type="string">
            <text:p>договаривающиеся</text:p>
          </table:table-cell>
          <table:table-cell office:value-type="string" calcext:value-type="string">
            <text:p><text:s/>стороны переругались в первую же минуту и уже не обращались друг к другу иначе как с добавлением бранных эпитетов</text:p>
          </table:table-cell>
          <table:table-cell table:number-columns-repeated="3"/>
          <table:table-cell office:value-type="string" calcext:value-type="string">
            <text:p>[И. А. Ильф, Е. П. Петров. Золотой телёнок (1931) | Ілля Ільф, Євген Петров. Золоте теля (Ю. Мокрієв, 1989)]</text:p>
          </table:table-cell>
          <table:table-cell table:formula="of:=RANDBETWEEN(1;1000000)" office:value-type="float" office:value="109661" calcext:value-type="float">
            <text:p>109661</text:p>
          </table:table-cell>
          <table:table-cell table:number-columns-repeated="1014"/>
        </table:table-row>
        <table:table-row table:style-name="ro1">
          <table:table-cell office:value-type="string" calcext:value-type="string">
            <text:p>ukr</text:p>
          </table:table-cell>
          <table:table-cell office:value-type="string" calcext:value-type="string">
            <text:p><text:s/>Високі <text:s/></text:p>
          </table:table-cell>
          <table:table-cell office:value-type="string" calcext:value-type="string">
            <text:p>договірні</text:p>
          </table:table-cell>
          <table:table-cell office:value-type="string" calcext:value-type="string">
            <text:p>сторони перегризлися в першу ж хвилину і вже не зверталися одна до одної не вживаючи найлайливіших епітетів</text:p>
          </table:table-cell>
          <table:table-cell office:value-type="string" calcext:value-type="string">
            <text:p>yes</text:p>
          </table:table-cell>
          <table:table-cell table:number-columns-repeated="2"/>
          <table:table-cell office:value-type="string" calcext:value-type="string">
            <text:p>[И. А. Ильф, Е. П. Петров. Золотой телёнок (1931) | Ілля Ільф, Євген Петров. Золоте теля (Ю. Мокрієв, 1989)]</text:p>
          </table:table-cell>
          <table:table-cell table:formula="of:=[.I84]" office:value-type="float" office:value="109661" calcext:value-type="float">
            <text:p>109661</text:p>
          </table:table-cell>
          <table:table-cell table:number-columns-repeated="1014"/>
        </table:table-row>
        <table:table-row table:style-name="ro1">
          <table:table-cell office:value-type="string" calcext:value-type="string">
            <text:p>rus</text:p>
          </table:table-cell>
          <table:table-cell office:value-type="string" calcext:value-type="string">
            <text:p><text:s/>Необходимо</text:p>
          </table:table-cell>
          <table:table-cell office:value-type="string" calcext:value-type="string">
            <text:p>добавить</text:p>
          </table:table-cell>
          <table:table-cell office:value-type="string" calcext:value-type="string">
            <text:p><text:s/>что на поэта иностранец с первых же слов произвел отвратительное впечатление а Берлиозу скорее понравился то есть не то чтобы понравился а как бы выразиться заинтересовал что ли</text:p>
          </table:table-cell>
          <table:table-cell table:number-columns-repeated="3"/>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1538" calcext:value-type="float">
            <text:p>111538</text:p>
          </table:table-cell>
          <table:table-cell table:number-columns-repeated="1014"/>
        </table:table-row>
        <table:table-row table:style-name="ro1">
          <table:table-cell office:value-type="string" calcext:value-type="string">
            <text:p>ukr</text:p>
          </table:table-cell>
          <table:table-cell office:value-type="string" calcext:value-type="string">
            <text:p><text:s/>А слід <text:s/></text:p>
          </table:table-cell>
          <table:table-cell office:value-type="string" calcext:value-type="string">
            <text:p>зазначити</text:p>
          </table:table-cell>
          <table:table-cell office:value-type="string" calcext:value-type="string">
            <text:p>що на поета чужоземець уже з перших слів справив препогане враження Берліозові ж радше припав до вподоби тобто не те щоб сподобався а як би це сказати зацікавив чи що</text:p>
          </table:table-cell>
          <table:table-cell office:value-type="string" calcext:value-type="string">
            <text:p>no</text:p>
          </table:table-cell>
          <table:table-cell office:value-type="string" calcext:value-type="string">
            <text:p>za</text:p>
          </table:table-cell>
          <table:table-cell/>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I86]" office:value-type="float" office:value="111538" calcext:value-type="float">
            <text:p>111538</text:p>
          </table:table-cell>
          <table:table-cell table:number-columns-repeated="1014"/>
        </table:table-row>
        <table:table-row table:style-name="ro1">
          <table:table-cell office:value-type="string" calcext:value-type="string">
            <text:p>rus</text:p>
          </table:table-cell>
          <table:table-cell office:value-type="string" calcext:value-type="string">
            <text:p><text:s/>Они больше не хотели</text:p>
          </table:table-cell>
          <table:table-cell office:value-type="string" calcext:value-type="string">
            <text:p>дожидаться</text:p>
          </table:table-cell>
          <table:table-cell office:value-type="string" calcext:value-type="string">
            <text:p><text:s/>естественного конца какого-нибудь дряхлого гения Их агенты вооружились бесшумными револьверами и моими аппаратами</text:p>
          </table:table-cell>
          <table:table-cell table:number-columns-repeated="3"/>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14510" calcext:value-type="float">
            <text:p>114510</text:p>
          </table:table-cell>
          <table:table-cell table:number-columns-repeated="1014"/>
        </table:table-row>
        <table:table-row table:style-name="ro1">
          <table:table-cell office:value-type="string" calcext:value-type="string">
            <text:p>ukr</text:p>
          </table:table-cell>
          <table:table-cell office:value-type="string" calcext:value-type="string">
            <text:p><text:s/>Вони бiльше не хотiли <text:s/></text:p>
          </table:table-cell>
          <table:table-cell office:value-type="string" calcext:value-type="string">
            <text:p>чекати</text:p>
          </table:table-cell>
          <table:table-cell office:value-type="string" calcext:value-type="string">
            <text:p>природного кiнця якого небудь немiчного генiя їхнi агенти озброїлись безшумними револьверами i моїми апаратами</text:p>
          </table:table-cell>
          <table:table-cell office:value-type="string" calcext:value-type="string">
            <text:p>no</text:p>
          </table:table-cell>
          <table:table-cell office:value-type="string" calcext:value-type="string">
            <text:p>Ø</text:p>
          </table:table-cell>
          <table:table-cell/>
          <table:table-cell office:value-type="string" calcext:value-type="string">
            <text:p>[Б. В. Зубков, Е. С. Муслин. Исповедь после смерти (1966) | Б. В. Зубков, Є. С. Муслін. Німа сповідь (1968)]</text:p>
          </table:table-cell>
          <table:table-cell table:formula="of:=[.I88]" office:value-type="float" office:value="114510" calcext:value-type="float">
            <text:p>114510</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Но Вася стегал лошадь прутом и тогда ей было немного больно и она тихонько бежала Вот однажды вечером отец вернулся</text:p>
          </table:table-cell>
          <table:table-cell table:style-name="ce2" office:value-type="string" calcext:value-type="string">
            <text:p>домой</text:p>
          </table:table-cell>
          <table:table-cell table:style-name="ce6" office:value-type="string" calcext:value-type="string">
            <text:p><text:s/>Вася влез в телегу стегнул лошадку прутом и выехал со двора покататься</text:p>
          </table:table-cell>
          <table:table-cell table:style-name="ce11" table:number-columns-repeated="2"/>
          <table:table-cell table:style-name="ce2"/>
          <table:table-cell table:style-name="ce6" office:value-type="string" calcext:value-type="string">
            <text:p>[Михаил Зощенко. Трусишка Вася (1937) | М. М. Зощенко. Боягузик Василько (Михайло Зяблюк, 1991)]</text:p>
          </table:table-cell>
          <table:table-cell table:style-name="ce2" table:formula="of:=RANDBETWEEN(1;1000000)" office:value-type="float" office:value="115089" calcext:value-type="float">
            <text:p>115089</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Але Василько періщив коня лозиною і тоді йому було трохи боляче й він тихенько біг Якось увечері батько повернувся додому Василько виліз на воза стьобнув коника лозиною і виїхав з двору</text:p>
          </table:table-cell>
          <table:table-cell table:style-name="ce2"/>
          <table:table-cell table:style-name="ce6"/>
          <table:table-cell table:style-name="ce11" table:number-columns-repeated="2"/>
          <table:table-cell table:style-name="ce2"/>
          <table:table-cell table:style-name="ce6" office:value-type="string" calcext:value-type="string">
            <text:p>[Михаил Зощенко. Трусишка Вася (1937) | М. М. Зощенко. Боягузик Василько (Михайло Зяблюк, 1991)]</text:p>
          </table:table-cell>
          <table:table-cell table:style-name="ce2" table:formula="of:=[.I90]" office:value-type="float" office:value="115089" calcext:value-type="float">
            <text:p>115089</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Да Левий Матвей</text:p>
          </table:table-cell>
          <table:table-cell office:value-type="string" calcext:value-type="string">
            <text:p>донесся</text:p>
          </table:table-cell>
          <table:table-cell office:value-type="string" calcext:value-type="string">
            <text:p><text:s/>до него высокий мучающий его голос</text:p>
          </table:table-cell>
          <table:table-cell table:number-columns-repeated="3"/>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RANDBETWEEN(1;1000000)" office:value-type="float" office:value="118841" calcext:value-type="float">
            <text:p>118841</text:p>
          </table:table-cell>
          <table:table-cell table:number-columns-repeated="1014"/>
        </table:table-row>
        <table:table-row table:style-name="ro1">
          <table:table-cell office:value-type="string" calcext:value-type="string">
            <text:p>ukr</text:p>
          </table:table-cell>
          <table:table-cell office:value-type="string" calcext:value-type="string">
            <text:p><text:s/>Так Левій Матвій <text:s/></text:p>
          </table:table-cell>
          <table:table-cell office:value-type="string" calcext:value-type="string">
            <text:p>долинув</text:p>
          </table:table-cell>
          <table:table-cell office:value-type="string" calcext:value-type="string">
            <text:p>до нього високий нестерпучий голос</text:p>
          </table:table-cell>
          <table:table-cell office:value-type="string" calcext:value-type="string">
            <text:p>no</text:p>
          </table:table-cell>
          <table:table-cell table:number-columns-repeated="2"/>
          <table:table-cell office:value-type="string" calcext:value-type="string">
            <text:p>[Михаил Булгаков. Мастер и Маргарита (ч. 1) (1929-1940) | Михайло Булгаков. Майстер і Марґарита (ч. 1) (М. Білорус, 2005)]</text:p>
          </table:table-cell>
          <table:table-cell table:formula="of:=[.I92]" office:value-type="float" office:value="118841" calcext:value-type="float">
            <text:p>118841</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Да так ли нет ли а говорил мой дед что в самый канун Нового года</text:p>
          </table:table-cell>
          <table:table-cell table:style-name="ce3" office:value-type="string" calcext:value-type="string">
            <text:p>довелось</text:p>
          </table:table-cell>
          <table:table-cell table:style-name="ce8" office:value-type="string" calcext:value-type="string">
            <text:p><text:s/>его деду со всеми двенадцатью месяцами встретиться</text:p>
          </table:table-cell>
          <table:table-cell table:style-name="ce13" table:number-columns-repeated="2"/>
          <table:table-cell/>
          <table:table-cell table:style-name="ce8" office:value-type="string" calcext:value-type="string">
            <text:p>[Самуил Маршак. Двенадцать месяцев (1942-1943) | С. Я. Маршак. Дванадцять місяців]</text:p>
          </table:table-cell>
          <table:table-cell table:style-name="ce3" table:formula="of:=RANDBETWEEN(1;1000000)" office:value-type="float" office:value="119547" calcext:value-type="float">
            <text:p>119547</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Та ось так чи не так а казав мій дід що саме в переддень Нового року <text:s/></text:p>
          </table:table-cell>
          <table:table-cell table:style-name="ce3" office:value-type="string" calcext:value-type="string">
            <text:p>привелось</text:p>
          </table:table-cell>
          <table:table-cell table:style-name="ce8" office:value-type="string" calcext:value-type="string">
            <text:p>його дідові з усіма дванадцятьма місяцями зустрітися</text:p>
          </table:table-cell>
          <table:table-cell table:style-name="ce13" office:value-type="string" calcext:value-type="string">
            <text:p>yes</text:p>
          </table:table-cell>
          <table:table-cell table:style-name="ce13" office:value-type="string" calcext:value-type="string">
            <text:p>pri</text:p>
          </table:table-cell>
          <table:table-cell/>
          <table:table-cell table:style-name="ce8" office:value-type="string" calcext:value-type="string">
            <text:p>[Самуил Маршак. Двенадцать месяцев (1942-1943) | С. Я. Маршак. Дванадцять місяців]</text:p>
          </table:table-cell>
          <table:table-cell table:style-name="ce3" table:formula="of:=[.I94]" office:value-type="float" office:value="119547" calcext:value-type="float">
            <text:p>119547</text:p>
          </table:table-cell>
          <table:table-cell table:style-name="ce3" table:number-columns-repeated="1014"/>
        </table:table-row>
        <table:table-row table:style-name="ro1">
          <table:table-cell office:value-type="string" calcext:value-type="string">
            <text:p>rus</text:p>
          </table:table-cell>
          <table:table-cell office:value-type="string" calcext:value-type="string">
            <text:p><text:s/>Она охала и стонала но вместо ожидаемых подарков она от нашей мамы получила несколько шлепков потому что она подставила стул к камину и хотела</text:p>
          </table:table-cell>
          <table:table-cell office:value-type="string" calcext:value-type="string">
            <text:p>достать</text:p>
          </table:table-cell>
          <table:table-cell office:value-type="string" calcext:value-type="string">
            <text:p><text:s/>мамины часики а это было запрещено</text:p>
          </table:table-cell>
          <table:table-cell table:number-columns-repeated="3"/>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RANDBETWEEN(1;1000000)" office:value-type="float" office:value="123191" calcext:value-type="float">
            <text:p>123191</text:p>
          </table:table-cell>
          <table:table-cell table:number-columns-repeated="1014"/>
        </table:table-row>
        <table:table-row table:style-name="ro1">
          <table:table-cell office:value-type="string" calcext:value-type="string">
            <text:p>ukr</text:p>
          </table:table-cell>
          <table:table-cell office:value-type="string" calcext:value-type="string">
            <text:p><text:s/>Вона зойкала і стогнала та замість очікуваних подарунків одержала від нашої мами кілька ляпанців бо підсунула стільця до каміна і хотіла </text:p>
          </table:table-cell>
          <table:table-cell office:value-type="string" calcext:value-type="string">
            <text:p>дістати</text:p>
          </table:table-cell>
          <table:table-cell office:value-type="string" calcext:value-type="string">
            <text:p><text:s/>мамин годинник а це було заборонено</text:p>
          </table:table-cell>
          <table:table-cell office:value-type="string" calcext:value-type="string">
            <text:p>yes</text:p>
          </table:table-cell>
          <table:table-cell table:number-columns-repeated="2"/>
          <table:table-cell office:value-type="string" calcext:value-type="string">
            <text:p>[Михаил Зощенко. Тридцать лет спустя (Лёля и Минька) (1939) | М. М. Зощенко. Через тридцять літ (Льоля і Мишко) (Михайло Зяблюк, 1991)]</text:p>
          </table:table-cell>
          <table:table-cell table:formula="of:=[.I96]" office:value-type="float" office:value="123191" calcext:value-type="float">
            <text:p>123191</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Мама удивилась что Павлик идёт по улице взяла его на руки принесла</text:p>
          </table:table-cell>
          <table:table-cell table:style-name="ce2" office:value-type="string" calcext:value-type="string">
            <text:p>домой</text:p>
          </table:table-cell>
          <table:table-cell table:style-name="ce6"/>
          <table:table-cell table:style-name="ce11" table:number-columns-repeated="2"/>
          <table:table-cell table:style-name="ce2"/>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RANDBETWEEN(1;1000000)" office:value-type="float" office:value="131244" calcext:value-type="float">
            <text:p>131244</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Мама здивувалася чого це Павлик на вулиці взяла його на руки принесла додому</text:p>
          </table:table-cell>
          <table:table-cell table:style-name="ce2"/>
          <table:table-cell table:style-name="ce6"/>
          <table:table-cell table:style-name="ce11" table:number-columns-repeated="2"/>
          <table:table-cell table:style-name="ce2"/>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I98]" office:value-type="float" office:value="131244" calcext:value-type="float">
            <text:p>131244</text:p>
          </table:table-cell>
          <table:table-cell table:style-name="ce2" table:number-columns-repeated="1014"/>
        </table:table-row>
        <table:table-row table:style-name="ro1">
          <table:table-cell table:style-name="ce3" office:value-type="string" calcext:value-type="string">
            <text:p>rus</text:p>
          </table:table-cell>
          <table:table-cell table:style-name="ce8" office:value-type="string" calcext:value-type="string">
            <text:p><text:s/>Археологи и</text:p>
          </table:table-cell>
          <table:table-cell table:style-name="ce3" office:value-type="string" calcext:value-type="string">
            <text:p>допустить</text:p>
          </table:table-cell>
          <table:table-cell table:style-name="ce8" office:value-type="string" calcext:value-type="string">
            <text:p><text:s/>этого не могли доисторический человек занимался живописью надо же придумать такое</text:p>
          </table:table-cell>
          <table:table-cell table:style-name="ce13" table:number-columns-repeated="2"/>
          <table:table-cell/>
          <table:table-cell table:style-name="ce8" office:value-type="string" calcext:value-type="string">
            <text:p>[И. И. Акимушкин. Тропою легенд (1961) | І. І. Акимушкін. Стежкою легенд (Л. Силаєва, В. Сологуб, 1970)]</text:p>
          </table:table-cell>
          <table:table-cell table:style-name="ce3" table:formula="of:=RANDBETWEEN(1;1000000)" office:value-type="float" office:value="133000" calcext:value-type="float">
            <text:p>133000</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Археологи не могли <text:s/></text:p>
          </table:table-cell>
          <table:table-cell table:style-name="ce3" office:value-type="string" calcext:value-type="string">
            <text:p>припустити</text:p>
          </table:table-cell>
          <table:table-cell table:style-name="ce8" office:value-type="string" calcext:value-type="string">
            <text:p>щоб доісторична людина займалася живописом треба ж отаке вигадати</text:p>
          </table:table-cell>
          <table:table-cell table:style-name="ce13" office:value-type="string" calcext:value-type="string">
            <text:p>yes</text:p>
          </table:table-cell>
          <table:table-cell table:style-name="ce13" office:value-type="string" calcext:value-type="string">
            <text:p>pri</text:p>
          </table:table-cell>
          <table:table-cell/>
          <table:table-cell table:style-name="ce8" office:value-type="string" calcext:value-type="string">
            <text:p>[И. И. Акимушкин. Тропою легенд (1961) | І. І. Акимушкін. Стежкою легенд (Л. Силаєва, В. Сологуб, 1970)]</text:p>
          </table:table-cell>
          <table:table-cell table:style-name="ce3" table:formula="of:=[.I100]" office:value-type="float" office:value="133000" calcext:value-type="float">
            <text:p>133000</text:p>
          </table:table-cell>
          <table:table-cell table:style-name="ce3" table:number-columns-repeated="1014"/>
        </table:table-row>
        <table:table-row table:style-name="ro1">
          <table:table-cell table:style-name="ce2" office:value-type="string" calcext:value-type="string">
            <text:p>rus</text:p>
          </table:table-cell>
          <table:table-cell table:style-name="ce6" office:value-type="string" calcext:value-type="string">
            <text:p><text:s/>Идти искать этих глупых мальчишек которые поставили его на караул взяли с него честное слово а сами убежали</text:p>
          </table:table-cell>
          <table:table-cell table:style-name="ce2" office:value-type="string" calcext:value-type="string">
            <text:p>домой</text:p>
          </table:table-cell>
          <table:table-cell table:style-name="ce6"/>
          <table:table-cell table:style-name="ce11" table:number-columns-repeated="2"/>
          <table:table-cell table:style-name="ce2"/>
          <table:table-cell table:style-name="ce6" office:value-type="string" calcext:value-type="string">
            <text:p>[Л. Пантелеев. Честное слово (1941) | Л. Пантелєєв. Чесне слово (1957)]</text:p>
          </table:table-cell>
          <table:table-cell table:style-name="ce2" table:formula="of:=RANDBETWEEN(1;1000000)" office:value-type="float" office:value="138289" calcext:value-type="float">
            <text:p>138289</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Іти шукати цих дурних хлоп'ят які поставили його на варту взяли з нього чесне слово а самі втекли додому</text:p>
          </table:table-cell>
          <table:table-cell table:style-name="ce2"/>
          <table:table-cell table:style-name="ce6"/>
          <table:table-cell table:style-name="ce11" table:number-columns-repeated="2"/>
          <table:table-cell table:style-name="ce2"/>
          <table:table-cell table:style-name="ce6" office:value-type="string" calcext:value-type="string">
            <text:p>[Л. Пантелеев. Честное слово (1941) | Л. Пантелєєв. Чесне слово (1957)]</text:p>
          </table:table-cell>
          <table:table-cell table:style-name="ce2" table:formula="of:=[.I102]" office:value-type="float" office:value="138289" calcext:value-type="float">
            <text:p>138289</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Ворота еще не были закрыты еще сторож ходил где-то в самых дальних уголках сада и</text:p>
          </table:table-cell>
          <table:table-cell office:value-type="string" calcext:value-type="string">
            <text:p>дозванивал</text:p>
          </table:table-cell>
          <table:table-cell office:value-type="string" calcext:value-type="string">
            <text:p><text:s/>там в свой колокольчик</text:p>
          </table:table-cell>
          <table:table-cell table:number-columns-repeated="3"/>
          <table:table-cell office:value-type="string" calcext:value-type="string">
            <text:p>[Л. Пантелеев. Честное слово (1941) | Л. Пантелєєв. Чесне слово (1957)]</text:p>
          </table:table-cell>
          <table:table-cell table:formula="of:=RANDBETWEEN(1;1000000)" office:value-type="float" office:value="141433" calcext:value-type="float">
            <text:p>141433</text:p>
          </table:table-cell>
          <table:table-cell table:number-columns-repeated="1014"/>
        </table:table-row>
        <table:table-row table:style-name="ro1">
          <table:table-cell office:value-type="string" calcext:value-type="string">
            <text:p>ukr</text:p>
          </table:table-cell>
          <table:table-cell office:value-type="string" calcext:value-type="string">
            <text:p><text:s/>Ворота ще не були зачинені ще сторож ходив десь у найдальших закутках саду і <text:s/></text:p>
          </table:table-cell>
          <table:table-cell office:value-type="string" calcext:value-type="string">
            <text:p>додзвонював</text:p>
          </table:table-cell>
          <table:table-cell office:value-type="string" calcext:value-type="string">
            <text:p>там своїм дзвоником</text:p>
          </table:table-cell>
          <table:table-cell office:value-type="string" calcext:value-type="string">
            <text:p>yes</text:p>
          </table:table-cell>
          <table:table-cell table:number-columns-repeated="2"/>
          <table:table-cell office:value-type="string" calcext:value-type="string">
            <text:p>[Л. Пантелеев. Честное слово (1941) | Л. Пантелєєв. Чесне слово (1957)]</text:p>
          </table:table-cell>
          <table:table-cell table:formula="of:=[.I104]" office:value-type="float" office:value="141433" calcext:value-type="float">
            <text:p>141433</text:p>
          </table:table-cell>
          <table:table-cell table:number-columns-repeated="1014"/>
        </table:table-row>
        <table:table-row table:style-name="ro1">
          <table:table-cell office:value-type="string" calcext:value-type="string">
            <text:p>rus</text:p>
          </table:table-cell>
          <table:table-cell office:value-type="string" calcext:value-type="string">
            <text:p><text:s/>Как вы добились чтобы ваши сыновья не сделались плесенью Как</text:p>
          </table:table-cell>
          <table:table-cell office:value-type="string" calcext:value-type="string">
            <text:p>добилась</text:p>
          </table:table-cell>
          <table:table-cell office:value-type="string" calcext:value-type="string">
            <text:p><text:s/>Я специально этого не добивалась</text:p>
          </table:table-cell>
          <table:table-cell table:number-columns-repeated="3"/>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44037" calcext:value-type="float">
            <text:p>144037</text:p>
          </table:table-cell>
          <table:table-cell table:number-columns-repeated="1014"/>
        </table:table-row>
        <table:table-row table:style-name="ro1">
          <table:table-cell office:value-type="string" calcext:value-type="string">
            <text:p>ukr</text:p>
          </table:table-cell>
          <table:table-cell office:value-type="string" calcext:value-type="string">
            <text:p><text:s/>Як ви домоглися щоб ваші сини не стали пліснявою Як </text:p>
          </table:table-cell>
          <table:table-cell office:value-type="string" calcext:value-type="string">
            <text:p>домоглася</text:p>
          </table:table-cell>
          <table:table-cell office:value-type="string" calcext:value-type="string">
            <text:p><text:s/>Я спеціально цього не прагнула</text:p>
          </table:table-cell>
          <table:table-cell office:value-type="string" calcext:value-type="string">
            <text:p>no</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I106]" office:value-type="float" office:value="144037" calcext:value-type="float">
            <text:p>144037</text:p>
          </table:table-cell>
          <table:table-cell table:number-columns-repeated="1014"/>
        </table:table-row>
        <table:table-row table:style-name="ro1">
          <table:table-cell office:value-type="string" calcext:value-type="string">
            <text:p>rus</text:p>
          </table:table-cell>
          <table:table-cell office:value-type="string" calcext:value-type="string">
            <text:p><text:s/>Что за шум недовольно проворчал злой и голодный волк и поскакал к тому месту откуда</text:p>
          </table:table-cell>
          <table:table-cell office:value-type="string" calcext:value-type="string">
            <text:p>доносились</text:p>
          </table:table-cell>
          <table:table-cell office:value-type="string" calcext:value-type="string">
            <text:p><text:s/>визг и хрюканье двух маленьких глупых поросят</text:p>
          </table:table-cell>
          <table:table-cell table:number-columns-repeated="3"/>
          <table:table-cell office:value-type="string" calcext:value-type="string">
            <text:p>[Сергей Михалков. Три поросенка (1936) | С. В. Міхалков. Троє поросят]</text:p>
          </table:table-cell>
          <table:table-cell table:formula="of:=RANDBETWEEN(1;1000000)" office:value-type="float" office:value="145310" calcext:value-type="float">
            <text:p>145310</text:p>
          </table:table-cell>
          <table:table-cell table:number-columns-repeated="1014"/>
        </table:table-row>
        <table:table-row table:style-name="ro1">
          <table:table-cell office:value-type="string" calcext:value-type="string">
            <text:p>ukr</text:p>
          </table:table-cell>
          <table:table-cell office:value-type="string" calcext:value-type="string">
            <text:p><text:s/>Що за шум невдоволено пробуркотів злий і голодний вовк і поскакав до того місця звідки </text:p>
          </table:table-cell>
          <table:table-cell office:value-type="string" calcext:value-type="string">
            <text:p>лунали</text:p>
          </table:table-cell>
          <table:table-cell office:value-type="string" calcext:value-type="string">
            <text:p><text:s/>вереск і хрокання двох маленьких дурних поросяток</text:p>
          </table:table-cell>
          <table:table-cell office:value-type="string" calcext:value-type="string">
            <text:p>no</text:p>
          </table:table-cell>
          <table:table-cell office:value-type="string" calcext:value-type="string">
            <text:p>Ø</text:p>
          </table:table-cell>
          <table:table-cell/>
          <table:table-cell office:value-type="string" calcext:value-type="string">
            <text:p>[Сергей Михалков. Три поросенка (1936) | С. В. Міхалков. Троє поросят]</text:p>
          </table:table-cell>
          <table:table-cell table:formula="of:=[.I108]" office:value-type="float" office:value="145310" calcext:value-type="float">
            <text:p>145310</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Моя мама хотела позвать дворника чтобы с дворником</text:p>
          </table:table-cell>
          <table:table-cell table:style-name="ce3" office:value-type="string" calcext:value-type="string">
            <text:p>догнать</text:p>
          </table:table-cell>
          <table:table-cell table:style-name="ce8" office:value-type="string" calcext:value-type="string">
            <text:p><text:s/>прохожего и арестовать его</text:p>
          </table:table-cell>
          <table:table-cell table:style-name="ce13" table:number-columns-repeated="2"/>
          <table:table-cell/>
          <table:table-cell table:style-name="ce8" office:value-type="string" calcext:value-type="string">
            <text:p>[Михаил Зощенко. Находка (Лёля и Минька) (1939) | М. М. Зощенко. Знахідка (Льоля і Мишко) (Михайло Зяблюк, 1991)]</text:p>
          </table:table-cell>
          <table:table-cell table:style-name="ce3" table:formula="of:=RANDBETWEEN(1;1000000)" office:value-type="float" office:value="146929" calcext:value-type="float">
            <text:p>146929</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Моя мама хотіла покликати двірника щоб з двірником <text:s/></text:p>
          </table:table-cell>
          <table:table-cell table:style-name="ce3" office:value-type="string" calcext:value-type="string">
            <text:p>наздогнати</text:p>
          </table:table-cell>
          <table:table-cell table:style-name="ce8" office:value-type="string" calcext:value-type="string">
            <text:p>перехожого й арештувати його</text:p>
          </table:table-cell>
          <table:table-cell table:style-name="ce13" office:value-type="string" calcext:value-type="string">
            <text:p>yes</text:p>
          </table:table-cell>
          <table:table-cell table:style-name="ce13" office:value-type="string" calcext:value-type="string">
            <text:p>nazdo</text:p>
          </table:table-cell>
          <table:table-cell/>
          <table:table-cell table:style-name="ce8" office:value-type="string" calcext:value-type="string">
            <text:p>[Михаил Зощенко. Находка (Лёля и Минька) (1939) | М. М. Зощенко. Знахідка (Льоля і Мишко) (Михайло Зяблюк, 1991)]</text:p>
          </table:table-cell>
          <table:table-cell table:style-name="ce3" table:formula="of:=[.I110]" office:value-type="float" office:value="146929" calcext:value-type="float">
            <text:p>146929</text:p>
          </table:table-cell>
          <table:table-cell table:style-name="ce3" table:number-columns-repeated="1014"/>
        </table:table-row>
        <table:table-row table:style-name="ro1">
          <table:table-cell table:style-name="ce2" office:value-type="string" calcext:value-type="string">
            <text:p>rus</text:p>
          </table:table-cell>
          <table:table-cell table:style-name="ce6" office:value-type="string" calcext:value-type="string">
            <text:p><text:s/>Размахивая палкой Андрюша раза два ударил собаку по голове но та забежала сзади и немного порвала Андрюшины штаны И Андрюша с рёвом побежал</text:p>
          </table:table-cell>
          <table:table-cell table:style-name="ce2" office:value-type="string" calcext:value-type="string">
            <text:p>домой</text:p>
          </table:table-cell>
          <table:table-cell table:style-name="ce6" office:value-type="string" calcext:value-type="string">
            <text:p><text:s/>А дома утирая слёзы он сказал своей маме</text:p>
          </table:table-cell>
          <table:table-cell table:style-name="ce11" table:number-columns-repeated="2"/>
          <table:table-cell table:style-name="ce2"/>
          <table:table-cell table:style-name="ce6" office:value-type="string" calcext:value-type="string">
            <text:p>[Михаил Зощенко. Самое главное (1938) | М. М. Зощенко. Найголовніше (Михайло Зяблюк, 1991)]</text:p>
          </table:table-cell>
          <table:table-cell table:style-name="ce2" table:formula="of:=RANDBETWEEN(1;1000000)" office:value-type="float" office:value="149997" calcext:value-type="float">
            <text:p>149997</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Розмахуючи палицею Андрійко двічі вдарив пса по голові але той забіг ззаду і трохи порвав Андрійкові штанці Андрійко з плачем побіг додому А вдома витираючи сльози він сказав</text:p>
          </table:table-cell>
          <table:table-cell table:style-name="ce2"/>
          <table:table-cell table:style-name="ce6"/>
          <table:table-cell table:style-name="ce11" table:number-columns-repeated="2"/>
          <table:table-cell table:style-name="ce2"/>
          <table:table-cell table:style-name="ce6" office:value-type="string" calcext:value-type="string">
            <text:p>[Михаил Зощенко. Самое главное (1938) | М. М. Зощенко. Найголовніше (Михайло Зяблюк, 1991)]</text:p>
          </table:table-cell>
          <table:table-cell table:style-name="ce2" table:formula="of:=[.I112]" office:value-type="float" office:value="149997" calcext:value-type="float">
            <text:p>149997</text:p>
          </table:table-cell>
          <table:table-cell table:style-name="ce2" table:number-columns-repeated="1014"/>
        </table:table-row>
        <table:table-row table:style-name="ro1">
          <table:table-cell table:style-name="ce2" office:value-type="string" calcext:value-type="string">
            <text:p>rus</text:p>
          </table:table-cell>
          <table:table-cell table:style-name="ce6" office:value-type="string" calcext:value-type="string">
            <text:p><text:s/>Все работали на каменном карьере вручную</text:p>
          </table:table-cell>
          <table:table-cell table:style-name="ce2" office:value-type="string" calcext:value-type="string">
            <text:p>долбили</text:p>
          </table:table-cell>
          <table:table-cell table:style-name="ce6" office:value-type="string" calcext:value-type="string">
            <text:p><text:s/>резали крошили немецкий камень</text:p>
          </table:table-cell>
          <table:table-cell table:style-name="ce11" table:number-columns-repeated="2"/>
          <table:table-cell table:style-name="ce2"/>
          <table:table-cell table:style-name="ce6" office:value-type="string" calcext:value-type="string">
            <text:p>[Михаил Шолохов. Судьба человека (1956-1957) | М. О. Шолохов. Доля людини (І. Майстренко, 1958)]</text:p>
          </table:table-cell>
          <table:table-cell table:style-name="ce2" table:formula="of:=RANDBETWEEN(1;1000000)" office:value-type="float" office:value="150291" calcext:value-type="float">
            <text:p>150291</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Усі працювали на кам'яному кар'єрі вручну <text:s/></text:p>
          </table:table-cell>
          <table:table-cell table:style-name="ce2" office:value-type="string" calcext:value-type="string">
            <text:p>довбали</text:p>
          </table:table-cell>
          <table:table-cell table:style-name="ce6" office:value-type="string" calcext:value-type="string">
            <text:p>різали кришили німецький камінь</text:p>
          </table:table-cell>
          <table:table-cell table:style-name="ce11" office:value-type="string" calcext:value-type="string">
            <text:p>yes?</text:p>
          </table:table-cell>
          <table:table-cell table:style-name="ce11"/>
          <table:table-cell table:style-name="ce2"/>
          <table:table-cell table:style-name="ce6" office:value-type="string" calcext:value-type="string">
            <text:p>[Михаил Шолохов. Судьба человека (1956-1957) | М. О. Шолохов. Доля людини (І. Майстренко, 1958)]</text:p>
          </table:table-cell>
          <table:table-cell table:style-name="ce2" table:formula="of:=[.I114]" office:value-type="float" office:value="150291" calcext:value-type="float">
            <text:p>150291</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Он мог чуять мед он мог видеть мед но</text:p>
          </table:table-cell>
          <table:table-cell office:value-type="string" calcext:value-type="string">
            <text:p>достать</text:p>
          </table:table-cell>
          <table:table-cell office:value-type="string" calcext:value-type="string">
            <text:p><text:s/>мед он увы никак не мог</text:p>
          </table:table-cell>
          <table:table-cell table:number-columns-repeated="3"/>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RANDBETWEEN(1;1000000)" office:value-type="float" office:value="154255" calcext:value-type="float">
            <text:p>154255</text:p>
          </table:table-cell>
          <table:table-cell table:number-columns-repeated="1014"/>
        </table:table-row>
        <table:table-row table:style-name="ro1">
          <table:table-cell office:value-type="string" calcext:value-type="string">
            <text:p>ukr</text:p>
          </table:table-cell>
          <table:table-cell office:value-type="string" calcext:value-type="string">
            <text:p><text:s/>Він міг нюхати мед він міг бачити мед але <text:s/></text:p>
          </table:table-cell>
          <table:table-cell office:value-type="string" calcext:value-type="string">
            <text:p>дістати</text:p>
          </table:table-cell>
          <table:table-cell office:value-type="string" calcext:value-type="string">
            <text:p>мед не міг ну ніяк</text:p>
          </table:table-cell>
          <table:table-cell office:value-type="string" calcext:value-type="string">
            <text:p>yes</text:p>
          </table:table-cell>
          <table:table-cell table:number-columns-repeated="2"/>
          <table:table-cell office:value-type="string" calcext:value-type="string">
            <text:p>[Борис Заходер, пересказ повести А. А. Милна. Винни-Пух и все-все-все (1960) | Борис Заходер, переказ повісті А. А. Мілна. Вінні-Пух та всі-всі-всі (А. Костецький, 2004)]</text:p>
          </table:table-cell>
          <table:table-cell table:formula="of:=[.I116]" office:value-type="float" office:value="154255" calcext:value-type="float">
            <text:p>154255</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А по вечерам он приносил их</text:p>
          </table:table-cell>
          <table:table-cell table:style-name="ce2" office:value-type="string" calcext:value-type="string">
            <text:p>домой</text:p>
          </table:table-cell>
          <table:table-cell table:style-name="ce6" office:value-type="string" calcext:value-type="string">
            <text:p><text:s/>в своём чёрном портфельчике</text:p>
          </table:table-cell>
          <table:table-cell table:style-name="ce11" table:number-columns-repeated="2"/>
          <table:table-cell table:style-name="ce2"/>
          <table:table-cell table:style-name="ce6"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style-name="ce2" table:formula="of:=RANDBETWEEN(1;1000000)" office:value-type="float" office:value="154617" calcext:value-type="float">
            <text:p>154617</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А вечорами він приносив їх додому в своему чорному портфелику</text:p>
          </table:table-cell>
          <table:table-cell table:style-name="ce2"/>
          <table:table-cell table:style-name="ce6"/>
          <table:table-cell table:style-name="ce11" table:number-columns-repeated="2"/>
          <table:table-cell table:style-name="ce2"/>
          <table:table-cell table:style-name="ce6" office:value-type="string" calcext:value-type="string">
            <text:p>[Борис Заходер, пересказ повести П. Трэверс. Мэри Поппинс (1968) | Б. В. Заходер, переказ повісті П. Треверс. Мері Поппінс (Анатолій Камінчук, 2006)]</text:p>
          </table:table-cell>
          <table:table-cell table:style-name="ce2" table:formula="of:=[.I118]" office:value-type="float" office:value="154617" calcext:value-type="float">
            <text:p>154617</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6 Молча</text:p>
          </table:table-cell>
          <table:table-cell office:value-type="string" calcext:value-type="string">
            <text:p>дошли</text:p>
          </table:table-cell>
          <table:table-cell office:value-type="string" calcext:value-type="string">
            <text:p><text:s/>они до Алупки Дедушка всю дорогу кряхтел и вздыхал Сергей же сохранял на лице злое решительное выражение</text:p>
          </table:table-cell>
          <table:table-cell table:number-columns-repeated="3"/>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59601" calcext:value-type="float">
            <text:p>159601</text:p>
          </table:table-cell>
          <table:table-cell table:number-columns-repeated="1014"/>
        </table:table-row>
        <table:table-row table:style-name="ro1">
          <table:table-cell office:value-type="string" calcext:value-type="string">
            <text:p>ukr</text:p>
          </table:table-cell>
          <table:table-cell office:value-type="string" calcext:value-type="string">
            <text:p><text:s/>VI Мовчки <text:s/></text:p>
          </table:table-cell>
          <table:table-cell office:value-type="string" calcext:value-type="string">
            <text:p>дійшли</text:p>
          </table:table-cell>
          <table:table-cell office:value-type="string" calcext:value-type="string">
            <text:p>вони до Алупки Дідусь усю дорогу кректав і зітхав а Сергій зберігав на обличчі злий рішучий вираз</text:p>
          </table:table-cell>
          <table:table-cell office:value-type="string" calcext:value-type="string">
            <text:p>yes</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I120]" office:value-type="float" office:value="159601" calcext:value-type="float">
            <text:p>159601</text:p>
          </table:table-cell>
          <table:table-cell table:number-columns-repeated="1014"/>
        </table:table-row>
        <table:table-row table:style-name="ro1">
          <table:table-cell office:value-type="string" calcext:value-type="string">
            <text:p>rus</text:p>
          </table:table-cell>
          <table:table-cell office:value-type="string" calcext:value-type="string">
            <text:p><text:s/>Если сейчас извне</text:p>
          </table:table-cell>
          <table:table-cell office:value-type="string" calcext:value-type="string">
            <text:p>донесется</text:p>
          </table:table-cell>
          <table:table-cell office:value-type="string" calcext:value-type="string">
            <text:p><text:s/>шипение свист обращающейся в пар морской воды значит мы в чужом океане при полном неведении погодных условий завал</text:p>
          </table:table-cell>
          <table:table-cell table:number-columns-repeated="3"/>
          <table:table-cell office:value-type="string" calcext:value-type="string">
            <text:p>[Виталий Бабенко. До следующего раза (1973-1987) | В. Т. Бабенко. До наступного разу (1988)]</text:p>
          </table:table-cell>
          <table:table-cell table:formula="of:=RANDBETWEEN(1;1000000)" office:value-type="float" office:value="163303" calcext:value-type="float">
            <text:p>163303</text:p>
          </table:table-cell>
          <table:table-cell table:number-columns-repeated="1014"/>
        </table:table-row>
        <table:table-row table:style-name="ro1">
          <table:table-cell office:value-type="string" calcext:value-type="string">
            <text:p>ukr</text:p>
          </table:table-cell>
          <table:table-cell office:value-type="string" calcext:value-type="string">
            <text:p><text:s/>Якщо зараз іззовні <text:s/></text:p>
          </table:table-cell>
          <table:table-cell office:value-type="string" calcext:value-type="string">
            <text:p>долине</text:p>
          </table:table-cell>
          <table:table-cell office:value-type="string" calcext:value-type="string">
            <text:p>сичання свист морської води що перетворюється в пару отже ми в чужому океані за повного незнання погодних умов завал</text:p>
          </table:table-cell>
          <table:table-cell office:value-type="string" calcext:value-type="string">
            <text:p>no</text:p>
          </table:table-cell>
          <table:table-cell table:number-columns-repeated="2"/>
          <table:table-cell office:value-type="string" calcext:value-type="string">
            <text:p>[Виталий Бабенко. До следующего раза (1973-1987) | В. Т. Бабенко. До наступного разу (1988)]</text:p>
          </table:table-cell>
          <table:table-cell table:formula="of:=[.I122]" office:value-type="float" office:value="163303" calcext:value-type="float">
            <text:p>163303</text:p>
          </table:table-cell>
          <table:table-cell table:number-columns-repeated="1014"/>
        </table:table-row>
        <table:table-row table:style-name="ro1">
          <table:table-cell office:value-type="string" calcext:value-type="string">
            <text:p>rus</text:p>
          </table:table-cell>
          <table:table-cell office:value-type="string" calcext:value-type="string">
            <text:p><text:s/>У него было изумленное и радостное лицо Элина</text:p>
          </table:table-cell>
          <table:table-cell office:value-type="string" calcext:value-type="string">
            <text:p>допей</text:p>
          </table:table-cell>
          <table:table-cell office:value-type="string" calcext:value-type="string">
            <text:p><text:s/>все Амброзия напиток богов</text:p>
          </table:table-cell>
          <table:table-cell table:number-columns-repeated="3"/>
          <table:table-cell office:value-type="string" calcext:value-type="string">
            <text:p>[Юрий Никитин. Муравьи (1973) | Ю. Нікітін. Мурахи (Віталій Геник, 1995-2010)]</text:p>
          </table:table-cell>
          <table:table-cell table:formula="of:=RANDBETWEEN(1;1000000)" office:value-type="float" office:value="164007" calcext:value-type="float">
            <text:p>164007</text:p>
          </table:table-cell>
          <table:table-cell table:number-columns-repeated="1014"/>
        </table:table-row>
        <table:table-row table:style-name="ro1">
          <table:table-cell office:value-type="string" calcext:value-type="string">
            <text:p>ukr</text:p>
          </table:table-cell>
          <table:table-cell office:value-type="string" calcext:value-type="string">
            <text:p><text:s/>У нього було здивоване і радісне обличчя Еліно <text:s/></text:p>
          </table:table-cell>
          <table:table-cell office:value-type="string" calcext:value-type="string">
            <text:p>допий</text:p>
          </table:table-cell>
          <table:table-cell office:value-type="string" calcext:value-type="string">
            <text:p>усе Амброзія напій богів</text:p>
          </table:table-cell>
          <table:table-cell office:value-type="string" calcext:value-type="string">
            <text:p>yes</text:p>
          </table:table-cell>
          <table:table-cell table:number-columns-repeated="2"/>
          <table:table-cell office:value-type="string" calcext:value-type="string">
            <text:p>[Юрий Никитин. Муравьи (1973) | Ю. Нікітін. Мурахи (Віталій Геник, 1995-2010)]</text:p>
          </table:table-cell>
          <table:table-cell table:formula="of:=[.I124]" office:value-type="float" office:value="164007" calcext:value-type="float">
            <text:p>164007</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Вот милиционер дал свою руку Павлику и они пошли</text:p>
          </table:table-cell>
          <table:table-cell table:style-name="ce2" office:value-type="string" calcext:value-type="string">
            <text:p>домой</text:p>
          </table:table-cell>
          <table:table-cell table:style-name="ce6"/>
          <table:table-cell table:style-name="ce11" table:number-columns-repeated="2"/>
          <table:table-cell table:style-name="ce2"/>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RANDBETWEEN(1;1000000)" office:value-type="float" office:value="164338" calcext:value-type="float">
            <text:p>164338</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Міліціонер дав свою руку Павликові і вони пішли</text:p>
          </table:table-cell>
          <table:table-cell table:style-name="ce2"/>
          <table:table-cell table:style-name="ce6"/>
          <table:table-cell table:style-name="ce11" table:number-columns-repeated="2"/>
          <table:table-cell table:style-name="ce2"/>
          <table:table-cell table:style-name="ce6" office:value-type="string" calcext:value-type="string">
            <text:p>[Михаил Зощенко. Показательный ребёнок (1937) | М. М. Зощенко. Показова дитина (Михайло Зяблюк, 1991)]</text:p>
          </table:table-cell>
          <table:table-cell table:style-name="ce2" table:formula="of:=[.I126]" office:value-type="float" office:value="164338" calcext:value-type="float">
            <text:p>164338</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Мария рявкнул Савелий Со двора</text:p>
          </table:table-cell>
          <table:table-cell office:value-type="string" calcext:value-type="string">
            <text:p>донеслось</text:p>
          </table:table-cell>
          <table:table-cell office:value-type="string" calcext:value-type="string">
            <text:p><text:s/>сердитое Чего тебе</text:p>
          </table:table-cell>
          <table:table-cell table:number-columns-repeated="3"/>
          <table:table-cell office:value-type="string" calcext:value-type="string">
            <text:p>[Юрий Никитин. Савелий и динокан (1975) | Ю. Нікітін. Савелій і динокан (1995-2010)]</text:p>
          </table:table-cell>
          <table:table-cell table:formula="of:=RANDBETWEEN(1;1000000)" office:value-type="float" office:value="166728" calcext:value-type="float">
            <text:p>166728</text:p>
          </table:table-cell>
          <table:table-cell table:number-columns-repeated="1014"/>
        </table:table-row>
        <table:table-row table:style-name="ro1">
          <table:table-cell office:value-type="string" calcext:value-type="string">
            <text:p>ukr</text:p>
          </table:table-cell>
          <table:table-cell office:value-type="string" calcext:value-type="string">
            <text:p><text:s/>Маріє гарикнув Савелій З двору <text:s/></text:p>
          </table:table-cell>
          <table:table-cell office:value-type="string" calcext:value-type="string">
            <text:p>долинуло</text:p>
          </table:table-cell>
          <table:table-cell office:value-type="string" calcext:value-type="string">
            <text:p>сердите Чого тобі</text:p>
          </table:table-cell>
          <table:table-cell office:value-type="string" calcext:value-type="string">
            <text:p>no</text:p>
          </table:table-cell>
          <table:table-cell table:number-columns-repeated="2"/>
          <table:table-cell office:value-type="string" calcext:value-type="string">
            <text:p>[Юрий Никитин. Савелий и динокан (1975) | Ю. Нікітін. Савелій і динокан (1995-2010)]</text:p>
          </table:table-cell>
          <table:table-cell table:formula="of:=[.I128]" office:value-type="float" office:value="166728" calcext:value-type="float">
            <text:p>166728</text:p>
          </table:table-cell>
          <table:table-cell table:number-columns-repeated="1014"/>
        </table:table-row>
        <table:table-row table:style-name="ro1">
          <table:table-cell office:value-type="string" calcext:value-type="string">
            <text:p>rus</text:p>
          </table:table-cell>
          <table:table-cell office:value-type="string" calcext:value-type="string">
            <text:p><text:s/>Как вы</text:p>
          </table:table-cell>
          <table:table-cell office:value-type="string" calcext:value-type="string">
            <text:p>добились</text:p>
          </table:table-cell>
          <table:table-cell office:value-type="string" calcext:value-type="string">
            <text:p><text:s/>чтобы ваши сыновья не сделались плесенью</text:p>
          </table:table-cell>
          <table:table-cell table:number-columns-repeated="3"/>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169626" calcext:value-type="float">
            <text:p>169626</text:p>
          </table:table-cell>
          <table:table-cell table:number-columns-repeated="1014"/>
        </table:table-row>
        <table:table-row table:style-name="ro1">
          <table:table-cell office:value-type="string" calcext:value-type="string">
            <text:p>ukr</text:p>
          </table:table-cell>
          <table:table-cell office:value-type="string" calcext:value-type="string">
            <text:p><text:s/>Як ви <text:s/></text:p>
          </table:table-cell>
          <table:table-cell office:value-type="string" calcext:value-type="string">
            <text:p>домоглися</text:p>
          </table:table-cell>
          <table:table-cell office:value-type="string" calcext:value-type="string">
            <text:p>щоб ваші сини не стали пліснявою</text:p>
          </table:table-cell>
          <table:table-cell office:value-type="string" calcext:value-type="string">
            <text:p>no</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I130]" office:value-type="float" office:value="169626" calcext:value-type="float">
            <text:p>169626</text:p>
          </table:table-cell>
          <table:table-cell table:number-columns-repeated="1014"/>
        </table:table-row>
        <table:table-row table:style-name="ro1">
          <table:table-cell office:value-type="string" calcext:value-type="string">
            <text:p>rus</text:p>
          </table:table-cell>
          <table:table-cell office:value-type="string" calcext:value-type="string">
            <text:p><text:s/>Так моей старухе огнецов и не</text:p>
          </table:table-cell>
          <table:table-cell office:value-type="string" calcext:value-type="string">
            <text:p>досталось</text:p>
          </table:table-cell>
          <table:table-cell table:number-columns-repeated="4"/>
          <table:table-cell office:value-type="string" calcext:value-type="string">
            <text:p>[Татьяна Толстая. Кысь (1986-2000) | Тетяна Толстая. Кись (Ноель Даат, 2000-2010)]</text:p>
          </table:table-cell>
          <table:table-cell table:formula="of:=RANDBETWEEN(1;1000000)" office:value-type="float" office:value="174230" calcext:value-type="float">
            <text:p>174230</text:p>
          </table:table-cell>
          <table:table-cell table:number-columns-repeated="1014"/>
        </table:table-row>
        <table:table-row table:style-name="ro1">
          <table:table-cell office:value-type="string" calcext:value-type="string">
            <text:p>ukr</text:p>
          </table:table-cell>
          <table:table-cell office:value-type="string" calcext:value-type="string">
            <text:p><text:s/>Так моя стара без каганців і </text:p>
          </table:table-cell>
          <table:table-cell office:value-type="string" calcext:value-type="string">
            <text:p>залишилася</text:p>
          </table:table-cell>
          <table:table-cell/>
          <table:table-cell office:value-type="string" calcext:value-type="string">
            <text:p>no</text:p>
          </table:table-cell>
          <table:table-cell table:number-columns-repeated="2"/>
          <table:table-cell office:value-type="string" calcext:value-type="string">
            <text:p>[Татьяна Толстая. Кысь (1986-2000) | Тетяна Толстая. Кись (Ноель Даат, 2000-2010)]</text:p>
          </table:table-cell>
          <table:table-cell table:formula="of:=[.I132]" office:value-type="float" office:value="174230" calcext:value-type="float">
            <text:p>174230</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Он думал о том как ему явиться</text:p>
          </table:table-cell>
          <table:table-cell table:style-name="ce2" office:value-type="string" calcext:value-type="string">
            <text:p>домой</text:p>
          </table:table-cell>
          <table:table-cell table:style-name="ce6" office:value-type="string" calcext:value-type="string">
            <text:p><text:s/>и что сказать матери такой заботливой работающей с утра до поздней ночи кухаркой у акцизного инспектора</text:p>
          </table:table-cell>
          <table:table-cell table:style-name="ce11" table:number-columns-repeated="2"/>
          <table:table-cell table:style-name="ce2"/>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RANDBETWEEN(1;1000000)" office:value-type="float" office:value="175221" calcext:value-type="float">
            <text:p>175221</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Він думав про те як йому прийти додому і що сказати матері завжди такій дбайливій що працювала з ранку й до пізньої ночі куховаркою в акцизного інспектора</text:p>
          </table:table-cell>
          <table:table-cell table:style-name="ce2"/>
          <table:table-cell table:style-name="ce6"/>
          <table:table-cell table:style-name="ce11" table:number-columns-repeated="2"/>
          <table:table-cell table:style-name="ce2"/>
          <table:table-cell table:style-name="ce6" office:value-type="string" calcext:value-type="string">
            <text:p>[Николай Островский. Как закалялась сталь (ч. 1) (1930-1934) | Микола Островський. Як гартувалася сталь (ч. 1) (Виктор Петровьский, 1974)]</text:p>
          </table:table-cell>
          <table:table-cell table:style-name="ce2" table:formula="of:=[.I134]" office:value-type="float" office:value="175221" calcext:value-type="float">
            <text:p>175221</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став</text:p>
          </table:table-cell>
          <table:table-cell office:value-type="string" calcext:value-type="string">
            <text:p><text:s/>свободной рукой трубку закурил и ветер пронес дым сквозь плетень в куст росший с внешней стороны огорода</text:p>
          </table:table-cell>
          <table:table-cell table:number-columns-repeated="3"/>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177853" calcext:value-type="float">
            <text:p>177853</text:p>
          </table:table-cell>
          <table:table-cell table:number-columns-repeated="1014"/>
        </table:table-row>
        <table:table-row table:style-name="ro1">
          <table:table-cell office:value-type="string" calcext:value-type="string">
            <text:p>ukr</text:p>
          </table:table-cell>
          <table:table-cell office:value-type="string" calcext:value-type="string">
            <text:p><text:s/>Лонгрен <text:s/></text:p>
          </table:table-cell>
          <table:table-cell office:value-type="string" calcext:value-type="string">
            <text:p>діставши</text:p>
          </table:table-cell>
          <table:table-cell office:value-type="string" calcext:value-type="string">
            <text:p>вільною рукою люльку закурив і вітер проніс дим крізь тин у кущ який ріс із зовнішнього боку городу</text:p>
          </table:table-cell>
          <table:table-cell office:value-type="string" calcext:value-type="string">
            <text:p>yes</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I136]" office:value-type="float" office:value="177853" calcext:value-type="float">
            <text:p>177853</text:p>
          </table:table-cell>
          <table:table-cell table:number-columns-repeated="1014"/>
        </table:table-row>
        <table:table-row table:style-name="ro1">
          <table:table-cell office:value-type="string" calcext:value-type="string">
            <text:p>rus</text:p>
          </table:table-cell>
          <table:table-cell office:value-type="string" calcext:value-type="string">
            <text:p><text:s/>Приглядитесь к глазам кота когда в полдень Ра в своем сияющем путешествии по небу возносится высоко высоко и</text:p>
          </table:table-cell>
          <table:table-cell office:value-type="string" calcext:value-type="string">
            <text:p>достигает</text:p>
          </table:table-cell>
          <table:table-cell office:value-type="string" calcext:value-type="string">
            <text:p><text:s/>зенита зрачки у кота узкие щелочки</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178038" calcext:value-type="float">
            <text:p>178038</text:p>
          </table:table-cell>
          <table:table-cell table:number-columns-repeated="1014"/>
        </table:table-row>
        <table:table-row table:style-name="ro1">
          <table:table-cell office:value-type="string" calcext:value-type="string">
            <text:p>ukr</text:p>
          </table:table-cell>
          <table:table-cell office:value-type="string" calcext:value-type="string">
            <text:p><text:s/>Придивіться до очей кота коли в полудень Ра у своїй сяючій мандрівці небом підбивається високо високо і <text:s/></text:p>
          </table:table-cell>
          <table:table-cell office:value-type="string" calcext:value-type="string">
            <text:p>досягає</text:p>
          </table:table-cell>
          <table:table-cell office:value-type="string" calcext:value-type="string">
            <text:p>зеніту зіниці кота вузенькі щілинки</text:p>
          </table:table-cell>
          <table:table-cell office:value-type="string" calcext:value-type="string">
            <text:p>maybe</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I138]" office:value-type="float" office:value="178038" calcext:value-type="float">
            <text:p>178038</text:p>
          </table:table-cell>
          <table:table-cell table:number-columns-repeated="1014"/>
        </table:table-row>
        <table:table-row table:style-name="ro1">
          <table:table-cell office:value-type="string" calcext:value-type="string">
            <text:p>rus</text:p>
          </table:table-cell>
          <table:table-cell office:value-type="string" calcext:value-type="string">
            <text:p><text:s/>Она нужна им Они поклялись</text:p>
          </table:table-cell>
          <table:table-cell office:value-type="string" calcext:value-type="string">
            <text:p>добыть</text:p>
          </table:table-cell>
          <table:table-cell office:value-type="string" calcext:value-type="string">
            <text:p><text:s/>ее любой ценой Я знаю как все произойдет</text:p>
          </table:table-cell>
          <table:table-cell table:number-columns-repeated="3"/>
          <table:table-cell office:value-type="string" calcext:value-type="string">
            <text:p>[Б. В. Зубков, Е. С. Муслин. Исповедь после смерти (1966) | Б. В. Зубков, Є. С. Муслін. Німа сповідь (1968)]</text:p>
          </table:table-cell>
          <table:table-cell table:formula="of:=RANDBETWEEN(1;1000000)" office:value-type="float" office:value="180104" calcext:value-type="float">
            <text:p>180104</text:p>
          </table:table-cell>
          <table:table-cell table:number-columns-repeated="1014"/>
        </table:table-row>
        <table:table-row table:style-name="ro1">
          <table:table-cell office:value-type="string" calcext:value-type="string">
            <text:p>ukr</text:p>
          </table:table-cell>
          <table:table-cell office:value-type="string" calcext:value-type="string">
            <text:p><text:s/>Вона потрiбна їм Вони поклялись </text:p>
          </table:table-cell>
          <table:table-cell office:value-type="string" calcext:value-type="string">
            <text:p>добути</text:p>
          </table:table-cell>
          <table:table-cell office:value-type="string" calcext:value-type="string">
            <text:p><text:s/>її за всяку цiну Я знаю як усе скоїться</text:p>
          </table:table-cell>
          <table:table-cell office:value-type="string" calcext:value-type="string">
            <text:p>yes</text:p>
          </table:table-cell>
          <table:table-cell table:number-columns-repeated="2"/>
          <table:table-cell office:value-type="string" calcext:value-type="string">
            <text:p>[Б. В. Зубков, Е. С. Муслин. Исповедь после смерти (1966) | Б. В. Зубков, Є. С. Муслін. Німа сповідь (1968)]</text:p>
          </table:table-cell>
          <table:table-cell table:formula="of:=[.I140]" office:value-type="float" office:value="180104" calcext:value-type="float">
            <text:p>180104</text:p>
          </table:table-cell>
          <table:table-cell table:number-columns-repeated="1014"/>
        </table:table-row>
        <table:table-row table:style-name="ro1">
          <table:table-cell office:value-type="string" calcext:value-type="string">
            <text:p>rus</text:p>
          </table:table-cell>
          <table:table-cell office:value-type="string" calcext:value-type="string">
            <text:p><text:s/>Словно по облакам идешь Еле до дому</text:p>
          </table:table-cell>
          <table:table-cell office:value-type="string" calcext:value-type="string">
            <text:p>добралась</text:p>
          </table:table-cell>
          <table:table-cell office:value-type="string" calcext:value-type="string">
            <text:p><text:s/>[...]</text:p>
          </table:table-cell>
          <table:table-cell table:number-columns-repeated="3"/>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180285" calcext:value-type="float">
            <text:p>180285</text:p>
          </table:table-cell>
          <table:table-cell table:number-columns-repeated="1014"/>
        </table:table-row>
        <table:table-row table:style-name="ro1">
          <table:table-cell office:value-type="string" calcext:value-type="string">
            <text:p>ukr</text:p>
          </table:table-cell>
          <table:table-cell office:value-type="string" calcext:value-type="string">
            <text:p><text:s/>Наче по хмарах ідеш Ледве додому <text:s/></text:p>
          </table:table-cell>
          <table:table-cell office:value-type="string" calcext:value-type="string">
            <text:p>добралася</text:p>
          </table:table-cell>
          <table:table-cell office:value-type="string" calcext:value-type="string">
            <text:p>[...]</text:p>
          </table:table-cell>
          <table:table-cell office:value-type="string" calcext:value-type="string">
            <text:p>yes</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I142]" office:value-type="float" office:value="180285" calcext:value-type="float">
            <text:p>180285</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В одно из его редких возвращений</text:p>
          </table:table-cell>
          <table:table-cell table:style-name="ce2" office:value-type="string" calcext:value-type="string">
            <text:p>домой</text:p>
          </table:table-cell>
          <table:table-cell table:style-name="ce6" office:value-type="string" calcext:value-type="string">
            <text:p><text:s/>он не увидел как всегда еще издали на пороге дома свою жену Мери всплескивающую руками а затем бегущую навстречу до потери дыхания</text:p>
          </table:table-cell>
          <table:table-cell table:style-name="ce11" table:number-columns-repeated="2"/>
          <table:table-cell table:style-name="ce2"/>
          <table:table-cell table:style-name="ce6" office:value-type="string" calcext:value-type="string">
            <text:p>[Александр Грин. Алые паруса (1922) | Олександр Грін. Червоні вітрила (Леонід Кононович, 2007)]</text:p>
          </table:table-cell>
          <table:table-cell table:style-name="ce2" table:formula="of:=RANDBETWEEN(1;1000000)" office:value-type="float" office:value="182507" calcext:value-type="float">
            <text:p>182507</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Під час одного з його нечастих повернень додому він не побачив як завжди ще здаля на порозі домівки своєї дружини Мері що вдарялася руками в поли а потім бігла назустріч до втрати подиху</text:p>
          </table:table-cell>
          <table:table-cell table:style-name="ce2"/>
          <table:table-cell table:style-name="ce6"/>
          <table:table-cell table:style-name="ce11" table:number-columns-repeated="2"/>
          <table:table-cell table:style-name="ce2"/>
          <table:table-cell table:style-name="ce6" office:value-type="string" calcext:value-type="string">
            <text:p>[Александр Грин. Алые паруса (1922) | Олександр Грін. Червоні вітрила (Леонід Кононович, 2007)]</text:p>
          </table:table-cell>
          <table:table-cell table:style-name="ce2" table:formula="of:=[.I144]" office:value-type="float" office:value="182507" calcext:value-type="float">
            <text:p>182507</text:p>
          </table:table-cell>
          <table:table-cell table:style-name="ce2" table:number-columns-repeated="1014"/>
        </table:table-row>
        <table:table-row table:style-name="ro1">
          <table:table-cell table:style-name="ce2" office:value-type="string" calcext:value-type="string">
            <text:p>rus</text:p>
          </table:table-cell>
          <table:table-cell table:style-name="ce6" office:value-type="string" calcext:value-type="string">
            <text:p><text:s/>Бим побегает малость управится как и полагается и спешит</text:p>
          </table:table-cell>
          <table:table-cell table:style-name="ce2" office:value-type="string" calcext:value-type="string">
            <text:p>домой</text:p>
          </table:table-cell>
          <table:table-cell table:style-name="ce6"/>
          <table:table-cell table:style-name="ce11" table:number-columns-repeated="2"/>
          <table:table-cell table:style-name="ce2"/>
          <table:table-cell table:style-name="ce6" office:value-type="string" calcext:value-type="string">
            <text:p>[Гавриил Троепольский. Белый Бим Черное ухо (1971) | Г. М. Троєпольський. Білий Бім Чорне вухо (Віра Бідова, 1977)]</text:p>
          </table:table-cell>
          <table:table-cell table:style-name="ce2" table:formula="of:=RANDBETWEEN(1;1000000)" office:value-type="float" office:value="183137" calcext:value-type="float">
            <text:p>183137</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Бім трохи побігає впорається як і належить і поспішає додому</text:p>
          </table:table-cell>
          <table:table-cell table:style-name="ce2"/>
          <table:table-cell table:style-name="ce6"/>
          <table:table-cell table:style-name="ce11" table:number-columns-repeated="2"/>
          <table:table-cell table:style-name="ce2"/>
          <table:table-cell table:style-name="ce6" office:value-type="string" calcext:value-type="string">
            <text:p>[Гавриил Троепольский. Белый Бим Черное ухо (1971) | Г. М. Троєпольський. Білий Бім Чорне вухо (Віра Бідова, 1977)]</text:p>
          </table:table-cell>
          <table:table-cell table:style-name="ce2" table:formula="of:=[.I146]" office:value-type="float" office:value="183137" calcext:value-type="float">
            <text:p>183137</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Подожди</text:p>
          </table:table-cell>
          <table:table-cell office:value-type="string" calcext:value-type="string">
            <text:p>дойдем</text:p>
          </table:table-cell>
          <table:table-cell office:value-type="string" calcext:value-type="string">
            <text:p><text:s/>ужотко до Мисхора там и пополощем телеса свои грешные</text:p>
          </table:table-cell>
          <table:table-cell table:number-columns-repeated="3"/>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189844" calcext:value-type="float">
            <text:p>189844</text:p>
          </table:table-cell>
          <table:table-cell table:number-columns-repeated="1014"/>
        </table:table-row>
        <table:table-row table:style-name="ro1">
          <table:table-cell office:value-type="string" calcext:value-type="string">
            <text:p>ukr</text:p>
          </table:table-cell>
          <table:table-cell office:value-type="string" calcext:value-type="string">
            <text:p><text:s/>Почекай <text:s/></text:p>
          </table:table-cell>
          <table:table-cell office:value-type="string" calcext:value-type="string">
            <text:p>дійдемо</text:p>
          </table:table-cell>
          <table:table-cell office:value-type="string" calcext:value-type="string">
            <text:p>якось до Місхора там і пополощемо тілеса свої грішні</text:p>
          </table:table-cell>
          <table:table-cell office:value-type="string" calcext:value-type="string">
            <text:p>yes</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I148]" office:value-type="float" office:value="189844" calcext:value-type="float">
            <text:p>189844</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А когда на крышку котла стала сыпаться сажа умный Наф Наф сразу</text:p>
          </table:table-cell>
          <table:table-cell table:style-name="ce3" office:value-type="string" calcext:value-type="string">
            <text:p>догадался</text:p>
          </table:table-cell>
          <table:table-cell table:style-name="ce8" office:value-type="string" calcext:value-type="string">
            <text:p><text:s/>в чем дело</text:p>
          </table:table-cell>
          <table:table-cell table:style-name="ce13" table:number-columns-repeated="2"/>
          <table:table-cell/>
          <table:table-cell table:style-name="ce8" office:value-type="string" calcext:value-type="string">
            <text:p>[Сергей Михалков. Три поросенка (1936) | С. В. Міхалков. Троє поросят]</text:p>
          </table:table-cell>
          <table:table-cell table:style-name="ce3" table:formula="of:=RANDBETWEEN(1;1000000)" office:value-type="float" office:value="193201" calcext:value-type="float">
            <text:p>193201</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А коли на кришку казана стала сипатися сажа розумний Наф Наф одразу ж <text:s/></text:p>
          </table:table-cell>
          <table:table-cell table:style-name="ce3" office:value-type="string" calcext:value-type="string">
            <text:p>здогадався</text:p>
          </table:table-cell>
          <table:table-cell table:style-name="ce8" office:value-type="string" calcext:value-type="string">
            <text:p>в чім справа</text:p>
          </table:table-cell>
          <table:table-cell table:style-name="ce13" office:value-type="string" calcext:value-type="string">
            <text:p>yes</text:p>
          </table:table-cell>
          <table:table-cell table:style-name="ce13" office:value-type="string" calcext:value-type="string">
            <text:p>zdo</text:p>
          </table:table-cell>
          <table:table-cell/>
          <table:table-cell table:style-name="ce8" office:value-type="string" calcext:value-type="string">
            <text:p>[Сергей Михалков. Три поросенка (1936) | С. В. Міхалков. Троє поросят]</text:p>
          </table:table-cell>
          <table:table-cell table:style-name="ce3" table:formula="of:=[.I150]" office:value-type="float" office:value="193201" calcext:value-type="float">
            <text:p>193201</text:p>
          </table:table-cell>
          <table:table-cell table:style-name="ce3" table:number-columns-repeated="1014"/>
        </table:table-row>
        <table:table-row table:style-name="ro1">
          <table:table-cell table:style-name="ce2" office:value-type="string" calcext:value-type="string">
            <text:p>rus</text:p>
          </table:table-cell>
          <table:table-cell table:style-name="ce6" office:value-type="string" calcext:value-type="string">
            <text:p><text:s/>Не заметили как день прошёл Идут</text:p>
          </table:table-cell>
          <table:table-cell table:style-name="ce2" office:value-type="string" calcext:value-type="string">
            <text:p>домой</text:p>
          </table:table-cell>
          <table:table-cell table:style-name="ce6" office:value-type="string" calcext:value-type="string">
            <text:p><text:s/>боятся Попадёт нам дома</text:p>
          </table:table-cell>
          <table:table-cell table:style-name="ce11" table:number-columns-repeated="2"/>
          <table:table-cell table:style-name="ce2"/>
          <table:table-cell table:style-name="ce6" office:value-type="string" calcext:value-type="string">
            <text:p>[Валентина Осеева. Что легче? (1940-1950) | В. О. Осеєва. Що легше? (Анатолій Купрієнко, 1982)]</text:p>
          </table:table-cell>
          <table:table-cell table:style-name="ce2" table:formula="of:=RANDBETWEEN(1;1000000)" office:value-type="float" office:value="205815" calcext:value-type="float">
            <text:p>205815</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Не помітили як і день скінчився Ідуть додому а самі бояться Ох і перепаде ж нам удома</text:p>
          </table:table-cell>
          <table:table-cell table:style-name="ce2"/>
          <table:table-cell table:style-name="ce6"/>
          <table:table-cell table:style-name="ce11" table:number-columns-repeated="2"/>
          <table:table-cell table:style-name="ce2"/>
          <table:table-cell table:style-name="ce6" office:value-type="string" calcext:value-type="string">
            <text:p>[Валентина Осеева. Что легче? (1940-1950) | В. О. Осеєва. Що легше? (Анатолій Купрієнко, 1982)]</text:p>
          </table:table-cell>
          <table:table-cell table:style-name="ce2" table:formula="of:=[.I152]" office:value-type="float" office:value="205815" calcext:value-type="float">
            <text:p>205815</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Свалился но ничего не испугался и плывет тихонько а потом нырнул и тотчас</text:p>
          </table:table-cell>
          <table:table-cell office:value-type="string" calcext:value-type="string">
            <text:p>достиг</text:p>
          </table:table-cell>
          <table:table-cell office:value-type="string" calcext:value-type="string">
            <text:p><text:s/>морского дна</text:p>
          </table:table-cell>
          <table:table-cell table:number-columns-repeated="3"/>
          <table:table-cell office:value-type="string" calcext:value-type="string">
            <text:p>[Максим Горький. Случай с Евсейкой (1912) | Максим Горький. Пригода з Овсійком (М. Пригара, 1965)]</text:p>
          </table:table-cell>
          <table:table-cell table:formula="of:=RANDBETWEEN(1;1000000)" office:value-type="float" office:value="206391" calcext:value-type="float">
            <text:p>206391</text:p>
          </table:table-cell>
          <table:table-cell table:number-columns-repeated="1014"/>
        </table:table-row>
        <table:table-row table:style-name="ro1">
          <table:table-cell office:value-type="string" calcext:value-type="string">
            <text:p>ukr</text:p>
          </table:table-cell>
          <table:table-cell office:value-type="string" calcext:value-type="string">
            <text:p><text:s/>Упав та нічого не злякався й пливе тихенько потім пірнув і відразу <text:s/></text:p>
          </table:table-cell>
          <table:table-cell office:value-type="string" calcext:value-type="string">
            <text:p>досяг</text:p>
          </table:table-cell>
          <table:table-cell office:value-type="string" calcext:value-type="string">
            <text:p>морського дна</text:p>
          </table:table-cell>
          <table:table-cell office:value-type="string" calcext:value-type="string">
            <text:p>maybe</text:p>
          </table:table-cell>
          <table:table-cell table:number-columns-repeated="2"/>
          <table:table-cell office:value-type="string" calcext:value-type="string">
            <text:p>[Максим Горький. Случай с Евсейкой (1912) | Максим Горький. Пригода з Овсійком (М. Пригара, 1965)]</text:p>
          </table:table-cell>
          <table:table-cell table:formula="of:=[.I154]" office:value-type="float" office:value="206391" calcext:value-type="float">
            <text:p>206391</text:p>
          </table:table-cell>
          <table:table-cell table:number-columns-repeated="1014"/>
        </table:table-row>
        <table:table-row table:style-name="ro1">
          <table:table-cell office:value-type="string" calcext:value-type="string">
            <text:p>rus</text:p>
          </table:table-cell>
          <table:table-cell office:value-type="string" calcext:value-type="string">
            <text:p><text:s/>Только и сказал но ведь нашелся же из своих какой-то подлец</text:p>
          </table:table-cell>
          <table:table-cell office:value-type="string" calcext:value-type="string">
            <text:p>донес</text:p>
          </table:table-cell>
          <table:table-cell office:value-type="string" calcext:value-type="string">
            <text:p><text:s/>коменданту лагеря про эти мои горькие слова</text:p>
          </table:table-cell>
          <table:table-cell table:number-columns-repeated="3"/>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07662" calcext:value-type="float">
            <text:p>207662</text:p>
          </table:table-cell>
          <table:table-cell table:number-columns-repeated="1014"/>
        </table:table-row>
        <table:table-row table:style-name="ro1">
          <table:table-cell office:value-type="string" calcext:value-type="string">
            <text:p>ukr</text:p>
          </table:table-cell>
          <table:table-cell office:value-type="string" calcext:value-type="string">
            <text:p><text:s/>Тільки й сказав та от знайшовся ж із своїх якийсь падлюка <text:s/></text:p>
          </table:table-cell>
          <table:table-cell office:value-type="string" calcext:value-type="string">
            <text:p>доніс</text:p>
          </table:table-cell>
          <table:table-cell office:value-type="string" calcext:value-type="string">
            <text:p>комендантові табору про ці мої гіркі слова</text:p>
          </table:table-cell>
          <table:table-cell office:value-type="string" calcext:value-type="string">
            <text:p>yes</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I156]" office:value-type="float" office:value="207662" calcext:value-type="float">
            <text:p>207662</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Снова и снова перелистываю эти жалкие воспоминания и все</text:p>
          </table:table-cell>
          <table:table-cell table:style-name="ce3" office:value-type="string" calcext:value-type="string">
            <text:p>допытываюсь</text:p>
          </table:table-cell>
          <table:table-cell table:style-name="ce8" office:value-type="string" calcext:value-type="string">
            <text:p><text:s/>у самого себя не оттуда ли не из блеска ли того далекого лета пошла трещина через всю мою жизнь</text:p>
          </table:table-cell>
          <table:table-cell table:style-name="ce13"/>
          <table:table-cell table:style-name="ce13" office:value-type="string" calcext:value-type="string">
            <text:p>-&gt; sec. Impf.</text:p>
          </table:table-cell>
          <table:table-cell/>
          <table:table-cell table:style-name="ce8" office:value-type="string" calcext:value-type="string">
            <text:p>[Владимир Набоков. Лолита (1967) | Володимир Набоков. Лоліта (К. Васюков, 2006)]</text:p>
          </table:table-cell>
          <table:table-cell table:style-name="ce3" table:formula="of:=RANDBETWEEN(1;1000000)" office:value-type="float" office:value="207730" calcext:value-type="float">
            <text:p>207730</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Знову i знову гортаю цi мiзернi спомини та щоразу <text:s/></text:p>
          </table:table-cell>
          <table:table-cell table:style-name="ce3" office:value-type="string" calcext:value-type="string">
            <text:p>питаю</text:p>
          </table:table-cell>
          <table:table-cell table:style-name="ce8" office:value-type="string" calcext:value-type="string">
            <text:p>в себе самого чи не звiдти не з мерехтiння того далекого лiта пiшла трiщина через усе моє життя</text:p>
          </table:table-cell>
          <table:table-cell table:style-name="ce13" office:value-type="string" calcext:value-type="string">
            <text:p>yes</text:p>
          </table:table-cell>
          <table:table-cell table:style-name="ce13" office:value-type="string" calcext:value-type="string">
            <text:p>Ø</text:p>
          </table:table-cell>
          <table:table-cell/>
          <table:table-cell table:style-name="ce8" office:value-type="string" calcext:value-type="string">
            <text:p>[Владимир Набоков. Лолита (1967) | Володимир Набоков. Лоліта (К. Васюков, 2006)]</text:p>
          </table:table-cell>
          <table:table-cell table:style-name="ce3" table:formula="of:=[.I158]" office:value-type="float" office:value="207730" calcext:value-type="float">
            <text:p>207730</text:p>
          </table:table-cell>
          <table:table-cell table:style-name="ce3" table:number-columns-repeated="1014"/>
        </table:table-row>
        <table:table-row table:style-name="ro1">
          <table:table-cell office:value-type="string" calcext:value-type="string">
            <text:p>rus</text:p>
          </table:table-cell>
          <table:table-cell/>
          <table:table-cell office:value-type="string" calcext:value-type="string">
            <text:p>Доконала</text:p>
          </table:table-cell>
          <table:table-cell office:value-type="string" calcext:value-type="string">
            <text:p><text:s/>таки мой корабль своими булыжниками два раза в стратосфере и вот здесь</text:p>
          </table:table-cell>
          <table:table-cell table:number-columns-repeated="3"/>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0300" calcext:value-type="float">
            <text:p>210300</text:p>
          </table:table-cell>
          <table:table-cell table:number-columns-repeated="1014"/>
        </table:table-row>
        <table:table-row table:style-name="ro1">
          <table:table-cell office:value-type="string" calcext:value-type="string">
            <text:p>ukr</text:p>
          </table:table-cell>
          <table:table-cell office:value-type="string" calcext:value-type="string">
            <text:p><text:s/></text:p>
          </table:table-cell>
          <table:table-cell office:value-type="string" calcext:value-type="string">
            <text:p>Доконала</text:p>
          </table:table-cell>
          <table:table-cell office:value-type="string" calcext:value-type="string">
            <text:p><text:s/>вона усе-таки мій корабель своїми каменюками двічі у стратосфері і ось тут</text:p>
          </table:table-cell>
          <table:table-cell office:value-type="string" calcext:value-type="string">
            <text:p>yes</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I160]" office:value-type="float" office:value="210300" calcext:value-type="float">
            <text:p>210300</text:p>
          </table:table-cell>
          <table:table-cell table:number-columns-repeated="1014"/>
        </table:table-row>
        <table:table-row table:style-name="ro1">
          <table:table-cell office:value-type="string" calcext:value-type="string">
            <text:p>rus</text:p>
          </table:table-cell>
          <table:table-cell office:value-type="string" calcext:value-type="string">
            <text:p><text:s/>Наука в наши дни</text:p>
          </table:table-cell>
          <table:table-cell office:value-type="string" calcext:value-type="string">
            <text:p>достигла</text:p>
          </table:table-cell>
          <table:table-cell office:value-type="string" calcext:value-type="string">
            <text:p><text:s/>небывалого прогресса основные законы строения материи изучены но еще немало в мире загадок</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12118" calcext:value-type="float">
            <text:p>212118</text:p>
          </table:table-cell>
          <table:table-cell table:number-columns-repeated="1014"/>
        </table:table-row>
        <table:table-row table:style-name="ro1">
          <table:table-cell office:value-type="string" calcext:value-type="string">
            <text:p>ukr</text:p>
          </table:table-cell>
          <table:table-cell office:value-type="string" calcext:value-type="string">
            <text:p><text:s/>Нині наука <text:s/></text:p>
          </table:table-cell>
          <table:table-cell office:value-type="string" calcext:value-type="string">
            <text:p>досягла</text:p>
          </table:table-cell>
          <table:table-cell office:value-type="string" calcext:value-type="string">
            <text:p>небувалого прогресу основні закони будови матерії вивчено проте в світі існує ще багато таємниць</text:p>
          </table:table-cell>
          <table:table-cell office:value-type="string" calcext:value-type="string">
            <text:p>maybe</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I162]" office:value-type="float" office:value="212118" calcext:value-type="float">
            <text:p>212118</text:p>
          </table:table-cell>
          <table:table-cell table:number-columns-repeated="1014"/>
        </table:table-row>
        <table:table-row table:style-name="ro1">
          <table:table-cell office:value-type="string" calcext:value-type="string">
            <text:p>rus</text:p>
          </table:table-cell>
          <table:table-cell office:value-type="string" calcext:value-type="string">
            <text:p><text:s/>Каются черти Я</text:p>
          </table:table-cell>
          <table:table-cell office:value-type="string" calcext:value-type="string">
            <text:p>достала</text:p>
          </table:table-cell>
          <table:table-cell office:value-type="string" calcext:value-type="string">
            <text:p><text:s/>письмо Отпечатано на машинке</text:p>
          </table:table-cell>
          <table:table-cell table:number-columns-repeated="3"/>
          <table:table-cell office:value-type="string" calcext:value-type="string">
            <text:p>[И. Грекова. Дамский мастер (1963) | І. Грекова. Дамський майстер (М. Стеблина, 1987)]</text:p>
          </table:table-cell>
          <table:table-cell table:formula="of:=RANDBETWEEN(1;1000000)" office:value-type="float" office:value="213573" calcext:value-type="float">
            <text:p>213573</text:p>
          </table:table-cell>
          <table:table-cell table:number-columns-repeated="1014"/>
        </table:table-row>
        <table:table-row table:style-name="ro1">
          <table:table-cell office:value-type="string" calcext:value-type="string">
            <text:p>ukr</text:p>
          </table:table-cell>
          <table:table-cell office:value-type="string" calcext:value-type="string">
            <text:p><text:s/>Каються чортенята Я <text:s/></text:p>
          </table:table-cell>
          <table:table-cell office:value-type="string" calcext:value-type="string">
            <text:p>дістала</text:p>
          </table:table-cell>
          <table:table-cell office:value-type="string" calcext:value-type="string">
            <text:p>листа Віддруковано на машинці</text:p>
          </table:table-cell>
          <table:table-cell office:value-type="string" calcext:value-type="string">
            <text:p>yes</text:p>
          </table:table-cell>
          <table:table-cell table:number-columns-repeated="2"/>
          <table:table-cell office:value-type="string" calcext:value-type="string">
            <text:p>[И. Грекова. Дамский мастер (1963) | І. Грекова. Дамський майстер (М. Стеблина, 1987)]</text:p>
          </table:table-cell>
          <table:table-cell table:formula="of:=[.I164]" office:value-type="float" office:value="213573" calcext:value-type="float">
            <text:p>213573</text:p>
          </table:table-cell>
          <table:table-cell table:number-columns-repeated="1014"/>
        </table:table-row>
        <table:table-row table:style-name="ro1">
          <table:table-cell office:value-type="string" calcext:value-type="string">
            <text:p>rus</text:p>
          </table:table-cell>
          <table:table-cell office:value-type="string" calcext:value-type="string">
            <text:p><text:s/>Один из них не</text:p>
          </table:table-cell>
          <table:table-cell office:value-type="string" calcext:value-type="string">
            <text:p>доходя</text:p>
          </table:table-cell>
          <table:table-cell office:value-type="string" calcext:value-type="string">
            <text:p><text:s/>шагов нескольких плечом дернул автомат снял</text:p>
          </table:table-cell>
          <table:table-cell table:number-columns-repeated="3"/>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14392" calcext:value-type="float">
            <text:p>214392</text:p>
          </table:table-cell>
          <table:table-cell table:number-columns-repeated="1014"/>
        </table:table-row>
        <table:table-row table:style-name="ro1">
          <table:table-cell office:value-type="string" calcext:value-type="string">
            <text:p>ukr</text:p>
          </table:table-cell>
          <table:table-cell office:value-type="string" calcext:value-type="string">
            <text:p><text:s/>Один із них не <text:s/></text:p>
          </table:table-cell>
          <table:table-cell office:value-type="string" calcext:value-type="string">
            <text:p>доходячи</text:p>
          </table:table-cell>
          <table:table-cell office:value-type="string" calcext:value-type="string">
            <text:p>кілька кроків плечем стенув автомата зняв</text:p>
          </table:table-cell>
          <table:table-cell office:value-type="string" calcext:value-type="string">
            <text:p>yes</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I166]" office:value-type="float" office:value="214392" calcext:value-type="float">
            <text:p>214392</text:p>
          </table:table-cell>
          <table:table-cell table:number-columns-repeated="1014"/>
        </table:table-row>
        <table:table-row table:style-name="ro1">
          <table:table-cell office:value-type="string" calcext:value-type="string">
            <text:p>rus</text:p>
          </table:table-cell>
          <table:table-cell office:value-type="string" calcext:value-type="string">
            <text:p><text:s/>Может быть именно эта отстраненность от суеты цивилизации многократно усиленная глухотой и как следует из воспоминаний близких абсолютно несносным характером и дала возможность предельно сконцентрироваться на идеях которые в других условиях Циолковский вряд ли</text:p>
          </table:table-cell>
          <table:table-cell office:value-type="string" calcext:value-type="string">
            <text:p>довел</text:p>
          </table:table-cell>
          <table:table-cell office:value-type="string" calcext:value-type="string">
            <text:p><text:s/>бы до конца</text:p>
          </table:table-cell>
          <table:table-cell table:number-columns-repeated="3"/>
          <table:table-cell office:value-type="string" calcext:value-type="string">
            <text:p>[Вл. Гаков. Звездный сеятель (2007) | Вл. Гаков. Зоряний сіяч (2007-2010)]</text:p>
          </table:table-cell>
          <table:table-cell table:formula="of:=RANDBETWEEN(1;1000000)" office:value-type="float" office:value="215050" calcext:value-type="float">
            <text:p>215050</text:p>
          </table:table-cell>
          <table:table-cell table:number-columns-repeated="1014"/>
        </table:table-row>
        <table:table-row table:style-name="ro1">
          <table:table-cell office:value-type="string" calcext:value-type="string">
            <text:p>ukr</text:p>
          </table:table-cell>
          <table:table-cell office:value-type="string" calcext:value-type="string">
            <text:p><text:s/>Можливо саме ця відстороненість від суєти цивілізації багато разів посилена глухотою і як випливає зі спогадів близьких абсолютно нестерпним характером і дала можливість гранично концентруватися на ідеях які в інших умовах Ціолковській навряд чи <text:s/></text:p>
          </table:table-cell>
          <table:table-cell office:value-type="string" calcext:value-type="string">
            <text:p>довів</text:p>
          </table:table-cell>
          <table:table-cell office:value-type="string" calcext:value-type="string">
            <text:p>би до кінця</text:p>
          </table:table-cell>
          <table:table-cell office:value-type="string" calcext:value-type="string">
            <text:p>yes</text:p>
          </table:table-cell>
          <table:table-cell table:number-columns-repeated="2"/>
          <table:table-cell office:value-type="string" calcext:value-type="string">
            <text:p>[Вл. Гаков. Звездный сеятель (2007) | Вл. Гаков. Зоряний сіяч (2007-2010)]</text:p>
          </table:table-cell>
          <table:table-cell table:formula="of:=[.I168]" office:value-type="float" office:value="215050" calcext:value-type="float">
            <text:p>215050</text:p>
          </table:table-cell>
          <table:table-cell table:number-columns-repeated="1014"/>
        </table:table-row>
        <table:table-row table:style-name="ro1">
          <table:table-cell office:value-type="string" calcext:value-type="string">
            <text:p>rus</text:p>
          </table:table-cell>
          <table:table-cell office:value-type="string" calcext:value-type="string">
            <text:p><text:s/>Зеф</text:p>
          </table:table-cell>
          <table:table-cell office:value-type="string" calcext:value-type="string">
            <text:p>доложил</text:p>
          </table:table-cell>
          <table:table-cell office:value-type="string" calcext:value-type="string">
            <text:p><text:s/>что нынешней ночью он со своим отрядом прочесывал квадрат 23 07 уничтожил четыре самоходных баллисты и одну установку неизвестного назначения потерял двоих при взрыве и все было в порядке</text:p>
          </table:table-cell>
          <table:table-cell table:number-columns-repeated="3"/>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RANDBETWEEN(1;1000000)" office:value-type="float" office:value="218476" calcext:value-type="float">
            <text:p>218476</text:p>
          </table:table-cell>
          <table:table-cell table:number-columns-repeated="1014"/>
        </table:table-row>
        <table:table-row table:style-name="ro1">
          <table:table-cell office:value-type="string" calcext:value-type="string">
            <text:p>ukr</text:p>
          </table:table-cell>
          <table:table-cell office:value-type="string" calcext:value-type="string">
            <text:p><text:s/>Зеф <text:s/></text:p>
          </table:table-cell>
          <table:table-cell office:value-type="string" calcext:value-type="string">
            <text:p>доповів</text:p>
          </table:table-cell>
          <table:table-cell office:value-type="string" calcext:value-type="string">
            <text:p>що минулої ночі він зі своїм загоном прочісував квадрат 23 07 знищив чотири самохідних балісти й одну установку невідомого призначення втратив двох людей під час вибуху і все було гаразд</text:p>
          </table:table-cell>
          <table:table-cell office:value-type="string" calcext:value-type="string">
            <text:p>no</text:p>
          </table:table-cell>
          <table:table-cell table:number-columns-repeated="2"/>
          <table:table-cell office:value-type="string" calcext:value-type="string">
            <text:p>[А. Н. Стругацкий, Б. Н. Стругацкий. Обитаемый остров (1967-1968) | А. Н. Стругацький, Б. Н. Стругацький. Населений острів (С. С. Павловський)]</text:p>
          </table:table-cell>
          <table:table-cell table:formula="of:=[.I170]" office:value-type="float" office:value="218476" calcext:value-type="float">
            <text:p>218476</text:p>
          </table:table-cell>
          <table:table-cell table:number-columns-repeated="1014"/>
        </table:table-row>
        <table:table-row table:style-name="ro1">
          <table:table-cell office:value-type="string" calcext:value-type="string">
            <text:p>rus</text:p>
          </table:table-cell>
          <table:table-cell office:value-type="string" calcext:value-type="string">
            <text:p><text:s/>Хозяин мог бы по этим анкетам не только</text:p>
          </table:table-cell>
          <table:table-cell office:value-type="string" calcext:value-type="string">
            <text:p>дойти</text:p>
          </table:table-cell>
          <table:table-cell office:value-type="string" calcext:value-type="string">
            <text:p><text:s/>до прадеда и пробабки Бима но и знать при желании прадедового прадеда и прабабушкину прабабушку</text:p>
          </table:table-cell>
          <table:table-cell table:number-columns-repeated="3"/>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RANDBETWEEN(1;1000000)" office:value-type="float" office:value="218903" calcext:value-type="float">
            <text:p>218903</text:p>
          </table:table-cell>
          <table:table-cell table:number-columns-repeated="1014"/>
        </table:table-row>
        <table:table-row table:style-name="ro1">
          <table:table-cell office:value-type="string" calcext:value-type="string">
            <text:p>ukr</text:p>
          </table:table-cell>
          <table:table-cell office:value-type="string" calcext:value-type="string">
            <text:p><text:s/>Хазяїн міг би за цими анкетами <text:s/></text:p>
          </table:table-cell>
          <table:table-cell office:value-type="string" calcext:value-type="string">
            <text:p>дійти</text:p>
          </table:table-cell>
          <table:table-cell office:value-type="string" calcext:value-type="string">
            <text:p>не тільки до Бімових прадіда й прабаби але й знати при бажанні прадідового прадіда й прабабину прабабу</text:p>
          </table:table-cell>
          <table:table-cell office:value-type="string" calcext:value-type="string">
            <text:p>yes</text:p>
          </table:table-cell>
          <table:table-cell table:number-columns-repeated="2"/>
          <table:table-cell office:value-type="string" calcext:value-type="string">
            <text:p>[Гавриил Троепольский. Белый Бим Черное ухо (1971) | Г. М. Троєпольський. Білий Бім Чорне вухо (Віра Бідова, 1977)]</text:p>
          </table:table-cell>
          <table:table-cell table:formula="of:=[.I172]" office:value-type="float" office:value="218903" calcext:value-type="float">
            <text:p>218903</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Надышавшись на гумне ржаным ароматом новой соломы и мякины бодро идешь</text:p>
          </table:table-cell>
          <table:table-cell table:style-name="ce2" office:value-type="string" calcext:value-type="string">
            <text:p>домой</text:p>
          </table:table-cell>
          <table:table-cell table:style-name="ce6" office:value-type="string" calcext:value-type="string">
            <text:p><text:s/>к ужину мимо садового вала</text:p>
          </table:table-cell>
          <table:table-cell table:style-name="ce11" table:number-columns-repeated="2"/>
          <table:table-cell table:style-name="ce2"/>
          <table:table-cell table:style-name="ce6" office:value-type="string" calcext:value-type="string">
            <text:p>[И. А. Бунин. Антоновские яблоки (1900) | Іван Бунін. Антонівські яблука (Л. Смілянський, 1956-1966)]</text:p>
          </table:table-cell>
          <table:table-cell table:style-name="ce2" table:formula="of:=RANDBETWEEN(1;1000000)" office:value-type="float" office:value="221133" calcext:value-type="float">
            <text:p>221133</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Надихавшись на току житнім ароматом нової соломи й полови бадьоро простуєш додому на вечерю повз садовий вал</text:p>
          </table:table-cell>
          <table:table-cell table:style-name="ce2"/>
          <table:table-cell table:style-name="ce6"/>
          <table:table-cell table:style-name="ce11" table:number-columns-repeated="2"/>
          <table:table-cell table:style-name="ce2"/>
          <table:table-cell table:style-name="ce6" office:value-type="string" calcext:value-type="string">
            <text:p>[И. А. Бунин. Антоновские яблоки (1900) | Іван Бунін. Антонівські яблука (Л. Смілянський, 1956-1966)]</text:p>
          </table:table-cell>
          <table:table-cell table:style-name="ce2" table:formula="of:=[.I174]" office:value-type="float" office:value="221133" calcext:value-type="float">
            <text:p>221133</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Погоди вот</text:p>
          </table:table-cell>
          <table:table-cell office:value-type="string" calcext:value-type="string">
            <text:p>дойдем</text:p>
          </table:table-cell>
          <table:table-cell office:value-type="string" calcext:value-type="string">
            <text:p><text:s/>мы до города Новороссийского и значит опять подадимся на юг</text:p>
          </table:table-cell>
          <table:table-cell table:number-columns-repeated="3"/>
          <table:table-cell office:value-type="string" calcext:value-type="string">
            <text:p>[А. И. Куприн. Белый пудель (1903) | О. І. Купрін. Білий пудель (Діодор Бобир, 1950-1980)]</text:p>
          </table:table-cell>
          <table:table-cell table:formula="of:=RANDBETWEEN(1;1000000)" office:value-type="float" office:value="223679" calcext:value-type="float">
            <text:p>223679</text:p>
          </table:table-cell>
          <table:table-cell table:number-columns-repeated="1014"/>
        </table:table-row>
        <table:table-row table:style-name="ro1">
          <table:table-cell office:value-type="string" calcext:value-type="string">
            <text:p>ukr</text:p>
          </table:table-cell>
          <table:table-cell office:value-type="string" calcext:value-type="string">
            <text:p><text:s/>Стривай но ось </text:p>
          </table:table-cell>
          <table:table-cell office:value-type="string" calcext:value-type="string">
            <text:p>дійдемо</text:p>
          </table:table-cell>
          <table:table-cell office:value-type="string" calcext:value-type="string">
            <text:p><text:s/>ми до міста Новоросійського і значить знову подамося на південь</text:p>
          </table:table-cell>
          <table:table-cell office:value-type="string" calcext:value-type="string">
            <text:p>yes</text:p>
          </table:table-cell>
          <table:table-cell table:number-columns-repeated="2"/>
          <table:table-cell office:value-type="string" calcext:value-type="string">
            <text:p>[А. И. Куприн. Белый пудель (1903) | О. І. Купрін. Білий пудель (Діодор Бобир, 1950-1980)]</text:p>
          </table:table-cell>
          <table:table-cell table:formula="of:=[.I176]" office:value-type="float" office:value="223679" calcext:value-type="float">
            <text:p>223679</text:p>
          </table:table-cell>
          <table:table-cell table:number-columns-repeated="1014"/>
        </table:table-row>
        <table:table-row table:style-name="ro1">
          <table:table-cell office:value-type="string" calcext:value-type="string">
            <text:p>rus</text:p>
          </table:table-cell>
          <table:table-cell office:value-type="string" calcext:value-type="string">
            <text:p><text:s/>На самом деле пятнадцать лет растянулись на всю жизнь Аполлинера Анжелика Костровицкая умерла спустя четыре месяца после кончины ее старшего сына и в старости</text:p>
          </table:table-cell>
          <table:table-cell office:value-type="string" calcext:value-type="string">
            <text:p>донимая</text:p>
          </table:table-cell>
          <table:table-cell office:value-type="string" calcext:value-type="string">
            <text:p><text:s/>его ревностью и капризами</text:p>
          </table:table-cell>
          <table:table-cell table:number-columns-repeated="3"/>
          <table:table-cell office:value-type="string" calcext:value-type="string">
            <text:p>[Михаил Яснов. Гийом Аполлинер (1999) | М. Д. Яснов. Аполлінер Г. Алкоголі (Едіт Богацька, 1999)]</text:p>
          </table:table-cell>
          <table:table-cell table:formula="of:=RANDBETWEEN(1;1000000)" office:value-type="float" office:value="224309" calcext:value-type="float">
            <text:p>224309</text:p>
          </table:table-cell>
          <table:table-cell table:number-columns-repeated="1014"/>
        </table:table-row>
        <table:table-row table:style-name="ro1">
          <table:table-cell office:value-type="string" calcext:value-type="string">
            <text:p>ukr</text:p>
          </table:table-cell>
          <table:table-cell office:value-type="string" calcext:value-type="string">
            <text:p><text:s/>Насправді п'ятнадцять років розтягнулися на все життя Аполлінера Анжеліка Костровицька померла через чотири місяці після кончини її старшого сина і в старості <text:s/></text:p>
          </table:table-cell>
          <table:table-cell office:value-type="string" calcext:value-type="string">
            <text:p>дошкуляючи</text:p>
          </table:table-cell>
          <table:table-cell office:value-type="string" calcext:value-type="string">
            <text:p>йому ревнощами та забаганками</text:p>
          </table:table-cell>
          <table:table-cell office:value-type="string" calcext:value-type="string">
            <text:p>no</text:p>
          </table:table-cell>
          <table:table-cell table:number-columns-repeated="2"/>
          <table:table-cell office:value-type="string" calcext:value-type="string">
            <text:p>[Михаил Яснов. Гийом Аполлинер (1999) | М. Д. Яснов. Аполлінер Г. Алкоголі (Едіт Богацька, 1999)]</text:p>
          </table:table-cell>
          <table:table-cell table:formula="of:=[.I178]" office:value-type="float" office:value="224309" calcext:value-type="float">
            <text:p>224309</text:p>
          </table:table-cell>
          <table:table-cell table:number-columns-repeated="1014"/>
        </table:table-row>
        <table:table-row table:style-name="ro1">
          <table:table-cell office:value-type="string" calcext:value-type="string">
            <text:p>rus</text:p>
          </table:table-cell>
          <table:table-cell office:value-type="string" calcext:value-type="string">
            <text:p><text:s/>Но уж тогда я не буду</text:p>
          </table:table-cell>
          <table:table-cell office:value-type="string" calcext:value-type="string">
            <text:p>дописывать</text:p>
          </table:table-cell>
          <table:table-cell office:value-type="string" calcext:value-type="string">
            <text:p><text:s/>зенелеет</text:p>
          </table:table-cell>
          <table:table-cell table:number-columns-repeated="3"/>
          <table:table-cell office:value-type="string" calcext:value-type="string">
            <text:p>[Самуил Маршак. Двенадцать месяцев (1942-1943) | С. Я. Маршак. Дванадцять місяців]</text:p>
          </table:table-cell>
          <table:table-cell table:formula="of:=RANDBETWEEN(1;1000000)" office:value-type="float" office:value="228675" calcext:value-type="float">
            <text:p>228675</text:p>
          </table:table-cell>
          <table:table-cell table:number-columns-repeated="1014"/>
        </table:table-row>
        <table:table-row table:style-name="ro1">
          <table:table-cell office:value-type="string" calcext:value-type="string">
            <text:p>ukr</text:p>
          </table:table-cell>
          <table:table-cell office:value-type="string" calcext:value-type="string">
            <text:p><text:s/>Але тоді вже я не буду <text:s/></text:p>
          </table:table-cell>
          <table:table-cell office:value-type="string" calcext:value-type="string">
            <text:p>дописувати</text:p>
          </table:table-cell>
          <table:table-cell office:value-type="string" calcext:value-type="string">
            <text:p>зеленіє</text:p>
          </table:table-cell>
          <table:table-cell office:value-type="string" calcext:value-type="string">
            <text:p>yes</text:p>
          </table:table-cell>
          <table:table-cell table:number-columns-repeated="2"/>
          <table:table-cell office:value-type="string" calcext:value-type="string">
            <text:p>[Самуил Маршак. Двенадцать месяцев (1942-1943) | С. Я. Маршак. Дванадцять місяців]</text:p>
          </table:table-cell>
          <table:table-cell table:formula="of:=[.I180]" office:value-type="float" office:value="228675" calcext:value-type="float">
            <text:p>228675</text:p>
          </table:table-cell>
          <table:table-cell table:number-columns-repeated="1014"/>
        </table:table-row>
        <table:table-row table:style-name="ro1">
          <table:table-cell office:value-type="string" calcext:value-type="string">
            <text:p>rus</text:p>
          </table:table-cell>
          <table:table-cell office:value-type="string" calcext:value-type="string">
            <text:p><text:s/>Когда до нас</text:p>
          </table:table-cell>
          <table:table-cell office:value-type="string" calcext:value-type="string">
            <text:p>дошло</text:p>
          </table:table-cell>
          <table:table-cell office:value-type="string" calcext:value-type="string">
            <text:p><text:s/>что он сказал Янка дернулась ящеркой в сторону к стене</text:p>
          </table:table-cell>
          <table:table-cell table:number-columns-repeated="3"/>
          <table:table-cell office:value-type="string" calcext:value-type="string">
            <text:p>[Наталья Метелева. Ярь (2008) | Н. Метелева. Ярь (Наталія Дев'ятко, 2008)]</text:p>
          </table:table-cell>
          <table:table-cell table:formula="of:=RANDBETWEEN(1;1000000)" office:value-type="float" office:value="229364" calcext:value-type="float">
            <text:p>229364</text:p>
          </table:table-cell>
          <table:table-cell table:number-columns-repeated="1014"/>
        </table:table-row>
        <table:table-row table:style-name="ro1">
          <table:table-cell office:value-type="string" calcext:value-type="string">
            <text:p>ukr</text:p>
          </table:table-cell>
          <table:table-cell office:value-type="string" calcext:value-type="string">
            <text:p><text:s/>Коли до нас <text:s/></text:p>
          </table:table-cell>
          <table:table-cell office:value-type="string" calcext:value-type="string">
            <text:p>дійшло</text:p>
          </table:table-cell>
          <table:table-cell office:value-type="string" calcext:value-type="string">
            <text:p>ЩО він сказав Янка смикнулася ящіркою вбік до стіни</text:p>
          </table:table-cell>
          <table:table-cell office:value-type="string" calcext:value-type="string">
            <text:p>yes</text:p>
          </table:table-cell>
          <table:table-cell table:number-columns-repeated="2"/>
          <table:table-cell office:value-type="string" calcext:value-type="string">
            <text:p>[Наталья Метелева. Ярь (2008) | Н. Метелева. Ярь (Наталія Дев'ятко, 2008)]</text:p>
          </table:table-cell>
          <table:table-cell table:formula="of:=[.I182]" office:value-type="float" office:value="229364" calcext:value-type="float">
            <text:p>229364</text:p>
          </table:table-cell>
          <table:table-cell table:number-columns-repeated="1014"/>
        </table:table-row>
        <table:table-row table:style-name="ro1">
          <table:table-cell table:style-name="ce3" office:value-type="string" calcext:value-type="string">
            <text:p>rus</text:p>
          </table:table-cell>
          <table:table-cell table:style-name="ce8" office:value-type="string" calcext:value-type="string">
            <text:p><text:s/>Видишь я тебя уже</text:p>
          </table:table-cell>
          <table:table-cell table:style-name="ce3" office:value-type="string" calcext:value-type="string">
            <text:p>догнал</text:p>
          </table:table-cell>
          <table:table-cell table:style-name="ce8" office:value-type="string" calcext:value-type="string">
            <text:p><text:s/>крикнул Заяц</text:p>
          </table:table-cell>
          <table:table-cell table:style-name="ce13" table:number-columns-repeated="2"/>
          <table:table-cell/>
          <table:table-cell table:style-name="ce8" office:value-type="string" calcext:value-type="string">
            <text:p>[Сергей Козлов. Правда, мы будем всегда? (1969-1981) | Сергій Козлов. А чи ми справді будемо завжди? (І. Андрусяк, 2007)]</text:p>
          </table:table-cell>
          <table:table-cell table:style-name="ce3" table:formula="of:=RANDBETWEEN(1;1000000)" office:value-type="float" office:value="229912" calcext:value-type="float">
            <text:p>229912</text:p>
          </table:table-cell>
          <table:table-cell table:style-name="ce3" table:number-columns-repeated="1014"/>
        </table:table-row>
        <table:table-row table:style-name="ro1">
          <table:table-cell table:style-name="ce3" office:value-type="string" calcext:value-type="string">
            <text:p>ukr</text:p>
          </table:table-cell>
          <table:table-cell table:style-name="ce8" office:value-type="string" calcext:value-type="string">
            <text:p><text:s/>Бачиш я тебе вже <text:s/></text:p>
          </table:table-cell>
          <table:table-cell table:style-name="ce3" office:value-type="string" calcext:value-type="string">
            <text:p>наздогнав</text:p>
          </table:table-cell>
          <table:table-cell table:style-name="ce8" office:value-type="string" calcext:value-type="string">
            <text:p>скрикнув Заєць</text:p>
          </table:table-cell>
          <table:table-cell table:style-name="ce13" office:value-type="string" calcext:value-type="string">
            <text:p>yes</text:p>
          </table:table-cell>
          <table:table-cell table:style-name="ce13" office:value-type="string" calcext:value-type="string">
            <text:p>nazdo</text:p>
          </table:table-cell>
          <table:table-cell/>
          <table:table-cell table:style-name="ce8" office:value-type="string" calcext:value-type="string">
            <text:p>[Сергей Козлов. Правда, мы будем всегда? (1969-1981) | Сергій Козлов. А чи ми справді будемо завжди? (І. Андрусяк, 2007)]</text:p>
          </table:table-cell>
          <table:table-cell table:style-name="ce3" table:formula="of:=[.I184]" office:value-type="float" office:value="229912" calcext:value-type="float">
            <text:p>229912</text:p>
          </table:table-cell>
          <table:table-cell table:style-name="ce3" table:number-columns-repeated="1014"/>
        </table:table-row>
        <table:table-row table:style-name="ro1">
          <table:table-cell office:value-type="string" calcext:value-type="string">
            <text:p>rus</text:p>
          </table:table-cell>
          <table:table-cell office:value-type="string" calcext:value-type="string">
            <text:p><text:s/>Подручными средствами конопатили ненадежную посудину и вычерпывали из нее воду пока не</text:p>
          </table:table-cell>
          <table:table-cell office:value-type="string" calcext:value-type="string">
            <text:p>доехали</text:p>
          </table:table-cell>
          <table:table-cell table:number-columns-repeated="4"/>
          <table:table-cell office:value-type="string" calcext:value-type="string">
            <text:p>[Михаил Шолохов. Судьба человека (1956-1957) | М. О. Шолохов. Доля людини (І. Майстренко, 1958)]</text:p>
          </table:table-cell>
          <table:table-cell table:formula="of:=RANDBETWEEN(1;1000000)" office:value-type="float" office:value="230229" calcext:value-type="float">
            <text:p>230229</text:p>
          </table:table-cell>
          <table:table-cell table:number-columns-repeated="1014"/>
        </table:table-row>
        <table:table-row table:style-name="ro1">
          <table:table-cell office:value-type="string" calcext:value-type="string">
            <text:p>ukr</text:p>
          </table:table-cell>
          <table:table-cell office:value-type="string" calcext:value-type="string">
            <text:p><text:s/>Конопатили ми ненадійну посудину та вичерпували з неї воду поки не </text:p>
          </table:table-cell>
          <table:table-cell office:value-type="string" calcext:value-type="string">
            <text:p>доїхали</text:p>
          </table:table-cell>
          <table:table-cell/>
          <table:table-cell office:value-type="string" calcext:value-type="string">
            <text:p>yes</text:p>
          </table:table-cell>
          <table:table-cell table:number-columns-repeated="2"/>
          <table:table-cell office:value-type="string" calcext:value-type="string">
            <text:p>[Михаил Шолохов. Судьба человека (1956-1957) | М. О. Шолохов. Доля людини (І. Майстренко, 1958)]</text:p>
          </table:table-cell>
          <table:table-cell table:formula="of:=[.I186]" office:value-type="float" office:value="230229" calcext:value-type="float">
            <text:p>230229</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Ты прав сказал Медвежонок Вздохнул и отправился</text:p>
          </table:table-cell>
          <table:table-cell table:style-name="ce2" office:value-type="string" calcext:value-type="string">
            <text:p>домой</text:p>
          </table:table-cell>
          <table:table-cell table:style-name="ce6" office:value-type="string" calcext:value-type="string">
            <text:p><text:s/>В самое жаркое воскресенье которое было в лесу</text:p>
          </table:table-cell>
          <table:table-cell table:style-name="ce11" table:number-columns-repeated="2"/>
          <table:table-cell table:style-name="ce2"/>
          <table:table-cell table:style-name="ce6" office:value-type="string" calcext:value-type="string">
            <text:p>[Сергей Козлов. Правда, мы будем всегда? (1969-1981) | Сергій Козлов. А чи ми справді будемо завжди? (І. Андрусяк, 2007)]</text:p>
          </table:table-cell>
          <table:table-cell table:style-name="ce2" table:formula="of:=RANDBETWEEN(1;1000000)" office:value-type="float" office:value="231863" calcext:value-type="float">
            <text:p>231863</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А й справді сказало Ведмедик Зітхнув і пішов додому Найспекотнішої неділі яка лиш була у лісі</text:p>
          </table:table-cell>
          <table:table-cell table:style-name="ce2"/>
          <table:table-cell table:style-name="ce6"/>
          <table:table-cell table:style-name="ce11" table:number-columns-repeated="2"/>
          <table:table-cell table:style-name="ce2"/>
          <table:table-cell table:style-name="ce6" office:value-type="string" calcext:value-type="string">
            <text:p>[Сергей Козлов. Правда, мы будем всегда? (1969-1981) | Сергій Козлов. А чи ми справді будемо завжди? (І. Андрусяк, 2007)]</text:p>
          </table:table-cell>
          <table:table-cell table:style-name="ce2" table:formula="of:=[.I188]" office:value-type="float" office:value="231863" calcext:value-type="float">
            <text:p>231863</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Разговор принимал горячие формы и черт знает до чего</text:p>
          </table:table-cell>
          <table:table-cell office:value-type="string" calcext:value-type="string">
            <text:p>дошел</text:p>
          </table:table-cell>
          <table:table-cell office:value-type="string" calcext:value-type="string">
            <text:p><text:s/>бы если б в конце Осыпной улицы не показался Ипполит Матвеевич</text:p>
          </table:table-cell>
          <table:table-cell table:number-columns-repeated="3"/>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RANDBETWEEN(1;1000000)" office:value-type="float" office:value="231867" calcext:value-type="float">
            <text:p>231867</text:p>
          </table:table-cell>
          <table:table-cell table:number-columns-repeated="1014"/>
        </table:table-row>
        <table:table-row table:style-name="ro1">
          <table:table-cell office:value-type="string" calcext:value-type="string">
            <text:p>ukr</text:p>
          </table:table-cell>
          <table:table-cell office:value-type="string" calcext:value-type="string">
            <text:p><text:s/>Розмова набирала запальних форм і чорт зна до чого <text:s/></text:p>
          </table:table-cell>
          <table:table-cell office:value-type="string" calcext:value-type="string">
            <text:p>дійшла</text:p>
          </table:table-cell>
          <table:table-cell office:value-type="string" calcext:value-type="string">
            <text:p>б якби кінець Осипної вулиці не показався Іполит Матвійович</text:p>
          </table:table-cell>
          <table:table-cell office:value-type="string" calcext:value-type="string">
            <text:p>yes</text:p>
          </table:table-cell>
          <table:table-cell table:number-columns-repeated="2"/>
          <table:table-cell office:value-type="string" calcext:value-type="string">
            <text:p>[И. А. Ильф, Е. П. Петров. Двенадцать стульев (1927) | Ілля Ільф, Євген Петров. Дванадцять стільців (М. Пилинська, Ю. Мокрієв, 1989)]</text:p>
          </table:table-cell>
          <table:table-cell table:formula="of:=[.I190]" office:value-type="float" office:value="231867" calcext:value-type="float">
            <text:p>231867</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Здесь похоже хозяйничал не ветер а стадо обезьян Я оделась и пошла</text:p>
          </table:table-cell>
          <table:table-cell table:style-name="ce2" office:value-type="string" calcext:value-type="string">
            <text:p>домой</text:p>
          </table:table-cell>
          <table:table-cell table:style-name="ce6" office:value-type="string" calcext:value-type="string">
            <text:p><text:s/>Быстрый дождик отстукивал чечетку по новеньким листьям</text:p>
          </table:table-cell>
          <table:table-cell table:style-name="ce11" table:number-columns-repeated="2"/>
          <table:table-cell table:style-name="ce2"/>
          <table:table-cell table:style-name="ce6" office:value-type="string" calcext:value-type="string">
            <text:p>[И. Грекова. Дамский мастер (1963) | І. Грекова. Дамський майстер (М. Стеблина, 1987)]</text:p>
          </table:table-cell>
          <table:table-cell table:style-name="ce2" table:formula="of:=RANDBETWEEN(1;1000000)" office:value-type="float" office:value="233425" calcext:value-type="float">
            <text:p>233425</text:p>
          </table:table-cell>
          <table:table-cell table:style-name="ce2" table:number-columns-repeated="1014"/>
        </table:table-row>
        <table:table-row table:style-name="ro1">
          <table:table-cell table:style-name="ce2" office:value-type="string" calcext:value-type="string">
            <text:p>*</text:p>
          </table:table-cell>
          <table:table-cell table:style-name="ce6" office:value-type="string" calcext:value-type="string">
            <text:p><text:s/>Здавалося що тут хазяйнував не вітер а зграя мавп Я вдяглась і пішла додому Густий дощик відстукував чечітку на новенькому листячку</text:p>
          </table:table-cell>
          <table:table-cell table:style-name="ce2"/>
          <table:table-cell table:style-name="ce6"/>
          <table:table-cell table:style-name="ce11" table:number-columns-repeated="2"/>
          <table:table-cell table:style-name="ce2"/>
          <table:table-cell table:style-name="ce6" office:value-type="string" calcext:value-type="string">
            <text:p>[И. Грекова. Дамский мастер (1963) | І. Грекова. Дамський майстер (М. Стеблина, 1987)]</text:p>
          </table:table-cell>
          <table:table-cell table:style-name="ce2" table:formula="of:=[.I192]" office:value-type="float" office:value="233425" calcext:value-type="float">
            <text:p>233425</text:p>
          </table:table-cell>
          <table:table-cell table:style-name="ce2" table:number-columns-repeated="1014"/>
        </table:table-row>
        <table:table-row table:style-name="ro1">
          <table:table-cell office:value-type="string" calcext:value-type="string">
            <text:p>rus</text:p>
          </table:table-cell>
          <table:table-cell office:value-type="string" calcext:value-type="string">
            <text:p><text:s/>Лонгрен</text:p>
          </table:table-cell>
          <table:table-cell office:value-type="string" calcext:value-type="string">
            <text:p>донеслось</text:p>
          </table:table-cell>
          <table:table-cell office:value-type="string" calcext:value-type="string">
            <text:p><text:s/>к нему глухо как с крыши сидящему внутри дома спаси</text:p>
          </table:table-cell>
          <table:table-cell table:number-columns-repeated="3"/>
          <table:table-cell office:value-type="string" calcext:value-type="string">
            <text:p>[Александр Грин. Алые паруса (1922) | Олександр Грін. Червоні вітрила (Леонід Кононович, 2007)]</text:p>
          </table:table-cell>
          <table:table-cell table:formula="of:=RANDBETWEEN(1;1000000)" office:value-type="float" office:value="237844" calcext:value-type="float">
            <text:p>237844</text:p>
          </table:table-cell>
          <table:table-cell table:number-columns-repeated="1014"/>
        </table:table-row>
        <table:table-row table:style-name="ro1">
          <table:table-cell office:value-type="string" calcext:value-type="string">
            <text:p>ukr</text:p>
          </table:table-cell>
          <table:table-cell office:value-type="string" calcext:value-type="string">
            <text:p><text:s/>Лонгрене <text:s/></text:p>
          </table:table-cell>
          <table:table-cell office:value-type="string" calcext:value-type="string">
            <text:p>долинуло</text:p>
          </table:table-cell>
          <table:table-cell office:value-type="string" calcext:value-type="string">
            <text:p>до нього глухо наче з даху тому хто сидить усередині будинку порятуй</text:p>
          </table:table-cell>
          <table:table-cell office:value-type="string" calcext:value-type="string">
            <text:p>no</text:p>
          </table:table-cell>
          <table:table-cell table:number-columns-repeated="2"/>
          <table:table-cell office:value-type="string" calcext:value-type="string">
            <text:p>[Александр Грин. Алые паруса (1922) | Олександр Грін. Червоні вітрила (Леонід Кононович, 2007)]</text:p>
          </table:table-cell>
          <table:table-cell table:formula="of:=[.I194]" office:value-type="float" office:value="237844" calcext:value-type="float">
            <text:p>237844</text:p>
          </table:table-cell>
          <table:table-cell table:number-columns-repeated="1014"/>
        </table:table-row>
        <table:table-row table:style-name="ro1">
          <table:table-cell office:value-type="string" calcext:value-type="string">
            <text:p>rus</text:p>
          </table:table-cell>
          <table:table-cell office:value-type="string" calcext:value-type="string">
            <text:p><text:s/>Стада зверей покидали неприветливый край и тысячами гибли от стужи Людям стало трудно</text:p>
          </table:table-cell>
          <table:table-cell office:value-type="string" calcext:value-type="string">
            <text:p>добывать</text:p>
          </table:table-cell>
          <table:table-cell office:value-type="string" calcext:value-type="string">
            <text:p><text:s/>пропитание От ледяного ветра они укрылись в пещерах во мраке подземелий едва освещенных тусклым пламенем каменных светильников наполненных жиром с фитилями из мха</text:p>
          </table:table-cell>
          <table:table-cell table:number-columns-repeated="3"/>
          <table:table-cell office:value-type="string" calcext:value-type="string">
            <text:p>[И. И. Акимушкин. Тропою легенд (1961) | І. І. Акимушкін. Стежкою легенд (Л. Силаєва, В. Сологуб, 1970)]</text:p>
          </table:table-cell>
          <table:table-cell table:formula="of:=RANDBETWEEN(1;1000000)" office:value-type="float" office:value="254665" calcext:value-type="float">
            <text:p>254665</text:p>
          </table:table-cell>
          <table:table-cell table:number-columns-repeated="1014"/>
        </table:table-row>
        <table:table-row table:style-name="ro1">
          <table:table-cell office:value-type="string" calcext:value-type="string">
            <text:p>ukr</text:p>
          </table:table-cell>
          <table:table-cell office:value-type="string" calcext:value-type="string">
            <text:p><text:s/>Табуни звірів залишали непривітний край і тисячами гинули від холоду Людям стало важко <text:s/></text:p>
          </table:table-cell>
          <table:table-cell office:value-type="string" calcext:value-type="string">
            <text:p>добувати</text:p>
          </table:table-cell>
          <table:table-cell office:value-type="string" calcext:value-type="string">
            <text:p>собі їжу Від крижаного вітру вони сховалися в печерах у мороці підземель ледь освітлених тьмавим полум'ям камінних світильників наповнених лоєм з ґнотами із моху</text:p>
          </table:table-cell>
          <table:table-cell office:value-type="string" calcext:value-type="string">
            <text:p>yes</text:p>
          </table:table-cell>
          <table:table-cell table:number-columns-repeated="2"/>
          <table:table-cell office:value-type="string" calcext:value-type="string">
            <text:p>[И. И. Акимушкин. Тропою легенд (1961) | І. І. Акимушкін. Стежкою легенд (Л. Силаєва, В. Сологуб, 1970)]</text:p>
          </table:table-cell>
          <table:table-cell table:formula="of:=[.I196]" office:value-type="float" office:value="254665" calcext:value-type="float">
            <text:p>254665</text:p>
          </table:table-cell>
          <table:table-cell table:number-columns-repeated="1014"/>
        </table:table-row>
        <table:table-row table:style-name="ro1">
          <table:table-cell table:style-name="ce2" office:value-type="string" calcext:value-type="string">
            <text:p>rus</text:p>
          </table:table-cell>
          <table:table-cell table:style-name="ce6" office:value-type="string" calcext:value-type="string">
            <text:p><text:s/>Я попробую усмехнулся Павлик я сейчас же попробую Он вскочил и побежал</text:p>
          </table:table-cell>
          <table:table-cell table:style-name="ce2" office:value-type="string" calcext:value-type="string">
            <text:p>домой</text:p>
          </table:table-cell>
          <table:table-cell table:style-name="ce6" office:value-type="string" calcext:value-type="string">
            <text:p><text:s/>Лена сидела за столом и рисовала</text:p>
          </table:table-cell>
          <table:table-cell table:style-name="ce11" table:number-columns-repeated="2"/>
          <table:table-cell table:style-name="ce2"/>
          <table:table-cell table:style-name="ce6" office:value-type="string" calcext:value-type="string">
            <text:p>[Валентина Осеева. Волшебное слово (1940-1950) | В. О. Осеєва. Чарівне слово (Марія Познанська, 1982)]</text:p>
          </table:table-cell>
          <table:table-cell table:style-name="ce2" table:formula="of:=RANDBETWEEN(1;1000000)" office:value-type="float" office:value="256155" calcext:value-type="float">
            <text:p>256155</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Я спробую усміхнувся Павлик я зараз же спробую Він схопився і побіг додому Оленка сиділа за столом і малювала</text:p>
          </table:table-cell>
          <table:table-cell table:style-name="ce2"/>
          <table:table-cell table:style-name="ce6"/>
          <table:table-cell table:style-name="ce11" table:number-columns-repeated="2"/>
          <table:table-cell table:style-name="ce2"/>
          <table:table-cell table:style-name="ce6" office:value-type="string" calcext:value-type="string">
            <text:p>[Валентина Осеева. Волшебное слово (1940-1950) | В. О. Осеєва. Чарівне слово (Марія Познанська, 1982)]</text:p>
          </table:table-cell>
          <table:table-cell table:style-name="ce2" table:formula="of:=[.I198]" office:value-type="float" office:value="256155" calcext:value-type="float">
            <text:p>256155</text:p>
          </table:table-cell>
          <table:table-cell table:style-name="ce2" table:number-columns-repeated="1014"/>
        </table:table-row>
        <table:table-row table:style-name="ro1">
          <table:table-cell table:style-name="ce2" office:value-type="string" calcext:value-type="string">
            <text:p>rus</text:p>
          </table:table-cell>
          <table:table-cell table:style-name="ce6" office:value-type="string" calcext:value-type="string">
            <text:p><text:s/>Она сказала папе Приезжай скорей</text:p>
          </table:table-cell>
          <table:table-cell table:style-name="ce2" office:value-type="string" calcext:value-type="string">
            <text:p>домой</text:p>
          </table:table-cell>
          <table:table-cell table:style-name="ce6" office:value-type="string" calcext:value-type="string">
            <text:p><text:s/>Что-то с нашим мальчиком случилось он на ножках стоять не может</text:p>
          </table:table-cell>
          <table:table-cell table:style-name="ce11" table:number-columns-repeated="2"/>
          <table:table-cell table:style-name="ce2"/>
          <table:table-cell table:style-name="ce6" office:value-type="string" calcext:value-type="string">
            <text:p>[Михаил Зощенко. Глупая история (1937) | М. М. Зощенко. Безглузда історія (Михайло Зяблюк, 1991)]</text:p>
          </table:table-cell>
          <table:table-cell table:style-name="ce2" table:formula="of:=RANDBETWEEN(1;1000000)" office:value-type="float" office:value="257559" calcext:value-type="float">
            <text:p>257559</text:p>
          </table:table-cell>
          <table:table-cell table:style-name="ce2" table:number-columns-repeated="1014"/>
        </table:table-row>
        <table:table-row table:style-name="ro1">
          <table:table-cell table:style-name="ce2" office:value-type="string" calcext:value-type="string">
            <text:p>ukr</text:p>
          </table:table-cell>
          <table:table-cell table:style-name="ce6" office:value-type="string" calcext:value-type="string">
            <text:p><text:s/>[...] Приїжджай швидше додому Щось з нашим хлопчиком сталося він на ніжках стояти не може</text:p>
          </table:table-cell>
          <table:table-cell table:style-name="ce2"/>
          <table:table-cell table:style-name="ce6"/>
          <table:table-cell table:style-name="ce11" table:number-columns-repeated="2"/>
          <table:table-cell table:style-name="ce2"/>
          <table:table-cell table:style-name="ce6" office:value-type="string" calcext:value-type="string">
            <text:p>[Михаил Зощенко. Глупая история (1937) | М. М. Зощенко. Безглузда історія (Михайло Зяблюк, 1991)]</text:p>
          </table:table-cell>
          <table:table-cell table:style-name="ce2" table:formula="of:=[.I200]" office:value-type="float" office:value="257559" calcext:value-type="float">
            <text:p>257559</text:p>
          </table:table-cell>
          <table:table-cell table:style-name="ce2" table:number-columns-repeated="1014"/>
        </table:table-row>
        <table:table-row table:style-name="ro1" table:number-rows-repeated="1048374">
          <table:table-cell table:number-columns-repeated="1023"/>
        </table:table-row>
        <table:table-row table:style-name="ro1">
          <table:table-cell table:number-columns-repeated="1023"/>
        </table:table-row>
      </table:table>
      <table:named-expressions/>
      <table:database-ranges>
        <table:database-range table:name="__Anonymous_Sheet_DB__2" table:target-range-address="'Random Order'.A1:'Random Order'.F795" table:contains-header="false">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de" fo:country="DE"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9T17:51:14.549420180</dc:date>
    <meta:editing-duration>PT5H44M51S</meta:editing-duration>
    <meta:editing-cycles>10</meta:editing-cycles>
    <meta:generator>LibreOffice/7.3.7.2$Linux_X86_64 LibreOffice_project/30$Build-2</meta:generator>
    <meta:document-statistic meta:table-count="4" meta:cell-count="12260" meta:object-count="0"/>
  </office:meta>
</office:document-meta>
</file>